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/>
    </style:style>
    <style:style style:name="P2" style:family="paragraph" style:parent-style-name="Standard">
      <style:text-properties style:font-name="DejaVu Sans Mono" fo:font-size="12pt" style:font-size-asian="12pt" style:font-size-complex="12pt"/>
    </style:style>
    <style:style style:name="P3" style:family="paragraph" style:parent-style-name="Standard">
      <style:text-properties style:font-name="DejaVu Sans Mono" officeooo:paragraph-rsid="001f34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go:2 <text:s/>sum:1 <text:s/>Alpha:2 <text:s/>et:1 <text:s/>Omega:3 <text:s/>.:0</text:p>
      <text:p text:style-name="P3">Niver a sylabennow y'n linenn = 9</text:p>
      <text:p text:style-name="P3">Ego SUM ALpha ET oMEga</text:p>
      <text:p text:style-name="P3"/>
      <text:p text:style-name="P3">Heb:1 <text:s/>dalleth:2 <text:s/>na:1 <text:s/>diwedhva:3</text:p>
      <text:p text:style-name="P3">Niver a sylabennow y'n linenn = 7</text:p>
      <text:p text:style-name="P3">HEB DAlleth na diWEDHva</text:p>
      <text:p text:style-name="P3"/>
      <text:p text:style-name="P3">pur:1 <text:s/>wir:1 <text:s/>my:1 <text:s/>yw:1 <text:s/>,:0</text:p>
      <text:p text:style-name="P3">Niver a sylabennow y'n linenn = 4</text:p>
      <text:p text:style-name="P3">PUR WIR MY YW</text:p>
      <text:p text:style-name="P3"/>
      <text:p text:style-name="P3">omma:2 <text:s/>a-ji:2 <text:s/>dhe'n:1 <text:s/>kloudys:2 <text:s/>,:0</text:p>
      <text:p text:style-name="P3">Niver a sylabennow y'n linenn = 7</text:p>
      <text:p text:style-name="P3">OMma a-JI DHE'N <text:s text:c="2"/>KLOUdys</text:p>
      <text:p text:style-name="P3"/>
      <text:p text:style-name="P3">war:1 <text:s/>fas:1 <text:s/>an:1 <text:s/>dowr:1 <text:s/>yn:1 <text:s/>sertan:2 <text:s/>,:0</text:p>
      <text:p text:style-name="P3">Niver a sylabennow y'n linenn = 7</text:p>
      <text:p text:style-name="P3">WAR FAS an DOWR YN SERtan</text:p>
      <text:p text:style-name="P3"/>
      <text:p text:style-name="P3">tri:1 <text:s/>ferson:2 <text:s/>yn:1 <text:s/>unn:1 <text:s/>dywses:2</text:p>
      <text:p text:style-name="P3">Niver a sylabennow y'n linenn = 7</text:p>
      <text:p text:style-name="P3">TRI FERson YN UNN DYWses</text:p>
      <text:p text:style-name="P3"/>
      <text:p text:style-name="P3">ow:1 <text:s/>kesreynya:3 <text:s/>bys:1 <text:s/>vykken:2</text:p>
      <text:p text:style-name="P3">Niver a sylabennow y'n linenn = 7</text:p>
      <text:p text:style-name="P3">ow kesREYNya BYS VYKken</text:p>
      <text:p text:style-name="P3"/>
      <text:p text:style-name="P3">yn:1 <text:s/>meur:1 <text:s/>enor:2 <text:s/>ha:1 <text:s/>vertu:2 <text:s/>.:0</text:p>
      <text:p text:style-name="P3">Niver a sylabennow y'n linenn = 7</text:p>
      <text:p text:style-name="P3">YN MEUR Enor ha VERtu</text:p>
      <text:p text:style-name="P3"/>
      <text:p text:style-name="P3">My:1 <text:s/>ha'w:1 <text:s/>Mab:1 <text:s/>ha'n:1 <text:s/>Spyrys:2 <text:s/>Sans:1 <text:s/>,:0</text:p>
      <text:p text:style-name="P3">Niver a sylabennow y'n linenn = 7</text:p>
      <text:p text:style-name="P3">MY HA'W <text:s text:c="2"/>MAB HA'N <text:s text:c="2"/>SPYrys SANS</text:p>
      <text:p text:style-name="P3"/>
      <text:p text:style-name="P3">tri:1 <text:s/>yth:1 <text:s/>on:1 <text:s/>yn:1 <text:s/>unn:1 <text:s/>substans:2 <text:s/>,:0</text:p>
      <text:p text:style-name="P3">Niver a sylabennow y'n linenn = 7</text:p>
      <text:p text:style-name="P3">TRI yth ON YN UNN SUBstans</text:p>
      <text:p text:style-name="P3"/>
      <text:p text:style-name="P3">komprehendys:4 <text:s/>yn:1 <text:s/>unn:1 <text:s/>Dyw:1 <text:s/>.:0</text:p>
      <text:p text:style-name="P3">Niver a sylabennow y'n linenn = 7</text:p>
      <text:p text:style-name="P3">kompreHENdys YN UNN DYW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My:1 <text:s/>yw:1 <text:s/>henwys:2 <text:s/>Dyw:1 <text:s/>an:1 <text:s/>Tas:1 <text:s/>,:0</text:p>
      <text:p text:style-name="P3">Niver a sylabennow y'n linenn = 7</text:p>
      <text:p text:style-name="P3">MY YW HENwys DYW an TAS</text:p>
      <text:p text:style-name="P3"/>
      <text:p text:style-name="P3">ollgalloesek:4 <text:s/>dres:1 <text:s/>pub:1 <text:s/>tra:1 <text:s/>.:0</text:p>
      <text:p text:style-name="P3">Niver a sylabennow y'n linenn = 7</text:p>
      <text:p text:style-name="P3">ollgaLLOEsek DRES PUB TRA</text:p>
      <text:p text:style-name="P3"/>
      <text:p text:style-name="P3">Skon:1 <text:s/>y:1 <text:s/>fydh:1 <text:s/>gwrys:1 <text:s/>der:1 <text:s/>ow:1 <text:s/>ras:1</text:p>
      <text:p text:style-name="P3">Niver a sylabennow y'n linenn = 7</text:p>
      <text:p text:style-name="P3">SKON y FYDH GWRYS DER ow RAS</text:p>
      <text:p text:style-name="P3"/>
      <text:p text:style-name="P3">nev:1 <text:s/>,:0 <text:s/>plas:1 <text:s/>rial:2 <text:s/>dhe'm:1 <text:s/>trigva:2 <text:s/>,:0</text:p>
      <text:p text:style-name="P3">Niver a sylabennow y'n linenn = 7</text:p>
      <text:p text:style-name="P3">NEV <text:s/>PLAS RIal DHE'M <text:s/>TRIGva</text:p>
      <text:p text:style-name="P3"/>
      <text:p text:style-name="P3">ha'w:1 <text:s/>thron-sedha:3 <text:s/>ow:1 <text:s/>bodh:1 <text:s/>yw:1</text:p>
      <text:p text:style-name="P3">Niver a sylabennow y'n linenn = 7</text:p>
      <text:p text:style-name="P3">HA'W <text:s text:c="2"/>thron-SEdha ow BODH YW</text:p>
      <text:p text:style-name="P3"/>
      <text:p text:style-name="P3">may:1 <text:s/>fo:1 <text:s/>henna:2 <text:s/>.:0</text:p>
      <text:p text:style-name="P3">Niver a sylabennow y'n linenn = 4</text:p>
      <text:p text:style-name="P3">may FO HENna</text:p>
      <text:p text:style-name="P3"/>
      <text:p text:style-name="P3">Ha'n:1 <text:s/>nor:1 <text:s/>ynwedh:2 <text:s/>a-woeles:3</text:p>
      <text:p text:style-name="P3">Niver a sylabennow y'n linenn = 7</text:p>
      <text:p text:style-name="P3">HA'N <text:s text:c="2"/>NOR ynWEDH a-WOEles</text:p>
      <text:p text:style-name="P3"/>
      <text:p text:style-name="P3">skon:1 <text:s/>orth:1 <text:s/>kompas:2 <text:s/>a:1 <text:s/>vydh:1 <text:s/>gwrys:1 <text:s/>.:0</text:p>
      <text:p text:style-name="P3">Niver a sylabennow y'n linenn = 7</text:p>
      <text:p text:style-name="P3">SKON ORTH KOMpas a VYDH GWRYS</text:p>
      <text:p text:style-name="P3"/>
      <text:p text:style-name="P3">Honna:2 <text:s/>a:1 <text:s/>vydh:1 <text:s/>ow:1 <text:s/>skavell:2 <text:s/>droes:1</text:p>
      <text:p text:style-name="P3">Niver a sylabennow y'n linenn = 8</text:p>
      <text:p text:style-name="P3">HONna a VYDH ow SKAvell DROES</text:p>
      <text:p text:style-name="P3"/>
      <text:p text:style-name="P3">rag:1 <text:s/>ow:1 <text:s/>plesour:2 <text:s/>pup-prys:2 <text:s/>,:0</text:p>
      <text:p text:style-name="P3">Niver a sylabennow y'n linenn = 6</text:p>
      <text:p text:style-name="P3">rag ow PLEsour PUP-prys</text:p>
      <text:p text:style-name="P3"/>
      <text:p text:style-name="P3">ha:1 <text:s/>dhe'm:1 <text:s/>enor:2 <text:s/>maga:2 <text:s/>ta:1 <text:s/>.:0</text:p>
      <text:p text:style-name="P3">Niver a sylabennow y'n linenn = 7</text:p>
      <text:p text:style-name="P3">ha DHE'M <text:s/>Enor MAga TA</text:p>
      <text:p text:style-name="P3"/>
      <text:p text:style-name="P3">Nev:1 <text:s/>omma:2 <text:s/>yw:1 <text:s/>gwrys:1 <text:s/>genev:2 <text:s/>,:0</text:p>
      <text:p text:style-name="P3">Niver a sylabennow y'n linenn = 7</text:p>
      <text:p text:style-name="P3">NEV OMma YW GWRYS GEnev</text:p>
      <text:p text:style-name="P3"/>
      <text:p text:style-name="P3">orth:1 <text:s/>ow:1 <text:s/>dywses:2 <text:s/>yn:1 <text:s/>sertan:2 <text:s/>.:0</text:p>
      <text:p text:style-name="P3">Niver a sylabennow y'n linenn = 7</text:p>
      <text:p text:style-name="P3">ORTH ow DYWses YN SERtan</text:p>
      <text:p text:style-name="P3"/>
      <text:p text:style-name="P3"><text:soft-page-break/>Hag:1 <text:s/>ynni:2 <text:s/>y:1 <text:s/>fydh:1 <text:s/>gorrys:2</text:p>
      <text:p text:style-name="P3">Niver a sylabennow y'n linenn = 7</text:p>
      <text:p text:style-name="P3">hag YNni y FYDH GORrys</text:p>
      <text:p text:style-name="P3"/>
      <text:p text:style-name="P3">neb:1 <text:s/>a'm:1 <text:s/>gordh:1 <text:s/>gans:1 <text:s/>joy:1 <text:s/>ha:1 <text:s/>kan:1 <text:s/>.:0</text:p>
      <text:p text:style-name="P3">Niver a sylabennow y'n linenn = 7</text:p>
      <text:p text:style-name="P3">NEB A'M <text:s/>GORDH GANS JOY ha KAN</text:p>
      <text:p text:style-name="P3"/>
      <text:p text:style-name="P3">Naw:1 <text:s/>ordyr:2 <text:s/>eledh:2 <text:s/>gloryus:2</text:p>
      <text:p text:style-name="P3">Niver a sylabennow y'n linenn = 7</text:p>
      <text:p text:style-name="P3">NAW ORdyr Eledh GLORyus</text:p>
      <text:p text:style-name="P3"/>
      <text:p text:style-name="P3">i:1 <text:s/>a:1 <text:s/>vydh:1 <text:s/>,:0 <text:s/>rial:2 <text:s/>ha:1 <text:s/>splann:1 <text:s/>,:0</text:p>
      <text:p text:style-name="P3">Niver a sylabennow y'n linenn = 7</text:p>
      <text:p text:style-name="P3">I a VYDH <text:s/>RIal ha SPLANN</text:p>
      <text:p text:style-name="P3"/>
      <text:p text:style-name="P3">kannasow:3 <text:s/>dhymm:1 <text:s/>dannvenys:3</text:p>
      <text:p text:style-name="P3">Niver a sylabennow y'n linenn = 7</text:p>
      <text:p text:style-name="P3">kanNAsow DHYMM dannVEnys</text:p>
      <text:p text:style-name="P3"/>
      <text:p text:style-name="P3">rag:1 <text:s/>ow:1 <text:s/>servya:2 <text:s/>bys:1 <text:s/>vykken:2 <text:s/>.:0</text:p>
      <text:p text:style-name="P3">Niver a sylabennow y'n linenn = 7</text:p>
      <text:p text:style-name="P3">rag ow SERVya BYS VYKken</text:p>
      <text:p text:style-name="P3"/>
      <text:p text:style-name="P3">My:1 <text:s/>a:1 <text:s/>vynn:1 <text:s/>may:1 <text:s/>fons:1 <text:s/>nevra:2 <text:s/>.:0</text:p>
      <text:p text:style-name="P3">Niver a sylabennow y'n linenn = 7</text:p>
      <text:p text:style-name="P3">MY a VYNN may FONS NEvr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emmyn:2 <text:s/>pub:1 <text:s/>Ordyr:2 <text:s/>dh'y:1 <text:s/>se:1</text:p>
      <text:p text:style-name="P3">Niver a sylabennow y'n linenn = 7</text:p>
      <text:p text:style-name="P3">LEMmyn PUB ORdyr DH'Y <text:s text:c="2"/>SE</text:p>
      <text:p text:style-name="P3"/>
      <text:p text:style-name="P3">my:1 <text:s/>a:1 <text:s/>vynn:1 <text:s/>may:1 <text:s/>fo:1 <text:s/>gorrys:2 <text:s/>,:0</text:p>
      <text:p text:style-name="P3">Niver a sylabennow y'n linenn = 7</text:p>
      <text:p text:style-name="P3">MY a VYNN may FO GORrys</text:p>
      <text:p text:style-name="P3"/>
      <text:p text:style-name="P3">ha:1 <text:s/>pub:1 <text:s/>onan:2 <text:s/>dh'y:1 <text:s/>dhegre:2</text:p>
      <text:p text:style-name="P3">Niver a sylabennow y'n linenn = 7</text:p>
      <text:p text:style-name="P3">ha PUB Onan DH'Y <text:s text:c="2"/>DHEgre</text:p>
      <text:p text:style-name="P3"/>
      <text:p text:style-name="P3">a:1 <text:s/>vydh:1 <text:s/>gorrys:2 <text:s/>dhe'm:1 <text:s/>servis:2</text:p>
      <text:p text:style-name="P3">Niver a sylabennow y'n linenn = 7</text:p>
      <text:p text:style-name="P3">a VYDH GORrys DHE'M <text:s/>SERvis</text:p>
      <text:p text:style-name="P3"/>
      <text:p text:style-name="P3"><text:soft-page-break/>pan:1 <text:s/>vynnav:2 <text:s/>vy:1 <text:s/>kommondya:3 <text:s/>.:0</text:p>
      <text:p text:style-name="P3">Niver a sylabennow y'n linenn = 7</text:p>
      <text:p text:style-name="P3">pan VYNnav vy komMONDya</text:p>
      <text:p text:style-name="P3"/>
      <text:p text:style-name="P3">Omma:2 <text:s/>nessa:2 <text:s/>dhe'm:1 <text:s/>tron:1 <text:s/>vy:1</text:p>
      <text:p text:style-name="P3">Niver a sylabennow y'n linenn = 7</text:p>
      <text:p text:style-name="P3">OMma NESsa DHE'M <text:s/>TRON vy</text:p>
      <text:p text:style-name="P3"/>
      <text:p text:style-name="P3">an:1 <text:s/>kynsa:2 <text:s/>tri:1 <text:s/>a:1 <text:s/>vydh:1 <text:s/>gwrys:1 <text:s/>.:0</text:p>
      <text:p text:style-name="P3">Niver a sylabennow y'n linenn = 7</text:p>
      <text:p text:style-name="P3">an KYNsa TRI a VYDH GWRYS</text:p>
      <text:p text:style-name="P3"/>
      <text:p text:style-name="P3">Cherubyn:3 <text:s/>,:0 <text:s/>an:1 <text:s/>ughella:3</text:p>
      <text:p text:style-name="P3">Niver a sylabennow y'n linenn = 7</text:p>
      <text:p text:style-name="P3">cheRUbyn <text:s/>an uGHElla</text:p>
      <text:p text:style-name="P3"/>
      <text:p text:style-name="P3">ty:1 <text:s/>a:1 <text:s/>vydh:1 <text:s/>.:0 <text:s/>Deus:1 <text:s/>a-rag:2 <text:s/>uskis:2 <text:s/>;:0</text:p>
      <text:p text:style-name="P3">Niver a sylabennow y'n linenn = 8</text:p>
      <text:p text:style-name="P3">TY a VYDH <text:s/>DEUS a-RAG Uskis</text:p>
      <text:p text:style-name="P3"/>
      <text:p text:style-name="P3">Serafyn:3 <text:s/>,:0 <text:s/>ynwedh:2 <text:s/>Tronys:2 <text:s/>.:0</text:p>
      <text:p text:style-name="P3">Niver a sylabennow y'n linenn = 7</text:p>
      <text:p text:style-name="P3">seRAfyn <text:s/>ynWEDH TROnys</text:p>
      <text:p text:style-name="P3"/>
      <text:p text:style-name="P3">Ow:1 <text:s/>gordhya:2 <text:s/>oll:1 <text:s/>hwi:1 <text:s/>a:1 <text:s/>wra:1 <text:s/>,:0</text:p>
      <text:p text:style-name="P3">Niver a sylabennow y'n linenn = 7</text:p>
      <text:p text:style-name="P3">ow GORDHya OLL HWI a WRA</text:p>
      <text:p text:style-name="P3"/>
      <text:p text:style-name="P3">par:1 <text:s/>dell:1 <text:s/>yw:1 <text:s/>ow:1 <text:s/>bodh:1 <text:s/>nevra:2 <text:s/>,:0</text:p>
      <text:p text:style-name="P3">Niver a sylabennow y'n linenn = 7</text:p>
      <text:p text:style-name="P3">PAR dell YW ow BODH NEvra</text:p>
      <text:p text:style-name="P3"/>
      <text:p text:style-name="P3">omma:2 <text:s/>pub:1 <text:s/>prys:1 <text:s/>.:0</text:p>
      <text:p text:style-name="P3">Niver a sylabennow y'n linenn = 4</text:p>
      <text:p text:style-name="P3">OMma PUB PRYS</text:p>
      <text:p text:style-name="P3"/>
      <text:p text:style-name="P3">Ha:1 <text:s/>ty:1 <text:s/>,:0 <text:s/>Lusifer:3 <text:s/>golow:2 <text:s/>,:0</text:p>
      <text:p text:style-name="P3">Niver a sylabennow y'n linenn = 7</text:p>
      <text:p text:style-name="P3">ha TY <text:s/>luSIfer GOlow</text:p>
      <text:p text:style-name="P3"/>
      <text:p text:style-name="P3">yndella:3 <text:s/>yw:1 <text:s/>dha:1 <text:s/>hanow:2 <text:s/>.:0</text:p>
      <text:p text:style-name="P3">Niver a sylabennow y'n linenn = 7</text:p>
      <text:p text:style-name="P3">ynDElla YW dha HAnow</text:p>
      <text:p text:style-name="P3"/>
      <text:p text:style-name="P3">'Ugh:1 <text:s/>pub:1 <text:s/>el:1 <text:s/>ty:1 <text:s/>a:1 <text:s/>ese:2 <text:s/>':0</text:p>
      <text:p text:style-name="P3">Niver a sylabennow y'n linenn = 7</text:p>
      <text:p text:style-name="P3">'UGH PUB EL TY a Ese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An:1 <text:s/>kynsa:2 <text:s/>Ordyr:2 <text:s/>ty:1 <text:s/>yw:1 <text:s/>.:0</text:p>
      <text:p text:style-name="P3">Niver a sylabennow y'n linenn = 7</text:p>
      <text:p text:style-name="P3">an KYNsa ORdyr TY YW</text:p>
      <text:p text:style-name="P3"/>
      <text:p text:style-name="P3">Gwayt:1 <text:s/>ow:1 <text:s/>gordhya:2 <text:s/>war:1 <text:s/>bub:1 <text:s/>tu:1 <text:s/>,:0</text:p>
      <text:p text:style-name="P3">Niver a sylabennow y'n linenn = 7</text:p>
      <text:p text:style-name="P3">GWAYT ow GORDHya WAR BUB TU</text:p>
      <text:p text:style-name="P3"/>
      <text:p text:style-name="P3">dhiso:2 <text:s/>jy:1 <text:s/>par:1 <text:s/>dell:1 <text:s/>goettha:2 <text:s/>.:0</text:p>
      <text:p text:style-name="P3">Niver a sylabennow y'n linenn = 7</text:p>
      <text:p text:style-name="P3">DHIso jy PAR dell GOEttha</text:p>
      <text:p text:style-name="P3"/>
      <text:p text:style-name="P3">Y'n:1 <text:s/>sekond:2 <text:s/>degre:2 <text:s/>y:1 <text:s/>fydh:1 <text:s/>gwrys:1</text:p>
      <text:p text:style-name="P3">Niver a sylabennow y'n linenn = 8</text:p>
      <text:p text:style-name="P3">Y'N <text:s text:c="2"/>SEkond DEgre y FYDH GWRYS</text:p>
      <text:p text:style-name="P3"/>
      <text:p text:style-name="P3">tri:1 <text:s/>Ordyr:2 <text:s/>moy:1 <text:s/>,:0 <text:s/>yn:1 <text:s/>sertan:2 <text:s/>.:0</text:p>
      <text:p text:style-name="P3">Niver a sylabennow y'n linenn = 7</text:p>
      <text:p text:style-name="P3">TRI ORdyr MOY <text:s/>YN SERtan</text:p>
      <text:p text:style-name="P3"/>
      <text:p text:style-name="P3">Deus:1 <text:s/>a-rag:2 <text:s/>dhymm:1 <text:s/>,:0 <text:s/>Prynsipatys:4 <text:s/>.:0</text:p>
      <text:p text:style-name="P3">Niver a sylabennow y'n linenn = 8</text:p>
      <text:p text:style-name="P3">DEUS a-RAG DHYMM <text:s/>prynsiPAtys</text:p>
      <text:p text:style-name="P3"/>
      <text:p text:style-name="P3">Ty:1 <text:s/>a:1 <text:s/>'sedh:1 <text:s/>omma:2 <text:s/>poran:2 <text:s/>,:0</text:p>
      <text:p text:style-name="P3">Niver a sylabennow y'n linenn = 7</text:p>
      <text:p text:style-name="P3">TY a 'SEDH OMma POran</text:p>
      <text:p text:style-name="P3"/>
      <text:p text:style-name="P3">Potestas:3 <text:s/>y'n:1 <text:s/>barth:1 <text:s/>arall:2 <text:s/>,:0</text:p>
      <text:p text:style-name="P3">Niver a sylabennow y'n linenn = 7</text:p>
      <text:p text:style-name="P3">poTEstas Y'N <text:s text:c="2"/>BARTH Arall</text:p>
      <text:p text:style-name="P3"/>
      <text:p text:style-name="P3">Domynashyon:4 <text:s/>y'n:1 <text:s/>tu:1 <text:s/>ma:1 <text:s/>,:0</text:p>
      <text:p text:style-name="P3">Niver a sylabennow y'n linenn = 7</text:p>
      <text:p text:style-name="P3">domyNASHyon Y'N <text:s text:c="2"/>TU ma</text:p>
      <text:p text:style-name="P3"/>
      <text:p text:style-name="P3">ow:1 <text:s/>praysya:2 <text:s/>hag:1 <text:s/>ow:1 <text:s/>lawdya:2</text:p>
      <text:p text:style-name="P3">Niver a sylabennow y'n linenn = 7</text:p>
      <text:p text:style-name="P3">ow PRAYSya hag ow LAWDya</text:p>
      <text:p text:style-name="P3"/>
      <text:p text:style-name="P3">dhe'm:1 <text:s/>hanow:2 <text:s/>nevra:2 <text:s/>heb:1 <text:s/>gil:1 <text:s/>.:0</text:p>
      <text:p text:style-name="P3">Niver a sylabennow y'n linenn = 7</text:p>
      <text:p text:style-name="P3">DHE'M <text:s/>HAnow NEvra HEB GIL</text:p>
      <text:p text:style-name="P3"/>
      <text:p text:style-name="P3">A'n:1 <text:s/>tressa:2 <text:s/>degre:2 <text:s/>a-woeles:3</text:p>
      <text:p text:style-name="P3">Niver a sylabennow y'n linenn = 8</text:p>
      <text:p text:style-name="P3">A'N <text:s text:c="2"/>TRESsa DEgre a-WOEles</text:p>
      <text:p text:style-name="P3"/>
      <text:p text:style-name="P3"><text:soft-page-break/>my:1 <text:s/>a:1 <text:s/>wra:1 <text:s/>tri:1 <text:s/>Ordyr:2 <text:s/>moy:1 <text:s/>.:0</text:p>
      <text:p text:style-name="P3">Niver a sylabennow y'n linenn = 7</text:p>
      <text:p text:style-name="P3">MY a WRA TRI ORdyr MOY</text:p>
      <text:p text:style-name="P3"/>
      <text:p text:style-name="P3">Argheledh:3 <text:s/>,:0 <text:s/>Ordyr:2 <text:s/>pur:1 <text:s/>vras:1 <text:s/>,:0</text:p>
      <text:p text:style-name="P3">Niver a sylabennow y'n linenn = 7</text:p>
      <text:p text:style-name="P3">arGHEledh <text:s/>ORdyr PUR VRAS</text:p>
      <text:p text:style-name="P3"/>
      <text:p text:style-name="P3">dewgh:1 <text:s/>a-rag:2 <text:s/>omma:2 <text:s/>dhe:1 <text:s/>vy:1 <text:s/>,:0</text:p>
      <text:p text:style-name="P3">Niver a sylabennow y'n linenn = 7</text:p>
      <text:p text:style-name="P3">DEWGH a-RAG OMma dhe vy</text:p>
      <text:p text:style-name="P3"/>
      <text:p text:style-name="P3">ha:1 <text:s/>Vertutys:3 <text:s/>kekeffrys:3 <text:s/>.:0</text:p>
      <text:p text:style-name="P3">Niver a sylabennow y'n linenn = 7</text:p>
      <text:p text:style-name="P3">ha verTUtys keKEFfrys</text:p>
      <text:p text:style-name="P3"/>
      <text:p text:style-name="P3"/>
      <text:p text:style-name="P3"/>
      <text:p text:style-name="P3"/>
      <text:p text:style-name="P3"/>
      <text:p text:style-name="P3">Ha'n:1 <text:s/>eledh:2 <text:s/>,:0 <text:s/>y'n:1 <text:s/>barth:1 <text:s/>dheghow:2</text:p>
      <text:p text:style-name="P3">Niver a sylabennow y'n linenn = 7</text:p>
      <text:p text:style-name="P3">HA'N <text:s text:c="2"/>Eledh <text:s/>Y'N <text:s text:c="2"/>BARTH DHEghow</text:p>
      <text:p text:style-name="P3"/>
      <text:p text:style-name="P3">hwi:1 <text:s/>a:1 <text:s/>'sedh:1 <text:s/>omma:2 <text:s/>heb:1 <text:s/>gow:1 <text:s/>.:0</text:p>
      <text:p text:style-name="P3">Niver a sylabennow y'n linenn = 7</text:p>
      <text:p text:style-name="P3">HWI a 'SEDH OMma HEB GOW</text:p>
      <text:p text:style-name="P3"/>
      <text:p text:style-name="P3">Dhymm:1 <text:s/>y:1 <text:s/>fydhowgh:2 <text:s/>kannasow:3 <text:s/>,:0</text:p>
      <text:p text:style-name="P3">Niver a sylabennow y'n linenn = 7</text:p>
      <text:p text:style-name="P3">DHYMM y FYdhowgh kanNAsow</text:p>
      <text:p text:style-name="P3"/>
      <text:p text:style-name="P3">hag:1 <text:s/>a:1 <text:s/>wrewgh:1 <text:s/>ow:1 <text:s/>arghadow:3</text:p>
      <text:p text:style-name="P3">Niver a sylabennow y'n linenn = 7</text:p>
      <text:p text:style-name="P3">hag a WREWGH ow arGHAdow</text:p>
      <text:p text:style-name="P3"/>
      <text:p text:style-name="P3">gans:1 <text:s/>joy:1 <text:s/>bras:1 <text:s/>ha:1 <text:s/>kan:1 <text:s/>pub:1 <text:s/>prys:1 <text:s/>.:0</text:p>
      <text:p text:style-name="P3">Niver a sylabennow y'n linenn = 7</text:p>
      <text:p text:style-name="P3">GANS JOY BRAS ha KAN PUB PRYS</text:p>
      <text:p text:style-name="P3"/>
      <text:p text:style-name="P3">Lemmyn:2 <text:s/>pan:1 <text:s/>yw:1 <text:s/>dhymmo:2 <text:s/>gwrys:1</text:p>
      <text:p text:style-name="P3">Niver a sylabennow y'n linenn = 7</text:p>
      <text:p text:style-name="P3">LEMmyn pan YW DHYMmo GWRYS</text:p>
      <text:p text:style-name="P3"/>
      <text:p text:style-name="P3">nev:1 <text:s/>ha:1 <text:s/>nor:1 <text:s/>orth:1 <text:s/>bodh:1 <text:s/>ow:1 <text:s/>brys:1 <text:s/>,:0</text:p>
      <text:p text:style-name="P3">Niver a sylabennow y'n linenn = 7</text:p>
      <text:p text:style-name="P3">NEV ha NOR ORTH BODH ow BRYS</text:p>
      <text:p text:style-name="P3"/>
      <text:p text:style-name="P3">ha'n:1 <text:s/>naw:1 <text:s/>ordyr:2 <text:s/>kollenwys:3</text:p>
      <text:p text:style-name="P3">Niver a sylabennow y'n linenn = 7</text:p>
      <text:p text:style-name="P3">HA'N <text:s text:c="2"/>NAW ORdyr koLLENwys</text:p>
      <text:p text:style-name="P3"/>
      <text:p text:style-name="P3"><text:soft-page-break/>ha'n:1 <text:s/>kynsa:2 <text:s/>jorna:2 <text:s/>spedys:2 <text:s/>,:0</text:p>
      <text:p text:style-name="P3">Niver a sylabennow y'n linenn = 7</text:p>
      <text:p text:style-name="P3">HA'N <text:s text:c="2"/>KYNsa JORna SPEdys</text:p>
      <text:p text:style-name="P3"/>
      <text:p text:style-name="P3">my:1 <text:s/>a's:1 <text:s/>soen:1 <text:s/>gans:1 <text:s/>ow:1 <text:s/>ganow:2 <text:s/>,:0</text:p>
      <text:p text:style-name="P3">Niver a sylabennow y'n linenn = 7</text:p>
      <text:p text:style-name="P3">MY A'S <text:s/>SOEN GANS ow GAnow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ag:1 <text:s/>a:1 <text:s/>vynn:1 <text:s/>diyskynna:4</text:p>
      <text:p text:style-name="P3">Niver a sylabennow y'n linenn = 7</text:p>
      <text:p text:style-name="P3">hag a VYNN diySKYNna</text:p>
      <text:p text:style-name="P3"/>
      <text:p text:style-name="P3">dhe'n:1 <text:s/>nor:1 <text:s/>yn-dann:2 <text:s/>an:1 <text:s/>kloudys:2 <text:s/>,:0</text:p>
      <text:p text:style-name="P3">Niver a sylabennow y'n linenn = 7</text:p>
      <text:p text:style-name="P3">DHE'N <text:s text:c="2"/>NOR yn-DANN an KLOUdys</text:p>
      <text:p text:style-name="P3"/>
      <text:p text:style-name="P3">hag:1 <text:s/>ow:1 <text:s/>bodh:1 <text:s/>guthyl:2 <text:s/>ena:2</text:p>
      <text:p text:style-name="P3">Niver a sylabennow y'n linenn = 7</text:p>
      <text:p text:style-name="P3">hag ow BODH GUthyl Ena</text:p>
      <text:p text:style-name="P3"/>
      <text:p text:style-name="P3">my:1 <text:s/>a:1 <text:s/>vynn:1 <text:s/>,:0 <text:s/>may:1 <text:s/>fo:1 <text:s/>gwelys:2</text:p>
      <text:p text:style-name="P3">Niver a sylabennow y'n linenn = 7</text:p>
      <text:p text:style-name="P3">MY a VYNN <text:s/>may FO GWElys</text:p>
      <text:p text:style-name="P3"/>
      <text:p text:style-name="P3">ow:1 <text:s/>bosa:2 <text:s/>Dyw:1 <text:s/>heb:1 <text:s/>parow:2 <text:s/>.:0</text:p>
      <text:p text:style-name="P3">Niver a sylabennow y'n linenn = 7</text:p>
      <text:p text:style-name="P3">ow BOsa DYW HEB PArow</text:p>
      <text:p text:style-name="P3"/>
      <text:p text:style-name="P3">Lemmyn:2 <text:s/>y'n:1 <text:s/>sekond:2 <text:s/>jorna:2</text:p>
      <text:p text:style-name="P3">Niver a sylabennow y'n linenn = 7</text:p>
      <text:p text:style-name="P3">LEMmyn Y'N <text:s text:c="2"/>SEkond JORna</text:p>
      <text:p text:style-name="P3"/>
      <text:p text:style-name="P3">gwrav:1 <text:s/>Braster:2 <text:s/>a-dhesempis:4 <text:s/>.:0</text:p>
      <text:p text:style-name="P3">Niver a sylabennow y'n linenn = 7</text:p>
      <text:p text:style-name="P3">GWRAV BRAster a-dheSEMpis</text:p>
      <text:p text:style-name="P3"/>
      <text:p text:style-name="P3">Y'n:1 <text:s/>ebrenn:2 <text:s/>eus:1 <text:s/>a-wartha:3</text:p>
      <text:p text:style-name="P3">Niver a sylabennow y'n linenn = 7</text:p>
      <text:p text:style-name="P3">Y'N <text:s text:c="2"/>Ebrenn EUS a-WARtha</text:p>
      <text:p text:style-name="P3"/>
      <text:p text:style-name="P3">my:1 <text:s/>a:1 <text:s/>vynn:1 <text:s/>bos:1 <text:s/>golow:2 <text:s/>gwrys:1</text:p>
      <text:p text:style-name="P3">Niver a sylabennow y'n linenn = 7</text:p>
      <text:p text:style-name="P3">MY a VYNN BOS GOlow GWRYS</text:p>
      <text:p text:style-name="P3"/>
      <text:p text:style-name="P3"><text:soft-page-break/>hag:1 <text:s/>ynwedh:2 <text:s/>bos:1 <text:s/>diberthva:3</text:p>
      <text:p text:style-name="P3">Niver a sylabennow y'n linenn = 7</text:p>
      <text:p text:style-name="P3">hag ynWEDH BOS diBERTHva</text:p>
      <text:p text:style-name="P3"/>
      <text:p text:style-name="P3">sur:1 <text:s/>ynter:2 <text:s/>an:1 <text:s/>jydh:1 <text:s/>ha'n:1 <text:s/>nos:1 <text:s/>.:0</text:p>
      <text:p text:style-name="P3">Niver a sylabennow y'n linenn = 7</text:p>
      <text:p text:style-name="P3">SUR YNter an JYDH HA'N <text:s text:c="2"/>NOS</text:p>
      <text:p text:style-name="P3"/>
      <text:p text:style-name="P3">Ny:1 <text:s/>fyll:1 <text:s/>dhymm:1 <text:s/>konduk:2 <text:s/>a:1 <text:s/>dra:1</text:p>
      <text:p text:style-name="P3">Niver a sylabennow y'n linenn = 7</text:p>
      <text:p text:style-name="P3">ny FYLL DHYMM KONduk a DRA</text:p>
      <text:p text:style-name="P3"/>
      <text:p text:style-name="P3">war:1 <text:s/>an:1 <text:s/>bys:1 <text:s/>der:1 <text:s/>ow:1 <text:s/>galloes:2 <text:s/>.:0</text:p>
      <text:p text:style-name="P3">Niver a sylabennow y'n linenn = 7</text:p>
      <text:p text:style-name="P3">WAR an BYS DER ow GAlloes</text:p>
      <text:p text:style-name="P3"/>
      <text:p text:style-name="P3">An:1 <text:s/>mor:1 <text:s/>bras:1 <text:s/>yn:1 <text:s/>kott:1 <text:s/>termyn:2</text:p>
      <text:p text:style-name="P3">Niver a sylabennow y'n linenn = 7</text:p>
      <text:p text:style-name="P3">an MOR BRAS YN KOTT TERmyn</text:p>
      <text:p text:style-name="P3"/>
      <text:p text:style-name="P3">a-dro:2 <text:s/>dhe'm:1 <text:s/>tir:1 <text:s/>a:1 <text:s/>vydh:1 <text:s/>dres:1 <text:s/>,:0</text:p>
      <text:p text:style-name="P3">Niver a sylabennow y'n linenn = 7</text:p>
      <text:p text:style-name="P3">A-dro DHE'M <text:s/>TIR a VYDH DRES</text:p>
      <text:p text:style-name="P3"/>
      <text:p text:style-name="P3">rag:1 <text:s/>y:1 <text:s/>witha:2 <text:s/>pur:1 <text:s/>ylyn:2</text:p>
      <text:p text:style-name="P3">Niver a sylabennow y'n linenn = 7</text:p>
      <text:p text:style-name="P3">rag y WItha PUR Ylyn</text:p>
      <text:p text:style-name="P3"/>
      <text:p text:style-name="P3">orth:1 <text:s/>harlotri:3 <text:s/>prest:1 <text:s/>pub:1 <text:s/>prys:1 <text:s/>.:0</text:p>
      <text:p text:style-name="P3">Niver a sylabennow y'n linenn = 7</text:p>
      <text:p text:style-name="P3">ORTH harLOtri PREST PUB PRY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n:1 <text:s/>tressa:2 <text:s/>dydh:1 <text:s/>my:1 <text:s/>a:1 <text:s/>wra:1</text:p>
      <text:p text:style-name="P3">Niver a sylabennow y'n linenn = 7</text:p>
      <text:p text:style-name="P3">an TRESsa DYDH MY a WRA</text:p>
      <text:p text:style-name="P3"/>
      <text:p text:style-name="P3">dhe'n:1 <text:s/>gwydh:1 <text:s/>sevel:2 <text:s/>yn-ban:2 <text:s/>,:0</text:p>
      <text:p text:style-name="P3">Niver a sylabennow y'n linenn = 6</text:p>
      <text:p text:style-name="P3">DHE'N <text:s text:c="2"/>GWYDH SEvel YN-ban</text:p>
      <text:p text:style-name="P3"/>
      <text:p text:style-name="P3">ha:1 <text:s/>doen:1 <text:s/>delyow:2 <text:s/>teg:1 <text:s/>ha:1 <text:s/>da:1</text:p>
      <text:p text:style-name="P3">Niver a sylabennow y'n linenn = 7</text:p>
      <text:p text:style-name="P3">ha DOEN DELyow TEG ha DA</text:p>
      <text:p text:style-name="P3"/>
      <text:p text:style-name="P3"><text:soft-page-break/>ha:1 <text:s/>flourys:2 <text:s/>hweg:1 <text:s/>,:0 <text:s/>yn:1 <text:s/>sertan:2 <text:s/>.:0</text:p>
      <text:p text:style-name="P3">Niver a sylabennow y'n linenn = 7</text:p>
      <text:p text:style-name="P3">ha FLOUrys HWEG <text:s/>YN SERtan</text:p>
      <text:p text:style-name="P3"/>
      <text:p text:style-name="P3">Ow:1 <text:s/>bolonjedh:3 <text:s/>yw:1 <text:s/>henna:2 <text:s/>,:0</text:p>
      <text:p text:style-name="P3">Niver a sylabennow y'n linenn = 7</text:p>
      <text:p text:style-name="P3">ow boLONjedh YW HENna</text:p>
      <text:p text:style-name="P3"/>
      <text:p text:style-name="P3">may:1 <text:s/>tokkons:2 <text:s/>ynna:2 <text:s/>pur:1 <text:s/>splann:1</text:p>
      <text:p text:style-name="P3">Niver a sylabennow y'n linenn = 7</text:p>
      <text:p text:style-name="P3">may TOKkons YNna PUR SPLANN</text:p>
      <text:p text:style-name="P3"/>
      <text:p text:style-name="P3">frutys:2 <text:s/>dhe'm:1 <text:s/>bodh:1 <text:s/>,:0 <text:s/>rag:1 <text:s/>maga:2</text:p>
      <text:p text:style-name="P3">Niver a sylabennow y'n linenn = 7</text:p>
      <text:p text:style-name="P3">FRUtys DHE'M <text:s/>BODH <text:s/>rag MAga</text:p>
      <text:p text:style-name="P3"/>
      <text:p text:style-name="P3">seul:1 <text:s/>a:1 <text:s/>dheg:1 <text:s/>bywnans:2 <text:s/>hogen:2 <text:s/>.:0</text:p>
      <text:p text:style-name="P3">Niver a sylabennow y'n linenn = 7</text:p>
      <text:p text:style-name="P3">SEUL a DHEG BYWnans HOgen</text:p>
      <text:p text:style-name="P3"/>
      <text:p text:style-name="P3">Y'n:1 <text:s/>peswara:3 <text:s/>dydh:1 <text:s/>bydh:1 <text:s/>gwrys:1</text:p>
      <text:p text:style-name="P3">Niver a sylabennow y'n linenn = 7</text:p>
      <text:p text:style-name="P3">Y'N <text:s text:c="2"/>peSWAra DYDH BYDH GWRYS</text:p>
      <text:p text:style-name="P3"/>
      <text:p text:style-name="P3">an:1 <text:s/>howl:1 <text:s/>ha'n:1 <text:s/>loer:1 <text:s/>yn:1 <text:s/>tevri:2 <text:s/>,:0</text:p>
      <text:p text:style-name="P3">Niver a sylabennow y'n linenn = 7</text:p>
      <text:p text:style-name="P3">an HOWL HA'N <text:s text:c="2"/>LOER YN teVRI</text:p>
      <text:p text:style-name="P3"/>
      <text:p text:style-name="P3">ha'n:1 <text:s/>ster:1 <text:s/>ynwedh:2 <text:s/>kekeffrys:3 <text:s/>,:0</text:p>
      <text:p text:style-name="P3">Niver a sylabennow y'n linenn = 7</text:p>
      <text:p text:style-name="P3">HA'N <text:s text:c="2"/>STER ynWEDH keKEFfrys</text:p>
      <text:p text:style-name="P3"/>
      <text:p text:style-name="P3">rag:1 <text:s/>gul:1 <text:s/>golow:2 <text:s/>vynari:3 <text:s/>.:0</text:p>
      <text:p text:style-name="P3">Niver a sylabennow y'n linenn = 7</text:p>
      <text:p text:style-name="P3">rag GUL GOlow vyNAri</text:p>
      <text:p text:style-name="P3"/>
      <text:p text:style-name="P3">An:1 <text:s/>re:1 <text:s/>ma:1 <text:s/>yw:1 <text:s/>fin:1 <text:s/>gonedhys:3 <text:s/>.:0</text:p>
      <text:p text:style-name="P3">Niver a sylabennow y'n linenn = 8</text:p>
      <text:p text:style-name="P3">an re ma YW FIN goNEdhys</text:p>
      <text:p text:style-name="P3"/>
      <text:p text:style-name="P3">Ow:1 <text:s/>bennath:2 <text:s/>y:1 <text:s/>rov:1 <text:s/>dhedha:2 <text:s/>.:0</text:p>
      <text:p text:style-name="P3">Niver a sylabennow y'n linenn = 7</text:p>
      <text:p text:style-name="P3">ow BENnath y ROV DHEdha</text:p>
      <text:p text:style-name="P3"/>
      <text:p text:style-name="P3">Y'n:1 <text:s/>pympes:2 <text:s/>dydh:1 <text:s/>,:0 <text:s/>orth:1 <text:s/>ow:1 <text:s/>brys:1 <text:s/>,:0</text:p>
      <text:p text:style-name="P3">Niver a sylabennow y'n linenn = 7</text:p>
      <text:p text:style-name="P3">Y'N <text:s text:c="2"/>PYMpes DYDH <text:s/>ORTH ow BRYS</text:p>
      <text:p text:style-name="P3"/>
      <text:p text:style-name="P3">an:1 <text:s/>puskes:2 <text:s/>,:0 <text:s/>heb:1 <text:s/>falladow:3 <text:s/>,:0</text:p>
      <text:p text:style-name="P3">Niver a sylabennow y'n linenn = 7</text:p>
      <text:p text:style-name="P3">an PUskes <text:s/>HEB faLLAdow</text:p>
      <text:p text:style-name="P3"/>
      <text:p text:style-name="P3"><text:soft-page-break/>hag:1 <text:s/>oll:1 <text:s/>an:1 <text:s/>ydhyn:2 <text:s/>keffrys:2 <text:s/>,:0</text:p>
      <text:p text:style-name="P3">Niver a sylabennow y'n linenn = 7</text:p>
      <text:p text:style-name="P3">hag OLL an Ydhyn KEFfrys</text:p>
      <text:p text:style-name="P3"/>
      <text:p text:style-name="P3">my:1 <text:s/>a's:1 <text:s/>gwra:1 <text:s/>dhe'm:1 <text:s/>plegadow:3 <text:s/>,:0</text:p>
      <text:p text:style-name="P3">Niver a sylabennow y'n linenn = 7</text:p>
      <text:p text:style-name="P3">MY A'S <text:s/>GWRA DHE'M <text:s/>pleGAdow</text:p>
      <text:p text:style-name="P3"/>
      <text:p text:style-name="P3">hag:1 <text:s/>oll:1 <text:s/>an:1 <text:s/>bestes:2 <text:s/>y'n:1 <text:s/>bys:1 <text:s/>,:0</text:p>
      <text:p text:style-name="P3">Niver a sylabennow y'n linenn = 7</text:p>
      <text:p text:style-name="P3">hag OLL an BEstes Y'N <text:s text:c="2"/>BYS</text:p>
      <text:p text:style-name="P3"/>
      <text:p text:style-name="P3">gans:1 <text:s/>pryves:2 <text:s/>a:1 <text:s/>bub:1 <text:s/>sortow:2 <text:s/>.:0</text:p>
      <text:p text:style-name="P3">Niver a sylabennow y'n linenn = 7</text:p>
      <text:p text:style-name="P3">GANS PRYves a BUB SORtow</text:p>
      <text:p text:style-name="P3"/>
      <text:p text:style-name="P3">An:1 <text:s/>re:1 <text:s/>ma:1 <text:s/>yw:1 <text:s/>oll:1 <text:s/>teg:1 <text:s/>gwrys:1 <text:s/>.:0</text:p>
      <text:p text:style-name="P3">Niver a sylabennow y'n linenn = 7</text:p>
      <text:p text:style-name="P3">an re ma YW OLL TEG GWRYS</text:p>
      <text:p text:style-name="P3"/>
      <text:p text:style-name="P3">My:1 <text:s/>a's:1 <text:s/>soen:1 <text:s/>warbarth:2 <text:s/>,:0 <text:s/>heb:1 <text:s/>gow:1 <text:s/>.:0</text:p>
      <text:p text:style-name="P3">Niver a sylabennow y'n linenn = 7</text:p>
      <text:p text:style-name="P3">MY A'S <text:s/>SOEN warBARTH <text:s/>HEB GOW</text:p>
      <text:p text:style-name="P3"/>
      <text:p text:style-name="P3"/>
      <text:p text:style-name="P3"/>
      <text:p text:style-name="P3"/>
      <text:p text:style-name="P3"/>
      <text:p text:style-name="P3">Peace:3 <text:s/>,:0 <text:s/>I:1 <text:s/>say:1 <text:s/>,:0 <text:s/>oll:1 <text:s/>eledh:2 <text:s/>nev:1 <text:s/>!:0</text:p>
      <text:p text:style-name="P3">Niver a sylabennow y'n linenn = 9</text:p>
      <text:p text:style-name="P3">peAce <text:s/>I SAY <text:s/>OLL Eledh NEV</text:p>
      <text:p text:style-name="P3"/>
      <text:p text:style-name="P3">Goslowewgh:3 <text:s/>dhe:1 <text:s/>vy:1 <text:s/>lemmyn:2 <text:s/>!:0</text:p>
      <text:p text:style-name="P3">Niver a sylabennow y'n linenn = 7</text:p>
      <text:p text:style-name="P3">goSLOwewgh dhe vy LEMmyn</text:p>
      <text:p text:style-name="P3"/>
      <text:p text:style-name="P3">Krysewgh:2 <text:s/>ow:1 <text:s/>bosa:2 <text:s/>pryns:1 <text:s/>krev:1 <text:s/>,:0</text:p>
      <text:p text:style-name="P3">Niver a sylabennow y'n linenn = 7</text:p>
      <text:p text:style-name="P3">KRYsewgh ow BOsa PRYNS KREV</text:p>
      <text:p text:style-name="P3"/>
      <text:p text:style-name="P3">hag:1 <text:s/>ynwedh:2 <text:s/>dhy'hwi:2 <text:s/>chyften:2 <text:s/>,:0</text:p>
      <text:p text:style-name="P3">Niver a sylabennow y'n linenn = 7</text:p>
      <text:p text:style-name="P3">hag ynWEDH DHY'hwi CHYFten</text:p>
      <text:p text:style-name="P3"/>
      <text:p text:style-name="P3">byghan:2 <text:s/>ha:1 <text:s/>bras:1 <text:s/>.:0</text:p>
      <text:p text:style-name="P3">Niver a sylabennow y'n linenn = 4</text:p>
      <text:p text:style-name="P3">BYghan ha BRAS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Lusifer:3 <text:s/>yw:1 <text:s/>ow:1 <text:s/>hanow:2 <text:s/>,:0</text:p>
      <text:p text:style-name="P3">Niver a sylabennow y'n linenn = 7</text:p>
      <text:p text:style-name="P3">luSIfer YW ow HAnow</text:p>
      <text:p text:style-name="P3"/>
      <text:p text:style-name="P3">pennsevik:3 <text:s/>yn:1 <text:s/>nev:1 <text:s/>omma:2 <text:s/>.:0</text:p>
      <text:p text:style-name="P3">Niver a sylabennow y'n linenn = 7</text:p>
      <text:p text:style-name="P3">pennSEvik YN NEV OMma</text:p>
      <text:p text:style-name="P3"/>
      <text:p text:style-name="P3">Ow:1 <text:s/>howetha:3 <text:s/>yw:1 <text:s/>tanow:2 <text:s/>.:0</text:p>
      <text:p text:style-name="P3">Niver a sylabennow y'n linenn = 7</text:p>
      <text:p text:style-name="P3">ow hoWEtha YW TAnow</text:p>
      <text:p text:style-name="P3"/>
      <text:p text:style-name="P3">hwi:1 <text:s/>a:1 <text:s/>woer:1 <text:s/>yn:1 <text:s/>ta:1 <text:s/>henna:2 <text:s/>,:0</text:p>
      <text:p text:style-name="P3">Niver a sylabennow y'n linenn = 7</text:p>
      <text:p text:style-name="P3">HWI a WOER YN TA HENna</text:p>
      <text:p text:style-name="P3"/>
      <text:p text:style-name="P3">ow:1 <text:s/>bosav:2 <text:s/>gwell:1 <text:s/>es:1 <text:s/>an:1 <text:s/>Tas:1 <text:s/>.:0</text:p>
      <text:p text:style-name="P3">Niver a sylabennow y'n linenn = 7</text:p>
      <text:p text:style-name="P3">ow BOsav GWELL ES an TAS</text:p>
      <text:p text:style-name="P3"/>
      <text:p text:style-name="P3">My:1 <text:s/>yw:1 <text:s/>lantern:2 <text:s/>nev:1 <text:s/>,:0 <text:s/>ywis:2</text:p>
      <text:p text:style-name="P3">Niver a sylabennow y'n linenn = 7</text:p>
      <text:p text:style-name="P3">MY YW LANtern NEV <text:s/>Ywis</text:p>
      <text:p text:style-name="P3"/>
      <text:p text:style-name="P3">avel:2 <text:s/>tan:1 <text:s/>ow:1 <text:s/>kolowi:3 <text:s/>,:0</text:p>
      <text:p text:style-name="P3">Niver a sylabennow y'n linenn = 7</text:p>
      <text:p text:style-name="P3">aVEL TAN ow koLOwi</text:p>
      <text:p text:style-name="P3"/>
      <text:p text:style-name="P3">moy:1 <text:s/>splanna:2 <text:s/>es:1 <text:s/>an:1 <text:s/>Drynses:2 <text:s/>.:0</text:p>
      <text:p text:style-name="P3">Niver a sylabennow y'n linenn = 7</text:p>
      <text:p text:style-name="P3">MOY SPLANna ES an DRYNses</text:p>
      <text:p text:style-name="P3"/>
      <text:p text:style-name="P3">Henna:2 <text:s/>degewgh:2 <text:s/>hwi:1 <text:s/>dustuni:3 <text:s/>,:0</text:p>
      <text:p text:style-name="P3">Niver a sylabennow y'n linenn = 8</text:p>
      <text:p text:style-name="P3">HENna DEgewgh HWI duSTUni</text:p>
      <text:p text:style-name="P3"/>
      <text:p text:style-name="P3">ow:1 <text:s/>bosav:2 <text:s/>pryns:1 <text:s/>pur:1 <text:s/>loryus:2 <text:s/>.:0</text:p>
      <text:p text:style-name="P3">Niver a sylabennow y'n linenn = 7</text:p>
      <text:p text:style-name="P3">ow BOsav PRYNS PUR LORyus</text:p>
      <text:p text:style-name="P3"/>
      <text:p text:style-name="P3">Oll:1 <text:s/>gans:1 <text:s/>owr:1 <text:s/>ow:1 <text:s/>terlentri:3</text:p>
      <text:p text:style-name="P3">Niver a sylabennow y'n linenn = 7</text:p>
      <text:p text:style-name="P3">OLL GANS OWR ow terLENtri</text:p>
      <text:p text:style-name="P3"/>
      <text:p text:style-name="P3">yth:1 <text:s/>esov:2 <text:s/>,:0 <text:s/>heb:1 <text:s/>dout:1 <text:s/>y'n:1 <text:s/>kas:1 <text:s/>.:0</text:p>
      <text:p text:style-name="P3">Niver a sylabennow y'n linenn = 7</text:p>
      <text:p text:style-name="P3">yth Esov <text:s/>HEB DOUT Y'N <text:s text:c="2"/>KAS</text:p>
      <text:p text:style-name="P3"/>
      <text:p text:style-name="P3"><text:soft-page-break/>Splanna:2 <text:s/>es:1 <text:s/>an:1 <text:s/>howl:1 <text:s/>devri:2 <text:s/>,:0</text:p>
      <text:p text:style-name="P3">Niver a sylabennow y'n linenn = 7</text:p>
      <text:p text:style-name="P3">SPLANna ES an HOWL deVRI</text:p>
      <text:p text:style-name="P3"/>
      <text:p text:style-name="P3">hwi:1 <text:s/>a:1 <text:s/>yll:1 <text:s/>warbarth:2 <text:s/>gweles:2</text:p>
      <text:p text:style-name="P3">Niver a sylabennow y'n linenn = 7</text:p>
      <text:p text:style-name="P3">HWI a YLL warBARTH GWEles</text:p>
      <text:p text:style-name="P3"/>
      <text:p text:style-name="P3">ow:1 <text:s/>bosav:2 <text:s/>,:0 <text:s/>sertan:2 <text:s/>pub:1 <text:s/>prys:1 <text:s/>.:0</text:p>
      <text:p text:style-name="P3">Niver a sylabennow y'n linenn = 7</text:p>
      <text:p text:style-name="P3">ow BOsav <text:s/>SERtan PUB PRYS</text:p>
      <text:p text:style-name="P3"/>
      <text:p text:style-name="P3">Ny:1 <text:s/>vynnav:2 <text:s/>orth:1 <text:s/>el:1 <text:s/>namoy:2</text:p>
      <text:p text:style-name="P3">Niver a sylabennow y'n linenn = 7</text:p>
      <text:p text:style-name="P3">ny VYNnav ORTH EL naMOY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os:1 <text:s/>dhe'm:1 <text:s/>stat:1 <text:s/>marnas:2 <text:s/>my:1 <text:s/>.:0</text:p>
      <text:p text:style-name="P3">Niver a sylabennow y'n linenn = 6</text:p>
      <text:p text:style-name="P3">DOS DHE'M <text:s/>STAT MARnas MY</text:p>
      <text:p text:style-name="P3"/>
      <text:p text:style-name="P3">Henna:2 <text:s/>yw:1 <text:s/>ow:1 <text:s/>thowl:1 <text:s/>,:0 <text:s/>devri:2 <text:s/>.:0</text:p>
      <text:p text:style-name="P3">Niver a sylabennow y'n linenn = 7</text:p>
      <text:p text:style-name="P3">HENna YW ow THOWL <text:s/>deVRI</text:p>
      <text:p text:style-name="P3"/>
      <text:p text:style-name="P3">Maga:2 <text:s/>fras:1 <text:s/>ov:1 <text:s/>avel:2 <text:s/>Dyw:1 <text:s/>.:0</text:p>
      <text:p text:style-name="P3">Niver a sylabennow y'n linenn = 7</text:p>
      <text:p text:style-name="P3">MAga FRAS OV aVEL DYW</text:p>
      <text:p text:style-name="P3"/>
      <text:p text:style-name="P3">My:1 <text:s/>a:1 <text:s/>gommond:2 <text:s/>war:1 <text:s/>bub:1 <text:s/>tu:1</text:p>
      <text:p text:style-name="P3">Niver a sylabennow y'n linenn = 7</text:p>
      <text:p text:style-name="P3">MY a GOMmond WAR BUB TU</text:p>
      <text:p text:style-name="P3"/>
      <text:p text:style-name="P3">myns:1 <text:s/>eus:1 <text:s/>yn:1 <text:s/>nev:1 <text:s/>dhe'm:1 <text:s/>gordhya:2 <text:s/>.:0</text:p>
      <text:p text:style-name="P3">Niver a sylabennow y'n linenn = 7</text:p>
      <text:p text:style-name="P3">MYNS EUS YN NEV DHE'M <text:s/>GORDHya</text:p>
      <text:p text:style-name="P3"/>
      <text:p text:style-name="P3">Eledh:2 <text:s/>oll:1 <text:s/>,:0 <text:s/>hwi:1 <text:s/>a:1 <text:s/>glywas:2 <text:s/>,:0</text:p>
      <text:p text:style-name="P3">Niver a sylabennow y'n linenn = 7</text:p>
      <text:p text:style-name="P3">Eledh OLL <text:s/>HWI a GLYwas</text:p>
      <text:p text:style-name="P3"/>
      <text:p text:style-name="P3">pandr:1 <text:s/>':0 <text:s/>a:1 <text:s/>gewsowgh:2 <text:s/>dhymm:1 <text:s/>lemmyn:2 <text:s/>?:0</text:p>
      <text:p text:style-name="P3">Niver a sylabennow y'n linenn = 7</text:p>
      <text:p text:style-name="P3">PANDR <text:s/>a GEWsowgh DHYMM LEMmyn</text:p>
      <text:p text:style-name="P3"/>
      <text:p text:style-name="P3"><text:soft-page-break/>Dell:1 <text:s/>nag:1 <text:s/>o'ma:2 <text:s/>polat:2 <text:s/>bras:1 <text:s/>?:0</text:p>
      <text:p text:style-name="P3">Niver a sylabennow y'n linenn = 7</text:p>
      <text:p text:style-name="P3">dell nag O'ma POlat BRAS</text:p>
      <text:p text:style-name="P3"/>
      <text:p text:style-name="P3">Gorthybewgh:3 <text:s/>hwi:1 <text:s/>oll:1 <text:s/>,:0 <text:s/>pub:1 <text:s/>onan:2 <text:s/>.:0</text:p>
      <text:p text:style-name="P3">Niver a sylabennow y'n linenn = 8</text:p>
      <text:p text:style-name="P3">gorTHYbewgh HWI OLL <text:s/>PUB Onan</text:p>
      <text:p text:style-name="P3"/>
      <text:p text:style-name="P3">Hwi:1 <text:s/>a:1 <text:s/>woer:1 <text:s/>pyth:1 <text:s/>o'ma:2 <text:s/>.:0</text:p>
      <text:p text:style-name="P3">Niver a sylabennow y'n linenn = 6</text:p>
      <text:p text:style-name="P3">HWI a WOER PYTH O'ma</text:p>
      <text:p text:style-name="P3"/>
      <text:p text:style-name="P3">An:1 <text:s/>Tas:1 <text:s/>gallas:2 <text:s/>alemma:3 <text:s/>.:0</text:p>
      <text:p text:style-name="P3">Niver a sylabennow y'n linenn = 7</text:p>
      <text:p text:style-name="P3">an TAS GAllas aLEMma</text:p>
      <text:p text:style-name="P3"/>
      <text:p text:style-name="P3">My:1 <text:s/>a:1 <text:s/>dewl:1 <text:s/>ny:1 <text:s/>dheu:1 <text:s/>omma:2</text:p>
      <text:p text:style-name="P3">Niver a sylabennow y'n linenn = 7</text:p>
      <text:p text:style-name="P3">MY a DEWL ny DHEU OMma</text:p>
      <text:p text:style-name="P3"/>
      <text:p text:style-name="P3">bys:1 <text:s/>vykken:2 <text:s/>mara:2 <text:s/>kallav:2 <text:s/>.:0</text:p>
      <text:p text:style-name="P3">Niver a sylabennow y'n linenn = 7</text:p>
      <text:p text:style-name="P3">BYS VYKken MAra KAllav</text:p>
      <text:p text:style-name="P3"/>
      <text:p text:style-name="P3"/>
      <text:p text:style-name="P3"/>
      <text:p text:style-name="P3"/>
      <text:p text:style-name="P3"/>
      <text:p text:style-name="P3">Lusifer:3 <text:s/>,:0 <text:s/>ty:1 <text:s/>yw:1 <text:s/>henna:2</text:p>
      <text:p text:style-name="P3">Niver a sylabennow y'n linenn = 7</text:p>
      <text:p text:style-name="P3">luSIfer <text:s/>TY YW HENna</text:p>
      <text:p text:style-name="P3"/>
      <text:p text:style-name="P3">sur:1 <text:s/>a:1 <text:s/>bass:1 <text:s/>myns:1 <text:s/>eus:1 <text:s/>yn:1 <text:s/>nev:1 <text:s/>.:0</text:p>
      <text:p text:style-name="P3">Niver a sylabennow y'n linenn = 7</text:p>
      <text:p text:style-name="P3">SUR a BASS MYNS EUS YN NEV</text:p>
      <text:p text:style-name="P3"/>
      <text:p text:style-name="P3">Kreatys:3 <text:s/>nobyl:2 <text:s/>omma:2</text:p>
      <text:p text:style-name="P3">Niver a sylabennow y'n linenn = 7</text:p>
      <text:p text:style-name="P3">kreAtys NObyl OMma</text:p>
      <text:p text:style-name="P3"/>
      <text:p text:style-name="P3">yth:1 <text:s/>o'ta:2 <text:s/>a:1 <text:s/>natur:2 <text:s/>krev:1 <text:s/>,:0</text:p>
      <text:p text:style-name="P3">Niver a sylabennow y'n linenn = 7</text:p>
      <text:p text:style-name="P3">yth O'ta a NAtur KREV</text:p>
      <text:p text:style-name="P3"/>
      <text:p text:style-name="P3">ha:1 <text:s/>my:1 <text:s/>a'n:1 <text:s/>krys:1 <text:s/>.:0</text:p>
      <text:p text:style-name="P3">Niver a sylabennow y'n linenn = 4</text:p>
      <text:p text:style-name="P3">ha MY A'N <text:s text:c="2"/>KRYS</text:p>
      <text:p text:style-name="P3"/>
      <text:p text:style-name="P3">Sur:1 <text:s/>rakhenna:3 <text:s/>dhe'th:1 <text:s/>enora:3</text:p>
      <text:p text:style-name="P3">Niver a sylabennow y'n linenn = 8</text:p>
      <text:p text:style-name="P3">SUR rakHENna DHE'TH eNOra</text:p>
      <text:p text:style-name="P3"/>
      <text:p text:style-name="P3"><text:soft-page-break/>my:1 <text:s/>a:1 <text:s/>vynn:1 <text:s/>,:0 <text:s/>'ugh:1 <text:s/>an:1 <text:s/>Drynses:2 <text:s/>.:0</text:p>
      <text:p text:style-name="P3">Niver a sylabennow y'n linenn = 7</text:p>
      <text:p text:style-name="P3">MY a VYNN <text:s/>'UGH an DRYNses</text:p>
      <text:p text:style-name="P3"/>
      <text:p text:style-name="P3"/>
      <text:p text:style-name="P3"/>
      <text:p text:style-name="P3"/>
      <text:p text:style-name="P3"/>
      <text:p text:style-name="P3">Ty:1 <text:s/>greatur:3 <text:s/>unkinda:3 <text:s/>,:0</text:p>
      <text:p text:style-name="P3">Niver a sylabennow y'n linenn = 7</text:p>
      <text:p text:style-name="P3">TY greAtur unKINda</text:p>
      <text:p text:style-name="P3"/>
      <text:p text:style-name="P3">erbynn:2 <text:s/>dha:1 <text:s/>Vaker:2 <text:s/>ow:1 <text:s/>kows:1 <text:s/>!:0</text:p>
      <text:p text:style-name="P3">Niver a sylabennow y'n linenn = 7</text:p>
      <text:p text:style-name="P3">ERbynn dha VAker ow KOWS</text:p>
      <text:p text:style-name="P3"/>
      <text:p text:style-name="P3">Prederi:3 <text:s/>prag:1 <text:s/>na:1 <text:s/>wre'ta:2</text:p>
      <text:p text:style-name="P3">Niver a sylabennow y'n linenn = 7</text:p>
      <text:p text:style-name="P3">preDEri PRAG na WRE'ta</text:p>
      <text:p text:style-name="P3"/>
      <text:p text:style-name="P3">y:1 <text:s/>feusta:2 <text:s/>gwrys:1 <text:s/>,:0 <text:s/>ty:1 <text:s/>was:1 <text:s/>lows:1 <text:s/>,:0</text:p>
      <text:p text:style-name="P3">Niver a sylabennow y'n linenn = 7</text:p>
      <text:p text:style-name="P3">y FEUsta GWRYS <text:s/>TY WAS LOWS</text:p>
      <text:p text:style-name="P3"/>
      <text:p text:style-name="P3">gans:1 <text:s/>Dyw:1 <text:s/>omma:2 <text:s/>?:0</text:p>
      <text:p text:style-name="P3">Niver a sylabennow y'n linenn = 4</text:p>
      <text:p text:style-name="P3">GANS DYW OMma</text:p>
      <text:p text:style-name="P3"/>
      <text:p text:style-name="P3">Ganso:2 <text:s/>pan:1 <text:s/>wres:1 <text:s/>komparya:3</text:p>
      <text:p text:style-name="P3">Niver a sylabennow y'n linenn = 7</text:p>
      <text:p text:style-name="P3">GANso pan WRES komPARya</text:p>
      <text:p text:style-name="P3"/>
      <text:p text:style-name="P3">meur:1 <text:s/>dhe:1 <text:s/>vlamya:2 <text:s/>yth:1 <text:s/>osta:2</text:p>
      <text:p text:style-name="P3">Niver a sylabennow y'n linenn = 7</text:p>
      <text:p text:style-name="P3">MEUR dhe VLAMya yth Osta</text:p>
      <text:p text:style-name="P3"/>
      <text:p text:style-name="P3">ha:1 <text:s/>paynys:2 <text:s/>y'fydh:2 <text:s/>ragdho:2 <text:s/>.:0</text:p>
      <text:p text:style-name="P3">Niver a sylabennow y'n linenn = 7</text:p>
      <text:p text:style-name="P3">ha PAYnys Y'fydh RAGdh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'yw:1 <text:s/>henna:2 <text:s/>a:1 <text:s/>vydh:1 <text:s/>mar:1 <text:s/>vold:1</text:p>
      <text:p text:style-name="P3">Niver a sylabennow y'n linenn = 7</text:p>
      <text:p text:style-name="P3">P'YW HENna a VYDH mar VOLD</text:p>
      <text:p text:style-name="P3"/>
      <text:p text:style-name="P3">kows:1 <text:s/>ger:1 <text:s/>erbynn:2 <text:s/>Lusifer:3 <text:s/>?:0</text:p>
      <text:p text:style-name="P3">Niver a sylabennow y'n linenn = 7</text:p>
      <text:p text:style-name="P3">KOWS GER ERbynn luSIfer</text:p>
      <text:p text:style-name="P3"/>
      <text:p text:style-name="P3">Here:2 <text:s/>he:1 <text:s/>has:1 <text:s/>unto:2 <text:s/>you:2 <text:s/>told:1</text:p>
      <text:p text:style-name="P3">Niver a sylabennow y'n linenn = 9</text:p>
      <text:p text:style-name="P3">HEre HE HAS UNto You TOLD</text:p>
      <text:p text:style-name="P3"/>
      <text:p text:style-name="P3">that:1 <text:s/>in:1 <text:s/>heaven:3 <text:s/>is:1 <text:s/>not:1 <text:s/>his:1 <text:s/>peer:2 <text:s/>,:0</text:p>
      <text:p text:style-name="P3">Niver a sylabennow y'n linenn = 10</text:p>
      <text:p text:style-name="P3">THAT IN heAven IS NOT HIS PEer</text:p>
      <text:p text:style-name="P3"/>
      <text:p text:style-name="P3">ha:1 <text:s/>my:1 <text:s/>a'n:1 <text:s/>krys:1 <text:s/>.:0</text:p>
      <text:p text:style-name="P3">Niver a sylabennow y'n linenn = 4</text:p>
      <text:p text:style-name="P3">ha MY A'N <text:s text:c="2"/>KRYS</text:p>
      <text:p text:style-name="P3"/>
      <text:p text:style-name="P3">Hwi:1 <text:s/>a'n:1 <text:s/>gwel:1 <text:s/>ow:1 <text:s/>terlentri:3</text:p>
      <text:p text:style-name="P3">Niver a sylabennow y'n linenn = 7</text:p>
      <text:p text:style-name="P3">HWI A'N <text:s text:c="2"/>GWEL ow terLENtri</text:p>
      <text:p text:style-name="P3"/>
      <text:p text:style-name="P3">splanna:2 <text:s/>es:1 <text:s/>an:1 <text:s/>howl:1 <text:s/>devri:2 <text:s/>.:0</text:p>
      <text:p text:style-name="P3">Niver a sylabennow y'n linenn = 7</text:p>
      <text:p text:style-name="P3">SPLANna ES an HOWL deVRI</text:p>
      <text:p text:style-name="P3"/>
      <text:p text:style-name="P3">My:1 <text:s/>a'th:1 <text:s/>enor:2 <text:s/>,:0 <text:s/>dhymm:1 <text:s/>dell:1 <text:s/>res:1 <text:s/>.:0</text:p>
      <text:p text:style-name="P3">Niver a sylabennow y'n linenn = 7</text:p>
      <text:p text:style-name="P3">MY A'TH Enor <text:s/>DHYMM dell RES</text:p>
      <text:p text:style-name="P3"/>
      <text:p text:style-name="P3"/>
      <text:p text:style-name="P3"/>
      <text:p text:style-name="P3"/>
      <text:p text:style-name="P3"/>
      <text:p text:style-name="P3">A:1 <text:s/>taw:1 <text:s/>,:0 <text:s/>na:1 <text:s/>gows:1 <text:s/>a:1 <text:s/>henna:2</text:p>
      <text:p text:style-name="P3">Niver a sylabennow y'n linenn = 7</text:p>
      <text:p text:style-name="P3">a TAW <text:s/>na GOWS a HENna</text:p>
      <text:p text:style-name="P3"/>
      <text:p text:style-name="P3">my:1 <text:s/>a'th:1 <text:s/>pys:1 <text:s/>;:0 <text:s/>krys:1 <text:s/>ow:1 <text:s/>lavar:2 <text:s/>.:0</text:p>
      <text:p text:style-name="P3">Niver a sylabennow y'n linenn = 7</text:p>
      <text:p text:style-name="P3">MY A'TH PYS <text:s/>KRYS ow LAvar</text:p>
      <text:p text:style-name="P3"/>
      <text:p text:style-name="P3">Neb:1 <text:s/>a'n:1 <text:s/>formyas:2 <text:s/>ev:1 <text:s/>omma:2</text:p>
      <text:p text:style-name="P3">Niver a sylabennow y'n linenn = 7</text:p>
      <text:p text:style-name="P3">NEB A'N <text:s text:c="2"/>FORMyas EV OMma</text:p>
      <text:p text:style-name="P3"/>
      <text:p text:style-name="P3">a'n:1 <text:s/>deform:2 <text:s/>arta:2 <text:s/>,:0 <text:s/>preder:2 <text:s/>,:0</text:p>
      <text:p text:style-name="P3">Niver a sylabennow y'n linenn = 7</text:p>
      <text:p text:style-name="P3">A'N <text:s text:c="2"/>DEform ARta <text:s/>PREder</text:p>
      <text:p text:style-name="P3"/>
      <text:p text:style-name="P3"><text:soft-page-break/>y:1 <text:s/>vodh:1 <text:s/>pan:1 <text:s/>vo:1 <text:s/>.:0</text:p>
      <text:p text:style-name="P3">Niver a sylabennow y'n linenn = 4</text:p>
      <text:p text:style-name="P3">y VODH pan VO</text:p>
      <text:p text:style-name="P3"/>
      <text:p text:style-name="P3">Mar:1 <text:s/>trIgowgh:2 <text:s/>hwi:1 <text:s/>y'n:1 <text:s/>kryjyans:2 <text:s/>na:1</text:p>
      <text:p text:style-name="P3">Niver a sylabennow y'n linenn = 8</text:p>
      <text:p text:style-name="P3">mar TRIgowgh HWI Y'N <text:s text:c="2"/>KRYJyans na</text:p>
      <text:p text:style-name="P3"/>
      <text:p text:style-name="P3">moredh:2 <text:s/>hwi:1 <text:s/>a's:1 <text:s/>bydh:1 <text:s/>ragdho:2 <text:s/>,:0</text:p>
      <text:p text:style-name="P3">Niver a sylabennow y'n linenn = 7</text:p>
      <text:p text:style-name="P3">MOredh HWI A'S <text:s/>BYDH RAGdho</text:p>
      <text:p text:style-name="P3"/>
      <text:p text:style-name="P3">trestyewgh:2 <text:s/>dhodho:2 <text:s/>.:0</text:p>
      <text:p text:style-name="P3">Niver a sylabennow y'n linenn = 4</text:p>
      <text:p text:style-name="P3">TRESTyewgh DHOdho</text:p>
      <text:p text:style-name="P3"/>
      <text:p text:style-name="P3"/>
      <text:p text:style-name="P3"/>
      <text:p text:style-name="P3"/>
      <text:p text:style-name="P3"/>
      <text:p text:style-name="P3">Pynagoll:3 <text:s/>yw:1 <text:s/>a:1 <text:s/>lavarro:3</text:p>
      <text:p text:style-name="P3">Niver a sylabennow y'n linenn = 8</text:p>
      <text:p text:style-name="P3">pyNAgoll YW a laVARro</text:p>
      <text:p text:style-name="P3"/>
      <text:p text:style-name="P3">nag:1 <text:s/>yw:1 <text:s/>Lusifer:3 <text:s/>wordhi:2</text:p>
      <text:p text:style-name="P3">Niver a sylabennow y'n linenn = 7</text:p>
      <text:p text:style-name="P3">nag YW luSIfer WORdhi</text:p>
      <text:p text:style-name="P3"/>
      <text:p text:style-name="P3">omma:2 <text:s/>dh'agan:2 <text:s/>governa:3</text:p>
      <text:p text:style-name="P3">Niver a sylabennow y'n linenn = 7</text:p>
      <text:p text:style-name="P3">OMma DH'Agan goVERna</text:p>
      <text:p text:style-name="P3"/>
      <text:p text:style-name="P3">ha:1 <text:s/>bos:1 <text:s/>penn:1 <text:s/>yn:1 <text:s/>nev:1 <text:s/>devri:2 <text:s/>,:0</text:p>
      <text:p text:style-name="P3">Niver a sylabennow y'n linenn = 7</text:p>
      <text:p text:style-name="P3">ha BOS PENN YN NEV deVRI</text:p>
      <text:p text:style-name="P3"/>
      <text:p text:style-name="P3">a:1 <text:s/>lever:2 <text:s/>gow:1 <text:s/>::0</text:p>
      <text:p text:style-name="P3">Niver a sylabennow y'n linenn = 4</text:p>
      <text:p text:style-name="P3">a LEver GOW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ya:2 <text:s/>,:0 <text:s/>ha:1 <text:s/>wordhi:2 <text:s/>pub:1 <text:s/>prys:1</text:p>
      <text:p text:style-name="P3">Niver a sylabennow y'n linenn = 7</text:p>
      <text:p text:style-name="P3">Eya <text:s/>ha WORdhi PUB PRYS</text:p>
      <text:p text:style-name="P3"/>
      <text:p text:style-name="P3"><text:soft-page-break/>dhe:1 <text:s/>vos:1 <text:s/>yn:1 <text:s/>tron:1 <text:s/>esedhys:3</text:p>
      <text:p text:style-name="P3">Niver a sylabennow y'n linenn = 7</text:p>
      <text:p text:style-name="P3">dhe VOS YN TRON eSEdhys</text:p>
      <text:p text:style-name="P3"/>
      <text:p text:style-name="P3">avel:2 <text:s/>Dyw:1 <text:s/>,:0 <text:s/>sur:1 <text:s/>heb:1 <text:s/>parow:2 <text:s/>.:0</text:p>
      <text:p text:style-name="P3">Niver a sylabennow y'n linenn = 7</text:p>
      <text:p text:style-name="P3">aVEL DYW <text:s/>SUR HEB PArow</text:p>
      <text:p text:style-name="P3"/>
      <text:p text:style-name="P3">My:1 <text:s/>a'n:1 <text:s/>gordh:1 <text:s/>omma:2 <text:s/>dell:1 <text:s/>res:1 <text:s/>,:0</text:p>
      <text:p text:style-name="P3">Niver a sylabennow y'n linenn = 7</text:p>
      <text:p text:style-name="P3">MY A'N <text:s text:c="2"/>GORDH OMma dell RES</text:p>
      <text:p text:style-name="P3"/>
      <text:p text:style-name="P3">war:1 <text:s/>ow:1 <text:s/>dewlin:2 <text:s/>kekeffrys:3 <text:s/>,:0</text:p>
      <text:p text:style-name="P3">Niver a sylabennow y'n linenn = 7</text:p>
      <text:p text:style-name="P3">WAR ow DEwlin keKEFfrys</text:p>
      <text:p text:style-name="P3"/>
      <text:p text:style-name="P3">rag:1 <text:s/>y:1 <text:s/>vos:1 <text:s/>mar:1 <text:s/>garadow:3 <text:s/>.:0</text:p>
      <text:p text:style-name="P3">Niver a sylabennow y'n linenn = 7</text:p>
      <text:p text:style-name="P3">rag y VOS mar gaRAdow</text:p>
      <text:p text:style-name="P3"/>
      <text:p text:style-name="P3"/>
      <text:p text:style-name="P3"/>
      <text:p text:style-name="P3"/>
      <text:p text:style-name="P3"/>
      <text:p text:style-name="P3">Dell:1 <text:s/>wrama:2 <text:s/>reynya:2 <text:s/>omma:2</text:p>
      <text:p text:style-name="P3">Niver a sylabennow y'n linenn = 7</text:p>
      <text:p text:style-name="P3">dell WRAma REYNya OMma</text:p>
      <text:p text:style-name="P3"/>
      <text:p text:style-name="P3">yn:1 <text:s/>tron:1 <text:s/>'wartha:2 <text:s/>gans:1 <text:s/>glori:2 <text:s/>,:0</text:p>
      <text:p text:style-name="P3">Niver a sylabennow y'n linenn = 7</text:p>
      <text:p text:style-name="P3">YN TRON 'WARtha GANS GLOri</text:p>
      <text:p text:style-name="P3"/>
      <text:p text:style-name="P3">hwi:1 <text:s/>a:1 <text:s/>'sedh:1 <text:s/>warbarth:2 <text:s/>genev:2 <text:s/>,:0</text:p>
      <text:p text:style-name="P3">Niver a sylabennow y'n linenn = 7</text:p>
      <text:p text:style-name="P3">HWI a 'SEDH warBARTH GEnev</text:p>
      <text:p text:style-name="P3"/>
      <text:p text:style-name="P3">myns:1 <text:s/>a:1 <text:s/>goello:2 <text:s/>orthiv:2 <text:s/>vy:1 <text:s/>,:0</text:p>
      <text:p text:style-name="P3">Niver a sylabennow y'n linenn = 7</text:p>
      <text:p text:style-name="P3">MYNS a GOEllo ORthiv vy</text:p>
      <text:p text:style-name="P3"/>
      <text:p text:style-name="P3">poran:2 <text:s/>ryb:1 <text:s/>ow:1 <text:s/>thenewenn:3 <text:s/>.:0</text:p>
      <text:p text:style-name="P3">Niver a sylabennow y'n linenn = 7</text:p>
      <text:p text:style-name="P3">POran RYB ow theNEwen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I:1 <text:s/>was:1 <text:s/>mad-e:2 <text:s/>of:1 <text:s/>a:1 <text:s/>thought:1 <text:s/>.:0</text:p>
      <text:p text:style-name="P3">Niver a sylabennow y'n linenn = 7</text:p>
      <text:p text:style-name="P3">I WAS MAD-e OF a THOUGHT</text:p>
      <text:p text:style-name="P3"/>
      <text:p text:style-name="P3">You:1 <text:s/>may:1 <text:s/>be:1 <text:s/>glad:1 <text:s/>of:1 <text:s/>such:1 <text:s/>wight:1 <text:s/>,:0</text:p>
      <text:p text:style-name="P3">Niver a sylabennow y'n linenn = 7</text:p>
      <text:p text:style-name="P3">YOU may BE GLAD OF SUCH WIGHT</text:p>
      <text:p text:style-name="P3"/>
      <text:p text:style-name="P3">and:1 <text:s/>in:1 <text:s/>heav'n:0 <text:s/>so:1 <text:s/>gay:1 <text:s/>y-wrought:2 <text:s/>.:0</text:p>
      <text:p text:style-name="P3">Niver a sylabennow y'n linenn = 6</text:p>
      <text:p text:style-name="P3">AND IN <text:s text:c="3"/>SO GAY Y-wrought</text:p>
      <text:p text:style-name="P3"/>
      <text:p text:style-name="P3">Seemly:3 <text:s/>am:1 <text:s/>in:1 <text:s/>every:3 <text:s/>sight:1 <text:s/>.:0</text:p>
      <text:p text:style-name="P3">Niver a sylabennow y'n linenn = 9</text:p>
      <text:p text:style-name="P3">seEMly AM IN eVEry SIGHT</text:p>
      <text:p text:style-name="P3"/>
      <text:p text:style-name="P3">Come:2 <text:s/>up:1 <text:s/>to:1 <text:s/>me:1 <text:s/>,:0 <text:s/>everyone:4 <text:s/>,:0</text:p>
      <text:p text:style-name="P3">Niver a sylabennow y'n linenn = 9</text:p>
      <text:p text:style-name="P3">COme UP TO ME <text:s/>everYOne</text:p>
      <text:p text:style-name="P3"/>
      <text:p text:style-name="P3">hag:1 <text:s/>y'n:1 <text:s/>eur:1 <text:s/>na:1 <text:s/>gwrav:1 <text:s/>assaya:3</text:p>
      <text:p text:style-name="P3">Niver a sylabennow y'n linenn = 8</text:p>
      <text:p text:style-name="P3">hag Y'N <text:s text:c="2"/>EUR na GWRAV asSAya</text:p>
      <text:p text:style-name="P3"/>
      <text:p text:style-name="P3">dhe:1 <text:s/>vos:1 <text:s/>mester:2 <text:s/>war:1 <text:s/>an:1 <text:s/>tron:1 <text:s/>.:0</text:p>
      <text:p text:style-name="P3">Niver a sylabennow y'n linenn = 7</text:p>
      <text:p text:style-name="P3">dhe VOS MEster WAR an TR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y:1 <text:s/>,:0 <text:s/>Lusifer:3 <text:s/>,:0 <text:s/>unkinda:3</text:p>
      <text:p text:style-name="P3">Niver a sylabennow y'n linenn = 7</text:p>
      <text:p text:style-name="P3">TY <text:s/>luSIfer <text:s/>unKINda</text:p>
      <text:p text:style-name="P3"/>
      <text:p text:style-name="P3">meur:1 <text:s/>yth:1 <text:s/>os:1 <text:s/>orth:1 <text:s/>dha:1 <text:s/>Vaker:2 <text:s/>.:0</text:p>
      <text:p text:style-name="P3">Niver a sylabennow y'n linenn = 7</text:p>
      <text:p text:style-name="P3">MEUR yth OS ORTH dha VAker</text:p>
      <text:p text:style-name="P3"/>
      <text:p text:style-name="P3">Dout:1 <text:s/>yth:1 <text:s/>yw:1 <text:s/>dhis:1 <text:s/>rakhenna:3</text:p>
      <text:p text:style-name="P3">Niver a sylabennow y'n linenn = 7</text:p>
      <text:p text:style-name="P3">DOUT yth YW DHIS rakHENna</text:p>
      <text:p text:style-name="P3"/>
      <text:p text:style-name="P3"><text:soft-page-break/>kavoes:2 <text:s/>meur:1 <text:s/>y:1 <text:s/>dhisplesour:3 <text:s/>,:0</text:p>
      <text:p text:style-name="P3">Niver a sylabennow y'n linenn = 7</text:p>
      <text:p text:style-name="P3">KAvoes MEUR y dhiSPLEsour</text:p>
      <text:p text:style-name="P3"/>
      <text:p text:style-name="P3">dell:1 <text:s/>os:1 <text:s/>wordhi:2 <text:s/>dhe:1 <text:s/>henna:2 <text:s/>.:0</text:p>
      <text:p text:style-name="P3">Niver a sylabennow y'n linenn = 7</text:p>
      <text:p text:style-name="P3">dell OS WORdhi dhe HENna</text:p>
      <text:p text:style-name="P3"/>
      <text:p text:style-name="P3">Prag:1 <text:s/>na:1 <text:s/>wre'ta:2 <text:s/>prederi:3</text:p>
      <text:p text:style-name="P3">Niver a sylabennow y'n linenn = 7</text:p>
      <text:p text:style-name="P3">PRAG na WRE'ta preDEri</text:p>
      <text:p text:style-name="P3"/>
      <text:p text:style-name="P3">y:1 <text:s/>feusta:2 <text:s/>formys:2 <text:s/>,:0 <text:s/>devri:2 <text:s/>,:0</text:p>
      <text:p text:style-name="P3">Niver a sylabennow y'n linenn = 7</text:p>
      <text:p text:style-name="P3">y FEUsta FORmys <text:s/>deVRI</text:p>
      <text:p text:style-name="P3"/>
      <text:p text:style-name="P3">der:1 <text:s/>y:1 <text:s/>wrians:2 <text:s/>ev:1 <text:s/>omma:2 <text:s/>?:0</text:p>
      <text:p text:style-name="P3">Niver a sylabennow y'n linenn = 7</text:p>
      <text:p text:style-name="P3">DER y WRIans EV OMma</text:p>
      <text:p text:style-name="P3"/>
      <text:p text:style-name="P3">Der:1 <text:s/>henna:2 <text:s/>,:0 <text:s/>preder:2 <text:s/>yn:1 <text:s/>ta:1 <text:s/>.:0</text:p>
      <text:p text:style-name="P3">Niver a sylabennow y'n linenn = 7</text:p>
      <text:p text:style-name="P3">DER HENna <text:s/>PREder YN TA</text:p>
      <text:p text:style-name="P3"/>
      <text:p text:style-name="P3">Ev:1 <text:s/>a:1 <text:s/>yll:1 <text:s/>der:1 <text:s/>er:1 <text:s/>arta:2</text:p>
      <text:p text:style-name="P3">Niver a sylabennow y'n linenn = 7</text:p>
      <text:p text:style-name="P3">EV a YLL DER ER ARta</text:p>
      <text:p text:style-name="P3"/>
      <text:p text:style-name="P3">dhe'th:1 <text:s/>dhistrui:3 <text:s/>,:0 <text:s/>'skemunys:3 <text:s/>.:0</text:p>
      <text:p text:style-name="P3">Niver a sylabennow y'n linenn = 7</text:p>
      <text:p text:style-name="P3">DHE'TH dhiSTRUi <text:s/>'skeMUnys</text:p>
      <text:p text:style-name="P3"/>
      <text:p text:style-name="P3"/>
      <text:p text:style-name="P3"/>
      <text:p text:style-name="P3"/>
      <text:p text:style-name="P3"/>
      <text:p text:style-name="P3">Ty:1 <text:s/>,:0 <text:s/>Mighal:2 <text:s/>,:0 <text:s/>re:1 <text:s/>stout:1 <text:s/>yth:1 <text:s/>os:1</text:p>
      <text:p text:style-name="P3">Niver a sylabennow y'n linenn = 7</text:p>
      <text:p text:style-name="P3">TY <text:s/>MIghal <text:s/>re STOUT yth OS</text:p>
      <text:p text:style-name="P3"/>
      <text:p text:style-name="P3">pan:1 <text:s/>wres:1 <text:s/>orthiv:2 <text:s/>vy:1 <text:s/>settya:2 <text:s/>.:0</text:p>
      <text:p text:style-name="P3">Niver a sylabennow y'n linenn = 7</text:p>
      <text:p text:style-name="P3">pan WRES ORthiv vy SETTya</text:p>
      <text:p text:style-name="P3"/>
      <text:p text:style-name="P3">My:1 <text:s/>a:1 <text:s/>grys:1 <text:s/>hag:1 <text:s/>a'n:1 <text:s/>soppos:2</text:p>
      <text:p text:style-name="P3">Niver a sylabennow y'n linenn = 7</text:p>
      <text:p text:style-name="P3">MY a GRYS hag A'N <text:s text:c="2"/>SOPpos</text:p>
      <text:p text:style-name="P3"/>
      <text:p text:style-name="P3">y:1 <text:s/>fynnses:2 <text:s/>jy:1 <text:s/>komparya:3</text:p>
      <text:p text:style-name="P3">Niver a sylabennow y'n linenn = 7</text:p>
      <text:p text:style-name="P3">y FYNNses jy komPARya</text:p>
      <text:p text:style-name="P3"/>
      <text:p text:style-name="P3"><text:soft-page-break/>lemmyn:2 <text:s/>genev:2 <text:s/>.:0</text:p>
      <text:p text:style-name="P3">Niver a sylabennow y'n linenn = 4</text:p>
      <text:p text:style-name="P3">LEMmyn GEnev</text:p>
      <text:p text:style-name="P3"/>
      <text:p text:style-name="P3">Na:1 <text:s/>wres:1 <text:s/>,:0 <text:s/>na:1 <text:s/>wres:1 <text:s/>,:0 <text:s/>na:1 <text:s/>borth:1 <text:s/>dout:1</text:p>
      <text:p text:style-name="P3">,:0</text:p>
      <text:p text:style-name="P3">Niver a sylabennow y'n linenn = 7</text:p>
      <text:p text:style-name="P3">na WRES <text:s/>na WRES <text:s/>na BORTH DOUT</text:p>
      <text:p text:style-name="P3"/>
      <text:p text:style-name="P3">ty:1 <text:s/>,:0 <text:s/>nag:1 <text:s/>oll:1 <text:s/>dha:1 <text:s/>gowetha:3 <text:s/>.:0</text:p>
      <text:p text:style-name="P3">Niver a sylabennow y'n linenn = 7</text:p>
      <text:p text:style-name="P3">TY <text:s/>nag OLL dha goWEtha</text:p>
      <text:p text:style-name="P3"/>
      <text:p text:style-name="P3">Mara:2 <text:s/>kwredh:1 <text:s/>,:0 <text:s/>my:1 <text:s/>a'gas:2 <text:s/>klout:1 <text:s/>.:0</text:p>
      <text:p text:style-name="P3">Niver a sylabennow y'n linenn = 7</text:p>
      <text:p text:style-name="P3">MAra KWREDH <text:s/>MY A'gas KLOUT</text:p>
      <text:p text:style-name="P3"/>
      <text:p text:style-name="P3">Rakhenna:3 <text:s/>gwrewgh:1 <text:s/>ow:1 <text:s/>gordhya:2</text:p>
      <text:p text:style-name="P3">Niver a sylabennow y'n linenn = 7</text:p>
      <text:p text:style-name="P3">rakHENna GWREWGH ow GORDHya</text:p>
      <text:p text:style-name="P3"/>
      <text:p text:style-name="P3">ha:1 <text:s/>warbarth:2 <text:s/>trestyewgh:2 <text:s/>ynnov:2 <text:s/>.:0</text:p>
      <text:p text:style-name="P3">Niver a sylabennow y'n linenn = 7</text:p>
      <text:p text:style-name="P3">ha warBARTH TRESTyewgh YNnov</text:p>
      <text:p text:style-name="P3"/>
      <text:p text:style-name="P3">Hwi:1 <text:s/>a'm:1 <text:s/>gwel:1 <text:s/>ow:1 <text:s/>terlentri:3</text:p>
      <text:p text:style-name="P3">Niver a sylabennow y'n linenn = 7</text:p>
      <text:p text:style-name="P3">HWI A'M <text:s/>GWEL ow terLENtri</text:p>
      <text:p text:style-name="P3"/>
      <text:p text:style-name="P3">splanna:2 <text:s/>es:1 <text:s/>an:1 <text:s/>Tas:1 <text:s/>devri:2 <text:s/>.:0</text:p>
      <text:p text:style-name="P3">Niver a sylabennow y'n linenn = 7</text:p>
      <text:p text:style-name="P3">SPLANna ES an TAS deVRI</text:p>
      <text:p text:style-name="P3"/>
      <text:p text:style-name="P3">Henna:2 <text:s/>krysewgh:2 <text:s/>ow:1 <text:s/>bosav:2 <text:s/>.:0</text:p>
      <text:p text:style-name="P3">Niver a sylabennow y'n linenn = 7</text:p>
      <text:p text:style-name="P3">HENna KRYsewgh ow BOsav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:1 <text:s/>Lusifer:3 <text:s/>.:0 <text:s/>Lusifer:3 <text:s/>,:0</text:p>
      <text:p text:style-name="P3">Niver a sylabennow y'n linenn = 7</text:p>
      <text:p text:style-name="P3">a luSIfer <text:s/>luSIfer</text:p>
      <text:p text:style-name="P3"><text:soft-page-break/></text:p>
      <text:p text:style-name="P3">ty:1 <text:s/>a:1 <text:s/>veu:1 <text:s/>oll:1 <text:s/>lantern:2 <text:s/>nev:1 <text:s/>,:0</text:p>
      <text:p text:style-name="P3">Niver a sylabennow y'n linenn = 7</text:p>
      <text:p text:style-name="P3">TY a VEU OLL LANtern NEV</text:p>
      <text:p text:style-name="P3"/>
      <text:p text:style-name="P3">ha:1 <text:s/>dredhov:2 <text:s/>sertan:2 <text:s/>pub:1 <text:s/>eur:1</text:p>
      <text:p text:style-name="P3">Niver a sylabennow y'n linenn = 7</text:p>
      <text:p text:style-name="P3">ha DREdhov SERtan PUB EUR</text:p>
      <text:p text:style-name="P3"/>
      <text:p text:style-name="P3">ty:1 <text:s/>a:1 <text:s/>veu:1 <text:s/>eksaltys:3 <text:s/>brav:1 <text:s/>,:0</text:p>
      <text:p text:style-name="P3">Niver a sylabennow y'n linenn = 7</text:p>
      <text:p text:style-name="P3">TY a VEU ekSALtys BRAV</text:p>
      <text:p text:style-name="P3"/>
      <text:p text:style-name="P3">hag:1 <text:s/>a'th:1 <text:s/>settyas:2 <text:s/>pur:1 <text:s/>ughel:2 <text:s/>.:0</text:p>
      <text:p text:style-name="P3">Niver a sylabennow y'n linenn = 7</text:p>
      <text:p text:style-name="P3">hag A'TH SETTyas PUR Ughe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emmyn:2 <text:s/>meur:1 <text:s/>os:1 <text:s/>unkinda:3</text:p>
      <text:p text:style-name="P3">Niver a sylabennow y'n linenn = 7</text:p>
      <text:p text:style-name="P3">LEMmyn MEUR OS unKINda</text:p>
      <text:p text:style-name="P3"/>
      <text:p text:style-name="P3">orthiv:2 <text:s/>vy:1 <text:s/>pan:1 <text:s/>wres:1 <text:s/>settya:2 <text:s/>.:0</text:p>
      <text:p text:style-name="P3">Niver a sylabennow y'n linenn = 7</text:p>
      <text:p text:style-name="P3">ORthiv vy pan WRES SETTya</text:p>
      <text:p text:style-name="P3"/>
      <text:p text:style-name="P3">Rag:1 <text:s/>dha:1 <text:s/>woeth:1 <text:s/>,:0 <text:s/>dhe:1 <text:s/>bayn:1 <text:s/>nevra:2</text:p>
      <text:p text:style-name="P3">Niver a sylabennow y'n linenn = 7</text:p>
      <text:p text:style-name="P3">rag dha WOETH <text:s/>dhe BAYN NEvra</text:p>
      <text:p text:style-name="P3"/>
      <text:p text:style-name="P3">ty:1 <text:s/>a:1 <text:s/>wra:1 <text:s/>diyskynna:4</text:p>
      <text:p text:style-name="P3">Niver a sylabennow y'n linenn = 7</text:p>
      <text:p text:style-name="P3">TY a WRA diySKYNna</text:p>
      <text:p text:style-name="P3"/>
      <text:p text:style-name="P3">mayth:1 <text:s/>elles:2 <text:s/>isel:2 <text:s/>.:0</text:p>
      <text:p text:style-name="P3">Niver a sylabennow y'n linenn = 5</text:p>
      <text:p text:style-name="P3">mayth Elles Isel</text:p>
      <text:p text:style-name="P3"/>
      <text:p text:style-name="P3">Determys:3 <text:s/>ov:1 <text:s/>dhe:1 <text:s/>unn:1 <text:s/>dra:1 <text:s/>,:0</text:p>
      <text:p text:style-name="P3">Niver a sylabennow y'n linenn = 7</text:p>
      <text:p text:style-name="P3">deTERmys OV dhe UNN DRA</text:p>
      <text:p text:style-name="P3"/>
      <text:p text:style-name="P3">ha:1 <text:s/>konkludys:3 <text:s/>maga:2 <text:s/>ta:1 <text:s/>;:0</text:p>
      <text:p text:style-name="P3">Niver a sylabennow y'n linenn = 7</text:p>
      <text:p text:style-name="P3">ha konKLUdys MAga TA</text:p>
      <text:p text:style-name="P3"><text:soft-page-break/></text:p>
      <text:p text:style-name="P3">dhe:1 <text:s/>wuthyl:2 <text:s/>unn:1 <text:s/>den:1 <text:s/>omma:2</text:p>
      <text:p text:style-name="P3">Niver a sylabennow y'n linenn = 7</text:p>
      <text:p text:style-name="P3">dhe WUthyl UNN DEN OMma</text:p>
      <text:p text:style-name="P3"/>
      <text:p text:style-name="P3">a:1 <text:s/>dhor:1 <text:s/>ha:1 <text:s/>slim:1 <text:s/>dhe'm:1 <text:s/>servya:2 <text:s/>,:0</text:p>
      <text:p text:style-name="P3">Niver a sylabennow y'n linenn = 7</text:p>
      <text:p text:style-name="P3">a DHOR ha SLIM DHE'M <text:s/>SERVya</text:p>
      <text:p text:style-name="P3"/>
      <text:p text:style-name="P3">ha'th:1 <text:s/>plas:1 <text:s/>jy:1 <text:s/>dhe:1 <text:s/>opya:2 <text:s/>,:0</text:p>
      <text:p text:style-name="P3">Niver a sylabennow y'n linenn = 6</text:p>
      <text:p text:style-name="P3">HA'TH PLAS jy dhe OPy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ag:1 <text:s/>kollenwel:3 <text:s/>an:1 <text:s/>roumys:2</text:p>
      <text:p text:style-name="P3">Niver a sylabennow y'n linenn = 7</text:p>
      <text:p text:style-name="P3">rag koLLENwel an ROUmys</text:p>
      <text:p text:style-name="P3"/>
      <text:p text:style-name="P3">a:1 <text:s/>vydh:1 <text:s/>voyd:1 <text:s/>yn:1 <text:s/>nev:1 <text:s/>uskis:2</text:p>
      <text:p text:style-name="P3">Niver a sylabennow y'n linenn = 7</text:p>
      <text:p text:style-name="P3">a VYDH VOYD YN NEV Uskis</text:p>
      <text:p text:style-name="P3"/>
      <text:p text:style-name="P3">dredhos:2 <text:s/>jy:1 <text:s/>ha'th:1 <text:s/>kowetha:3 <text:s/>.:0</text:p>
      <text:p text:style-name="P3">Niver a sylabennow y'n linenn = 7</text:p>
      <text:p text:style-name="P3">DREdhos jy HA'TH koWEtha</text:p>
      <text:p text:style-name="P3"/>
      <text:p text:style-name="P3"/>
      <text:p text:style-name="P3"/>
      <text:p text:style-name="P3"/>
      <text:p text:style-name="P3"/>
      <text:p text:style-name="P3">Ifarn:2 <text:s/>ragos:2 <text:s/>a:1 <text:s/>vydh:1 <text:s/>gwrys:1 <text:s/>.:0</text:p>
      <text:p text:style-name="P3">Niver a sylabennow y'n linenn = 7</text:p>
      <text:p text:style-name="P3">Ifarn RAgos a VYDH GWRYS</text:p>
      <text:p text:style-name="P3"/>
      <text:p text:style-name="P3">Uskis:2 <text:s/>kommondyav:3 <text:s/>henna:2 <text:s/>.:0</text:p>
      <text:p text:style-name="P3">Niver a sylabennow y'n linenn = 7</text:p>
      <text:p text:style-name="P3">Uskis komMONDyav HENna</text:p>
      <text:p text:style-name="P3"/>
      <text:p text:style-name="P3">Ena:2 <text:s/>ty:1 <text:s/>a:1 <text:s/>vydh:1 <text:s/>trigys:2 <text:s/>,:0</text:p>
      <text:p text:style-name="P3">Niver a sylabennow y'n linenn = 7</text:p>
      <text:p text:style-name="P3">Ena TY a VYDH TRIgys</text:p>
      <text:p text:style-name="P3"/>
      <text:p text:style-name="P3">ha:1 <text:s/>myns:1 <text:s/>assentyas:3 <text:s/>genes:2</text:p>
      <text:p text:style-name="P3">Niver a sylabennow y'n linenn = 7</text:p>
      <text:p text:style-name="P3">ha MYNS asSENTyas GEnes</text:p>
      <text:p text:style-name="P3"><text:soft-page-break/></text:p>
      <text:p text:style-name="P3">genes:2 <text:s/>jy:1 <text:s/>a'n:1 <text:s/>naw:1 <text:s/>ordyr:2 <text:s/>.:0</text:p>
      <text:p text:style-name="P3">Niver a sylabennow y'n linenn = 7</text:p>
      <text:p text:style-name="P3">GEnes jy A'N <text:s text:c="2"/>NAW ORdyr</text:p>
      <text:p text:style-name="P3"/>
      <text:p text:style-name="P3">Yn:1 <text:s/>paynys:2 <text:s/>bys:1 <text:s/>vynari:3</text:p>
      <text:p text:style-name="P3">Niver a sylabennow y'n linenn = 7</text:p>
      <text:p text:style-name="P3">YN PAYnys BYS vyNAri</text:p>
      <text:p text:style-name="P3"/>
      <text:p text:style-name="P3">heb:1 <text:s/>ronson:2 <text:s/>vydholl:2 <text:s/>na:1 <text:s/>fin:1 <text:s/>,:0</text:p>
      <text:p text:style-name="P3">Niver a sylabennow y'n linenn = 7</text:p>
      <text:p text:style-name="P3">HEB RONson VYdholl na FIN</text:p>
      <text:p text:style-name="P3"/>
      <text:p text:style-name="P3">ena:2 <text:s/>pub:1 <text:s/>eur:1 <text:s/>ow:1 <text:s/>mornya:2</text:p>
      <text:p text:style-name="P3">Niver a sylabennow y'n linenn = 7</text:p>
      <text:p text:style-name="P3">Ena PUB EUR ow MORNya</text:p>
      <text:p text:style-name="P3"/>
      <text:p text:style-name="P3">rag:1 <text:s/>galarow:3 <text:s/>,:0 <text:s/>bys:1 <text:s/>worfenn:2 <text:s/>,:0</text:p>
      <text:p text:style-name="P3">Niver a sylabennow y'n linenn = 7</text:p>
      <text:p text:style-name="P3">rag gaLArow <text:s/>BYS WORfenn</text:p>
      <text:p text:style-name="P3"/>
      <text:p text:style-name="P3">hwi:1 <text:s/>a:1 <text:s/>vydh:1 <text:s/>,:0 <text:s/>my:1 <text:s/>a:1 <text:s/>lever:2 <text:s/>.:0</text:p>
      <text:p text:style-name="P3">Niver a sylabennow y'n linenn = 7</text:p>
      <text:p text:style-name="P3">HWI a VYDH <text:s/>MY a LEver</text:p>
      <text:p text:style-name="P3"/>
      <text:p text:style-name="P3"/>
      <text:p text:style-name="P3"/>
      <text:p text:style-name="P3"/>
      <text:p text:style-name="P3"/>
      <text:p text:style-name="P3">Ay:1 <text:s/>!:0 <text:s/>A:1 <text:s/>vynn'ta:2 <text:s/>jy:1 <text:s/>orth:1 <text:s/>mab-den:2</text:p>
      <text:p text:style-name="P3">Niver a sylabennow y'n linenn = 8</text:p>
      <text:p text:style-name="P3">AY <text:s/>a VYNN'ta jy ORTH MAB-den</text:p>
      <text:p text:style-name="P3"/>
      <text:p text:style-name="P3">pan:1 <text:s/>vo:1 <text:s/>gwrys:1 <text:s/>a:1 <text:s/>slim:1 <text:s/>hager:2</text:p>
      <text:p text:style-name="P3">Niver a sylabennow y'n linenn = 7</text:p>
      <text:p text:style-name="P3">pan VO GWRYS a SLIM HAger</text:p>
      <text:p text:style-name="P3"/>
      <text:p text:style-name="P3">okkupya:3 <text:s/>rag:1 <text:s/>sertan:2</text:p>
      <text:p text:style-name="P3">Niver a sylabennow y'n linenn = 6</text:p>
      <text:p text:style-name="P3">okKUPya rag SERtan</text:p>
      <text:p text:style-name="P3"/>
      <text:p text:style-name="P3">ow:1 <text:s/>roum:1 <text:s/>vy:1 <text:s/>,:0 <text:s/>na'n:1 <text:s/>jeves:2 <text:s/>peer:2</text:p>
      <text:p text:style-name="P3">Niver a sylabennow y'n linenn = 8</text:p>
      <text:p text:style-name="P3">ow ROUM vy <text:s/>NA'N <text:s text:c="2"/>JEves PEer</text:p>
      <text:p text:style-name="P3"/>
      <text:p text:style-name="P3">omma:2 <text:s/>yn:1 <text:s/>nev:1 <text:s/>?:0</text:p>
      <text:p text:style-name="P3">Niver a sylabennow y'n linenn = 4</text:p>
      <text:p text:style-name="P3">OMma YN NEV</text:p>
      <text:p text:style-name="P3"/>
      <text:p text:style-name="P3">Henna:2 <text:s/>'via:2 <text:s/>hager:2 <text:s/>dra:1 <text:s/>!:0</text:p>
      <text:p text:style-name="P3">Niver a sylabennow y'n linenn = 7</text:p>
      <text:p text:style-name="P3">HENna 'VIa HAger DRA</text:p>
      <text:p text:style-name="P3"><text:soft-page-break/></text:p>
      <text:p text:style-name="P3">Den:1 <text:s/>a:1 <text:s/>vynn'ta:2 <text:s/>gul:1 <text:s/>a:1 <text:s/>bri:1</text:p>
      <text:p text:style-name="P3">Niver a sylabennow y'n linenn = 7</text:p>
      <text:p text:style-name="P3">DEN a VYNN'ta GUL a BRI</text:p>
      <text:p text:style-name="P3"/>
      <text:p text:style-name="P3">dhe:1 <text:s/>dhos:1 <text:s/>omma:2 <text:s/>dhe'n:1 <text:s/>plas:1 <text:s/>ma:1</text:p>
      <text:p text:style-name="P3">Niver a sylabennow y'n linenn = 7</text:p>
      <text:p text:style-name="P3">dhe DHOS OMma DHE'N <text:s text:c="2"/>PLAS ma</text:p>
      <text:p text:style-name="P3"/>
      <text:p text:style-name="P3">neb:1 <text:s/>yw:1 <text:s/>lenwys:2 <text:s/>a:1 <text:s/>glori:2 <text:s/>?:0</text:p>
      <text:p text:style-name="P3">Niver a sylabennow y'n linenn = 7</text:p>
      <text:p text:style-name="P3">NEB YW LENwys a GLOri</text:p>
      <text:p text:style-name="P3"/>
      <text:p text:style-name="P3">Ragdho:2 <text:s/>wordhi:2 <text:s/>nyns:1 <text:s/>yw:1 <text:s/>ev:1 <text:s/>!:0</text:p>
      <text:p text:style-name="P3">Niver a sylabennow y'n linenn = 7</text:p>
      <text:p text:style-name="P3">RAGdho WORdhi nyns YW EV</text:p>
      <text:p text:style-name="P3"/>
      <text:p text:style-name="P3">Na:1 <text:s/>,:0 <text:s/>na:1 <text:s/>,:0 <text:s/>ny:1 <text:s/>vydh:1 <text:s/>yndella:3 <text:s/>.:0</text:p>
      <text:p text:style-name="P3">Niver a sylabennow y'n linenn = 7</text:p>
      <text:p text:style-name="P3">na <text:s/>na <text:s/>ny VYDH ynDElla</text:p>
      <text:p text:style-name="P3"/>
      <text:p text:style-name="P3">My:1 <text:s/>a:1 <text:s/>worthyp:2 <text:s/>dhis:1 <text:s/>henna:2 <text:s/>.:0</text:p>
      <text:p text:style-name="P3">Niver a sylabennow y'n linenn = 7</text:p>
      <text:p text:style-name="P3">MY a WORthyp DHIS HENna</text:p>
      <text:p text:style-name="P3"/>
      <text:p text:style-name="P3">An:1 <text:s/>plas:1 <text:s/>sur:1 <text:s/>lowr:1 <text:s/>dhiworto:3</text:p>
      <text:p text:style-name="P3">Niver a sylabennow y'n linenn = 7</text:p>
      <text:p text:style-name="P3">an PLAS SUR LOWR dhiWORto</text:p>
      <text:p text:style-name="P3"/>
      <text:p text:style-name="P3">my:1 <text:s/>a:1 <text:s/>with:1 <text:s/>hwath:1 <text:s/>,:0 <text:s/>re'm:1 <text:s/>lowta:2 <text:s/>,:0</text:p>
      <text:p text:style-name="P3">Niver a sylabennow y'n linenn = 7</text:p>
      <text:p text:style-name="P3">MY a WITH HWATH <text:s/>RE'M <text:s/>LOWta</text:p>
      <text:p text:style-name="P3"/>
      <text:p text:style-name="P3">ha:1 <text:s/>dhiworthis:3 <text:s/>jy:1 <text:s/>keffrys:2 <text:s/>.:0</text:p>
      <text:p text:style-name="P3">Niver a sylabennow y'n linenn = 7</text:p>
      <text:p text:style-name="P3">ha dhiWORthis jy KEFfrys</text:p>
      <text:p text:style-name="P3"/>
      <text:p text:style-name="P3">Ty:1 <text:s/>a'm:1 <text:s/>gwel:1 <text:s/>vy:1 <text:s/>krev:1 <text:s/>omma:2</text:p>
      <text:p text:style-name="P3">Niver a sylabennow y'n linenn = 7</text:p>
      <text:p text:style-name="P3">TY A'M <text:s/>GWEL vy KREV OMma</text:p>
      <text:p text:style-name="P3"/>
      <text:p text:style-name="P3">hwath:1 <text:s/>pur:1 <text:s/>brout:1 <text:s/>ow:1 <text:s/>trebuchya:3 <text:s/>.:0</text:p>
      <text:p text:style-name="P3">Niver a sylabennow y'n linenn = 7</text:p>
      <text:p text:style-name="P3">HWATH PUR BROUT ow treBUCHya</text:p>
      <text:p text:style-name="P3"/>
      <text:p text:style-name="P3">Hanter:2 <text:s/>an:1 <text:s/>eledh:2 <text:s/>genev:2 <text:s/>vy:1</text:p>
      <text:p text:style-name="P3">Niver a sylabennow y'n linenn = 8</text:p>
      <text:p text:style-name="P3">HANter an Eledh GEnev vy</text:p>
      <text:p text:style-name="P3"/>
      <text:p text:style-name="P3">assentys:3 <text:s/>yth:1 <text:s/>yns:1 <text:s/>,:0 <text:s/>syrra:2 <text:s/>,:0</text:p>
      <text:p text:style-name="P3">Niver a sylabennow y'n linenn = 7</text:p>
      <text:p text:style-name="P3">asSENtys yth YNS <text:s/>SYRra</text:p>
      <text:p text:style-name="P3"><text:soft-page-break/></text:p>
      <text:p text:style-name="P3">dhe'm:1 <text:s/>mentena:3 <text:s/>yn:1 <text:s/>spit:1 <text:s/>dhis:1 <text:s/>,:0</text:p>
      <text:p text:style-name="P3">Niver a sylabennow y'n linenn = 7</text:p>
      <text:p text:style-name="P3">DHE'M <text:s/>menTEna YN SPIT DHIS</text:p>
      <text:p text:style-name="P3"/>
      <text:p text:style-name="P3">dell:1 <text:s/>wel'ta:2 <text:s/>jy:1 <text:s/>.:0</text:p>
      <text:p text:style-name="P3">Niver a sylabennow y'n linenn = 4</text:p>
      <text:p text:style-name="P3">dell WEL'ta jy</text:p>
      <text:p text:style-name="P3"/>
      <text:p text:style-name="P3">For:1 <text:s/>well:1 <text:s/>nor:1 <text:s/>woe:1</text:p>
      <text:p text:style-name="P3">Niver a sylabennow y'n linenn = 4</text:p>
      <text:p text:style-name="P3">FOR WELL NOR WOE</text:p>
      <text:p text:style-name="P3"/>
      <text:p text:style-name="P3">I:1 <text:s/>will:1 <text:s/>not:1 <text:s/>go:1 <text:s/>.:0</text:p>
      <text:p text:style-name="P3">Niver a sylabennow y'n linenn = 4</text:p>
      <text:p text:style-name="P3">I WILL NOT GO</text:p>
      <text:p text:style-name="P3"/>
      <text:p text:style-name="P3">I:1 <text:s/>say:1 <text:s/>you:2 <text:s/>so:1 <text:s/>.:0</text:p>
      <text:p text:style-name="P3">Niver a sylabennow y'n linenn = 5</text:p>
      <text:p text:style-name="P3">I SAY You SO</text:p>
      <text:p text:style-name="P3"/>
      <text:p text:style-name="P3">This:1 <text:s/>will:1 <text:s/>not:1 <text:s/>be:1 <text:s/>,:0</text:p>
      <text:p text:style-name="P3">Niver a sylabennow y'n linenn = 4</text:p>
      <text:p text:style-name="P3">THIS WILL NOT BE</text:p>
      <text:p text:style-name="P3"/>
      <text:p text:style-name="P3">dhymmo:2 <text:s/>vy:1 <text:s/>krys:1 <text:s/>.:0</text:p>
      <text:p text:style-name="P3">Niver a sylabennow y'n linenn = 4</text:p>
      <text:p text:style-name="P3">DHYMmo vy KRYS</text:p>
      <text:p text:style-name="P3"/>
      <text:p text:style-name="P3">Rag:1 <text:s/>my:1 <text:s/>a:1 <text:s/>omsyns:2</text:p>
      <text:p text:style-name="P3">Niver a sylabennow y'n linenn = 5</text:p>
      <text:p text:style-name="P3">rag MY a OMsyns</text:p>
      <text:p text:style-name="P3"/>
      <text:p text:style-name="P3">sertan:2 <text:s/>'ugh:1 <text:s/>peub:1 <text:s/>myns:1</text:p>
      <text:p text:style-name="P3">Niver a sylabennow y'n linenn = 5</text:p>
      <text:p text:style-name="P3">SERtan 'UGH PEUB MYNS</text:p>
      <text:p text:style-name="P3"/>
      <text:p text:style-name="P3">a:1 <text:s/>veu:1 <text:s/>bythkweth:2 <text:s/>hwath:1 <text:s/>formys:2 <text:s/>.:0</text:p>
      <text:p text:style-name="P3">Niver a sylabennow y'n linenn = 7</text:p>
      <text:p text:style-name="P3">a VEU BYTHkweth HWATH FORmy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aw:1 <text:s/>,:0 <text:s/>Lusifer:3 <text:s/>milligys:3 <text:s/>,:0</text:p>
      <text:p text:style-name="P3">Niver a sylabennow y'n linenn = 7</text:p>
      <text:p text:style-name="P3">TAW <text:s/>luSIfer miLLIgys</text:p>
      <text:p text:style-name="P3"/>
      <text:p text:style-name="P3">y'n:1 <text:s/>golonn:2 <text:s/>dell:1 <text:s/>os:1 <text:s/>goethus:2 <text:s/>.:0</text:p>
      <text:p text:style-name="P3">Niver a sylabennow y'n linenn = 7</text:p>
      <text:p text:style-name="P3">Y'N <text:s text:c="2"/>GOlonn dell OS GOEthus</text:p>
      <text:p text:style-name="P3"/>
      <text:p text:style-name="P3">Rag:1 <text:s/>skon:1 <text:s/>ty:1 <text:s/>a:1 <text:s/>dhe:1 <text:s/>baynys:2</text:p>
      <text:p text:style-name="P3">Niver a sylabennow y'n linenn = 7</text:p>
      <text:p text:style-name="P3">rag SKON TY a dhe BAYnys</text:p>
      <text:p text:style-name="P3"/>
      <text:p text:style-name="P3">heb:1 <text:s/>redempshyon:4 <text:s/>,:0 <text:s/>dhymmo:2 <text:s/>krys:1 <text:s/>,:0</text:p>
      <text:p text:style-name="P3">Niver a sylabennow y'n linenn = 8</text:p>
      <text:p text:style-name="P3">HEB redempSHYon <text:s/>DHYMmo KRYS</text:p>
      <text:p text:style-name="P3"/>
      <text:p text:style-name="P3">sur:1 <text:s/>dhymmo:2 <text:s/>krys:1 <text:s/>.:0</text:p>
      <text:p text:style-name="P3">Niver a sylabennow y'n linenn = 4</text:p>
      <text:p text:style-name="P3">SUR DHYMmo KRYS</text:p>
      <text:p text:style-name="P3"/>
      <text:p text:style-name="P3">Oll:1 <text:s/>dha:1 <text:s/>splannder:2 <text:s/>ha'th:1 <text:s/>tekter:2</text:p>
      <text:p text:style-name="P3">Niver a sylabennow y'n linenn = 7</text:p>
      <text:p text:style-name="P3">OLL dha SPLANNder HA'TH TEKter</text:p>
      <text:p text:style-name="P3"/>
      <text:p text:style-name="P3">y:1 <text:s/>treyl:1 <text:s/>skon:1 <text:s/>dhis:1 <text:s/>dhe:1 <text:s/>hakter:2 <text:s/>,:0</text:p>
      <text:p text:style-name="P3">Niver a sylabennow y'n linenn = 7</text:p>
      <text:p text:style-name="P3">y TREYL SKON DHIS dhe HAKter</text:p>
      <text:p text:style-name="P3"/>
      <text:p text:style-name="P3">ha:1 <text:s/>meur:1 <text:s/>euthek:2 <text:s/>bileni:3 <text:s/>.:0</text:p>
      <text:p text:style-name="P3">Niver a sylabennow y'n linenn = 7</text:p>
      <text:p text:style-name="P3">ha MEUR EUthek biLEni</text:p>
      <text:p text:style-name="P3"/>
      <text:p text:style-name="P3">MIghal:2 <text:s/>,:0 <text:s/>pryns:1 <text:s/>ow:1 <text:s/>chevalri:3 <text:s/>,:0</text:p>
      <text:p text:style-name="P3">Niver a sylabennow y'n linenn = 7</text:p>
      <text:p text:style-name="P3">MIghal <text:s/>PRYNS ow cheVALri</text:p>
      <text:p text:style-name="P3"/>
      <text:p text:style-name="P3">ha'n:1 <text:s/>eledh:2 <text:s/>a'n:1 <text:s/>ordyr:2 <text:s/>naw:1 <text:s/>,:0</text:p>
      <text:p text:style-name="P3">Niver a sylabennow y'n linenn = 7</text:p>
      <text:p text:style-name="P3">HA'N <text:s text:c="2"/>Eledh A'N <text:s text:c="2"/>ORdyr NAW</text:p>
      <text:p text:style-name="P3"/>
      <text:p text:style-name="P3">an:1 <text:s/>rebellyans:3 <text:s/>ma:1 <text:s/>devri:2 <text:s/>-:0</text:p>
      <text:p text:style-name="P3">Niver a sylabennow y'n linenn = 7</text:p>
      <text:p text:style-name="P3">an reBELLyans ma deVRI</text:p>
      <text:p text:style-name="P3"><text:soft-page-break/></text:p>
      <text:p text:style-name="P3">dhe'n:1 <text:s/>dor:1 <text:s/>ganso:2 <text:s/>,:0 <text:s/>mester:2 <text:s/>ha:1 <text:s/>maw:1 <text:s/>,:0</text:p>
      <text:p text:style-name="P3">Niver a sylabennow y'n linenn = 8</text:p>
      <text:p text:style-name="P3">DHE'N <text:s text:c="2"/>DOR GANso <text:s/>MEster ha MAW</text:p>
      <text:p text:style-name="P3"/>
      <text:p text:style-name="P3">dhe:1 <text:s/>ifarn:2 <text:s/>,:0 <text:s/>hager:2 <text:s/>drigva:2 <text:s/>.:0</text:p>
      <text:p text:style-name="P3">Niver a sylabennow y'n linenn = 7</text:p>
      <text:p text:style-name="P3">dhe Ifarn <text:s/>HAger DRIGva</text:p>
      <text:p text:style-name="P3"/>
      <text:p text:style-name="P3">Ena:2 <text:s/>trigens:2 <text:s/>yn:1 <text:s/>paynys:2 <text:s/>,:0</text:p>
      <text:p text:style-name="P3">Niver a sylabennow y'n linenn = 7</text:p>
      <text:p text:style-name="P3">Ena TRIgens YN PAYnys</text:p>
      <text:p text:style-name="P3"/>
      <text:p text:style-name="P3">ha:1 <text:s/>galarow:3 <text:s/>meur:1 <text:s/>pub:1 <text:s/>prys:1 <text:s/>,:0</text:p>
      <text:p text:style-name="P3">Niver a sylabennow y'n linenn = 7</text:p>
      <text:p text:style-name="P3">ha gaLArow MEUR PUB PRYS</text:p>
      <text:p text:style-name="P3"/>
      <text:p text:style-name="P3">yn:1 <text:s/>pur:1 <text:s/>sertan:2 <text:s/>rag:1 <text:s/>nevra:2 <text:s/>.:0</text:p>
      <text:p text:style-name="P3">Niver a sylabennow y'n linenn = 7</text:p>
      <text:p text:style-name="P3">YN PUR SERtan rag NEvr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eun:1 <text:s/>warbarth:2 <text:s/>,:0 <text:s/>an:1 <text:s/>naw:1 <text:s/>ordyr:2 <text:s/>!:0</text:p>
      <text:p text:style-name="P3">Niver a sylabennow y'n linenn = 7</text:p>
      <text:p text:style-name="P3">DEUN warBARTH <text:s/>an NAW ORdyr</text:p>
      <text:p text:style-name="P3"/>
      <text:p text:style-name="P3">Helghyn:2 <text:s/>yn-mes:2 <text:s/>Lusifer:3</text:p>
      <text:p text:style-name="P3">Niver a sylabennow y'n linenn = 7</text:p>
      <text:p text:style-name="P3">HELghyn YN-mes luSIfer</text:p>
      <text:p text:style-name="P3"/>
      <text:p text:style-name="P3">a-dhesempis:4 <text:s/>mes:1 <text:s/>a'n:1 <text:s/>nev:1 <text:s/>.:0</text:p>
      <text:p text:style-name="P3">Niver a sylabennow y'n linenn = 7</text:p>
      <text:p text:style-name="P3">a-dheSEMpis mes A'N <text:s text:c="2"/>NEV</text:p>
      <text:p text:style-name="P3"/>
      <text:p text:style-name="P3"/>
      <text:p text:style-name="P3"/>
      <text:p text:style-name="P3"/>
      <text:p text:style-name="P3"/>
      <text:p text:style-name="P3">Ty:1 <text:s/>jett:1 <text:s/>,:0 <text:s/>gwrav:1 <text:s/>dha:1 <text:s/>eksamnya:4 <text:s/>.:0</text:p>
      <text:p text:style-name="P3">Niver a sylabennow y'n linenn = 8</text:p>
      <text:p text:style-name="P3">TY JETT <text:s/>GWRAV dha eksamNYa</text:p>
      <text:p text:style-name="P3"><text:soft-page-break/></text:p>
      <text:p text:style-name="P3">Prag:1 <text:s/>y:1 <text:s/>fynn:1 <text:s/>Dyw:1 <text:s/>ow:1 <text:s/>dampnya:3 <text:s/>,:0</text:p>
      <text:p text:style-name="P3">Niver a sylabennow y'n linenn = 8</text:p>
      <text:p text:style-name="P3">PRAG y FYNN DYW ow dampNYa</text:p>
      <text:p text:style-name="P3"/>
      <text:p text:style-name="P3">ha:1 <text:s/>my:1 <text:s/>mar:1 <text:s/>wolow:2 <text:s/>ha:1 <text:s/>krev:1 <text:s/>?:0</text:p>
      <text:p text:style-name="P3">Niver a sylabennow y'n linenn = 7</text:p>
      <text:p text:style-name="P3">ha MY mar WOlow ha KREV</text:p>
      <text:p text:style-name="P3"/>
      <text:p text:style-name="P3"/>
      <text:p text:style-name="P3"/>
      <text:p text:style-name="P3"/>
      <text:p text:style-name="P3"/>
      <text:p text:style-name="P3">Rag:1 <text:s/>dha:1 <text:s/>vosta:2 <text:s/>milligys:3</text:p>
      <text:p text:style-name="P3">Niver a sylabennow y'n linenn = 7</text:p>
      <text:p text:style-name="P3">rag dha VOsta miLLIgys</text:p>
      <text:p text:style-name="P3"/>
      <text:p text:style-name="P3">hag:1 <text:s/>y'n:1 <text:s/>golonn:2 <text:s/>re:1 <text:s/>woethus:2 <text:s/>.:0</text:p>
      <text:p text:style-name="P3">Niver a sylabennow y'n linenn = 7</text:p>
      <text:p text:style-name="P3">hag Y'N <text:s text:c="2"/>GOlonn re WOEthus</text:p>
      <text:p text:style-name="P3"/>
      <text:p text:style-name="P3">Der:1 <text:s/>reson:2 <text:s/>dhis:1 <text:s/>my:1 <text:s/>a:1 <text:s/>brev:1 <text:s/>.:0</text:p>
      <text:p text:style-name="P3">Niver a sylabennow y'n linenn = 7</text:p>
      <text:p text:style-name="P3">DER REson DHIS MY a BREV</text:p>
      <text:p text:style-name="P3"/>
      <text:p text:style-name="P3">Ty:1 <text:s/>fol:1 <text:s/>,:0 <text:s/>prag:1 <text:s/>na:1 <text:s/>bredersys:3</text:p>
      <text:p text:style-name="P3">Niver a sylabennow y'n linenn = 7</text:p>
      <text:p text:style-name="P3">TY FOL <text:s/>PRAG na breDERsys</text:p>
      <text:p text:style-name="P3"/>
      <text:p text:style-name="P3">a:1 <text:s/>dhorn:1 <text:s/>Dyw:1 <text:s/>y:1 <text:s/>feusta:2 <text:s/>gwrys:1 <text:s/>,:0</text:p>
      <text:p text:style-name="P3">Niver a sylabennow y'n linenn = 7</text:p>
      <text:p text:style-name="P3">a DHORN DYW y FEUsta GWRYS</text:p>
      <text:p text:style-name="P3"/>
      <text:p text:style-name="P3">ynwedh:2 <text:s/>ganso:2 <text:s/>eksaltys:3</text:p>
      <text:p text:style-name="P3">Niver a sylabennow y'n linenn = 7</text:p>
      <text:p text:style-name="P3">ynWEDH GANso ekSALtys</text:p>
      <text:p text:style-name="P3"/>
      <text:p text:style-name="P3">dres:1 <text:s/>myns:1 <text:s/>el:1 <text:s/>yn:1 <text:s/>nev:1 <text:s/>'sedhys:2</text:p>
      <text:p text:style-name="P3">Niver a sylabennow y'n linenn = 7</text:p>
      <text:p text:style-name="P3">DRES MYNS EL YN NEV 'SEdhys</text:p>
      <text:p text:style-name="P3"/>
      <text:p text:style-name="P3">omma:2 <text:s/>yn:1 <text:s/>y:1 <text:s/>dron:1 <text:s/>'sedhys:2 <text:s/>?:0</text:p>
      <text:p text:style-name="P3">Niver a sylabennow y'n linenn = 7</text:p>
      <text:p text:style-name="P3">OMma YN y DRON 'SEdhy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Even:2 <text:s/>y'n:1 <text:s/>tron:1 <text:s/>mynnav:2 <text:s/>'sedha:2 <text:s/>,:0</text:p>
      <text:p text:style-name="P3">Niver a sylabennow y'n linenn = 8</text:p>
      <text:p text:style-name="P3">Even Y'N <text:s text:c="2"/>TRON MYNnav 'SEdha</text:p>
      <text:p text:style-name="P3"/>
      <text:p text:style-name="P3">ha'n:1 <text:s/>keth:1 <text:s/>plas:1 <text:s/>mynnav:2 <text:s/>gwitha:2</text:p>
      <text:p text:style-name="P3">Niver a sylabennow y'n linenn = 7</text:p>
      <text:p text:style-name="P3">HA'N <text:s text:c="2"/>KETH PLAS MYNnav GWItha</text:p>
      <text:p text:style-name="P3"/>
      <text:p text:style-name="P3">hwath:1 <text:s/>,:0 <text:s/>yn:1 <text:s/>spita:2 <text:s/>dhis:1 <text:s/>.:0</text:p>
      <text:p text:style-name="P3">Niver a sylabennow y'n linenn = 5</text:p>
      <text:p text:style-name="P3">HWATH <text:s/>YN SPIta DHIS</text:p>
      <text:p text:style-name="P3"/>
      <text:p text:style-name="P3">Keffrys:2 <text:s/>my:1 <text:s/>ha'm:1 <text:s/>kowetha:3</text:p>
      <text:p text:style-name="P3">Niver a sylabennow y'n linenn = 7</text:p>
      <text:p text:style-name="P3">KEFfrys MY HA'M <text:s/>koWEtha</text:p>
      <text:p text:style-name="P3"/>
      <text:p text:style-name="P3">der:1 <text:s/>gledha:2 <text:s/>a:1 <text:s/>vynn:1 <text:s/>tria:2</text:p>
      <text:p text:style-name="P3">Niver a sylabennow y'n linenn = 7</text:p>
      <text:p text:style-name="P3">DER GLEdha a VYNN TRIa</text:p>
      <text:p text:style-name="P3"/>
      <text:p text:style-name="P3">ow:1 <text:s/>bosav:2 <text:s/>moy:1 <text:s/>wordhi:2</text:p>
      <text:p text:style-name="P3">Niver a sylabennow y'n linenn = 6</text:p>
      <text:p text:style-name="P3">ow BOsav MOY WORdhi</text:p>
      <text:p text:style-name="P3"/>
      <text:p text:style-name="P3">ages:2 <text:s/>an:1 <text:s/>Tas:1 <text:s/>,:0 <text:s/>sur:1 <text:s/>,:0 <text:s/>pub:1 <text:s/>prys:1 <text:s/>.:0</text:p>
      <text:p text:style-name="P3">Niver a sylabennow y'n linenn = 7</text:p>
      <text:p text:style-name="P3">aGES an TAS <text:s/>SUR <text:s/>PUB PRY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Warnedha:3 <text:s/>,:0 <text:s/>myns:1 <text:s/>eus:1 <text:s/>yn:1 <text:s/>nev:1 <text:s/>!:0</text:p>
      <text:p text:style-name="P3">Niver a sylabennow y'n linenn = 7</text:p>
      <text:p text:style-name="P3">warNEdha <text:s/>MYNS EUS YN NEV</text:p>
      <text:p text:style-name="P3"/>
      <text:p text:style-name="P3">Gwren:1 <text:s/>yn:1 <text:s/>kerdh:1 <text:s/>y:1 <text:s/>helghi:2 <text:s/>eev:2</text:p>
      <text:p text:style-name="P3">Niver a sylabennow y'n linenn = 8</text:p>
      <text:p text:style-name="P3">GWREN YN KERDH y HELghi eEV</text:p>
      <text:p text:style-name="P3"><text:soft-page-break/></text:p>
      <text:p text:style-name="P3">dhe:1 <text:s/>ifarn:2 <text:s/>,:0 <text:s/>dhe:1 <text:s/>dewolgow:3 <text:s/>.:0</text:p>
      <text:p text:style-name="P3">Niver a sylabennow y'n linenn = 7</text:p>
      <text:p text:style-name="P3">dhe Ifarn <text:s/>dhe deWOLgow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a:1 <text:s/>hwi:1 <text:s/>oll:1 <text:s/>y:1 <text:s/>gowetha:3 <text:s/>,:0</text:p>
      <text:p text:style-name="P3">Niver a sylabennow y'n linenn = 7</text:p>
      <text:p text:style-name="P3">ha HWI OLL y goWEtha</text:p>
      <text:p text:style-name="P3"/>
      <text:p text:style-name="P3">kewgh:1 <text:s/>yn:1 <text:s/>kerdh:1 <text:s/>ynwedh:2 <text:s/>gansa:2 <text:s/>!:0</text:p>
      <text:p text:style-name="P3">Niver a sylabennow y'n linenn = 7</text:p>
      <text:p text:style-name="P3">KEWGH YN KERDH ynWEDH GANsa</text:p>
      <text:p text:style-name="P3"/>
      <text:p text:style-name="P3">Kronkyewgh:2 <text:s/>i:1 <text:s/>gans:1 <text:s/>kledhedhyow:3 <text:s/>!:0</text:p>
      <text:p text:style-name="P3">Niver a sylabennow y'n linenn = 7</text:p>
      <text:p text:style-name="P3">KRONKyewgh I GANS kleDHEDHyow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ut:1 <text:s/>,:0 <text:s/>ellas:2 <text:s/>,:0 <text:s/>gallas:2 <text:s/>fasow:2 <text:s/>!:0</text:p>
      <text:p text:style-name="P3">Niver a sylabennow y'n linenn = 7</text:p>
      <text:p text:style-name="P3">OUT <text:s/>Ellas <text:s/>GAllas FAsow</text:p>
      <text:p text:style-name="P3"/>
      <text:p text:style-name="P3">Yth:1 <text:s/>esov:2 <text:s/>yn:1 <text:s/>tewolgow:3 <text:s/>.:0</text:p>
      <text:p text:style-name="P3">Niver a sylabennow y'n linenn = 7</text:p>
      <text:p text:style-name="P3">yth Esov YN teWOLgow</text:p>
      <text:p text:style-name="P3"/>
      <text:p text:style-name="P3">Ny:1 <text:s/>allav:2 <text:s/>dos:1 <text:s/>anodho:3 <text:s/>.:0</text:p>
      <text:p text:style-name="P3">Niver a sylabennow y'n linenn = 7</text:p>
      <text:p text:style-name="P3">ny Allav DOS aNOdho</text:p>
      <text:p text:style-name="P3"/>
      <text:p text:style-name="P3">Yn:1 <text:s/>pytt:1 <text:s/>down:1 <text:s/>yth:1 <text:s/>ov:1 <text:s/>tewlys:2 <text:s/>,:0</text:p>
      <text:p text:style-name="P3">Niver a sylabennow y'n linenn = 7</text:p>
      <text:p text:style-name="P3">YN PYTT DOWN yth OV TEwlys</text:p>
      <text:p text:style-name="P3"><text:soft-page-break/></text:p>
      <text:p text:style-name="P3">a-berth:2 <text:s/>yn:1 <text:s/>ifarn:2 <text:s/>kelmys:2</text:p>
      <text:p text:style-name="P3">Niver a sylabennow y'n linenn = 7</text:p>
      <text:p text:style-name="P3">A-berth YN Ifarn KELmys</text:p>
      <text:p text:style-name="P3"/>
      <text:p text:style-name="P3">gans:1 <text:s/>chayn:1 <text:s/>,:0 <text:s/>tan:1 <text:s/>a-dro:2 <text:s/>dhymmo:2 <text:s/>.:0</text:p>
      <text:p text:style-name="P3">Niver a sylabennow y'n linenn = 7</text:p>
      <text:p text:style-name="P3">GANS CHAYN <text:s/>TAN A-dro DHYMmo</text:p>
      <text:p text:style-name="P3"/>
      <text:p text:style-name="P3">Kyn:1 <text:s/>na'm:1 <text:s/>boma:2 <text:s/>lowena:3 <text:s/>,:0</text:p>
      <text:p text:style-name="P3">Niver a sylabennow y'n linenn = 7</text:p>
      <text:p text:style-name="P3">kyn NA'M <text:s/>BOma loWEna</text:p>
      <text:p text:style-name="P3"/>
      <text:p text:style-name="P3">yma:2 <text:s/>lower:2 <text:s/>'skynnys:2 <text:s/>genev:2</text:p>
      <text:p text:style-name="P3">Niver a sylabennow y'n linenn = 8</text:p>
      <text:p text:style-name="P3">yMA LOwer 'SKYNnys GEnev</text:p>
      <text:p text:style-name="P3"/>
      <text:p text:style-name="P3">a'n:1 <text:s/>eledh:2 <text:s/>sur:1 <text:s/>dhe:1 <text:s/>driga:2 <text:s/>.:0</text:p>
      <text:p text:style-name="P3">Niver a sylabennow y'n linenn = 7</text:p>
      <text:p text:style-name="P3">A'N <text:s text:c="2"/>Eledh SUR dhe DRIg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Gallas:2 <text:s/>Lusifer:3 <text:s/>,:0 <text:s/>drog:1 <text:s/>pryv:1 <text:s/>,:0</text:p>
      <text:p text:style-name="P3">Niver a sylabennow y'n linenn = 7</text:p>
      <text:p text:style-name="P3">GAllas luSIfer <text:s/>DROG PRYV</text:p>
      <text:p text:style-name="P3"/>
      <text:p text:style-name="P3">mes:1 <text:s/>a'n:1 <text:s/>nev:1 <text:s/>dhe:1 <text:s/>dewolgow:3 <text:s/>.:0</text:p>
      <text:p text:style-name="P3">Niver a sylabennow y'n linenn = 7</text:p>
      <text:p text:style-name="P3">mes A'N <text:s text:c="2"/>NEV dhe deWOLgow</text:p>
      <text:p text:style-name="P3"/>
      <text:p text:style-name="P3">Ha:1 <text:s/>lemmyn:2 <text:s/>yn:1 <text:s/>y:1 <text:s/>le:1 <text:s/>ev:1</text:p>
      <text:p text:style-name="P3">Niver a sylabennow y'n linenn = 7</text:p>
      <text:p text:style-name="P3">ha LEMmyn YN y LE EV</text:p>
      <text:p text:style-name="P3"/>
      <text:p text:style-name="P3">my:1 <text:s/>a:1 <text:s/>vynn:1 <text:s/>heb:1 <text:s/>falladow:3</text:p>
      <text:p text:style-name="P3">Niver a sylabennow y'n linenn = 7</text:p>
      <text:p text:style-name="P3">MY a VYNN HEB faLLAdow</text:p>
      <text:p text:style-name="P3"/>
      <text:p text:style-name="P3">unn:1 <text:s/>den:1 <text:s/>formya:2</text:p>
      <text:p text:style-name="P3">Niver a sylabennow y'n linenn = 4</text:p>
      <text:p text:style-name="P3">UNN DEN FORMya</text:p>
      <text:p text:style-name="P3"><text:soft-page-break/></text:p>
      <text:p text:style-name="P3">yn:1 <text:s/>vali:2 <text:s/>Ebron:2 <text:s/>,:0 <text:s/>devri:2</text:p>
      <text:p text:style-name="P3">Niver a sylabennow y'n linenn = 7</text:p>
      <text:p text:style-name="P3">YN VAli Ebron <text:s/>deVRI</text:p>
      <text:p text:style-name="P3"/>
      <text:p text:style-name="P3">rag:1 <text:s/>kollenwel:3 <text:s/>yredi:3</text:p>
      <text:p text:style-name="P3">Niver a sylabennow y'n linenn = 7</text:p>
      <text:p text:style-name="P3">rag koLLENwel yREdi</text:p>
      <text:p text:style-name="P3"/>
      <text:p text:style-name="P3">an:1 <text:s/>le:1 <text:s/>may:1 <text:s/>teuth:1 <text:s/>anodho:3 <text:s/>.:0</text:p>
      <text:p text:style-name="P3">Niver a sylabennow y'n linenn = 7</text:p>
      <text:p text:style-name="P3">an LE may TEUTH aNOdh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ell:1 <text:s/>on:1 <text:s/>ni:1 <text:s/>onan:2 <text:s/>ha:1 <text:s/>tri:1</text:p>
      <text:p text:style-name="P3">Niver a sylabennow y'n linenn = 7</text:p>
      <text:p text:style-name="P3">dell ON NI Onan ha TRI</text:p>
      <text:p text:style-name="P3"/>
      <text:p text:style-name="P3">Tas:1 <text:s/>ha:1 <text:s/>Mab:1 <text:s/>yn:1 <text:s/>Trinity:3 <text:s/>,:0</text:p>
      <text:p text:style-name="P3">Niver a sylabennow y'n linenn = 7</text:p>
      <text:p text:style-name="P3">TAS ha MAB YN triNIty</text:p>
      <text:p text:style-name="P3"/>
      <text:p text:style-name="P3">my:1 <text:s/>a'th:1 <text:s/>wra:1 <text:s/>jy:1 <text:s/>,:0 <text:s/>den:1 <text:s/>,:0 <text:s/>a:1 <text:s/>bri:1</text:p>
      <text:p text:style-name="P3">Niver a sylabennow y'n linenn = 7</text:p>
      <text:p text:style-name="P3">MY A'TH WRA jy <text:s/>DEN <text:s/>a BRI</text:p>
      <text:p text:style-name="P3"/>
      <text:p text:style-name="P3">haval:2 <text:s/>dh'agan:2 <text:s/>fas:1 <text:s/>hware:2 <text:s/>,:0</text:p>
      <text:p text:style-name="P3">Niver a sylabennow y'n linenn = 7</text:p>
      <text:p text:style-name="P3">HAval DH'Agan FAS HWAr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ag:1 <text:s/>a:1 <text:s/>hwyth:1 <text:s/>yn:1 <text:s/>dha:1 <text:s/>vodi:2</text:p>
      <text:p text:style-name="P3">Niver a sylabennow y'n linenn = 7</text:p>
      <text:p text:style-name="P3">hag a HWYTH YN dha VOdi</text:p>
      <text:p text:style-name="P3"/>
      <text:p text:style-name="P3">spyrys:2 <text:s/>,:0 <text:s/>may:1 <text:s/>halles:2 <text:s/>bywa:2 <text:s/>,:0</text:p>
      <text:p text:style-name="P3">Niver a sylabennow y'n linenn = 7</text:p>
      <text:p text:style-name="P3">SPYrys <text:s/>may HAlles BYwa</text:p>
      <text:p text:style-name="P3"><text:soft-page-break/></text:p>
      <text:p text:style-name="P3">ha'n:1 <text:s/>bywnans:2 <text:s/>pan:1 <text:s/>y'n:1 <text:s/>kelli:2</text:p>
      <text:p text:style-name="P3">Niver a sylabennow y'n linenn = 7</text:p>
      <text:p text:style-name="P3">HA'N <text:s text:c="2"/>BYWnans pan Y'N <text:s text:c="2"/>KElli</text:p>
      <text:p text:style-name="P3"/>
      <text:p text:style-name="P3">dhe'n:1 <text:s/>dor:1 <text:s/>ty:1 <text:s/>a:1 <text:s/>dreyl:1 <text:s/>arta:2 <text:s/>.:0</text:p>
      <text:p text:style-name="P3">Niver a sylabennow y'n linenn = 7</text:p>
      <text:p text:style-name="P3">DHE'N <text:s text:c="2"/>DOR TY a DREYL ARta</text:p>
      <text:p text:style-name="P3"/>
      <text:p text:style-name="P3">Adam:2 <text:s/>,:0 <text:s/>sav:1 <text:s/>yn-bann:2 <text:s/>yn:1 <text:s/>klor:1 <text:s/>,:0</text:p>
      <text:p text:style-name="P3">Niver a sylabennow y'n linenn = 7</text:p>
      <text:p text:style-name="P3">Adam <text:s/>SAV yn-BANN YN KLOR</text:p>
      <text:p text:style-name="P3"/>
      <text:p text:style-name="P3">ha:1 <text:s/>treyl:1 <text:s/>dhe:1 <text:s/>gig:1 <text:s/>ha:1 <text:s/>dhe:1 <text:s/>woes:1 <text:s/>.:0</text:p>
      <text:p text:style-name="P3">Niver a sylabennow y'n linenn = 7</text:p>
      <text:p text:style-name="P3">ha TREYL dhe GIG ha dhe WOES</text:p>
      <text:p text:style-name="P3"/>
      <text:p text:style-name="P3">Preder:2 <text:s/>my:1 <text:s/>dhe'th:1 <text:s/>wul:1 <text:s/>a:1 <text:s/>dhor:1 <text:s/>,:0</text:p>
      <text:p text:style-name="P3">Niver a sylabennow y'n linenn = 7</text:p>
      <text:p text:style-name="P3">PREder MY DHE'TH WUL a DHOR</text:p>
      <text:p text:style-name="P3"/>
      <text:p text:style-name="P3">haval:2 <text:s/>dhymm:1 <text:s/>dhe'n:1 <text:s/>penn:1 <text:s/>ha:1 <text:s/>troes:1 <text:s/>.:0</text:p>
      <text:p text:style-name="P3">Niver a sylabennow y'n linenn = 7</text:p>
      <text:p text:style-name="P3">HAval DHYMM DHE'N <text:s text:c="2"/>PENN ha TROES</text:p>
      <text:p text:style-name="P3"/>
      <text:p text:style-name="P3">Myns:1 <text:s/>eus:1 <text:s/>yn:1 <text:s/>tir:1 <text:s/>hag:1 <text:s/>yn:1 <text:s/>mor:1 <text:s/>,:0</text:p>
      <text:p text:style-name="P3">Niver a sylabennow y'n linenn = 7</text:p>
      <text:p text:style-name="P3">MYNS EUS YN TIR hag YN MOR</text:p>
      <text:p text:style-name="P3"/>
      <text:p text:style-name="P3">warnedha:3 <text:s/>kemmer:2 <text:s/>galloes:2 <text:s/>.:0</text:p>
      <text:p text:style-name="P3">Niver a sylabennow y'n linenn = 7</text:p>
      <text:p text:style-name="P3">warNEdha KEMmer GAlloes</text:p>
      <text:p text:style-name="P3"/>
      <text:p text:style-name="P3">Yn:1 <text:s/>sertan:2 <text:s/>,:0 <text:s/>rag:1 <text:s/>dri:1 <text:s/>askorr:2 <text:s/>,:0</text:p>
      <text:p text:style-name="P3">Niver a sylabennow y'n linenn = 7</text:p>
      <text:p text:style-name="P3">YN SERtan <text:s/>rag DRI Askorr</text:p>
      <text:p text:style-name="P3"/>
      <text:p text:style-name="P3">ty:1 <text:s/>a:1 <text:s/>vyw:1 <text:s/>may:1 <text:s/>fita:2 <text:s/>loes:1 <text:s/>.:0</text:p>
      <text:p text:style-name="P3">Niver a sylabennow y'n linenn = 7</text:p>
      <text:p text:style-name="P3">TY a VYW may FIta LOES</text:p>
      <text:p text:style-name="P3"/>
      <text:p text:style-name="P3">Rag:1 <text:s/>dha:1 <text:s/>gerensa:3 <text:s/>lemmyn:2</text:p>
      <text:p text:style-name="P3">Niver a sylabennow y'n linenn = 7</text:p>
      <text:p text:style-name="P3">rag dha geRENsa LEMmyn</text:p>
      <text:p text:style-name="P3"/>
      <text:p text:style-name="P3">my:1 <text:s/>a:1 <text:s/>vynn:1 <text:s/>gul:1 <text:s/>paradhis:3 <text:s/>,:0</text:p>
      <text:p text:style-name="P3">Niver a sylabennow y'n linenn = 7</text:p>
      <text:p text:style-name="P3">MY a VYNN GUL paRAdhis</text:p>
      <text:p text:style-name="P3"/>
      <text:p text:style-name="P3">plas:1 <text:s/>delysyous:3 <text:s/>dres:1 <text:s/>eghenn:2 <text:s/>.:0</text:p>
      <text:p text:style-name="P3">Niver a sylabennow y'n linenn = 7</text:p>
      <text:p text:style-name="P3">PLAS deLYSyous DRES Eghenn</text:p>
      <text:p text:style-name="P3"><text:soft-page-break/></text:p>
      <text:p text:style-name="P3">Rag:1 <text:s/>ow:1 <text:s/>flesour:2 <text:s/>otta:2 <text:s/>gwrys:1 <text:s/>!:0</text:p>
      <text:p text:style-name="P3">Niver a sylabennow y'n linenn = 7</text:p>
      <text:p text:style-name="P3">rag ow FLEsour OTta GWRY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ower:2 <text:s/>flourys:2 <text:s/>a:1 <text:s/>bub:1 <text:s/>eghenn:2 <text:s/>,:0</text:p>
      <text:p text:style-name="P3">Niver a sylabennow y'n linenn = 8</text:p>
      <text:p text:style-name="P3">LOwer FLOUrys a BUB Eghenn</text:p>
      <text:p text:style-name="P3"/>
      <text:p text:style-name="P3">y'n:1 <text:s/>plas:1 <text:s/>ma:1 <text:s/>otta:2 <text:s/>tevys:2</text:p>
      <text:p text:style-name="P3">Niver a sylabennow y'n linenn = 7</text:p>
      <text:p text:style-name="P3">Y'N <text:s text:c="2"/>PLAS ma OTta TEvys</text:p>
      <text:p text:style-name="P3"/>
      <text:p text:style-name="P3">ha:1 <text:s/>frutys:2 <text:s/>war:1 <text:s/>bub:1 <text:s/>gwydhenn:2 <text:s/>.:0</text:p>
      <text:p text:style-name="P3">Niver a sylabennow y'n linenn = 7</text:p>
      <text:p text:style-name="P3">ha FRUtys WAR BUB GWYdhenn</text:p>
      <text:p text:style-name="P3"/>
      <text:p text:style-name="P3">Y:1 <text:s/>tyv:1 <text:s/>gwav:1 <text:s/>ha:1 <text:s/>hav:1 <text:s/>keffrys:2 <text:s/>.:0</text:p>
      <text:p text:style-name="P3">Niver a sylabennow y'n linenn = 7</text:p>
      <text:p text:style-name="P3">y TYV GWAV ha HAV KEFfrys</text:p>
      <text:p text:style-name="P3"/>
      <text:p text:style-name="P3">Ha:1 <text:s/>lemmyn:2 <text:s/>,:0 <text:s/>war:1 <text:s/>oll:1 <text:s/>an:1 <text:s/>plas:1</text:p>
      <text:p text:style-name="P3">Niver a sylabennow y'n linenn = 7</text:p>
      <text:p text:style-name="P3">ha LEMmyn <text:s/>WAR OLL an PLAS</text:p>
      <text:p text:style-name="P3"/>
      <text:p text:style-name="P3">my:1 <text:s/>a:1 <text:s/>wront:1 <text:s/>dhis:1 <text:s/>bos:1 <text:s/>gwithyas:2 <text:s/>,:0</text:p>
      <text:p text:style-name="P3">Niver a sylabennow y'n linenn = 7</text:p>
      <text:p text:style-name="P3">MY a WRONT DHIS BOS GWITHyas</text:p>
      <text:p text:style-name="P3"/>
      <text:p text:style-name="P3">war:1 <text:s/>bub:1 <text:s/>frut:1 <text:s/>,:0 <text:s/>losow:2 <text:s/>ha:1 <text:s/>has:1</text:p>
      <text:p text:style-name="P3">Niver a sylabennow y'n linenn = 7</text:p>
      <text:p text:style-name="P3">WAR BUB FRUT <text:s/>LOsow ha HAS</text:p>
      <text:p text:style-name="P3"/>
      <text:p text:style-name="P3">dhe'th:1 <text:s/>plesour:2 <text:s/>,:0 <text:s/>dhis:1 <text:s/>my:1 <text:s/>a:1 <text:s/>as:1 <text:s/>.:0</text:p>
      <text:p text:style-name="P3">Niver a sylabennow y'n linenn = 7</text:p>
      <text:p text:style-name="P3">DHE'TH PLEsour <text:s/>DHIS MY a 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Saw:1 <text:s/>bydh:1 <text:s/>war:1 <text:s/>dhymmo:2 <text:s/>pub:1 <text:s/>prys:1 <text:s/>.:0</text:p>
      <text:p text:style-name="P3">Niver a sylabennow y'n linenn = 7</text:p>
      <text:p text:style-name="P3">SAW BYDH WAR DHYMmo PUB PRYS</text:p>
      <text:p text:style-name="P3"/>
      <text:p text:style-name="P3">A'n:1 <text:s/>keth:1 <text:s/>gwydhenn:2 <text:s/>ma:1 <text:s/>omma:2</text:p>
      <text:p text:style-name="P3">Niver a sylabennow y'n linenn = 7</text:p>
      <text:p text:style-name="P3">A'N <text:s text:c="2"/>KETH GWYdhenn ma OMma</text:p>
      <text:p text:style-name="P3"/>
      <text:p text:style-name="P3">gwayt:1 <text:s/>na:1 <text:s/>vo:1 <text:s/>gensi:2 <text:s/>mellys:2 <text:s/>;:0</text:p>
      <text:p text:style-name="P3">Niver a sylabennow y'n linenn = 7</text:p>
      <text:p text:style-name="P3">GWAYT na VO GENsi MEllys</text:p>
      <text:p text:style-name="P3"/>
      <text:p text:style-name="P3">my:1 <text:s/>a'th:1 <text:s/>charj:1 <text:s/>a-ugh:2 <text:s/>pub:1 <text:s/>tra:1 <text:s/>.:0</text:p>
      <text:p text:style-name="P3">Niver a sylabennow y'n linenn = 7</text:p>
      <text:p text:style-name="P3">MY A'TH CHARJ A-ugh PUB TRA</text:p>
      <text:p text:style-name="P3"/>
      <text:p text:style-name="P3">An:1 <text:s/>wydhenn:2 <text:s/>ma:1 <text:s/>yw:1 <text:s/>henwys:2</text:p>
      <text:p text:style-name="P3">Niver a sylabennow y'n linenn = 7</text:p>
      <text:p text:style-name="P3">an WYdhenn ma YW HENwys</text:p>
      <text:p text:style-name="P3"/>
      <text:p text:style-name="P3">Gwydhenn:2 <text:s/>Godhvos:2 <text:s/>Drog:1 <text:s/>ha:1 <text:s/>Da:1 <text:s/>.:0</text:p>
      <text:p text:style-name="P3">Niver a sylabennow y'n linenn = 7</text:p>
      <text:p text:style-name="P3">GWYdhenn GODHvos DROG ha DA</text:p>
      <text:p text:style-name="P3"/>
      <text:p text:style-name="P3">Mar:1 <text:s/>pydh:1 <text:s/>hy:1 <text:s/>frut:1 <text:s/>hi:1 <text:s/>tastyes:2</text:p>
      <text:p text:style-name="P3">Niver a sylabennow y'n linenn = 7</text:p>
      <text:p text:style-name="P3">mar PYDH hy FRUT HI TASTyes</text:p>
      <text:p text:style-name="P3"/>
      <text:p text:style-name="P3">ty:1 <text:s/>a:1 <text:s/>vydh:1 <text:s/>dampnyes:3 <text:s/>ragdho:2 <text:s/>,:0</text:p>
      <text:p text:style-name="P3">Niver a sylabennow y'n linenn = 8</text:p>
      <text:p text:style-name="P3">TY a VYDH dampNYes RAGdho</text:p>
      <text:p text:style-name="P3"/>
      <text:p text:style-name="P3">ha:1 <text:s/>sojet:2 <text:s/>ankow:2 <text:s/>dredho:2</text:p>
      <text:p text:style-name="P3">Niver a sylabennow y'n linenn = 7</text:p>
      <text:p text:style-name="P3">ha SOjet ANkow DREdho</text:p>
      <text:p text:style-name="P3"/>
      <text:p text:style-name="P3">ty:1 <text:s/>a:1 <text:s/>vydh:1 <text:s/>;:0 <text:s/>preder:2 <text:s/>henna:2 <text:s/>.:0</text:p>
      <text:p text:style-name="P3">Niver a sylabennow y'n linenn = 7</text:p>
      <text:p text:style-name="P3">TY a VYDH <text:s/>PREder HENn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ra:1 <text:s/>moredhek:3 <text:s/>yw:1 <text:s/>sertan:2</text:p>
      <text:p text:style-name="P3">Niver a sylabennow y'n linenn = 7</text:p>
      <text:p text:style-name="P3">TRA moREdhek YW SERtan</text:p>
      <text:p text:style-name="P3"><text:soft-page-break/></text:p>
      <text:p text:style-name="P3">gweles:2 <text:s/>Adam:2 <text:s/>y:1 <text:s/>honan:2</text:p>
      <text:p text:style-name="P3">Niver a sylabennow y'n linenn = 7</text:p>
      <text:p text:style-name="P3">GWEles Adam y HOnan</text:p>
      <text:p text:style-name="P3"/>
      <text:p text:style-name="P3">heb:1 <text:s/>kowethas:3 <text:s/>.:0</text:p>
      <text:p text:style-name="P3">Niver a sylabennow y'n linenn = 4</text:p>
      <text:p text:style-name="P3">HEB koWEth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dam:2 <text:s/>,:0 <text:s/>kosk:1 <text:s/>dhejy:2 <text:s/>lemmyn:2 <text:s/>.:0</text:p>
      <text:p text:style-name="P3">Niver a sylabennow y'n linenn = 7</text:p>
      <text:p text:style-name="P3">Adam <text:s/>KOSK DHEjy LEMmyn</text:p>
      <text:p text:style-name="P3"/>
      <text:p text:style-name="P3">Ahanas:3 <text:s/>tenna:2 <text:s/>asenn:2</text:p>
      <text:p text:style-name="P3">Niver a sylabennow y'n linenn = 7</text:p>
      <text:p text:style-name="P3">aHAnas TENna Asenn</text:p>
      <text:p text:style-name="P3"/>
      <text:p text:style-name="P3">my:1 <text:s/>a:1 <text:s/>vynn:1 <text:s/>,:0 <text:s/>a'th:1 <text:s/>tenewenn:3 <text:s/>,:0</text:p>
      <text:p text:style-name="P3">Niver a sylabennow y'n linenn = 7</text:p>
      <text:p text:style-name="P3">MY a VYNN <text:s/>A'TH teNEwenn</text:p>
      <text:p text:style-name="P3"/>
      <text:p text:style-name="P3">hag:1 <text:s/>a:1 <text:s/>honna:2 <text:s/>pur:1 <text:s/>sertan:2</text:p>
      <text:p text:style-name="P3">Niver a sylabennow y'n linenn = 7</text:p>
      <text:p text:style-name="P3">hag a HONna PUR SERtan</text:p>
      <text:p text:style-name="P3"/>
      <text:p text:style-name="P3">my:1 <text:s/>a:1 <text:s/>vynn:1 <text:s/>gul:1 <text:s/>dhis:1 <text:s/>pries:2 <text:s/>.:0</text:p>
      <text:p text:style-name="P3">Niver a sylabennow y'n linenn = 7</text:p>
      <text:p text:style-name="P3">MY a VYNN GUL DHIS PRI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kon:1 <text:s/>a:1 <text:s/>onan:2 <text:s/>dha:1 <text:s/>asow:2</text:p>
      <text:p text:style-name="P3">Niver a sylabennow y'n linenn = 7</text:p>
      <text:p text:style-name="P3">SKON a Onan dha Asow</text:p>
      <text:p text:style-name="P3"/>
      <text:p text:style-name="P3">my:1 <text:s/>a:1 <text:s/>wra:1 <text:s/>dhiso:2 <text:s/>parow:2</text:p>
      <text:p text:style-name="P3">Niver a sylabennow y'n linenn = 7</text:p>
      <text:p text:style-name="P3">MY a WRA DHIso PArow</text:p>
      <text:p text:style-name="P3"><text:soft-page-break/></text:p>
      <text:p text:style-name="P3">pub:1 <text:s/>eur:1 <text:s/>dhis:1 <text:s/>rag:1 <text:s/>dha:1 <text:s/>weres:2 <text:s/>.:0</text:p>
      <text:p text:style-name="P3">Niver a sylabennow y'n linenn = 7</text:p>
      <text:p text:style-name="P3">PUB EUR DHIS rag dha WE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:1 <text:s/>,:0 <text:s/>A:1 <text:s/>,:0 <text:s/>A:1 <text:s/>,:0 <text:s/>ow:1 <text:s/>Arloedh:2 <text:s/>da:1 <text:s/>!:0</text:p>
      <text:p text:style-name="P3">Niver a sylabennow y'n linenn = 7</text:p>
      <text:p text:style-name="P3">a <text:s/>a <text:s/>a <text:s/>ow ARloedh DA</text:p>
      <text:p text:style-name="P3"/>
      <text:p text:style-name="P3">Benyn:2 <text:s/>hi:1 <text:s/>a:1 <text:s/>vydh:1 <text:s/>henwys:2 <text:s/>.:0</text:p>
      <text:p text:style-name="P3">Niver a sylabennow y'n linenn = 7</text:p>
      <text:p text:style-name="P3">BEnyn HI a VYDH HENwys</text:p>
      <text:p text:style-name="P3"/>
      <text:p text:style-name="P3">A'm:1 <text:s/>korf:1 <text:s/>vy:1 <text:s/>gwrussys:2 <text:s/>honna:2 <text:s/>::0</text:p>
      <text:p text:style-name="P3">Niver a sylabennow y'n linenn = 7</text:p>
      <text:p text:style-name="P3">A'M <text:s/>KORF vy GWRUSsys HONna</text:p>
      <text:p text:style-name="P3"/>
      <text:p text:style-name="P3">Eva:2 <text:s/>a'm:1 <text:s/>asenn:2 <text:s/>yw:1 <text:s/>gwrys:1 <text:s/>.:0</text:p>
      <text:p text:style-name="P3">Niver a sylabennow y'n linenn = 7</text:p>
      <text:p text:style-name="P3">Eva A'M <text:s/>Asenn YW GWRYS</text:p>
      <text:p text:style-name="P3"/>
      <text:p text:style-name="P3">Ragdho:2 <text:s/>yth:1 <text:s/>os:1 <text:s/>bennigys:3 <text:s/>!:0</text:p>
      <text:p text:style-name="P3">Niver a sylabennow y'n linenn = 7</text:p>
      <text:p text:style-name="P3">RAGdho yth OS benNIgy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dam:2 <text:s/>,:0 <text:s/>otta:2 <text:s/>an:1 <text:s/>puskes:2 <text:s/>,:0</text:p>
      <text:p text:style-name="P3">Niver a sylabennow y'n linenn = 7</text:p>
      <text:p text:style-name="P3">Adam <text:s/>OTta an PUskes</text:p>
      <text:p text:style-name="P3"><text:soft-page-break/></text:p>
      <text:p text:style-name="P3">ydhyn:2 <text:s/>y'n:1 <text:s/>ayr:1 <text:s/>,:0 <text:s/>ha:1 <text:s/>bestes:2</text:p>
      <text:p text:style-name="P3">Niver a sylabennow y'n linenn = 7</text:p>
      <text:p text:style-name="P3">Ydhyn Y'N <text:s text:c="2"/>AYR <text:s/>ha BEstes</text:p>
      <text:p text:style-name="P3"/>
      <text:p text:style-name="P3">kekeffrys:3 <text:s/>yn:1 <text:s/>tir:1 <text:s/>ha:1 <text:s/>mor:1 <text:s/>::0</text:p>
      <text:p text:style-name="P3">Niver a sylabennow y'n linenn = 7</text:p>
      <text:p text:style-name="P3">keKEFfrys YN TIR ha MOR</text:p>
      <text:p text:style-name="P3"/>
      <text:p text:style-name="P3">Ro:1 <text:s/>dhedha:2 <text:s/>aga:2 <text:s/>henwyn:2 <text:s/>;:0</text:p>
      <text:p text:style-name="P3">Niver a sylabennow y'n linenn = 7</text:p>
      <text:p text:style-name="P3">RO DHEdha Aga HENwyn</text:p>
      <text:p text:style-name="P3"/>
      <text:p text:style-name="P3">i:1 <text:s/>a:1 <text:s/>dheu:1 <text:s/>dhe'th:1 <text:s/>worhemmynn:3 <text:s/>,:0</text:p>
      <text:p text:style-name="P3">Niver a sylabennow y'n linenn = 7</text:p>
      <text:p text:style-name="P3">I a DHEU DHE'TH worHEMmynn</text:p>
      <text:p text:style-name="P3"/>
      <text:p text:style-name="P3">saw:1 <text:s/>na:1 <text:s/>vegh:1 <text:s/>i:1 <text:s/>war:1 <text:s/>neb:1 <text:s/>kor:1 <text:s/>.:0</text:p>
      <text:p text:style-name="P3">Niver a sylabennow y'n linenn = 7</text:p>
      <text:p text:style-name="P3">SAW na VEGH I WAR NEB KOR</text:p>
      <text:p text:style-name="P3"/>
      <text:p text:style-name="P3"/>
      <text:p text:style-name="P3"/>
      <text:p text:style-name="P3"/>
      <text:p text:style-name="P3"/>
      <text:p text:style-name="P3">Yth:1 <text:s/>hanwav:2 <text:s/>bugh:1 <text:s/>ha:1 <text:s/>tarow:2 <text:s/>.:0</text:p>
      <text:p text:style-name="P3">Niver a sylabennow y'n linenn = 7</text:p>
      <text:p text:style-name="P3">yth HANwav BUGH ha TArow</text:p>
      <text:p text:style-name="P3"/>
      <text:p text:style-name="P3">Oll:1 <text:s/>an:1 <text:s/>chatel:2 <text:s/>dibarow:3</text:p>
      <text:p text:style-name="P3">Niver a sylabennow y'n linenn = 7</text:p>
      <text:p text:style-name="P3">OLL an CHAtel diBArow</text:p>
      <text:p text:style-name="P3"/>
      <text:p text:style-name="P3">aga:2 <text:s/>henwyn:2 <text:s/>kemmerens:3 <text:s/>,:0</text:p>
      <text:p text:style-name="P3">Niver a sylabennow y'n linenn = 7</text:p>
      <text:p text:style-name="P3">Aga HENwyn kemMErens</text:p>
      <text:p text:style-name="P3"/>
      <text:p text:style-name="P3">margh:1 <text:s/>ha:1 <text:s/>kasek:2 <text:s/>hag:1 <text:s/>asyn:2 <text:s/>,:0</text:p>
      <text:p text:style-name="P3">Niver a sylabennow y'n linenn = 7</text:p>
      <text:p text:style-name="P3">MARGH ha KAsek hag Asyn</text:p>
      <text:p text:style-name="P3"/>
      <text:p text:style-name="P3">ki:1 <text:s/>ha:1 <text:s/>kath:1 <text:s/>ha:1 <text:s/>logosenn:3 <text:s/>,:0</text:p>
      <text:p text:style-name="P3">Niver a sylabennow y'n linenn = 7</text:p>
      <text:p text:style-name="P3">KI ha KATH ha loGOsenn</text:p>
      <text:p text:style-name="P3"/>
      <text:p text:style-name="P3">dyffrans:2 <text:s/>ydhyn:2 <text:s/>ha:1 <text:s/>serpons:2 <text:s/>.:0</text:p>
      <text:p text:style-name="P3">Niver a sylabennow y'n linenn = 7</text:p>
      <text:p text:style-name="P3">DYFfrans Ydhyn ha SERpons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Y:1 <text:s/>rov:1 <text:s/>henwyn:2 <text:s/>dhe'n:1 <text:s/>puskes:2 <text:s/>,:0</text:p>
      <text:p text:style-name="P3">Niver a sylabennow y'n linenn = 7</text:p>
      <text:p text:style-name="P3">y ROV HENwyn DHE'N <text:s text:c="2"/>PUskes</text:p>
      <text:p text:style-name="P3"/>
      <text:p text:style-name="P3">siwyon:2 <text:s/>,:0 <text:s/>penngarnes:3 <text:s/>,:0 <text:s/>syllies:3 <text:s/>;:0</text:p>
      <text:p text:style-name="P3">Niver a sylabennow y'n linenn = 8</text:p>
      <text:p text:style-name="P3">SIWyon <text:s/>pennGARnes <text:s/>syLLIes</text:p>
      <text:p text:style-name="P3"/>
      <text:p text:style-name="P3">my:1 <text:s/>a's:1 <text:s/>reken:2 <text:s/>oll:1 <text:s/>diblans:2 <text:s/>.:0</text:p>
      <text:p text:style-name="P3">Niver a sylabennow y'n linenn = 7</text:p>
      <text:p text:style-name="P3">MY A'S <text:s/>REken OLL diBLAN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ag:1 <text:s/>bones:2 <text:s/>oll:1 <text:s/>teg:1 <text:s/>ha:1 <text:s/>da:1</text:p>
      <text:p text:style-name="P3">Niver a sylabennow y'n linenn = 7</text:p>
      <text:p text:style-name="P3">rag BOnes OLL TEG ha DA</text:p>
      <text:p text:style-name="P3"/>
      <text:p text:style-name="P3">yn:1 <text:s/>hwegh:1 <text:s/>dydh:1 <text:s/>myns:1 <text:s/>eus:1 <text:s/>formys:2 <text:s/>,:0</text:p>
      <text:p text:style-name="P3">Niver a sylabennow y'n linenn = 7</text:p>
      <text:p text:style-name="P3">YN HWEGH DYDH MYNS EUS FORmys</text:p>
      <text:p text:style-name="P3"/>
      <text:p text:style-name="P3">aga:2 <text:s/>soena:2 <text:s/>my:1 <text:s/>a:1 <text:s/>wra:1 <text:s/>,:0</text:p>
      <text:p text:style-name="P3">Niver a sylabennow y'n linenn = 7</text:p>
      <text:p text:style-name="P3">Aga SOEna MY a WRA</text:p>
      <text:p text:style-name="P3"/>
      <text:p text:style-name="P3">may:1 <text:s/>fo'n:1 <text:s/>seythves:2 <text:s/>dydh:1 <text:s/>henwys:2</text:p>
      <text:p text:style-name="P3">Niver a sylabennow y'n linenn = 7</text:p>
      <text:p text:style-name="P3">may FO'N <text:s text:c="2"/>SEYTHves DYDH HENwys</text:p>
      <text:p text:style-name="P3"/>
      <text:p text:style-name="P3">an:1 <text:s/>dydh:1 <text:s/>sur:1 <text:s/>a:1 <text:s/>bowesva:3</text:p>
      <text:p text:style-name="P3">Niver a sylabennow y'n linenn = 7</text:p>
      <text:p text:style-name="P3">an DYDH SUR a boWESva</text:p>
      <text:p text:style-name="P3"><text:soft-page-break/></text:p>
      <text:p text:style-name="P3">a:1 <text:s/>bub:1 <text:s/>den:1 <text:s/>a:1 <text:s/>vo:1 <text:s/>selwys:2 <text:s/>.:0</text:p>
      <text:p text:style-name="P3">Niver a sylabennow y'n linenn = 7</text:p>
      <text:p text:style-name="P3">a BUB DEN a VO SELwys</text:p>
      <text:p text:style-name="P3"/>
      <text:p text:style-name="P3">Yn:1 <text:s/>diskwedhyans:3 <text:s/>a:1 <text:s/>henna:2</text:p>
      <text:p text:style-name="P3">Niver a sylabennow y'n linenn = 7</text:p>
      <text:p text:style-name="P3">YN diSKWEDHyans a HENna</text:p>
      <text:p text:style-name="P3"/>
      <text:p text:style-name="P3">my:1 <text:s/>a:1 <text:s/>bowes:2 <text:s/>desempis:3 <text:s/>.:0</text:p>
      <text:p text:style-name="P3">Niver a sylabennow y'n linenn = 7</text:p>
      <text:p text:style-name="P3">MY a BOwes deSEMpi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Gallas:2 <text:s/>genev:2 <text:s/>hager:2 <text:s/>dowl:1</text:p>
      <text:p text:style-name="P3">Niver a sylabennow y'n linenn = 7</text:p>
      <text:p text:style-name="P3">GAllas GEnev HAger DOWL</text:p>
      <text:p text:style-name="P3"/>
      <text:p text:style-name="P3">dhe:1 <text:s/>bytt:1 <text:s/>ifarn:2 <text:s/>mes:1 <text:s/>a'n:1 <text:s/>nev:1 <text:s/>.:0</text:p>
      <text:p text:style-name="P3">Niver a sylabennow y'n linenn = 7</text:p>
      <text:p text:style-name="P3">dhe BYTT Ifarn mes A'N <text:s text:c="2"/>NEV</text:p>
      <text:p text:style-name="P3"/>
      <text:p text:style-name="P3">Ena:2 <text:s/>my:1 <text:s/>a:1 <text:s/>dhug:1 <text:s/>an:1 <text:s/>rewl:1 <text:s/>,:0</text:p>
      <text:p text:style-name="P3">Niver a sylabennow y'n linenn = 7</text:p>
      <text:p text:style-name="P3">Ena MY a DHUG an REWL</text:p>
      <text:p text:style-name="P3"/>
      <text:p text:style-name="P3">ha:1 <text:s/>lemmyn:2 <text:s/>yn:1 <text:s/>payn:1 <text:s/>pur:1 <text:s/>grev:1</text:p>
      <text:p text:style-name="P3">Niver a sylabennow y'n linenn = 7</text:p>
      <text:p text:style-name="P3">ha LEMmyn YN PAYN PUR GREV</text:p>
      <text:p text:style-name="P3"/>
      <text:p text:style-name="P3">yth:1 <text:s/>esov:2 <text:s/>,:0 <text:s/>a:1 <text:s/>dhur:1 <text:s/>nevra:2 <text:s/>.:0</text:p>
      <text:p text:style-name="P3">Niver a sylabennow y'n linenn = 7</text:p>
      <text:p text:style-name="P3">yth Esov <text:s/>a DHUR NEvra</text:p>
      <text:p text:style-name="P3"/>
      <text:p text:style-name="P3">Nyns:1 <text:s/>eus:1 <text:s/>dhymmo:2 <text:s/>remedi:3 <text:s/>.:0</text:p>
      <text:p text:style-name="P3">Niver a sylabennow y'n linenn = 7</text:p>
      <text:p text:style-name="P3">nyns EUS DHYMmo reMEdi</text:p>
      <text:p text:style-name="P3"/>
      <text:p text:style-name="P3">An:1 <text:s/>trespass:2 <text:s/>yth:1 <text:s/>o:1 <text:s/>mar:1 <text:s/>vras:1 <text:s/>.:0</text:p>
      <text:p text:style-name="P3">Niver a sylabennow y'n linenn = 7</text:p>
      <text:p text:style-name="P3">an TREspass yth O mar VRAS</text:p>
      <text:p text:style-name="P3"><text:soft-page-break/></text:p>
      <text:p text:style-name="P3">Ny:1 <text:s/>amont:2 <text:s/>hwilas:2 <text:s/>mersi:2 <text:s/>.:0</text:p>
      <text:p text:style-name="P3">Niver a sylabennow y'n linenn = 7</text:p>
      <text:p text:style-name="P3">ny Amont HWIlas MERsi</text:p>
      <text:p text:style-name="P3"/>
      <text:p text:style-name="P3">My:1 <text:s/>a:1 <text:s/>woer:1 <text:s/>na:1 <text:s/>vynn:1 <text:s/>an:1 <text:s/>Tas:1</text:p>
      <text:p text:style-name="P3">Niver a sylabennow y'n linenn = 7</text:p>
      <text:p text:style-name="P3">MY a WOER na VYNN an TAS</text:p>
      <text:p text:style-name="P3"/>
      <text:p text:style-name="P3">ow:1 <text:s/>foli:2 <text:s/>dhymmo:2 <text:s/>gava:2 <text:s/>.:0</text:p>
      <text:p text:style-name="P3">Niver a sylabennow y'n linenn = 7</text:p>
      <text:p text:style-name="P3">ow FOli DHYMmo GAv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akhenna:3 <text:s/>,:0 <text:s/>oll:1 <text:s/>an:1 <text:s/>venjans:2</text:p>
      <text:p text:style-name="P3">Niver a sylabennow y'n linenn = 7</text:p>
      <text:p text:style-name="P3">rakHENna <text:s/>OLL an VENjans</text:p>
      <text:p text:style-name="P3"/>
      <text:p text:style-name="P3">a:1 <text:s/>allav:2 <text:s/>dhe:1 <text:s/>brederi:3</text:p>
      <text:p text:style-name="P3">Niver a sylabennow y'n linenn = 7</text:p>
      <text:p text:style-name="P3">a Allav dhe breDEri</text:p>
      <text:p text:style-name="P3"/>
      <text:p text:style-name="P3">my:1 <text:s/>a:1 <text:s/>vynn:1 <text:s/>gonis:2 <text:s/>dehwans:2</text:p>
      <text:p text:style-name="P3">Niver a sylabennow y'n linenn = 7</text:p>
      <text:p text:style-name="P3">MY a VYNN GOnis DEhwans</text:p>
      <text:p text:style-name="P3"/>
      <text:p text:style-name="P3">der:1 <text:s/>neb:1 <text:s/>for:1 <text:s/>':0 <text:s/>a:1 <text:s/>vras:1 <text:s/>envi:2 <text:s/>.:0</text:p>
      <text:p text:style-name="P3">Niver a sylabennow y'n linenn = 7</text:p>
      <text:p text:style-name="P3">DER NEB FOR <text:s/>a VRAS ENvi</text:p>
      <text:p text:style-name="P3"/>
      <text:p text:style-name="P3">Ny:1 <text:s/>wrav:1 <text:s/>vri:1 <text:s/>erbynn:2 <text:s/>p'ywa:2 <text:s/>.:0</text:p>
      <text:p text:style-name="P3">Niver a sylabennow y'n linenn = 7</text:p>
      <text:p text:style-name="P3">ny WRAV VRI ERbynn P'Ywa</text:p>
      <text:p text:style-name="P3"/>
      <text:p text:style-name="P3">My:1 <text:s/>a:1 <text:s/>woer:1 <text:s/>yma:2 <text:s/>formys:2</text:p>
      <text:p text:style-name="P3">Niver a sylabennow y'n linenn = 7</text:p>
      <text:p text:style-name="P3">MY a WOER yMA FORmys</text:p>
      <text:p text:style-name="P3"/>
      <text:p text:style-name="P3">gans:1 <text:s/>an:1 <text:s/>Tas:1 <text:s/>unn:1 <text:s/>den:1 <text:s/>a:1 <text:s/>bri:1 <text:s/>.:0</text:p>
      <text:p text:style-name="P3">Niver a sylabennow y'n linenn = 7</text:p>
      <text:p text:style-name="P3">GANS an TAS UNN DEN a BRI</text:p>
      <text:p text:style-name="P3"/>
      <text:p text:style-name="P3">Haval:2 <text:s/>dhodho:2 <text:s/>yth:1 <text:s/>yw:1 <text:s/>gwrys:1 <text:s/>,:0</text:p>
      <text:p text:style-name="P3">Niver a sylabennow y'n linenn = 7</text:p>
      <text:p text:style-name="P3">HAval DHOdho yth YW GWRYS</text:p>
      <text:p text:style-name="P3"><text:soft-page-break/></text:p>
      <text:p text:style-name="P3">oll:1 <text:s/>y:1 <text:s/>gorf:1 <text:s/>yn:1 <text:s/>pur:1 <text:s/>semli:2 <text:s/>.:0</text:p>
      <text:p text:style-name="P3">Niver a sylabennow y'n linenn = 7</text:p>
      <text:p text:style-name="P3">OLL y GORF YN PUR SEMli</text:p>
      <text:p text:style-name="P3"/>
      <text:p text:style-name="P3">Ny:1 <text:s/>allav:2 <text:s/>perthi:2 <text:s/>henna:2 <text:s/>.:0</text:p>
      <text:p text:style-name="P3">Niver a sylabennow y'n linenn = 7</text:p>
      <text:p text:style-name="P3">ny Allav PERthi HENna</text:p>
      <text:p text:style-name="P3"/>
      <text:p text:style-name="P3">Envius:3 <text:s/>ov:1 <text:s/>er:1 <text:s/>y:1 <text:s/>bynn:1 <text:s/>.:0</text:p>
      <text:p text:style-name="P3">Niver a sylabennow y'n linenn = 7</text:p>
      <text:p text:style-name="P3">enVIus OV ER y BYNN</text:p>
      <text:p text:style-name="P3"/>
      <text:p text:style-name="P3">My:1 <text:s/>a:1 <text:s/>vynn:1 <text:s/>tewlel:2 <text:s/>neb:1 <text:s/>jynn:1</text:p>
      <text:p text:style-name="P3">Niver a sylabennow y'n linenn = 7</text:p>
      <text:p text:style-name="P3">MY a VYNN TEwlel NEB JYNN</text:p>
      <text:p text:style-name="P3"/>
      <text:p text:style-name="P3">dh'y:1 <text:s/>doella:2 <text:s/>,:0 <text:s/>mara:2 <text:s/>kallav:2 <text:s/>.:0</text:p>
      <text:p text:style-name="P3">Niver a sylabennow y'n linenn = 7</text:p>
      <text:p text:style-name="P3">DH'Y <text:s text:c="2"/>DOElla <text:s/>MAra KAllav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Gans:1 <text:s/>Dyw:1 <text:s/>yth:1 <text:s/>yw:1 <text:s/>apoyntys:3</text:p>
      <text:p text:style-name="P3">Niver a sylabennow y'n linenn = 7</text:p>
      <text:p text:style-name="P3">GANS DYW yth YW aPOYNtys</text:p>
      <text:p text:style-name="P3"/>
      <text:p text:style-name="P3">warden:2 <text:s/>war:1 <text:s/>oll:1 <text:s/>paradhis:3 <text:s/>.:0</text:p>
      <text:p text:style-name="P3">Niver a sylabennow y'n linenn = 7</text:p>
      <text:p text:style-name="P3">WARden WAR OLL paRAdhis</text:p>
      <text:p text:style-name="P3"/>
      <text:p text:style-name="P3">Der:1 <text:s/>henna:2 <text:s/>yth:1 <text:s/>ov:1 <text:s/>grevys:2 <text:s/>,:0</text:p>
      <text:p text:style-name="P3">Niver a sylabennow y'n linenn = 7</text:p>
      <text:p text:style-name="P3">DER HENna yth OV GREvys</text:p>
      <text:p text:style-name="P3"/>
      <text:p text:style-name="P3">y:1 <text:s/>weles:2 <text:s/>ev:1 <text:s/>eksaltys:3 <text:s/>,:0</text:p>
      <text:p text:style-name="P3">Niver a sylabennow y'n linenn = 7</text:p>
      <text:p text:style-name="P3">y WEles EV ekSALtys</text:p>
      <text:p text:style-name="P3"/>
      <text:p text:style-name="P3">ha:1 <text:s/>my:1 <text:s/>dres:1 <text:s/>dhe:1 <text:s/>iselder:3 <text:s/>.:0</text:p>
      <text:p text:style-name="P3">Niver a sylabennow y'n linenn = 7</text:p>
      <text:p text:style-name="P3">ha MY DRES dhe iSELder</text:p>
      <text:p text:style-name="P3"/>
      <text:p text:style-name="P3">Dhe:1 <text:s/>henna:2 <text:s/>yma:2 <text:s/>gwre'ti:2 <text:s/>,:0</text:p>
      <text:p text:style-name="P3">Niver a sylabennow y'n linenn = 7</text:p>
      <text:p text:style-name="P3">dhe HENna yMA GWRE'ti</text:p>
      <text:p text:style-name="P3"><text:soft-page-break/></text:p>
      <text:p text:style-name="P3">benyn:2 <text:s/>yw:1 <text:s/>henwys:2 <text:s/>Eva:2 <text:s/>.:0</text:p>
      <text:p text:style-name="P3">Niver a sylabennow y'n linenn = 7</text:p>
      <text:p text:style-name="P3">BEnyn YW HENwys Eva</text:p>
      <text:p text:style-name="P3"/>
      <text:p text:style-name="P3">Gwrys:1 <text:s/>a'y:1 <text:s/>asenn:2 <text:s/>y:1 <text:s/>feu:1 <text:s/>hi:1 <text:s/>,:0</text:p>
      <text:p text:style-name="P3">Niver a sylabennow y'n linenn = 7</text:p>
      <text:p text:style-name="P3">GWRYS A'Y <text:s text:c="2"/>Asenn y FEU HI</text:p>
      <text:p text:style-name="P3"/>
      <text:p text:style-name="P3">marthys:2 <text:s/>teg:1 <text:s/>a-ugh:2 <text:s/>pub:1 <text:s/>tra:1 <text:s/>,:0</text:p>
      <text:p text:style-name="P3">Niver a sylabennow y'n linenn = 7</text:p>
      <text:p text:style-name="P3">MARthys TEG A-ugh PUB TRA</text:p>
      <text:p text:style-name="P3"/>
      <text:p text:style-name="P3">saw:1 <text:s/>hy:1 <text:s/>skians:2 <text:s/>yw:1 <text:s/>brottel:2 <text:s/>.:0</text:p>
      <text:p text:style-name="P3">Niver a sylabennow y'n linenn = 7</text:p>
      <text:p text:style-name="P3">SAW hy SKIans YW BROTtel</text:p>
      <text:p text:style-name="P3"/>
      <text:p text:style-name="P3">My:1 <text:s/>a:1 <text:s/>vynn:1 <text:s/>,:0 <text:s/>mara:2 <text:s/>kallav:2 <text:s/>,:0</text:p>
      <text:p text:style-name="P3">Niver a sylabennow y'n linenn = 7</text:p>
      <text:p text:style-name="P3">MY a VYNN <text:s/>MAra KAllav</text:p>
      <text:p text:style-name="P3"/>
      <text:p text:style-name="P3">hwilas:2 <text:s/>neb:1 <text:s/>for:1 <text:s/>':0 <text:s/>dh'y:1 <text:s/>themptya:3 <text:s/>,:0</text:p>
      <text:p text:style-name="P3">Niver a sylabennow y'n linenn = 8</text:p>
      <text:p text:style-name="P3">HWIlas NEB FOR <text:s/>DH'Y <text:s text:c="2"/>thempTYa</text:p>
      <text:p text:style-name="P3"/>
      <text:p text:style-name="P3">par:1 <text:s/>dell:1 <text:s/>oma:2 <text:s/>gwas:1 <text:s/>sotel:2 <text:s/>.:0</text:p>
      <text:p text:style-name="P3">Niver a sylabennow y'n linenn = 7</text:p>
      <text:p text:style-name="P3">PAR dell Oma GWAS SOtel</text:p>
      <text:p text:style-name="P3"/>
      <text:p text:style-name="P3">Now:1 <text:s/>Adam:2 <text:s/>'ma:1 <text:s/>ow:1 <text:s/>lordya:2</text:p>
      <text:p text:style-name="P3">Niver a sylabennow y'n linenn = 7</text:p>
      <text:p text:style-name="P3">NOW Adam 'MA ow LORDya</text:p>
      <text:p text:style-name="P3"/>
      <text:p text:style-name="P3">avel:2 <text:s/>dug:1 <text:s/>yn:1 <text:s/>paradhis:3 <text:s/>,:0</text:p>
      <text:p text:style-name="P3">Niver a sylabennow y'n linenn = 7</text:p>
      <text:p text:style-name="P3">aVEL DUG YN paRAdhis</text:p>
      <text:p text:style-name="P3"/>
      <text:p text:style-name="P3">ha:1 <text:s/>my:1 <text:s/>sevelyek:3 <text:s/>omma:2</text:p>
      <text:p text:style-name="P3">Niver a sylabennow y'n linenn = 7</text:p>
      <text:p text:style-name="P3">ha MY seVELyek OMma</text:p>
      <text:p text:style-name="P3"/>
      <text:p text:style-name="P3">yn:1 <text:s/>ifarn:2 <text:s/>yn:1 <text:s/>tan:1 <text:s/>,:0 <text:s/>pup-prys:2</text:p>
      <text:p text:style-name="P3">Niver a sylabennow y'n linenn = 7</text:p>
      <text:p text:style-name="P3">YN Ifarn YN TAN <text:s/>PUP-prys</text:p>
      <text:p text:style-name="P3"/>
      <text:p text:style-name="P3">yn:1 <text:s/>poethvann:2 <text:s/>bras:1 <text:s/>ow:1 <text:s/>leski:2 <text:s/>.:0</text:p>
      <text:p text:style-name="P3">Niver a sylabennow y'n linenn = 7</text:p>
      <text:p text:style-name="P3">YN POETHvann BRAS ow LEski</text:p>
      <text:p text:style-name="P3"/>
      <text:p text:style-name="P3">Saw:1 <text:s/>an:1 <text:s/>keth:1 <text:s/>Adam:2 <text:s/>yw:1 <text:s/>gwrys:1</text:p>
      <text:p text:style-name="P3">Niver a sylabennow y'n linenn = 7</text:p>
      <text:p text:style-name="P3">SAW an KETH Adam YW GWRYS</text:p>
      <text:p text:style-name="P3"><text:soft-page-break/></text:p>
      <text:p text:style-name="P3">my:1 <text:s/>a:1 <text:s/>woer:1 <text:s/>heb:1 <text:s/>dout:1 <text:s/>y'n:1 <text:s/>kas:1 <text:s/>,:0</text:p>
      <text:p text:style-name="P3">Niver a sylabennow y'n linenn = 7</text:p>
      <text:p text:style-name="P3">MY a WOER HEB DOUT Y'N <text:s text:c="2"/>KAS</text:p>
      <text:p text:style-name="P3"/>
      <text:p text:style-name="P3">dhe:1 <text:s/>gollenwel:3 <text:s/>an:1 <text:s/>roumys:2</text:p>
      <text:p text:style-name="P3">Niver a sylabennow y'n linenn = 7</text:p>
      <text:p text:style-name="P3">dhe goLLENwel an ROUmys</text:p>
      <text:p text:style-name="P3"/>
      <text:p text:style-name="P3">eus:1 <text:s/>yn:1 <text:s/>nev:1 <text:s/>der:1 <text:s/>ow:1 <text:s/>goeth:1 <text:s/>bras:1</text:p>
      <text:p text:style-name="P3">Niver a sylabennow y'n linenn = 7</text:p>
      <text:p text:style-name="P3">EUS YN NEV DER ow GOETH BRAS</text:p>
      <text:p text:style-name="P3"/>
      <text:p text:style-name="P3">yw:1 <text:s/>voyd:1 <text:s/>dredhov:2 <text:s/>ha'w:1 <text:s/>meni:2 <text:s/>.:0</text:p>
      <text:p text:style-name="P3">Niver a sylabennow y'n linenn = 7</text:p>
      <text:p text:style-name="P3">YW VOYD DREdhov HA'W <text:s text:c="2"/>MEni</text:p>
      <text:p text:style-name="P3"/>
      <text:p text:style-name="P3">Saw:1 <text:s/>mar:1 <text:s/>kallav:2 <text:s/>,:0 <text:s/>der:1 <text:s/>dhevis:2 <text:s/>,:0</text:p>
      <text:p text:style-name="P3">Niver a sylabennow y'n linenn = 7</text:p>
      <text:p text:style-name="P3">SAW mar KAllav <text:s/>DER dheVIS</text:p>
      <text:p text:style-name="P3"/>
      <text:p text:style-name="P3">gul:1 <text:s/>dhe:1 <text:s/>Adam:2 <text:s/>dhymm:1 <text:s/>koela:2 <text:s/>,:0</text:p>
      <text:p text:style-name="P3">Niver a sylabennow y'n linenn = 7</text:p>
      <text:p text:style-name="P3">GUL dhe Adam DHYMM KOEla</text:p>
      <text:p text:style-name="P3"/>
      <text:p text:style-name="P3">my:1 <text:s/>an:1 <text:s/>drosa:2 <text:s/>dhe:1 <text:s/>baynys:2 <text:s/>,:0</text:p>
      <text:p text:style-name="P3">Niver a sylabennow y'n linenn = 7</text:p>
      <text:p text:style-name="P3">MY an DROsa dhe BAYnys</text:p>
      <text:p text:style-name="P3"/>
      <text:p text:style-name="P3">na:1 <text:s/>dheffa:2 <text:s/>dhe'n:1 <text:s/>nev:1 <text:s/>nevra:2 <text:s/>,:0</text:p>
      <text:p text:style-name="P3">Niver a sylabennow y'n linenn = 7</text:p>
      <text:p text:style-name="P3">na DHEFfa DHE'N <text:s text:c="2"/>NEV NEvra</text:p>
      <text:p text:style-name="P3"/>
      <text:p text:style-name="P3">mara:2 <text:s/>mynna:2 <text:s/>dhymm:1 <text:s/>koela:2 <text:s/>.:0</text:p>
      <text:p text:style-name="P3">Niver a sylabennow y'n linenn = 7</text:p>
      <text:p text:style-name="P3">MAra MYNna DHYMM KOEla</text:p>
      <text:p text:style-name="P3"/>
      <text:p text:style-name="P3">Saw:1 <text:s/>Eva:2 <text:s/>mynnav:2 <text:s/>'ssaya:2 <text:s/>.:0</text:p>
      <text:p text:style-name="P3">Niver a sylabennow y'n linenn = 7</text:p>
      <text:p text:style-name="P3">SAW Eva MYNnav SAya</text:p>
      <text:p text:style-name="P3"/>
      <text:p text:style-name="P3">Hi:1 <text:s/>yw:1 <text:s/>esya:2 <text:s/>dhe:1 <text:s/>doella:2</text:p>
      <text:p text:style-name="P3">Niver a sylabennow y'n linenn = 7</text:p>
      <text:p text:style-name="P3">HI YW ESya dhe DOElla</text:p>
      <text:p text:style-name="P3"/>
      <text:p text:style-name="P3">es:1 <text:s/>Adam:2 <text:s/>,:0 <text:s/>yn:1 <text:s/>gwir:1 <text:s/>yn:1 <text:s/>ta:1 <text:s/>,:0</text:p>
      <text:p text:style-name="P3">Niver a sylabennow y'n linenn = 7</text:p>
      <text:p text:style-name="P3">ES Adam <text:s/>YN GWIR YN TA</text:p>
      <text:p text:style-name="P3"/>
      <text:p text:style-name="P3">ha:1 <text:s/>moy:1 <text:s/>sempel:2 <text:s/>.:0</text:p>
      <text:p text:style-name="P3">Niver a sylabennow y'n linenn = 4</text:p>
      <text:p text:style-name="P3">ha MOY SEMpel</text:p>
      <text:p text:style-name="P3"><text:soft-page-break/></text:p>
      <text:p text:style-name="P3">Ynwedh:2 <text:s/>ny:1 <text:s/>dal:1 <text:s/>dhymm:1 <text:s/>bos:1 <text:s/>gwelys:2</text:p>
      <text:p text:style-name="P3">Niver a sylabennow y'n linenn = 8</text:p>
      <text:p text:style-name="P3">ynWEDH ny DAL DHYMM BOS GWElys</text:p>
      <text:p text:style-name="P3"/>
      <text:p text:style-name="P3">ow:1 <text:s/>honan:2 <text:s/>y'n:1 <text:s/>keth:1 <text:s/>shap:1 <text:s/>me:1 <text:s/>.:0</text:p>
      <text:p text:style-name="P3">Niver a sylabennow y'n linenn = 7</text:p>
      <text:p text:style-name="P3">ow HOnan Y'N <text:s text:c="2"/>KETH SHAP ME</text:p>
      <text:p text:style-name="P3"/>
      <text:p text:style-name="P3">Hager:2 <text:s/>yth:1 <text:s/>ov:1 <text:s/>difashes:3 <text:s/>,:0</text:p>
      <text:p text:style-name="P3">Niver a sylabennow y'n linenn = 7</text:p>
      <text:p text:style-name="P3">HAger yth OV diFAshes</text:p>
      <text:p text:style-name="P3"/>
      <text:p text:style-name="P3">ny:1 <text:s/>yll:1 <text:s/>tra:1 <text:s/>bones:2 <text:s/>hakkra:2 <text:s/>.:0</text:p>
      <text:p text:style-name="P3">Niver a sylabennow y'n linenn = 7</text:p>
      <text:p text:style-name="P3">ny YLL TRA BOnes HAKkra</text:p>
      <text:p text:style-name="P3"/>
      <text:p text:style-name="P3">Hwi:1 <text:s/>oll:1 <text:s/>a'm:1 <text:s/>gwel:1 <text:s/>.:0</text:p>
      <text:p text:style-name="P3">Niver a sylabennow y'n linenn = 4</text:p>
      <text:p text:style-name="P3">HWI OLL A'M <text:s/>GWE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ager:2 <text:s/>lowr:1 <text:s/>os:1 <text:s/>,:0 <text:s/>my:1 <text:s/>a'n:1 <text:s/>'vow:1 <text:s/>.:0</text:p>
      <text:p text:style-name="P3">Niver a sylabennow y'n linenn = 7</text:p>
      <text:p text:style-name="P3">HAger LOWR OS <text:s/>MY A'N <text:s text:c="2"/>'VOW</text:p>
      <text:p text:style-name="P3"/>
      <text:p text:style-name="P3">Yn:1 <text:s/>mysk:1 <text:s/>oll:1 <text:s/>an:1 <text:s/>dhewolow:3</text:p>
      <text:p text:style-name="P3">Niver a sylabennow y'n linenn = 7</text:p>
      <text:p text:style-name="P3">YN MYSK OLL an dheWOlow</text:p>
      <text:p text:style-name="P3"/>
      <text:p text:style-name="P3">nyns:1 <text:s/>eus:1 <text:s/>hakkra:2 <text:s/>.:0</text:p>
      <text:p text:style-name="P3">Niver a sylabennow y'n linenn = 4</text:p>
      <text:p text:style-name="P3">nyns EUS HAKkr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Rakhenna:3 <text:s/>hwila:2 <text:s/>neb:1 <text:s/>jynn:1 <text:s/>,:0</text:p>
      <text:p text:style-name="P3">Niver a sylabennow y'n linenn = 7</text:p>
      <text:p text:style-name="P3">rakHENna HWIla NEB JYNN</text:p>
      <text:p text:style-name="P3"/>
      <text:p text:style-name="P3">po:1 <text:s/>an:1 <text:s/>viaj:2 <text:s/>ny:1 <text:s/>dal:1 <text:s/>oy:1 <text:s/>.:0</text:p>
      <text:p text:style-name="P3">Niver a sylabennow y'n linenn = 7</text:p>
      <text:p text:style-name="P3">po an VIaj ny DAL OY</text:p>
      <text:p text:style-name="P3"/>
      <text:p text:style-name="P3">Eva:2 <text:s/>,:0 <text:s/>dhiso:2 <text:s/>a:1 <text:s/>dhegren:2</text:p>
      <text:p text:style-name="P3">Niver a sylabennow y'n linenn = 7</text:p>
      <text:p text:style-name="P3">Eva <text:s/>DHIso a DHEgren</text:p>
      <text:p text:style-name="P3"/>
      <text:p text:style-name="P3">mar:1 <text:s/>euthek:2 <text:s/>pan:1 <text:s/>wello:2 <text:s/>hi:1</text:p>
      <text:p text:style-name="P3">Niver a sylabennow y'n linenn = 7</text:p>
      <text:p text:style-name="P3">mar EUthek pan WEllo HI</text:p>
      <text:p text:style-name="P3"/>
      <text:p text:style-name="P3">dha:1 <text:s/>figur:2 <text:s/>y'n:1 <text:s/>keth:1 <text:s/>dell:1 <text:s/>ma:1 <text:s/>.:0</text:p>
      <text:p text:style-name="P3">Niver a sylabennow y'n linenn = 7</text:p>
      <text:p text:style-name="P3">dha FIgur Y'N <text:s text:c="2"/>KETH dell ma</text:p>
      <text:p text:style-name="P3"/>
      <text:p text:style-name="P3">Ha:1 <text:s/>mar:1 <text:s/>kwreta:2 <text:s/>bargen:2 <text:s/>sur:1</text:p>
      <text:p text:style-name="P3">Niver a sylabennow y'n linenn = 7</text:p>
      <text:p text:style-name="P3">ha mar KWREta BARgen SUR</text:p>
      <text:p text:style-name="P3"/>
      <text:p text:style-name="P3">ty:1 <text:s/>a:1 <text:s/>vydh:1 <text:s/>lower:2 <text:s/>enorys:3</text:p>
      <text:p text:style-name="P3">Niver a sylabennow y'n linenn = 8</text:p>
      <text:p text:style-name="P3">TY a VYDH LOwer eNOrys</text:p>
      <text:p text:style-name="P3"/>
      <text:p text:style-name="P3">awos:2 <text:s/>Dyw:1 <text:s/>,:0 <text:s/>kynth:1 <text:s/>ywa:2 <text:s/>fur:1 <text:s/>.:0</text:p>
      <text:p text:style-name="P3">Niver a sylabennow y'n linenn = 7</text:p>
      <text:p text:style-name="P3">Awos DYW <text:s/>kynth Ywa FUR</text:p>
      <text:p text:style-name="P3"/>
      <text:p text:style-name="P3">Yn:1 <text:s/>for:1 <text:s/>':0 <text:s/>ma:1 <text:s/>mar:1 <text:s/>pydh:1 <text:s/>toellys:2</text:p>
      <text:p text:style-name="P3">Niver a sylabennow y'n linenn = 7</text:p>
      <text:p text:style-name="P3">YN FOR <text:s/>ma mar PYDH TOEllys</text:p>
      <text:p text:style-name="P3"/>
      <text:p text:style-name="P3">my:1 <text:s/>a:1 <text:s/>vydh:1 <text:s/>kompes:2 <text:s/>ganso:2 <text:s/>.:0</text:p>
      <text:p text:style-name="P3">Niver a sylabennow y'n linenn = 7</text:p>
      <text:p text:style-name="P3">MY a VYDH KOMpes GANso</text:p>
      <text:p text:style-name="P3"/>
      <text:p text:style-name="P3"/>
      <text:p text:style-name="P3"/>
      <text:p text:style-name="P3"/>
      <text:p text:style-name="P3"/>
      <text:p text:style-name="P3">Na:1 <text:s/>borth:1 <text:s/>dout:1 <text:s/>,:0 <text:s/>my:1 <text:s/>a'n:1 <text:s/>prevent:2 <text:s/>,:0</text:p>
      <text:p text:style-name="P3">Niver a sylabennow y'n linenn = 7</text:p>
      <text:p text:style-name="P3">na BORTH DOUT <text:s/>MY A'N <text:s text:c="2"/>PREvent</text:p>
      <text:p text:style-name="P3"/>
      <text:p text:style-name="P3">ha'ga:2 <text:s/>dri:1 <text:s/>lowr:1 <text:s/>dhe:1 <text:s/>baynys:2 <text:s/>.:0</text:p>
      <text:p text:style-name="P3">Niver a sylabennow y'n linenn = 7</text:p>
      <text:p text:style-name="P3">HA'ga DRI LOWR dhe BAYnys</text:p>
      <text:p text:style-name="P3"><text:soft-page-break/></text:p>
      <text:p text:style-name="P3">My:1 <text:s/>a:1 <text:s/>lever:2 <text:s/>dhis:1 <text:s/>fatla:2 <text:s/>.:0</text:p>
      <text:p text:style-name="P3">Niver a sylabennow y'n linenn = 7</text:p>
      <text:p text:style-name="P3">MY a LEver DHIS FAtl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n:1 <text:s/>Tas:1 <text:s/>a:1 <text:s/>wrug:1 <text:s/>der:1 <text:s/>entent:2 <text:s/>,:0</text:p>
      <text:p text:style-name="P3">Niver a sylabennow y'n linenn = 7</text:p>
      <text:p text:style-name="P3">an TAS a WRUG DER ENtent</text:p>
      <text:p text:style-name="P3"/>
      <text:p text:style-name="P3">yn:1 <text:s/>mysk:1 <text:s/>oll:1 <text:s/>pryves:2 <text:s/>y'n:1 <text:s/>bys:1 <text:s/>,:0</text:p>
      <text:p text:style-name="P3">Niver a sylabennow y'n linenn = 7</text:p>
      <text:p text:style-name="P3">YN MYSK OLL PRYves Y'N <text:s text:c="2"/>BYS</text:p>
      <text:p text:style-name="P3"/>
      <text:p text:style-name="P3">formya:2 <text:s/>pryv:1 <text:s/>henwys:2 <text:s/>serpont:2 <text:s/>;:0</text:p>
      <text:p text:style-name="P3">Niver a sylabennow y'n linenn = 7</text:p>
      <text:p text:style-name="P3">FORMya PRYV HENwys SERpont</text:p>
      <text:p text:style-name="P3"/>
      <text:p text:style-name="P3">hag:1 <text:s/>yth:1 <text:s/>yw:1 <text:s/>wondrys:2 <text:s/>fashes:2 <text:s/>,:0</text:p>
      <text:p text:style-name="P3">Niver a sylabennow y'n linenn = 7</text:p>
      <text:p text:style-name="P3">hag yth YW WONdrys FAshes</text:p>
      <text:p text:style-name="P3"/>
      <text:p text:style-name="P3">dhe:1 <text:s/>virgin:2 <text:s/>deg:1 <text:s/>pur:1 <text:s/>haval:2 <text:s/>.:0</text:p>
      <text:p text:style-name="P3">Niver a sylabennow y'n linenn = 7</text:p>
      <text:p text:style-name="P3">dhe VIRgin DEG PUR HAval</text:p>
      <text:p text:style-name="P3"/>
      <text:p text:style-name="P3">Sotel:2 <text:s/>yth:1 <text:s/>yw:1 <text:s/>gans:1 <text:s/>henna:2 <text:s/>,:0</text:p>
      <text:p text:style-name="P3">Niver a sylabennow y'n linenn = 7</text:p>
      <text:p text:style-name="P3">SOtel yth YW GANS HENna</text:p>
      <text:p text:style-name="P3"/>
      <text:p text:style-name="P3">a-ugh:2 <text:s/>best:1 <text:s/>na:1 <text:s/>pryv:1 <text:s/>y'n:1 <text:s/>bys:1 <text:s/>.:0</text:p>
      <text:p text:style-name="P3">Niver a sylabennow y'n linenn = 7</text:p>
      <text:p text:style-name="P3">A-ugh BEST na PRYV Y'N <text:s text:c="2"/>BYS</text:p>
      <text:p text:style-name="P3"/>
      <text:p text:style-name="P3">Yn:1 <text:s/>henna:2 <text:s/>mynnav:2 <text:s/>entra:2 <text:s/>,:0</text:p>
      <text:p text:style-name="P3">Niver a sylabennow y'n linenn = 7</text:p>
      <text:p text:style-name="P3">YN HENna MYNnav ENtra</text:p>
      <text:p text:style-name="P3"/>
      <text:p text:style-name="P3">ha:1 <text:s/>privedh:2 <text:s/>dhe:1 <text:s/>baradhis:3</text:p>
      <text:p text:style-name="P3">Niver a sylabennow y'n linenn = 7</text:p>
      <text:p text:style-name="P3">ha PRIvedh dhe baRAdhis</text:p>
      <text:p text:style-name="P3"/>
      <text:p text:style-name="P3">my:1 <text:s/>a:1 <text:s/>vynn:1 <text:s/>mos:1 <text:s/>heb:1 <text:s/>fyllel:2 <text:s/>.:0</text:p>
      <text:p text:style-name="P3">Niver a sylabennow y'n linenn = 7</text:p>
      <text:p text:style-name="P3">MY a VYNN MOS HEB FYllel</text:p>
      <text:p text:style-name="P3"><text:soft-page-break/></text:p>
      <text:p text:style-name="P3">Kyn:1 <text:s/>na:1 <text:s/>woer:1 <text:s/>hi:1 <text:s/>kows:1 <text:s/>banna:2</text:p>
      <text:p text:style-name="P3">Niver a sylabennow y'n linenn = 7</text:p>
      <text:p text:style-name="P3">kyn na WOER HI KOWS BANna</text:p>
      <text:p text:style-name="P3"/>
      <text:p text:style-name="P3">my:1 <text:s/>a's:1 <text:s/>rewl:1 <text:s/>hi:1 <text:s/>dell:1 <text:s/>vynnav:2 <text:s/>,:0</text:p>
      <text:p text:style-name="P3">Niver a sylabennow y'n linenn = 7</text:p>
      <text:p text:style-name="P3">MY A'S <text:s/>REWL HI dell VYNnav</text:p>
      <text:p text:style-name="P3"/>
      <text:p text:style-name="P3">ha:1 <text:s/>kyns:1 <text:s/>es:1 <text:s/>dos:1 <text:s/>alena:3</text:p>
      <text:p text:style-name="P3">Niver a sylabennow y'n linenn = 7</text:p>
      <text:p text:style-name="P3">ha KYNS ES DOS aLEna</text:p>
      <text:p text:style-name="P3"/>
      <text:p text:style-name="P3">dhe:1 <text:s/>Adam:2 <text:s/>ha:1 <text:s/>dhe:1 <text:s/>Eva:2</text:p>
      <text:p text:style-name="P3">Niver a sylabennow y'n linenn = 7</text:p>
      <text:p text:style-name="P3">dhe Adam ha dhe Eva</text:p>
      <text:p text:style-name="P3"/>
      <text:p text:style-name="P3">my:1 <text:s/>a:1 <text:s/>wra:1 <text:s/>neb:1 <text:s/>anfeusi:3 <text:s/>.:0</text:p>
      <text:p text:style-name="P3">Niver a sylabennow y'n linenn = 7</text:p>
      <text:p text:style-name="P3">MY a WRA NEB anFEUsi</text:p>
      <text:p text:style-name="P3"/>
      <text:p text:style-name="P3"/>
      <text:p text:style-name="P3"/>
      <text:p text:style-name="P3"/>
      <text:p text:style-name="P3"/>
      <text:p text:style-name="P3">Gwra:1 <text:s/>yndella:3 <text:s/>,:0 <text:s/>my:1 <text:s/>a'th:1 <text:s/>pys:1 <text:s/>,:0</text:p>
      <text:p text:style-name="P3">Niver a sylabennow y'n linenn = 7</text:p>
      <text:p text:style-name="P3">GWRA ynDElla <text:s/>MY A'TH PYS</text:p>
      <text:p text:style-name="P3"/>
      <text:p text:style-name="P3">par:1 <text:s/>dell:1 <text:s/>osta:2 <text:s/>jowl:1 <text:s/>wili:2 <text:s/>.:0</text:p>
      <text:p text:style-name="P3">Niver a sylabennow y'n linenn = 7</text:p>
      <text:p text:style-name="P3">PAR dell Osta JOWL WIli</text:p>
      <text:p text:style-name="P3"/>
      <text:p text:style-name="P3">Mar:1 <text:s/>kwredh:1 <text:s/>henna:2 <text:s/>,:0 <text:s/>enorys:3</text:p>
      <text:p text:style-name="P3">Niver a sylabennow y'n linenn = 7</text:p>
      <text:p text:style-name="P3">mar KWREDH HENna <text:s/>eNOrys</text:p>
      <text:p text:style-name="P3"/>
      <text:p text:style-name="P3">ty:1 <text:s/>a:1 <text:s/>vydh:1 <text:s/>bys:1 <text:s/>vynari:3 <text:s/>,:0</text:p>
      <text:p text:style-name="P3">Niver a sylabennow y'n linenn = 7</text:p>
      <text:p text:style-name="P3">TY a VYDH BYS vyNAri</text:p>
      <text:p text:style-name="P3"/>
      <text:p text:style-name="P3">ha:1 <text:s/>penn:1 <text:s/>rewler:2 <text:s/>warnan:2 <text:s/>ni:1</text:p>
      <text:p text:style-name="P3">Niver a sylabennow y'n linenn = 7</text:p>
      <text:p text:style-name="P3">ha PENN REwler WARnan NI</text:p>
      <text:p text:style-name="P3"/>
      <text:p text:style-name="P3">heb:1 <text:s/>dout:1 <text:s/>y'n:1 <text:s/>kas:1 <text:s/>.:0</text:p>
      <text:p text:style-name="P3">Niver a sylabennow y'n linenn = 4</text:p>
      <text:p text:style-name="P3">HEB DOUT Y'N <text:s text:c="2"/>KAS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y:1 <text:s/>and:1 <text:s/>by:1 <text:s/>thou:1 <text:s/>shalt:1 <text:s/>see:2 <text:s/>that:1 <text:s/>;:0</text:p>
      <text:p text:style-name="P3">Niver a sylabennow y'n linenn = 8</text:p>
      <text:p text:style-name="P3">BY AND BY THOU SHALT SEe THAT</text:p>
      <text:p text:style-name="P3"/>
      <text:p text:style-name="P3">ha:1 <text:s/>pur:1 <text:s/>uskis:2 <text:s/>gwrav:1 <text:s/>an:1 <text:s/>pratt:1</text:p>
      <text:p text:style-name="P3">Niver a sylabennow y'n linenn = 7</text:p>
      <text:p text:style-name="P3">ha PUR Uskis GWRAV an PRATT</text:p>
      <text:p text:style-name="P3"/>
      <text:p text:style-name="P3">dhe'n:1 <text:s/>serpont:2 <text:s/>,:0 <text:s/>yn:1 <text:s/>spit:1 <text:s/>dh'y:1 <text:s/>fas:1 <text:s/>.:0</text:p>
      <text:p text:style-name="P3">Niver a sylabennow y'n linenn = 7</text:p>
      <text:p text:style-name="P3">DHE'N <text:s text:c="2"/>SERpont <text:s/>YN SPIT DH'Y <text:s text:c="2"/>F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y:1 <text:s/>!:0 <text:s/>Re:1 <text:s/>debel-diwetthi:5 <text:s/>!:0</text:p>
      <text:p text:style-name="P3">Niver a sylabennow y'n linenn = 7</text:p>
      <text:p text:style-name="P3">AY <text:s/>re debel-diWEtthi</text:p>
      <text:p text:style-name="P3"/>
      <text:p text:style-name="P3">Gorta:2 <text:s/>ha:1 <text:s/>bydh:1 <text:s/>dhymm:1 <text:s/>rewlys:2 <text:s/>!:0</text:p>
      <text:p text:style-name="P3">Niver a sylabennow y'n linenn = 7</text:p>
      <text:p text:style-name="P3">GORta ha BYDH DHYMM REwlys</text:p>
      <text:p text:style-name="P3"/>
      <text:p text:style-name="P3">Gas:1 <text:s/>vy:1 <text:s/>dhe:1 <text:s/>entra:2 <text:s/>a-ji:2 <text:s/>,:0</text:p>
      <text:p text:style-name="P3">Niver a sylabennow y'n linenn = 7</text:p>
      <text:p text:style-name="P3">GAS vy dhe ENtra a-JI</text:p>
      <text:p text:style-name="P3"/>
      <text:p text:style-name="P3">rag:1 <text:s/>ty:1 <text:s/>ny:1 <text:s/>vydhydh:2 <text:s/>doutys:2</text:p>
      <text:p text:style-name="P3">Niver a sylabennow y'n linenn = 7</text:p>
      <text:p text:style-name="P3">rag TY ny VYdhydh DOUtys</text:p>
      <text:p text:style-name="P3"><text:soft-page-break/></text:p>
      <text:p text:style-name="P3">drefenn:2 <text:s/>dha:1 <text:s/>vosta:2 <text:s/>mar:1 <text:s/>deg:1 <text:s/>.:0</text:p>
      <text:p text:style-name="P3">Niver a sylabennow y'n linenn = 7</text:p>
      <text:p text:style-name="P3">DREfenn dha VOsta mar DE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y:1 <text:s/>a:1 <text:s/>vydh:1 <text:s/>yntertaynys:4</text:p>
      <text:p text:style-name="P3">Niver a sylabennow y'n linenn = 7</text:p>
      <text:p text:style-name="P3">TY a VYDH ynterTAYnys</text:p>
      <text:p text:style-name="P3"/>
      <text:p text:style-name="P3">ha:1 <text:s/>gans:1 <text:s/>Eva:2 <text:s/>sur:1 <text:s/>krysys:2 <text:s/>.:0</text:p>
      <text:p text:style-name="P3">Niver a sylabennow y'n linenn = 7</text:p>
      <text:p text:style-name="P3">ha GANS Eva SUR KRYsys</text:p>
      <text:p text:style-name="P3"/>
      <text:p text:style-name="P3">Dha:1 <text:s/>fisment:2 <text:s/>dhedhi:2 <text:s/>a:1 <text:s/>bleg:1 <text:s/>.:0</text:p>
      <text:p text:style-name="P3">Niver a sylabennow y'n linenn = 7</text:p>
      <text:p text:style-name="P3">dha FIsment DHEdhi a BLEG</text:p>
      <text:p text:style-name="P3"/>
      <text:p text:style-name="P3">A-ban:2 <text:s/>oma:2 <text:s/>klos:1 <text:s/>entrys:2</text:p>
      <text:p text:style-name="P3">Niver a sylabennow y'n linenn = 7</text:p>
      <text:p text:style-name="P3">A-ban Oma KLOS ENtrys</text:p>
      <text:p text:style-name="P3"/>
      <text:p text:style-name="P3">ynnos:2 <text:s/>jy:1 <text:s/>a-barth:2 <text:s/>a-ji:2 <text:s/>,:0</text:p>
      <text:p text:style-name="P3">Niver a sylabennow y'n linenn = 7</text:p>
      <text:p text:style-name="P3">YNnos jy A-barth a-JI</text:p>
      <text:p text:style-name="P3"/>
      <text:p text:style-name="P3">ow:1 <text:s/>voys:1 <text:s/>oll:1 <text:s/>otta:2 <text:s/>chanjyes:2 <text:s/>,:0</text:p>
      <text:p text:style-name="P3">Niver a sylabennow y'n linenn = 7</text:p>
      <text:p text:style-name="P3">ow VOYS OLL OTta CHANJyes</text:p>
      <text:p text:style-name="P3"/>
      <text:p text:style-name="P3">avel:2 <text:s/>maghteth:2 <text:s/>yn:1 <text:s/>tevri:2 <text:s/>.:0</text:p>
      <text:p text:style-name="P3">Niver a sylabennow y'n linenn = 7</text:p>
      <text:p text:style-name="P3">aVEL MAGHteth YN teVRI</text:p>
      <text:p text:style-name="P3"/>
      <text:p text:style-name="P3">My:1 <text:s/>ny:1 <text:s/>vydhav:2 <text:s/>konvedhys:3</text:p>
      <text:p text:style-name="P3">Niver a sylabennow y'n linenn = 7</text:p>
      <text:p text:style-name="P3">MY ny VYdhav konVEdhys</text:p>
      <text:p text:style-name="P3"/>
      <text:p text:style-name="P3">ow:1 <text:s/>bos:1 <text:s/>ynnov:2 <text:s/>falsuri:3 <text:s/>;:0</text:p>
      <text:p text:style-name="P3">Niver a sylabennow y'n linenn = 7</text:p>
      <text:p text:style-name="P3">ow BOS YNnov falSUri</text:p>
      <text:p text:style-name="P3"/>
      <text:p text:style-name="P3">sotel:2 <text:s/>lowr:1 <text:s/>ov:1 <text:s/>,:0 <text:s/>my:1 <text:s/>a:1 <text:s/>grys:1</text:p>
      <text:p text:style-name="P3">Niver a sylabennow y'n linenn = 7</text:p>
      <text:p text:style-name="P3">SOtel LOWR OV <text:s/>MY a GRYS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ag:1 <text:s/>a:1 <text:s/>vynn:1 <text:s/>mos:1 <text:s/>,:0 <text:s/>heb:1 <text:s/>gul:1 <text:s/>gik:1 <text:s/>,:0</text:p>
      <text:p text:style-name="P3">Niver a sylabennow y'n linenn = 7</text:p>
      <text:p text:style-name="P3">hag a VYNN MOS <text:s/>HEB GUL GIK</text:p>
      <text:p text:style-name="P3"/>
      <text:p text:style-name="P3">y'n:1 <text:s/>wydhenn:2 <text:s/>pur:1 <text:s/>smodh:1 <text:s/>,:0 <text:s/>heb:1 <text:s/>mik:1 <text:s/>,:0</text:p>
      <text:p text:style-name="P3">Niver a sylabennow y'n linenn = 7</text:p>
      <text:p text:style-name="P3">Y'N <text:s text:c="2"/>WYdhenn PUR SMODH <text:s/>HEB MIK</text:p>
      <text:p text:style-name="P3"/>
      <text:p text:style-name="P3">avel:2 <text:s/>el:1 <text:s/>hweg:1 <text:s/>afinys:3 <text:s/>.:0</text:p>
      <text:p text:style-name="P3">Niver a sylabennow y'n linenn = 7</text:p>
      <text:p text:style-name="P3">aVEL EL HWEG aFIny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y:1 <text:s/>a:1 <text:s/>vynn:1 <text:s/>mos:1 <text:s/>dhe:1 <text:s/>wandra:2</text:p>
      <text:p text:style-name="P3">Niver a sylabennow y'n linenn = 7</text:p>
      <text:p text:style-name="P3">MY a VYNN MOS dhe WANdra</text:p>
      <text:p text:style-name="P3"/>
      <text:p text:style-name="P3">omma:2 <text:s/>yn:1 <text:s/>mysk:1 <text:s/>an:1 <text:s/>flourys:2 <text:s/>.:0</text:p>
      <text:p text:style-name="P3">Niver a sylabennow y'n linenn = 7</text:p>
      <text:p text:style-name="P3">OMma YN MYSK an FLOUrys</text:p>
      <text:p text:style-name="P3"/>
      <text:p text:style-name="P3">Oll:1 <text:s/>pub:1 <text:s/>plesour:2 <text:s/>a'n:1 <text:s/>bys:1 <text:s/>ma:1</text:p>
      <text:p text:style-name="P3">Niver a sylabennow y'n linenn = 7</text:p>
      <text:p text:style-name="P3">OLL PUB PLEsour A'N <text:s text:c="2"/>BYS ma</text:p>
      <text:p text:style-name="P3"/>
      <text:p text:style-name="P3">y'n:1 <text:s/>plas:1 <text:s/>ma:1 <text:s/>otta:2 <text:s/>tevys:2 <text:s/>,:0</text:p>
      <text:p text:style-name="P3">Niver a sylabennow y'n linenn = 7</text:p>
      <text:p text:style-name="P3">Y'N <text:s text:c="2"/>PLAS ma OTta TEvys</text:p>
      <text:p text:style-name="P3"/>
      <text:p text:style-name="P3">mayth:1 <text:s/>yw:1 <text:s/>konfort:2 <text:s/>dhe:1 <text:s/>weles:2 <text:s/>.:0</text:p>
      <text:p text:style-name="P3">Niver a sylabennow y'n linenn = 7</text:p>
      <text:p text:style-name="P3">mayth YW KONfort dhe WEles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va:2 <text:s/>,:0 <text:s/>prag:1 <text:s/>na:1 <text:s/>dheu'ta:2 <text:s/>nes:1 <text:s/>,:0</text:p>
      <text:p text:style-name="P3">Niver a sylabennow y'n linenn = 7</text:p>
      <text:p text:style-name="P3">Eva <text:s/>PRAG na DHEU'ta NES</text:p>
      <text:p text:style-name="P3"/>
      <text:p text:style-name="P3">rag:1 <text:s/>kows:1 <text:s/>orthiv:2 <text:s/>ha:1 <text:s/>talkya:2 <text:s/>?:0</text:p>
      <text:p text:style-name="P3">Niver a sylabennow y'n linenn = 7</text:p>
      <text:p text:style-name="P3">rag KOWS ORthiv ha TALKya</text:p>
      <text:p text:style-name="P3"/>
      <text:p text:style-name="P3">Unn:1 <text:s/>dra:1 <text:s/>a:1 <text:s/>wonn:1 <text:s/>a'm:1 <text:s/>godhvos:2 <text:s/>-:0</text:p>
      <text:p text:style-name="P3">Niver a sylabennow y'n linenn = 7</text:p>
      <text:p text:style-name="P3">UNN DRA a WONN A'M <text:s/>GODHvos</text:p>
      <text:p text:style-name="P3"/>
      <text:p text:style-name="P3">pur:1 <text:s/>lowenek:3 <text:s/>a'm:1 <text:s/>gwressa:2</text:p>
      <text:p text:style-name="P3">Niver a sylabennow y'n linenn = 7</text:p>
      <text:p text:style-name="P3">PUR loWEnek A'M <text:s/>GWRESsa</text:p>
      <text:p text:style-name="P3"/>
      <text:p text:style-name="P3">koela:2 <text:s/>orthiv:2 <text:s/>a:1 <text:s/>mynnes:2 <text:s/>.:0</text:p>
      <text:p text:style-name="P3">Niver a sylabennow y'n linenn = 7</text:p>
      <text:p text:style-name="P3">KOEla ORthiv a MYNn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Piw:1 <text:s/>osta:2 <text:s/>jy:1 <text:s/>eus:1 <text:s/>y'n:1 <text:s/>wydhenn:2</text:p>
      <text:p text:style-name="P3">Niver a sylabennow y'n linenn = 8</text:p>
      <text:p text:style-name="P3">PIW Osta jy EUS Y'N <text:s text:c="2"/>WYdhenn</text:p>
      <text:p text:style-name="P3"/>
      <text:p text:style-name="P3">a-wartha:3 <text:s/>gans:1 <text:s/>tros:1 <text:s/>ha:1 <text:s/>kan:1 <text:s/>?:0</text:p>
      <text:p text:style-name="P3">Niver a sylabennow y'n linenn = 7</text:p>
      <text:p text:style-name="P3">a-WARtha GANS TROS ha KAN</text:p>
      <text:p text:style-name="P3"/>
      <text:p text:style-name="P3">Marth:1 <text:s/>yw:1 <text:s/>genev:2 <text:s/>dhe'th:1 <text:s/>klywes:2 <text:s/>.:0</text:p>
      <text:p text:style-name="P3">Niver a sylabennow y'n linenn = 7</text:p>
      <text:p text:style-name="P3">MARTH YW GEnev DHE'TH KLYwes</text:p>
      <text:p text:style-name="P3"/>
      <text:p text:style-name="P3">Orthis:2 <text:s/>my:1 <text:s/>ny'm:1 <text:s/>beus:1 <text:s/>negys:2 <text:s/>,:0</text:p>
      <text:p text:style-name="P3">Niver a sylabennow y'n linenn = 7</text:p>
      <text:p text:style-name="P3">ORthis MY NY'M <text:s/>BEUS NEgys</text:p>
      <text:p text:style-name="P3"/>
      <text:p text:style-name="P3">h:0 <text:s/>':0 <text:s/>a:1 <text:s/>byle:2 <text:s/>os:1 <text:s/>devedhys:3 <text:s/>.:0</text:p>
      <text:p text:style-name="P3">Niver a sylabennow y'n linenn = 7</text:p>
      <text:p text:style-name="P3"><text:s text:c="2"/>a BYle OS deVEdhys</text:p>
      <text:p text:style-name="P3"/>
      <text:p text:style-name="P3">Marth:1 <text:s/>yw:1 <text:s/>genev:2 <text:s/>dha:1 <text:s/>weles:2 <text:s/>.:0</text:p>
      <text:p text:style-name="P3">Niver a sylabennow y'n linenn = 7</text:p>
      <text:p text:style-name="P3">MARTH YW GEnev dha WEles</text:p>
      <text:p text:style-name="P3"/>
      <text:p text:style-name="P3"/>
      <text:p text:style-name="P3"/>
      <text:p text:style-name="P3"/>
      <text:p text:style-name="P3"/>
      <text:p text:style-name="P3">Na:1 <text:s/>gemmer:2 <text:s/>marth:1 <text:s/>vydh:1 <text:s/>,:0 <text:s/>benyn:2 <text:s/>'vas:1 <text:s/>.:0</text:p>
      <text:p text:style-name="P3">Niver a sylabennow y'n linenn = 8</text:p>
      <text:p text:style-name="P3">na GEMmer MARTH VYDH <text:s/>BEnyn 'VAS</text:p>
      <text:p text:style-name="P3"/>
      <text:p text:style-name="P3">My:1 <text:s/>a:1 <text:s/>dheuth:1 <text:s/>a-dhiwedhes:4</text:p>
      <text:p text:style-name="P3">Niver a sylabennow y'n linenn = 7</text:p>
      <text:p text:style-name="P3">MY a DHEUTH a-dhiWEdhes</text:p>
      <text:p text:style-name="P3"/>
      <text:p text:style-name="P3">mes:1 <text:s/>a'n:1 <text:s/>nev:1 <text:s/>gans:1 <text:s/>hast:1 <text:s/>pur:1 <text:s/>vras:1 <text:s/>,:0</text:p>
      <text:p text:style-name="P3">Niver a sylabennow y'n linenn = 7</text:p>
      <text:p text:style-name="P3">mes A'N <text:s text:c="2"/>NEV GANS HAST PUR VRAS</text:p>
      <text:p text:style-name="P3"/>
      <text:p text:style-name="P3">rag:1 <text:s/>kewsel:2 <text:s/>dhis:1 <text:s/>a:1 <text:s/>henna:2</text:p>
      <text:p text:style-name="P3">Niver a sylabennow y'n linenn = 7</text:p>
      <text:p text:style-name="P3">rag KEWsel DHIS a HENna</text:p>
      <text:p text:style-name="P3"/>
      <text:p text:style-name="P3">omma:2 <text:s/>lemmyn:2 <text:s/>pur:1 <text:s/>brivedh:2 <text:s/>.:0</text:p>
      <text:p text:style-name="P3">Niver a sylabennow y'n linenn = 7</text:p>
      <text:p text:style-name="P3">OMma LEMmyn PUR BRIvedh</text:p>
      <text:p text:style-name="P3"/>
      <text:p text:style-name="P3">My:1 <text:s/>a'th:1 <text:s/>pys:1 <text:s/>,:0 <text:s/>awos:2 <text:s/>neb:1 <text:s/>tra:1</text:p>
      <text:p text:style-name="P3">Niver a sylabennow y'n linenn = 7</text:p>
      <text:p text:style-name="P3">MY A'TH PYS <text:s/>Awos NEB TRA</text:p>
      <text:p text:style-name="P3"><text:soft-page-break/></text:p>
      <text:p text:style-name="P3">na:1 <text:s/>gemmer:2 <text:s/>marth:1 <text:s/>anodho:3 <text:s/>,:0</text:p>
      <text:p text:style-name="P3">Niver a sylabennow y'n linenn = 7</text:p>
      <text:p text:style-name="P3">na GEMmer MARTH aNOdho</text:p>
      <text:p text:style-name="P3"/>
      <text:p text:style-name="P3">nag:1 <text:s/>own:1 <text:s/>vydh:1 <text:s/>orth:1 <text:s/>ow:1 <text:s/>gweles:2 <text:s/>.:0</text:p>
      <text:p text:style-name="P3">Niver a sylabennow y'n linenn = 7</text:p>
      <text:p text:style-name="P3">nag OWN VYDH ORTH ow GWEles</text:p>
      <text:p text:style-name="P3"/>
      <text:p text:style-name="P3"/>
      <text:p text:style-name="P3"/>
      <text:p text:style-name="P3"/>
      <text:p text:style-name="P3"/>
      <text:p text:style-name="P3">Nyns:1 <text:s/>eus:1 <text:s/>own:1 <text:s/>dhymm:1 <text:s/>ahanas:3 <text:s/>,:0</text:p>
      <text:p text:style-name="P3">Niver a sylabennow y'n linenn = 7</text:p>
      <text:p text:style-name="P3">nyns EUS OWN DHYMM aHAnas</text:p>
      <text:p text:style-name="P3"/>
      <text:p text:style-name="P3">drefenn:2 <text:s/>bos:1 <text:s/>mar:1 <text:s/>deg:1 <text:s/>dha:1 <text:s/>fas:1 <text:s/>,:0</text:p>
      <text:p text:style-name="P3">Niver a sylabennow y'n linenn = 7</text:p>
      <text:p text:style-name="P3">DREfenn BOS mar DEG dha FAS</text:p>
      <text:p text:style-name="P3"/>
      <text:p text:style-name="P3">na:1 <text:s/>hwath:1 <text:s/>dout:1 <text:s/>vydholl:2 <text:s/>y'n:1 <text:s/>bys:1 <text:s/>,:0</text:p>
      <text:p text:style-name="P3">Niver a sylabennow y'n linenn = 7</text:p>
      <text:p text:style-name="P3">na HWATH DOUT VYdholl Y'N <text:s text:c="2"/>BYS</text:p>
      <text:p text:style-name="P3"/>
      <text:p text:style-name="P3">rag:1 <text:s/>der:1 <text:s/>dha:1 <text:s/>er:1 <text:s/>yth:1 <text:s/>'valsa:2</text:p>
      <text:p text:style-name="P3">Niver a sylabennow y'n linenn = 7</text:p>
      <text:p text:style-name="P3">rag DER dha ER yth 'VALsa</text:p>
      <text:p text:style-name="P3"/>
      <text:p text:style-name="P3">ty:1 <text:s/>dhe:1 <text:s/>dhos:1 <text:s/>a'n:1 <text:s/>nev:1 <text:s/>toeth-ta:2 <text:s/>,:0</text:p>
      <text:p text:style-name="P3">Niver a sylabennow y'n linenn = 7</text:p>
      <text:p text:style-name="P3">TY dhe DHOS A'N <text:s text:c="2"/>NEV TOETH-ta</text:p>
      <text:p text:style-name="P3"/>
      <text:p text:style-name="P3">ha:1 <text:s/>mara:2 <text:s/>teudh:1 <text:s/>alena:3</text:p>
      <text:p text:style-name="P3">Niver a sylabennow y'n linenn = 7</text:p>
      <text:p text:style-name="P3">ha MAra TEUDH aLEna</text:p>
      <text:p text:style-name="P3"/>
      <text:p text:style-name="P3">pur:1 <text:s/>wolkomm:2 <text:s/>yth:1 <text:s/>os:1 <text:s/>genev:2 <text:s/>,:0</text:p>
      <text:p text:style-name="P3">Niver a sylabennow y'n linenn = 7</text:p>
      <text:p text:style-name="P3">PUR WOLkomm yth OS GEnev</text:p>
      <text:p text:style-name="P3"/>
      <text:p text:style-name="P3">ha:1 <text:s/>dhe:1 <text:s/>well:1 <text:s/>y'th:1 <text:s/>fydh:1 <text:s/>kresys:2 <text:s/>.:0</text:p>
      <text:p text:style-name="P3">Niver a sylabennow y'n linenn = 7</text:p>
      <text:p text:style-name="P3">ha dhe WELL Y'TH FYDH KREsys</text:p>
      <text:p text:style-name="P3"/>
      <text:p text:style-name="P3">Lavar:2 <text:s/>dhymmo:2 <text:s/>dha:1 <text:s/>negys:2 <text:s/>,:0</text:p>
      <text:p text:style-name="P3">Niver a sylabennow y'n linenn = 7</text:p>
      <text:p text:style-name="P3">LAvar DHYMmo dha NEgys</text:p>
      <text:p text:style-name="P3"/>
      <text:p text:style-name="P3">ha:1 <text:s/>mar:1 <text:s/>kallav:2 <text:s/>dha:1 <text:s/>weres:2 <text:s/>,:0</text:p>
      <text:p text:style-name="P3">Niver a sylabennow y'n linenn = 7</text:p>
      <text:p text:style-name="P3">ha mar KAllav dha WEres</text:p>
      <text:p text:style-name="P3"><text:soft-page-break/></text:p>
      <text:p text:style-name="P3">na:1 <text:s/>borth:1 <text:s/>dout:1 <text:s/>,:0 <text:s/>ny:1 <text:s/>vydh:1 <text:s/>neghys:2 <text:s/>.:0</text:p>
      <text:p text:style-name="P3">Niver a sylabennow y'n linenn = 7</text:p>
      <text:p text:style-name="P3">na BORTH DOUT <text:s/>ny VYDH NEghys</text:p>
      <text:p text:style-name="P3"/>
      <text:p text:style-name="P3"/>
      <text:p text:style-name="P3"/>
      <text:p text:style-name="P3"/>
      <text:p text:style-name="P3"/>
      <text:p text:style-name="P3">Ow:1 <text:s/>negys:2 <text:s/>a:1 <text:s/>dreyl:1 <text:s/>dha:1 <text:s/>les:1</text:p>
      <text:p text:style-name="P3">Niver a sylabennow y'n linenn = 7</text:p>
      <text:p text:style-name="P3">ow NEgys a DREYL dha LES</text:p>
      <text:p text:style-name="P3"/>
      <text:p text:style-name="P3">mara:2 <text:s/>mynn'ta:2 <text:s/>ow:1 <text:s/>krysi:2</text:p>
      <text:p text:style-name="P3">Niver a sylabennow y'n linenn = 7</text:p>
      <text:p text:style-name="P3">MAra MYNN'ta ow KRYsi</text:p>
      <text:p text:style-name="P3"/>
      <text:p text:style-name="P3">saw:1 <text:s/>yma:2 <text:s/>dhymm:1 <text:s/>ahanas:3</text:p>
      <text:p text:style-name="P3">Niver a sylabennow y'n linenn = 7</text:p>
      <text:p text:style-name="P3">SAW yMA DHYMM aHAnas</text:p>
      <text:p text:style-name="P3"/>
      <text:p text:style-name="P3">dout:1 <text:s/>pur:1 <text:s/>vras:1 <text:s/>a:1 <text:s/>anfeusi:3</text:p>
      <text:p text:style-name="P3">Niver a sylabennow y'n linenn = 7</text:p>
      <text:p text:style-name="P3">DOUT PUR VRAS a anFEUsi</text:p>
      <text:p text:style-name="P3"/>
      <text:p text:style-name="P3">mara:2 <text:s/>kwres:1 <text:s/>ow:1 <text:s/>diskev'ra:3 <text:s/>.:0</text:p>
      <text:p text:style-name="P3">Niver a sylabennow y'n linenn = 7</text:p>
      <text:p text:style-name="P3">MAra KWRES ow diSKEV'r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Na:1 <text:s/>vynnav:2 <text:s/>dha:1 <text:s/>dhiskev'ra:3 <text:s/>,:0</text:p>
      <text:p text:style-name="P3">Niver a sylabennow y'n linenn = 7</text:p>
      <text:p text:style-name="P3">na VYNnav dha dhiSKEV'ra</text:p>
      <text:p text:style-name="P3"><text:soft-page-break/></text:p>
      <text:p text:style-name="P3">ow:1 <text:s/>hothman:2 <text:s/>,:0 <text:s/>a:1 <text:s/>dra:1 <text:s/>y'n:1 <text:s/>bys:1 <text:s/>.:0</text:p>
      <text:p text:style-name="P3">Niver a sylabennow y'n linenn = 7</text:p>
      <text:p text:style-name="P3">ow HOTHman <text:s/>a DRA Y'N <text:s text:c="2"/>BYS</text:p>
      <text:p text:style-name="P3"/>
      <text:p text:style-name="P3">Rakhenna:3 <text:s/>,:0 <text:s/>meur:1 <text:s/>dha:1 <text:s/>volder:2 <text:s/>,:0</text:p>
      <text:p text:style-name="P3">Niver a sylabennow y'n linenn = 7</text:p>
      <text:p text:style-name="P3">rakHENna <text:s/>MEUR dha VOLder</text:p>
      <text:p text:style-name="P3"/>
      <text:p text:style-name="P3">ty:1 <text:s/>a:1 <text:s/>yll:1 <text:s/>gul:1 <text:s/>dha:1 <text:s/>negys:2 <text:s/>,:0</text:p>
      <text:p text:style-name="P3">Niver a sylabennow y'n linenn = 7</text:p>
      <text:p text:style-name="P3">TY a YLL GUL dha NEgys</text:p>
      <text:p text:style-name="P3"/>
      <text:p text:style-name="P3">hag:1 <text:s/>ow:1 <text:s/>threst:1 <text:s/>yw:1 <text:s/>y:1 <text:s/>vos:1 <text:s/>da:1 <text:s/>.:0</text:p>
      <text:p text:style-name="P3">Niver a sylabennow y'n linenn = 7</text:p>
      <text:p text:style-name="P3">hag ow THREST YW y VOS D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a:1 <text:s/>koedh:1 <text:s/>,:0 <text:s/>yw:1 <text:s/>.:0 <text:s/>Na:1 <text:s/>dhout:1 <text:s/>peryl:2</text:p>
      <text:p text:style-name="P3">Niver a sylabennow y'n linenn = 7</text:p>
      <text:p text:style-name="P3">DA KOEDH <text:s/>YW <text:s/>na DHOUT PEryl</text:p>
      <text:p text:style-name="P3"/>
      <text:p text:style-name="P3">war:1 <text:s/>ow:1 <text:s/>honesty:3 <text:s/>,:0 <text:s/>benyn:2 <text:s/>'vas:1 <text:s/>.:0</text:p>
      <text:p text:style-name="P3">Niver a sylabennow y'n linenn = 8</text:p>
      <text:p text:style-name="P3">WAR ow hoNEsty <text:s/>BEnyn 'VAS</text:p>
      <text:p text:style-name="P3"/>
      <text:p text:style-name="P3">Poken:2 <text:s/>y:1 <text:s/>hwrussen:2 <text:s/>fyllel:2 <text:s/>,:0</text:p>
      <text:p text:style-name="P3">Niver a sylabennow y'n linenn = 7</text:p>
      <text:p text:style-name="P3">poKEN y HWRUSsen FYllel</text:p>
      <text:p text:style-name="P3"/>
      <text:p text:style-name="P3">hag:1 <text:s/>y:1 <text:s/>fia:2 <text:s/>pegh:1 <text:s/>pur:1 <text:s/>vras:1</text:p>
      <text:p text:style-name="P3">Niver a sylabennow y'n linenn = 7</text:p>
      <text:p text:style-name="P3">hag y FIa PEGH PUR VRAS</text:p>
      <text:p text:style-name="P3"/>
      <text:p text:style-name="P3">ha:1 <text:s/>my:1 <text:s/>gwiw:1 <text:s/>dhe:1 <text:s/>vos:1 <text:s/>punshys:2 <text:s/>.:0</text:p>
      <text:p text:style-name="P3">Niver a sylabennow y'n linenn = 7</text:p>
      <text:p text:style-name="P3">ha MY GWIW dhe VOS PUNshys</text:p>
      <text:p text:style-name="P3"/>
      <text:p text:style-name="P3"/>
      <text:p text:style-name="P3"/>
      <text:p text:style-name="P3"/>
      <text:p text:style-name="P3"><text:soft-page-break/></text:p>
      <text:p text:style-name="P3">Hwi:1 <text:s/>a:1 <text:s/>lever:2 <text:s/>gwir:1 <text:s/>,:0 <text:s/>dremas:2 <text:s/>.:0</text:p>
      <text:p text:style-name="P3">Niver a sylabennow y'n linenn = 7</text:p>
      <text:p text:style-name="P3">HWI a LEver GWIR <text:s/>dreMAS</text:p>
      <text:p text:style-name="P3"/>
      <text:p text:style-name="P3">Henna:2 <text:s/>'via:2 <text:s/>hager:2 <text:s/>dra:1 <text:s/>.:0</text:p>
      <text:p text:style-name="P3">Niver a sylabennow y'n linenn = 7</text:p>
      <text:p text:style-name="P3">HENna 'VIa HAger DRA</text:p>
      <text:p text:style-name="P3"/>
      <text:p text:style-name="P3">Yma:2 <text:s/>dhymmo:2 <text:s/>hireth:2 <text:s/>bras:1</text:p>
      <text:p text:style-name="P3">Niver a sylabennow y'n linenn = 7</text:p>
      <text:p text:style-name="P3">yMA DHYMmo HIreth BRAS</text:p>
      <text:p text:style-name="P3"/>
      <text:p text:style-name="P3">rag:1 <text:s/>godhvos:2 <text:s/>pandr:1 <text:s/>':0 <text:s/>a:1 <text:s/>via:2 <text:s/>!:0</text:p>
      <text:p text:style-name="P3">Niver a sylabennow y'n linenn = 7</text:p>
      <text:p text:style-name="P3">rag GODHvos PANDR <text:s/>a VIa</text:p>
      <text:p text:style-name="P3"/>
      <text:p text:style-name="P3">Yn:1 <text:s/>kott:1 <text:s/>termyn:2 <text:s/>agas:2 <text:s/>negys:2</text:p>
      <text:p text:style-name="P3">Niver a sylabennow y'n linenn = 8</text:p>
      <text:p text:style-name="P3">YN KOTT TERmyn Agas NEgys</text:p>
      <text:p text:style-name="P3"/>
      <text:p text:style-name="P3">kewsewgh:2 <text:s/>,:0 <text:s/>y:1 <text:s/>praydha:2 <text:s/>.:0</text:p>
      <text:p text:style-name="P3">Niver a sylabennow y'n linenn = 5</text:p>
      <text:p text:style-name="P3">KEWsewgh <text:s/>y PRAYdha</text:p>
      <text:p text:style-name="P3"/>
      <text:p text:style-name="P3"/>
      <text:p text:style-name="P3"/>
      <text:p text:style-name="P3"/>
      <text:p text:style-name="P3"/>
      <text:p text:style-name="P3">My:1 <text:s/>a:1 <text:s/>lever:2 <text:s/>dhis:1 <text:s/>,:0 <text:s/>Eva:2 <text:s/>,:0</text:p>
      <text:p text:style-name="P3">Niver a sylabennow y'n linenn = 7</text:p>
      <text:p text:style-name="P3">MY a LEver DHIS <text:s/>Eva</text:p>
      <text:p text:style-name="P3"/>
      <text:p text:style-name="P3">ha:1 <text:s/>koel:1 <text:s/>orthiv:2 <text:s/>'wos:1 <text:s/>eghenn:2 <text:s/>.:0</text:p>
      <text:p text:style-name="P3">Niver a sylabennow y'n linenn = 7</text:p>
      <text:p text:style-name="P3">ha KOEL ORthiv 'WOS Eghenn</text:p>
      <text:p text:style-name="P3"/>
      <text:p text:style-name="P3">Maga:2 <text:s/>fur:1 <text:s/>ty:1 <text:s/>a:1 <text:s/>via:2 <text:s/>,:0</text:p>
      <text:p text:style-name="P3">Niver a sylabennow y'n linenn = 7</text:p>
      <text:p text:style-name="P3">MAga FUR TY a VIa</text:p>
      <text:p text:style-name="P3"/>
      <text:p text:style-name="P3">avel:2 <text:s/>Dyw:1 <text:s/>eus:1 <text:s/>a-wartha:3 <text:s/>,:0</text:p>
      <text:p text:style-name="P3">Niver a sylabennow y'n linenn = 7</text:p>
      <text:p text:style-name="P3">aVEL DYW EUS a-WARtha</text:p>
      <text:p text:style-name="P3"/>
      <text:p text:style-name="P3">hag:1 <text:s/>a:1 <text:s/>wodhvia:3 <text:s/>pub:1 <text:s/>tra:1 <text:s/>.:0</text:p>
      <text:p text:style-name="P3">Niver a sylabennow y'n linenn = 7</text:p>
      <text:p text:style-name="P3">hag a wodhVIa PUB TRA</text:p>
      <text:p text:style-name="P3"/>
      <text:p text:style-name="P3"/>
      <text:p text:style-name="P3"/>
      <text:p text:style-name="P3"/>
      <text:p text:style-name="P3"><text:soft-page-break/></text:p>
      <text:p text:style-name="P3">Mighal:2 <text:s/>!:0 <text:s/>Syrra:2 <text:s/>,:0 <text:s/>dhywgh:1 <text:s/>gromersi:3 <text:s/>!:0</text:p>
      <text:p text:style-name="P3">Niver a sylabennow y'n linenn = 8</text:p>
      <text:p text:style-name="P3">MIghal <text:s/>SYRra <text:s/>DHYWGH groMERsi</text:p>
      <text:p text:style-name="P3"/>
      <text:p text:style-name="P3">A:1 <text:s/>kallen:2 <text:s/>dos:1 <text:s/>dhe'n:1 <text:s/>prykk:1 <text:s/>na:1</text:p>
      <text:p text:style-name="P3">Niver a sylabennow y'n linenn = 7</text:p>
      <text:p text:style-name="P3">a KAllen DOS DHE'N <text:s text:c="2"/>PRYKK na</text:p>
      <text:p text:style-name="P3"/>
      <text:p text:style-name="P3">y:1 <text:s/>halsen:2 <text:s/>bos:1 <text:s/>pur:1 <text:s/>veri:2 <text:s/>.:0</text:p>
      <text:p text:style-name="P3">Niver a sylabennow y'n linenn = 7</text:p>
      <text:p text:style-name="P3">y HALsen BOS PUR VEri</text:p>
      <text:p text:style-name="P3"/>
      <text:p text:style-name="P3">Henna:2 <text:s/>'via:2 <text:s/>rial:2 <text:s/>dra:1 <text:s/>,:0</text:p>
      <text:p text:style-name="P3">Niver a sylabennow y'n linenn = 7</text:p>
      <text:p text:style-name="P3">HENna 'VIa RIal DRA</text:p>
      <text:p text:style-name="P3"/>
      <text:p text:style-name="P3">bos:1 <text:s/>koth:1 <text:s/>dhe:1 <text:s/>Dhyw:1 <text:s/>a-wartha:3</text:p>
      <text:p text:style-name="P3">Niver a sylabennow y'n linenn = 7</text:p>
      <text:p text:style-name="P3">BOS KOTH dhe DHYW a-WARtha</text:p>
      <text:p text:style-name="P3"/>
      <text:p text:style-name="P3">hag:1 <text:s/>yn:1 <text:s/>pub:1 <text:s/>poynt:1 <text:s/>ekwal:2 <text:s/>ganso:2 <text:s/>,:0</text:p>
      <text:p text:style-name="P3">Niver a sylabennow y'n linenn = 8</text:p>
      <text:p text:style-name="P3">hag YN PUB POYNT Ekwal GANso</text:p>
      <text:p text:style-name="P3"/>
      <text:p text:style-name="P3">ha:1 <text:s/>maga:2 <text:s/>fur:1 <text:s/>akontys:3 <text:s/>.:0</text:p>
      <text:p text:style-name="P3">Niver a sylabennow y'n linenn = 7</text:p>
      <text:p text:style-name="P3">ha MAga FUR aKONtys</text:p>
      <text:p text:style-name="P3"/>
      <text:p text:style-name="P3">Y'n:1 <text:s/>eur:1 <text:s/>na:1 <text:s/>,:0 <text:s/>re:1 <text:s/>Sen:1 <text:s/>Devri:2 <text:s/>,:0</text:p>
      <text:p text:style-name="P3">Niver a sylabennow y'n linenn = 7</text:p>
      <text:p text:style-name="P3">Y'N <text:s text:c="2"/>EUR na <text:s/>re SEN deVRI</text:p>
      <text:p text:style-name="P3"/>
      <text:p text:style-name="P3">y:1 <text:s/>hallsen:2 <text:s/>routya:2 <text:s/>pur:1 <text:s/>gay:1 <text:s/>,:0</text:p>
      <text:p text:style-name="P3">Niver a sylabennow y'n linenn = 7</text:p>
      <text:p text:style-name="P3">y HALLsen ROUTya PUR GAY</text:p>
      <text:p text:style-name="P3"/>
      <text:p text:style-name="P3">ha:1 <text:s/>bos:1 <text:s/>statly:2 <text:s/>dhe'm:1 <text:s/>devis:2 <text:s/>.:0</text:p>
      <text:p text:style-name="P3">Niver a sylabennow y'n linenn = 7</text:p>
      <text:p text:style-name="P3">ha BOS STAtly DHE'M <text:s/>deVIS</text:p>
      <text:p text:style-name="P3"/>
      <text:p text:style-name="P3">Y:1 <text:s/>praydha:2 <text:s/>,:0 <text:s/>lavar:2 <text:s/>fatla:2 <text:s/>.:0</text:p>
      <text:p text:style-name="P3">Niver a sylabennow y'n linenn = 7</text:p>
      <text:p text:style-name="P3">y PRAYdha <text:s/>LAvar FAtla</text:p>
      <text:p text:style-name="P3"/>
      <text:p text:style-name="P3">Perthi:2 <text:s/>ny:1 <text:s/>allav:2 <text:s/>pella:2 <text:s/>!:0</text:p>
      <text:p text:style-name="P3">Niver a sylabennow y'n linenn = 7</text:p>
      <text:p text:style-name="P3">PERthi ny Allav PElla</text:p>
      <text:p text:style-name="P3"/>
      <text:p text:style-name="P3">My:1 <text:s/>a:1 <text:s/>vydh:1 <text:s/>sur:1 <text:s/>dhe:1 <text:s/>lakka:2</text:p>
      <text:p text:style-name="P3">Niver a sylabennow y'n linenn = 7</text:p>
      <text:p text:style-name="P3">MY a VYDH SUR dhe LAKka</text:p>
      <text:p text:style-name="P3"><text:soft-page-break/></text:p>
      <text:p text:style-name="P3">mes:1 <text:s/>ty:1 <text:s/>dhymm:1 <text:s/>a:1 <text:s/>lavara:3</text:p>
      <text:p text:style-name="P3">Niver a sylabennow y'n linenn = 7</text:p>
      <text:p text:style-name="P3">mes TY DHYMM a laVAra</text:p>
      <text:p text:style-name="P3"/>
      <text:p text:style-name="P3">yn:1 <text:s/>by:1 <text:s/>and:1 <text:s/>by:1 <text:s/>.:0</text:p>
      <text:p text:style-name="P3">Niver a sylabennow y'n linenn = 4</text:p>
      <text:p text:style-name="P3">YN BY AND BY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kians:2 <text:s/>benyn:2 <text:s/>yw:1 <text:s/>brottal:2 <text:s/>,:0</text:p>
      <text:p text:style-name="P3">Niver a sylabennow y'n linenn = 7</text:p>
      <text:p text:style-name="P3">SKIans BEnyn YW BROTtal</text:p>
      <text:p text:style-name="P3"/>
      <text:p text:style-name="P3">ha:1 <text:s/>my:1 <text:s/>nyns:1 <text:s/>ov:1 <text:s/>over-sotel:4 <text:s/>.:0</text:p>
      <text:p text:style-name="P3">Niver a sylabennow y'n linenn = 8</text:p>
      <text:p text:style-name="P3">ha MY nyns OV over-SOtel</text:p>
      <text:p text:style-name="P3"/>
      <text:p text:style-name="P3">Lavar:2 <text:s/>dhymm:1 <text:s/>kyns:1 <text:s/>es:1 <text:s/>hedhi:2 <text:s/>,:0</text:p>
      <text:p text:style-name="P3">Niver a sylabennow y'n linenn = 7</text:p>
      <text:p text:style-name="P3">LAvar DHYMM KYNS ES HEdhi</text:p>
      <text:p text:style-name="P3"/>
      <text:p text:style-name="P3">my:1 <text:s/>a'th:1 <text:s/>pys:1 <text:s/>,:0 <text:s/>an:1 <text:s/>nowedhys:3 <text:s/>!:0</text:p>
      <text:p text:style-name="P3">Niver a sylabennow y'n linenn = 7</text:p>
      <text:p text:style-name="P3">MY A'TH PYS <text:s/>an noWEdhys</text:p>
      <text:p text:style-name="P3"/>
      <text:p text:style-name="P3"/>
      <text:p text:style-name="P3"/>
      <text:p text:style-name="P3"/>
      <text:p text:style-name="P3"/>
      <text:p text:style-name="P3">My:1 <text:s/>a:1 <text:s/>lever:2 <text:s/>dhis:1 <text:s/>,:0 <text:s/>Eva:2 <text:s/>,:0</text:p>
      <text:p text:style-name="P3">Niver a sylabennow y'n linenn = 7</text:p>
      <text:p text:style-name="P3">MY a LEver DHIS <text:s/>Eva</text:p>
      <text:p text:style-name="P3"/>
      <text:p text:style-name="P3">mar:1 <text:s/>kwredh:1 <text:s/>tastya:2 <text:s/>an:1 <text:s/>frut:1 <text:s/>ma:1</text:p>
      <text:p text:style-name="P3">Niver a sylabennow y'n linenn = 7</text:p>
      <text:p text:style-name="P3">mar KWREDH TASTya an FRUT ma</text:p>
      <text:p text:style-name="P3"/>
      <text:p text:style-name="P3">eus:1 <text:s/>omma:2 <text:s/>war:1 <text:s/>an:1 <text:s/>wydhenn:2 <text:s/>,:0</text:p>
      <text:p text:style-name="P3">Niver a sylabennow y'n linenn = 7</text:p>
      <text:p text:style-name="P3">EUS OMma WAR an WYdhenn</text:p>
      <text:p text:style-name="P3"/>
      <text:p text:style-name="P3">maga:2 <text:s/>fur:1 <text:s/>ty:1 <text:s/>a:1 <text:s/>via:2</text:p>
      <text:p text:style-name="P3">Niver a sylabennow y'n linenn = 7</text:p>
      <text:p text:style-name="P3">MAga FUR TY a VIa</text:p>
      <text:p text:style-name="P3"><text:soft-page-break/></text:p>
      <text:p text:style-name="P3">avel:2 <text:s/>Dyw:1 <text:s/>eus:1 <text:s/>a-wartha:3</text:p>
      <text:p text:style-name="P3">Niver a sylabennow y'n linenn = 7</text:p>
      <text:p text:style-name="P3">aVEL DYW EUS a-WARtha</text:p>
      <text:p text:style-name="P3"/>
      <text:p text:style-name="P3">yn:1 <text:s/>nev:1 <text:s/>ughel:2 <text:s/>a-ughon:3 <text:s/>.:0</text:p>
      <text:p text:style-name="P3">Niver a sylabennow y'n linenn = 7</text:p>
      <text:p text:style-name="P3">YN NEV Ughel a-Ughon</text:p>
      <text:p text:style-name="P3"/>
      <text:p text:style-name="P3">Gow:1 <text:s/>vydh:1 <text:s/>ny:1 <text:s/>lavarav:3 <text:s/>.:0</text:p>
      <text:p text:style-name="P3">Niver a sylabennow y'n linenn = 6</text:p>
      <text:p text:style-name="P3">GOW VYDH ny laVArav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What:1 <text:s/>!:0 <text:s/>Yw:1 <text:s/>henna:2 <text:s/>dha:1 <text:s/>dhevis:2 <text:s/>!:0</text:p>
      <text:p text:style-name="P3">Niver a sylabennow y'n linenn = 7</text:p>
      <text:p text:style-name="P3">HAT <text:s/>YW HENna dha dheVIS</text:p>
      <text:p text:style-name="P3"/>
      <text:p text:style-name="P3">Tamm:1 <text:s/>vydh:1 <text:s/>ny:1 <text:s/>vydh:1 <text:s/>kresys:2</text:p>
      <text:p text:style-name="P3">Niver a sylabennow y'n linenn = 6</text:p>
      <text:p text:style-name="P3">TAMM VYDH ny VYDH KREsys</text:p>
      <text:p text:style-name="P3"/>
      <text:p text:style-name="P3">henna:2 <text:s/>,:0 <text:s/>my:1 <text:s/>a:1 <text:s/>lever:2 <text:s/>dhis:1 <text:s/>.:0</text:p>
      <text:p text:style-name="P3">Niver a sylabennow y'n linenn = 7</text:p>
      <text:p text:style-name="P3">HENna <text:s/>MY a LEver DHIS</text:p>
      <text:p text:style-name="P3"/>
      <text:p text:style-name="P3">Dhe'th:1 <text:s/>kusulyow:3 <text:s/>y'n:1 <text:s/>poynt:1 <text:s/>na:1 <text:s/>,:0</text:p>
      <text:p text:style-name="P3">Niver a sylabennow y'n linenn = 7</text:p>
      <text:p text:style-name="P3">DHE'TH kuSULyow Y'N <text:s text:c="2"/>POYNT na</text:p>
      <text:p text:style-name="P3"/>
      <text:p text:style-name="P3">my:1 <text:s/>a:1 <text:s/>lever:2 <text:s/>dhis:1 <text:s/>praga:2 <text:s/>.:0</text:p>
      <text:p text:style-name="P3">Niver a sylabennow y'n linenn = 7</text:p>
      <text:p text:style-name="P3">MY a LEver DHIS PRAga</text:p>
      <text:p text:style-name="P3"/>
      <text:p text:style-name="P3">Dyw:1 <text:s/>a:1 <text:s/>or'nas:2 <text:s/>kontrari:3</text:p>
      <text:p text:style-name="P3">Niver a sylabennow y'n linenn = 7</text:p>
      <text:p text:style-name="P3">DYW a OR'nas konTRAri</text:p>
      <text:p text:style-name="P3"/>
      <text:p text:style-name="P3">na:1 <text:s/>dheffen:2 <text:s/>tastya:2 <text:s/>henna:2 <text:s/>.:0</text:p>
      <text:p text:style-name="P3">Niver a sylabennow y'n linenn = 7</text:p>
      <text:p text:style-name="P3">na DHEFfen TASTya HENna</text:p>
      <text:p text:style-name="P3"><text:soft-page-break/></text:p>
      <text:p text:style-name="P3">Ha'y:1 <text:s/>gommondment:3 <text:s/>pur:1 <text:s/>dhevri:2</text:p>
      <text:p text:style-name="P3">Niver a sylabennow y'n linenn = 7</text:p>
      <text:p text:style-name="P3">HA'Y <text:s text:c="2"/>gomMONDment PUR dheVRI</text:p>
      <text:p text:style-name="P3"/>
      <text:p text:style-name="P3">a:1 <text:s/>ros:1 <text:s/>straitly:3 <text:s/>,:0 <text:s/>dres:1 <text:s/>pub:1 <text:s/>tra:1</text:p>
      <text:p text:style-name="P3">Niver a sylabennow y'n linenn = 8</text:p>
      <text:p text:style-name="P3">a ROS straItly <text:s/>DRES PUB TRA</text:p>
      <text:p text:style-name="P3"/>
      <text:p text:style-name="P3">na:1 <text:s/>wrellen:2 <text:s/>mellya:2 <text:s/>worti:2 <text:s/>.:0</text:p>
      <text:p text:style-name="P3">Niver a sylabennow y'n linenn = 7</text:p>
      <text:p text:style-name="P3">na WREllen MELLya WORti</text:p>
      <text:p text:style-name="P3"/>
      <text:p text:style-name="P3">Prag:1 <text:s/>y:1 <text:s/>hwredh:1 <text:s/>genev:2 <text:s/>flattra:2 <text:s/>?:0</text:p>
      <text:p text:style-name="P3">Niver a sylabennow y'n linenn = 7</text:p>
      <text:p text:style-name="P3">PRAG y HWREDH GEnev FLATtr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Goslow:2 <text:s/>,:0 <text:s/>goslow:2 <text:s/>,:0 <text:s/>Eva:2 <text:s/>,:0 <text:s/>ha:1 <text:s/>deus:1</text:p>
      <text:p text:style-name="P3">nes:1 <text:s/>;:0</text:p>
      <text:p text:style-name="P3">Niver a sylabennow y'n linenn = 9</text:p>
      <text:p text:style-name="P3">GOslow <text:s/>GOslow <text:s/>Eva <text:s/>ha DEUS NES</text:p>
      <text:p text:style-name="P3"/>
      <text:p text:style-name="P3">sham:1 <text:s/>yw:1 <text:s/>genev:2 <text:s/>dha:1 <text:s/>glywes:2</text:p>
      <text:p text:style-name="P3">Niver a sylabennow y'n linenn = 7</text:p>
      <text:p text:style-name="P3">SHAM YW GEnev dha GLYwes</text:p>
      <text:p text:style-name="P3"/>
      <text:p text:style-name="P3">ow:1 <text:s/>krysi:2 <text:s/>dhe'n:1 <text:s/>geryow:2 <text:s/>na:1 <text:s/>.:0</text:p>
      <text:p text:style-name="P3">Niver a sylabennow y'n linenn = 7</text:p>
      <text:p text:style-name="P3">ow KRYsi DHE'N <text:s text:c="2"/>GERyow na</text:p>
      <text:p text:style-name="P3"/>
      <text:p text:style-name="P3">Praga:2 <text:s/>,:0 <text:s/>my:1 <text:s/>a:1 <text:s/>lever:2 <text:s/>dhis:1 <text:s/>,:0</text:p>
      <text:p text:style-name="P3">Niver a sylabennow y'n linenn = 7</text:p>
      <text:p text:style-name="P3">PRAga <text:s/>MY a LEver DHIS</text:p>
      <text:p text:style-name="P3"/>
      <text:p text:style-name="P3">y:1 <text:s/>hwrug:1 <text:s/>Dyw:1 <text:s/>ri:1 <text:s/>an:1 <text:s/>charj:1 <text:s/>na:1 <text:s/>?:0</text:p>
      <text:p text:style-name="P3">Niver a sylabennow y'n linenn = 7</text:p>
      <text:p text:style-name="P3">y HWRUG DYW RI an CHARJ na</text:p>
      <text:p text:style-name="P3"/>
      <text:p text:style-name="P3">Genes:2 <text:s/>a:1 <text:s/>peva:2 <text:s/>tastyes:2 <text:s/>,:0</text:p>
      <text:p text:style-name="P3">Niver a sylabennow y'n linenn = 7</text:p>
      <text:p text:style-name="P3"><text:soft-page-break/>GEnes a PEva TASTyes</text:p>
      <text:p text:style-name="P3"/>
      <text:p text:style-name="P3">maga:2 <text:s/>fur:1 <text:s/>ty:1 <text:s/>a:1 <text:s/>via:2</text:p>
      <text:p text:style-name="P3">Niver a sylabennow y'n linenn = 7</text:p>
      <text:p text:style-name="P3">MAga FUR TY a VIa</text:p>
      <text:p text:style-name="P3"/>
      <text:p text:style-name="P3">yn:1 <text:s/>pub:1 <text:s/>poynt:1 <text:s/>sur:1 <text:s/>avello:3 <text:s/>.:0</text:p>
      <text:p text:style-name="P3">Niver a sylabennow y'n linenn = 7</text:p>
      <text:p text:style-name="P3">YN PUB POYNT SUR aVEllo</text:p>
      <text:p text:style-name="P3"/>
      <text:p text:style-name="P3">An:1 <text:s/>Tas:1 <text:s/>,:0 <text:s/>ev:1 <text:s/>ny:1 <text:s/>vynnsa:2 <text:s/>sur:1</text:p>
      <text:p text:style-name="P3">Niver a sylabennow y'n linenn = 7</text:p>
      <text:p text:style-name="P3">an TAS <text:s/>EV ny VYNNsa SUR</text:p>
      <text:p text:style-name="P3"/>
      <text:p text:style-name="P3">orth:1 <text:s/>den:1 <text:s/>vydholl:2 <text:s/>bos:1 <text:s/>mar:1 <text:s/>fur:1</text:p>
      <text:p text:style-name="P3">Niver a sylabennow y'n linenn = 7</text:p>
      <text:p text:style-name="P3">ORTH DEN VYdholl BOS mar FUR</text:p>
      <text:p text:style-name="P3"/>
      <text:p text:style-name="P3">dhe:1 <text:s/>wodhvos:2 <text:s/>a:1 <text:s/>dhrog:1 <text:s/>ha:1 <text:s/>da:1 <text:s/>.:0</text:p>
      <text:p text:style-name="P3">Niver a sylabennow y'n linenn = 7</text:p>
      <text:p text:style-name="P3">dhe WODHvos a DHROG ha DA</text:p>
      <text:p text:style-name="P3"/>
      <text:p text:style-name="P3">Rag:1 <text:s/>henna:2 <text:s/>,:0 <text:s/>benyn:2 <text:s/>'vas:1 <text:s/>Eva:2 <text:s/>,:0</text:p>
      <text:p text:style-name="P3">Niver a sylabennow y'n linenn = 8</text:p>
      <text:p text:style-name="P3">rag HENna <text:s/>BEnyn 'VAS Eva</text:p>
      <text:p text:style-name="P3"/>
      <text:p text:style-name="P3">genes:2 <text:s/>ny:1 <text:s/>vynnav:2 <text:s/>flattra:2</text:p>
      <text:p text:style-name="P3">Niver a sylabennow y'n linenn = 7</text:p>
      <text:p text:style-name="P3">GEnes ny VYNnav FLATtra</text:p>
      <text:p text:style-name="P3"/>
      <text:p text:style-name="P3">na:1 <text:s/>ny:1 <text:s/>vynnav:2 <text:s/>usya:2 <text:s/>gow:1 <text:s/>.:0</text:p>
      <text:p text:style-name="P3">Niver a sylabennow y'n linenn = 7</text:p>
      <text:p text:style-name="P3">na ny VYNnav USya GOW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Koel:1 <text:s/>jy:1 <text:s/>dhymm:1 <text:s/>,:0 <text:s/>men:1 <text:s/>dhe:1 <text:s/>geski:2 <text:s/>,:0</text:p>
      <text:p text:style-name="P3">Niver a sylabennow y'n linenn = 7</text:p>
      <text:p text:style-name="P3">KOEL jy DHYMM <text:s/>MEN dhe GEski</text:p>
      <text:p text:style-name="P3"/>
      <text:p text:style-name="P3">mar:1 <text:s/>mynnta:2 <text:s/>bos:1 <text:s/>eksaltys:3 <text:s/>,:0</text:p>
      <text:p text:style-name="P3">Niver a sylabennow y'n linenn = 7</text:p>
      <text:p text:style-name="P3">mar MYNNta BOS ekSALtys</text:p>
      <text:p text:style-name="P3"/>
      <text:p text:style-name="P3">poken:2 <text:s/>sertan:2 <text:s/>vynari:3</text:p>
      <text:p text:style-name="P3">Niver a sylabennow y'n linenn = 7</text:p>
      <text:p text:style-name="P3"><text:soft-page-break/>poKEN SERtan vyNAri</text:p>
      <text:p text:style-name="P3"/>
      <text:p text:style-name="P3">hwi:1 <text:s/>a:1 <text:s/>vydh:1 <text:s/>avel:2 <text:s/>fleghes:2 <text:s/>.:0</text:p>
      <text:p text:style-name="P3">Niver a sylabennow y'n linenn = 7</text:p>
      <text:p text:style-name="P3">HWI a VYDH aVEL FLEghes</text:p>
      <text:p text:style-name="P3"/>
      <text:p text:style-name="P3">Bo:1 <text:s/>yn:1 <text:s/>assentys:3 <text:s/>ty:1 <text:s/>a:1 <text:s/>glyw:1 <text:s/>,:0</text:p>
      <text:p text:style-name="P3">Niver a sylabennow y'n linenn = 8</text:p>
      <text:p text:style-name="P3">bo YN asSENtys TY a GLYW</text:p>
      <text:p text:style-name="P3"/>
      <text:p text:style-name="P3">Eva:2 <text:s/>jentyl:2 <text:s/>.:0</text:p>
      <text:p text:style-name="P3">Niver a sylabennow y'n linenn = 4</text:p>
      <text:p text:style-name="P3">Eva JENtyl</text:p>
      <text:p text:style-name="P3"/>
      <text:p text:style-name="P3"/>
      <text:p text:style-name="P3"/>
      <text:p text:style-name="P3"/>
      <text:p text:style-name="P3"/>
      <text:p text:style-name="P3">Eya:2 <text:s/>,:0 <text:s/>eya:2 <text:s/>,:0 <text:s/>my:1 <text:s/>a:1 <text:s/>glyw:1 <text:s/>.:0</text:p>
      <text:p text:style-name="P3">Niver a sylabennow y'n linenn = 7</text:p>
      <text:p text:style-name="P3">Eya <text:s/>Eya <text:s/>MY a GLYW</text:p>
      <text:p text:style-name="P3"/>
      <text:p text:style-name="P3">Hag:1 <text:s/>y:1 <text:s/>ros:1 <text:s/>dhyn:1 <text:s/>charj:1 <text:s/>mar:1 <text:s/>strait:2 <text:s/>,:0</text:p>
      <text:p text:style-name="P3">Niver a sylabennow y'n linenn = 8</text:p>
      <text:p text:style-name="P3">hag y ROS DHYN CHARJ mar STRAit</text:p>
      <text:p text:style-name="P3"/>
      <text:p text:style-name="P3">ma'n:1 <text:s/>bydh:1 <text:s/>payn:1 <text:s/>ha:1 <text:s/>galarow:3</text:p>
      <text:p text:style-name="P3">Niver a sylabennow y'n linenn = 7</text:p>
      <text:p text:style-name="P3">MA'N <text:s text:c="2"/>BYDH PAYN ha gaLArow</text:p>
      <text:p text:style-name="P3"/>
      <text:p text:style-name="P3">mara:2 <text:s/>kwren:1 <text:s/>terri:2 <text:s/>unn:1 <text:s/>jet:1</text:p>
      <text:p text:style-name="P3">Niver a sylabennow y'n linenn = 7</text:p>
      <text:p text:style-name="P3">MAra KWREN TERri UNN JET</text:p>
      <text:p text:style-name="P3"/>
      <text:p text:style-name="P3">y:1 <text:s/>gommondement:4 <text:s/>dhyn:1 <text:s/>res:1 <text:s/>.:0</text:p>
      <text:p text:style-name="P3">Niver a sylabennow y'n linenn = 7</text:p>
      <text:p text:style-name="P3">y gommonDEment DHYN RES</text:p>
      <text:p text:style-name="P3"/>
      <text:p text:style-name="P3">Par:1 <text:s/>happ:1 <text:s/>yn:1 <text:s/>ifarn:2 <text:s/>nevra:2</text:p>
      <text:p text:style-name="P3">Niver a sylabennow y'n linenn = 7</text:p>
      <text:p text:style-name="P3">PAR HAPP YN Ifarn NEvra</text:p>
      <text:p text:style-name="P3"/>
      <text:p text:style-name="P3">ni:1 <text:s/>a'n:1 <text:s/>bydh:1 <text:s/>agan:2 <text:s/>trigva:2 <text:s/>,:0</text:p>
      <text:p text:style-name="P3">Niver a sylabennow y'n linenn = 7</text:p>
      <text:p text:style-name="P3">NI A'N <text:s text:c="2"/>BYDH Agan TRIGva</text:p>
      <text:p text:style-name="P3"/>
      <text:p text:style-name="P3">mar:1 <text:s/>ny:1 <text:s/>vydh:1 <text:s/>y:1 <text:s/>vodh:1 <text:s/>sywyes:2 <text:s/>.:0</text:p>
      <text:p text:style-name="P3">Niver a sylabennow y'n linenn = 7</text:p>
      <text:p text:style-name="P3">mar ny VYDH y VODH SYWyes</text:p>
      <text:p text:style-name="P3"/>
      <text:p text:style-name="P3"/>
      <text:p text:style-name="P3"/>
      <text:p text:style-name="P3"><text:soft-page-break/></text:p>
      <text:p text:style-name="P3"/>
      <text:p text:style-name="P3">Taw:1 <text:s/>,:0 <text:s/>taw:1 <text:s/>,:0 <text:s/>Eva:2 <text:s/>,:0 <text:s/>yth:1 <text:s/>os:1 <text:s/>fol:1 <text:s/>;:0</text:p>
      <text:p text:style-name="P3">Niver a sylabennow y'n linenn = 7</text:p>
      <text:p text:style-name="P3">TAW <text:s/>TAW <text:s/>Eva <text:s/>yth OS FOL</text:p>
      <text:p text:style-name="P3"/>
      <text:p text:style-name="P3">ny:1 <text:s/>vynnydh:2 <text:s/>koela:2 <text:s/>orth:1 <text:s/>da:1 <text:s/>.:0</text:p>
      <text:p text:style-name="P3">Niver a sylabennow y'n linenn = 7</text:p>
      <text:p text:style-name="P3">ny VYNnydh KOEla ORTH DA</text:p>
      <text:p text:style-name="P3"/>
      <text:p text:style-name="P3">My:1 <text:s/>a:1 <text:s/>ragdho:2 <text:s/>;:0 <text:s/>ty:1 <text:s/>a'n:1 <text:s/>oel:1</text:p>
      <text:p text:style-name="P3">Niver a sylabennow y'n linenn = 7</text:p>
      <text:p text:style-name="P3">MY a RAGdho <text:s/>TY A'N <text:s text:c="2"/>OEL</text:p>
      <text:p text:style-name="P3"/>
      <text:p text:style-name="P3">ow:1 <text:s/>husul:2 <text:s/>mar:1 <text:s/>kwredh:1 <text:s/>nagha:2 <text:s/>.:0</text:p>
      <text:p text:style-name="P3">Niver a sylabennow y'n linenn = 7</text:p>
      <text:p text:style-name="P3">ow HUsul mar KWREDH NAgha</text:p>
      <text:p text:style-name="P3"/>
      <text:p text:style-name="P3">Genes:2 <text:s/>nyns:1 <text:s/>ov:1 <text:s/>kontentys:3 <text:s/>.:0</text:p>
      <text:p text:style-name="P3">Niver a sylabennow y'n linenn = 7</text:p>
      <text:p text:style-name="P3">GEnes nyns OV konTENtys</text:p>
      <text:p text:style-name="P3"/>
      <text:p text:style-name="P3">Na:1 <text:s/>vea:2 <text:s/>my:1 <text:s/>dhe'th:1 <text:s/>kara:2 <text:s/>,:0</text:p>
      <text:p text:style-name="P3">Niver a sylabennow y'n linenn = 7</text:p>
      <text:p text:style-name="P3">na VEa MY DHE'TH KAra</text:p>
      <text:p text:style-name="P3"/>
      <text:p text:style-name="P3">ny:1 <text:s/>vynnsen:2 <text:s/>dhe'th:1 <text:s/>kusulya:3</text:p>
      <text:p text:style-name="P3">Niver a sylabennow y'n linenn = 7</text:p>
      <text:p text:style-name="P3">ny VYNNsen DHE'TH kuSULya</text:p>
      <text:p text:style-name="P3"/>
      <text:p text:style-name="P3">dhe:1 <text:s/>vos:1 <text:s/>bargen:2 <text:s/>mar:1 <text:s/>vras:1 <text:s/>gwrys:1 <text:s/>.:0</text:p>
      <text:p text:style-name="P3">Niver a sylabennow y'n linenn = 7</text:p>
      <text:p text:style-name="P3">dhe VOS BARgen mar VRAS GWRY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:1 <text:s/>kothven:2 <text:s/>y:1 <text:s/>vosa:2 <text:s/>gwir:1 <text:s/>,:0</text:p>
      <text:p text:style-name="P3">Niver a sylabennow y'n linenn = 7</text:p>
      <text:p text:style-name="P3">a KOTHven y VOsa GWIR</text:p>
      <text:p text:style-name="P3"/>
      <text:p text:style-name="P3">my:1 <text:s/>a:1 <text:s/>sywsa:2 <text:s/>dha:1 <text:s/>dhesir:2</text:p>
      <text:p text:style-name="P3">Niver a sylabennow y'n linenn = 7</text:p>
      <text:p text:style-name="P3"><text:soft-page-break/>MY a SYWsa dha DHEsir</text:p>
      <text:p text:style-name="P3"/>
      <text:p text:style-name="P3">drefenn:2 <text:s/>ty:1 <text:s/>dhe:1 <text:s/>dhos:1 <text:s/>a'n:1 <text:s/>nev:1 <text:s/>.:0</text:p>
      <text:p text:style-name="P3">Niver a sylabennow y'n linenn = 7</text:p>
      <text:p text:style-name="P3">DREfenn TY dhe DHOS A'N <text:s text:c="2"/>NEV</text:p>
      <text:p text:style-name="P3"/>
      <text:p text:style-name="P3"/>
      <text:p text:style-name="P3"/>
      <text:p text:style-name="P3"/>
      <text:p text:style-name="P3"/>
      <text:p text:style-name="P3">Hwi:1 <text:s/>a:1 <text:s/>lever:2 <text:s/>gwir:1 <text:s/>,:0 <text:s/>benyn:2 <text:s/>'vas:1 <text:s/>.:0</text:p>
      <text:p text:style-name="P3">Niver a sylabennow y'n linenn = 8</text:p>
      <text:p text:style-name="P3">HWI a LEver GWIR <text:s/>BEnyn 'VAS</text:p>
      <text:p text:style-name="P3"/>
      <text:p text:style-name="P3">Ny:1 <text:s/>res:1 <text:s/>dhywgh:1 <text:s/>ow:1 <text:s/>mystrestya:3 <text:s/>::0</text:p>
      <text:p text:style-name="P3">Niver a sylabennow y'n linenn = 7</text:p>
      <text:p text:style-name="P3">ny RES DHYWGH ow mySTRESTya</text:p>
      <text:p text:style-name="P3"/>
      <text:p text:style-name="P3">a'n:1 <text:s/>nev:1 <text:s/>ny:1 <text:s/>dheu:1 <text:s/>mes:1 <text:s/>tus:1 <text:s/>vas:1 <text:s/>;:0</text:p>
      <text:p text:style-name="P3">Niver a sylabennow y'n linenn = 7</text:p>
      <text:p text:style-name="P3">A'N <text:s text:c="2"/>NEV ny DHEU mes TUS VAS</text:p>
      <text:p text:style-name="P3"/>
      <text:p text:style-name="P3">my:1 <text:s/>yw:1 <text:s/>onan:2 <text:s/>a'n:1 <text:s/>sort:1 <text:s/>na:1 <text:s/>.:0</text:p>
      <text:p text:style-name="P3">Niver a sylabennow y'n linenn = 7</text:p>
      <text:p text:style-name="P3">MY YW Onan A'N <text:s text:c="2"/>SORT n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wgh:1 <text:s/>hwi:1 <text:s/>rann:1 <text:s/>dh'agas:2 <text:s/>dremas:2 <text:s/>,:0</text:p>
      <text:p text:style-name="P3">Niver a sylabennow y'n linenn = 7</text:p>
      <text:p text:style-name="P3">REWGH HWI RANN DH'Agas dreMAS</text:p>
      <text:p text:style-name="P3"/>
      <text:p text:style-name="P3">po:1 <text:s/>an:1 <text:s/>viaj:2 <text:s/>ny:1 <text:s/>dal:1 <text:s/>tra:1 <text:s/>,:0</text:p>
      <text:p text:style-name="P3">Niver a sylabennow y'n linenn = 7</text:p>
      <text:p text:style-name="P3">po an VIaj ny DAL TRA</text:p>
      <text:p text:style-name="P3"/>
      <text:p text:style-name="P3">ma's:1 <text:s/>y:1 <text:s/>bart:1 <text:s/>ev:1 <text:s/>a'n:1 <text:s/>jeffa:2</text:p>
      <text:p text:style-name="P3">Niver a sylabennow y'n linenn = 7</text:p>
      <text:p text:style-name="P3">MA'S <text:s/>y BART EV A'N <text:s text:c="2"/>JEFfa</text:p>
      <text:p text:style-name="P3"/>
      <text:p text:style-name="P3"/>
      <text:p text:style-name="P3"/>
      <text:p text:style-name="P3"/>
      <text:p text:style-name="P3"/>
      <text:p text:style-name="P3">Ny:1 <text:s/>vynnav:2 <text:s/>bos:1 <text:s/>mar:1 <text:s/>grefni:2</text:p>
      <text:p text:style-name="P3">Niver a sylabennow y'n linenn = 7</text:p>
      <text:p text:style-name="P3"><text:soft-page-break/>ny VYNnav BOS mar GREFni</text:p>
      <text:p text:style-name="P3"/>
      <text:p text:style-name="P3">dhe:1 <text:s/>witha:2 <text:s/>oll:1 <text:s/>ow:1 <text:s/>honan:2 <text:s/>.:0</text:p>
      <text:p text:style-name="P3">Niver a sylabennow y'n linenn = 7</text:p>
      <text:p text:style-name="P3">dhe WItha OLL ow HOnan</text:p>
      <text:p text:style-name="P3"/>
      <text:p text:style-name="P3">Adam:2 <text:s/>sur:1 <text:s/>dres:1 <text:s/>pub:1 <text:s/>huni:2</text:p>
      <text:p text:style-name="P3">Niver a sylabennow y'n linenn = 7</text:p>
      <text:p text:style-name="P3">Adam SUR DRES PUB HUni</text:p>
      <text:p text:style-name="P3"/>
      <text:p text:style-name="P3">my:1 <text:s/>a'n:1 <text:s/>kar:1 <text:s/>,:0 <text:s/>po:1 <text:s/>Dyw:1 <text:s/>difenn:2</text:p>
      <text:p text:style-name="P3">Niver a sylabennow y'n linenn = 7</text:p>
      <text:p text:style-name="P3">MY A'N <text:s text:c="2"/>KAR <text:s/>po DYW difenn</text:p>
      <text:p text:style-name="P3"/>
      <text:p text:style-name="P3">dhe:1 <text:s/>witha:2 <text:s/>heb:1 <text:s/>y:1 <text:s/>shara:2 <text:s/>.:0</text:p>
      <text:p text:style-name="P3">Niver a sylabennow y'n linenn = 7</text:p>
      <text:p text:style-name="P3">dhe WItha HEB y SHAr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y:1 <text:s/>a:1 <text:s/>ystynn:2 <text:s/>an:1 <text:s/>skorrenn:2 <text:s/>;:0</text:p>
      <text:p text:style-name="P3">Niver a sylabennow y'n linenn = 7</text:p>
      <text:p text:style-name="P3">MY a Ystynn an SKORrenn</text:p>
      <text:p text:style-name="P3"/>
      <text:p text:style-name="P3">kemmer:2 <text:s/>an:1 <text:s/>frut:1 <text:s/>anedhi:3 <text:s/>.:0</text:p>
      <text:p text:style-name="P3">Niver a sylabennow y'n linenn = 7</text:p>
      <text:p text:style-name="P3">KEMmer an FRUT aNEdh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y:1 <text:s/>a:1 <text:s/>wra:1 <text:s/>yn:1 <text:s/>pur:1 <text:s/>sertan:2 <text:s/>.:0</text:p>
      <text:p text:style-name="P3">Niver a sylabennow y'n linenn = 7</text:p>
      <text:p text:style-name="P3"><text:soft-page-break/>MY a WRA YN PUR SERtan</text:p>
      <text:p text:style-name="P3"/>
      <text:p text:style-name="P3">Ny:1 <text:s/>allav:2 <text:s/>nep-pell:2 <text:s/>perthi:2 <text:s/>,:0</text:p>
      <text:p text:style-name="P3">Niver a sylabennow y'n linenn = 7</text:p>
      <text:p text:style-name="P3">ny Allav NEP-pell PERthi</text:p>
      <text:p text:style-name="P3"/>
      <text:p text:style-name="P3">pan:1 <text:s/>vo:1 <text:s/>res:1 <text:s/>tastya:2 <text:s/>anedhi:3 <text:s/>.:0</text:p>
      <text:p text:style-name="P3">Niver a sylabennow y'n linenn = 8</text:p>
      <text:p text:style-name="P3">pan VO RES TASTya aNEdhi</text:p>
      <text:p text:style-name="P3"/>
      <text:p text:style-name="P3"/>
      <text:p text:style-name="P3"/>
      <text:p text:style-name="P3"/>
      <text:p text:style-name="P3"/>
      <text:p text:style-name="P3">Nevra:2 <text:s/>ny:1 <text:s/>gemmer:2 <text:s/>dout:1 <text:s/>,:0</text:p>
      <text:p text:style-name="P3">Niver a sylabennow y'n linenn = 6</text:p>
      <text:p text:style-name="P3">NEvra ny GEMmer DOUT</text:p>
      <text:p text:style-name="P3"/>
      <text:p text:style-name="P3">ty:1 <text:s/>a:1 <text:s/>yll:1 <text:s/>bos:1 <text:s/>pur:1 <text:s/>veri:2 <text:s/>.:0</text:p>
      <text:p text:style-name="P3">Niver a sylabennow y'n linenn = 7</text:p>
      <text:p text:style-name="P3">TY a YLL BOS PUR VEri</text:p>
      <text:p text:style-name="P3"/>
      <text:p text:style-name="P3">Gans:1 <text:s/>dha:1 <text:s/>lagasow:3 <text:s/>a-les:2</text:p>
      <text:p text:style-name="P3">Niver a sylabennow y'n linenn = 7</text:p>
      <text:p text:style-name="P3">GANS dha laGAsow A-les</text:p>
      <text:p text:style-name="P3"/>
      <text:p text:style-name="P3">ty:1 <text:s/>a:1 <text:s/>wel:1 <text:s/>pub:1 <text:s/>tra:1 <text:s/>omma:2 <text:s/>,:0</text:p>
      <text:p text:style-name="P3">Niver a sylabennow y'n linenn = 7</text:p>
      <text:p text:style-name="P3">TY a WEL PUB TRA OMma</text:p>
      <text:p text:style-name="P3"/>
      <text:p text:style-name="P3">ha:1 <text:s/>pur:1 <text:s/>fur:1 <text:s/>ty:1 <text:s/>a:1 <text:s/>vydh:1 <text:s/>gwrys:1 <text:s/>,:0</text:p>
      <text:p text:style-name="P3">Niver a sylabennow y'n linenn = 7</text:p>
      <text:p text:style-name="P3">ha PUR FUR TY a VYDH GWRYS</text:p>
      <text:p text:style-name="P3"/>
      <text:p text:style-name="P3">avel:2 <text:s/>Dyw:1 <text:s/>;:0 <text:s/>na:1 <text:s/>dhout:1 <text:s/>henna:2 <text:s/>,:0</text:p>
      <text:p text:style-name="P3">Niver a sylabennow y'n linenn = 7</text:p>
      <text:p text:style-name="P3">aVEL DYW <text:s/>na DHOUT HENna</text:p>
      <text:p text:style-name="P3"/>
      <text:p text:style-name="P3">Eva:2 <text:s/>,:0 <text:s/>my:1 <text:s/>a:1 <text:s/>lever:2 <text:s/>dhis:1 <text:s/>.:0</text:p>
      <text:p text:style-name="P3">Niver a sylabennow y'n linenn = 7</text:p>
      <text:p text:style-name="P3">Eva <text:s/>MY a LEver DHIS</text:p>
      <text:p text:style-name="P3"/>
      <text:p text:style-name="P3">Na:1 <text:s/>vea:2 <text:s/>my:1 <text:s/>dhe'th:1 <text:s/>kara:2 <text:s/>,:0</text:p>
      <text:p text:style-name="P3">Niver a sylabennow y'n linenn = 7</text:p>
      <text:p text:style-name="P3">na VEa MY DHE'TH KAra</text:p>
      <text:p text:style-name="P3"/>
      <text:p text:style-name="P3">ny:1 <text:s/>vynnsen:2 <text:s/>awos:2 <text:s/>neb:1 <text:s/>tra:1</text:p>
      <text:p text:style-name="P3">Niver a sylabennow y'n linenn = 7</text:p>
      <text:p text:style-name="P3">ny VYNNsen Awos NEB TRA</text:p>
      <text:p text:style-name="P3"/>
      <text:p text:style-name="P3">yn-bann:2 <text:s/>dha:1 <text:s/>vos:1 <text:s/>eksaltys:3 <text:s/>.:0</text:p>
      <text:p text:style-name="P3">Niver a sylabennow y'n linenn = 7</text:p>
      <text:p text:style-name="P3"><text:soft-page-break/>yn-BANN dha VOS ekSALtys</text:p>
      <text:p text:style-name="P3"/>
      <text:p text:style-name="P3"/>
      <text:p text:style-name="P3"/>
      <text:p text:style-name="P3"/>
      <text:p text:style-name="P3"/>
      <text:p text:style-name="P3">Meur:1 <text:s/>a:1 <text:s/>ras:1 <text:s/>dhy'hwi:2 <text:s/>,:0 <text:s/>syrra:2 <text:s/>,:0</text:p>
      <text:p text:style-name="P3">Niver a sylabennow y'n linenn = 7</text:p>
      <text:p text:style-name="P3">MEUR a RAS DHY'hwi <text:s/>SYRra</text:p>
      <text:p text:style-name="P3"/>
      <text:p text:style-name="P3">ow:1 <text:s/>ri:1 <text:s/>kusul:2 <text:s/>dhymm:1 <text:s/>mar:1 <text:s/>stout:1 <text:s/>.:0</text:p>
      <text:p text:style-name="P3">Niver a sylabennow y'n linenn = 7</text:p>
      <text:p text:style-name="P3">ow RI KUsul DHYMM mar STOUT</text:p>
      <text:p text:style-name="P3"/>
      <text:p text:style-name="P3">Orthowgh:2 <text:s/>my:1 <text:s/>a:1 <text:s/>vynn:1 <text:s/>koela:2 <text:s/>,:0</text:p>
      <text:p text:style-name="P3">Niver a sylabennow y'n linenn = 7</text:p>
      <text:p text:style-name="P3">ORthowgh MY a VYNN KOEla</text:p>
      <text:p text:style-name="P3"/>
      <text:p text:style-name="P3">ha:1 <text:s/>,:0 <text:s/>by:1 <text:s/>God:1 <text:s/>,:0 <text:s/>nyns:1 <text:s/>eus:1 <text:s/>dhymm:1 <text:s/>dout:1</text:p>
      <text:p text:style-name="P3">Niver a sylabennow y'n linenn = 7</text:p>
      <text:p text:style-name="P3">ha <text:s/>BY GOD <text:s/>nyns EUS DHYMM DOUT</text:p>
      <text:p text:style-name="P3"/>
      <text:p text:style-name="P3">dhe:1 <text:s/>dastya:2 <text:s/>an:1 <text:s/>keth:1 <text:s/>aval:2 <text:s/>.:0</text:p>
      <text:p text:style-name="P3">Niver a sylabennow y'n linenn = 7</text:p>
      <text:p text:style-name="P3">dhe DASTya an KETH Aval</text:p>
      <text:p text:style-name="P3"/>
      <text:p text:style-name="P3">Ha'w:1 <text:s/>dremas:2 <text:s/>a:1 <text:s/>woer:1 <text:s/>dhymm:1 <text:s/>gras:1</text:p>
      <text:p text:style-name="P3">Niver a sylabennow y'n linenn = 7</text:p>
      <text:p text:style-name="P3">HA'W <text:s text:c="2"/>dreMAS a WOER DHYMM GRAS</text:p>
      <text:p text:style-name="P3"/>
      <text:p text:style-name="P3">dhe:1 <text:s/>wul:1 <text:s/>viaj:2 <text:s/>mar:1 <text:s/>nobyl:2 <text:s/>,:0</text:p>
      <text:p text:style-name="P3">Niver a sylabennow y'n linenn = 7</text:p>
      <text:p text:style-name="P3">dhe WUL VIaj mar NObyl</text:p>
      <text:p text:style-name="P3"/>
      <text:p text:style-name="P3">ha:1 <text:s/>,:0 <text:s/>re:1 <text:s/>Dhyw:1 <text:s/>an:1 <text:s/>Drynses:2 <text:s/>Tas:1 <text:s/>,:0</text:p>
      <text:p text:style-name="P3">Niver a sylabennow y'n linenn = 7</text:p>
      <text:p text:style-name="P3">ha <text:s/>re DHYW an DRYNses TAS</text:p>
      <text:p text:style-name="P3"/>
      <text:p text:style-name="P3">ev:1 <text:s/>a'm:1 <text:s/>sett:1 <text:s/>yn-bann:2 <text:s/>ughel:2 <text:s/>,:0</text:p>
      <text:p text:style-name="P3">Niver a sylabennow y'n linenn = 7</text:p>
      <text:p text:style-name="P3">EV A'M <text:s/>SETT yn-BANN Ughel</text:p>
      <text:p text:style-name="P3"/>
      <text:p text:style-name="P3">hag:1 <text:s/>a'm:1 <text:s/>gormel:2 <text:s/>meur:1 <text:s/>,:0 <text:s/>heb:1 <text:s/>dout:1 <text:s/>.:0</text:p>
      <text:p text:style-name="P3">Niver a sylabennow y'n linenn = 7</text:p>
      <text:p text:style-name="P3">hag A'M <text:s/>GORmel MEUR <text:s/>HEB DOUT</text:p>
      <text:p text:style-name="P3"/>
      <text:p text:style-name="P3"/>
      <text:p text:style-name="P3"/>
      <text:p text:style-name="P3"/>
      <text:p text:style-name="P3"/>
      <text:p text:style-name="P3">Ke:1 <text:s/>yn:1 <text:s/>kerdh:1 <text:s/>,:0 <text:s/>Eva:2 <text:s/>benyn:2 <text:s/>'vas:1 <text:s/>,:0</text:p>
      <text:p text:style-name="P3">Niver a sylabennow y'n linenn = 8</text:p>
      <text:p text:style-name="P3"><text:soft-page-break/>KE YN KERDH <text:s/>Eva BEnyn 'VAS</text:p>
      <text:p text:style-name="P3"/>
      <text:p text:style-name="P3">ty:1 <text:s/>a:1 <text:s/>yll:1 <text:s/>godhvos:2 <text:s/>dhymm:1 <text:s/>gras:1</text:p>
      <text:p text:style-name="P3">Niver a sylabennow y'n linenn = 7</text:p>
      <text:p text:style-name="P3">TY a YLL GODHvos DHYMM GRAS</text:p>
      <text:p text:style-name="P3"/>
      <text:p text:style-name="P3">rag:1 <text:s/>an:1 <text:s/>vyaj:2 <text:s/>.:0</text:p>
      <text:p text:style-name="P3">Niver a sylabennow y'n linenn = 4</text:p>
      <text:p text:style-name="P3">rag an VYaj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ag:1 <text:s/>Adam:2 <text:s/>,:0 <text:s/>dell:1 <text:s/>yw:1 <text:s/>dremas:2 <text:s/>,:0</text:p>
      <text:p text:style-name="P3">Niver a sylabennow y'n linenn = 7</text:p>
      <text:p text:style-name="P3">hag Adam <text:s/>dell YW dreMAS</text:p>
      <text:p text:style-name="P3"/>
      <text:p text:style-name="P3">ahanas:3 <text:s/>a:1 <text:s/>wra:1 <text:s/>pur:1 <text:s/>vras:1 <text:s/>.:0</text:p>
      <text:p text:style-name="P3">Niver a sylabennow y'n linenn = 7</text:p>
      <text:p text:style-name="P3">aHAnas a WRA PUR VRAS</text:p>
      <text:p text:style-name="P3"/>
      <text:p text:style-name="P3">A'n:1 <text:s/>bargen:2 <text:s/>ny:1 <text:s/>vydh:1 <text:s/>edrek:2 <text:s/>.:0</text:p>
      <text:p text:style-name="P3">Niver a sylabennow y'n linenn = 7</text:p>
      <text:p text:style-name="P3">A'N <text:s text:c="2"/>BARgen ny VYDH Edrek</text:p>
      <text:p text:style-name="P3"/>
      <text:p text:style-name="P3"/>
      <text:p text:style-name="P3"/>
      <text:p text:style-name="P3"/>
      <text:p text:style-name="P3"/>
      <text:p text:style-name="P3">Farwel:2 <text:s/>,:0 <text:s/>ow:1 <text:s/>hothman:2 <text:s/>a'n:1 <text:s/>nev:1 <text:s/>;:0</text:p>
      <text:p text:style-name="P3">Niver a sylabennow y'n linenn = 7</text:p>
      <text:p text:style-name="P3">FARwel <text:s/>ow HOTHman A'N <text:s text:c="2"/>NEV</text:p>
      <text:p text:style-name="P3"/>
      <text:p text:style-name="P3">My:1 <text:s/>a'th:1 <text:s/>kar:1 <text:s/>bys:1 <text:s/>vynari:3 <text:s/>.:0</text:p>
      <text:p text:style-name="P3">Niver a sylabennow y'n linenn = 7</text:p>
      <text:p text:style-name="P3">MY A'TH KAR BYS vyNAri</text:p>
      <text:p text:style-name="P3"/>
      <text:p text:style-name="P3">Dhe:1 <text:s/>Adam:2 <text:s/>kerdhes:2 <text:s/>pur:1 <text:s/>grev:1</text:p>
      <text:p text:style-name="P3">Niver a sylabennow y'n linenn = 7</text:p>
      <text:p text:style-name="P3">dhe Adam KERdhes PUR GREV</text:p>
      <text:p text:style-name="P3"/>
      <text:p text:style-name="P3">my:1 <text:s/>a:1 <text:s/>vynn:1 <text:s/>,:0 <text:s/>dh'y:1 <text:s/>salusi:3 <text:s/>,:0</text:p>
      <text:p text:style-name="P3">Niver a sylabennow y'n linenn = 7</text:p>
      <text:p text:style-name="P3">MY a VYNN <text:s/>DH'Y <text:s text:c="2"/>saLUsi</text:p>
      <text:p text:style-name="P3"/>
      <text:p text:style-name="P3">ha'n:1 <text:s/>aval:2 <text:s/>y:1 <text:s/>bresentya:3 <text:s/>.:0</text:p>
      <text:p text:style-name="P3">Niver a sylabennow y'n linenn = 7</text:p>
      <text:p text:style-name="P3"><text:soft-page-break/>HA'N <text:s text:c="2"/>Aval y breSENTya</text:p>
      <text:p text:style-name="P3"/>
      <text:p text:style-name="P3"/>
      <text:p text:style-name="P3"/>
      <text:p text:style-name="P3"/>
      <text:p text:style-name="P3"/>
      <text:p text:style-name="P3">Gwra:1 <text:s/>yndella:3 <text:s/>,:0 <text:s/>my:1 <text:s/>a'th:1 <text:s/>pys:1 <text:s/>.:0</text:p>
      <text:p text:style-name="P3">Niver a sylabennow y'n linenn = 7</text:p>
      <text:p text:style-name="P3">GWRA ynDElla <text:s/>MY A'TH PYS</text:p>
      <text:p text:style-name="P3"/>
      <text:p text:style-name="P3">Ty:1 <text:s/>a:1 <text:s/>glyw:1 <text:s/>ken:1 <text:s/>nowodhow:3</text:p>
      <text:p text:style-name="P3">Niver a sylabennow y'n linenn = 7</text:p>
      <text:p text:style-name="P3">TY a GLYW KEN noWOdhow</text:p>
      <text:p text:style-name="P3"/>
      <text:p text:style-name="P3">kyns:1 <text:s/>ow:1 <text:s/>gweles:2 <text:s/>vy:1 <text:s/>arta:2 <text:s/>.:0</text:p>
      <text:p text:style-name="P3">Niver a sylabennow y'n linenn = 7</text:p>
      <text:p text:style-name="P3">KYNS ow GWEles vy ARt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dam:2 <text:s/>,:0 <text:s/>Adam:2 <text:s/>,:0 <text:s/>pyth:1 <text:s/>es'ta:2 <text:s/>?:0</text:p>
      <text:p text:style-name="P3">Niver a sylabennow y'n linenn = 7</text:p>
      <text:p text:style-name="P3">Adam <text:s/>Adam <text:s/>PYTH ES'ta</text:p>
      <text:p text:style-name="P3"/>
      <text:p text:style-name="P3">Goslow:2 <text:s/>dhymmo:2 <text:s/>ha:1 <text:s/>deus:1 <text:s/>nes:1 <text:s/>.:0</text:p>
      <text:p text:style-name="P3">Niver a sylabennow y'n linenn = 7</text:p>
      <text:p text:style-name="P3">GOslow DHYMmo ha DEUS NES</text:p>
      <text:p text:style-name="P3"/>
      <text:p text:style-name="P3">Yma:2 <text:s/>genev:2 <text:s/>dhe'th:1 <text:s/>plesya:2 <text:s/>-:0</text:p>
      <text:p text:style-name="P3">Niver a sylabennow y'n linenn = 7</text:p>
      <text:p text:style-name="P3">yMA GEnev DHE'TH PLESya</text:p>
      <text:p text:style-name="P3"/>
      <text:p text:style-name="P3">Na:1 <text:s/>borth:1 <text:s/>dout:1 <text:s/>a:1 <text:s/>bratt:1 <text:s/>eus:1 <text:s/>gwrys:1</text:p>
      <text:p text:style-name="P3">Niver a sylabennow y'n linenn = 7</text:p>
      <text:p text:style-name="P3">na BORTH DOUT a BRATT EUS GWRYS</text:p>
      <text:p text:style-name="P3"/>
      <text:p text:style-name="P3">may:1 <text:s/>hwodhves:2 <text:s/>dhymm:1 <text:s/>grasow:2 <text:s/>.:0</text:p>
      <text:p text:style-name="P3">Niver a sylabennow y'n linenn = 6</text:p>
      <text:p text:style-name="P3">may HWODHves DHYMM GRAsow</text:p>
      <text:p text:style-name="P3"/>
      <text:p text:style-name="P3"/>
      <text:p text:style-name="P3"/>
      <text:p text:style-name="P3"><text:soft-page-break/></text:p>
      <text:p text:style-name="P3"/>
      <text:p text:style-name="P3">Wolkomm:2 <text:s/>,:0 <text:s/>Eva:2 <text:s/>,:0 <text:s/>os:1 <text:s/>,:0 <text:s/>benyn:2 <text:s/>'vas:1 <text:s/>.:0</text:p>
      <text:p text:style-name="P3">Niver a sylabennow y'n linenn = 8</text:p>
      <text:p text:style-name="P3">WOLkomm <text:s/>Eva <text:s/>OS <text:s/>BEnyn 'VAS</text:p>
      <text:p text:style-name="P3"/>
      <text:p text:style-name="P3">Mars:1 <text:s/>yw:1 <text:s/>an:1 <text:s/>nowodhow:3 <text:s/>da:1</text:p>
      <text:p text:style-name="P3">Niver a sylabennow y'n linenn = 7</text:p>
      <text:p text:style-name="P3">mars YW an noWOdhow DA</text:p>
      <text:p text:style-name="P3"/>
      <text:p text:style-name="P3">ty:1 <text:s/>a:1 <text:s/>vydh:1 <text:s/>rewardys:3 <text:s/>,:0</text:p>
      <text:p text:style-name="P3">Niver a sylabennow y'n linenn = 6</text:p>
      <text:p text:style-name="P3">TY a VYDH reWARdys</text:p>
      <text:p text:style-name="P3"/>
      <text:p text:style-name="P3">ha'm:1 <text:s/>kolonn:2 <text:s/>ynwedh:2 <text:s/>ganso:2</text:p>
      <text:p text:style-name="P3">Niver a sylabennow y'n linenn = 7</text:p>
      <text:p text:style-name="P3">HA'M <text:s/>KOlonn ynWEDH GANso</text:p>
      <text:p text:style-name="P3"/>
      <text:p text:style-name="P3">ty:1 <text:s/>a:1 <text:s/>vydh:1 <text:s/>prest:1 <text:s/>dhe'th:1 <text:s/>plegadow:3 <text:s/>.:0</text:p>
      <text:p text:style-name="P3">Niver a sylabennow y'n linenn = 8</text:p>
      <text:p text:style-name="P3">TY a VYDH PREST DHE'TH pleGAdow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irewgh:2 <text:s/>,:0 <text:s/>mirewgh:2 <text:s/>orth:1 <text:s/>hemma:2 <text:s/>!:0</text:p>
      <text:p text:style-name="P3">Niver a sylabennow y'n linenn = 7</text:p>
      <text:p text:style-name="P3">MIrewgh <text:s/>MIrewgh ORTH HEMma</text:p>
      <text:p text:style-name="P3"/>
      <text:p text:style-name="P3">'Tomma:2 <text:s/>,:0 <text:s/>gay:1 <text:s/>a:1 <text:s/>aval:2 <text:s/>dhis:1 <text:s/>!:0</text:p>
      <text:p text:style-name="P3">Niver a sylabennow y'n linenn = 7</text:p>
      <text:p text:style-name="P3">'TOMma <text:s/>GAY a Aval DHIS</text:p>
      <text:p text:style-name="P3"/>
      <text:p text:style-name="P3">Mar:1 <text:s/>kwredh:1 <text:s/>tastya:2 <text:s/>anodho:3</text:p>
      <text:p text:style-name="P3">Niver a sylabennow y'n linenn = 7</text:p>
      <text:p text:style-name="P3"><text:soft-page-break/>mar KWREDH TASTya aNOdho</text:p>
      <text:p text:style-name="P3"/>
      <text:p text:style-name="P3">ev:1 <text:s/>a:1 <text:s/>dreyl:1 <text:s/>dhiso:2 <text:s/>dhe:1 <text:s/>les:1 <text:s/>,:0</text:p>
      <text:p text:style-name="P3">Niver a sylabennow y'n linenn = 7</text:p>
      <text:p text:style-name="P3">EV a DREYL DHIso dhe LES</text:p>
      <text:p text:style-name="P3"/>
      <text:p text:style-name="P3">moy:1 <text:s/>es:1 <text:s/>milyow:2 <text:s/>a:1 <text:s/>beunsow:2 <text:s/>.:0</text:p>
      <text:p text:style-name="P3">Niver a sylabennow y'n linenn = 7</text:p>
      <text:p text:style-name="P3">MOY ES MILyow a BEUNsow</text:p>
      <text:p text:style-name="P3"/>
      <text:p text:style-name="P3"/>
      <text:p text:style-name="P3"/>
      <text:p text:style-name="P3"/>
      <text:p text:style-name="P3"/>
      <text:p text:style-name="P3">Deus:1 <text:s/>nes:1 <text:s/>.:0 <text:s/>Gas:1 <text:s/>vy:1 <text:s/>dhe:1 <text:s/>weles:2</text:p>
      <text:p text:style-name="P3">Niver a sylabennow y'n linenn = 7</text:p>
      <text:p text:style-name="P3">DEUS NES <text:s/>GAS vy dhe WEles</text:p>
      <text:p text:style-name="P3"/>
      <text:p text:style-name="P3">maras:2 <text:s/>ywa:2 <text:s/>aval:2 <text:s/>da:1 <text:s/>.:0</text:p>
      <text:p text:style-name="P3">Niver a sylabennow y'n linenn = 7</text:p>
      <text:p text:style-name="P3">MAras Ywa Aval DA</text:p>
      <text:p text:style-name="P3"/>
      <text:p text:style-name="P3">Lavar:2 <text:s/>ple:1 <text:s/>feva:2 <text:s/>kevys:2 <text:s/>.:0</text:p>
      <text:p text:style-name="P3">Niver a sylabennow y'n linenn = 7</text:p>
      <text:p text:style-name="P3">LAvar PLE FEva KEvy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aga:2 <text:s/>,:0 <text:s/>Adam:2 <text:s/>ow:1 <text:s/>fries:2 <text:s/>,:0</text:p>
      <text:p text:style-name="P3">Niver a sylabennow y'n linenn = 7</text:p>
      <text:p text:style-name="P3">PRAga <text:s/>Adam ow FRIes</text:p>
      <text:p text:style-name="P3"/>
      <text:p text:style-name="P3">dar:1 <text:s/>,:0 <text:s/>dout:1 <text:s/>eus:1 <text:s/>dhis:1 <text:s/>y:1 <text:s/>weles:2 <text:s/>?:0</text:p>
      <text:p text:style-name="P3">Niver a sylabennow y'n linenn = 7</text:p>
      <text:p text:style-name="P3">DAR <text:s/>DOUT EUS DHIS y WEles</text:p>
      <text:p text:style-name="P3"/>
      <text:p text:style-name="P3">Lavar:2 <text:s/>dhymmo:2 <text:s/>,:0 <text:s/>my:1 <text:s/>a'th:1 <text:s/>pys:1 <text:s/>.:0</text:p>
      <text:p text:style-name="P3">Niver a sylabennow y'n linenn = 7</text:p>
      <text:p text:style-name="P3">LAvar DHYMmo <text:s/>MY A'TH PYS</text:p>
      <text:p text:style-name="P3"/>
      <text:p text:style-name="P3"/>
      <text:p text:style-name="P3"/>
      <text:p text:style-name="P3"><text:soft-page-break/></text:p>
      <text:p text:style-name="P3"/>
      <text:p text:style-name="P3">Ny:1 <text:s/>bleg:1 <text:s/>dhymm:1 <text:s/>syght:1 <text:s/>anodho:3</text:p>
      <text:p text:style-name="P3">Niver a sylabennow y'n linenn = 7</text:p>
      <text:p text:style-name="P3">ny BLEG DHYMM SYGHT aNOdho</text:p>
      <text:p text:style-name="P3"/>
      <text:p text:style-name="P3">dout:1 <text:s/>pur:1 <text:s/>vras:1 <text:s/>yma:2 <text:s/>dhymmo:2</text:p>
      <text:p text:style-name="P3">Niver a sylabennow y'n linenn = 7</text:p>
      <text:p text:style-name="P3">DOUT PUR VRAS yMA DHYMmo</text:p>
      <text:p text:style-name="P3"/>
      <text:p text:style-name="P3">nag:1 <text:s/>ywa:2 <text:s/>'vas:1 <text:s/>,:0 <text:s/>my:1 <text:s/>a:1 <text:s/>grys:1 <text:s/>.:0</text:p>
      <text:p text:style-name="P3">Niver a sylabennow y'n linenn = 7</text:p>
      <text:p text:style-name="P3">nag Ywa 'VAS <text:s/>MY a GRYS</text:p>
      <text:p text:style-name="P3"/>
      <text:p text:style-name="P3">Ty:1 <text:s/>,:0 <text:s/>mar:1 <text:s/>pe:1 <text:s/>hemma:2 <text:s/>terrys:2</text:p>
      <text:p text:style-name="P3">Niver a sylabennow y'n linenn = 7</text:p>
      <text:p text:style-name="P3">TY <text:s/>mar PE HEMma TERrys</text:p>
      <text:p text:style-name="P3"/>
      <text:p text:style-name="P3">mes:1 <text:s/>a'n:1 <text:s/>wydhenn:2 <text:s/>difennys:3</text:p>
      <text:p text:style-name="P3">Niver a sylabennow y'n linenn = 7</text:p>
      <text:p text:style-name="P3">mes A'N <text:s text:c="2"/>WYdhenn diFENnys</text:p>
      <text:p text:style-name="P3"/>
      <text:p text:style-name="P3">ragdho:2 <text:s/>my:1 <text:s/>a:1 <text:s/>vydh:1 <text:s/>grevys:2 <text:s/>.:0</text:p>
      <text:p text:style-name="P3">Niver a sylabennow y'n linenn = 7</text:p>
      <text:p text:style-name="P3">RAGdho MY a VYDH GREvy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Nevra:2 <text:s/>na:1 <text:s/>dhout:1 <text:s/>a:1 <text:s/>henna:2 <text:s/>,:0</text:p>
      <text:p text:style-name="P3">Niver a sylabennow y'n linenn = 7</text:p>
      <text:p text:style-name="P3">NEvra na DHOUT a HENna</text:p>
      <text:p text:style-name="P3"/>
      <text:p text:style-name="P3">Adam:2 <text:s/>hweg:1 <text:s/>,:0 <text:s/>ow:1 <text:s/>herensa:3 <text:s/>.:0</text:p>
      <text:p text:style-name="P3">Niver a sylabennow y'n linenn = 7</text:p>
      <text:p text:style-name="P3">Adam HWEG <text:s/>ow heRENsa</text:p>
      <text:p text:style-name="P3"/>
      <text:p text:style-name="P3">My:1 <text:s/>a:1 <text:s/>lever:2 <text:s/>,:0 <text:s/>dhis:1 <text:s/>mar:1 <text:s/>pleg:1 <text:s/>,:0</text:p>
      <text:p text:style-name="P3">Niver a sylabennow y'n linenn = 7</text:p>
      <text:p text:style-name="P3">MY a LEver <text:s/>DHIS mar PLEG</text:p>
      <text:p text:style-name="P3"/>
      <text:p text:style-name="P3">yn:1 <text:s/>pan:1 <text:s/>vaner:2 <text:s/>y'n:1 <text:s/>beuma:2 <text:s/>.:0</text:p>
      <text:p text:style-name="P3">Niver a sylabennow y'n linenn = 7</text:p>
      <text:p text:style-name="P3"><text:soft-page-break/>YN pan VAner Y'N <text:s text:c="2"/>BEUma</text:p>
      <text:p text:style-name="P3"/>
      <text:p text:style-name="P3">Syrra:2 <text:s/>,:0 <text:s/>ha:1 <text:s/>my:1 <text:s/>ow:1 <text:s/>kwandra:2 <text:s/>,:0</text:p>
      <text:p text:style-name="P3">Niver a sylabennow y'n linenn = 7</text:p>
      <text:p text:style-name="P3">SYRra <text:s/>ha MY ow KWANdra</text:p>
      <text:p text:style-name="P3"/>
      <text:p text:style-name="P3">my:1 <text:s/>a:1 <text:s/>glywas:2 <text:s/>a-wartha:3</text:p>
      <text:p text:style-name="P3">Niver a sylabennow y'n linenn = 7</text:p>
      <text:p text:style-name="P3">MY a GLYwas a-WARtha</text:p>
      <text:p text:style-name="P3"/>
      <text:p text:style-name="P3">war:1 <text:s/>an:1 <text:s/>wydhenn:2 <text:s/>unn:1 <text:s/>el:1 <text:s/>hweg:1</text:p>
      <text:p text:style-name="P3">Niver a sylabennow y'n linenn = 7</text:p>
      <text:p text:style-name="P3">WAR an WYdhenn UNN EL HWEG</text:p>
      <text:p text:style-name="P3"/>
      <text:p text:style-name="P3">sur:1 <text:s/>ow:1 <text:s/>kana:2 <text:s/>.:0</text:p>
      <text:p text:style-name="P3">Niver a sylabennow y'n linenn = 4</text:p>
      <text:p text:style-name="P3">SUR ow KAna</text:p>
      <text:p text:style-name="P3"/>
      <text:p text:style-name="P3">My:1 <text:s/>a'm:1 <text:s/>beu:1 <text:s/>wondrys:2 <text:s/>fansi:2</text:p>
      <text:p text:style-name="P3">Niver a sylabennow y'n linenn = 7</text:p>
      <text:p text:style-name="P3">MY A'M <text:s/>BEU WONdrys FANsi</text:p>
      <text:p text:style-name="P3"/>
      <text:p text:style-name="P3">orth:1 <text:s/>y:1 <text:s/>weles:2 <text:s/>y'n:1 <text:s/>wydhenn:2 <text:s/>.:0</text:p>
      <text:p text:style-name="P3">Niver a sylabennow y'n linenn = 7</text:p>
      <text:p text:style-name="P3">ORTH y WEles Y'N <text:s text:c="2"/>WYdhenn</text:p>
      <text:p text:style-name="P3"/>
      <text:p text:style-name="P3">Ha:1 <text:s/>dhe-vy:2 <text:s/>yn:1 <text:s/>kortesi:3</text:p>
      <text:p text:style-name="P3">Niver a sylabennow y'n linenn = 7</text:p>
      <text:p text:style-name="P3">ha DHE-vy YN korTEsi</text:p>
      <text:p text:style-name="P3"/>
      <text:p text:style-name="P3">y:1 <text:s/>profyas:2 <text:s/>,:0 <text:s/>avel:2 <text:s/>kothman:2 <text:s/>,:0</text:p>
      <text:p text:style-name="P3">Niver a sylabennow y'n linenn = 7</text:p>
      <text:p text:style-name="P3">y PROFyas <text:s/>aVEL KOTHman</text:p>
      <text:p text:style-name="P3"/>
      <text:p text:style-name="P3">meur:1 <text:s/>a:1 <text:s/>daklow:2 <text:s/>,:0 <text:s/>re'm:1 <text:s/>lowta:2 <text:s/>,:0</text:p>
      <text:p text:style-name="P3">Niver a sylabennow y'n linenn = 7</text:p>
      <text:p text:style-name="P3">MEUR a DAklow <text:s/>RE'M <text:s/>LOWta</text:p>
      <text:p text:style-name="P3"/>
      <text:p text:style-name="P3">ha:1 <text:s/>pur:1 <text:s/>wordhi:2 <text:s/>.:0</text:p>
      <text:p text:style-name="P3">Niver a sylabennow y'n linenn = 4</text:p>
      <text:p text:style-name="P3">ha PUR WORdhi</text:p>
      <text:p text:style-name="P3"/>
      <text:p text:style-name="P3"/>
      <text:p text:style-name="P3"/>
      <text:p text:style-name="P3"/>
      <text:p text:style-name="P3"/>
      <text:p text:style-name="P3">A:1 <text:s/>Ev:1 <text:s/>':0 <text:s/>,:0 <text:s/>Ev:1 <text:s/>':0 <text:s/>,:0 <text:s/>ty:1 <text:s/>a:1 <text:s/>fyllis:2</text:p>
      <text:p text:style-name="P3">,:0</text:p>
      <text:p text:style-name="P3">Niver a sylabennow y'n linenn = 7</text:p>
      <text:p text:style-name="P3">a EV <text:s text:c="2"/>EV <text:s text:c="2"/>TY a FYllis</text:p>
      <text:p text:style-name="P3"/>
      <text:p text:style-name="P3">ow:1 <text:s/>koela:2 <text:s/>orth:1 <text:s/>an:1 <text:s/>el:1 <text:s/>na:1 <text:s/>.:0</text:p>
      <text:p text:style-name="P3"><text:soft-page-break/>Niver a sylabennow y'n linenn = 7</text:p>
      <text:p text:style-name="P3">ow KOEla ORTH an EL na</text:p>
      <text:p text:style-name="P3"/>
      <text:p text:style-name="P3">Drog:1 <text:s/>polat:2 <text:s/>o:1 <text:s/>,:0 <text:s/>my:1 <text:s/>a:1 <text:s/>grys:1 <text:s/>,:0</text:p>
      <text:p text:style-name="P3">Niver a sylabennow y'n linenn = 7</text:p>
      <text:p text:style-name="P3">DROG POlat O <text:s/>MY a GRYS</text:p>
      <text:p text:style-name="P3"/>
      <text:p text:style-name="P3">neb:1 <text:s/>a:1 <text:s/>glywsys:2 <text:s/>ow:1 <text:s/>kana:2 <text:s/>,:0</text:p>
      <text:p text:style-name="P3">Niver a sylabennow y'n linenn = 7</text:p>
      <text:p text:style-name="P3">NEB a GLYWsys ow KAna</text:p>
      <text:p text:style-name="P3"/>
      <text:p text:style-name="P3">ha'th:1 <text:s/>kusulyas:3 <text:s/>dhe:1 <text:s/>derri:2</text:p>
      <text:p text:style-name="P3">Niver a sylabennow y'n linenn = 7</text:p>
      <text:p text:style-name="P3">HA'TH kuSULyas dhe DERri</text:p>
      <text:p text:style-name="P3"/>
      <text:p text:style-name="P3">an:1 <text:s/>aval:2 <text:s/>na:1 <text:s/>.:0</text:p>
      <text:p text:style-name="P3">Niver a sylabennow y'n linenn = 4</text:p>
      <text:p text:style-name="P3">an Aval na</text:p>
      <text:p text:style-name="P3"/>
      <text:p text:style-name="P3"/>
      <text:p text:style-name="P3"/>
      <text:p text:style-name="P3"/>
      <text:p text:style-name="P3"/>
      <text:p text:style-name="P3">Syrra:2 <text:s/>,:0</text:p>
      <text:p text:style-name="P3">Niver a sylabennow y'n linenn = 2</text:p>
      <text:p text:style-name="P3">SYRra</text:p>
      <text:p text:style-name="P3"/>
      <text:p text:style-name="P3">ev:1 <text:s/>a:1 <text:s/>gewsys:2 <text:s/>dhymm:1 <text:s/>mar:1 <text:s/>deg:1 <text:s/>,:0</text:p>
      <text:p text:style-name="P3">Niver a sylabennow y'n linenn = 7</text:p>
      <text:p text:style-name="P3">EV a GEWsys DHYMM mar DEG</text:p>
      <text:p text:style-name="P3"/>
      <text:p text:style-name="P3">ny:1 <text:s/>wodhyen:2 <text:s/>tamm:1 <text:s/>y:1 <text:s/>nagha:2 <text:s/>,:0</text:p>
      <text:p text:style-name="P3">Niver a sylabennow y'n linenn = 7</text:p>
      <text:p text:style-name="P3">ny WODHyen TAMM y NAgha</text:p>
      <text:p text:style-name="P3"/>
      <text:p text:style-name="P3">ha'y:1 <text:s/>bromys:2 <text:s/>o:1 <text:s/>mar:1 <text:s/>hweg:1 <text:s/>,:0</text:p>
      <text:p text:style-name="P3">Niver a sylabennow y'n linenn = 6</text:p>
      <text:p text:style-name="P3">HA'Y <text:s text:c="2"/>BROmys O mar HWEG</text:p>
      <text:p text:style-name="P3"/>
      <text:p text:style-name="P3">may:1 <text:s/>hwrug:1 <text:s/>ev:1 <text:s/>dhymmo:2 <text:s/>koela:2 <text:s/>.:0</text:p>
      <text:p text:style-name="P3">Niver a sylabennow y'n linenn = 7</text:p>
      <text:p text:style-name="P3">may HWRUG EV DHYMmo KOEla</text:p>
      <text:p text:style-name="P3"/>
      <text:p text:style-name="P3">Ny:1 <text:s/>dhoutis:2 <text:s/>,:0 <text:s/>war:1 <text:s/>ow:1 <text:s/>ena:2 <text:s/>,:0</text:p>
      <text:p text:style-name="P3">Niver a sylabennow y'n linenn = 7</text:p>
      <text:p text:style-name="P3">ny DHOUtis <text:s/>WAR ow Ena</text:p>
      <text:p text:style-name="P3"/>
      <text:p text:style-name="P3">a:1 <text:s/>falsuri:3 <text:s/>.:0</text:p>
      <text:p text:style-name="P3">Niver a sylabennow y'n linenn = 4</text:p>
      <text:p text:style-name="P3">a falSUri</text:p>
      <text:p text:style-name="P3"/>
      <text:p text:style-name="P3">Ha'y:1 <text:s/>bromys:2 <text:s/>yth:1 <text:s/>o:1 <text:s/>larjya:2 <text:s/>!:0</text:p>
      <text:p text:style-name="P3"><text:soft-page-break/>Niver a sylabennow y'n linenn = 7</text:p>
      <text:p text:style-name="P3">HA'Y <text:s text:c="2"/>BROmys yth O LARJya</text:p>
      <text:p text:style-name="P3"/>
      <text:p text:style-name="P3">mar:1 <text:s/>kwren:1 <text:s/>tastya:2 <text:s/>an:1 <text:s/>frut:1 <text:s/>na:1</text:p>
      <text:p text:style-name="P3">Niver a sylabennow y'n linenn = 7</text:p>
      <text:p text:style-name="P3">mar KWREN TASTya an FRUT na</text:p>
      <text:p text:style-name="P3"/>
      <text:p text:style-name="P3">avel:2 <text:s/>Dyw:1 <text:s/>ny:1 <text:s/>a:1 <text:s/>via:2</text:p>
      <text:p text:style-name="P3">Niver a sylabennow y'n linenn = 7</text:p>
      <text:p text:style-name="P3">aVEL DYW ny a VIa</text:p>
      <text:p text:style-name="P3"/>
      <text:p text:style-name="P3">ha:1 <text:s/>maga:2 <text:s/>fur:1 <text:s/>.:0</text:p>
      <text:p text:style-name="P3">Niver a sylabennow y'n linenn = 4</text:p>
      <text:p text:style-name="P3">ha MAga FUR</text:p>
      <text:p text:style-name="P3"/>
      <text:p text:style-name="P3">My:1 <text:s/>a:1 <text:s/>fylli:2 <text:s/>y'n:1 <text:s/>eur:1 <text:s/>na:1 <text:s/>.:0</text:p>
      <text:p text:style-name="P3">Niver a sylabennow y'n linenn = 7</text:p>
      <text:p text:style-name="P3">MY a FYlli Y'N <text:s text:c="2"/>EUR na</text:p>
      <text:p text:style-name="P3"/>
      <text:p text:style-name="P3">A:1 <text:s/>kallen:2 <text:s/>dos:1 <text:s/>dhe'n:1 <text:s/>prykk:1 <text:s/>na:1</text:p>
      <text:p text:style-name="P3">Niver a sylabennow y'n linenn = 7</text:p>
      <text:p text:style-name="P3">a KAllen DOS DHE'N <text:s text:c="2"/>PRYKK na</text:p>
      <text:p text:style-name="P3"/>
      <text:p text:style-name="P3">y:1 <text:s/>fia:2 <text:s/>bargen:2 <text:s/>pur:1 <text:s/>fur:1 <text:s/>.:0</text:p>
      <text:p text:style-name="P3">Niver a sylabennow y'n linenn = 7</text:p>
      <text:p text:style-name="P3">y FIa BARgen PUR FUR</text:p>
      <text:p text:style-name="P3"/>
      <text:p text:style-name="P3"/>
      <text:p text:style-name="P3"/>
      <text:p text:style-name="P3"/>
      <text:p text:style-name="P3"/>
      <text:p text:style-name="P3">A:1 <text:s/>,:0 <text:s/>out:1 <text:s/>,:0 <text:s/>out:1 <text:s/>warnas:2 <text:s/>Eva:2 <text:s/>!:0</text:p>
      <text:p text:style-name="P3">Niver a sylabennow y'n linenn = 7</text:p>
      <text:p text:style-name="P3">a <text:s/>OUT <text:s/>OUT WARnas Eva</text:p>
      <text:p text:style-name="P3"/>
      <text:p text:style-name="P3">My:1 <text:s/>a:1 <text:s/>yll:1 <text:s/>kussya:2 <text:s/>henna:2 <text:s/>!:0</text:p>
      <text:p text:style-name="P3">Niver a sylabennow y'n linenn = 7</text:p>
      <text:p text:style-name="P3">MY a YLL KUSSya HENna</text:p>
      <text:p text:style-name="P3"/>
      <text:p text:style-name="P3">Tewlys:2 <text:s/>on:1 <text:s/>ni:1 <text:s/>dhe:1 <text:s/>veshyf:2 <text:s/>bras:1 <text:s/>,:0</text:p>
      <text:p text:style-name="P3">Niver a sylabennow y'n linenn = 8</text:p>
      <text:p text:style-name="P3">TEwlys ON NI dhe VEshyf BRAS</text:p>
      <text:p text:style-name="P3"/>
      <text:p text:style-name="P3">ha:1 <text:s/>wordhi:2 <text:s/>dhe:1 <text:s/>gemmeres:3 <text:s/>.:0</text:p>
      <text:p text:style-name="P3">Niver a sylabennow y'n linenn = 7</text:p>
      <text:p text:style-name="P3">ha WORdhi dhe gemMEres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Henna:2 <text:s/>o:1 <text:s/>hager:2 <text:s/>vargen:2 <text:s/>,:0</text:p>
      <text:p text:style-name="P3">Niver a sylabennow y'n linenn = 7</text:p>
      <text:p text:style-name="P3">HENna O HAger VARgen</text:p>
      <text:p text:style-name="P3"/>
      <text:p text:style-name="P3">Eva:2 <text:s/>,:0 <text:s/>my:1 <text:s/>a:1 <text:s/>lever:2 <text:s/>dhis:1 <text:s/>.:0</text:p>
      <text:p text:style-name="P3">Niver a sylabennow y'n linenn = 7</text:p>
      <text:p text:style-name="P3">Eva <text:s/>MY a LEver DHIS</text:p>
      <text:p text:style-name="P3"/>
      <text:p text:style-name="P3">Nebes:2 <text:s/>lowr:1 <text:s/>a:1 <text:s/>vydh:1 <text:s/>an:1 <text:s/>gwayn:1</text:p>
      <text:p text:style-name="P3">Niver a sylabennow y'n linenn = 7</text:p>
      <text:p text:style-name="P3">NEbes LOWR a VYDH an GWAYN</text:p>
      <text:p text:style-name="P3"/>
      <text:p text:style-name="P3">pan:1 <text:s/>vo:1 <text:s/>genes:2 <text:s/>kowl:1 <text:s/>komptys:2 <text:s/>.:0</text:p>
      <text:p text:style-name="P3">Niver a sylabennow y'n linenn = 7</text:p>
      <text:p text:style-name="P3">pan VO GEnes KOWL KOMPtys</text:p>
      <text:p text:style-name="P3"/>
      <text:p text:style-name="P3">Soweth:2 <text:s/>,:0 <text:s/>ellas:2 <text:s/>!:0</text:p>
      <text:p text:style-name="P3">Niver a sylabennow y'n linenn = 4</text:p>
      <text:p text:style-name="P3">soWETH <text:s/>Ell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aw:1 <text:s/>,:0 <text:s/>Adam:2 <text:s/>.:0 <text:s/>Na:1 <text:s/>vydh:1 <text:s/>serrys:2 <text:s/>.:0</text:p>
      <text:p text:style-name="P3">Niver a sylabennow y'n linenn = 7</text:p>
      <text:p text:style-name="P3">TAW <text:s/>Adam <text:s/>na VYDH SERrys</text:p>
      <text:p text:style-name="P3"/>
      <text:p text:style-name="P3">Ny:1 <text:s/>dheuth:1 <text:s/>drog:1 <text:s/>hwath:1 <text:s/>anodho:3 <text:s/>.:0</text:p>
      <text:p text:style-name="P3">Niver a sylabennow y'n linenn = 7</text:p>
      <text:p text:style-name="P3">ny DHEUTH DROG HWATH aNOdho</text:p>
      <text:p text:style-name="P3"/>
      <text:p text:style-name="P3">An:1 <text:s/>keth:1 <text:s/>peryll:2 <text:s/>y:1 <text:s/>toutis:2 <text:s/>,:0</text:p>
      <text:p text:style-name="P3"><text:soft-page-break/>Niver a sylabennow y'n linenn = 7</text:p>
      <text:p text:style-name="P3">an KETH PEryll y TOUtis</text:p>
      <text:p text:style-name="P3"/>
      <text:p text:style-name="P3">hag:1 <text:s/>a:1 <text:s/>leveris:3 <text:s/>dhodho:2</text:p>
      <text:p text:style-name="P3">Niver a sylabennow y'n linenn = 7</text:p>
      <text:p text:style-name="P3">hag a leVEris DHOdho</text:p>
      <text:p text:style-name="P3"/>
      <text:p text:style-name="P3">oll:1 <text:s/>an:1 <text:s/>peryll:2 <text:s/>yn:1 <text:s/>pub:1 <text:s/>poynt:1</text:p>
      <text:p text:style-name="P3">Niver a sylabennow y'n linenn = 7</text:p>
      <text:p text:style-name="P3">OLL an PEryll YN PUB POYNT</text:p>
      <text:p text:style-name="P3"/>
      <text:p text:style-name="P3">saw:1 <text:s/>ev:1 <text:s/>dhymm:1 <text:s/>a:1 <text:s/>warrantyas:3</text:p>
      <text:p text:style-name="P3">Niver a sylabennow y'n linenn = 7</text:p>
      <text:p text:style-name="P3">SAW EV DHYMM a warRANTyas</text:p>
      <text:p text:style-name="P3"/>
      <text:p text:style-name="P3">nag:1 <text:s/>o:1 <text:s/>dhymmo:2 <text:s/>dout:1 <text:s/>y'n:1 <text:s/>kas:1 <text:s/>,:0</text:p>
      <text:p text:style-name="P3">Niver a sylabennow y'n linenn = 7</text:p>
      <text:p text:style-name="P3">nag O DHYMmo DOUT Y'N <text:s text:c="2"/>KAS</text:p>
      <text:p text:style-name="P3"/>
      <text:p text:style-name="P3">war:1 <text:s/>y:1 <text:s/>beryll:2 <text:s/>,:0 <text:s/>wondrys:2 <text:s/>koynt:1 <text:s/>.:0</text:p>
      <text:p text:style-name="P3">Niver a sylabennow y'n linenn = 7</text:p>
      <text:p text:style-name="P3">WAR y BEryll <text:s/>WONdrys KOYNT</text:p>
      <text:p text:style-name="P3"/>
      <text:p text:style-name="P3"/>
      <text:p text:style-name="P3"/>
      <text:p text:style-name="P3"/>
      <text:p text:style-name="P3"/>
      <text:p text:style-name="P3">A:1 <text:s/>,:0 <text:s/>molleth:2 <text:s/>dhe'n:1 <text:s/>horsen:2 <text:s/>kamm:1 <text:s/>,:0</text:p>
      <text:p text:style-name="P3">Niver a sylabennow y'n linenn = 7</text:p>
      <text:p text:style-name="P3">a <text:s/>MOlleth DHE'N <text:s text:c="2"/>HORsen KAMM</text:p>
      <text:p text:style-name="P3"/>
      <text:p text:style-name="P3">ha:1 <text:s/>dhe'jy:2 <text:s/>ynwedh:2 <text:s/>ganso:2 <text:s/>!:0</text:p>
      <text:p text:style-name="P3">Niver a sylabennow y'n linenn = 7</text:p>
      <text:p text:style-name="P3">ha DHE'jy ynWEDH GANso</text:p>
      <text:p text:style-name="P3"/>
      <text:p text:style-name="P3">Ni:1 <text:s/>a'n:1 <text:s/>jevydh:2 <text:s/>sur:1 <text:s/>droglamm:2</text:p>
      <text:p text:style-name="P3">Niver a sylabennow y'n linenn = 7</text:p>
      <text:p text:style-name="P3">NI A'N <text:s text:c="2"/>JEvydh SUR DROglamm</text:p>
      <text:p text:style-name="P3"/>
      <text:p text:style-name="P3">rag:1 <text:s/>dha:1 <text:s/>viaj:2 <text:s/>y'n:1 <text:s/>torn:1 <text:s/>ma:1 <text:s/>,:0</text:p>
      <text:p text:style-name="P3">Niver a sylabennow y'n linenn = 7</text:p>
      <text:p text:style-name="P3">rag dha VIaj Y'N <text:s text:c="2"/>TORN ma</text:p>
      <text:p text:style-name="P3"/>
      <text:p text:style-name="P3">ha:1 <text:s/>wordhi:2 <text:s/>dhe:1 <text:s/>gavoes:2 <text:s/>blam:1 <text:s/>.:0</text:p>
      <text:p text:style-name="P3">Niver a sylabennow y'n linenn = 7</text:p>
      <text:p text:style-name="P3">ha WORdhi dhe GAvoes BLAM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Ye:1 <text:s/>,:0 <text:s/>ye:2 <text:s/>,:0 <text:s/>my:1 <text:s/>a'n:1 <text:s/>jevydh:2 <text:s/>oll:1 <text:s/>an:1</text:p>
      <text:p text:style-name="P3">blam:1</text:p>
      <text:p text:style-name="P3">Niver a sylabennow y'n linenn = 10</text:p>
      <text:p text:style-name="P3">YE <text:s/>Ye <text:s/>MY A'N <text:s text:c="2"/>JEvydh OLL an BLAM</text:p>
      <text:p text:style-name="P3"/>
      <text:p text:style-name="P3">dhiworthis:3 <text:s/>jy:1 <text:s/>lemmyn:2 <text:s/>Adam:2 <text:s/>,:0</text:p>
      <text:p text:style-name="P3">Niver a sylabennow y'n linenn = 8</text:p>
      <text:p text:style-name="P3">dhiWORthis jy LEMmyn Adam</text:p>
      <text:p text:style-name="P3"/>
      <text:p text:style-name="P3">pynagoll:3 <text:s/>fordh:1 <text:s/>yth:1 <text:s/>a:1 <text:s/>an:1 <text:s/>gam:1 <text:s/>.:0</text:p>
      <text:p text:style-name="P3">Niver a sylabennow y'n linenn = 8</text:p>
      <text:p text:style-name="P3">pyNAgoll FORDH yth a an GAM</text:p>
      <text:p text:style-name="P3"/>
      <text:p text:style-name="P3">Saw:1 <text:s/>a:1 <text:s/>pen:1 <text:s/>ni:1 <text:s/>dywow:2 <text:s/>gwrys:1</text:p>
      <text:p text:style-name="P3">Niver a sylabennow y'n linenn = 7</text:p>
      <text:p text:style-name="P3">SAW a PEN NI DYwow GWRYS</text:p>
      <text:p text:style-name="P3"/>
      <text:p text:style-name="P3">ny:1 <text:s/>vies:2 <text:s/>malbew:2 <text:s/>serrys:2 <text:s/>,:0</text:p>
      <text:p text:style-name="P3">Niver a sylabennow y'n linenn = 7</text:p>
      <text:p text:style-name="P3">ny VIes MALbew SERrys</text:p>
      <text:p text:style-name="P3"/>
      <text:p text:style-name="P3">my:1 <text:s/>a:1 <text:s/>woer:1 <text:s/>henna:2 <text:s/>yn:1 <text:s/>ta:1 <text:s/>.:0</text:p>
      <text:p text:style-name="P3">Niver a sylabennow y'n linenn = 7</text:p>
      <text:p text:style-name="P3">MY a WOER HENna YN TA</text:p>
      <text:p text:style-name="P3"/>
      <text:p text:style-name="P3"/>
      <text:p text:style-name="P3"/>
      <text:p text:style-name="P3"/>
      <text:p text:style-name="P3"/>
      <text:p text:style-name="P3">Taw:1 <text:s/>,:0 <text:s/>taw:1 <text:s/>,:0 <text:s/>na:1 <text:s/>vydh:1 <text:s/>dhymmo:2 <text:s/>mar:1</text:p>
      <text:p text:style-name="P3">wokki:2 <text:s/>.:0</text:p>
      <text:p text:style-name="P3">Niver a sylabennow y'n linenn = 9</text:p>
      <text:p text:style-name="P3">TAW <text:s/>TAW <text:s/>na VYDH DHYMmo mar WOKki</text:p>
      <text:p text:style-name="P3"/>
      <text:p text:style-name="P3">An:1 <text:s/>serpont:2 <text:s/>o:1 <text:s/>re:1 <text:s/>wili:2</text:p>
      <text:p text:style-name="P3">Niver a sylabennow y'n linenn = 7</text:p>
      <text:p text:style-name="P3">an SERpont O re WIli</text:p>
      <text:p text:style-name="P3"/>
      <text:p text:style-name="P3">ragos:2 <text:s/>jy:1 <text:s/>y'n:1 <text:s/>keth:1 <text:s/>torn:1 <text:s/>ma:1 <text:s/>.:0</text:p>
      <text:p text:style-name="P3">Niver a sylabennow y'n linenn = 7</text:p>
      <text:p text:style-name="P3">RAgos jy Y'N <text:s text:c="2"/>KETH TORN ma</text:p>
      <text:p text:style-name="P3"/>
      <text:p text:style-name="P3">Ev:1 <text:s/>a:1 <text:s/>brofyas:2 <text:s/>lowr:1 <text:s/>gow:1 <text:s/>dhis:1 <text:s/>,:0</text:p>
      <text:p text:style-name="P3">Niver a sylabennow y'n linenn = 7</text:p>
      <text:p text:style-name="P3">EV a BROFyas LOWR GOW DHIS</text:p>
      <text:p text:style-name="P3"><text:soft-page-break/></text:p>
      <text:p text:style-name="P3">ha:1 <text:s/>genes:2 <text:s/>ymons:2 <text:s/>krysys:2 <text:s/>.:0</text:p>
      <text:p text:style-name="P3">Niver a sylabennow y'n linenn = 7</text:p>
      <text:p text:style-name="P3">ha GEnes yMONS KRYsys</text:p>
      <text:p text:style-name="P3"/>
      <text:p text:style-name="P3">Ow:1 <text:s/>geryow:2 <text:s/>a:1 <text:s/>vydh:1 <text:s/>prevys:2</text:p>
      <text:p text:style-name="P3">Niver a sylabennow y'n linenn = 7</text:p>
      <text:p text:style-name="P3">ow GERyow a VYDH PREvys</text:p>
      <text:p text:style-name="P3"/>
      <text:p text:style-name="P3">may:1 <text:s/>fydh:1 <text:s/>lowr:1 <text:s/>payn:1 <text:s/>ragdho:2 <text:s/>.:0</text:p>
      <text:p text:style-name="P3">Niver a sylabennow y'n linenn = 6</text:p>
      <text:p text:style-name="P3">may FYDH LOWR PAYN RAGdho</text:p>
      <text:p text:style-name="P3"/>
      <text:p text:style-name="P3"/>
      <text:p text:style-name="P3"/>
      <text:p text:style-name="P3"/>
      <text:p text:style-name="P3"/>
      <text:p text:style-name="P3">Ye:1 <text:s/>,:0 <text:s/>yth:1 <text:s/>osta:2 <text:s/>jy:1 <text:s/>den:1 <text:s/>fur:1 <text:s/>,:0</text:p>
      <text:p text:style-name="P3">Niver a sylabennow y'n linenn = 7</text:p>
      <text:p text:style-name="P3">YE <text:s/>yth Osta jy DEN FUR</text:p>
      <text:p text:style-name="P3"/>
      <text:p text:style-name="P3">ny:1 <text:s/>vynnes:2 <text:s/>orthiv:2 <text:s/>koela:2 <text:s/>.:0</text:p>
      <text:p text:style-name="P3">Niver a sylabennow y'n linenn = 7</text:p>
      <text:p text:style-name="P3">ny VYNnes ORthiv KOEla</text:p>
      <text:p text:style-name="P3"/>
      <text:p text:style-name="P3">Mar:1 <text:s/>ny:1 <text:s/>vydhav:2 <text:s/>ow:1 <text:s/>desir:2</text:p>
      <text:p text:style-name="P3">Niver a sylabennow y'n linenn = 7</text:p>
      <text:p text:style-name="P3">mar ny VYdhav ow DEsir</text:p>
      <text:p text:style-name="P3"/>
      <text:p text:style-name="P3">nevra:2 <text:s/>ny'm:1 <text:s/>gwelydh:2 <text:s/>omma:2 <text:s/>,:0</text:p>
      <text:p text:style-name="P3">Niver a sylabennow y'n linenn = 7</text:p>
      <text:p text:style-name="P3">NEvra NY'M <text:s/>GWElydh OMma</text:p>
      <text:p text:style-name="P3"/>
      <text:p text:style-name="P3">medhav:2 <text:s/>,:0 <text:s/>unn:1 <text:s/>spys:1 <text:s/>.:0</text:p>
      <text:p text:style-name="P3">Niver a sylabennow y'n linenn = 4</text:p>
      <text:p text:style-name="P3">MEdhav <text:s/>UNN SPY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n:1 <text:s/>el:1 <text:s/>esa:2 <text:s/>y'n:1 <text:s/>wydhenn:2</text:p>
      <text:p text:style-name="P3">Niver a sylabennow y'n linenn = 7</text:p>
      <text:p text:style-name="P3">an EL Esa Y'N <text:s text:c="2"/>WYdhenn</text:p>
      <text:p text:style-name="P3"/>
      <text:p text:style-name="P3">y:1 <text:s/>kewsis:2 <text:s/>geryow:2 <text:s/>efan:2 <text:s/>,:0</text:p>
      <text:p text:style-name="P3">Niver a sylabennow y'n linenn = 7</text:p>
      <text:p text:style-name="P3">y KEWsis GERyow Efan</text:p>
      <text:p text:style-name="P3"><text:soft-page-break/></text:p>
      <text:p text:style-name="P3">ha:1 <text:s/>my:1 <text:s/>a'n:1 <text:s/>krys:1 <text:s/>.:0</text:p>
      <text:p text:style-name="P3">Niver a sylabennow y'n linenn = 4</text:p>
      <text:p text:style-name="P3">ha MY A'N <text:s text:c="2"/>KRYS</text:p>
      <text:p text:style-name="P3"/>
      <text:p text:style-name="P3">Syrr:1 <text:s/>,:0 <text:s/>war:1 <text:s/>nebes:2 <text:s/>lavarow:3 <text:s/>,:0</text:p>
      <text:p text:style-name="P3">Niver a sylabennow y'n linenn = 7</text:p>
      <text:p text:style-name="P3">SYRR <text:s/>WAR NEbes laVArow</text:p>
      <text:p text:style-name="P3"/>
      <text:p text:style-name="P3">tast:1 <text:s/>jy:1 <text:s/>part:1 <text:s/>a'n:1 <text:s/>avalow:3 <text:s/>,:0</text:p>
      <text:p text:style-name="P3">Niver a sylabennow y'n linenn = 7</text:p>
      <text:p text:style-name="P3">TAST jy PART A'N <text:s text:c="2"/>aVAlow</text:p>
      <text:p text:style-name="P3"/>
      <text:p text:style-name="P3">po:1 <text:s/>ow:1 <text:s/>herensa:3 <text:s/>ty:1 <text:s/>a:1 <text:s/>gyll:1 <text:s/>.:0</text:p>
      <text:p text:style-name="P3">Niver a sylabennow y'n linenn = 8</text:p>
      <text:p text:style-name="P3">po ow heRENsa TY a GYL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ir:1 <text:s/>,:0 <text:s/>kemmer:2 <text:s/>an:1 <text:s/>aval:2 <text:s/>teg:1</text:p>
      <text:p text:style-name="P3">Niver a sylabennow y'n linenn = 7</text:p>
      <text:p text:style-name="P3">MIR <text:s/>KEMmer an Aval TEG</text:p>
      <text:p text:style-name="P3"/>
      <text:p text:style-name="P3">po:1 <text:s/>sur:1 <text:s/>ynter:2 <text:s/>ty:1 <text:s/>ha'th:1 <text:s/>wreg:1</text:p>
      <text:p text:style-name="P3">Niver a sylabennow y'n linenn = 7</text:p>
      <text:p text:style-name="P3">po SUR YNter TY HA'TH WREG</text:p>
      <text:p text:style-name="P3"/>
      <text:p text:style-name="P3">an:1 <text:s/>gerensa:3 <text:s/>kwit:1 <text:s/>a:1 <text:s/>fyll:1 <text:s/>,:0</text:p>
      <text:p text:style-name="P3">Niver a sylabennow y'n linenn = 7</text:p>
      <text:p text:style-name="P3">an geRENsa KWIT a FYLL</text:p>
      <text:p text:style-name="P3"/>
      <text:p text:style-name="P3">mar:1 <text:s/>ny:1 <text:s/>vynnydh:2 <text:s/>y:1 <text:s/>dhybri:2 <text:s/>.:0</text:p>
      <text:p text:style-name="P3">Niver a sylabennow y'n linenn = 7</text:p>
      <text:p text:style-name="P3">mar ny VYNnydh y DHYbri</text:p>
      <text:p text:style-name="P3"/>
      <text:p text:style-name="P3"/>
      <text:p text:style-name="P3"/>
      <text:p text:style-name="P3"/>
      <text:p text:style-name="P3"/>
      <text:p text:style-name="P3">Henna:2 <text:s/>yth:1 <text:s/>yw:1 <text:s/>truedh:2 <text:s/>dra:1 <text:s/>,:0</text:p>
      <text:p text:style-name="P3">Niver a sylabennow y'n linenn = 7</text:p>
      <text:p text:style-name="P3">HENna yth YW TRUedh DRA</text:p>
      <text:p text:style-name="P3"><text:soft-page-break/></text:p>
      <text:p text:style-name="P3">a-ban:2 <text:s/>res:1 <text:s/>dhymmo:2 <text:s/>koela:2</text:p>
      <text:p text:style-name="P3">Niver a sylabennow y'n linenn = 7</text:p>
      <text:p text:style-name="P3">A-ban RES DHYMmo KOEla</text:p>
      <text:p text:style-name="P3"/>
      <text:p text:style-name="P3"/>
      <text:p text:style-name="P3"/>
      <text:p text:style-name="P3"/>
      <text:p text:style-name="P3"/>
      <text:p text:style-name="P3">po:1 <text:s/>kelli:2 <text:s/>an:1 <text:s/>gerensa:3</text:p>
      <text:p text:style-name="P3">Niver a sylabennow y'n linenn = 7</text:p>
      <text:p text:style-name="P3">po KElli an geRENsa</text:p>
      <text:p text:style-name="P3"/>
      <text:p text:style-name="P3">eus:1 <text:s/>ord'nys:2 <text:s/>ynter-ranna:4 <text:s/>.:0</text:p>
      <text:p text:style-name="P3">Niver a sylabennow y'n linenn = 7</text:p>
      <text:p text:style-name="P3">EUS ORD'nys ynter-RANn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va:2 <text:s/>jentyl:2 <text:s/>,:0 <text:s/>na:1 <text:s/>vydh:1 <text:s/>serrys:2 <text:s/>.:0</text:p>
      <text:p text:style-name="P3">Niver a sylabennow y'n linenn = 8</text:p>
      <text:p text:style-name="P3">Eva JENtyl <text:s/>na VYDH SERrys</text:p>
      <text:p text:style-name="P3"/>
      <text:p text:style-name="P3">My:1 <text:s/>a:1 <text:s/>wra:1 <text:s/>oll:1 <text:s/>dell:1 <text:s/>vynni:2 <text:s/>.:0</text:p>
      <text:p text:style-name="P3">Niver a sylabennow y'n linenn = 7</text:p>
      <text:p text:style-name="P3">MY a WRA OLL dell VYNni</text:p>
      <text:p text:style-name="P3"/>
      <text:p text:style-name="P3">Dro-va:2 <text:s/>dhymmo:2 <text:s/>desempis:3 <text:s/>,:0</text:p>
      <text:p text:style-name="P3">Niver a sylabennow y'n linenn = 7</text:p>
      <text:p text:style-name="P3">DRO-va DHYMmo deSEMpis</text:p>
      <text:p text:style-name="P3"/>
      <text:p text:style-name="P3">ha:1 <text:s/>my:1 <text:s/>a:1 <text:s/>wra:1 <text:s/>y:1 <text:s/>dhybri:2 <text:s/>.:0</text:p>
      <text:p text:style-name="P3">Niver a sylabennow y'n linenn = 7</text:p>
      <text:p text:style-name="P3">ha MY a WRA y DHYbr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Eya:2 <text:s/>,:0 <text:s/>gwra:1 <text:s/>dhymm:1 <text:s/>yndella:3 <text:s/>.:0</text:p>
      <text:p text:style-name="P3">Niver a sylabennow y'n linenn = 7</text:p>
      <text:p text:style-name="P3">Eya <text:s/>GWRA DHYMM ynDElla</text:p>
      <text:p text:style-name="P3"/>
      <text:p text:style-name="P3">'Dra:1 <text:s/>vyn:1 <text:s/>byw:1 <text:s/>ow:1 <text:s/>herensa:3</text:p>
      <text:p text:style-name="P3">Niver a sylabennow y'n linenn = 7</text:p>
      <text:p text:style-name="P3">'DRA VYN BYW ow heRENsa</text:p>
      <text:p text:style-name="P3"/>
      <text:p text:style-name="P3">ty:1 <text:s/>a:1 <text:s/>vydh:1 <text:s/>bys:1 <text:s/>vynari:3 <text:s/>.:0</text:p>
      <text:p text:style-name="P3">Niver a sylabennow y'n linenn = 7</text:p>
      <text:p text:style-name="P3">TY a VYDH BYS vyNAri</text:p>
      <text:p text:style-name="P3"/>
      <text:p text:style-name="P3">Mir:1 <text:s/>an:1 <text:s/>aval:2 <text:s/>ma:1 <text:s/>omma:2 <text:s/>.:0</text:p>
      <text:p text:style-name="P3">Niver a sylabennow y'n linenn = 7</text:p>
      <text:p text:style-name="P3">MIR an Aval ma OMma</text:p>
      <text:p text:style-name="P3"/>
      <text:p text:style-name="P3">Kemmer:2 <text:s/>ha:1 <text:s/>deber:2 <text:s/>toeth:1 <text:s/>da:1 <text:s/>,:0</text:p>
      <text:p text:style-name="P3">Niver a sylabennow y'n linenn = 7</text:p>
      <text:p text:style-name="P3">KEMmer ha DEber TOETH DA</text:p>
      <text:p text:style-name="P3"/>
      <text:p text:style-name="P3">dout:1 <text:s/>my:1 <text:s/>genes:2 <text:s/>dhe:1 <text:s/>serri:2 <text:s/>.:0</text:p>
      <text:p text:style-name="P3">Niver a sylabennow y'n linenn = 7</text:p>
      <text:p text:style-name="P3">DOUT MY GEnes dhe SERr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gh:1 <text:s/>,:0 <text:s/>ogh:1 <text:s/>,:0 <text:s/>tru:1 <text:s/>,:0 <text:s/>my:1 <text:s/>re:1 <text:s/>beghas:2</text:p>
      <text:p text:style-name="P3">,:0</text:p>
      <text:p text:style-name="P3">Niver a sylabennow y'n linenn = 7</text:p>
      <text:p text:style-name="P3">OGH <text:s/>OGH <text:s/>TRU <text:s/>MY re BEghas</text:p>
      <text:p text:style-name="P3"/>
      <text:p text:style-name="P3">ha:1 <text:s/>re:1 <text:s/>dorras:2 <text:s/>an:1 <text:s/>difenn:2 <text:s/>!:0</text:p>
      <text:p text:style-name="P3">Niver a sylabennow y'n linenn = 7</text:p>
      <text:p text:style-name="P3">ha re DORras an difenn</text:p>
      <text:p text:style-name="P3"/>
      <text:p text:style-name="P3">A:1 <text:s/>,:0 <text:s/>debel:2 <text:s/>venyn:2 <text:s/>heb:1 <text:s/>gras:1 <text:s/>,:0</text:p>
      <text:p text:style-name="P3">Niver a sylabennow y'n linenn = 7</text:p>
      <text:p text:style-name="P3">a <text:s/>DEbel VEnyn HEB GRAS</text:p>
      <text:p text:style-name="P3"/>
      <text:p text:style-name="P3">ty:1 <text:s/>re'm:1 <text:s/>toellas:2 <text:s/>vy:1 <text:s/>heb:1 <text:s/>ken:1 <text:s/>!:0</text:p>
      <text:p text:style-name="P3">Niver a sylabennow y'n linenn = 7</text:p>
      <text:p text:style-name="P3"><text:soft-page-break/>TY RE'M <text:s/>TOEllas vy HEB KEN</text:p>
      <text:p text:style-name="P3"/>
      <text:p text:style-name="P3">Agan:2 <text:s/>korfow:2 <text:s/>noeth:1 <text:s/>gallas:2 <text:s/>.:0</text:p>
      <text:p text:style-name="P3">Niver a sylabennow y'n linenn = 7</text:p>
      <text:p text:style-name="P3">Agan KORfow NOETH GAllas</text:p>
      <text:p text:style-name="P3"/>
      <text:p text:style-name="P3">Mir:1 <text:s/>warnan:2 <text:s/>pub:1 <text:s/>tenewenn:3 <text:s/>!:0</text:p>
      <text:p text:style-name="P3">Niver a sylabennow y'n linenn = 7</text:p>
      <text:p text:style-name="P3">MIR WARnan PUB teNEwenn</text:p>
      <text:p text:style-name="P3"/>
      <text:p text:style-name="P3">Omgwetthyn:3 <text:s/>ni:1 <text:s/>gans:1 <text:s/>del:1 <text:s/>glas:1</text:p>
      <text:p text:style-name="P3">Niver a sylabennow y'n linenn = 7</text:p>
      <text:p text:style-name="P3">omGWEtthyn NI GANS DEL GLAS</text:p>
      <text:p text:style-name="P3"/>
      <text:p text:style-name="P3">agan:2 <text:s/>privyta:3 <text:s/>pur:1 <text:s/>glos:1 <text:s/>.:0</text:p>
      <text:p text:style-name="P3">Niver a sylabennow y'n linenn = 7</text:p>
      <text:p text:style-name="P3">Agan priVYta PUR GLOS</text:p>
      <text:p text:style-name="P3"/>
      <text:p text:style-name="P3">Y:1 <text:s/>hwonn:1 <text:s/>gwir:1 <text:s/>.:0 <text:s/>Dyw:1 <text:s/>agan:2 <text:s/>Tas:1</text:p>
      <text:p text:style-name="P3">Niver a sylabennow y'n linenn = 7</text:p>
      <text:p text:style-name="P3">y HWONN GWIR <text:s/>DYW Agan TAS</text:p>
      <text:p text:style-name="P3"/>
      <text:p text:style-name="P3">y:1 <text:s/>sorr:1 <text:s/>dhyn:1 <text:s/>y:1 <text:s/>teg:1 <text:s/>pur:1 <text:s/>vras:1 <text:s/>,:0</text:p>
      <text:p text:style-name="P3">Niver a sylabennow y'n linenn = 7</text:p>
      <text:p text:style-name="P3">y SORR DHYN y TEG PUR VRAS</text:p>
      <text:p text:style-name="P3"/>
      <text:p text:style-name="P3">my:1 <text:s/>a'n:1 <text:s/>soppos:2 <text:s/>.:0</text:p>
      <text:p text:style-name="P3">Niver a sylabennow y'n linenn = 4</text:p>
      <text:p text:style-name="P3">MY A'N <text:s text:c="2"/>SOPpo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ir:1 <text:s/>,:0 <text:s/>mir:1 <text:s/>,:0 <text:s/>a'n:1 <text:s/>gwel'ta:2 <text:s/>,:0 <text:s/>Eva:2 <text:s/>?:0</text:p>
      <text:p text:style-name="P3">Niver a sylabennow y'n linenn = 7</text:p>
      <text:p text:style-name="P3">MIR <text:s/>MIR <text:s/>A'N <text:s text:c="2"/>GWEL'ta <text:s/>Eva</text:p>
      <text:p text:style-name="P3"/>
      <text:p text:style-name="P3">Yma:2 <text:s/>ev:1 <text:s/>ow:1 <text:s/>tos:1 <text:s/>omma:2 <text:s/>.:0</text:p>
      <text:p text:style-name="P3">Niver a sylabennow y'n linenn = 7</text:p>
      <text:p text:style-name="P3">yMA EV ow TOS OMma</text:p>
      <text:p text:style-name="P3"/>
      <text:p text:style-name="P3">Rag:1 <text:s/>meth:1 <text:s/>,:0 <text:s/>deun:1 <text:s/>ni:1 <text:s/>alemma:3</text:p>
      <text:p text:style-name="P3">Niver a sylabennow y'n linenn = 7</text:p>
      <text:p text:style-name="P3">rag METH <text:s/>DEUN NI aLEMma</text:p>
      <text:p text:style-name="P3"/>
      <text:p text:style-name="P3">dhe:1 <text:s/>gudha:2 <text:s/>yn:1 <text:s/>tyller:2 <text:s/>klos:1 <text:s/>.:0</text:p>
      <text:p text:style-name="P3">Niver a sylabennow y'n linenn = 7</text:p>
      <text:p text:style-name="P3"><text:soft-page-break/>dhe GUdha YN TYller KLO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dam:2 <text:s/>,:0 <text:s/>Adam:2 <text:s/>,:0 <text:s/>pandr:1 <text:s/>':0 <text:s/>a:1 <text:s/>wredh:1 <text:s/>?:0</text:p>
      <text:p text:style-name="P3">Niver a sylabennow y'n linenn = 7</text:p>
      <text:p text:style-name="P3">Adam <text:s/>Adam <text:s/>PANDR <text:s/>a WREDH</text:p>
      <text:p text:style-name="P3"/>
      <text:p text:style-name="P3">Prag:1 <text:s/>ny:1 <text:s/>dheudh:1 <text:s/>dhe'm:1 <text:s/>wolkomma:3 <text:s/>?:0</text:p>
      <text:p text:style-name="P3">Niver a sylabennow y'n linenn = 7</text:p>
      <text:p text:style-name="P3">PRAG ny DHEUDH DHE'M <text:s/>wolKOMma</text:p>
      <text:p text:style-name="P3"/>
      <text:p text:style-name="P3"/>
      <text:p text:style-name="P3"/>
      <text:p text:style-name="P3"/>
      <text:p text:style-name="P3"/>
      <text:p text:style-name="P3">Drefenn:2 <text:s/>ow:1 <text:s/>bos:1 <text:s/>noeth:1 <text:s/>heb:1 <text:s/>kweth:1 <text:s/>,:0</text:p>
      <text:p text:style-name="P3">Niver a sylabennow y'n linenn = 7</text:p>
      <text:p text:style-name="P3">DREfenn ow BOS NOETH HEB KWETH</text:p>
      <text:p text:style-name="P3"/>
      <text:p text:style-name="P3">ragos:2 <text:s/>yth:1 <text:s/>yth:1 <text:s/>dhe:1 <text:s/>gudha:2</text:p>
      <text:p text:style-name="P3">Niver a sylabennow y'n linenn = 7</text:p>
      <text:p text:style-name="P3">RAgos yth yth dhe GUdha</text:p>
      <text:p text:style-name="P3"/>
      <text:p text:style-name="P3">y'n:1 <text:s/>tyller:2 <text:s/>ma:1 <text:s/>.:0</text:p>
      <text:p text:style-name="P3">Niver a sylabennow y'n linenn = 4</text:p>
      <text:p text:style-name="P3">Y'N <text:s text:c="2"/>TYller m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iw:1 <text:s/>a:1 <text:s/>dhiskwedhas:3 <text:s/>dhiso:2</text:p>
      <text:p text:style-name="P3">Niver a sylabennow y'n linenn = 7</text:p>
      <text:p text:style-name="P3"><text:soft-page-break/>PIW a dhiSKWEdhas DHIso</text:p>
      <text:p text:style-name="P3"/>
      <text:p text:style-name="P3">dha:1 <text:s/>vos:1 <text:s/>noeth:1 <text:s/>treys:1 <text:s/>,:0 <text:s/>korf:1 <text:s/>ha:1 <text:s/>bregh:1</text:p>
      <text:p text:style-name="P3">,:0</text:p>
      <text:p text:style-name="P3">Niver a sylabennow y'n linenn = 7</text:p>
      <text:p text:style-name="P3">dha VOS NOETH TREYS <text:s/>KORF ha BREGH</text:p>
      <text:p text:style-name="P3"/>
      <text:p text:style-name="P3">lemmyn:2 <text:s/>an:1 <text:s/>frut:1 <text:s/>gras:1 <text:s/>na'th:1 <text:s/>fo:1</text:p>
      <text:p text:style-name="P3">Niver a sylabennow y'n linenn = 7</text:p>
      <text:p text:style-name="P3">LEMmyn an FRUT GRAS NA'TH FO</text:p>
      <text:p text:style-name="P3"/>
      <text:p text:style-name="P3">mones:2 <text:s/>dhe:1 <text:s/>dhybri:2 <text:s/>heb:1 <text:s/>pegh:1 <text:s/>?:0</text:p>
      <text:p text:style-name="P3">Niver a sylabennow y'n linenn = 7</text:p>
      <text:p text:style-name="P3">MOnes dhe DHYbri HEB PEGH</text:p>
      <text:p text:style-name="P3"/>
      <text:p text:style-name="P3">Prag:1 <text:s/>y:1 <text:s/>hwruss'ta:2 <text:s/>yndella:3 <text:s/>?:0</text:p>
      <text:p text:style-name="P3">Niver a sylabennow y'n linenn = 7</text:p>
      <text:p text:style-name="P3">PRAG y HWRUSS'ta ynDElla</text:p>
      <text:p text:style-name="P3"/>
      <text:p text:style-name="P3"/>
      <text:p text:style-name="P3"/>
      <text:p text:style-name="P3"/>
      <text:p text:style-name="P3"/>
      <text:p text:style-name="P3">Dhymmo:2 <text:s/>vy:1 <text:s/>hwi:1 <text:s/>a:1 <text:s/>ros:1 <text:s/>gwreg:1 <text:s/>.:0</text:p>
      <text:p text:style-name="P3">Niver a sylabennow y'n linenn = 7</text:p>
      <text:p text:style-name="P3">DHYMmo vy HWI a ROS GWREG</text:p>
      <text:p text:style-name="P3"/>
      <text:p text:style-name="P3">Honna:2 <text:s/>yw:1 <text:s/>oll:1 <text:s/>dhe:1 <text:s/>vlamya:2 <text:s/>.:0</text:p>
      <text:p text:style-name="P3">Niver a sylabennow y'n linenn = 7</text:p>
      <text:p text:style-name="P3">HONna YW OLL dhe VLAMya</text:p>
      <text:p text:style-name="P3"/>
      <text:p text:style-name="P3">Hi:1 <text:s/>a:1 <text:s/>dorras:2 <text:s/>an:1 <text:s/>aval:2 <text:s/>teg:1</text:p>
      <text:p text:style-name="P3">Niver a sylabennow y'n linenn = 8</text:p>
      <text:p text:style-name="P3">HI a DORras an Aval TEG</text:p>
      <text:p text:style-name="P3"/>
      <text:p text:style-name="P3">hag:1 <text:s/>a'n:1 <text:s/>dros:1 <text:s/>dhymm:1 <text:s/>dhe:1 <text:s/>dastya:2 <text:s/>.:0</text:p>
      <text:p text:style-name="P3">Niver a sylabennow y'n linenn = 7</text:p>
      <text:p text:style-name="P3">hag A'N <text:s text:c="2"/>DROS DHYMM dhe DASTya</text:p>
      <text:p text:style-name="P3"/>
      <text:p text:style-name="P3"/>
      <text:p text:style-name="P3"/>
      <text:p text:style-name="P3"/>
      <text:p text:style-name="P3"/>
      <text:p text:style-name="P3">A-ban:2 <text:s/>goels'ta:2 <text:s/>orti:2 <text:s/>hi:1 <text:s/>,:0</text:p>
      <text:p text:style-name="P3">Niver a sylabennow y'n linenn = 7</text:p>
      <text:p text:style-name="P3">A-ban GOELS'ta ORti HI</text:p>
      <text:p text:style-name="P3"/>
      <text:p text:style-name="P3">ha:1 <text:s/>guthyl:2 <text:s/>dres:1 <text:s/>ow:1 <text:s/>difenn:2 <text:s/>,:0</text:p>
      <text:p text:style-name="P3">Niver a sylabennow y'n linenn = 7</text:p>
      <text:p text:style-name="P3">ha GUthyl DRES ow difenn</text:p>
      <text:p text:style-name="P3"/>
      <text:p text:style-name="P3">yn:1 <text:s/>hwys:1 <text:s/>lavur:2 <text:s/>dhe:1 <text:s/>dhybri:2</text:p>
      <text:p text:style-name="P3"><text:soft-page-break/>Niver a sylabennow y'n linenn = 7</text:p>
      <text:p text:style-name="P3">YN HWYS LAvur dhe DHYbri</text:p>
      <text:p text:style-name="P3"/>
      <text:p text:style-name="P3">ty:1 <text:s/>a:1 <text:s/>wra:1 <text:s/>bys:1 <text:s/>y'th:1 <text:s/>worfenn:2 <text:s/>.:0</text:p>
      <text:p text:style-name="P3">Niver a sylabennow y'n linenn = 7</text:p>
      <text:p text:style-name="P3">TY a WRA BYS Y'TH WORfenn</text:p>
      <text:p text:style-name="P3"/>
      <text:p text:style-name="P3">Eva:2 <text:s/>,:0 <text:s/>prag:1 <text:s/>y:1 <text:s/>hwruss'ta:2 <text:s/>jy:1</text:p>
      <text:p text:style-name="P3">Niver a sylabennow y'n linenn = 7</text:p>
      <text:p text:style-name="P3">Eva <text:s/>PRAG y HWRUSS'ta jy</text:p>
      <text:p text:style-name="P3"/>
      <text:p text:style-name="P3">toella:2 <text:s/>dha:1 <text:s/>bries:2 <text:s/>heb:1 <text:s/>ken:1 <text:s/>?:0</text:p>
      <text:p text:style-name="P3">Niver a sylabennow y'n linenn = 7</text:p>
      <text:p text:style-name="P3">TOElla dha BRIes HEB KE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n:1 <text:s/>serpont:2 <text:s/>der:1 <text:s/>falsuri:3</text:p>
      <text:p text:style-name="P3">Niver a sylabennow y'n linenn = 7</text:p>
      <text:p text:style-name="P3">an SERpont DER falSUri</text:p>
      <text:p text:style-name="P3"/>
      <text:p text:style-name="P3">a'm:1 <text:s/>temptyas:3 <text:s/>dhe:1 <text:s/>wuthyl:2 <text:s/>henna:2 <text:s/>,:0</text:p>
      <text:p text:style-name="P3">Niver a sylabennow y'n linenn = 9</text:p>
      <text:p text:style-name="P3">A'M <text:s/>tempTYas dhe WUthyl HENna</text:p>
      <text:p text:style-name="P3"/>
      <text:p text:style-name="P3">hag:1 <text:s/>a:1 <text:s/>bromysyas:3 <text:s/>dhe:1 <text:s/>vy:1</text:p>
      <text:p text:style-name="P3">Niver a sylabennow y'n linenn = 7</text:p>
      <text:p text:style-name="P3">hag a broMYSyas dhe vy</text:p>
      <text:p text:style-name="P3"/>
      <text:p text:style-name="P3">y:1 <text:s/>fedhen:2 <text:s/>dhe:1 <text:s/>well:1 <text:s/>nevra:2 <text:s/>.:0</text:p>
      <text:p text:style-name="P3">Niver a sylabennow y'n linenn = 7</text:p>
      <text:p text:style-name="P3">y FEdhen dhe WELL NEvra</text:p>
      <text:p text:style-name="P3"/>
      <text:p text:style-name="P3">Hemma:2 <text:s/>yw:1 <text:s/>gwir:1 <text:s/>.:0</text:p>
      <text:p text:style-name="P3">Niver a sylabennow y'n linenn = 4</text:p>
      <text:p text:style-name="P3">HEMma YW GWIR</text:p>
      <text:p text:style-name="P3"/>
      <text:p text:style-name="P3"/>
      <text:p text:style-name="P3"/>
      <text:p text:style-name="P3"/>
      <text:p text:style-name="P3"/>
      <text:p text:style-name="P3">Rag:1 <text:s/>ty:1 <text:s/>dhe:1 <text:s/>goela:2 <text:s/>orto:2 <text:s/>,:0</text:p>
      <text:p text:style-name="P3"><text:soft-page-break/>Niver a sylabennow y'n linenn = 7</text:p>
      <text:p text:style-name="P3">rag TY dhe GOEla ORto</text:p>
      <text:p text:style-name="P3"/>
      <text:p text:style-name="P3">ha:1 <text:s/>toella:2 <text:s/>dha:1 <text:s/>bries:2 <text:s/>lel:1 <text:s/>,:0</text:p>
      <text:p text:style-name="P3">Niver a sylabennow y'n linenn = 7</text:p>
      <text:p text:style-name="P3">ha TOElla dha BRIes LEL</text:p>
      <text:p text:style-name="P3"/>
      <text:p text:style-name="P3">nevra:2 <text:s/>gostydh:2 <text:s/>dh'y:1 <text:s/>gorti:2</text:p>
      <text:p text:style-name="P3">Niver a sylabennow y'n linenn = 7</text:p>
      <text:p text:style-name="P3">NEvra GOstydh DH'Y <text:s text:c="2"/>GORti</text:p>
      <text:p text:style-name="P3"/>
      <text:p text:style-name="P3">my:1 <text:s/>a:1 <text:s/>orden:2 <text:s/>bos:1 <text:s/>benyn:2 <text:s/>.:0</text:p>
      <text:p text:style-name="P3">Niver a sylabennow y'n linenn = 7</text:p>
      <text:p text:style-name="P3">MY a ORden BOS BEnyn</text:p>
      <text:p text:style-name="P3"/>
      <text:p text:style-name="P3">Trest:1 <text:s/>jy:1 <text:s/>dhe'm:1 <text:s/>ger:1 <text:s/>.:0</text:p>
      <text:p text:style-name="P3">Niver a sylabennow y'n linenn = 4</text:p>
      <text:p text:style-name="P3">TREST jy DHE'M <text:s/>GER</text:p>
      <text:p text:style-name="P3"/>
      <text:p text:style-name="P3">May:1 <text:s/>foghho:2 <text:s/>y:1 <text:s/>lavur:2 <text:s/>hi:1</text:p>
      <text:p text:style-name="P3">Niver a sylabennow y'n linenn = 7</text:p>
      <text:p text:style-name="P3">may FOGHho y LAvur HI</text:p>
      <text:p text:style-name="P3"/>
      <text:p text:style-name="P3">der:1 <text:s/>wul:1 <text:s/>ow:1 <text:s/>gorhemmynn:3 <text:s/>trogh:1 <text:s/>,:0</text:p>
      <text:p text:style-name="P3">Niver a sylabennow y'n linenn = 7</text:p>
      <text:p text:style-name="P3">DER WUL ow gorHEMmynn TROGH</text:p>
      <text:p text:style-name="P3"/>
      <text:p text:style-name="P3">na:1 <text:s/>heb:1 <text:s/>meur:1 <text:s/>lavur:2 <text:s/>devri:2</text:p>
      <text:p text:style-name="P3">Niver a sylabennow y'n linenn = 7</text:p>
      <text:p text:style-name="P3">na HEB MEUR LAvur deVRI</text:p>
      <text:p text:style-name="P3"/>
      <text:p text:style-name="P3">bynytha:3 <text:s/>ny's:1 <text:s/>tevydh:2 <text:s/>flogh:1 <text:s/>.:0</text:p>
      <text:p text:style-name="P3">Niver a sylabennow y'n linenn = 7</text:p>
      <text:p text:style-name="P3">byNYtha NY'S <text:s/>TEvydh FLOGH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ag:1 <text:s/>y:1 <text:s/>hwruss'ta:2 <text:s/>,:0 <text:s/>milligys:3 <text:s/>,:0</text:p>
      <text:p text:style-name="P3">Niver a sylabennow y'n linenn = 7</text:p>
      <text:p text:style-name="P3">PRAG y HWRUSS'ta <text:s/>miLLIgys</text:p>
      <text:p text:style-name="P3"/>
      <text:p text:style-name="P3">lavar:2 <text:s/>,:0 <text:s/>aga:2 <text:s/>thoella:2 <text:s/>i:1 <text:s/>?:0</text:p>
      <text:p text:style-name="P3">Niver a sylabennow y'n linenn = 7</text:p>
      <text:p text:style-name="P3">LAvar <text:s/>Aga THOElla I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y:1 <text:s/>a:1 <text:s/>lever:2 <text:s/>dhis:1 <text:s/>an:1 <text:s/>kas:1 <text:s/>::0</text:p>
      <text:p text:style-name="P3">Niver a sylabennow y'n linenn = 7</text:p>
      <text:p text:style-name="P3">MY a LEver DHIS an KAS</text:p>
      <text:p text:style-name="P3"/>
      <text:p text:style-name="P3">rag:1 <text:s/>bos:1 <text:s/>dhedha:2 <text:s/>joy:1 <text:s/>mar:1 <text:s/>vras:1 <text:s/>,:0</text:p>
      <text:p text:style-name="P3">Niver a sylabennow y'n linenn = 7</text:p>
      <text:p text:style-name="P3">rag BOS DHEdha JOY mar VRAS</text:p>
      <text:p text:style-name="P3"/>
      <text:p text:style-name="P3">ha:1 <text:s/>my:1 <text:s/>pub:1 <text:s/>eur:1 <text:s/>ow:1 <text:s/>leski:2 <text:s/>.:0</text:p>
      <text:p text:style-name="P3">Niver a sylabennow y'n linenn = 7</text:p>
      <text:p text:style-name="P3">ha MY PUB EUR ow LEski</text:p>
      <text:p text:style-name="P3"/>
      <text:p text:style-name="P3"/>
      <text:p text:style-name="P3"/>
      <text:p text:style-name="P3"/>
      <text:p text:style-name="P3"/>
      <text:p text:style-name="P3">Serpont:2 <text:s/>,:0 <text:s/>rag:1 <text:s/>aga:2 <text:s/>themptya:3 <text:s/>,:0</text:p>
      <text:p text:style-name="P3">Niver a sylabennow y'n linenn = 8</text:p>
      <text:p text:style-name="P3">SERpont <text:s/>rag Aga thempTYa</text:p>
      <text:p text:style-name="P3"/>
      <text:p text:style-name="P3">meur:1 <text:s/>a:1 <text:s/>bayn:1 <text:s/>eus:1 <text:s/>dhis:1 <text:s/>or'nys:2 <text:s/>.:0</text:p>
      <text:p text:style-name="P3">Niver a sylabennow y'n linenn = 7</text:p>
      <text:p text:style-name="P3">MEUR a BAYN EUS DHIS OR'nys</text:p>
      <text:p text:style-name="P3"/>
      <text:p text:style-name="P3">Milligys:3 <text:s/>os:1 <text:s/>dres:1 <text:s/>pub:1 <text:s/>tra:1 <text:s/>,:0</text:p>
      <text:p text:style-name="P3">Niver a sylabennow y'n linenn = 7</text:p>
      <text:p text:style-name="P3">miLLIgys OS DRES PUB TRA</text:p>
      <text:p text:style-name="P3"/>
      <text:p text:style-name="P3">ha:1 <text:s/>dres:1 <text:s/>pryv:1 <text:s/>ha:1 <text:s/>best:1 <text:s/>y'n:1 <text:s/>bys:1 <text:s/>.:0</text:p>
      <text:p text:style-name="P3">Niver a sylabennow y'n linenn = 7</text:p>
      <text:p text:style-name="P3">ha DRES PRYV ha BEST Y'N <text:s text:c="2"/>BYS</text:p>
      <text:p text:style-name="P3"/>
      <text:p text:style-name="P3">Own:1 <text:s/>ahanas:3 <text:s/>rag:1 <text:s/>nevra:2</text:p>
      <text:p text:style-name="P3">Niver a sylabennow y'n linenn = 7</text:p>
      <text:p text:style-name="P3">OWN aHAnas rag NEvra</text:p>
      <text:p text:style-name="P3"/>
      <text:p text:style-name="P3">den:1 <text:s/>a'n:1 <text:s/>jevydh:2 <text:s/>prest:1 <text:s/>pub:1 <text:s/>prys:1 <text:s/>.:0</text:p>
      <text:p text:style-name="P3">Niver a sylabennow y'n linenn = 7</text:p>
      <text:p text:style-name="P3">DEN A'N <text:s text:c="2"/>JEvydh PREST PUB PRYS</text:p>
      <text:p text:style-name="P3"/>
      <text:p text:style-name="P3">Ha:1 <text:s/>ty:1 <text:s/>,:0 <text:s/>pryv:1 <text:s/>,:0 <text:s/>a:1 <text:s/>wra:1 <text:s/>kreupya:2 <text:s/>,:0</text:p>
      <text:p text:style-name="P3"><text:soft-page-break/>Niver a sylabennow y'n linenn = 7</text:p>
      <text:p text:style-name="P3">ha TY <text:s/>PRYV <text:s/>a WRA KREUPya</text:p>
      <text:p text:style-name="P3"/>
      <text:p text:style-name="P3">ha:1 <text:s/>slynkya:2 <text:s/>war:1 <text:s/>dor:1 <text:s/>a-hys:2 <text:s/>.:0</text:p>
      <text:p text:style-name="P3">Niver a sylabennow y'n linenn = 7</text:p>
      <text:p text:style-name="P3">ha SLYNKya WAR DOR A-hys</text:p>
      <text:p text:style-name="P3"/>
      <text:p text:style-name="P3">Ynter:2 <text:s/>hy:1 <text:s/>has:1 <text:s/>hi:1 <text:s/>ha:1 <text:s/>ty:1</text:p>
      <text:p text:style-name="P3">Niver a sylabennow y'n linenn = 7</text:p>
      <text:p text:style-name="P3">YNter hy HAS HI ha TY</text:p>
      <text:p text:style-name="P3"/>
      <text:p text:style-name="P3">my:1 <text:s/>a:1 <text:s/>wra:1 <text:s/>envi:2 <text:s/>nevra:2 <text:s/>,:0</text:p>
      <text:p text:style-name="P3">Niver a sylabennow y'n linenn = 7</text:p>
      <text:p text:style-name="P3">MY a WRA ENvi NEvra</text:p>
      <text:p text:style-name="P3"/>
      <text:p text:style-name="P3">ha:1 <text:s/>henna:2 <text:s/>dhe'th:1 <text:s/>penn:1 <text:s/>dhejy:2</text:p>
      <text:p text:style-name="P3">Niver a sylabennow y'n linenn = 7</text:p>
      <text:p text:style-name="P3">ha HENna DHE'TH PENN DHEjy</text:p>
      <text:p text:style-name="P3"/>
      <text:p text:style-name="P3">dhe'n:1 <text:s/>dor:1 <text:s/>sur:1 <text:s/>a:1 <text:s/>wra:1 <text:s/>kropya:2 <text:s/>.:0</text:p>
      <text:p text:style-name="P3">Niver a sylabennow y'n linenn = 7</text:p>
      <text:p text:style-name="P3">DHE'N <text:s text:c="2"/>DOR SUR a WRA KROPya</text:p>
      <text:p text:style-name="P3"/>
      <text:p text:style-name="P3"/>
      <text:p text:style-name="P3"/>
      <text:p text:style-name="P3"/>
      <text:p text:style-name="P3"/>
      <text:p text:style-name="P3">Ottomma:3 <text:s/>hager:2 <text:s/>viaj:2 <text:s/>,:0</text:p>
      <text:p text:style-name="P3">Niver a sylabennow y'n linenn = 7</text:p>
      <text:p text:style-name="P3">otTOMma HAger VIaj</text:p>
      <text:p text:style-name="P3"/>
      <text:p text:style-name="P3">may:1 <text:s/>hallav:2 <text:s/>kyni:2 <text:s/>``:0 <text:s/>Ellas:2 <text:s/>'':0 <text:s/>.:0</text:p>
      <text:p text:style-name="P3">Niver a sylabennow y'n linenn = 7</text:p>
      <text:p text:style-name="P3">may HAllav KYni <text:s/>Ellas</text:p>
      <text:p text:style-name="P3"/>
      <text:p text:style-name="P3">Yth:1 <text:s/>ombrevis:3 <text:s/>gwann:1 <text:s/>diek:2 <text:s/>,:0</text:p>
      <text:p text:style-name="P3">Niver a sylabennow y'n linenn = 7</text:p>
      <text:p text:style-name="P3">yth omBREvis GWANN diek</text:p>
      <text:p text:style-name="P3"/>
      <text:p text:style-name="P3">mayth:1 <text:s/>ov:1 <text:s/>'poyntys:2 <text:s/>dhe:1 <text:s/>bayn:1 <text:s/>bras:1 <text:s/>,:0</text:p>
      <text:p text:style-name="P3">Niver a sylabennow y'n linenn = 7</text:p>
      <text:p text:style-name="P3">mayth OV 'POYNtys dhe BAYN BRAS</text:p>
      <text:p text:style-name="P3"/>
      <text:p text:style-name="P3">dhe:1 <text:s/>bytt:1 <text:s/>ifarn:2 <text:s/>,:0 <text:s/>ow:1 <text:s/>chyf:1 <text:s/>plas:1 <text:s/>.:0</text:p>
      <text:p text:style-name="P3">Niver a sylabennow y'n linenn = 7</text:p>
      <text:p text:style-name="P3">dhe BYTT Ifarn <text:s/>ow CHYF PLAS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My:1 <text:s/>a:1 <text:s/>vynn:1 <text:s/>dalleth:2 <text:s/>kreupya:2 <text:s/>,:0</text:p>
      <text:p text:style-name="P3">Niver a sylabennow y'n linenn = 7</text:p>
      <text:p text:style-name="P3">MY a VYNN DAlleth KREUPya</text:p>
      <text:p text:style-name="P3"/>
      <text:p text:style-name="P3">ha:1 <text:s/>slynkya:2 <text:s/>war:1 <text:s/>dor:1 <text:s/>a-hys:2 <text:s/>.:0</text:p>
      <text:p text:style-name="P3">Niver a sylabennow y'n linenn = 7</text:p>
      <text:p text:style-name="P3">ha SLYNKya WAR DOR A-hys</text:p>
      <text:p text:style-name="P3"/>
      <text:p text:style-name="P3">Dhe'm:1 <text:s/>shap:1 <text:s/>ow:1 <text:s/>honan:2 <text:s/>ottomma:3</text:p>
      <text:p text:style-name="P3">Niver a sylabennow y'n linenn = 8</text:p>
      <text:p text:style-name="P3">DHE'M <text:s/>SHAP ow HOnan otTOMma</text:p>
      <text:p text:style-name="P3"/>
      <text:p text:style-name="P3">hwi:1 <text:s/>a:1 <text:s/>wel:1 <text:s/>,:0 <text:s/>oma:2 <text:s/>treylys:2 <text:s/>,:0</text:p>
      <text:p text:style-name="P3">Niver a sylabennow y'n linenn = 7</text:p>
      <text:p text:style-name="P3">HWI a WEL <text:s/>Oma TREYlys</text:p>
      <text:p text:style-name="P3"/>
      <text:p text:style-name="P3">drog:1 <text:s/>polat:2 <text:s/>ha:1 <text:s/>bras:1 <text:s/>.:0</text:p>
      <text:p text:style-name="P3">Niver a sylabennow y'n linenn = 5</text:p>
      <text:p text:style-name="P3">DROG POlat ha BRAS</text:p>
      <text:p text:style-name="P3"/>
      <text:p text:style-name="P3">Kyn:1 <text:s/>na'm:1 <text:s/>bo-ma:2 <text:s/>lowena:3 <text:s/>,:0</text:p>
      <text:p text:style-name="P3">Niver a sylabennow y'n linenn = 7</text:p>
      <text:p text:style-name="P3">kyn NA'M <text:s/>BO-ma loWEna</text:p>
      <text:p text:style-name="P3"/>
      <text:p text:style-name="P3">an:1 <text:s/>chorl:1 <text:s/>Adam:2 <text:s/>,:0 <text:s/>hag:1 <text:s/>Eva:2 <text:s/>,:0</text:p>
      <text:p text:style-name="P3">Niver a sylabennow y'n linenn = 7</text:p>
      <text:p text:style-name="P3">an CHORL Adam <text:s/>hag Eva</text:p>
      <text:p text:style-name="P3"/>
      <text:p text:style-name="P3">dhe:1 <text:s/>ifarn:2 <text:s/>y:1 <text:s/>tons:1 <text:s/>dhymmo:2 <text:s/>,:0</text:p>
      <text:p text:style-name="P3">Niver a sylabennow y'n linenn = 7</text:p>
      <text:p text:style-name="P3">dhe Ifarn y TONS DHYMmo</text:p>
      <text:p text:style-name="P3"/>
      <text:p text:style-name="P3">ha'ga:2 <text:s/>yssew:2 <text:s/>,:0 <text:s/>rag:1 <text:s/>nevra:2 <text:s/>,:0</text:p>
      <text:p text:style-name="P3">Niver a sylabennow y'n linenn = 7</text:p>
      <text:p text:style-name="P3">HA'ga YSsew <text:s/>rag NEvra</text:p>
      <text:p text:style-name="P3"/>
      <text:p text:style-name="P3">'poyntys:2 <text:s/>der:1 <text:s/>anow:2 <text:s/>an:1 <text:s/>Tas:1 <text:s/>.:0</text:p>
      <text:p text:style-name="P3">Niver a sylabennow y'n linenn = 7</text:p>
      <text:p text:style-name="P3">'POYNtys DER Anow an T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a'n:1 <text:s/>serpont:2 <text:s/>triges:2 <text:s/>ena:2 <text:s/>.:0</text:p>
      <text:p text:style-name="P3"><text:soft-page-break/>Niver a sylabennow y'n linenn = 7</text:p>
      <text:p text:style-name="P3">HA'N <text:s text:c="2"/>SERpont TRIges Ena</text:p>
      <text:p text:style-name="P3"/>
      <text:p text:style-name="P3">Nevra:2 <text:s/>ny:1 <text:s/>dheu:1 <text:s/>alena:3 <text:s/>,:0</text:p>
      <text:p text:style-name="P3">Niver a sylabennow y'n linenn = 7</text:p>
      <text:p text:style-name="P3">NEvra ny DHEU aLEna</text:p>
      <text:p text:style-name="P3"/>
      <text:p text:style-name="P3">rag:1 <text:s/>yth:1 <text:s/>yw:1 <text:s/>milligys:3 <text:s/>bras:1 <text:s/>.:0</text:p>
      <text:p text:style-name="P3">Niver a sylabennow y'n linenn = 7</text:p>
      <text:p text:style-name="P3">rag yth YW miLLIgys BR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:1 <text:s/>Das:1 <text:s/>,:0 <text:s/>Dyw:1 <text:s/>y'th:1 <text:s/>wolowys:3 <text:s/>,:0</text:p>
      <text:p text:style-name="P3">Niver a sylabennow y'n linenn = 7</text:p>
      <text:p text:style-name="P3">a DAS <text:s/>DYW Y'TH woLOwys</text:p>
      <text:p text:style-name="P3"/>
      <text:p text:style-name="P3">a-ban:2 <text:s/>ov:1 <text:s/>dhe:1 <text:s/>dhrog:1 <text:s/>tewlys:2 <text:s/>,:0</text:p>
      <text:p text:style-name="P3">Niver a sylabennow y'n linenn = 7</text:p>
      <text:p text:style-name="P3">A-ban OV dhe DHROG TEwlys</text:p>
      <text:p text:style-name="P3"/>
      <text:p text:style-name="P3">gront:1 <text:s/>dhe'th:1 <text:s/>kreatur:3 <text:s/>,:0 <text:s/>my:1 <text:s/>a'th:1 <text:s/>pys:1 <text:s/>,:0</text:p>
      <text:p text:style-name="P3">Niver a sylabennow y'n linenn = 8</text:p>
      <text:p text:style-name="P3">GRONT DHE'TH kreAtur <text:s/>MY A'TH PYS</text:p>
      <text:p text:style-name="P3"/>
      <text:p text:style-name="P3">nep:1 <text:s/>part:1 <text:s/>a:1 <text:s/>Oyl:1 <text:s/>a:1 <text:s/>Versi:2 <text:s/>.:0</text:p>
      <text:p text:style-name="P3">Niver a sylabennow y'n linenn = 7</text:p>
      <text:p text:style-name="P3">NEP PART a OYL a VERs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dam:2 <text:s/>,:0 <text:s/>kyns:1 <text:s/>es:1 <text:s/>diwedh:2 <text:s/>an:1 <text:s/>bys:1</text:p>
      <text:p text:style-name="P3"><text:soft-page-break/>Niver a sylabennow y'n linenn = 8</text:p>
      <text:p text:style-name="P3">Adam <text:s/>KYNS ES diwedh an BYS</text:p>
      <text:p text:style-name="P3"/>
      <text:p text:style-name="P3">my:1 <text:s/>a:1 <text:s/>wront:1 <text:s/>Oyl:1 <text:s/>Mersi:2 <text:s/>dhis:1 <text:s/>,:0</text:p>
      <text:p text:style-name="P3">Niver a sylabennow y'n linenn = 7</text:p>
      <text:p text:style-name="P3">MY a WRONT OYL MERsi DHIS</text:p>
      <text:p text:style-name="P3"/>
      <text:p text:style-name="P3">ha:1 <text:s/>dhe:1 <text:s/>Eva:2 <text:s/>dhe'th:1 <text:s/>wre'ti:2 <text:s/>.:0</text:p>
      <text:p text:style-name="P3">Niver a sylabennow y'n linenn = 7</text:p>
      <text:p text:style-name="P3">ha dhe Eva DHE'TH WRE'ti</text:p>
      <text:p text:style-name="P3"/>
      <text:p text:style-name="P3">Saw:1 <text:s/>,:0 <text:s/>pur:1 <text:s/>wir:1 <text:s/>,:0 <text:s/>dhymmo:2 <text:s/>vy:1 <text:s/>krys:1 <text:s/>,:0</text:p>
      <text:p text:style-name="P3">Niver a sylabennow y'n linenn = 7</text:p>
      <text:p text:style-name="P3">SAW <text:s/>PUR WIR <text:s/>DHYMmo vy KRYS</text:p>
      <text:p text:style-name="P3"/>
      <text:p text:style-name="P3">orth:1 <text:s/>dha:1 <text:s/>wreg:1 <text:s/>drefenn:2 <text:s/>koela:2 <text:s/>,:0</text:p>
      <text:p text:style-name="P3">Niver a sylabennow y'n linenn = 7</text:p>
      <text:p text:style-name="P3">ORTH dha WREG DREfenn KOEla</text:p>
      <text:p text:style-name="P3"/>
      <text:p text:style-name="P3">rag:1 <text:s/>terri:2 <text:s/>an:1 <text:s/>keth:1 <text:s/>frutys:2</text:p>
      <text:p text:style-name="P3">Niver a sylabennow y'n linenn = 7</text:p>
      <text:p text:style-name="P3">rag TERri an KETH FRUtys</text:p>
      <text:p text:style-name="P3"/>
      <text:p text:style-name="P3">a:1 <text:s/>wrug:1 <text:s/>difenn:2 <text:s/>dhiworthis:3 <text:s/>,:0</text:p>
      <text:p text:style-name="P3">Niver a sylabennow y'n linenn = 7</text:p>
      <text:p text:style-name="P3">a WRUG difenn dhiWORthis</text:p>
      <text:p text:style-name="P3"/>
      <text:p text:style-name="P3">spern:1 <text:s/>y:1 <text:s/>teg:1 <text:s/>dhymm:1 <text:s/>ha:1 <text:s/>spedhas:2 <text:s/>,:0</text:p>
      <text:p text:style-name="P3">Niver a sylabennow y'n linenn = 7</text:p>
      <text:p text:style-name="P3">SPERN y TEG DHYMM ha SPEdhas</text:p>
      <text:p text:style-name="P3"/>
      <text:p text:style-name="P3">ha'n:1 <text:s/>erbys:2 <text:s/>a'n:1 <text:s/>keth:1 <text:s/>dor:1 <text:s/>na:1</text:p>
      <text:p text:style-name="P3">Niver a sylabennow y'n linenn = 7</text:p>
      <text:p text:style-name="P3">HA'N <text:s text:c="2"/>ERbys A'N <text:s text:c="2"/>KETH DOR na</text:p>
      <text:p text:style-name="P3"/>
      <text:p text:style-name="P3">ty:1 <text:s/>a:1 <text:s/>dheber:2 <text:s/>yn:1 <text:s/>dha:1 <text:s/>hwys:1</text:p>
      <text:p text:style-name="P3">Niver a sylabennow y'n linenn = 7</text:p>
      <text:p text:style-name="P3">TY a DHEber YN dha HWYS</text:p>
      <text:p text:style-name="P3"/>
      <text:p text:style-name="P3">dhe'th:1 <text:s/>vara:2 <text:s/>,:0 <text:s/>pur:1 <text:s/>wir:1 <text:s/>nevra:2 <text:s/>,:0</text:p>
      <text:p text:style-name="P3">Niver a sylabennow y'n linenn = 7</text:p>
      <text:p text:style-name="P3">DHE'TH VAra <text:s/>PUR WIR NEvra</text:p>
      <text:p text:style-name="P3"/>
      <text:p text:style-name="P3">erna:2 <text:s/>ves:1 <text:s/>arta:2 <text:s/>treylys:2 <text:s/>.:0</text:p>
      <text:p text:style-name="P3">Niver a sylabennow y'n linenn = 7</text:p>
      <text:p text:style-name="P3">ERna VES ARta TREYlys</text:p>
      <text:p text:style-name="P3"/>
      <text:p text:style-name="P3">An:1 <text:s/>keth:1 <text:s/>dor:1 <text:s/>kyns:1 <text:s/>a:1 <text:s/>wruga:2 <text:s/>.:0</text:p>
      <text:p text:style-name="P3">Niver a sylabennow y'n linenn = 7</text:p>
      <text:p text:style-name="P3">an KETH DOR KYNS a WRUga</text:p>
      <text:p text:style-name="P3"/>
      <text:p text:style-name="P3">A:1 <text:s/>dhoust:1 <text:s/>omma:2 <text:s/>y:1 <text:s/>feus:1 <text:s/>gwrys:1 <text:s/>,:0</text:p>
      <text:p text:style-name="P3"><text:soft-page-break/>Niver a sylabennow y'n linenn = 7</text:p>
      <text:p text:style-name="P3">a DHOUST OMma y FEUS GWRYS</text:p>
      <text:p text:style-name="P3"/>
      <text:p text:style-name="P3">ha:1 <text:s/>dhe:1 <text:s/>dhoust:1 <text:s/>yth:1 <text:s/>edh:1 <text:s/>arta:2 <text:s/>.:0</text:p>
      <text:p text:style-name="P3">Niver a sylabennow y'n linenn = 7</text:p>
      <text:p text:style-name="P3">ha dhe DHOUST yth EDH ARt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ha:1 <text:s/>vodh:1 <text:s/>re:1 <text:s/>bo:1 <text:s/>kollenwys:3 <text:s/>,:0</text:p>
      <text:p text:style-name="P3">Niver a sylabennow y'n linenn = 7</text:p>
      <text:p text:style-name="P3">dha VODH re bo koLLENwys</text:p>
      <text:p text:style-name="P3"/>
      <text:p text:style-name="P3">Arloedh:2 <text:s/>Nev:1 <text:s/>ha'n:1 <text:s/>Bys:1 <text:s/>keffrys:2 <text:s/>.:0</text:p>
      <text:p text:style-name="P3">Niver a sylabennow y'n linenn = 7</text:p>
      <text:p text:style-name="P3">ARloedh NEV HA'N <text:s text:c="2"/>BYS KEFfrys</text:p>
      <text:p text:style-name="P3"/>
      <text:p text:style-name="P3">My:1 <text:s/>a:1 <text:s/>yll:1 <text:s/>bos:1 <text:s/>lowenhes:3 <text:s/>,:0</text:p>
      <text:p text:style-name="P3">Niver a sylabennow y'n linenn = 7</text:p>
      <text:p text:style-name="P3">MY a YLL BOS loWENhes</text:p>
      <text:p text:style-name="P3"/>
      <text:p text:style-name="P3">kyns:1 <text:s/>es:1 <text:s/>bos:1 <text:s/>diwedh:2 <text:s/>an:1 <text:s/>bys:1 <text:s/>,:0</text:p>
      <text:p text:style-name="P3">Niver a sylabennow y'n linenn = 7</text:p>
      <text:p text:style-name="P3">KYNS ES BOS diwedh an BYS</text:p>
      <text:p text:style-name="P3"/>
      <text:p text:style-name="P3">kavoes:2 <text:s/>an:1 <text:s/>Oyl:1 <text:s/>a:1 <text:s/>Versi:2 <text:s/>.:0</text:p>
      <text:p text:style-name="P3">Niver a sylabennow y'n linenn = 7</text:p>
      <text:p text:style-name="P3">KAvoes an OYL a VERsi</text:p>
      <text:p text:style-name="P3"/>
      <text:p text:style-name="P3">Kynth:1 <text:s/>yw:1 <text:s/>paynys:2 <text:s/>ow:1 <text:s/>kortos:2</text:p>
      <text:p text:style-name="P3">Niver a sylabennow y'n linenn = 7</text:p>
      <text:p text:style-name="P3">kynth YW PAYnys ow KORtos</text:p>
      <text:p text:style-name="P3"/>
      <text:p text:style-name="P3">yn:1 <text:s/>ifarn:2 <text:s/>yn:1 <text:s/>neb:1 <text:s/>plas:1 <text:s/>,:0</text:p>
      <text:p text:style-name="P3">Niver a sylabennow y'n linenn = 6</text:p>
      <text:p text:style-name="P3">YN Ifarn YN NEB PLAS</text:p>
      <text:p text:style-name="P3"/>
      <text:p text:style-name="P3">ni:1 <text:s/>yw:1 <text:s/>neb:1 <text:s/>a'n:1 <text:s/>dendilas:3</text:p>
      <text:p text:style-name="P3">Niver a sylabennow y'n linenn = 7</text:p>
      <text:p text:style-name="P3">NI YW NEB A'N <text:s text:c="2"/>denDIlas</text:p>
      <text:p text:style-name="P3"/>
      <text:p text:style-name="P3">drefenn:2 <text:s/>an:1 <text:s/>difenn:2 <text:s/>terri:2 <text:s/>.:0</text:p>
      <text:p text:style-name="P3"><text:soft-page-break/>Niver a sylabennow y'n linenn = 7</text:p>
      <text:p text:style-name="P3">DREfenn an difenn TERri</text:p>
      <text:p text:style-name="P3"/>
      <text:p text:style-name="P3"/>
      <text:p text:style-name="P3"/>
      <text:p text:style-name="P3"/>
      <text:p text:style-name="P3"/>
      <text:p text:style-name="P3">Mighal:2 <text:s/>,:0 <text:s/>yskynnewgh:3 <text:s/>,:0 <text:s/>el:1 <text:s/>splann:1 <text:s/>,:0</text:p>
      <text:p text:style-name="P3">Niver a sylabennow y'n linenn = 7</text:p>
      <text:p text:style-name="P3">MIghal <text:s/>ySKYNnewgh <text:s/>EL SPLANN</text:p>
      <text:p text:style-name="P3"/>
      <text:p text:style-name="P3">helghyewgh:2 <text:s/>Adam:2 <text:s/>gans:1 <text:s/>kledha:2 <text:s/>dan:1 <text:s/>,:0</text:p>
      <text:p text:style-name="P3">Niver a sylabennow y'n linenn = 8</text:p>
      <text:p text:style-name="P3">HELGHyewgh Adam GANS KLEdha DAN</text:p>
      <text:p text:style-name="P3"/>
      <text:p text:style-name="P3">ha'y:1 <text:s/>wreg:1 <text:s/>,:0 <text:s/>mes:1 <text:s/>a:1 <text:s/>baradhis:3 <text:s/>.:0</text:p>
      <text:p text:style-name="P3">Niver a sylabennow y'n linenn = 7</text:p>
      <text:p text:style-name="P3">HA'Y <text:s text:c="2"/>WREG <text:s/>mes a baRAdhis</text:p>
      <text:p text:style-name="P3"/>
      <text:p text:style-name="P3">Ha:1 <text:s/>dew:1 <text:s/>gweth:1 <text:s/>dhedha:2 <text:s/>gwra:1 <text:s/>doen:1 <text:s/>,:0</text:p>
      <text:p text:style-name="P3">Niver a sylabennow y'n linenn = 7</text:p>
      <text:p text:style-name="P3">ha DEW GWETH DHEdha GWRA DOEN</text:p>
      <text:p text:style-name="P3"/>
      <text:p text:style-name="P3">dh'aga:2 <text:s/>hudha:2 <text:s/>pub:1 <text:s/>seson:2 <text:s/>,:0</text:p>
      <text:p text:style-name="P3">Niver a sylabennow y'n linenn = 7</text:p>
      <text:p text:style-name="P3">DH'Aga HUdha PUB SEson</text:p>
      <text:p text:style-name="P3"/>
      <text:p text:style-name="P3">aga:2 <text:s/>noetha:2 <text:s/>na:1 <text:s/>vo:1 <text:s/>gwelys:2 <text:s/>.:0</text:p>
      <text:p text:style-name="P3">Niver a sylabennow y'n linenn = 8</text:p>
      <text:p text:style-name="P3">Aga NOEtha na VO GWElys</text:p>
      <text:p text:style-name="P3"/>
      <text:p text:style-name="P3"/>
      <text:p text:style-name="P3"/>
      <text:p text:style-name="P3"/>
      <text:p text:style-name="P3"/>
      <text:p text:style-name="P3">Arloedh:2 <text:s/>,:0 <text:s/>my:1 <text:s/>a:1 <text:s/>wra:1 <text:s/>henna:2 <text:s/>.:0</text:p>
      <text:p text:style-name="P3">Niver a sylabennow y'n linenn = 7</text:p>
      <text:p text:style-name="P3">ARloedh <text:s/>MY a WRA HENna</text:p>
      <text:p text:style-name="P3"/>
      <text:p text:style-name="P3">Parys:2 <text:s/>yw:1 <text:s/>genev:2 <text:s/>pub:1 <text:s/>tra:1</text:p>
      <text:p text:style-name="P3">Niver a sylabennow y'n linenn = 7</text:p>
      <text:p text:style-name="P3">PArys YW GEnev PUB TRA</text:p>
      <text:p text:style-name="P3"/>
      <text:p text:style-name="P3">dhe:1 <text:s/>vos:1 <text:s/>dhedha:2 <text:s/>alemma:3 <text:s/>.:0</text:p>
      <text:p text:style-name="P3">Niver a sylabennow y'n linenn = 7</text:p>
      <text:p text:style-name="P3">dhe VOS DHEdha aLEMma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Adam:2 <text:s/>,:0 <text:s/>ke:1 <text:s/>yn-mes:2 <text:s/>a'n:1 <text:s/>wlas:1 <text:s/>,:0</text:p>
      <text:p text:style-name="P3">Niver a sylabennow y'n linenn = 7</text:p>
      <text:p text:style-name="P3">Adam <text:s/>KE YN-mes A'N <text:s text:c="2"/>WLAS</text:p>
      <text:p text:style-name="P3"/>
      <text:p text:style-name="P3">dhe:1 <text:s/>gres:1 <text:s/>an:1 <text:s/>bys:1 <text:s/>dhe:1 <text:s/>vywa:2 <text:s/>;:0</text:p>
      <text:p text:style-name="P3">Niver a sylabennow y'n linenn = 7</text:p>
      <text:p text:style-name="P3">dhe GRES an BYS dhe VYwa</text:p>
      <text:p text:style-name="P3"/>
      <text:p text:style-name="P3">ty:1 <text:s/>dha:1 <text:s/>honan:2 <text:s/>dhe:1 <text:s/>balas:2 <text:s/>,:0</text:p>
      <text:p text:style-name="P3">Niver a sylabennow y'n linenn = 7</text:p>
      <text:p text:style-name="P3">TY dha HOnan dhe BAlas</text:p>
      <text:p text:style-name="P3"/>
      <text:p text:style-name="P3">dha:1 <text:s/>wreg:1 <text:s/>genes:2 <text:s/>dhe:1 <text:s/>nedha:2 <text:s/>.:0</text:p>
      <text:p text:style-name="P3">Niver a sylabennow y'n linenn = 7</text:p>
      <text:p text:style-name="P3">dha WREG GEnes dhe NEdh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dam:2 <text:s/>,:0 <text:s/>ottomma:3 <text:s/>dillas:2 <text:s/>,:0</text:p>
      <text:p text:style-name="P3">Niver a sylabennow y'n linenn = 7</text:p>
      <text:p text:style-name="P3">Adam <text:s/>otTOMma dillas</text:p>
      <text:p text:style-name="P3"/>
      <text:p text:style-name="P3">hag:1 <text:s/>Eva:2 <text:s/>,:0 <text:s/>dh'agas:2 <text:s/>kwetha:2 <text:s/>.:0</text:p>
      <text:p text:style-name="P3">Niver a sylabennow y'n linenn = 7</text:p>
      <text:p text:style-name="P3">hag Eva <text:s/>DH'Agas KWEtha</text:p>
      <text:p text:style-name="P3"/>
      <text:p text:style-name="P3">Fistenewgh:3 <text:s/>,:0 <text:s/>bedhens:2 <text:s/>gwiskys:2 <text:s/>.:0</text:p>
      <text:p text:style-name="P3">Niver a sylabennow y'n linenn = 7</text:p>
      <text:p text:style-name="P3">fiSTEnewgh <text:s/>BEdhens GWIskys</text:p>
      <text:p text:style-name="P3"/>
      <text:p text:style-name="P3">Fistenewgh:3 <text:s/>troha'n:2 <text:s/>daras:2 <text:s/>,:0</text:p>
      <text:p text:style-name="P3">Niver a sylabennow y'n linenn = 7</text:p>
      <text:p text:style-name="P3">fiSTEnewgh TROha'n <text:s text:c="2"/>DAras</text:p>
      <text:p text:style-name="P3"/>
      <text:p text:style-name="P3">rag:1 <text:s/>omma:2 <text:s/>ny:1 <text:s/>wrewgh:1 <text:s/>triga:2 <text:s/>.:0</text:p>
      <text:p text:style-name="P3">Niver a sylabennow y'n linenn = 7</text:p>
      <text:p text:style-name="P3">rag OMma ny WREWGH TRIga</text:p>
      <text:p text:style-name="P3"/>
      <text:p text:style-name="P3">Agas:2 <text:s/>toulys:2 <text:s/>dhe:1 <text:s/>balas:2 <text:s/>,:0</text:p>
      <text:p text:style-name="P3"><text:soft-page-break/>Niver a sylabennow y'n linenn = 7</text:p>
      <text:p text:style-name="P3">Agas TOUlys dhe BAlas</text:p>
      <text:p text:style-name="P3"/>
      <text:p text:style-name="P3">ha'gas:2 <text:s/>pygans:2 <text:s/>dhe:1 <text:s/>nedha:2</text:p>
      <text:p text:style-name="P3">Niver a sylabennow y'n linenn = 7</text:p>
      <text:p text:style-name="P3">HA'gas pyGANS dhe NEdha</text:p>
      <text:p text:style-name="P3"/>
      <text:p text:style-name="P3">ottens:2 <text:s/>parys:2 <text:s/>.:0</text:p>
      <text:p text:style-name="P3">Niver a sylabennow y'n linenn = 4</text:p>
      <text:p text:style-name="P3">OTtens PArys</text:p>
      <text:p text:style-name="P3"/>
      <text:p text:style-name="P3"/>
      <text:p text:style-name="P3"/>
      <text:p text:style-name="P3"/>
      <text:p text:style-name="P3"/>
      <text:p text:style-name="P3">My:1 <text:s/>yw:1 <text:s/>kannas:2 <text:s/>Dyw:1 <text:s/>,:0 <text:s/>Ankow:2 <text:s/>,:0</text:p>
      <text:p text:style-name="P3">Niver a sylabennow y'n linenn = 7</text:p>
      <text:p text:style-name="P3">MY YW KANnas DYW <text:s/>ANkow</text:p>
      <text:p text:style-name="P3"/>
      <text:p text:style-name="P3">omma:2 <text:s/>dredho:2 <text:s/>apoyntys:3 <text:s/>.:0</text:p>
      <text:p text:style-name="P3">Niver a sylabennow y'n linenn = 7</text:p>
      <text:p text:style-name="P3">OMma DREdho aPOYNtys</text:p>
      <text:p text:style-name="P3"/>
      <text:p text:style-name="P3">Rag:1 <text:s/>terri:2 <text:s/>gor'mynnadow:4</text:p>
      <text:p text:style-name="P3">Niver a sylabennow y'n linenn = 7</text:p>
      <text:p text:style-name="P3">rag TERri gor'mynNAdow</text:p>
      <text:p text:style-name="P3"/>
      <text:p text:style-name="P3">dhe:1 <text:s/>Adam:2 <text:s/>gans:1 <text:s/>Dyw:1 <text:s/>or'nys:2 <text:s/>,:0</text:p>
      <text:p text:style-name="P3">Niver a sylabennow y'n linenn = 7</text:p>
      <text:p text:style-name="P3">dhe Adam GANS DYW OR'nys</text:p>
      <text:p text:style-name="P3"/>
      <text:p text:style-name="P3">ev:1 <text:s/>a:1 <text:s/>verow:2 <text:s/>,:0 <text:s/>ha'y:1 <text:s/>yssew:2 <text:s/>.:0</text:p>
      <text:p text:style-name="P3">Niver a sylabennow y'n linenn = 7</text:p>
      <text:p text:style-name="P3">EV a VErow <text:s/>HA'Y <text:s text:c="2"/>YSsew</text:p>
      <text:p text:style-name="P3"/>
      <text:p text:style-name="P3">Yndella:3 <text:s/>yth:1 <text:s/>yw:1 <text:s/>'poyntys:2</text:p>
      <text:p text:style-name="P3">Niver a sylabennow y'n linenn = 7</text:p>
      <text:p text:style-name="P3">ynDElla yth YW 'POYNtys</text:p>
      <text:p text:style-name="P3"/>
      <text:p text:style-name="P3">dhe:1 <text:s/>vyns:1 <text:s/>a:1 <text:s/>vywo:2 <text:s/>y'n:1 <text:s/>bys:1</text:p>
      <text:p text:style-name="P3">Niver a sylabennow y'n linenn = 7</text:p>
      <text:p text:style-name="P3">dhe VYNS a VYwo Y'N <text:s text:c="2"/>BYS</text:p>
      <text:p text:style-name="P3"/>
      <text:p text:style-name="P3">my:1 <text:s/>dhe:1 <text:s/>ladha:2 <text:s/>gans:1 <text:s/>ow:1 <text:s/>gyw:1 <text:s/>.:0</text:p>
      <text:p text:style-name="P3">Niver a sylabennow y'n linenn = 7</text:p>
      <text:p text:style-name="P3">MY dhe LAdha GANS ow GYW</text:p>
      <text:p text:style-name="P3"/>
      <text:p text:style-name="P3">Adam:2 <text:s/>na:1 <text:s/>Eva:2 <text:s/>peggha:2</text:p>
      <text:p text:style-name="P3">Niver a sylabennow y'n linenn = 7</text:p>
      <text:p text:style-name="P3">Adam na Eva PEggha</text:p>
      <text:p text:style-name="P3"/>
      <text:p text:style-name="P3">ha:1 <text:s/>difenn:2 <text:s/>an:1 <text:s/>Tas:1 <text:s/>terri:2 <text:s/>,:0</text:p>
      <text:p text:style-name="P3"><text:soft-page-break/>Niver a sylabennow y'n linenn = 7</text:p>
      <text:p text:style-name="P3">ha difenn an TAS TERri</text:p>
      <text:p text:style-name="P3"/>
      <text:p text:style-name="P3">mernans:2 <text:s/>ny:1 <text:s/>wrussens:2 <text:s/>tastya:2</text:p>
      <text:p text:style-name="P3">Niver a sylabennow y'n linenn = 7</text:p>
      <text:p text:style-name="P3">MERnans ny WRUSsens TASTya</text:p>
      <text:p text:style-name="P3"/>
      <text:p text:style-name="P3">mes:1 <text:s/>yn:1 <text:s/>plesour:2 <text:s/>vynari:3</text:p>
      <text:p text:style-name="P3">Niver a sylabennow y'n linenn = 7</text:p>
      <text:p text:style-name="P3">mes YN PLEsour vyNAri</text:p>
      <text:p text:style-name="P3"/>
      <text:p text:style-name="P3">i:1 <text:s/>a:1 <text:s/>wrussa:2 <text:s/>prest:1 <text:s/>bywa:2 <text:s/>.:0</text:p>
      <text:p text:style-name="P3">Niver a sylabennow y'n linenn = 7</text:p>
      <text:p text:style-name="P3">I a WRUSsa PREST BYwa</text:p>
      <text:p text:style-name="P3"/>
      <text:p text:style-name="P3">Omma:2 <text:s/>ev:1 <text:s/>yth:1 <text:s/>o:1 <text:s/>'poyntys:2</text:p>
      <text:p text:style-name="P3">Niver a sylabennow y'n linenn = 7</text:p>
      <text:p text:style-name="P3">OMma EV yth O 'POYNtys</text:p>
      <text:p text:style-name="P3"/>
      <text:p text:style-name="P3">chyf:1 <text:s/>warden:2 <text:s/>war:1 <text:s/>baradhis:3 <text:s/>,:0</text:p>
      <text:p text:style-name="P3">Niver a sylabennow y'n linenn = 7</text:p>
      <text:p text:style-name="P3">CHYF WARden WAR baRAdhis</text:p>
      <text:p text:style-name="P3"/>
      <text:p text:style-name="P3">ha:1 <text:s/>der:1 <text:s/>begh:1 <text:s/>ha:1 <text:s/>kovaytys:3</text:p>
      <text:p text:style-name="P3">Niver a sylabennow y'n linenn = 7</text:p>
      <text:p text:style-name="P3">ha DER BEGH ha koVAYtys</text:p>
      <text:p text:style-name="P3"/>
      <text:p text:style-name="P3">oll:1 <text:s/>y:1 <text:s/>joy:1 <text:s/>yth:1 <text:s/>yw:1 <text:s/>kellys:2 <text:s/>,:0</text:p>
      <text:p text:style-name="P3">Niver a sylabennow y'n linenn = 7</text:p>
      <text:p text:style-name="P3">OLL y JOY yth YW KEllys</text:p>
      <text:p text:style-name="P3"/>
      <text:p text:style-name="P3">may:1 <text:s/>fedha:2 <text:s/>paynys:2 <text:s/>ragdho:2 <text:s/>.:0</text:p>
      <text:p text:style-name="P3">Niver a sylabennow y'n linenn = 7</text:p>
      <text:p text:style-name="P3">may FEdha PAYnys RAGdho</text:p>
      <text:p text:style-name="P3"/>
      <text:p text:style-name="P3">Gans:1 <text:s/>an:1 <text:s/>jowl:1 <text:s/>y:1 <text:s/>fons:1 <text:s/>toellys:2</text:p>
      <text:p text:style-name="P3">Niver a sylabennow y'n linenn = 7</text:p>
      <text:p text:style-name="P3">GANS an JOWL y FONS TOEllys</text:p>
      <text:p text:style-name="P3"/>
      <text:p text:style-name="P3">der:1 <text:s/>an:1 <text:s/>serpont:2 <text:s/>milligys:3 <text:s/>,:0</text:p>
      <text:p text:style-name="P3">Niver a sylabennow y'n linenn = 7</text:p>
      <text:p text:style-name="P3">DER an SERpont miLLIgys</text:p>
      <text:p text:style-name="P3"/>
      <text:p text:style-name="P3">dell:1 <text:s/>welsowgh:2 <text:s/>warbarth:2 <text:s/>omma:2 <text:s/>.:0</text:p>
      <text:p text:style-name="P3">Niver a sylabennow y'n linenn = 7</text:p>
      <text:p text:style-name="P3">dell WELsowgh warBARTH OMma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Henna:2 <text:s/>yth:1 <text:s/>yw:1 <text:s/>truedh:2 <text:s/>bras:1 <text:s/>,:0</text:p>
      <text:p text:style-name="P3">Niver a sylabennow y'n linenn = 7</text:p>
      <text:p text:style-name="P3">HENna yth YW TRUedh BRAS</text:p>
      <text:p text:style-name="P3"/>
      <text:p text:style-name="P3">der:1 <text:s/>an:1 <text:s/>serpont:2 <text:s/>milligys:3</text:p>
      <text:p text:style-name="P3">Niver a sylabennow y'n linenn = 7</text:p>
      <text:p text:style-name="P3">DER an SERpont miLLIgys</text:p>
      <text:p text:style-name="P3"/>
      <text:p text:style-name="P3">ni:1 <text:s/>dhe:1 <text:s/>vones:2 <text:s/>mar:1 <text:s/>wokki:2</text:p>
      <text:p text:style-name="P3">Niver a sylabennow y'n linenn = 7</text:p>
      <text:p text:style-name="P3">NI dhe VOnes mar WOKki</text:p>
      <text:p text:style-name="P3"/>
      <text:p text:style-name="P3">mayth:1 <text:s/>yw:1 <text:s/>kellys:2 <text:s/>dhyn:1 <text:s/>an:1 <text:s/>plas:1</text:p>
      <text:p text:style-name="P3">Niver a sylabennow y'n linenn = 7</text:p>
      <text:p text:style-name="P3">mayth YW KEllys DHYN an PLAS</text:p>
      <text:p text:style-name="P3"/>
      <text:p text:style-name="P3">o:1 <text:s/>or'nys:2 <text:s/>dhyn:1 <text:s/>,:0 <text:s/>leun:1 <text:s/>a:1 <text:s/>joy:1 <text:s/>,:0</text:p>
      <text:p text:style-name="P3">Niver a sylabennow y'n linenn = 7</text:p>
      <text:p text:style-name="P3">O OR'nys DHYN <text:s/>LEUN a JOY</text:p>
      <text:p text:style-name="P3"/>
      <text:p text:style-name="P3">dhe:1 <text:s/>vywa:2 <text:s/>omma:2 <text:s/>nevra:2 <text:s/>.:0</text:p>
      <text:p text:style-name="P3">Niver a sylabennow y'n linenn = 7</text:p>
      <text:p text:style-name="P3">dhe VYwa OMma NEvr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emmyn:2 <text:s/>,:0 <text:s/>Eva:2 <text:s/>ow:1 <text:s/>fries:2 <text:s/>,:0</text:p>
      <text:p text:style-name="P3">Niver a sylabennow y'n linenn = 7</text:p>
      <text:p text:style-name="P3">LEMmyn <text:s/>Eva ow FRIes</text:p>
      <text:p text:style-name="P3"/>
      <text:p text:style-name="P3">henna:2 <text:s/>yth:1 <text:s/>o:1 <text:s/>dha:1 <text:s/>foli:2 <text:s/>jy:1 <text:s/>.:0</text:p>
      <text:p text:style-name="P3">Niver a sylabennow y'n linenn = 8</text:p>
      <text:p text:style-name="P3">HENna yth O dha FOli jy</text:p>
      <text:p text:style-name="P3"/>
      <text:p text:style-name="P3">Rakhenna:3 <text:s/>paynys:2 <text:s/>pur:1 <text:s/>vras:1</text:p>
      <text:p text:style-name="P3">Niver a sylabennow y'n linenn = 7</text:p>
      <text:p text:style-name="P3">rakHENna PAYnys PUR VRAS</text:p>
      <text:p text:style-name="P3"/>
      <text:p text:style-name="P3">yma:2 <text:s/>or'nys:2 <text:s/>ragon:2 <text:s/>ni:1 <text:s/>,:0</text:p>
      <text:p text:style-name="P3"><text:soft-page-break/>Niver a sylabennow y'n linenn = 7</text:p>
      <text:p text:style-name="P3">yMA OR'nys RAgon NI</text:p>
      <text:p text:style-name="P3"/>
      <text:p text:style-name="P3">may:1 <text:s/>hyllyn:2 <text:s/>kyni:2 <text:s/>dredha:2</text:p>
      <text:p text:style-name="P3">Niver a sylabennow y'n linenn = 7</text:p>
      <text:p text:style-name="P3">may HYllyn KYni DREdha</text:p>
      <text:p text:style-name="P3"/>
      <text:p text:style-name="P3"/>
      <text:p text:style-name="P3"/>
      <text:p text:style-name="P3"/>
      <text:p text:style-name="P3"/>
      <text:p text:style-name="P3">My:1 <text:s/>ny:1 <text:s/>wodhyen:2 <text:s/>gul:1 <text:s/>dhodho:2 <text:s/>.:0</text:p>
      <text:p text:style-name="P3">Niver a sylabennow y'n linenn = 7</text:p>
      <text:p text:style-name="P3">MY ny WODHyen GUL DHOdho</text:p>
      <text:p text:style-name="P3"/>
      <text:p text:style-name="P3">Kemmys:2 <text:s/>geryow:2 <text:s/>teg:1 <text:s/>a'm:1 <text:s/>prev:1 <text:s/>.:0</text:p>
      <text:p text:style-name="P3">Niver a sylabennow y'n linenn = 7</text:p>
      <text:p text:style-name="P3">KEMmys GERyow TEG A'M <text:s/>PREV</text:p>
      <text:p text:style-name="P3"/>
      <text:p text:style-name="P3">Der:1 <text:s/>henna:2 <text:s/>,:0 <text:s/>war:1 <text:s/>ow:1 <text:s/>ena:2 <text:s/>,:0</text:p>
      <text:p text:style-name="P3">Niver a sylabennow y'n linenn = 7</text:p>
      <text:p text:style-name="P3">DER HENna <text:s/>WAR ow Ena</text:p>
      <text:p text:style-name="P3"/>
      <text:p text:style-name="P3">my:1 <text:s/>a:1 <text:s/>sopposyas:3 <text:s/>el:1 <text:s/>nev:1</text:p>
      <text:p text:style-name="P3">Niver a sylabennow y'n linenn = 7</text:p>
      <text:p text:style-name="P3">MY a sopPOSyas EL NEV</text:p>
      <text:p text:style-name="P3"/>
      <text:p text:style-name="P3">yth:1 <text:s/>ova:2 <text:s/>dannvenys:3 <text:s/>dhymm:1 <text:s/>.:0</text:p>
      <text:p text:style-name="P3">Niver a sylabennow y'n linenn = 7</text:p>
      <text:p text:style-name="P3">yth Ova dannVEnys DHYMM</text:p>
      <text:p text:style-name="P3"/>
      <text:p text:style-name="P3">Syrra:2 <text:s/>,:0 <text:s/>kyn:1 <text:s/>foma:2 <text:s/>kregys:2 <text:s/>,:0</text:p>
      <text:p text:style-name="P3">Niver a sylabennow y'n linenn = 7</text:p>
      <text:p text:style-name="P3">SYRra <text:s/>kyn FOma KREgys</text:p>
      <text:p text:style-name="P3"/>
      <text:p text:style-name="P3">y:1 <text:s/>flattering:0 <text:s/>o:1 <text:s/>mar:1 <text:s/>loryus:2</text:p>
      <text:p text:style-name="P3">Niver a sylabennow y'n linenn = 5</text:p>
      <text:p text:style-name="P3">y <text:s/>O mar LORyus</text:p>
      <text:p text:style-name="P3"/>
      <text:p text:style-name="P3">ny:1 <text:s/>wodhyen:2 <text:s/>guthyl:2 <text:s/>nahen:2</text:p>
      <text:p text:style-name="P3">Niver a sylabennow y'n linenn = 7</text:p>
      <text:p text:style-name="P3">ny WODHyen GUthyl naHEN</text:p>
      <text:p text:style-name="P3"/>
      <text:p text:style-name="P3">re'm:1 <text:s/>lel:1 <text:s/>lowta:2 <text:s/>.:0</text:p>
      <text:p text:style-name="P3">Niver a sylabennow y'n linenn = 4</text:p>
      <text:p text:style-name="P3">RE'M <text:s/>LEL LOWta</text:p>
      <text:p text:style-name="P3"/>
      <text:p text:style-name="P3"/>
      <text:p text:style-name="P3"/>
      <text:p text:style-name="P3"/>
      <text:p text:style-name="P3"/>
      <text:p text:style-name="P3">A:1 <text:s/>,:0 <text:s/>soweth:2 <text:s/>,:0 <text:s/>ty:1 <text:s/>dhe:1 <text:s/>grysi:2</text:p>
      <text:p text:style-name="P3"><text:soft-page-break/>Niver a sylabennow y'n linenn = 7</text:p>
      <text:p text:style-name="P3">a <text:s/>soWETH <text:s/>TY dhe GRYsi</text:p>
      <text:p text:style-name="P3"/>
      <text:p text:style-name="P3">dhe'n:1 <text:s/>jowl:1 <text:s/>bras:1 <text:s/>ha'y:1 <text:s/>anfeusi:3 <text:s/>!:0</text:p>
      <text:p text:style-name="P3">Niver a sylabennow y'n linenn = 7</text:p>
      <text:p text:style-name="P3">DHE'N <text:s text:c="2"/>JOWL BRAS HA'Y <text:s text:c="2"/>anFEUsi</text:p>
      <text:p text:style-name="P3"/>
      <text:p text:style-name="P3">Rag:1 <text:s/>yth:1 <text:s/>o:1 <text:s/>ev:1 <text:s/>re:1 <text:s/>wili:2</text:p>
      <text:p text:style-name="P3">Niver a sylabennow y'n linenn = 7</text:p>
      <text:p text:style-name="P3">rag yth O EV re WIli</text:p>
      <text:p text:style-name="P3"/>
      <text:p text:style-name="P3">pan:1 <text:s/>edh:1 <text:s/>y'n:1 <text:s/>serpont:2 <text:s/>a-ji:2</text:p>
      <text:p text:style-name="P3">Niver a sylabennow y'n linenn = 7</text:p>
      <text:p text:style-name="P3">pan EDH Y'N <text:s text:c="2"/>SERpont a-JI</text:p>
      <text:p text:style-name="P3"/>
      <text:p text:style-name="P3">rag:1 <text:s/>dha:1 <text:s/>doella:2 <text:s/>.:0</text:p>
      <text:p text:style-name="P3">Niver a sylabennow y'n linenn = 4</text:p>
      <text:p text:style-name="P3">rag dha DOEll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-ban:2 <text:s/>oma:2 <text:s/>kowl:1 <text:s/>diglos:2</text:p>
      <text:p text:style-name="P3">Niver a sylabennow y'n linenn = 7</text:p>
      <text:p text:style-name="P3">A-ban Oma KOWL diGLOS</text:p>
      <text:p text:style-name="P3"/>
      <text:p text:style-name="P3">hag:1 <text:s/>a:1 <text:s/>baradhis:3 <text:s/>helghys:2 <text:s/>,:0</text:p>
      <text:p text:style-name="P3">Niver a sylabennow y'n linenn = 7</text:p>
      <text:p text:style-name="P3">hag a baRAdhis HELghys</text:p>
      <text:p text:style-name="P3"/>
      <text:p text:style-name="P3">my:1 <text:s/>a:1 <text:s/>vynn:1 <text:s/>dalleth:2 <text:s/>palas:2</text:p>
      <text:p text:style-name="P3">Niver a sylabennow y'n linenn = 7</text:p>
      <text:p text:style-name="P3">MY a VYNN DAlleth PAlas</text:p>
      <text:p text:style-name="P3"/>
      <text:p text:style-name="P3">rag:1 <text:s/>kavoes:2 <text:s/>sosten:2 <text:s/>ha:1 <text:s/>boes:1</text:p>
      <text:p text:style-name="P3">Niver a sylabennow y'n linenn = 7</text:p>
      <text:p text:style-name="P3">rag KAvoes SOsten ha BOES</text:p>
      <text:p text:style-name="P3"/>
      <text:p text:style-name="P3">dhymmo:2 <text:s/>vy:1 <text:s/>ha:1 <text:s/>dhe'n:1 <text:s/>fleghes:2 <text:s/>,:0</text:p>
      <text:p text:style-name="P3">Niver a sylabennow y'n linenn = 7</text:p>
      <text:p text:style-name="P3">DHYMmo vy ha DHE'N <text:s text:c="2"/>FLEghes</text:p>
      <text:p text:style-name="P3"/>
      <text:p text:style-name="P3">hag:1 <text:s/>aparel:3 <text:s/>a:1 <text:s/>dhillas:2 <text:s/>.:0</text:p>
      <text:p text:style-name="P3">Niver a sylabennow y'n linenn = 7</text:p>
      <text:p text:style-name="P3">hag aPArel a DHIllas</text:p>
      <text:p text:style-name="P3"/>
      <text:p text:style-name="P3"/>
      <text:p text:style-name="P3"><text:soft-page-break/></text:p>
      <text:p text:style-name="P3"/>
      <text:p text:style-name="P3"/>
      <text:p text:style-name="P3">Ynwedh:2 <text:s/>my:1 <text:s/>a:1 <text:s/>vynn:1 <text:s/>nedha:2 <text:s/>,:0</text:p>
      <text:p text:style-name="P3">Niver a sylabennow y'n linenn = 7</text:p>
      <text:p text:style-name="P3">ynWEDH MY a VYNN NEdha</text:p>
      <text:p text:style-name="P3"/>
      <text:p text:style-name="P3">rag:1 <text:s/>gul:1 <text:s/>dillas:2 <text:s/>dhe'm:1 <text:s/>kudha:2</text:p>
      <text:p text:style-name="P3">Niver a sylabennow y'n linenn = 7</text:p>
      <text:p text:style-name="P3">rag GUL dillas DHE'M <text:s/>KUdha</text:p>
      <text:p text:style-name="P3"/>
      <text:p text:style-name="P3">ha:1 <text:s/>dhe'm:1 <text:s/>fleghes:2 <text:s/>eus:1 <text:s/>genys:2 <text:s/>.:0</text:p>
      <text:p text:style-name="P3">Niver a sylabennow y'n linenn = 7</text:p>
      <text:p text:style-name="P3">ha DHE'M <text:s/>FLEghes EUS GEnys</text:p>
      <text:p text:style-name="P3"/>
      <text:p text:style-name="P3"/>
      <text:p text:style-name="P3"/>
      <text:p text:style-name="P3"/>
      <text:p text:style-name="P3"/>
      <text:p text:style-name="P3">Ellas:2 <text:s/>,:0 <text:s/>gwev:1 <text:s/>pan:1 <text:s/>ova:2 <text:s/>genys:2 <text:s/>,:0</text:p>
      <text:p text:style-name="P3">Niver a sylabennow y'n linenn = 8</text:p>
      <text:p text:style-name="P3">Ellas <text:s/>GWEV pan Ova GEnys</text:p>
      <text:p text:style-name="P3"/>
      <text:p text:style-name="P3">ow:1 <text:s/>terri:2 <text:s/>gor'mynnadow:4 <text:s/>Dyw:1 <text:s/>!:0</text:p>
      <text:p text:style-name="P3">Niver a sylabennow y'n linenn = 8</text:p>
      <text:p text:style-name="P3">ow TERri gor'mynNAdow DYW</text:p>
      <text:p text:style-name="P3"/>
      <text:p text:style-name="P3">Helghys:2 <text:s/>on:1 <text:s/>a:1 <text:s/>baradhis:3</text:p>
      <text:p text:style-name="P3">Niver a sylabennow y'n linenn = 7</text:p>
      <text:p text:style-name="P3">HELghys ON a baRAdhis</text:p>
      <text:p text:style-name="P3"/>
      <text:p text:style-name="P3">dhe'n:1 <text:s/>norvys:2 <text:s/>,:0 <text:s/>er:1 <text:s/>agan:2 <text:s/>gew:1 <text:s/>.:0</text:p>
      <text:p text:style-name="P3">Niver a sylabennow y'n linenn = 7</text:p>
      <text:p text:style-name="P3">DHE'N <text:s text:c="2"/>NORvys <text:s/>ER Agan GEW</text:p>
      <text:p text:style-name="P3"/>
      <text:p text:style-name="P3">Tra:1 <text:s/>vydholl:2 <text:s/>a:1 <text:s/>wrella:2 <text:s/>les:1</text:p>
      <text:p text:style-name="P3">Niver a sylabennow y'n linenn = 7</text:p>
      <text:p text:style-name="P3">TRA VYdholl a WRElla LES</text:p>
      <text:p text:style-name="P3"/>
      <text:p text:style-name="P3">ny:1 <text:s/>gavav:2 <text:s/>omma:2 <text:s/>neb:1 <text:s/>tu:1 <text:s/>,:0</text:p>
      <text:p text:style-name="P3">Niver a sylabennow y'n linenn = 7</text:p>
      <text:p text:style-name="P3">ny GAvav OMma NEB TU</text:p>
      <text:p text:style-name="P3"/>
      <text:p text:style-name="P3">na:1 <text:s/>sosten:2 <text:s/>,:0 <text:s/>moy:1 <text:s/>es:1 <text:s/>bestes:2 <text:s/>.:0</text:p>
      <text:p text:style-name="P3">Niver a sylabennow y'n linenn = 7</text:p>
      <text:p text:style-name="P3">na SOsten <text:s/>MOY ES BEstes</text:p>
      <text:p text:style-name="P3"/>
      <text:p text:style-name="P3">Fatell:2 <text:s/>wren:1 <text:s/>omwitha:3 <text:s/>byw:1 <text:s/>?:0</text:p>
      <text:p text:style-name="P3">Niver a sylabennow y'n linenn = 7</text:p>
      <text:p text:style-name="P3">FAtell WREN omWItha BYW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Nyns:1 <text:s/>yw:1 <text:s/>hemma:2 <text:s/>paradhis:3 <text:s/>,:0</text:p>
      <text:p text:style-name="P3">Niver a sylabennow y'n linenn = 7</text:p>
      <text:p text:style-name="P3">nyns YW HEMma paRAdhis</text:p>
      <text:p text:style-name="P3"/>
      <text:p text:style-name="P3">a:1 <text:s/>,:0 <text:s/>nag:1 <text:s/>yw:1 <text:s/>,:0 <text:s/>Adam:2 <text:s/>,:0 <text:s/>nag:1 <text:s/>yw:1 <text:s/>!:0</text:p>
      <text:p text:style-name="P3">Niver a sylabennow y'n linenn = 7</text:p>
      <text:p text:style-name="P3">a <text:s/>nag YW <text:s/>Adam <text:s/>nag YW</text:p>
      <text:p text:style-name="P3"/>
      <text:p text:style-name="P3">Ena:2 <text:s/>yth:1 <text:s/>esa:2 <text:s/>flourys:2</text:p>
      <text:p text:style-name="P3">Niver a sylabennow y'n linenn = 7</text:p>
      <text:p text:style-name="P3">Ena yth Esa FLOUrys</text:p>
      <text:p text:style-name="P3"/>
      <text:p text:style-name="P3">ha:1 <text:s/>frutys:2 <text:s/>,:0 <text:s/>teg:1 <text:s/>aga:2 <text:s/>liw:1 <text:s/>,:0</text:p>
      <text:p text:style-name="P3">Niver a sylabennow y'n linenn = 7</text:p>
      <text:p text:style-name="P3">ha FRUtys <text:s/>TEG Aga LIW</text:p>
      <text:p text:style-name="P3"/>
      <text:p text:style-name="P3">dh'agan:2 <text:s/>maga:2 <text:s/>,:0</text:p>
      <text:p text:style-name="P3">Niver a sylabennow y'n linenn = 4</text:p>
      <text:p text:style-name="P3">DH'Agan MAga</text:p>
      <text:p text:style-name="P3"/>
      <text:p text:style-name="P3">orta:2 <text:s/>mires:2 <text:s/>pan:1 <text:s/>wrellen:2 <text:s/>.:0</text:p>
      <text:p text:style-name="P3">Niver a sylabennow y'n linenn = 7</text:p>
      <text:p text:style-name="P3">ORta MIres pan WREllen</text:p>
      <text:p text:style-name="P3"/>
      <text:p text:style-name="P3">Chanjyes:2 <text:s/>yw:1 <text:s/>an:1 <text:s/>rewl:1 <text:s/>lemmyn:2 <text:s/>;:0</text:p>
      <text:p text:style-name="P3">Niver a sylabennow y'n linenn = 7</text:p>
      <text:p text:style-name="P3">CHANJyes YW an REWL LEMmyn</text:p>
      <text:p text:style-name="P3"/>
      <text:p text:style-name="P3">ellas:2 <text:s/>orth:1 <text:s/>an:1 <text:s/>pryv:1 <text:s/>koela:2 <text:s/>!:0</text:p>
      <text:p text:style-name="P3">Niver a sylabennow y'n linenn = 7</text:p>
      <text:p text:style-name="P3">Ellas ORTH an PRYV KOEl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ew:1 <text:s/>vab:1 <text:s/>yma:2 <text:s/>dhymm:1 <text:s/>genys:2 <text:s/>,:0</text:p>
      <text:p text:style-name="P3">Niver a sylabennow y'n linenn = 7</text:p>
      <text:p text:style-name="P3">DEW VAB yMA DHYMM GEnys</text:p>
      <text:p text:style-name="P3"/>
      <text:p text:style-name="P3">ha:1 <text:s/>tevys:2 <text:s/>yth:1 <text:s/>yns:1 <text:s/>dhe:1 <text:s/>dus:1 <text:s/>.:0</text:p>
      <text:p text:style-name="P3">Niver a sylabennow y'n linenn = 7</text:p>
      <text:p text:style-name="P3">ha TEvys yth YNS dhe DUS</text:p>
      <text:p text:style-name="P3"/>
      <text:p text:style-name="P3">Hwi:1 <text:s/>oll:1 <text:s/>a's:1 <text:s/>gwel:1 <text:s/>.:0</text:p>
      <text:p text:style-name="P3">Niver a sylabennow y'n linenn = 4</text:p>
      <text:p text:style-name="P3">HWI OLL A'S <text:s/>GWEL</text:p>
      <text:p text:style-name="P3"/>
      <text:p text:style-name="P3">Kaym:1 <text:s/>yth:1 <text:s/>yw:1 <text:s/>ow:1 <text:s/>mab:1 <text:s/>kottha:2 <text:s/>,:0</text:p>
      <text:p text:style-name="P3">Niver a sylabennow y'n linenn = 7</text:p>
      <text:p text:style-name="P3">KAYM yth YW ow MAB KOttha</text:p>
      <text:p text:style-name="P3"/>
      <text:p text:style-name="P3">Abel:2 <text:s/>yw:1 <text:s/>ow:1 <text:s/>mab:1 <text:s/>yonka:3 <text:s/>,:0</text:p>
      <text:p text:style-name="P3">Niver a sylabennow y'n linenn = 8</text:p>
      <text:p text:style-name="P3">Abel YW ow MAB yONka</text:p>
      <text:p text:style-name="P3"/>
      <text:p text:style-name="P3">fleghes:2 <text:s/>uvel:2 <text:s/>ha:1 <text:s/>jentyl:2 <text:s/>.:0</text:p>
      <text:p text:style-name="P3">Niver a sylabennow y'n linenn = 7</text:p>
      <text:p text:style-name="P3">FLEghes Uvel ha JENty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y:1 <text:s/>a:1 <text:s/>vynn:1 <text:s/>dhy'hwi:2 <text:s/>'poyntya:2</text:p>
      <text:p text:style-name="P3">Niver a sylabennow y'n linenn = 7</text:p>
      <text:p text:style-name="P3">MY a VYNN DHY'hwi 'POYNTya</text:p>
      <text:p text:style-name="P3"/>
      <text:p text:style-name="P3">servis:2 <text:s/>dhe'n:1 <text:s/>eyl:1 <text:s/>ha'y:1 <text:s/>gila:2 <text:s/>,:0</text:p>
      <text:p text:style-name="P3"><text:soft-page-break/>Niver a sylabennow y'n linenn = 7</text:p>
      <text:p text:style-name="P3">SERvis DHE'N <text:s text:c="2"/>EYL HA'Y <text:s text:c="2"/>GIla</text:p>
      <text:p text:style-name="P3"/>
      <text:p text:style-name="P3">rag:1 <text:s/>rewlya:2 <text:s/>ys:1 <text:s/>ha:1 <text:s/>chatel:2 <text:s/>.:0</text:p>
      <text:p text:style-name="P3">Niver a sylabennow y'n linenn = 7</text:p>
      <text:p text:style-name="P3">rag REWLya YS ha CHAtel</text:p>
      <text:p text:style-name="P3"/>
      <text:p text:style-name="P3">Kaym:1 <text:s/>,:0 <text:s/>dha:1 <text:s/>jarj:1 <text:s/>jy:1 <text:s/>a:1 <text:s/>vydh:1</text:p>
      <text:p text:style-name="P3">Niver a sylabennow y'n linenn = 6</text:p>
      <text:p text:style-name="P3">KAYM <text:s/>dha JARJ jy a VYDH</text:p>
      <text:p text:style-name="P3"/>
      <text:p text:style-name="P3">war:1 <text:s/>gergh:1 <text:s/>,:0 <text:s/>barlys:2 <text:s/>ha:1 <text:s/>gwaneth:2 <text:s/>,:0</text:p>
      <text:p text:style-name="P3">Niver a sylabennow y'n linenn = 7</text:p>
      <text:p text:style-name="P3">WAR GERGH <text:s/>BARlys ha GWAneth</text:p>
      <text:p text:style-name="P3"/>
      <text:p text:style-name="P3">dhe:1 <text:s/>wuthyl:2 <text:s/>an:1 <text:s/>dega:2 <text:s/>lel:1</text:p>
      <text:p text:style-name="P3">Niver a sylabennow y'n linenn = 7</text:p>
      <text:p text:style-name="P3">dhe WUthyl an DEga LE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ag:1 <text:s/>Abel:2 <text:s/>,:0 <text:s/>an:1 <text:s/>oblashyon:3</text:p>
      <text:p text:style-name="P3">Niver a sylabennow y'n linenn = 7</text:p>
      <text:p text:style-name="P3">hag Abel <text:s/>an oBLASHyon</text:p>
      <text:p text:style-name="P3"/>
      <text:p text:style-name="P3">war:1 <text:s/>an:1 <text:s/>bestes:2 <text:s/>ha'n:1 <text:s/>oghen:2 <text:s/>,:0</text:p>
      <text:p text:style-name="P3">Niver a sylabennow y'n linenn = 7</text:p>
      <text:p text:style-name="P3">WAR an BEstes HA'N <text:s text:c="2"/>Oghen</text:p>
      <text:p text:style-name="P3"/>
      <text:p text:style-name="P3">ha'n:1 <text:s/>devesyow:3 <text:s/>oll:1 <text:s/>y'n:1 <text:s/>gwel:1 <text:s/>.:0</text:p>
      <text:p text:style-name="P3">Niver a sylabennow y'n linenn = 7</text:p>
      <text:p text:style-name="P3">HA'N <text:s text:c="2"/>deVESyow OLL Y'N <text:s text:c="2"/>GWEL</text:p>
      <text:p text:style-name="P3"/>
      <text:p text:style-name="P3">Ha:1 <text:s/>pan:1 <text:s/>vo:1 <text:s/>res:1 <text:s/>degevi:3</text:p>
      <text:p text:style-name="P3">Niver a sylabennow y'n linenn = 7</text:p>
      <text:p text:style-name="P3">ha pan VO RES deGEvi</text:p>
      <text:p text:style-name="P3"/>
      <text:p text:style-name="P3">gorrewgh:2 <text:s/>i:1 <text:s/>dhe'n:1 <text:s/>Mont:1 <text:s/>Tabor:2 <text:s/>,:0</text:p>
      <text:p text:style-name="P3">Niver a sylabennow y'n linenn = 7</text:p>
      <text:p text:style-name="P3">GORrewgh I DHE'N <text:s text:c="2"/>MONT TAbor</text:p>
      <text:p text:style-name="P3"/>
      <text:p text:style-name="P3">hag:1 <text:s/>ena:2 <text:s/>gwrewgh:1 <text:s/>aga:2 <text:s/>leski:2 <text:s/>,:0</text:p>
      <text:p text:style-name="P3">Niver a sylabennow y'n linenn = 8</text:p>
      <text:p text:style-name="P3">hag Ena GWREWGH Aga LEski</text:p>
      <text:p text:style-name="P3"/>
      <text:p text:style-name="P3">dout:1 <text:s/>Dyw:1 <text:s/>genowgh:2 <text:s/>dhe:1 <text:s/>serri:2</text:p>
      <text:p text:style-name="P3"><text:soft-page-break/>Niver a sylabennow y'n linenn = 7</text:p>
      <text:p text:style-name="P3">DOUT DYW GEnowgh dhe SERri</text:p>
      <text:p text:style-name="P3"/>
      <text:p text:style-name="P3">mar:1 <text:s/>ny:1 <text:s/>wren:1 <text:s/>oblashyon:3 <text:s/>lel:1 <text:s/>.:0</text:p>
      <text:p text:style-name="P3">Niver a sylabennow y'n linenn = 7</text:p>
      <text:p text:style-name="P3">mar ny WREN oBLASHyon LEL</text:p>
      <text:p text:style-name="P3"/>
      <text:p text:style-name="P3"/>
      <text:p text:style-name="P3"/>
      <text:p text:style-name="P3"/>
      <text:p text:style-name="P3"/>
      <text:p text:style-name="P3">Adam:2 <text:s/>,:0 <text:s/>ow:1 <text:s/>thas:1 <text:s/>karadow:3 <text:s/>,:0</text:p>
      <text:p text:style-name="P3">Niver a sylabennow y'n linenn = 7</text:p>
      <text:p text:style-name="P3">Adam <text:s/>ow THAS kaRAdow</text:p>
      <text:p text:style-name="P3"/>
      <text:p text:style-name="P3">my:1 <text:s/>a:1 <text:s/>wra:1 <text:s/>heb:1 <text:s/>falladow:3</text:p>
      <text:p text:style-name="P3">Niver a sylabennow y'n linenn = 7</text:p>
      <text:p text:style-name="P3">MY a WRA HEB faLLAdow</text:p>
      <text:p text:style-name="P3"/>
      <text:p text:style-name="P3">dha:1 <text:s/>worhemmynn:3 <text:s/>yn:1 <text:s/>tien:2 <text:s/>.:0</text:p>
      <text:p text:style-name="P3">Niver a sylabennow y'n linenn = 7</text:p>
      <text:p text:style-name="P3">dha worHEMmynn YN TIen</text:p>
      <text:p text:style-name="P3"/>
      <text:p text:style-name="P3">Res:1 <text:s/>yw:1 <text:s/>,:0 <text:s/>porres:2 <text:s/>lavurya:3</text:p>
      <text:p text:style-name="P3">Niver a sylabennow y'n linenn = 7</text:p>
      <text:p text:style-name="P3">RES YW <text:s/>PORres laVURya</text:p>
      <text:p text:style-name="P3"/>
      <text:p text:style-name="P3">ha:1 <text:s/>gonis:2 <text:s/>y'n:1 <text:s/>bys:1 <text:s/>omma:2</text:p>
      <text:p text:style-name="P3">Niver a sylabennow y'n linenn = 7</text:p>
      <text:p text:style-name="P3">ha GOnis Y'N <text:s text:c="2"/>BYS OMma</text:p>
      <text:p text:style-name="P3"/>
      <text:p text:style-name="P3">dhe:1 <text:s/>gavoes:2 <text:s/>dhyn:1 <text:s/>ni:1 <text:s/>sosten:2 <text:s/>.:0</text:p>
      <text:p text:style-name="P3">Niver a sylabennow y'n linenn = 7</text:p>
      <text:p text:style-name="P3">dhe GAvoes DHYN NI SOste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os:1 <text:s/>dhe'n:1 <text:s/>menydh:2 <text:s/>my:1 <text:s/>a:1 <text:s/>vynn:1</text:p>
      <text:p text:style-name="P3">Niver a sylabennow y'n linenn = 7</text:p>
      <text:p text:style-name="P3">MOS DHE'N <text:s text:c="2"/>MEnydh MY a VYNN</text:p>
      <text:p text:style-name="P3"/>
      <text:p text:style-name="P3">ha:1 <text:s/>gul:1 <text:s/>an:1 <text:s/>dega:2 <text:s/>lemmyn:2 <text:s/>,:0</text:p>
      <text:p text:style-name="P3"><text:soft-page-break/>Niver a sylabennow y'n linenn = 7</text:p>
      <text:p text:style-name="P3">ha GUL an DEga LEMmyn</text:p>
      <text:p text:style-name="P3"/>
      <text:p text:style-name="P3">ha:1 <text:s/>leski:2 <text:s/>homma:2 <text:s/>pur:1 <text:s/>glan:1 <text:s/>.:0</text:p>
      <text:p text:style-name="P3">Niver a sylabennow y'n linenn = 7</text:p>
      <text:p text:style-name="P3">ha LEski HOMma PUR GLA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a'n:1 <text:s/>degves:2 <text:s/>oll:1 <text:s/>a:1 <text:s/>bub:1 <text:s/>tra:1 <text:s/>,:0</text:p>
      <text:p text:style-name="P3">Niver a sylabennow y'n linenn = 7</text:p>
      <text:p text:style-name="P3">HA'N <text:s text:c="2"/>DEGves OLL a BUB TRA</text:p>
      <text:p text:style-name="P3"/>
      <text:p text:style-name="P3">oblashyon:3 <text:s/>sur:1 <text:s/>anodho:3 <text:s/>,:0</text:p>
      <text:p text:style-name="P3">Niver a sylabennow y'n linenn = 7</text:p>
      <text:p text:style-name="P3">oBLASHyon SUR aNOdho</text:p>
      <text:p text:style-name="P3"/>
      <text:p text:style-name="P3">my:1 <text:s/>a'n:1 <text:s/>dyllo:2 <text:s/>oll:1 <text:s/>gans:1 <text:s/>tan:1 <text:s/>.:0</text:p>
      <text:p text:style-name="P3">Niver a sylabennow y'n linenn = 7</text:p>
      <text:p text:style-name="P3">MY A'N <text:s text:c="2"/>DYllo OLL GANS TA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Y:1 <text:s/>leski:2 <text:s/>ny:1 <text:s/>vynnav:2 <text:s/>vy:1 <text:s/>,:0</text:p>
      <text:p text:style-name="P3">Niver a sylabennow y'n linenn = 7</text:p>
      <text:p text:style-name="P3">y LEski ny VYNnav vy</text:p>
      <text:p text:style-name="P3"/>
      <text:p text:style-name="P3">an:1 <text:s/>ys:1 <text:s/>na'n:1 <text:s/>frutys:2 <text:s/>devri:2 <text:s/>.:0</text:p>
      <text:p text:style-name="P3">Niver a sylabennow y'n linenn = 7</text:p>
      <text:p text:style-name="P3">an YS NA'N <text:s text:c="2"/>FRUtys deVRI</text:p>
      <text:p text:style-name="P3"/>
      <text:p text:style-name="P3">Taw:1 <text:s/>,:0 <text:s/>Abel:2 <text:s/>,:0 <text:s/>dhymmo:2 <text:s/>,:0 <text:s/>penn-koeg:2 <text:s/>!:0</text:p>
      <text:p text:style-name="P3">Niver a sylabennow y'n linenn = 7</text:p>
      <text:p text:style-name="P3">TAW <text:s/>Abel <text:s/>DHYMmo <text:s/>PENN-koeg</text:p>
      <text:p text:style-name="P3"/>
      <text:p text:style-name="P3">My:1 <text:s/>a:1 <text:s/>guntell:2 <text:s/>dreyn:1 <text:s/>ha:1 <text:s/>spern:1</text:p>
      <text:p text:style-name="P3"><text:soft-page-break/>Niver a sylabennow y'n linenn = 7</text:p>
      <text:p text:style-name="P3">MY a GUNtell DREYN ha SPERN</text:p>
      <text:p text:style-name="P3"/>
      <text:p text:style-name="P3">ha:1 <text:s/>glos:1 <text:s/>dhe:1 <text:s/>leski:2 <text:s/>heb:1 <text:s/>bern:1 <text:s/>,:0</text:p>
      <text:p text:style-name="P3">Niver a sylabennow y'n linenn = 7</text:p>
      <text:p text:style-name="P3">ha GLOS dhe LEski HEB BERN</text:p>
      <text:p text:style-name="P3"/>
      <text:p text:style-name="P3">hag:1 <text:s/>a:1 <text:s/>wra:1 <text:s/>bush:1 <text:s/>bras:1 <text:s/>a:1 <text:s/>vog:1 <text:s/>.:0</text:p>
      <text:p text:style-name="P3">Niver a sylabennow y'n linenn = 7</text:p>
      <text:p text:style-name="P3">hag a WRA BUSH BRAS a VOG</text:p>
      <text:p text:style-name="P3"/>
      <text:p text:style-name="P3"/>
      <text:p text:style-name="P3"/>
      <text:p text:style-name="P3"/>
      <text:p text:style-name="P3"/>
      <text:p text:style-name="P3">Kaym:1 <text:s/>,:0 <text:s/>nyns:1 <text:s/>yw:1 <text:s/>henna:2 <text:s/>gwrys:1 <text:s/>'vas:1 <text:s/>.:0</text:p>
      <text:p text:style-name="P3">Niver a sylabennow y'n linenn = 7</text:p>
      <text:p text:style-name="P3">KAYM <text:s/>nyns YW HENna GWRYS 'VAS</text:p>
      <text:p text:style-name="P3"/>
      <text:p text:style-name="P3">Yn:1 <text:s/>gordhyans:2 <text:s/>dhe:1 <text:s/>Dhyw:1 <text:s/>an:1 <text:s/>Tas:1 <text:s/>,:0</text:p>
      <text:p text:style-name="P3">Niver a sylabennow y'n linenn = 7</text:p>
      <text:p text:style-name="P3">YN GORDHyans dhe DHYW an TAS</text:p>
      <text:p text:style-name="P3"/>
      <text:p text:style-name="P3">gwren:1 <text:s/>agan:2 <text:s/>sakrifis:3 <text:s/>lel:1 <text:s/>.:0</text:p>
      <text:p text:style-name="P3">Niver a sylabennow y'n linenn = 7</text:p>
      <text:p text:style-name="P3">GWREN Agan saKRIfis LEL</text:p>
      <text:p text:style-name="P3"/>
      <text:p text:style-name="P3">Dyw:1 <text:s/>a:1 <text:s/>dhervynn:2 <text:s/>bos:1 <text:s/>gordhys:2</text:p>
      <text:p text:style-name="P3">Niver a sylabennow y'n linenn = 7</text:p>
      <text:p text:style-name="P3">DYW a DHERvynn BOS GORdhys</text:p>
      <text:p text:style-name="P3"/>
      <text:p text:style-name="P3">gans:1 <text:s/>an:1 <text:s/>gwella:2 <text:s/>frut:1 <text:s/>pub:1 <text:s/>prys:1 <text:s/>.:0</text:p>
      <text:p text:style-name="P3">Niver a sylabennow y'n linenn = 7</text:p>
      <text:p text:style-name="P3">GANS an GWElla FRUT PUB PRYS</text:p>
      <text:p text:style-name="P3"/>
      <text:p text:style-name="P3">My:1 <text:s/>a'n:1 <text:s/>gwra:1 <text:s/>,:0 <text:s/>awos:2 <text:s/>merwel:2 <text:s/>.:0</text:p>
      <text:p text:style-name="P3">Niver a sylabennow y'n linenn = 7</text:p>
      <text:p text:style-name="P3">MY A'N <text:s text:c="2"/>GWRA <text:s/>Awos MERwel</text:p>
      <text:p text:style-name="P3"/>
      <text:p text:style-name="P3">Kaym:1 <text:s/>,:0 <text:s/>ow:1 <text:s/>broder:2 <text:s/>,:0</text:p>
      <text:p text:style-name="P3">Niver a sylabennow y'n linenn = 4</text:p>
      <text:p text:style-name="P3">KAYM <text:s/>ow BROder</text:p>
      <text:p text:style-name="P3"/>
      <text:p text:style-name="P3">mir:1 <text:s/>ha:1 <text:s/>preder:2 <text:s/>.:0</text:p>
      <text:p text:style-name="P3">Niver a sylabennow y'n linenn = 4</text:p>
      <text:p text:style-name="P3">MIR ha PREder</text:p>
      <text:p text:style-name="P3"/>
      <text:p text:style-name="P3">Hemma:2 <text:s/>yw:1 <text:s/>mog:1 <text:s/>hweg:1 <text:s/>.:0</text:p>
      <text:p text:style-name="P3">Niver a sylabennow y'n linenn = 5</text:p>
      <text:p text:style-name="P3">HEMma YW MOG HWEG</text:p>
      <text:p text:style-name="P3"/>
      <text:p text:style-name="P3"/>
      <text:p text:style-name="P3"><text:soft-page-break/></text:p>
      <text:p text:style-name="P3"/>
      <text:p text:style-name="P3"/>
      <text:p text:style-name="P3">Taw:1 <text:s/>,:0 <text:s/>dhe'th:1 <text:s/>kregi:2 <text:s/>!:0</text:p>
      <text:p text:style-name="P3">Niver a sylabennow y'n linenn = 4</text:p>
      <text:p text:style-name="P3">TAW <text:s/>DHE'TH KREgi</text:p>
      <text:p text:style-name="P3"/>
      <text:p text:style-name="P3">Hemma:2 <text:s/>yw:1 <text:s/>gwell:1 <text:s/>devri:2</text:p>
      <text:p text:style-name="P3">Niver a sylabennow y'n linenn = 6</text:p>
      <text:p text:style-name="P3">HEMma YW GWELL deVRI</text:p>
      <text:p text:style-name="P3"/>
      <text:p text:style-name="P3">ty:1 <text:s/>fol:1 <text:s/>krodhek:2 <text:s/>.:0</text:p>
      <text:p text:style-name="P3">Niver a sylabennow y'n linenn = 4</text:p>
      <text:p text:style-name="P3">TY FOL KROdhek</text:p>
      <text:p text:style-name="P3"/>
      <text:p text:style-name="P3"/>
      <text:p text:style-name="P3"/>
      <text:p text:style-name="P3"/>
      <text:p text:style-name="P3"/>
      <text:p text:style-name="P3">Ny:1 <text:s/>yll:1 <text:s/>bos:1 <text:s/>,:0</text:p>
      <text:p text:style-name="P3">Niver a sylabennow y'n linenn = 3</text:p>
      <text:p text:style-name="P3">ny YLL BOS</text:p>
      <text:p text:style-name="P3"/>
      <text:p text:style-name="P3">pan:1 <text:s/>wredh:1 <text:s/>gans:1 <text:s/>glos:1</text:p>
      <text:p text:style-name="P3">Niver a sylabennow y'n linenn = 4</text:p>
      <text:p text:style-name="P3">pan WREDH GANS GLOS</text:p>
      <text:p text:style-name="P3"/>
      <text:p text:style-name="P3">dha:1 <text:s/>sakrifis:3 <text:s/>.:0</text:p>
      <text:p text:style-name="P3">Niver a sylabennow y'n linenn = 4</text:p>
      <text:p text:style-name="P3">dha saKRIfis</text:p>
      <text:p text:style-name="P3"/>
      <text:p text:style-name="P3"/>
      <text:p text:style-name="P3"/>
      <text:p text:style-name="P3"/>
      <text:p text:style-name="P3"/>
      <text:p text:style-name="P3">Re:1 <text:s/>Dhyw:1 <text:s/>a'm:1 <text:s/>ros:1 <text:s/>,:0</text:p>
      <text:p text:style-name="P3">Niver a sylabennow y'n linenn = 4</text:p>
      <text:p text:style-name="P3">re DHYW A'M <text:s/>ROS</text:p>
      <text:p text:style-name="P3"/>
      <text:p text:style-name="P3">mynnsen:2 <text:s/>dha:1 <text:s/>vos:1</text:p>
      <text:p text:style-name="P3">Niver a sylabennow y'n linenn = 4</text:p>
      <text:p text:style-name="P3">MYNNsen dha VOS</text:p>
      <text:p text:style-name="P3"/>
      <text:p text:style-name="P3">ughel:2 <text:s/>kregys:2 <text:s/>!:0</text:p>
      <text:p text:style-name="P3">Niver a sylabennow y'n linenn = 4</text:p>
      <text:p text:style-name="P3">Ughel KREgys</text:p>
      <text:p text:style-name="P3"/>
      <text:p text:style-name="P3">Rag:1 <text:s/>erya:2 <text:s/>,:0 <text:s/>sur:1 <text:s/>er:1 <text:s/>ow:1 <text:s/>fynn:1 <text:s/>,:0</text:p>
      <text:p text:style-name="P3">Niver a sylabennow y'n linenn = 7</text:p>
      <text:p text:style-name="P3">rag ERya <text:s/>SUR ER ow FYNN</text:p>
      <text:p text:style-name="P3"/>
      <text:p text:style-name="P3">my:1 <text:s/>a'th:1 <text:s/>wysk:1 <text:s/>,:0 <text:s/>harlot:2 <text:s/>jowdyn:2 <text:s/>,:0</text:p>
      <text:p text:style-name="P3"><text:soft-page-break/>Niver a sylabennow y'n linenn = 7</text:p>
      <text:p text:style-name="P3">MY A'TH WYSK <text:s/>HARlot JOWdyn</text:p>
      <text:p text:style-name="P3"/>
      <text:p text:style-name="P3">mayth:1 <text:s/>omhwelli:3 <text:s/>dhe'th:1 <text:s/>kilbenn:2 <text:s/>!:0</text:p>
      <text:p text:style-name="P3">Niver a sylabennow y'n linenn = 7</text:p>
      <text:p text:style-name="P3">mayth omHWElli DHE'TH KILben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Kemmer:2 <text:s/>henna:2 <text:s/>,:0</text:p>
      <text:p text:style-name="P3">Niver a sylabennow y'n linenn = 4</text:p>
      <text:p text:style-name="P3">KEMmer HENna</text:p>
      <text:p text:style-name="P3"/>
      <text:p text:style-name="P3">ty:1 <text:s/>blos:1 <text:s/>adla:2 <text:s/>,:0</text:p>
      <text:p text:style-name="P3">Niver a sylabennow y'n linenn = 4</text:p>
      <text:p text:style-name="P3">TY BLOS Adla</text:p>
      <text:p text:style-name="P3"/>
      <text:p text:style-name="P3">war:1 <text:s/>an:1 <text:s/>challa:2</text:p>
      <text:p text:style-name="P3">Niver a sylabennow y'n linenn = 4</text:p>
      <text:p text:style-name="P3">WAR an CHAlla</text:p>
      <text:p text:style-name="P3"/>
      <text:p text:style-name="P3">gans:1 <text:s/>eskern:2 <text:s/>an:1 <text:s/>challa:2 <text:s/>!:0</text:p>
      <text:p text:style-name="P3">Niver a sylabennow y'n linenn = 6</text:p>
      <text:p text:style-name="P3">GANS Eskern an CHAll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:1 <text:s/>tru:1 <text:s/>,:0 <text:s/>ellas:2 <text:s/>!:0</text:p>
      <text:p text:style-name="P3">Niver a sylabennow y'n linenn = 4</text:p>
      <text:p text:style-name="P3">a TRU <text:s/>Ellas</text:p>
      <text:p text:style-name="P3"/>
      <text:p text:style-name="P3">Ty:1 <text:s/>re'm:1 <text:s/>ladhas:2 <text:s/>,:0</text:p>
      <text:p text:style-name="P3">Niver a sylabennow y'n linenn = 4</text:p>
      <text:p text:style-name="P3">TY RE'M <text:s/>LAdhas</text:p>
      <text:p text:style-name="P3"/>
      <text:p text:style-name="P3">Kaym:1 <text:s/>,:0 <text:s/>ow:1 <text:s/>broder:2 <text:s/>.:0</text:p>
      <text:p text:style-name="P3"><text:soft-page-break/>Niver a sylabennow y'n linenn = 4</text:p>
      <text:p text:style-name="P3">KAYM <text:s/>ow BROder</text:p>
      <text:p text:style-name="P3"/>
      <text:p text:style-name="P3">Y'n:1 <text:s/>bys:1 <text:s/>ma:1 <text:s/>rag:1 <text:s/>dha:1 <text:s/>wrians:2</text:p>
      <text:p text:style-name="P3">Niver a sylabennow y'n linenn = 7</text:p>
      <text:p text:style-name="P3">Y'N <text:s text:c="2"/>BYS ma rag dha WRIans</text:p>
      <text:p text:style-name="P3"/>
      <text:p text:style-name="P3">ty:1 <text:s/>a:1 <text:s/>berth:1 <text:s/>sur:1 <text:s/>gessydhyans:3 <text:s/>;:0</text:p>
      <text:p text:style-name="P3">Niver a sylabennow y'n linenn = 7</text:p>
      <text:p text:style-name="P3">TY a BERTH SUR gesSYDHyans</text:p>
      <text:p text:style-name="P3"/>
      <text:p text:style-name="P3">ken:1 <text:s/>na:1 <text:s/>breder:2 <text:s/>.:0</text:p>
      <text:p text:style-name="P3">Niver a sylabennow y'n linenn = 4</text:p>
      <text:p text:style-name="P3">KEN na BREde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tta:2 <text:s/>marow:2 <text:s/>,:0 <text:s/>horsen:2 <text:s/>chorl:1 <text:s/>!:0</text:p>
      <text:p text:style-name="P3">Niver a sylabennow y'n linenn = 7</text:p>
      <text:p text:style-name="P3">OTta MArow <text:s/>HORsen CHORL</text:p>
      <text:p text:style-name="P3"/>
      <text:p text:style-name="P3">Ny:1 <text:s/>vynnav:2 <text:s/>bos:1 <text:s/>kontrolys:3 <text:s/>.:0</text:p>
      <text:p text:style-name="P3">Niver a sylabennow y'n linenn = 7</text:p>
      <text:p text:style-name="P3">ny VYNnav BOS konTROlys</text:p>
      <text:p text:style-name="P3"/>
      <text:p text:style-name="P3">He:1 <text:s/>is:1 <text:s/>now:1 <text:s/>rid:1 <text:s/>out:1 <text:s/>of:1 <text:s/>the:1 <text:s/>world:0 <text:s/>.:0</text:p>
      <text:p text:style-name="P3">Niver a sylabennow y'n linenn = 7</text:p>
      <text:p text:style-name="P3">HE IS NOW RID OUT OF THE</text:p>
      <text:p text:style-name="P3"/>
      <text:p text:style-name="P3">Y:1 <text:s/>fynnsen:2 <text:s/>y:1 <text:s/>vos:1 <text:s/>kudhys:2</text:p>
      <text:p text:style-name="P3">Niver a sylabennow y'n linenn = 7</text:p>
      <text:p text:style-name="P3">y FYNNsen y VOS KUdhys</text:p>
      <text:p text:style-name="P3"/>
      <text:p text:style-name="P3">yn:1 <text:s/>neb:1 <text:s/>toll:1 <text:s/>ke:1 <text:s/>.:0</text:p>
      <text:p text:style-name="P3">Niver a sylabennow y'n linenn = 4</text:p>
      <text:p text:style-name="P3">YN NEB TOLL KE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An:1 <text:s/>gwas:1 <text:s/>a:1 <text:s/>vynnsa:2 <text:s/>leski:2</text:p>
      <text:p text:style-name="P3">Niver a sylabennow y'n linenn = 7</text:p>
      <text:p text:style-name="P3">an GWAS a VYNNsa LEski</text:p>
      <text:p text:style-name="P3"/>
      <text:p text:style-name="P3">agan:2 <text:s/>ysow:2 <text:s/>,:0 <text:s/>yn:1 <text:s/>tevri:2 <text:s/>.:0</text:p>
      <text:p text:style-name="P3">Niver a sylabennow y'n linenn = 7</text:p>
      <text:p text:style-name="P3">Agan Ysow <text:s/>YN teVRI</text:p>
      <text:p text:style-name="P3"/>
      <text:p text:style-name="P3">Ni:1 <text:s/>yllyn:2 <text:s/>perthi:2 <text:s/>henna:2 <text:s/>.:0</text:p>
      <text:p text:style-name="P3">Niver a sylabennow y'n linenn = 7</text:p>
      <text:p text:style-name="P3">NI Yllyn PERthi HENna</text:p>
      <text:p text:style-name="P3"/>
      <text:p text:style-name="P3">Dhe:1 <text:s/>Dhyw:1 <text:s/>nyns:1 <text:s/>eus:1 <text:s/>edhomm:2 <text:s/>vydh:1</text:p>
      <text:p text:style-name="P3">Niver a sylabennow y'n linenn = 7</text:p>
      <text:p text:style-name="P3">dhe DHYW nyns EUS Edhomm VYDH</text:p>
      <text:p text:style-name="P3"/>
      <text:p text:style-name="P3">awos:2 <text:s/>kavoes:2 <text:s/>agan:2 <text:s/>pyth:1 <text:s/>,:0</text:p>
      <text:p text:style-name="P3">Niver a sylabennow y'n linenn = 7</text:p>
      <text:p text:style-name="P3">Awos KAvoes Agan PYTH</text:p>
      <text:p text:style-name="P3"/>
      <text:p text:style-name="P3">my:1 <text:s/>a:1 <text:s/>woer:1 <text:s/>gwir:1 <text:s/>.:0</text:p>
      <text:p text:style-name="P3">Niver a sylabennow y'n linenn = 4</text:p>
      <text:p text:style-name="P3">MY a WOER GWIR</text:p>
      <text:p text:style-name="P3"/>
      <text:p text:style-name="P3">Ow:1 <text:s/>thas:1 <text:s/>,:0 <text:s/>kyn:1 <text:s/>fo-va:2 <text:s/>serrys:2</text:p>
      <text:p text:style-name="P3">Niver a sylabennow y'n linenn = 7</text:p>
      <text:p text:style-name="P3">ow THAS <text:s/>kyn FO-va SERrys</text:p>
      <text:p text:style-name="P3"/>
      <text:p text:style-name="P3">pan:1 <text:s/>glywo:2 <text:s/>an:1 <text:s/>nowedhys:3</text:p>
      <text:p text:style-name="P3">Niver a sylabennow y'n linenn = 7</text:p>
      <text:p text:style-name="P3">pan GLYwo an noWEdhys</text:p>
      <text:p text:style-name="P3"/>
      <text:p text:style-name="P3">y:1 <text:s/>vos:1 <text:s/>ledhys:2 <text:s/>,:0 <text:s/>my:1 <text:s/>,:0 <text:s/>yw:1 <text:s/>er:1 <text:s/>,:0</text:p>
      <text:p text:style-name="P3">Niver a sylabennow y'n linenn = 7</text:p>
      <text:p text:style-name="P3">y VOS LEdhys <text:s/>MY <text:s/>YW ER</text:p>
      <text:p text:style-name="P3"/>
      <text:p text:style-name="P3">ny:1 <text:s/>synsav:2 <text:s/>poynt:1 <text:s/>.:0</text:p>
      <text:p text:style-name="P3">Niver a sylabennow y'n linenn = 4</text:p>
      <text:p text:style-name="P3">ny SYNsav POYNT</text:p>
      <text:p text:style-name="P3"/>
      <text:p text:style-name="P3">Mirewgh:2 <text:s/>py'mava:3 <text:s/>tewlys:2 <text:s/>,:0</text:p>
      <text:p text:style-name="P3">Niver a sylabennow y'n linenn = 7</text:p>
      <text:p text:style-name="P3">MIrewgh py'MAva TEwlys</text:p>
      <text:p text:style-name="P3"/>
      <text:p text:style-name="P3">yn:1 <text:s/>kledh:1 <text:s/>dhe:1 <text:s/>vones:2 <text:s/>pedrys:2 <text:s/>!:0</text:p>
      <text:p text:style-name="P3">Niver a sylabennow y'n linenn = 7</text:p>
      <text:p text:style-name="P3">YN KLEDH dhe VOnes PEdrys</text:p>
      <text:p text:style-name="P3"/>
      <text:p text:style-name="P3">Ny'm:1 <text:s/>beus:1 <text:s/>edrek:2 <text:s/>vydh:1 <text:s/>y'n:1 <text:s/>bys:1 <text:s/>,:0</text:p>
      <text:p text:style-name="P3"><text:soft-page-break/>Niver a sylabennow y'n linenn = 7</text:p>
      <text:p text:style-name="P3">NY'M <text:s/>BEUS Edrek VYDH Y'N <text:s text:c="2"/>BYS</text:p>
      <text:p text:style-name="P3"/>
      <text:p text:style-name="P3">a'w:1 <text:s/>dorn:1 <text:s/>kynth:1 <text:s/>ywa:2 <text:s/>ledhys:2</text:p>
      <text:p text:style-name="P3">Niver a sylabennow y'n linenn = 7</text:p>
      <text:p text:style-name="P3">A'W <text:s text:c="2"/>DORN kynth Ywa LEdhys</text:p>
      <text:p text:style-name="P3"/>
      <text:p text:style-name="P3">par:1 <text:s/>dell:1 <text:s/>oma:2 <text:s/>gwikor:2 <text:s/>koynt:1 <text:s/>.:0</text:p>
      <text:p text:style-name="P3">Niver a sylabennow y'n linenn = 7</text:p>
      <text:p text:style-name="P3">PAR dell Oma GWIkor KOYNT</text:p>
      <text:p text:style-name="P3"/>
      <text:p text:style-name="P3"/>
      <text:p text:style-name="P3"/>
      <text:p text:style-name="P3"/>
      <text:p text:style-name="P3"/>
      <text:p text:style-name="P3">Kaym:1 <text:s/>,:0 <text:s/>dhymmo:2 <text:s/>,:0 <text:s/>py'ma:2 <text:s/>Abel:2 <text:s/>?:0</text:p>
      <text:p text:style-name="P3">Niver a sylabennow y'n linenn = 7</text:p>
      <text:p text:style-name="P3">KAYM <text:s/>DHYMmo <text:s/>PY'ma Abel</text:p>
      <text:p text:style-name="P3"/>
      <text:p text:style-name="P3">Ow:1 <text:s/>gorthybi:3 <text:s/>uskis:2 <text:s/>gwra:1 <text:s/>.:0</text:p>
      <text:p text:style-name="P3">Niver a sylabennow y'n linenn = 7</text:p>
      <text:p text:style-name="P3">ow gorTHYbi Uskis GWR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Ny:1 <text:s/>wonn:1 <text:s/>,:0 <text:s/>Arloedh:2 <text:s/>,:0 <text:s/>diogel:3 <text:s/>.:0</text:p>
      <text:p text:style-name="P3">Niver a sylabennow y'n linenn = 7</text:p>
      <text:p text:style-name="P3">ny WONN <text:s/>ARloedh <text:s/>diOgel</text:p>
      <text:p text:style-name="P3"/>
      <text:p text:style-name="P3">Henna:2 <text:s/>ty:1 <text:s/>a:1 <text:s/>woer:1 <text:s/>yn:1 <text:s/>ta:1 <text:s/>.:0</text:p>
      <text:p text:style-name="P3">Niver a sylabennow y'n linenn = 7</text:p>
      <text:p text:style-name="P3">HENna TY a WOER YN TA</text:p>
      <text:p text:style-name="P3"/>
      <text:p text:style-name="P3">My:1 <text:s/>nyns:1 <text:s/>ov:1 <text:s/>warden:2 <text:s/>dhodho:2 <text:s/>.:0</text:p>
      <text:p text:style-name="P3">Niver a sylabennow y'n linenn = 7</text:p>
      <text:p text:style-name="P3">MY nyns OV WARden DHOdho</text:p>
      <text:p text:style-name="P3"/>
      <text:p text:style-name="P3">Perhaps:0 <text:s/>,:0 <text:s/>bleydh:1 <text:s/>,:0 <text:s/>so:1 <text:s/>mote:2 <text:s/>I:1 <text:s/>go:1 <text:s/>,:0</text:p>
      <text:p text:style-name="P3"><text:soft-page-break/>Niver a sylabennow y'n linenn = 6</text:p>
      <text:p text:style-name="P3"><text:s text:c="2"/>BLEYDH <text:s/>SO MOte I GO</text:p>
      <text:p text:style-name="P3"/>
      <text:p text:style-name="P3">a'n:1 <text:s/>ladhas:2 <text:s/>pols:1 <text:s/>alemma:3 <text:s/>,:0</text:p>
      <text:p text:style-name="P3">Niver a sylabennow y'n linenn = 7</text:p>
      <text:p text:style-name="P3">A'N <text:s text:c="2"/>LAdhas POLS aLEMma</text:p>
      <text:p text:style-name="P3"/>
      <text:p text:style-name="P3">an:1 <text:s/>harlot:2 <text:s/>plos:1 <text:s/>.:0</text:p>
      <text:p text:style-name="P3">Niver a sylabennow y'n linenn = 4</text:p>
      <text:p text:style-name="P3">an HARlot PLOS</text:p>
      <text:p text:style-name="P3"/>
      <text:p text:style-name="P3">Koth:1 <text:s/>yw:1 <text:s/>ev:1 <text:s/>hag:1 <text:s/>avleythys:3 <text:s/>.:0</text:p>
      <text:p text:style-name="P3">Niver a sylabennow y'n linenn = 7</text:p>
      <text:p text:style-name="P3">KOTH YW EV hag aVLEYthys</text:p>
      <text:p text:style-name="P3"/>
      <text:p text:style-name="P3">Pan:1 <text:s/>na:1 <text:s/>yll:1 <text:s/>e:1 <text:s/>omweres:3 <text:s/>,:0</text:p>
      <text:p text:style-name="P3">Niver a sylabennow y'n linenn = 7</text:p>
      <text:p text:style-name="P3">pan na YLL E omWEres</text:p>
      <text:p text:style-name="P3"/>
      <text:p text:style-name="P3">y:1 <text:s/>vaw:1 <text:s/>ny:1 <text:s/>vynnav:2 <text:s/>bos:1 <text:s/>.:0</text:p>
      <text:p text:style-name="P3">Niver a sylabennow y'n linenn = 6</text:p>
      <text:p text:style-name="P3">y VAW ny VYNnav BOS</text:p>
      <text:p text:style-name="P3"/>
      <text:p text:style-name="P3"/>
      <text:p text:style-name="P3"/>
      <text:p text:style-name="P3"/>
      <text:p text:style-name="P3"/>
      <text:p text:style-name="P3">Otta:2 <text:s/>,:0 <text:s/>voys:1 <text:s/>mernans:2 <text:s/>Abel:2</text:p>
      <text:p text:style-name="P3">Niver a sylabennow y'n linenn = 7</text:p>
      <text:p text:style-name="P3">OTta <text:s/>VOYS MERnans Abel</text:p>
      <text:p text:style-name="P3"/>
      <text:p text:style-name="P3">dha:1 <text:s/>vroder:2 <text:s/>,:0 <text:s/>prest:1 <text:s/>ow:1 <text:s/>kelwel:2</text:p>
      <text:p text:style-name="P3">Niver a sylabennow y'n linenn = 7</text:p>
      <text:p text:style-name="P3">dha VROder <text:s/>PREST ow KELwel</text:p>
      <text:p text:style-name="P3"/>
      <text:p text:style-name="P3">a'n:1 <text:s/>dor:1 <text:s/>warnas:2 <text:s/>pub:1 <text:s/>tyller:2 <text:s/>.:0</text:p>
      <text:p text:style-name="P3">Niver a sylabennow y'n linenn = 7</text:p>
      <text:p text:style-name="P3">A'N <text:s text:c="2"/>DOR WARnas PUB TYller</text:p>
      <text:p text:style-name="P3"/>
      <text:p text:style-name="P3">Milligys:3 <text:s/>nevra:2 <text:s/>re:1 <text:s/>bi:1 <text:s/>;:0</text:p>
      <text:p text:style-name="P3">Niver a sylabennow y'n linenn = 7</text:p>
      <text:p text:style-name="P3">miLLIgys NEvra re BI</text:p>
      <text:p text:style-name="P3"/>
      <text:p text:style-name="P3">hag:1 <text:s/>oll:1 <text:s/>an:1 <text:s/>tir:1 <text:s/>a:1 <text:s/>biwvi:2</text:p>
      <text:p text:style-name="P3">Niver a sylabennow y'n linenn = 7</text:p>
      <text:p text:style-name="P3">hag OLL an TIR a BIWvi</text:p>
      <text:p text:style-name="P3"/>
      <text:p text:style-name="P3">yw:1 <text:s/>milligys:3 <text:s/>y'th:1 <text:s/>ober:2 <text:s/>.:0</text:p>
      <text:p text:style-name="P3">Niver a sylabennow y'n linenn = 7</text:p>
      <text:p text:style-name="P3">YW miLLIgys Y'TH Ober</text:p>
      <text:p text:style-name="P3"/>
      <text:p text:style-name="P3">Frut:1 <text:s/>da:1 <text:s/>bynner:2 <text:s/>re:1 <text:s/>dhokko:2 <text:s/>,:0</text:p>
      <text:p text:style-name="P3"><text:soft-page-break/>Niver a sylabennow y'n linenn = 7</text:p>
      <text:p text:style-name="P3">FRUT DA BYNner re DHOKko</text:p>
      <text:p text:style-name="P3"/>
      <text:p text:style-name="P3">na:1 <text:s/>dader:2 <text:s/>arall:2 <text:s/>neb:1 <text:s/>prys:1 <text:s/>.:0</text:p>
      <text:p text:style-name="P3">Niver a sylabennow y'n linenn = 7</text:p>
      <text:p text:style-name="P3">na DAder Arall NEB PRYS</text:p>
      <text:p text:style-name="P3"/>
      <text:p text:style-name="P3">Ow:1 <text:s/>molleth:2 <text:s/>y:1 <text:s/>rov:1 <text:s/>dhiso:2 <text:s/>;:0</text:p>
      <text:p text:style-name="P3">Niver a sylabennow y'n linenn = 7</text:p>
      <text:p text:style-name="P3">ow MOlleth y ROV DHIso</text:p>
      <text:p text:style-name="P3"/>
      <text:p text:style-name="P3">molleth:2 <text:s/>ow:1 <text:s/>Mab:1 <text:s/>ha'w:1 <text:s/>Spyrys:2</text:p>
      <text:p text:style-name="P3">Niver a sylabennow y'n linenn = 7</text:p>
      <text:p text:style-name="P3">MOlleth ow MAB HA'W <text:s text:c="2"/>SPYrys</text:p>
      <text:p text:style-name="P3"/>
      <text:p text:style-name="P3">dhiso:2 <text:s/>kemmer:2 <text:s/>.:0</text:p>
      <text:p text:style-name="P3">Niver a sylabennow y'n linenn = 4</text:p>
      <text:p text:style-name="P3">DHIso KEMme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ha:1 <text:s/>voys:1 <text:s/>,:0 <text:s/>Arloedh:2 <text:s/>a:1 <text:s/>glywav:2 <text:s/>,:0</text:p>
      <text:p text:style-name="P3">Niver a sylabennow y'n linenn = 7</text:p>
      <text:p text:style-name="P3">dha VOYS <text:s/>ARloedh a GLYwav</text:p>
      <text:p text:style-name="P3"/>
      <text:p text:style-name="P3">saw:1 <text:s/>dha:1 <text:s/>fas:1 <text:s/>my:1 <text:s/>ny:1 <text:s/>welav:2 <text:s/>,:0</text:p>
      <text:p text:style-name="P3">Niver a sylabennow y'n linenn = 7</text:p>
      <text:p text:style-name="P3">SAW dha FAS MY ny WElav</text:p>
      <text:p text:style-name="P3"/>
      <text:p text:style-name="P3">sur:1 <text:s/>er:1 <text:s/>ow:1 <text:s/>gew:1 <text:s/>.:0</text:p>
      <text:p text:style-name="P3">Niver a sylabennow y'n linenn = 4</text:p>
      <text:p text:style-name="P3">SUR ER ow GEW</text:p>
      <text:p text:style-name="P3"/>
      <text:p text:style-name="P3">Moy:1 <text:s/>yw:1 <text:s/>ow:1 <text:s/>gwann:1 <text:s/>oberow:3</text:p>
      <text:p text:style-name="P3">Niver a sylabennow y'n linenn = 7</text:p>
      <text:p text:style-name="P3">MOY YW ow GWANN oBErow</text:p>
      <text:p text:style-name="P3"/>
      <text:p text:style-name="P3">hag:1 <text:s/>ynwedh:2 <text:s/>ow:1 <text:s/>feghosow:3</text:p>
      <text:p text:style-name="P3"><text:soft-page-break/>Niver a sylabennow y'n linenn = 7</text:p>
      <text:p text:style-name="P3">hag ynWEDH ow feGHOsow</text:p>
      <text:p text:style-name="P3"/>
      <text:p text:style-name="P3">es:1 <text:s/>dell:1 <text:s/>yw:1 <text:s/>dha:1 <text:s/>versi:2 <text:s/>,:0 <text:s/>Dyw:1 <text:s/>,:0</text:p>
      <text:p text:style-name="P3">Niver a sylabennow y'n linenn = 7</text:p>
      <text:p text:style-name="P3">ES dell YW dha VERsi <text:s/>DYW</text:p>
      <text:p text:style-name="P3"/>
      <text:p text:style-name="P3">dhymm:1 <text:s/>dhe:1 <text:s/>ava:2 <text:s/>.:0</text:p>
      <text:p text:style-name="P3">Niver a sylabennow y'n linenn = 4</text:p>
      <text:p text:style-name="P3">DHYMM dhe Ava</text:p>
      <text:p text:style-name="P3"/>
      <text:p text:style-name="P3">Lemmyn:2 <text:s/>difreth:2 <text:s/>ov:1 <text:s/>ha:1 <text:s/>gwag:1 <text:s/>,:0</text:p>
      <text:p text:style-name="P3">Niver a sylabennow y'n linenn = 7</text:p>
      <text:p text:style-name="P3">LEMmyn diFRETH OV ha GWAG</text:p>
      <text:p text:style-name="P3"/>
      <text:p text:style-name="P3">pur:1 <text:s/>wir:1 <text:s/>dres:1 <text:s/>oll:1 <text:s/>tus:1 <text:s/>an:1 <text:s/>bys:1 <text:s/>.:0</text:p>
      <text:p text:style-name="P3">Niver a sylabennow y'n linenn = 7</text:p>
      <text:p text:style-name="P3">PUR WIR DRES OLL TUS an BYS</text:p>
      <text:p text:style-name="P3"/>
      <text:p text:style-name="P3">My:1 <text:s/>ny:1 <text:s/>wonn:1 <text:s/>leverel:3 <text:s/>prag:1</text:p>
      <text:p text:style-name="P3">Niver a sylabennow y'n linenn = 7</text:p>
      <text:p text:style-name="P3">MY ny WONN leVErel PRAG</text:p>
      <text:p text:style-name="P3"/>
      <text:p text:style-name="P3">gans:1 <text:s/>peub:1 <text:s/>na:1 <text:s/>vydhav:2 <text:s/>ledhys:2</text:p>
      <text:p text:style-name="P3">Niver a sylabennow y'n linenn = 7</text:p>
      <text:p text:style-name="P3">GANS PEUB na VYdhav LEdhys</text:p>
      <text:p text:style-name="P3"/>
      <text:p text:style-name="P3">ewn:1 <text:s/>rag:1 <text:s/>an:1 <text:s/>keth:1 <text:s/>ober:2 <text:s/>ma:1 <text:s/>.:0</text:p>
      <text:p text:style-name="P3">Niver a sylabennow y'n linenn = 7</text:p>
      <text:p text:style-name="P3">EWN rag an KETH Ober ma</text:p>
      <text:p text:style-name="P3"/>
      <text:p text:style-name="P3"/>
      <text:p text:style-name="P3"/>
      <text:p text:style-name="P3"/>
      <text:p text:style-name="P3"/>
      <text:p text:style-name="P3">Kaym:1 <text:s/>,:0 <text:s/>na:1 <text:s/>vydhydh:2 <text:s/>yndella:3</text:p>
      <text:p text:style-name="P3">Niver a sylabennow y'n linenn = 7</text:p>
      <text:p text:style-name="P3">KAYM <text:s/>na VYdhydh ynDElla</text:p>
      <text:p text:style-name="P3"/>
      <text:p text:style-name="P3">rag:1 <text:s/>dha:1 <text:s/>ladha:2 <text:s/>den:1 <text:s/>mar:1 <text:s/>kwra:1</text:p>
      <text:p text:style-name="P3">Niver a sylabennow y'n linenn = 7</text:p>
      <text:p text:style-name="P3">rag dha LAdha DEN mar KWRA</text:p>
      <text:p text:style-name="P3"/>
      <text:p text:style-name="P3">ev:1 <text:s/>a'n:1 <text:s/>jevydh:2 <text:s/>seyth:1 <text:s/>kemmys:2 <text:s/>.:0</text:p>
      <text:p text:style-name="P3">Niver a sylabennow y'n linenn = 7</text:p>
      <text:p text:style-name="P3">EV A'N <text:s text:c="2"/>JEvydh SEYTH KEMmys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Token:2 <text:s/>warnas:2 <text:s/>my:1 <text:s/>a:1 <text:s/>wra:1 <text:s/>.:0</text:p>
      <text:p text:style-name="P3">Niver a sylabennow y'n linenn = 7</text:p>
      <text:p text:style-name="P3">TOken WARnas MY a WRA</text:p>
      <text:p text:style-name="P3"/>
      <text:p text:style-name="P3">Henna:2 <text:s/>gwelys:2 <text:s/>pan:1 <text:s/>vova:2</text:p>
      <text:p text:style-name="P3">Niver a sylabennow y'n linenn = 7</text:p>
      <text:p text:style-name="P3">HENna GWElys pan VOva</text:p>
      <text:p text:style-name="P3"/>
      <text:p text:style-name="P3">ny:1 <text:s/>vydhydh:2 <text:s/>gans:1 <text:s/>den:1 <text:s/>tochys:2 <text:s/>.:0</text:p>
      <text:p text:style-name="P3">Niver a sylabennow y'n linenn = 7</text:p>
      <text:p text:style-name="P3">ny VYdhydh GANS DEN TOchy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y:1 <text:s/>a:1 <text:s/>vynn:1 <text:s/>mos:1 <text:s/>dhe'm:1 <text:s/>syrra:2 <text:s/>,:0</text:p>
      <text:p text:style-name="P3">Niver a sylabennow y'n linenn = 7</text:p>
      <text:p text:style-name="P3">MY a VYNN MOS DHE'M <text:s/>SYRra</text:p>
      <text:p text:style-name="P3"/>
      <text:p text:style-name="P3">dhe:1 <text:s/>weles:2 <text:s/>pana:2 <text:s/>fara:2</text:p>
      <text:p text:style-name="P3">Niver a sylabennow y'n linenn = 7</text:p>
      <text:p text:style-name="P3">dhe WEles PAna FAra</text:p>
      <text:p text:style-name="P3"/>
      <text:p text:style-name="P3">a:1 <text:s/>wra:1 <text:s/>ev:1 <text:s/>a'n:1 <text:s/>nowedhys:3 <text:s/>.:0</text:p>
      <text:p text:style-name="P3">Niver a sylabennow y'n linenn = 7</text:p>
      <text:p text:style-name="P3">a WRA EV A'N <text:s text:c="2"/>noWEdhys</text:p>
      <text:p text:style-name="P3"/>
      <text:p text:style-name="P3">Now:1 <text:s/>God:1 <text:s/>speda:2 <text:s/>dhis:1 <text:s/>,:0 <text:s/>ow:1 <text:s/>thas:1 <text:s/>.:0</text:p>
      <text:p text:style-name="P3">Niver a sylabennow y'n linenn = 7</text:p>
      <text:p text:style-name="P3">NOW GOD SPEda DHIS <text:s/>ow THAS</text:p>
      <text:p text:style-name="P3"/>
      <text:p text:style-name="P3">My:1 <text:s/>a:1 <text:s/>wrug:1 <text:s/>oblashyon:3 <text:s/>bras:1 <text:s/>,:0</text:p>
      <text:p text:style-name="P3">Niver a sylabennow y'n linenn = 7</text:p>
      <text:p text:style-name="P3">MY a WRUG oBLASHyon BRAS</text:p>
      <text:p text:style-name="P3"/>
      <text:p text:style-name="P3">hag:1 <text:s/>a:1 <text:s/>loskas:2 <text:s/>showr:1 <text:s/>a:1 <text:s/>ys:1 <text:s/>.:0</text:p>
      <text:p text:style-name="P3">Niver a sylabennow y'n linenn = 7</text:p>
      <text:p text:style-name="P3">hag a LOskas SHOWR a YS</text:p>
      <text:p text:style-name="P3"/>
      <text:p text:style-name="P3"/>
      <text:p text:style-name="P3"><text:soft-page-break/></text:p>
      <text:p text:style-name="P3"/>
      <text:p text:style-name="P3"/>
      <text:p text:style-name="P3">Henna:2 <text:s/>yth:1 <text:s/>o:1 <text:s/>gwrys:1 <text:s/>pur:1 <text:s/>dha:1 <text:s/>.:0</text:p>
      <text:p text:style-name="P3">Niver a sylabennow y'n linenn = 7</text:p>
      <text:p text:style-name="P3">HENna yth O GWRYS PUR dha</text:p>
      <text:p text:style-name="P3"/>
      <text:p text:style-name="P3">Py'ma:2 <text:s/>Abel:2 <text:s/>,:0 <text:s/>kows:1 <text:s/>henna:2 <text:s/>::0</text:p>
      <text:p text:style-name="P3">Niver a sylabennow y'n linenn = 7</text:p>
      <text:p text:style-name="P3">PY'ma Abel <text:s/>KOWS HENna</text:p>
      <text:p text:style-name="P3"/>
      <text:p text:style-name="P3">dar:1 <text:s/>,:0 <text:s/>nag:1 <text:s/>ywa:2 <text:s/>devedhys:3 <text:s/>?:0</text:p>
      <text:p text:style-name="P3">Niver a sylabennow y'n linenn = 7</text:p>
      <text:p text:style-name="P3">DAR <text:s/>nag Ywa deVEdhy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nodho:3 <text:s/>mars:1 <text:s/>eus:1 <text:s/>preder:2 <text:s/>,:0</text:p>
      <text:p text:style-name="P3">Niver a sylabennow y'n linenn = 7</text:p>
      <text:p text:style-name="P3">aNOdho mars EUS PREder</text:p>
      <text:p text:style-name="P3"/>
      <text:p text:style-name="P3">orth:1 <text:s/>y:1 <text:s/>withyas:2 <text:s/>govynn:2 <text:s/>e:1 <text:s/>.:0</text:p>
      <text:p text:style-name="P3">Niver a sylabennow y'n linenn = 7</text:p>
      <text:p text:style-name="P3">ORTH y WITHyas GOvynn E</text:p>
      <text:p text:style-name="P3"/>
      <text:p text:style-name="P3">A:1 <text:s/>wrug:1 <text:s/>kelli:2 <text:s/>y:1 <text:s/>vroder:2 <text:s/>?:0</text:p>
      <text:p text:style-name="P3">Niver a sylabennow y'n linenn = 7</text:p>
      <text:p text:style-name="P3">a WRUG KElli y VROder</text:p>
      <text:p text:style-name="P3"/>
      <text:p text:style-name="P3">My:1 <text:s/>a'n:1 <text:s/>syns:1 <text:s/>gweth:1 <text:s/>es:1 <text:s/>boekka:2 <text:s/>;:0</text:p>
      <text:p text:style-name="P3">Niver a sylabennow y'n linenn = 7</text:p>
      <text:p text:style-name="P3">MY A'N <text:s text:c="2"/>SYNS GWETH ES BOEKka</text:p>
      <text:p text:style-name="P3"/>
      <text:p text:style-name="P3">Ny:1 <text:s/>wonn:1 <text:s/>pyth:1 <text:s/>eth:1 <text:s/>dhe:1 <text:s/>wandra:2 <text:s/>.:0</text:p>
      <text:p text:style-name="P3">Niver a sylabennow y'n linenn = 7</text:p>
      <text:p text:style-name="P3">ny WONN PYTH ETH dhe WANdra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Hemma:2 <text:s/>yth:1 <text:s/>yw:1 <text:s/>gorthyp:2 <text:s/>skav:1 <text:s/>.:0</text:p>
      <text:p text:style-name="P3">Niver a sylabennow y'n linenn = 7</text:p>
      <text:p text:style-name="P3">HEMma yth YW GORthyp SKAV</text:p>
      <text:p text:style-name="P3"/>
      <text:p text:style-name="P3">Yma:2 <text:s/>ow:1 <text:s/>kul:1 <text:s/>ow:1 <text:s/>holonn:2 <text:s/>klav:1</text:p>
      <text:p text:style-name="P3">Niver a sylabennow y'n linenn = 8</text:p>
      <text:p text:style-name="P3">yMA ow KUL ow HOlonn KLAV</text:p>
      <text:p text:style-name="P3"/>
      <text:p text:style-name="P3">orth:1 <text:s/>dha:1 <text:s/>glywes:2 <text:s/>y'n:1 <text:s/>torn:1 <text:s/>ma:1 <text:s/>.:0</text:p>
      <text:p text:style-name="P3">Niver a sylabennow y'n linenn = 7</text:p>
      <text:p text:style-name="P3">ORTH dha GLYwes Y'N <text:s text:c="2"/>TORN ma</text:p>
      <text:p text:style-name="P3"/>
      <text:p text:style-name="P3">Ty:1 <text:s/>re'n:1 <text:s/>ladhas:2 <text:s/>,:0 <text:s/>re'm:1 <text:s/>lowta:2 <text:s/>!:0</text:p>
      <text:p text:style-name="P3">Niver a sylabennow y'n linenn = 7</text:p>
      <text:p text:style-name="P3">TY RE'N <text:s text:c="2"/>LAdhas <text:s/>RE'M <text:s/>LOWta</text:p>
      <text:p text:style-name="P3"/>
      <text:p text:style-name="P3">Ow:1 <text:s/>molleth:2 <text:s/>dhis:1 <text:s/>rakhenna:3 <text:s/>,:0</text:p>
      <text:p text:style-name="P3">Niver a sylabennow y'n linenn = 7</text:p>
      <text:p text:style-name="P3">ow MOlleth DHIS rakHENna</text:p>
      <text:p text:style-name="P3"/>
      <text:p text:style-name="P3">ha:1 <text:s/>molleth:2 <text:s/>dha:1 <text:s/>vamm:1 <text:s/>ganso:2</text:p>
      <text:p text:style-name="P3">Niver a sylabennow y'n linenn = 7</text:p>
      <text:p text:style-name="P3">ha MOlleth dha VAMM GANso</text:p>
      <text:p text:style-name="P3"/>
      <text:p text:style-name="P3">ty:1 <text:s/>a'fydh:2 <text:s/>sur:1 <text:s/>maga:2 <text:s/>ta:1 <text:s/>.:0</text:p>
      <text:p text:style-name="P3">Niver a sylabennow y'n linenn = 7</text:p>
      <text:p text:style-name="P3">TY A'fydh SUR MAga TA</text:p>
      <text:p text:style-name="P3"/>
      <text:p text:style-name="P3">An:1 <text:s/>nowodhow:3 <text:s/>pan:1 <text:s/>glywvo:2</text:p>
      <text:p text:style-name="P3">Niver a sylabennow y'n linenn = 7</text:p>
      <text:p text:style-name="P3">an noWOdhow pan GLYWvo</text:p>
      <text:p text:style-name="P3"/>
      <text:p text:style-name="P3">hy:1 <text:s/>holonn:2 <text:s/>terri:2 <text:s/>a:1 <text:s/>wra:1 <text:s/>.:0</text:p>
      <text:p text:style-name="P3">Niver a sylabennow y'n linenn = 7</text:p>
      <text:p text:style-name="P3">hy HOlonn TERri a WRA</text:p>
      <text:p text:style-name="P3"/>
      <text:p text:style-name="P3">Emskemunys:4 <text:s/>dell:1 <text:s/>o'ta:2 <text:s/>,:0</text:p>
      <text:p text:style-name="P3">Niver a sylabennow y'n linenn = 7</text:p>
      <text:p text:style-name="P3">emskeMUnys dell O'ta</text:p>
      <text:p text:style-name="P3"/>
      <text:p text:style-name="P3">kwykk:1 <text:s/>yn:1 <text:s/>kerdh:1 <text:s/>ke:1 <text:s/>alemma:3 <text:s/>.:0</text:p>
      <text:p text:style-name="P3">Niver a sylabennow y'n linenn = 7</text:p>
      <text:p text:style-name="P3">KWYKK YN KERDH KE aLEMma</text:p>
      <text:p text:style-name="P3"/>
      <text:p text:style-name="P3">Ny:1 <text:s/>borthav:2 <text:s/>gwel:1 <text:s/>ahanas:3 <text:s/>,:0</text:p>
      <text:p text:style-name="P3"><text:soft-page-break/>Niver a sylabennow y'n linenn = 7</text:p>
      <text:p text:style-name="P3">ny BORthav GWEL aHAnas</text:p>
      <text:p text:style-name="P3"/>
      <text:p text:style-name="P3">rag:1 <text:s/>kavow:2 <text:s/>sevel:2 <text:s/>a'm:1 <text:s/>sav:1 <text:s/>.:0</text:p>
      <text:p text:style-name="P3">Niver a sylabennow y'n linenn = 7</text:p>
      <text:p text:style-name="P3">rag KAvow SEvel A'M <text:s/>SAV</text:p>
      <text:p text:style-name="P3"/>
      <text:p text:style-name="P3">War:1 <text:s/>dhor:1 <text:s/>lemmyn:2 <text:s/>omhwelav:3 <text:s/>.:0</text:p>
      <text:p text:style-name="P3">Niver a sylabennow y'n linenn = 7</text:p>
      <text:p text:style-name="P3">WAR DHOR LEMmyn omHWElav</text:p>
      <text:p text:style-name="P3"/>
      <text:p text:style-name="P3">Ow:1 <text:s/>holonn:2 <text:s/>'ter:1 <text:s/>dew:1 <text:s/>gallas:2 <text:s/>.:0</text:p>
      <text:p text:style-name="P3">Niver a sylabennow y'n linenn = 7</text:p>
      <text:p text:style-name="P3">ow HOlonn 'TER DEW GAllas</text:p>
      <text:p text:style-name="P3"/>
      <text:p text:style-name="P3"/>
      <text:p text:style-name="P3"/>
      <text:p text:style-name="P3"/>
      <text:p text:style-name="P3"/>
      <text:p text:style-name="P3">Emskemunys:4 <text:s/>lowr:1 <text:s/>yth:1 <text:s/>ov:1 <text:s/>,:0</text:p>
      <text:p text:style-name="P3">Niver a sylabennow y'n linenn = 7</text:p>
      <text:p text:style-name="P3">emskeMUnys LOWR yth OV</text:p>
      <text:p text:style-name="P3"/>
      <text:p text:style-name="P3">nyns:1 <text:s/>yw:1 <text:s/>res:1 <text:s/>'skemunya:3 <text:s/>moy:1 <text:s/>.:0</text:p>
      <text:p text:style-name="P3">Niver a sylabennow y'n linenn = 7</text:p>
      <text:p text:style-name="P3">nyns YW RES 'skeMUNya MOY</text:p>
      <text:p text:style-name="P3"/>
      <text:p text:style-name="P3">Ny'th:1 <text:s/>anniav:3 <text:s/>,:0 <text:s/>perth:1 <text:s/>jy:1 <text:s/>kov:1 <text:s/>,:0</text:p>
      <text:p text:style-name="P3">Niver a sylabennow y'n linenn = 7</text:p>
      <text:p text:style-name="P3">NY'TH anNIav <text:s/>PERTH jy KOV</text:p>
      <text:p text:style-name="P3"/>
      <text:p text:style-name="P3">nag:1 <text:s/>ow:1 <text:s/>dama:2 <text:s/>,:0 <text:s/>yn:1 <text:s/>tevri:2 <text:s/>.:0</text:p>
      <text:p text:style-name="P3">Niver a sylabennow y'n linenn = 7</text:p>
      <text:p text:style-name="P3">nag ow DAma <text:s/>YN teVRI</text:p>
      <text:p text:style-name="P3"/>
      <text:p text:style-name="P3">My:1 <text:s/>a:1 <text:s/>vynn:1 <text:s/>kyns:1 <text:s/>es:1 <text:s/>hedhi:2</text:p>
      <text:p text:style-name="P3">Niver a sylabennow y'n linenn = 7</text:p>
      <text:p text:style-name="P3">MY a VYNN KYNS ES HEdhi</text:p>
      <text:p text:style-name="P3"/>
      <text:p text:style-name="P3">mos:1 <text:s/>alemma:3</text:p>
      <text:p text:style-name="P3">Niver a sylabennow y'n linenn = 4</text:p>
      <text:p text:style-name="P3">MOS aLEMma</text:p>
      <text:p text:style-name="P3"/>
      <text:p text:style-name="P3">ha:1 <text:s/>gwandra:2 <text:s/>a-dro:2 <text:s/>y'n:1 <text:s/>pow:1 <text:s/>.:0</text:p>
      <text:p text:style-name="P3">Niver a sylabennow y'n linenn = 7</text:p>
      <text:p text:style-name="P3">ha GWANdra A-dro Y'N <text:s text:c="2"/>POW</text:p>
      <text:p text:style-name="P3"/>
      <text:p text:style-name="P3">Kemmys:2 <text:s/>yw:1 <text:s/>an:1 <text:s/>mollothow:3</text:p>
      <text:p text:style-name="P3">Niver a sylabennow y'n linenn = 7</text:p>
      <text:p text:style-name="P3">KEMmys YW an moLLOthow</text:p>
      <text:p text:style-name="P3"/>
      <text:p text:style-name="P3">dout:1 <text:s/>yw:1 <text:s/>dhymm:1 <text:s/>kavoes:2 <text:s/>trigva:2 <text:s/>.:0</text:p>
      <text:p text:style-name="P3"><text:soft-page-break/>Niver a sylabennow y'n linenn = 7</text:p>
      <text:p text:style-name="P3">DOUT YW DHYMM KAvoes TRIGv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dam:2 <text:s/>,:0 <text:s/>pandr:1 <text:s/>':0 <text:s/>a:1 <text:s/>hwer:1 <text:s/>dhy'hwi:2 <text:s/>,:0</text:p>
      <text:p text:style-name="P3">Niver a sylabennow y'n linenn = 7</text:p>
      <text:p text:style-name="P3">Adam <text:s/>PANDR <text:s/>a HWER DHY'hwi</text:p>
      <text:p text:style-name="P3"/>
      <text:p text:style-name="P3">yndellma:3 <text:s/>bones:2 <text:s/>serrys:2 <text:s/>?:0</text:p>
      <text:p text:style-name="P3">Niver a sylabennow y'n linenn = 7</text:p>
      <text:p text:style-name="P3">ynDELLma BOnes SERrys</text:p>
      <text:p text:style-name="P3"/>
      <text:p text:style-name="P3">Yn:1 <text:s/>ow:1 <text:s/>holonn:2 <text:s/>pur:1 <text:s/>dhevri:2</text:p>
      <text:p text:style-name="P3">Niver a sylabennow y'n linenn = 7</text:p>
      <text:p text:style-name="P3">YN ow HOlonn PUR dheVRI</text:p>
      <text:p text:style-name="P3"/>
      <text:p text:style-name="P3">yth:1 <text:s/>oma:2 <text:s/>pur:1 <text:s/>dughanhes:3</text:p>
      <text:p text:style-name="P3">Niver a sylabennow y'n linenn = 7</text:p>
      <text:p text:style-name="P3">yth Oma PUR duGHANhes</text:p>
      <text:p text:style-name="P3"/>
      <text:p text:style-name="P3">orth:1 <text:s/>dha:1 <text:s/>weles:2 <text:s/>y'n:1 <text:s/>stat:1 <text:s/>ma:1 <text:s/>.:0</text:p>
      <text:p text:style-name="P3">Niver a sylabennow y'n linenn = 7</text:p>
      <text:p text:style-name="P3">ORTH dha WEles Y'N <text:s text:c="2"/>STAT m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:1 <text:s/>Eva:2 <text:s/>,:0 <text:s/>ow:1 <text:s/>fries:2 <text:s/>ker:1 <text:s/>,:0</text:p>
      <text:p text:style-name="P3">Niver a sylabennow y'n linenn = 7</text:p>
      <text:p text:style-name="P3">a Eva <text:s/>ow FRIes KER</text:p>
      <text:p text:style-name="P3"/>
      <text:p text:style-name="P3">ow:1 <text:s/>holonn:2 <text:s/>yw:1 <text:s/>ogas:2 <text:s/>trogh:1 <text:s/>.:0</text:p>
      <text:p text:style-name="P3"><text:soft-page-break/>Niver a sylabennow y'n linenn = 7</text:p>
      <text:p text:style-name="P3">ow HOlonn YW Ogas TROGH</text:p>
      <text:p text:style-name="P3"/>
      <text:p text:style-name="P3">Oll:1 <text:s/>ow:1 <text:s/>joy:1 <text:s/>yth:1 <text:s/>yw:1 <text:s/>pur:1 <text:s/>wir:1</text:p>
      <text:p text:style-name="P3">Niver a sylabennow y'n linenn = 7</text:p>
      <text:p text:style-name="P3">OLL ow JOY yth YW PUR WIR</text:p>
      <text:p text:style-name="P3"/>
      <text:p text:style-name="P3">kellys:2 <text:s/>,:0 <text:s/>der:1 <text:s/>mernans:2 <text:s/>ow:1 <text:s/>flogh:1</text:p>
      <text:p text:style-name="P3">Niver a sylabennow y'n linenn = 7</text:p>
      <text:p text:style-name="P3">KEllys <text:s/>DER MERnans ow FLOGH</text:p>
      <text:p text:style-name="P3"/>
      <text:p text:style-name="P3">neb:1 <text:s/>a:1 <text:s/>geryn:2 <text:s/>an:1 <text:s/>moyha:2 <text:s/>.:0</text:p>
      <text:p text:style-name="P3">Niver a sylabennow y'n linenn = 7</text:p>
      <text:p text:style-name="P3">NEB a GEryn an MOYha</text:p>
      <text:p text:style-name="P3"/>
      <text:p text:style-name="P3"/>
      <text:p text:style-name="P3"/>
      <text:p text:style-name="P3"/>
      <text:p text:style-name="P3"/>
      <text:p text:style-name="P3">Syrra:2 <text:s/>,:0 <text:s/>ny:1 <text:s/>wonn:1 <text:s/>konvedhes:3</text:p>
      <text:p text:style-name="P3">Niver a sylabennow y'n linenn = 7</text:p>
      <text:p text:style-name="P3">SYRra <text:s/>ny WONN konVEdhes</text:p>
      <text:p text:style-name="P3"/>
      <text:p text:style-name="P3">agas:2 <text:s/>dughan:2 <text:s/>yn:1 <text:s/>neb:1 <text:s/>for:1 <text:s/>':0 <text:s/>.:0</text:p>
      <text:p text:style-name="P3">Niver a sylabennow y'n linenn = 7</text:p>
      <text:p text:style-name="P3">Agas DUghan YN NEB FOR</text:p>
      <text:p text:style-name="P3"/>
      <text:p text:style-name="P3">Agan:2 <text:s/>dew:1 <text:s/>vab:1 <text:s/>,:0 <text:s/>dhe:1 <text:s/>Dhyw:1 <text:s/>gras:1 <text:s/>,:0</text:p>
      <text:p text:style-name="P3">Niver a sylabennow y'n linenn = 7</text:p>
      <text:p text:style-name="P3">Agan DEW VAB <text:s/>dhe DHYW GRAS</text:p>
      <text:p text:style-name="P3"/>
      <text:p text:style-name="P3">yth:1 <text:s/>ens:1 <text:s/>pur:1 <text:s/>vyw:1 <text:s/>-:0 <text:s/>bydh:1 <text:s/>na:1 <text:s/>sorr:1 <text:s/>-:0</text:p>
      <text:p text:style-name="P3">Niver a sylabennow y'n linenn = 7</text:p>
      <text:p text:style-name="P3">yth ENS PUR VYW <text:s/>BYDH na SORR</text:p>
      <text:p text:style-name="P3"/>
      <text:p text:style-name="P3">hwath:1 <text:s/>nyns:1 <text:s/>yw:1 <text:s/>pell:1 <text:s/>.:0</text:p>
      <text:p text:style-name="P3">Niver a sylabennow y'n linenn = 4</text:p>
      <text:p text:style-name="P3">HWATH nyns YW PELL</text:p>
      <text:p text:style-name="P3"/>
      <text:p text:style-name="P3">Kaym:1 <text:s/>hag:1 <text:s/>Abel:2 <text:s/>,:0 <text:s/>ty:1 <text:s/>a:1 <text:s/>woer:1 <text:s/>,:0</text:p>
      <text:p text:style-name="P3">Niver a sylabennow y'n linenn = 7</text:p>
      <text:p text:style-name="P3">KAYM hag Abel <text:s/>TY a WOER</text:p>
      <text:p text:style-name="P3"/>
      <text:p text:style-name="P3">or'nys:2 <text:s/>yns:1 <text:s/>dhe:1 <text:s/>Mont:1 <text:s/>Tabor:2</text:p>
      <text:p text:style-name="P3">Niver a sylabennow y'n linenn = 7</text:p>
      <text:p text:style-name="P3">OR'nys YNS dhe MONT TAbor</text:p>
      <text:p text:style-name="P3"/>
      <text:p text:style-name="P3">dhe:1 <text:s/>wul:1 <text:s/>offrynn:2 <text:s/>,:0 <text:s/>diogel:3 <text:s/>.:0</text:p>
      <text:p text:style-name="P3">Niver a sylabennow y'n linenn = 7</text:p>
      <text:p text:style-name="P3">dhe WUL OFfrynn <text:s/>diOgel</text:p>
      <text:p text:style-name="P3"/>
      <text:p text:style-name="P3">Ha:1 <text:s/>mir:1 <text:s/>,:0 <text:s/>Kaym:1 <text:s/>otta:2 <text:s/>ena:2 <text:s/>,:0</text:p>
      <text:p text:style-name="P3"><text:soft-page-break/>Niver a sylabennow y'n linenn = 7</text:p>
      <text:p text:style-name="P3">ha MIR <text:s/>KAYM OTta Ena</text:p>
      <text:p text:style-name="P3"/>
      <text:p text:style-name="P3">devedhys:3 <text:s/>dhe:1 <text:s/>dre:1 <text:s/>toeth:1 <text:s/>ta:1 <text:s/>.:0</text:p>
      <text:p text:style-name="P3">Niver a sylabennow y'n linenn = 7</text:p>
      <text:p text:style-name="P3">deVEdhys dhe DRE TOETH TA</text:p>
      <text:p text:style-name="P3"/>
      <text:p text:style-name="P3">Rag:1 <text:s/>henna:2 <text:s/>sav:1 <text:s/>,:0 <text:s/>y:1 <text:s/>praydha:2 <text:s/>,:0</text:p>
      <text:p text:style-name="P3">Niver a sylabennow y'n linenn = 7</text:p>
      <text:p text:style-name="P3">rag HENna SAV <text:s/>y PRAYdha</text:p>
      <text:p text:style-name="P3"/>
      <text:p text:style-name="P3">ha:1 <text:s/>gas:1 <text:s/>kavow:2 <text:s/>dhe:1 <text:s/>wandra:2 <text:s/>.:0</text:p>
      <text:p text:style-name="P3">Niver a sylabennow y'n linenn = 7</text:p>
      <text:p text:style-name="P3">ha GAS KAvow dhe WANdra</text:p>
      <text:p text:style-name="P3"/>
      <text:p text:style-name="P3">My:1 <text:s/>ny:1 <text:s/>brederav:3 <text:s/>gwell:1 <text:s/>for:1 <text:s/>':0 <text:s/>.:0</text:p>
      <text:p text:style-name="P3">Niver a sylabennow y'n linenn = 7</text:p>
      <text:p text:style-name="P3">MY ny breDErav GWELL FOR</text:p>
      <text:p text:style-name="P3"/>
      <text:p text:style-name="P3"/>
      <text:p text:style-name="P3"/>
      <text:p text:style-name="P3"/>
      <text:p text:style-name="P3"/>
      <text:p text:style-name="P3">Eva:2 <text:s/>,:0 <text:s/>nyns:1 <text:s/>yw:1 <text:s/>dhe:1 <text:s/>geles:2</text:p>
      <text:p text:style-name="P3">Niver a sylabennow y'n linenn = 7</text:p>
      <text:p text:style-name="P3">Eva <text:s/>nyns YW dhe GEles</text:p>
      <text:p text:style-name="P3"/>
      <text:p text:style-name="P3">an:1 <text:s/>ober:2 <text:s/>ma:1 <text:s/>dhe:1 <text:s/>weles:2 <text:s/>.:0</text:p>
      <text:p text:style-name="P3">Niver a sylabennow y'n linenn = 7</text:p>
      <text:p text:style-name="P3">an Ober ma dhe WEles</text:p>
      <text:p text:style-name="P3"/>
      <text:p text:style-name="P3">Ledhys:2 <text:s/>yw:1 <text:s/>Abel:2 <text:s/>.:0 <text:s/>Na:1 <text:s/>sorr:1 <text:s/>!:0</text:p>
      <text:p text:style-name="P3">Niver a sylabennow y'n linenn = 7</text:p>
      <text:p text:style-name="P3">LEdhys YW Abel <text:s/>na SOR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P'ywa:2 <text:s/>?:0 <text:s/>Abel:2 <text:s/>yw:1 <text:s/>ledhys:2 <text:s/>!:0</text:p>
      <text:p text:style-name="P3">Niver a sylabennow y'n linenn = 7</text:p>
      <text:p text:style-name="P3">P'Ywa <text:s/>Abel YW LEdhys</text:p>
      <text:p text:style-name="P3"/>
      <text:p text:style-name="P3">Dyw:1 <text:s/>difenn:2 <text:s/>y:1 <text:s/>vosa:2 <text:s/>gwir:1 <text:s/>!:0</text:p>
      <text:p text:style-name="P3">Niver a sylabennow y'n linenn = 7</text:p>
      <text:p text:style-name="P3">DYW difenn y VOsa GWIR</text:p>
      <text:p text:style-name="P3"/>
      <text:p text:style-name="P3">Nyns:1 <text:s/>eus:1 <text:s/>den:1 <text:s/>vydholl:2 <text:s/>y'n:1 <text:s/>bys:1</text:p>
      <text:p text:style-name="P3">Niver a sylabennow y'n linenn = 7</text:p>
      <text:p text:style-name="P3">nyns EUS DEN VYdholl Y'N <text:s text:c="2"/>BYS</text:p>
      <text:p text:style-name="P3"/>
      <text:p text:style-name="P3">dhe:1 <text:s/>wuthyl:2 <text:s/>an:1 <text:s/>keth:1 <text:s/>murder:2 <text:s/>,:0</text:p>
      <text:p text:style-name="P3">Niver a sylabennow y'n linenn = 7</text:p>
      <text:p text:style-name="P3">dhe WUthyl an KETH MURder</text:p>
      <text:p text:style-name="P3"/>
      <text:p text:style-name="P3">mes:1 <text:s/>ty:1 <text:s/>ha'w:1 <text:s/>mab:1 <text:s/>kottha:2 <text:s/>Kaym:1 <text:s/>.:0</text:p>
      <text:p text:style-name="P3">Niver a sylabennow y'n linenn = 7</text:p>
      <text:p text:style-name="P3">mes TY HA'W <text:s text:c="2"/>MAB KOttha KAYM</text:p>
      <text:p text:style-name="P3"/>
      <text:p text:style-name="P3"/>
      <text:p text:style-name="P3"/>
      <text:p text:style-name="P3"/>
      <text:p text:style-name="P3"/>
      <text:p text:style-name="P3">A:1 <text:s/>,:0 <text:s/>gans:1 <text:s/>Kaym:1 <text:s/>emskemunys:4</text:p>
      <text:p text:style-name="P3">Niver a sylabennow y'n linenn = 7</text:p>
      <text:p text:style-name="P3">a <text:s/>GANS KAYM emskeMUnys</text:p>
      <text:p text:style-name="P3"/>
      <text:p text:style-name="P3">ow:1 <text:s/>mab:1 <text:s/>Abel:2 <text:s/>yw:1 <text:s/>ledhys:2 <text:s/>,:0</text:p>
      <text:p text:style-name="P3">Niver a sylabennow y'n linenn = 7</text:p>
      <text:p text:style-name="P3">ow MAB Abel YW LEdhys</text:p>
      <text:p text:style-name="P3"/>
      <text:p text:style-name="P3">mayth:1 <text:s/>ov:1 <text:s/>genys:2 <text:s/>dhe:1 <text:s/>veur:1 <text:s/>bayn:1 <text:s/>.:0</text:p>
      <text:p text:style-name="P3">Niver a sylabennow y'n linenn = 7</text:p>
      <text:p text:style-name="P3">mayth OV GEnys dhe VEUR BAYN</text:p>
      <text:p text:style-name="P3"/>
      <text:p text:style-name="P3">Sorr:1 <text:s/>Dyw:1 <text:s/>ha:1 <text:s/>trobel:2 <text:s/>pub:1 <text:s/>tu:1</text:p>
      <text:p text:style-name="P3">Niver a sylabennow y'n linenn = 7</text:p>
      <text:p text:style-name="P3">SORR DYW ha TRObel PUB TU</text:p>
      <text:p text:style-name="P3"/>
      <text:p text:style-name="P3">yma:2 <text:s/>pub:1 <text:s/>eur:1 <text:s/>ow:1 <text:s/>kressya:2</text:p>
      <text:p text:style-name="P3">Niver a sylabennow y'n linenn = 7</text:p>
      <text:p text:style-name="P3">yMA PUB EUR ow KRESSya</text:p>
      <text:p text:style-name="P3"/>
      <text:p text:style-name="P3">y'n:1 <text:s/>bys:1 <text:s/>ma:1 <text:s/>.:0 <text:s/>Hedra:2 <text:s/>vyn:1 <text:s/>byw:1</text:p>
      <text:p text:style-name="P3">Niver a sylabennow y'n linenn = 7</text:p>
      <text:p text:style-name="P3">Y'N <text:s text:c="2"/>BYS ma <text:s/>HEdra VYN BYW</text:p>
      <text:p text:style-name="P3"/>
      <text:p text:style-name="P3">ov:1 <text:s/>sur:1 <text:s/>y:1 <text:s/>hwra:1 <text:s/>paynya:2 <text:s/>.:0</text:p>
      <text:p text:style-name="P3"><text:soft-page-break/>Niver a sylabennow y'n linenn = 6</text:p>
      <text:p text:style-name="P3">OV SUR y HWRA PAYNya</text:p>
      <text:p text:style-name="P3"/>
      <text:p text:style-name="P3">Ny'm:1 <text:s/>beus:1 <text:s/>joy:1 <text:s/>a:1 <text:s/>dra:1 <text:s/>y'n:1 <text:s/>bys:1 <text:s/>.:0</text:p>
      <text:p text:style-name="P3">Niver a sylabennow y'n linenn = 7</text:p>
      <text:p text:style-name="P3">NY'M <text:s/>BEUS JOY a DRA Y'N <text:s text:c="2"/>BYS</text:p>
      <text:p text:style-name="P3"/>
      <text:p text:style-name="P3"/>
      <text:p text:style-name="P3"/>
      <text:p text:style-name="P3"/>
      <text:p text:style-name="P3"/>
      <text:p text:style-name="P3">Out:1 <text:s/>,:0 <text:s/>ellas:2 <text:s/>,:0 <text:s/>pandr:1 <text:s/>':0 <text:s/>a:1 <text:s/>vydh:1 <text:s/>gwrys:1</text:p>
      <text:p text:style-name="P3">?:0</text:p>
      <text:p text:style-name="P3">Niver a sylabennow y'n linenn = 7</text:p>
      <text:p text:style-name="P3">OUT <text:s/>Ellas <text:s/>PANDR <text:s/>a VYDH GWRYS</text:p>
      <text:p text:style-name="P3"/>
      <text:p text:style-name="P3">Hemma:2 <text:s/>yw:1 <text:s/>yeyn:2 <text:s/>nowodhow:3 <text:s/>.:0</text:p>
      <text:p text:style-name="P3">Niver a sylabennow y'n linenn = 8</text:p>
      <text:p text:style-name="P3">HEMma YW Yeyn noWOdhow</text:p>
      <text:p text:style-name="P3"/>
      <text:p text:style-name="P3">Ow:1 <text:s/>holonn:2 <text:s/>yth:1 <text:s/>yw:1 <text:s/>terrys:2 <text:s/>;:0</text:p>
      <text:p text:style-name="P3">Niver a sylabennow y'n linenn = 7</text:p>
      <text:p text:style-name="P3">ow HOlonn yth YW TERrys</text:p>
      <text:p text:style-name="P3"/>
      <text:p text:style-name="P3">Fynnsen:2 <text:s/>ow:1 <text:s/>bosav:2 <text:s/>marow:2 <text:s/>.:0</text:p>
      <text:p text:style-name="P3">Niver a sylabennow y'n linenn = 7</text:p>
      <text:p text:style-name="P3">FYNNsen ow BOsav MArow</text:p>
      <text:p text:style-name="P3"/>
      <text:p text:style-name="P3">Soweth:2 <text:s/>bythkweth:2 <text:s/>bos:1 <text:s/>formys:2 <text:s/>!:0</text:p>
      <text:p text:style-name="P3">Niver a sylabennow y'n linenn = 7</text:p>
      <text:p text:style-name="P3">soWETH BYTHkweth BOS FORmy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:1 <text:s/>,:0 <text:s/>ty:1 <text:s/>Kaym:1 <text:s/>,:0 <text:s/>emskemunys:4 <text:s/>,:0</text:p>
      <text:p text:style-name="P3">Niver a sylabennow y'n linenn = 7</text:p>
      <text:p text:style-name="P3">a <text:s/>TY KAYM <text:s/>emskeMUnys</text:p>
      <text:p text:style-name="P3"/>
      <text:p text:style-name="P3">ow:1 <text:s/>molleth:2 <text:s/>dhiso:2 <text:s/>pub:1 <text:s/>prys:1 <text:s/>!:0</text:p>
      <text:p text:style-name="P3">Niver a sylabennow y'n linenn = 7</text:p>
      <text:p text:style-name="P3">ow MOlleth DHIso PUB PRYS</text:p>
      <text:p text:style-name="P3"/>
      <text:p text:style-name="P3">Henna:2 <text:s/>o:1 <text:s/>gwann-ober:3 <text:s/>gwrys:1 <text:s/>,:0</text:p>
      <text:p text:style-name="P3">Niver a sylabennow y'n linenn = 7</text:p>
      <text:p text:style-name="P3">HENna O gwann-Ober GWRYS</text:p>
      <text:p text:style-name="P3"/>
      <text:p text:style-name="P3"><text:soft-page-break/>may:1 <text:s/>ma:1 <text:s/>Dyw:1 <text:s/>ha'n:1 <text:s/>nor:1 <text:s/>keffrys:2</text:p>
      <text:p text:style-name="P3">Niver a sylabennow y'n linenn = 7</text:p>
      <text:p text:style-name="P3">may ma DYW HA'N <text:s text:c="2"/>NOR KEFfrys</text:p>
      <text:p text:style-name="P3"/>
      <text:p text:style-name="P3">warnas:2 <text:s/>pub:1 <text:s/>eur:1 <text:s/>ow:1 <text:s/>kria:2 <text:s/>.:0</text:p>
      <text:p text:style-name="P3">Niver a sylabennow y'n linenn = 7</text:p>
      <text:p text:style-name="P3">WARnas PUB EUR ow KRIa</text:p>
      <text:p text:style-name="P3"/>
      <text:p text:style-name="P3">Rakhenna:3 <text:s/>,:0 <text:s/>wosa:2 <text:s/>hemma:2 <text:s/>,:0</text:p>
      <text:p text:style-name="P3">Niver a sylabennow y'n linenn = 7</text:p>
      <text:p text:style-name="P3">rakHENna <text:s/>WOsa HEMma</text:p>
      <text:p text:style-name="P3"/>
      <text:p text:style-name="P3">nevra:2 <text:s/>ny:1 <text:s/>wren:1 <text:s/>rejoysya:3 <text:s/>,:0</text:p>
      <text:p text:style-name="P3">Niver a sylabennow y'n linenn = 7</text:p>
      <text:p text:style-name="P3">NEvra ny WREN reJOYSya</text:p>
      <text:p text:style-name="P3"/>
      <text:p text:style-name="P3">mes:1 <text:s/>pub:1 <text:s/>eur:1 <text:s/>oll:1 <text:s/>ow:1 <text:s/>mornya:2</text:p>
      <text:p text:style-name="P3">Niver a sylabennow y'n linenn = 7</text:p>
      <text:p text:style-name="P3">mes PUB EUR OLL ow MORNya</text:p>
      <text:p text:style-name="P3"/>
      <text:p text:style-name="P3">heb:1 <text:s/>joy:1 <text:s/>vydh:1 <text:s/>na:1 <text:s/>lowena:3</text:p>
      <text:p text:style-name="P3">Niver a sylabennow y'n linenn = 7</text:p>
      <text:p text:style-name="P3">HEB JOY VYDH na loWEna</text:p>
      <text:p text:style-name="P3"/>
      <text:p text:style-name="P3">der:1 <text:s/>dha:1 <text:s/>wann-ober:3 <text:s/>omma:2 <text:s/>.:0</text:p>
      <text:p text:style-name="P3">Niver a sylabennow y'n linenn = 7</text:p>
      <text:p text:style-name="P3">DER dha wann-Ober OMma</text:p>
      <text:p text:style-name="P3"/>
      <text:p text:style-name="P3">Rakhenna:3 <text:s/>voyd:1 <text:s/>alemma:3 <text:s/>,:0</text:p>
      <text:p text:style-name="P3">Niver a sylabennow y'n linenn = 7</text:p>
      <text:p text:style-name="P3">rakHENna VOYD aLEMma</text:p>
      <text:p text:style-name="P3"/>
      <text:p text:style-name="P3">na:1 <text:s/>hwila:2 <text:s/>agan:2 <text:s/>'nia:2 <text:s/>,:0</text:p>
      <text:p text:style-name="P3">Niver a sylabennow y'n linenn = 7</text:p>
      <text:p text:style-name="P3">na HWIla Agan 'NIa</text:p>
      <text:p text:style-name="P3"/>
      <text:p text:style-name="P3">mab:1 <text:s/>mollothow:3 <text:s/>par:1 <text:s/>dell:1 <text:s/>os:1 <text:s/>.:0</text:p>
      <text:p text:style-name="P3">Niver a sylabennow y'n linenn = 7</text:p>
      <text:p text:style-name="P3">MAB moLLOthow PAR dell OS</text:p>
      <text:p text:style-name="P3"/>
      <text:p text:style-name="P3">Ow:1 <text:s/>molleth:2 <text:s/>dhiso:2 <text:s/>pub:1 <text:s/>prys:1 <text:s/>,:0</text:p>
      <text:p text:style-name="P3">Niver a sylabennow y'n linenn = 7</text:p>
      <text:p text:style-name="P3">ow MOlleth DHIso PUB PRYS</text:p>
      <text:p text:style-name="P3"/>
      <text:p text:style-name="P3">ha:1 <text:s/>molleth:2 <text:s/>dha:1 <text:s/>das:1 <text:s/>keffrys:2</text:p>
      <text:p text:style-name="P3">Niver a sylabennow y'n linenn = 7</text:p>
      <text:p text:style-name="P3">ha MOlleth dha DAS KEFfrys</text:p>
      <text:p text:style-name="P3"/>
      <text:p text:style-name="P3">ty:1 <text:s/>a'fydh:2 <text:s/>y'n:1 <text:s/>jydh:1 <text:s/>ha'n:1 <text:s/>nos:1 <text:s/>.:0</text:p>
      <text:p text:style-name="P3">Niver a sylabennow y'n linenn = 7</text:p>
      <text:p text:style-name="P3">TY A'fydh Y'N <text:s text:c="2"/>JYDH HA'N <text:s text:c="2"/>NOS</text:p>
      <text:p text:style-name="P3"/>
      <text:p text:style-name="P3"><text:soft-page-break/></text:p>
      <text:p text:style-name="P3"/>
      <text:p text:style-name="P3"/>
      <text:p text:style-name="P3"/>
      <text:p text:style-name="P3">My:1 <text:s/>ny:1 <text:s/>wrav:1 <text:s/>vri:1 <text:s/>a:1 <text:s/>henna:2 <text:s/>.:0</text:p>
      <text:p text:style-name="P3">Niver a sylabennow y'n linenn = 7</text:p>
      <text:p text:style-name="P3">MY ny WRAV VRI a HENna</text:p>
      <text:p text:style-name="P3"/>
      <text:p text:style-name="P3">My:1 <text:s/>a:1 <text:s/>lever:2 <text:s/>dhis:1 <text:s/>,:0 <text:s/>dama:2 <text:s/>,:0</text:p>
      <text:p text:style-name="P3">Niver a sylabennow y'n linenn = 7</text:p>
      <text:p text:style-name="P3">MY a LEver DHIS <text:s/>DAma</text:p>
      <text:p text:style-name="P3"/>
      <text:p text:style-name="P3">kemmys:2 <text:s/>mollothow:3 <text:s/>omma:2 <text:s/>,:0</text:p>
      <text:p text:style-name="P3">Niver a sylabennow y'n linenn = 7</text:p>
      <text:p text:style-name="P3">KEMmys moLLOthow OMma</text:p>
      <text:p text:style-name="P3"/>
      <text:p text:style-name="P3">my:1 <text:s/>a:1 <text:s/>woer:1 <text:s/>!:0 <text:s/>Ny:1 <text:s/>sewenav:3</text:p>
      <text:p text:style-name="P3">Niver a sylabennow y'n linenn = 7</text:p>
      <text:p text:style-name="P3">MY a WOER <text:s/>ny seWEnav</text:p>
      <text:p text:style-name="P3"/>
      <text:p text:style-name="P3">nevra:2 <text:s/>y'n:1 <text:s/>bys:1 <text:s/>.:0</text:p>
      <text:p text:style-name="P3">Niver a sylabennow y'n linenn = 4</text:p>
      <text:p text:style-name="P3">NEvra Y'N <text:s text:c="2"/>BYS</text:p>
      <text:p text:style-name="P3"/>
      <text:p text:style-name="P3">Rakhenna:3 <text:s/>mos:1 <text:s/>alemma:3</text:p>
      <text:p text:style-name="P3">Niver a sylabennow y'n linenn = 7</text:p>
      <text:p text:style-name="P3">rakHENna MOS aLEMma</text:p>
      <text:p text:style-name="P3"/>
      <text:p text:style-name="P3">my:1 <text:s/>a:1 <text:s/>vynn:1 <text:s/>;:0 <text:s/>ny:1 <text:s/>wonn:1 <text:s/>py:1 <text:s/>le:1 <text:s/>.:0</text:p>
      <text:p text:style-name="P3">Niver a sylabennow y'n linenn = 7</text:p>
      <text:p text:style-name="P3">MY a VYNN <text:s/>ny WONN PY LE</text:p>
      <text:p text:style-name="P3"/>
      <text:p text:style-name="P3">Malbew:2 <text:s/>edrek:2 <text:s/>eus:1 <text:s/>dhymmo:2</text:p>
      <text:p text:style-name="P3">Niver a sylabennow y'n linenn = 7</text:p>
      <text:p text:style-name="P3">MALbew Edrek EUS DHYMmo</text:p>
      <text:p text:style-name="P3"/>
      <text:p text:style-name="P3">an:1 <text:s/>chorl:1 <text:s/>Abel:2 <text:s/>'wos:1 <text:s/>ladha:2 <text:s/>,:0</text:p>
      <text:p text:style-name="P3">Niver a sylabennow y'n linenn = 7</text:p>
      <text:p text:style-name="P3">an CHORL Abel 'WOS LAdha</text:p>
      <text:p text:style-name="P3"/>
      <text:p text:style-name="P3">rag:1 <text:s/>bythkweth:2 <text:s/>my:1 <text:s/>ny'n:1 <text:s/>kerys:2 <text:s/>.:0</text:p>
      <text:p text:style-name="P3">Niver a sylabennow y'n linenn = 7</text:p>
      <text:p text:style-name="P3">rag BYTHkweth MY NY'N <text:s text:c="2"/>KErys</text:p>
      <text:p text:style-name="P3"/>
      <text:p text:style-name="P3">Avoydyama:4 <text:s/>.:0</text:p>
      <text:p text:style-name="P3">Niver a sylabennow y'n linenn = 4</text:p>
      <text:p text:style-name="P3">avoydYAma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Kuntell:2 <text:s/>warbarth:2 <text:s/>ow:1 <text:s/>fygans:2 <text:s/>::0</text:p>
      <text:p text:style-name="P3">Niver a sylabennow y'n linenn = 7</text:p>
      <text:p text:style-name="P3">KUNtell warBARTH ow fyGANS</text:p>
      <text:p text:style-name="P3"/>
      <text:p text:style-name="P3">my:1 <text:s/>a:1 <text:s/>vynn:1 <text:s/>mos:1 <text:s/>pur:1 <text:s/>uskis:2</text:p>
      <text:p text:style-name="P3">Niver a sylabennow y'n linenn = 7</text:p>
      <text:p text:style-name="P3">MY a VYNN MOS PUR Uskis</text:p>
      <text:p text:style-name="P3"/>
      <text:p text:style-name="P3">ha:1 <text:s/>wosa:2 <text:s/>hemma:2 <text:s/>dihwans:2 <text:s/>,:0</text:p>
      <text:p text:style-name="P3">Niver a sylabennow y'n linenn = 7</text:p>
      <text:p text:style-name="P3">ha WOsa HEMma diHWANS</text:p>
      <text:p text:style-name="P3"/>
      <text:p text:style-name="P3">pell:1 <text:s/>y'n:1 <text:s/>difeyth:2 <text:s/>dhe:1 <text:s/>wandra:2 <text:s/>.:0</text:p>
      <text:p text:style-name="P3">Niver a sylabennow y'n linenn = 7</text:p>
      <text:p text:style-name="P3">PELL Y'N <text:s text:c="2"/>diFEYTH dhe WANdra</text:p>
      <text:p text:style-name="P3"/>
      <text:p text:style-name="P3"/>
      <text:p text:style-name="P3"/>
      <text:p text:style-name="P3"/>
      <text:p text:style-name="P3"/>
      <text:p text:style-name="P3">A:1 <text:s/>Kaym:1 <text:s/>,:0 <text:s/>Kaym:1 <text:s/>,:0 <text:s/>ow:1 <text:s/>fries:2 <text:s/>ker:1 <text:s/>,:0</text:p>
      <text:p text:style-name="P3">Niver a sylabennow y'n linenn = 7</text:p>
      <text:p text:style-name="P3">a KAYM <text:s/>KAYM <text:s/>ow FRIes KER</text:p>
      <text:p text:style-name="P3"/>
      <text:p text:style-name="P3">ty:1 <text:s/>a:1 <text:s/>wrug:1 <text:s/>pur:1 <text:s/>dhrog:1 <text:s/>ober:2</text:p>
      <text:p text:style-name="P3">Niver a sylabennow y'n linenn = 7</text:p>
      <text:p text:style-name="P3">TY a WRUG PUR DHROG Ober</text:p>
      <text:p text:style-name="P3"/>
      <text:p text:style-name="P3">dhe:1 <text:s/>ladha:2 <text:s/>Abel:2 <text:s/>,:0 <text:s/>den:1 <text:s/>da:1 <text:s/>.:0</text:p>
      <text:p text:style-name="P3">Niver a sylabennow y'n linenn = 7</text:p>
      <text:p text:style-name="P3">dhe LAdha Abel <text:s/>DEN D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ha:1 <text:s/>own:1 <text:s/>vroder:2 <text:s/>yth:1 <text:s/>ova:2 <text:s/>,:0</text:p>
      <text:p text:style-name="P3">Niver a sylabennow y'n linenn = 7</text:p>
      <text:p text:style-name="P3">dha OWN VROder yth Ova</text:p>
      <text:p text:style-name="P3"/>
      <text:p text:style-name="P3">ha'w:1 <text:s/>broder:2 <text:s/>vy:1 <text:s/>maga:2 <text:s/>ta:1 <text:s/>.:0</text:p>
      <text:p text:style-name="P3">Niver a sylabennow y'n linenn = 7</text:p>
      <text:p text:style-name="P3">HA'W <text:s text:c="2"/>BROder vy MAga TA</text:p>
      <text:p text:style-name="P3"/>
      <text:p text:style-name="P3"><text:soft-page-break/>Rag:1 <text:s/>henna:2 <text:s/>erbynn:2 <text:s/>kinda:2</text:p>
      <text:p text:style-name="P3">Niver a sylabennow y'n linenn = 7</text:p>
      <text:p text:style-name="P3">rag HENna ERbynn KINda</text:p>
      <text:p text:style-name="P3"/>
      <text:p text:style-name="P3">yth:1 <text:s/>o:1 <text:s/>dhis:1 <text:s/>mos:1 <text:s/>dh'y:1 <text:s/>ladha:2 <text:s/>.:0</text:p>
      <text:p text:style-name="P3">Niver a sylabennow y'n linenn = 7</text:p>
      <text:p text:style-name="P3">yth O DHIS MOS DH'Y <text:s text:c="2"/>LAdha</text:p>
      <text:p text:style-name="P3"/>
      <text:p text:style-name="P3">Sorr:1 <text:s/>Dyw:1 <text:s/>yma:2 <text:s/>dhyn:1 <text:s/>ragdho:2 <text:s/>.:0</text:p>
      <text:p text:style-name="P3">Niver a sylabennow y'n linenn = 7</text:p>
      <text:p text:style-name="P3">SORR DYW yMA DHYN RAGdho</text:p>
      <text:p text:style-name="P3"/>
      <text:p text:style-name="P3"/>
      <text:p text:style-name="P3"/>
      <text:p text:style-name="P3"/>
      <text:p text:style-name="P3"/>
      <text:p text:style-name="P3">Tetivali:4 <text:s/>!:0 <text:s/>Bramm:1 <text:s/>an:1 <text:s/>gath:1 <text:s/>!:0</text:p>
      <text:p text:style-name="P3">Niver a sylabennow y'n linenn = 7</text:p>
      <text:p text:style-name="P3">tetiVAli <text:s/>BRAMM an GATH</text:p>
      <text:p text:style-name="P3"/>
      <text:p text:style-name="P3">Nyns:1 <text:s/>eus:1 <text:s/>edrek:2 <text:s/>dhymmo:2 <text:s/>hwath:1</text:p>
      <text:p text:style-name="P3">Niver a sylabennow y'n linenn = 7</text:p>
      <text:p text:style-name="P3">nyns EUS Edrek DHYMmo HWATH</text:p>
      <text:p text:style-name="P3"/>
      <text:p text:style-name="P3">awos:2 <text:s/>an:1 <text:s/>keth:1 <text:s/>ober:2 <text:s/>na:1 <text:s/>.:0</text:p>
      <text:p text:style-name="P3">Niver a sylabennow y'n linenn = 7</text:p>
      <text:p text:style-name="P3">Awos an KETH Ober n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w:1 <text:s/>fries:2 <text:s/>,:0 <text:s/>gwellha:2 <text:s/>dha:1 <text:s/>jer:1 <text:s/>.:0</text:p>
      <text:p text:style-name="P3">Niver a sylabennow y'n linenn = 7</text:p>
      <text:p text:style-name="P3">ow FRIes <text:s/>GWELLha dha JER</text:p>
      <text:p text:style-name="P3"/>
      <text:p text:style-name="P3">Gas:1 <text:s/>dha:1 <text:s/>oela:2 <text:s/>ha'th:1 <text:s/>usa:2 <text:s/>.:0</text:p>
      <text:p text:style-name="P3">Niver a sylabennow y'n linenn = 7</text:p>
      <text:p text:style-name="P3">GAS dha OEla HA'TH Usa</text:p>
      <text:p text:style-name="P3"/>
      <text:p text:style-name="P3">Gwren:1 <text:s/>grassa:2 <text:s/>dh'agan:2 <text:s/>maker:2</text:p>
      <text:p text:style-name="P3">Niver a sylabennow y'n linenn = 7</text:p>
      <text:p text:style-name="P3">GWREN GRASsa DH'Agan MAker</text:p>
      <text:p text:style-name="P3"/>
      <text:p text:style-name="P3"><text:soft-page-break/>a'gan:2 <text:s/>lavur:2 <text:s/>y'n:1 <text:s/>bys:1 <text:s/>ma:1 <text:s/>;:0</text:p>
      <text:p text:style-name="P3">Niver a sylabennow y'n linenn = 7</text:p>
      <text:p text:style-name="P3">A'gan LAvur Y'N <text:s text:c="2"/>BYS ma</text:p>
      <text:p text:style-name="P3"/>
      <text:p text:style-name="P3">ni:1 <text:s/>a'n:1 <text:s/>dendilas:3 <text:s/>,:0 <text:s/>ha:1 <text:s/>moy:1 <text:s/>.:0</text:p>
      <text:p text:style-name="P3">Niver a sylabennow y'n linenn = 7</text:p>
      <text:p text:style-name="P3">NI A'N <text:s text:c="2"/>denDIlas <text:s/>ha MOY</text:p>
      <text:p text:style-name="P3"/>
      <text:p text:style-name="P3">Rakhenna:3 <text:s/>,:0 <text:s/>wosa:2 <text:s/>hemma:2 <text:s/>,:0</text:p>
      <text:p text:style-name="P3">Niver a sylabennow y'n linenn = 7</text:p>
      <text:p text:style-name="P3">rakHENna <text:s/>WOsa HEMma</text:p>
      <text:p text:style-name="P3"/>
      <text:p text:style-name="P3">yn:1 <text:s/>chast:1 <text:s/>gwren:1 <text:s/>ni:1 <text:s/>kesvywa:3 <text:s/>;:0</text:p>
      <text:p text:style-name="P3">Niver a sylabennow y'n linenn = 7</text:p>
      <text:p text:style-name="P3">YN CHAST GWREN NI kesVYwa</text:p>
      <text:p text:style-name="P3"/>
      <text:p text:style-name="P3">ha:1 <text:s/>carnal:2 <text:s/>joy:1 <text:s/>y'n:1 <text:s/>bys:1 <text:s/>ma:1</text:p>
      <text:p text:style-name="P3">Niver a sylabennow y'n linenn = 7</text:p>
      <text:p text:style-name="P3">ha CARnal JOY Y'N <text:s text:c="2"/>BYS ma</text:p>
      <text:p text:style-name="P3"/>
      <text:p text:style-name="P3">ni:1 <text:s/>a:1 <text:s/>vynn:1 <text:s/>warbarth:2 <text:s/>nagha:2 <text:s/>,:0</text:p>
      <text:p text:style-name="P3">Niver a sylabennow y'n linenn = 7</text:p>
      <text:p text:style-name="P3">NI a VYNN warBARTH NAgha</text:p>
      <text:p text:style-name="P3"/>
      <text:p text:style-name="P3">der:1 <text:s/>vodh:1 <text:s/>an:1 <text:s/>Tas:1 <text:s/>a:1 <text:s/>Versi:2 <text:s/>.:0</text:p>
      <text:p text:style-name="P3">Niver a sylabennow y'n linenn = 7</text:p>
      <text:p text:style-name="P3">DER VODH an TAS a VERsi</text:p>
      <text:p text:style-name="P3"/>
      <text:p text:style-name="P3"/>
      <text:p text:style-name="P3"/>
      <text:p text:style-name="P3"/>
      <text:p text:style-name="P3"/>
      <text:p text:style-name="P3">Adam:2 <text:s/>,:0 <text:s/>na:1 <text:s/>wredh:1 <text:s/>yndella:3</text:p>
      <text:p text:style-name="P3">Niver a sylabennow y'n linenn = 7</text:p>
      <text:p text:style-name="P3">Adam <text:s/>na WREDH ynDElla</text:p>
      <text:p text:style-name="P3"/>
      <text:p text:style-name="P3">bywa:2 <text:s/>y'n:1 <text:s/>keth:1 <text:s/>ordyr:2 <text:s/>na:1 <text:s/>.:0</text:p>
      <text:p text:style-name="P3">Niver a sylabennow y'n linenn = 7</text:p>
      <text:p text:style-name="P3">BYwa Y'N <text:s text:c="2"/>KETH ORdyr na</text:p>
      <text:p text:style-name="P3"/>
      <text:p text:style-name="P3">Dha:1 <text:s/>has:1 <text:s/>a:1 <text:s/>wra:1 <text:s/>ynkressya:3</text:p>
      <text:p text:style-name="P3">Niver a sylabennow y'n linenn = 7</text:p>
      <text:p text:style-name="P3">dha HAS a WRA ynKRESSya</text:p>
      <text:p text:style-name="P3"/>
      <text:p text:style-name="P3">heb:1 <text:s/>nomber:2 <text:s/>dhe:1 <text:s/>akontya:3 <text:s/>.:0</text:p>
      <text:p text:style-name="P3">Niver a sylabennow y'n linenn = 7</text:p>
      <text:p text:style-name="P3">HEB NOMber dhe aKONTya</text:p>
      <text:p text:style-name="P3"/>
      <text:p text:style-name="P3">Yndella:3 <text:s/>yth:1 <text:s/>yw:1 <text:s/>apoyntys:3 <text:s/>.:0</text:p>
      <text:p text:style-name="P3">Niver a sylabennow y'n linenn = 8</text:p>
      <text:p text:style-name="P3">ynDElla yth YW aPOYNtys</text:p>
      <text:p text:style-name="P3"/>
      <text:p text:style-name="P3"><text:soft-page-break/>Ty:1 <text:s/>a:1 <text:s/>'fydh:1 <text:s/>mab:1 <text:s/>dineythys:3</text:p>
      <text:p text:style-name="P3">Niver a sylabennow y'n linenn = 7</text:p>
      <text:p text:style-name="P3">TY a 'FYDH MAB diNEYthys</text:p>
      <text:p text:style-name="P3"/>
      <text:p text:style-name="P3">a'th:1 <text:s/>korf:1 <text:s/>sur:1 <text:s/>,:0 <text:s/>na:1 <text:s/>wra:1 <text:s/>doutya:2 <text:s/>.:0</text:p>
      <text:p text:style-name="P3">Niver a sylabennow y'n linenn = 7</text:p>
      <text:p text:style-name="P3">A'TH KORF SUR <text:s/>na WRA DOUTya</text:p>
      <text:p text:style-name="P3"/>
      <text:p text:style-name="P3">Henna:2 <text:s/>a:1 <text:s/>vydh:1 <text:s/>haval:2 <text:s/>dhis:1</text:p>
      <text:p text:style-name="P3">Niver a sylabennow y'n linenn = 7</text:p>
      <text:p text:style-name="P3">HENna a VYDH HAval DHIS</text:p>
      <text:p text:style-name="P3"/>
      <text:p text:style-name="P3">na:1 <text:s/>yll:1 <text:s/>den:1 <text:s/>bos:1 <text:s/>havalla:3 <text:s/>,:0</text:p>
      <text:p text:style-name="P3">Niver a sylabennow y'n linenn = 7</text:p>
      <text:p text:style-name="P3">na YLL DEN BOS haVAlla</text:p>
      <text:p text:style-name="P3"/>
      <text:p text:style-name="P3">ha:1 <text:s/>genev:2 <text:s/>y:1 <text:s/>fydh:1 <text:s/>kerys:2 <text:s/>.:0</text:p>
      <text:p text:style-name="P3">Niver a sylabennow y'n linenn = 7</text:p>
      <text:p text:style-name="P3">ha GEnev y FYDH KEry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rloedh:2 <text:s/>,:0 <text:s/>bennigys:3 <text:s/>re:1 <text:s/>bi:1 <text:s/>,:0</text:p>
      <text:p text:style-name="P3">Niver a sylabennow y'n linenn = 7</text:p>
      <text:p text:style-name="P3">ARloedh <text:s/>benNIgys re BI</text:p>
      <text:p text:style-name="P3"/>
      <text:p text:style-name="P3">orth:1 <text:s/>ow:1 <text:s/>gwarnya:2 <text:s/>yndella:3 <text:s/>.:0</text:p>
      <text:p text:style-name="P3">Niver a sylabennow y'n linenn = 7</text:p>
      <text:p text:style-name="P3">ORTH ow GWARNya ynDElla</text:p>
      <text:p text:style-name="P3"/>
      <text:p text:style-name="P3">Dha:1 <text:s/>volonjedh:3 <text:s/>pur:1 <text:s/>dhevri:2</text:p>
      <text:p text:style-name="P3">Niver a sylabennow y'n linenn = 7</text:p>
      <text:p text:style-name="P3">dha voLONjedh PUR dheVRI</text:p>
      <text:p text:style-name="P3"/>
      <text:p text:style-name="P3">re:1 <text:s/>bo:1 <text:s/>kollenwys:3 <text:s/>nevra:2 <text:s/>.:0</text:p>
      <text:p text:style-name="P3">Niver a sylabennow y'n linenn = 7</text:p>
      <text:p text:style-name="P3">re bo koLLENwys NEvra</text:p>
      <text:p text:style-name="P3"/>
      <text:p text:style-name="P3"/>
      <text:p text:style-name="P3"/>
      <text:p text:style-name="P3"/>
      <text:p text:style-name="P3"/>
      <text:p text:style-name="P3"><text:soft-page-break/>Kalmana:3 <text:s/>ow:1 <text:s/>hwoer:1 <text:s/>,:0 <text:s/>fisten:2 <text:s/>,:0</text:p>
      <text:p text:style-name="P3">Niver a sylabennow y'n linenn = 7</text:p>
      <text:p text:style-name="P3">kalMAna ow HWOER <text:s/>FIsten</text:p>
      <text:p text:style-name="P3"/>
      <text:p text:style-name="P3">gas:1 <text:s/>ni:1 <text:s/>dhe:1 <text:s/>vos:1 <text:s/>alemma:3 <text:s/>,:0</text:p>
      <text:p text:style-name="P3">Niver a sylabennow y'n linenn = 7</text:p>
      <text:p text:style-name="P3">GAS NI dhe VOS aLEMma</text:p>
      <text:p text:style-name="P3"/>
      <text:p text:style-name="P3">rag:1 <text:s/>nans:1 <text:s/>yw:1 <text:s/>hi:1 <text:s/>prys:1 <text:s/>yn:1 <text:s/>tien:2</text:p>
      <text:p text:style-name="P3">Niver a sylabennow y'n linenn = 8</text:p>
      <text:p text:style-name="P3">rag NANS YW HI PRYS YN TIen</text:p>
      <text:p text:style-name="P3"/>
      <text:p text:style-name="P3">mayth:1 <text:s/>yw:1 <text:s/>res:1 <text:s/>yn:1 <text:s/>kerdh:1 <text:s/>vyajya:3 <text:s/>.:0</text:p>
      <text:p text:style-name="P3">Niver a sylabennow y'n linenn = 8</text:p>
      <text:p text:style-name="P3">mayth YW RES YN KERDH vyAJya</text:p>
      <text:p text:style-name="P3"/>
      <text:p text:style-name="P3">Degyn:2 <text:s/>genen:2 <text:s/>agan:2 <text:s/>pygans:2 <text:s/>,:0</text:p>
      <text:p text:style-name="P3">Niver a sylabennow y'n linenn = 8</text:p>
      <text:p text:style-name="P3">DEgyn GEnen Agan pyGANS</text:p>
      <text:p text:style-name="P3"/>
      <text:p text:style-name="P3">par:1 <text:s/>dell:1 <text:s/>osta:2 <text:s/>ow:1 <text:s/>fries:2</text:p>
      <text:p text:style-name="P3">Niver a sylabennow y'n linenn = 7</text:p>
      <text:p text:style-name="P3">PAR dell Osta ow FRIes</text:p>
      <text:p text:style-name="P3"/>
      <text:p text:style-name="P3">ha'w:1 <text:s/>hwoer:1 <text:s/>a-barth:2 <text:s/>mamm:1 <text:s/>ha:1 <text:s/>tas:1 <text:s/>.:0</text:p>
      <text:p text:style-name="P3">Niver a sylabennow y'n linenn = 7</text:p>
      <text:p text:style-name="P3">HA'W <text:s text:c="2"/>HWOER A-barth MAMM ha TAS</text:p>
      <text:p text:style-name="P3"/>
      <text:p text:style-name="P3">Gallas:2 <text:s/>genev:2 <text:s/>sorr:1 <text:s/>an:1 <text:s/>Tas:1</text:p>
      <text:p text:style-name="P3">Niver a sylabennow y'n linenn = 7</text:p>
      <text:p text:style-name="P3">GAllas GEnev SORR an TAS</text:p>
      <text:p text:style-name="P3"/>
      <text:p text:style-name="P3">rag:1 <text:s/>ladha:2 <text:s/>Abel:2 <text:s/>penn-bras:2 <text:s/>,:0</text:p>
      <text:p text:style-name="P3">Niver a sylabennow y'n linenn = 7</text:p>
      <text:p text:style-name="P3">rag LAdha Abel PENN-bras</text:p>
      <text:p text:style-name="P3"/>
      <text:p text:style-name="P3">ynwedh:2 <text:s/>molleth:2 <text:s/>mamm:1 <text:s/>ha:1 <text:s/>tas:1</text:p>
      <text:p text:style-name="P3">Niver a sylabennow y'n linenn = 7</text:p>
      <text:p text:style-name="P3">ynWEDH MOlleth MAMM ha TAS</text:p>
      <text:p text:style-name="P3"/>
      <text:p text:style-name="P3">res:1 <text:s/>yw:1 <text:s/>dhymmo:2 <text:s/>,:0 <text:s/>moy:1 <text:s/>es:1 <text:s/>kans:1 <text:s/>.:0</text:p>
      <text:p text:style-name="P3">Niver a sylabennow y'n linenn = 7</text:p>
      <text:p text:style-name="P3">RES YW DHYMmo <text:s/>MOY ES KANS</text:p>
      <text:p text:style-name="P3"/>
      <text:p text:style-name="P3"/>
      <text:p text:style-name="P3"/>
      <text:p text:style-name="P3"/>
      <text:p text:style-name="P3"/>
      <text:p text:style-name="P3">A:1 <text:s/>,:0 <text:s/>Kaym:1 <text:s/>,:0 <text:s/>ty:1 <text:s/>a:1 <text:s/>fyllis:2 <text:s/>meur:1</text:p>
      <text:p text:style-name="P3">Niver a sylabennow y'n linenn = 7</text:p>
      <text:p text:style-name="P3">a <text:s/>KAYM <text:s/>TY a FYllis MEUR</text:p>
      <text:p text:style-name="P3"/>
      <text:p text:style-name="P3"><text:soft-page-break/>rag:1 <text:s/>guthyl:2 <text:s/>an:1 <text:s/>keth:1 <text:s/>ober:2 <text:s/>;:0</text:p>
      <text:p text:style-name="P3">Niver a sylabennow y'n linenn = 7</text:p>
      <text:p text:style-name="P3">rag GUthyl an KETH Ober</text:p>
      <text:p text:style-name="P3"/>
      <text:p text:style-name="P3">ragdho:2 <text:s/>yth:1 <text:s/>os:1 <text:s/>milligys:3 <text:s/>.:0</text:p>
      <text:p text:style-name="P3">Niver a sylabennow y'n linenn = 7</text:p>
      <text:p text:style-name="P3">RAGdho yth OS miLLIgy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gan:2 <text:s/>tas:1 <text:s/>ha:1 <text:s/>mamm:1 <text:s/>Eva:2</text:p>
      <text:p text:style-name="P3">Niver a sylabennow y'n linenn = 7</text:p>
      <text:p text:style-name="P3">Agan TAS ha MAMM Eva</text:p>
      <text:p text:style-name="P3"/>
      <text:p text:style-name="P3">lowr:1 <text:s/>ymons:2 <text:s/>i:1 <text:s/>ow:1 <text:s/>mornya:2 <text:s/>.:0</text:p>
      <text:p text:style-name="P3">Niver a sylabennow y'n linenn = 7</text:p>
      <text:p text:style-name="P3">LOWR yMONS I ow MORNya</text:p>
      <text:p text:style-name="P3"/>
      <text:p text:style-name="P3">Gansa:2 <text:s/>ny:1 <text:s/>vydh:1 <text:s/>ankevys:3</text:p>
      <text:p text:style-name="P3">Niver a sylabennow y'n linenn = 7</text:p>
      <text:p text:style-name="P3">GANsa ny VYDH anKEvys</text:p>
      <text:p text:style-name="P3"/>
      <text:p text:style-name="P3">an:1 <text:s/>murder:2 <text:s/>bys:1 <text:s/>vynari:3 <text:s/>.:0</text:p>
      <text:p text:style-name="P3">Niver a sylabennow y'n linenn = 7</text:p>
      <text:p text:style-name="P3">an MURder BYS vyNAr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Kemmys:2 <text:s/>yw:1 <text:s/>gansa:2 <text:s/>mornys:2 <text:s/>,:0</text:p>
      <text:p text:style-name="P3">Niver a sylabennow y'n linenn = 7</text:p>
      <text:p text:style-name="P3">KEMmys YW GANsa MORnys</text:p>
      <text:p text:style-name="P3"/>
      <text:p text:style-name="P3">aga:2 <text:s/>holonn:2 <text:s/>yw:1 <text:s/>terrys:2</text:p>
      <text:p text:style-name="P3">Niver a sylabennow y'n linenn = 7</text:p>
      <text:p text:style-name="P3">Aga HOlonn YW TERrys</text:p>
      <text:p text:style-name="P3"/>
      <text:p text:style-name="P3">rag:1 <text:s/>kavow:2 <text:s/>,:0 <text:s/>bedhav:2 <text:s/>y:1 <text:s/>di:1 <text:s/>.:0</text:p>
      <text:p text:style-name="P3">Niver a sylabennow y'n linenn = 7</text:p>
      <text:p text:style-name="P3">rag KAvow <text:s/>BEdhav y DI</text:p>
      <text:p text:style-name="P3"/>
      <text:p text:style-name="P3"><text:soft-page-break/></text:p>
      <text:p text:style-name="P3"/>
      <text:p text:style-name="P3"/>
      <text:p text:style-name="P3"/>
      <text:p text:style-name="P3">Awos:2 <text:s/>henna:2 <text:s/>ny:1 <text:s/>wrav:1 <text:s/>vri:1 <text:s/>;:0</text:p>
      <text:p text:style-name="P3">Niver a sylabennow y'n linenn = 7</text:p>
      <text:p text:style-name="P3">Awos HENna ny WRAV VRI</text:p>
      <text:p text:style-name="P3"/>
      <text:p text:style-name="P3">na:1 <text:s/>anedha:3 <text:s/>i:1 <text:s/>bydh:1 <text:s/>moy:1 <text:s/>,:0</text:p>
      <text:p text:style-name="P3">Niver a sylabennow y'n linenn = 7</text:p>
      <text:p text:style-name="P3">na aNEdha I BYDH MOY</text:p>
      <text:p text:style-name="P3"/>
      <text:p text:style-name="P3">my:1 <text:s/>ny:1 <text:s/>settyav:2 <text:s/>gwel-gala:3 <text:s/>.:0</text:p>
      <text:p text:style-name="P3">Niver a sylabennow y'n linenn = 7</text:p>
      <text:p text:style-name="P3">MY ny SETTyav gwel-GAla</text:p>
      <text:p text:style-name="P3"/>
      <text:p text:style-name="P3">Genev:2 <text:s/>lowr:1 <text:s/>i:1 <text:s/>a:1 <text:s/>sorras:2</text:p>
      <text:p text:style-name="P3">Niver a sylabennow y'n linenn = 7</text:p>
      <text:p text:style-name="P3">GEnev LOWR I a SORras</text:p>
      <text:p text:style-name="P3"/>
      <text:p text:style-name="P3">hag:1 <text:s/>a'm:1 <text:s/>mollethis:3 <text:s/>mar:1 <text:s/>vras:1</text:p>
      <text:p text:style-name="P3">Niver a sylabennow y'n linenn = 7</text:p>
      <text:p text:style-name="P3">hag A'M <text:s/>moLLEthis mar VRAS</text:p>
      <text:p text:style-name="P3"/>
      <text:p text:style-name="P3">na:1 <text:s/>sewenav:3 <text:s/>,:0 <text:s/>gonn:1 <text:s/>yn:1 <text:s/>ta:1 <text:s/>,:0</text:p>
      <text:p text:style-name="P3">Niver a sylabennow y'n linenn = 7</text:p>
      <text:p text:style-name="P3">na seWEnav <text:s/>GONN YN TA</text:p>
      <text:p text:style-name="P3"/>
      <text:p text:style-name="P3">nevra:2 <text:s/>y'n:1 <text:s/>bys:1 <text:s/>.:0</text:p>
      <text:p text:style-name="P3">Niver a sylabennow y'n linenn = 4</text:p>
      <text:p text:style-name="P3">NEvra Y'N <text:s text:c="2"/>BYS</text:p>
      <text:p text:style-name="P3"/>
      <text:p text:style-name="P3">Rakhenna:3 <text:s/>deun:1 <text:s/>alemma:3</text:p>
      <text:p text:style-name="P3">Niver a sylabennow y'n linenn = 7</text:p>
      <text:p text:style-name="P3">rakHENna DEUN aLEMma</text:p>
      <text:p text:style-name="P3"/>
      <text:p text:style-name="P3">yn:1 <text:s/>pellder:2 <text:s/>dhiworth:2 <text:s/>ow:1 <text:s/>thas:1 <text:s/>.:0</text:p>
      <text:p text:style-name="P3">Niver a sylabennow y'n linenn = 7</text:p>
      <text:p text:style-name="P3">YN PELLder DHIworth ow THAS</text:p>
      <text:p text:style-name="P3"/>
      <text:p text:style-name="P3">Y'n:1 <text:s/>koesow:2 <text:s/>mynnav:2 <text:s/>bywa:2 <text:s/>,:0</text:p>
      <text:p text:style-name="P3">Niver a sylabennow y'n linenn = 7</text:p>
      <text:p text:style-name="P3">Y'N <text:s text:c="2"/>KOEsow MYNnav BYwa</text:p>
      <text:p text:style-name="P3"/>
      <text:p text:style-name="P3">po:1 <text:s/>yn:1 <text:s/>bushes:2 <text:s/>ha:1 <text:s/>brakes:2 <text:s/>bras:1 <text:s/>;:0</text:p>
      <text:p text:style-name="P3">Niver a sylabennow y'n linenn = 8</text:p>
      <text:p text:style-name="P3">po YN BUshes ha BRAkes BRAS</text:p>
      <text:p text:style-name="P3"/>
      <text:p text:style-name="P3">rag:1 <text:s/>ny:1 <text:s/>besyav:2 <text:s/>bos:1 <text:s/>gwelys:2</text:p>
      <text:p text:style-name="P3">Niver a sylabennow y'n linenn = 7</text:p>
      <text:p text:style-name="P3">rag ny BESyav BOS GWElys</text:p>
      <text:p text:style-name="P3"/>
      <text:p text:style-name="P3"><text:soft-page-break/>awos:2 <text:s/>mernans:2 <text:s/>.:0</text:p>
      <text:p text:style-name="P3">Niver a sylabennow y'n linenn = 4</text:p>
      <text:p text:style-name="P3">Awos MERnans</text:p>
      <text:p text:style-name="P3"/>
      <text:p text:style-name="P3">Rag:1 <text:s/>an:1 <text:s/>murder:2 <text:s/>o:1 <text:s/>mar:1 <text:s/>vras:1</text:p>
      <text:p text:style-name="P3">Niver a sylabennow y'n linenn = 7</text:p>
      <text:p text:style-name="P3">rag an MURder O mar VRAS</text:p>
      <text:p text:style-name="P3"/>
      <text:p text:style-name="P3">ny:1 <text:s/>yll:1 <text:s/>Dyw:1 <text:s/>dhymmo:2 <text:s/>gava:2 <text:s/>,:0</text:p>
      <text:p text:style-name="P3">Niver a sylabennow y'n linenn = 7</text:p>
      <text:p text:style-name="P3">ny YLL DYW DHYMmo GAva</text:p>
      <text:p text:style-name="P3"/>
      <text:p text:style-name="P3">na:1 <text:s/>ny:1 <text:s/>vedhav:2 <text:s/>yn:1 <text:s/>neb:1 <text:s/>kas:1</text:p>
      <text:p text:style-name="P3">Niver a sylabennow y'n linenn = 7</text:p>
      <text:p text:style-name="P3">na ny VEdhav YN NEB KAS</text:p>
      <text:p text:style-name="P3"/>
      <text:p text:style-name="P3">dhe'n:1 <text:s/>Tas:1 <text:s/>,:0 <text:s/>awos:2 <text:s/>diskudha:3 <text:s/>,:0</text:p>
      <text:p text:style-name="P3">Niver a sylabennow y'n linenn = 7</text:p>
      <text:p text:style-name="P3">DHE'N <text:s text:c="2"/>TAS <text:s/>Awos diSKUdha</text:p>
      <text:p text:style-name="P3"/>
      <text:p text:style-name="P3">unnweyth:2 <text:s/>dhe:1 <text:s/>hwilas:2 <text:s/>gevyans:2 <text:s/>.:0</text:p>
      <text:p text:style-name="P3">Niver a sylabennow y'n linenn = 7</text:p>
      <text:p text:style-name="P3">UNNweyth dhe HWIlas GEVyan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Yn:1 <text:s/>henna:2 <text:s/>yth:1 <text:s/>os:1 <text:s/>dhe:1 <text:s/>vlamya:2 <text:s/>.:0</text:p>
      <text:p text:style-name="P3">Niver a sylabennow y'n linenn = 8</text:p>
      <text:p text:style-name="P3">YN HENna yth OS dhe VLAMya</text:p>
      <text:p text:style-name="P3"/>
      <text:p text:style-name="P3">Dyw:1 <text:s/>a:1 <text:s/>settyas:2 <text:s/>merk:1 <text:s/>warnas:2 <text:s/>,:0</text:p>
      <text:p text:style-name="P3">Niver a sylabennow y'n linenn = 7</text:p>
      <text:p text:style-name="P3">DYW a SETTyas MERK WARnas</text:p>
      <text:p text:style-name="P3"/>
      <text:p text:style-name="P3">ewn:1 <text:s/>yn:1 <text:s/>korn:1 <text:s/>dha:1 <text:s/>dal:1 <text:s/>omma:2 <text:s/>,:0</text:p>
      <text:p text:style-name="P3">Niver a sylabennow y'n linenn = 7</text:p>
      <text:p text:style-name="P3">EWN YN KORN dha DAL OMma</text:p>
      <text:p text:style-name="P3"/>
      <text:p text:style-name="P3">hag:1 <text:s/>yndellma:3 <text:s/>y:1 <text:s/>leveris:3 <text:s/>,:0</text:p>
      <text:p text:style-name="P3">Niver a sylabennow y'n linenn = 8</text:p>
      <text:p text:style-name="P3">hag ynDELLma y leVEris</text:p>
      <text:p text:style-name="P3"/>
      <text:p text:style-name="P3"><text:soft-page-break/>an:1 <text:s/>geryow:2 <text:s/>ma:1 <text:s/>,:0 <text:s/>dhevri:2 <text:s/>::0</text:p>
      <text:p text:style-name="P3">Niver a sylabennow y'n linenn = 6</text:p>
      <text:p text:style-name="P3">an GERyow ma <text:s/>dheVRI</text:p>
      <text:p text:style-name="P3"/>
      <text:p text:style-name="P3">Pynagoll:3 <text:s/>den:1 <text:s/>a:1 <text:s/>wel:1 <text:s/>henna:2</text:p>
      <text:p text:style-name="P3">Niver a sylabennow y'n linenn = 8</text:p>
      <text:p text:style-name="P3">pyNAgoll DEN a WEL HENna</text:p>
      <text:p text:style-name="P3"/>
      <text:p text:style-name="P3">hag:1 <text:s/>a:1 <text:s/>wrello:2 <text:s/>dha:1 <text:s/>ladha:2 <text:s/>,:0</text:p>
      <text:p text:style-name="P3">Niver a sylabennow y'n linenn = 7</text:p>
      <text:p text:style-name="P3">hag a WREllo dha LAdha</text:p>
      <text:p text:style-name="P3"/>
      <text:p text:style-name="P3">ev:1 <text:s/>a's:1 <text:s/>tevydh:2 <text:s/>seyth:1 <text:s/>plag:1 <text:s/>moy:1 <text:s/>.:0</text:p>
      <text:p text:style-name="P3">Niver a sylabennow y'n linenn = 7</text:p>
      <text:p text:style-name="P3">EV A'S <text:s/>TEvydh SEYTH PLAG MOY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'n:1 <text:s/>promys:2 <text:s/>my:1 <text:s/>ny:1 <text:s/>rov:1 <text:s/>oy:1 <text:s/>.:0</text:p>
      <text:p text:style-name="P3">Niver a sylabennow y'n linenn = 7</text:p>
      <text:p text:style-name="P3">A'N <text:s text:c="2"/>PROmys MY ny ROV OY</text:p>
      <text:p text:style-name="P3"/>
      <text:p text:style-name="P3">Y:1 <text:s/>drestya:2 <text:s/>ny:1 <text:s/>vynnav:2 <text:s/>vy:1</text:p>
      <text:p text:style-name="P3">Niver a sylabennow y'n linenn = 7</text:p>
      <text:p text:style-name="P3">y DRESTya ny VYNnav vy</text:p>
      <text:p text:style-name="P3"/>
      <text:p text:style-name="P3">dout:1 <text:s/>bos:1 <text:s/>toellys:2 <text:s/>.:0</text:p>
      <text:p text:style-name="P3">Niver a sylabennow y'n linenn = 4</text:p>
      <text:p text:style-name="P3">DOUT BOS TOEllys</text:p>
      <text:p text:style-name="P3"/>
      <text:p text:style-name="P3">A-ban:2 <text:s/>yw:1 <text:s/>pub:1 <text:s/>tra:1 <text:s/>parys:2 <text:s/>,:0</text:p>
      <text:p text:style-name="P3">Niver a sylabennow y'n linenn = 7</text:p>
      <text:p text:style-name="P3">A-ban YW PUB TRA PArys</text:p>
      <text:p text:style-name="P3"/>
      <text:p text:style-name="P3">deun:1 <text:s/>ni:1 <text:s/>yn:1 <text:s/>kerdh:1 <text:s/>kekeffrys:3 <text:s/>,:0</text:p>
      <text:p text:style-name="P3">Niver a sylabennow y'n linenn = 7</text:p>
      <text:p text:style-name="P3">DEUN NI YN KERDH keKEFfrys</text:p>
      <text:p text:style-name="P3"/>
      <text:p text:style-name="P3">pellder:2 <text:s/>a-dro:2 <text:s/>y'n:1 <text:s/>bys:1 <text:s/>.:0</text:p>
      <text:p text:style-name="P3">Niver a sylabennow y'n linenn = 6</text:p>
      <text:p text:style-name="P3">PELLder A-dro Y'N <text:s text:c="2"/>BYS</text:p>
      <text:p text:style-name="P3"/>
      <text:p text:style-name="P3"><text:soft-page-break/>Ha'gan:2 <text:s/>fleghes:2 <text:s/>kekeffrys:3 <text:s/>,:0</text:p>
      <text:p text:style-name="P3">Niver a sylabennow y'n linenn = 7</text:p>
      <text:p text:style-name="P3">HA'gan FLEghes keKEFfrys</text:p>
      <text:p text:style-name="P3"/>
      <text:p text:style-name="P3">hwath:1 <text:s/>kynth:1 <text:s/>yns:1 <text:s/>i:1 <text:s/>mar:1 <text:s/>vunys:2 <text:s/>.:0</text:p>
      <text:p text:style-name="P3">Niver a sylabennow y'n linenn = 7</text:p>
      <text:p text:style-name="P3">HWATH kynth YNS I mar VUnys</text:p>
      <text:p text:style-name="P3"/>
      <text:p text:style-name="P3">My:1 <text:s/>a:1 <text:s/>dheg:1 <text:s/>rann:1 <text:s/>war:1 <text:s/>ow:1 <text:s/>heyn:1 <text:s/>.:0</text:p>
      <text:p text:style-name="P3">Niver a sylabennow y'n linenn = 7</text:p>
      <text:p text:style-name="P3">MY a DHEG RANN WAR ow HEYN</text:p>
      <text:p text:style-name="P3"/>
      <text:p text:style-name="P3">Uskis:2 <text:s/>lemmyn:2 <text:s/>!:0</text:p>
      <text:p text:style-name="P3">Niver a sylabennow y'n linenn = 4</text:p>
      <text:p text:style-name="P3">Uskis LEMmy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Gwra:1 <text:s/>yndella:3 <text:s/>,:0 <text:s/>my:1 <text:s/>a'th:1 <text:s/>pys:1 <text:s/>;:0</text:p>
      <text:p text:style-name="P3">Niver a sylabennow y'n linenn = 7</text:p>
      <text:p text:style-name="P3">GWRA ynDElla <text:s/>MY A'TH PYS</text:p>
      <text:p text:style-name="P3"/>
      <text:p text:style-name="P3">my:1 <text:s/>a:1 <text:s/>led:1 <text:s/>an:1 <text:s/>vow's:1 <text:s/>a'm:1 <text:s/>dorn:1 <text:s/>.:0</text:p>
      <text:p text:style-name="P3">Niver a sylabennow y'n linenn = 7</text:p>
      <text:p text:style-name="P3">MY a LED an VOW'S <text:s/>A'M <text:s/>DORN</text:p>
      <text:p text:style-name="P3"/>
      <text:p text:style-name="P3">Ow:1 <text:s/>holonn:2 <text:s/>yth:1 <text:s/>yw:1 <text:s/>terrys:2 <text:s/>,:0</text:p>
      <text:p text:style-name="P3">Niver a sylabennow y'n linenn = 7</text:p>
      <text:p text:style-name="P3">ow HOlonn yth YW TERrys</text:p>
      <text:p text:style-name="P3"/>
      <text:p text:style-name="P3">that:1 <text:s/>since:2 <text:s/>the:1 <text:s/>time:2 <text:s/>I:1 <text:s/>that:1 <text:s/>I:1 <text:s/>was:1</text:p>
      <text:p text:style-name="P3">born:1</text:p>
      <text:p text:style-name="P3">Niver a sylabennow y'n linenn = 11</text:p>
      <text:p text:style-name="P3">THAT SINce THE TIme I THAT I WAS BORN</text:p>
      <text:p text:style-name="P3"/>
      <text:p text:style-name="P3">bythkweth:2 <text:s/>my:1 <text:s/>ny'm:1 <text:s/>beus:1 <text:s/>moy:1 <text:s/>dughan:2 <text:s/>.:0</text:p>
      <text:p text:style-name="P3">Niver a sylabennow y'n linenn = 8</text:p>
      <text:p text:style-name="P3">BYTHkweth MY NY'M <text:s/>BEUS MOY DUghan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Gordhys:2 <text:s/>re:1 <text:s/>bo:1 <text:s/>Dyw:1 <text:s/>an:1 <text:s/>Tas:1 <text:s/>!:0</text:p>
      <text:p text:style-name="P3">Niver a sylabennow y'n linenn = 7</text:p>
      <text:p text:style-name="P3">GORdhys re bo DYW an TAS</text:p>
      <text:p text:style-name="P3"/>
      <text:p text:style-name="P3">Mab:1 <text:s/>dhymmo:2 <text:s/>yma:2 <text:s/>genys:2 <text:s/>,:0</text:p>
      <text:p text:style-name="P3">Niver a sylabennow y'n linenn = 7</text:p>
      <text:p text:style-name="P3">MAB DHYMmo yMA GEnys</text:p>
      <text:p text:style-name="P3"/>
      <text:p text:style-name="P3">ha:1 <text:s/>tevys:2 <text:s/>dhe:1 <text:s/>baja:2 <text:s/>bras:1 <text:s/>.:0</text:p>
      <text:p text:style-name="P3">Niver a sylabennow y'n linenn = 7</text:p>
      <text:p text:style-name="P3">ha TEvys dhe BAja BRAS</text:p>
      <text:p text:style-name="P3"/>
      <text:p text:style-name="P3">Seth:1 <text:s/>ow:1 <text:s/>mab:1 <text:s/>yth:1 <text:s/>yw:1 <text:s/>henwys:2 <text:s/>.:0</text:p>
      <text:p text:style-name="P3">Niver a sylabennow y'n linenn = 7</text:p>
      <text:p text:style-name="P3">SETH ow MAB yth YW HENwys</text:p>
      <text:p text:style-name="P3"/>
      <text:p text:style-name="P3">Hwi:1 <text:s/>a'n:1 <text:s/>gwel:1 <text:s/>::0 <text:s/>Otta:2 <text:s/>omma:2 <text:s/>.:0</text:p>
      <text:p text:style-name="P3">Niver a sylabennow y'n linenn = 7</text:p>
      <text:p text:style-name="P3">HWI A'N <text:s text:c="2"/>GWEL <text:s/>OTta OMm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y:1 <text:s/>a:1 <text:s/>bys:1 <text:s/>dhe'n:1 <text:s/>lel:1 <text:s/>Drynses:2</text:p>
      <text:p text:style-name="P3">Niver a sylabennow y'n linenn = 7</text:p>
      <text:p text:style-name="P3">MY a BYS DHE'N <text:s text:c="2"/>LEL DRYNses</text:p>
      <text:p text:style-name="P3"/>
      <text:p text:style-name="P3">hedra:2 <text:s/>vo:1 <text:s/>omma:2 <text:s/>y'n:1 <text:s/>bys:1</text:p>
      <text:p text:style-name="P3">Niver a sylabennow y'n linenn = 7</text:p>
      <text:p text:style-name="P3">HEdra VO OMma Y'N <text:s text:c="2"/>BYS</text:p>
      <text:p text:style-name="P3"/>
      <text:p text:style-name="P3">dhe:1 <text:s/>vos:1 <text:s/>lel:1 <text:s/>servont:2 <text:s/>dhodho:2 <text:s/>.:0</text:p>
      <text:p text:style-name="P3">Niver a sylabennow y'n linenn = 7</text:p>
      <text:p text:style-name="P3">dhe VOS LEL SERvont DHOdho</text:p>
      <text:p text:style-name="P3"/>
      <text:p text:style-name="P3"/>
      <text:p text:style-name="P3"/>
      <text:p text:style-name="P3"/>
      <text:p text:style-name="P3"><text:soft-page-break/></text:p>
      <text:p text:style-name="P3">Adam:2 <text:s/>,:0 <text:s/>my:1 <text:s/>a:1 <text:s/>lever:2 <text:s/>dhis:1 <text:s/>,:0</text:p>
      <text:p text:style-name="P3">Niver a sylabennow y'n linenn = 7</text:p>
      <text:p text:style-name="P3">Adam <text:s/>MY a LEver DHIS</text:p>
      <text:p text:style-name="P3"/>
      <text:p text:style-name="P3">dha:1 <text:s/>vab:1 <text:s/>Seth:1 <text:s/>yw:1 <text:s/>dewisys:3</text:p>
      <text:p text:style-name="P3">Niver a sylabennow y'n linenn = 7</text:p>
      <text:p text:style-name="P3">dha VAB SETH YW deWIsys</text:p>
      <text:p text:style-name="P3"/>
      <text:p text:style-name="P3">genev:2 <text:s/>prest:1 <text:s/>dhe'm:1 <text:s/>servya:2 <text:s/>vy:1 <text:s/>.:0</text:p>
      <text:p text:style-name="P3">Niver a sylabennow y'n linenn = 7</text:p>
      <text:p text:style-name="P3">GEnev PREST DHE'M <text:s/>SERVya vy</text:p>
      <text:p text:style-name="P3"/>
      <text:p text:style-name="P3">A:1 <text:s/>skians:2 <text:s/>y:1 <text:s/>fydh:1 <text:s/>lenwys:2 <text:s/>,:0</text:p>
      <text:p text:style-name="P3">Niver a sylabennow y'n linenn = 7</text:p>
      <text:p text:style-name="P3">a SKIans y FYDH LENwys</text:p>
      <text:p text:style-name="P3"/>
      <text:p text:style-name="P3">hag:1 <text:s/>a:1 <text:s/>gonnyk:2 <text:s/>maga:2 <text:s/>ta:1 <text:s/>.:0</text:p>
      <text:p text:style-name="P3">Niver a sylabennow y'n linenn = 7</text:p>
      <text:p text:style-name="P3">hag a GONnyk MAga TA</text:p>
      <text:p text:style-name="P3"/>
      <text:p text:style-name="P3">Ny:1 <text:s/>vydh:1 <text:s/>skians:2 <text:s/>vydh:1 <text:s/>y'n:1 <text:s/>bys:1</text:p>
      <text:p text:style-name="P3">Niver a sylabennow y'n linenn = 7</text:p>
      <text:p text:style-name="P3">ny VYDH SKIans VYDH Y'N <text:s text:c="2"/>BYS</text:p>
      <text:p text:style-name="P3"/>
      <text:p text:style-name="P3">mes:1 <text:s/>y:1 <text:s/>aswonn:2 <text:s/>ev:1 <text:s/>a:1 <text:s/>wra:1</text:p>
      <text:p text:style-name="P3">Niver a sylabennow y'n linenn = 7</text:p>
      <text:p text:style-name="P3">mes y Aswonn EV a WRA</text:p>
      <text:p text:style-name="P3"/>
      <text:p text:style-name="P3">dre'n:1 <text:s/>an:1 <text:s/>planetys:3 <text:s/>,:0 <text:s/>mes:1 <text:s/>ha:1 <text:s/>chi:1 <text:s/>.:0</text:p>
      <text:p text:style-name="P3">Niver a sylabennow y'n linenn = 8</text:p>
      <text:p text:style-name="P3">DRE'N <text:s text:c="2"/>an plaNEtys <text:s/>mes ha CHI</text:p>
      <text:p text:style-name="P3"/>
      <text:p text:style-name="P3">Der:1 <text:s/>howl:1 <text:s/>ha:1 <text:s/>ster:1 <text:s/>a-wartha:3</text:p>
      <text:p text:style-name="P3">Niver a sylabennow y'n linenn = 7</text:p>
      <text:p text:style-name="P3">DER HOWL ha STER a-WARtha</text:p>
      <text:p text:style-name="P3"/>
      <text:p text:style-name="P3">ev:1 <text:s/>a:1 <text:s/>wra:1 <text:s/>oll:1 <text:s/>dissernya:3</text:p>
      <text:p text:style-name="P3">Niver a sylabennow y'n linenn = 7</text:p>
      <text:p text:style-name="P3">EV a WRA OLL disSERNya</text:p>
      <text:p text:style-name="P3"/>
      <text:p text:style-name="P3">a'n:1 <text:s/>pyth:1 <text:s/>a:1 <text:s/>vydh:1 <text:s/>wosa:2 <text:s/>hemma:2 <text:s/>,:0</text:p>
      <text:p text:style-name="P3">Niver a sylabennow y'n linenn = 8</text:p>
      <text:p text:style-name="P3">A'N <text:s text:c="2"/>PYTH a VYDH WOsa HEMma</text:p>
      <text:p text:style-name="P3"/>
      <text:p text:style-name="P3">kekeffrys:3 <text:s/>a:1 <text:s/>dhrog:1 <text:s/>ha:1 <text:s/>da:1 <text:s/>.:0</text:p>
      <text:p text:style-name="P3">Niver a sylabennow y'n linenn = 7</text:p>
      <text:p text:style-name="P3">keKEFfrys a DHROG ha DA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eur:1 <text:s/>wordhyans:2 <text:s/>dhis:1 <text:s/>,:0 <text:s/>ow:1 <text:s/>Formyer:2 <text:s/>,:0</text:p>
      <text:p text:style-name="P3">Niver a sylabennow y'n linenn = 7</text:p>
      <text:p text:style-name="P3">MEUR WORDHyans DHIS <text:s/>ow FORMyer</text:p>
      <text:p text:style-name="P3"/>
      <text:p text:style-name="P3">ha:1 <text:s/>gwrier:2 <text:s/>a:1 <text:s/>oll:1 <text:s/>an:1 <text:s/>bys:1 <text:s/>.:0</text:p>
      <text:p text:style-name="P3">Niver a sylabennow y'n linenn = 7</text:p>
      <text:p text:style-name="P3">ha GWRIer a OLL an BYS</text:p>
      <text:p text:style-name="P3"/>
      <text:p text:style-name="P3">Yth:1 <text:s/>os-ta:2 <text:s/>Arloedh:2 <text:s/>heb:1 <text:s/>par:1 <text:s/>.:0</text:p>
      <text:p text:style-name="P3">Niver a sylabennow y'n linenn = 7</text:p>
      <text:p text:style-name="P3">yth OS-ta ARloedh HEB PAR</text:p>
      <text:p text:style-name="P3"/>
      <text:p text:style-name="P3">Yn:1 <text:s/>pub:1 <text:s/>plas:1 <text:s/>re:1 <text:s/>bo:1 <text:s/>gordhys:2 <text:s/>.:0</text:p>
      <text:p text:style-name="P3">Niver a sylabennow y'n linenn = 7</text:p>
      <text:p text:style-name="P3">YN PUB PLAS re bo GORdhys</text:p>
      <text:p text:style-name="P3"/>
      <text:p text:style-name="P3">Neb:1 <text:s/>a'th:1 <text:s/>enor:2 <text:s/>ny:1 <text:s/>dhrog-far:2 <text:s/>.:0</text:p>
      <text:p text:style-name="P3">Niver a sylabennow y'n linenn = 7</text:p>
      <text:p text:style-name="P3">NEB A'TH Enor ny DHROG-far</text:p>
      <text:p text:style-name="P3"/>
      <text:p text:style-name="P3">Yn:1 <text:s/>Seth:1 <text:s/>re:1 <text:s/>bo:1 <text:s/>kollenwys:3</text:p>
      <text:p text:style-name="P3">Niver a sylabennow y'n linenn = 7</text:p>
      <text:p text:style-name="P3">YN SETH re bo koLLENwys</text:p>
      <text:p text:style-name="P3"/>
      <text:p text:style-name="P3">par:1 <text:s/>dell:1 <text:s/>vo:1 <text:s/>dha:1 <text:s/>vodh:1 <text:s/>nevra:2</text:p>
      <text:p text:style-name="P3">Niver a sylabennow y'n linenn = 7</text:p>
      <text:p text:style-name="P3">PAR dell VO dha VODH NEvra</text:p>
      <text:p text:style-name="P3"/>
      <text:p text:style-name="P3">omma:2 <text:s/>pur:1 <text:s/>grev:1 <text:s/>.:0</text:p>
      <text:p text:style-name="P3">Niver a sylabennow y'n linenn = 4</text:p>
      <text:p text:style-name="P3">OMma PUR GREV</text:p>
      <text:p text:style-name="P3"/>
      <text:p text:style-name="P3"/>
      <text:p text:style-name="P3"/>
      <text:p text:style-name="P3"/>
      <text:p text:style-name="P3"/>
      <text:p text:style-name="P3">Ha:1 <text:s/>my:1 <text:s/>ynwedh:2 <text:s/>,:0 <text:s/>Arloedh:2 <text:s/>nev:1 <text:s/>,:0</text:p>
      <text:p text:style-name="P3">Niver a sylabennow y'n linenn = 7</text:p>
      <text:p text:style-name="P3">ha MY ynWEDH <text:s/>ARloedh NEV</text:p>
      <text:p text:style-name="P3"/>
      <text:p text:style-name="P3">a'th:1 <text:s/>lel-wonis:3 <text:s/>dell:1 <text:s/>vo:1 <text:s/>res:1 <text:s/>,:0</text:p>
      <text:p text:style-name="P3">Niver a sylabennow y'n linenn = 7</text:p>
      <text:p text:style-name="P3">A'TH lel-WOnis dell VO RES</text:p>
      <text:p text:style-name="P3"><text:soft-page-break/></text:p>
      <text:p text:style-name="P3">par:1 <text:s/>dell:1 <text:s/>osta:2 <text:s/>Arloedh:2 <text:s/>krev:1 <text:s/>.:0</text:p>
      <text:p text:style-name="P3">Niver a sylabennow y'n linenn = 7</text:p>
      <text:p text:style-name="P3">PAR dell Osta ARloedh KREV</text:p>
      <text:p text:style-name="P3"/>
      <text:p text:style-name="P3">Hedra:2 <text:s/>vyn:1 <text:s/>omma:2 <text:s/>y'n:1 <text:s/>bys:1 <text:s/>,:0</text:p>
      <text:p text:style-name="P3">Niver a sylabennow y'n linenn = 7</text:p>
      <text:p text:style-name="P3">HEdra VYN OMma Y'N <text:s text:c="2"/>BYS</text:p>
      <text:p text:style-name="P3"/>
      <text:p text:style-name="P3">klyw:1 <text:s/>jy:1 <text:s/>ow:1 <text:s/>lev:1 <text:s/>,:0</text:p>
      <text:p text:style-name="P3">Niver a sylabennow y'n linenn = 4</text:p>
      <text:p text:style-name="P3">KLYW jy ow LEV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a'm:1 <text:s/>boma:2 <text:s/>gras:1 <text:s/>wosa:2 <text:s/>hemma:2</text:p>
      <text:p text:style-name="P3">Niver a sylabennow y'n linenn = 8</text:p>
      <text:p text:style-name="P3">MA'M <text:s/>BOma GRAS WOsa HEMma</text:p>
      <text:p text:style-name="P3"/>
      <text:p text:style-name="P3">dhe'th:1 <text:s/>weles:2 <text:s/>yn:1 <text:s/>lowender:3 <text:s/>,:0</text:p>
      <text:p text:style-name="P3">Niver a sylabennow y'n linenn = 7</text:p>
      <text:p text:style-name="P3">DHE'TH WEles YN loWENder</text:p>
      <text:p text:style-name="P3"/>
      <text:p text:style-name="P3">gans:1 <text:s/>dha:1 <text:s/>eledh:2 <text:s/>a-wartha:3 <text:s/>,:0</text:p>
      <text:p text:style-name="P3">Niver a sylabennow y'n linenn = 7</text:p>
      <text:p text:style-name="P3">GANS dha Eledh a-WARtha</text:p>
      <text:p text:style-name="P3"/>
      <text:p text:style-name="P3">ughel:2 <text:s/>yn:1 <text:s/>nev:1 <text:s/>.:0</text:p>
      <text:p text:style-name="P3">Niver a sylabennow y'n linenn = 4</text:p>
      <text:p text:style-name="P3">Ughel YN NEV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es:1 <text:s/>!:0 <text:s/>Goslowewgh:3 <text:s/>,:0 <text:s/>a-derdro:3 <text:s/>,:0</text:p>
      <text:p text:style-name="P3">Niver a sylabennow y'n linenn = 7</text:p>
      <text:p text:style-name="P3">PES <text:s/>goSLOwewgh <text:s/>a-DERdro</text:p>
      <text:p text:style-name="P3"/>
      <text:p text:style-name="P3">orthiv:2 <text:s/>vy:1 <text:s/>myns:1 <text:s/>eus:1 <text:s/>omma:2 <text:s/>.:0</text:p>
      <text:p text:style-name="P3">Niver a sylabennow y'n linenn = 7</text:p>
      <text:p text:style-name="P3">ORthiv vy MYNS EUS OMma</text:p>
      <text:p text:style-name="P3"/>
      <text:p text:style-name="P3">Lamek:2 <text:s/>yth:1 <text:s/>yw:1 <text:s/>ow:1 <text:s/>hanow:2 <text:s/>;:0</text:p>
      <text:p text:style-name="P3">Niver a sylabennow y'n linenn = 7</text:p>
      <text:p text:style-name="P3">LAmek yth YW ow HAnow</text:p>
      <text:p text:style-name="P3"/>
      <text:p text:style-name="P3">mab:1 <text:s/>yth:1 <text:s/>ov:1 <text:s/>,:0 <text:s/>krysewgh:2 <text:s/>dhymmo:2 <text:s/>,:0</text:p>
      <text:p text:style-name="P3">Niver a sylabennow y'n linenn = 7</text:p>
      <text:p text:style-name="P3">MAB yth OV <text:s/>KRYsewgh DHYMmo</text:p>
      <text:p text:style-name="P3"/>
      <text:p text:style-name="P3">dhe:1 <text:s/>Vantusale:4 <text:s/>forsooth:3 <text:s/>.:0</text:p>
      <text:p text:style-name="P3">Niver a sylabennow y'n linenn = 8</text:p>
      <text:p text:style-name="P3">dhe vantuSAle forSOoth</text:p>
      <text:p text:style-name="P3"/>
      <text:p text:style-name="P3">A:1 <text:s/>Kaym:1 <text:s/>,:0 <text:s/>mab:1 <text:s/>Adam:2 <text:s/>yth:1 <text:s/>ov:1</text:p>
      <text:p text:style-name="P3">Niver a sylabennow y'n linenn = 7</text:p>
      <text:p text:style-name="P3">a KAYM <text:s/>MAB Adam yth OV</text:p>
      <text:p text:style-name="P3"/>
      <text:p text:style-name="P3">sevys:2 <text:s/>a'n:1 <text:s/>seythves:2 <text:s/>degre:2 <text:s/>.:0</text:p>
      <text:p text:style-name="P3">Niver a sylabennow y'n linenn = 7</text:p>
      <text:p text:style-name="P3">SEvys A'N <text:s text:c="2"/>SEYTHves DEgre</text:p>
      <text:p text:style-name="P3"/>
      <text:p text:style-name="P3">Arloedh:2 <text:s/>bras:1 <text:s/>synsys:2 <text:s/>,:0 <text:s/>yn:1 <text:s/>prof:1 <text:s/>.:0</text:p>
      <text:p text:style-name="P3">Niver a sylabennow y'n linenn = 7</text:p>
      <text:p text:style-name="P3">ARloedh BRAS SYNsys <text:s/>YN PROF</text:p>
      <text:p text:style-name="P3"/>
      <text:p text:style-name="P3">Ny'm:1 <text:s/>beus:1 <text:s/>par:1 <text:s/>,:0 <text:s/>sur:1 <text:s/>,:0 <text:s/>yw:1 <text:s/>byw:1 <text:s/>;:0</text:p>
      <text:p text:style-name="P3">Niver a sylabennow y'n linenn = 6</text:p>
      <text:p text:style-name="P3">NY'M <text:s/>BEUS PAR <text:s/>SUR <text:s/>YW BYW</text:p>
      <text:p text:style-name="P3"/>
      <text:p text:style-name="P3">peub:1 <text:s/>a'm:1 <text:s/>enor:2 <text:s/>par:1 <text:s/>dell:1 <text:s/>goedh:1 <text:s/>.:0</text:p>
      <text:p text:style-name="P3">Niver a sylabennow y'n linenn = 7</text:p>
      <text:p text:style-name="P3">PEUB A'M <text:s/>Enor PAR dell GOEDH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Drog:1 <text:s/>polat:2 <text:s/>ov:1 <text:s/>,:0 <text:s/>re'm:1 <text:s/>lowta:2 <text:s/>.:0</text:p>
      <text:p text:style-name="P3">Niver a sylabennow y'n linenn = 7</text:p>
      <text:p text:style-name="P3">DROG POlat OV <text:s/>RE'M <text:s/>LOWta</text:p>
      <text:p text:style-name="P3"/>
      <text:p text:style-name="P3">Nameur:2 <text:s/>a:1 <text:s/>dorn:1 <text:s/>da:1 <text:s/>ny:1 <text:s/>wrav:1 <text:s/>,:0</text:p>
      <text:p text:style-name="P3">Niver a sylabennow y'n linenn = 7</text:p>
      <text:p text:style-name="P3">naMEUR a DORN DA ny WRAV</text:p>
      <text:p text:style-name="P3"/>
      <text:p text:style-name="P3">mes:1 <text:s/>pub:1 <text:s/>eur:1 <text:s/>oll:1 <text:s/>ow:1 <text:s/>pylla:2</text:p>
      <text:p text:style-name="P3">Niver a sylabennow y'n linenn = 7</text:p>
      <text:p text:style-name="P3">mes PUB EUR OLL ow PYlla</text:p>
      <text:p text:style-name="P3"/>
      <text:p text:style-name="P3">an:1 <text:s/>dus:1 <text:s/>wann:1 <text:s/>mara:2 <text:s/>kallav:2 <text:s/>.:0</text:p>
      <text:p text:style-name="P3">Niver a sylabennow y'n linenn = 7</text:p>
      <text:p text:style-name="P3">an DUS WANN MAra KAllav</text:p>
      <text:p text:style-name="P3"/>
      <text:p text:style-name="P3">Ow:1 <text:s/>fansi:2 <text:s/>yw:1 <text:s/>henna:2 <text:s/>.:0</text:p>
      <text:p text:style-name="P3">Niver a sylabennow y'n linenn = 6</text:p>
      <text:p text:style-name="P3">ow FANsi YW HENna</text:p>
      <text:p text:style-name="P3"/>
      <text:p text:style-name="P3">Hwath:1 <text:s/>kynth:1 <text:s/>yw:1 <text:s/>ow:1 <text:s/>hendas:2 <text:s/>Kaym:1</text:p>
      <text:p text:style-name="P3">Niver a sylabennow y'n linenn = 7</text:p>
      <text:p text:style-name="P3">HWATH kynth YW ow HENdas KAYM</text:p>
      <text:p text:style-name="P3"/>
      <text:p text:style-name="P3">pur:1 <text:s/>bad:1 <text:s/>den:1 <text:s/>lowr:1 <text:s/>akontys:3 <text:s/>,:0</text:p>
      <text:p text:style-name="P3">Niver a sylabennow y'n linenn = 7</text:p>
      <text:p text:style-name="P3">PUR BAD DEN LOWR aKONtys</text:p>
      <text:p text:style-name="P3"/>
      <text:p text:style-name="P3">my:1 <text:s/>a'n:1 <text:s/>kemmer:2 <text:s/>yn:1 <text:s/>disdayn:2</text:p>
      <text:p text:style-name="P3">Niver a sylabennow y'n linenn = 7</text:p>
      <text:p text:style-name="P3">MY A'N <text:s text:c="2"/>KEMmer YN disDAYN</text:p>
      <text:p text:style-name="P3"/>
      <text:p text:style-name="P3">mar:1 <text:s/>ny:1 <text:s/>vydhav:2 <text:s/>vy:1 <text:s/>prevys:2</text:p>
      <text:p text:style-name="P3">Niver a sylabennow y'n linenn = 7</text:p>
      <text:p text:style-name="P3">mar ny VYdhav vy PREvys</text:p>
      <text:p text:style-name="P3"/>
      <text:p text:style-name="P3">hwath:1 <text:s/>meur:1 <text:s/>lakka:2 <text:s/>.:0</text:p>
      <text:p text:style-name="P3">Niver a sylabennow y'n linenn = 4</text:p>
      <text:p text:style-name="P3">HWATH MEUR LAKka</text:p>
      <text:p text:style-name="P3"/>
      <text:p text:style-name="P3">Moy:1 <text:s/>es:1 <text:s/>unn:1 <text:s/>wreg:1 <text:s/>dhymm:1 <text:s/>yma:2</text:p>
      <text:p text:style-name="P3">Niver a sylabennow y'n linenn = 7</text:p>
      <text:p text:style-name="P3">MOY ES UNN WREG DHYMM yMA</text:p>
      <text:p text:style-name="P3"/>
      <text:p text:style-name="P3">dhe'm:1 <text:s/>plesour:2 <text:s/>rag:1 <text:s/>gul:1 <text:s/>gansa:2 <text:s/>.:0</text:p>
      <text:p text:style-name="P3">Niver a sylabennow y'n linenn = 7</text:p>
      <text:p text:style-name="P3">DHE'M <text:s/>PLEsour rag GUL GANsa</text:p>
      <text:p text:style-name="P3"><text:soft-page-break/></text:p>
      <text:p text:style-name="P3">Ha:1 <text:s/>sur:1 <text:s/>my:1 <text:s/>yw:1 <text:s/>an:1 <text:s/>kynsa:2</text:p>
      <text:p text:style-name="P3">Niver a sylabennow y'n linenn = 7</text:p>
      <text:p text:style-name="P3">ha SUR MY YW an KYNsa</text:p>
      <text:p text:style-name="P3"/>
      <text:p text:style-name="P3">bythkweth:2 <text:s/>a:1 <text:s/>veu:1 <text:s/>dew:1 <text:s/>wreg:1 <text:s/>.:0</text:p>
      <text:p text:style-name="P3">Niver a sylabennow y'n linenn = 6</text:p>
      <text:p text:style-name="P3">BYTHkweth a VEU DEW WREG</text:p>
      <text:p text:style-name="P3"/>
      <text:p text:style-name="P3">Ha'n:1 <text:s/>mowesi:3 <text:s/>lowr:1 <text:s/>plenti:2</text:p>
      <text:p text:style-name="P3">Niver a sylabennow y'n linenn = 7</text:p>
      <text:p text:style-name="P3">HA'N <text:s text:c="2"/>moWEsi LOWR PLENti</text:p>
      <text:p text:style-name="P3"/>
      <text:p text:style-name="P3">yma:2 <text:s/>dhymm:1 <text:s/>.:0 <text:s/>Nyns:1 <text:s/>yns:1 <text:s/>denti:2 <text:s/>.:0</text:p>
      <text:p text:style-name="P3">Niver a sylabennow y'n linenn = 7</text:p>
      <text:p text:style-name="P3">yMA DHYMM <text:s/>nyns YNS DENti</text:p>
      <text:p text:style-name="P3"/>
      <text:p text:style-name="P3">My:1 <text:s/>a's:1 <text:s/>kyv:1 <text:s/>pan:1 <text:s/>vynnav:2 <text:s/>vy:1 <text:s/>;:0</text:p>
      <text:p text:style-name="P3">Niver a sylabennow y'n linenn = 7</text:p>
      <text:p text:style-name="P3">MY A'S <text:s/>KYV pan VYNnav vy</text:p>
      <text:p text:style-name="P3"/>
      <text:p text:style-name="P3">ny:1 <text:s/>sparyav:2 <text:s/>anedha:3 <text:s/>i:1 <text:s/>,:0</text:p>
      <text:p text:style-name="P3">Niver a sylabennow y'n linenn = 7</text:p>
      <text:p text:style-name="P3">ny SPARyav aNEdha I</text:p>
      <text:p text:style-name="P3"/>
      <text:p text:style-name="P3">malbew:2 <text:s/>onan:2 <text:s/>a:1 <text:s/>vo:1 <text:s/>teg:1 <text:s/>.:0</text:p>
      <text:p text:style-name="P3">Niver a sylabennow y'n linenn = 7</text:p>
      <text:p text:style-name="P3">MALbew Onan a VO TEG</text:p>
      <text:p text:style-name="P3"/>
      <text:p text:style-name="P3">Saw:1 <text:s/>yth:1 <text:s/>ov:1 <text:s/>wondrys:2 <text:s/>troblys:2 <text:s/>.:0</text:p>
      <text:p text:style-name="P3">Niver a sylabennow y'n linenn = 7</text:p>
      <text:p text:style-name="P3">SAW yth OV WONdrys TROblys</text:p>
      <text:p text:style-name="P3"/>
      <text:p text:style-name="P3">Skant:1 <text:s/>ny:1 <text:s/>welav:2 <text:s/>unn:1 <text:s/>banna:2 <text:s/>.:0</text:p>
      <text:p text:style-name="P3">Niver a sylabennow y'n linenn = 7</text:p>
      <text:p text:style-name="P3">SKANT ny WElav UNN BANna</text:p>
      <text:p text:style-name="P3"/>
      <text:p text:style-name="P3">P'yw:1 <text:s/>an:1 <text:s/>jowl:1 <text:s/>!:0 <text:s/>Pandra:2 <text:s/>vydh:1 <text:s/>gwrys:1 <text:s/>?:0</text:p>
      <text:p text:style-name="P3">Niver a sylabennow y'n linenn = 7</text:p>
      <text:p text:style-name="P3">P'YW an JOWL <text:s/>PANdra VYDH GWRYS</text:p>
      <text:p text:style-name="P3"/>
      <text:p text:style-name="P3">My:1 <text:s/>ny:1 <text:s/>wonn:1 <text:s/>,:0 <text:s/>war:1 <text:s/>ow:1 <text:s/>ena:2 <text:s/>,:0</text:p>
      <text:p text:style-name="P3">Niver a sylabennow y'n linenn = 7</text:p>
      <text:p text:style-name="P3">MY ny WONN <text:s/>WAR ow Ena</text:p>
      <text:p text:style-name="P3"/>
      <text:p text:style-name="P3">na:1 <text:s/>hwath:1 <text:s/>ny:1 <text:s/>gavav:2 <text:s/>gweres:2 <text:s/>.:0</text:p>
      <text:p text:style-name="P3">Niver a sylabennow y'n linenn = 7</text:p>
      <text:p text:style-name="P3">na HWATH ny GAvav GWEres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An:1 <text:s/>plesour:2 <text:s/>eus:1 <text:s/>dhymm:1 <text:s/>y'n:1 <text:s/>bys:1</text:p>
      <text:p text:style-name="P3">Niver a sylabennow y'n linenn = 7</text:p>
      <text:p text:style-name="P3">an PLEsour EUS DHYMM Y'N <text:s text:c="2"/>BYS</text:p>
      <text:p text:style-name="P3"/>
      <text:p text:style-name="P3">yth:1 <text:s/>yw:1 <text:s/>gans:1 <text:s/>gwarak:2 <text:s/>tenna:2 <text:s/>.:0</text:p>
      <text:p text:style-name="P3">Niver a sylabennow y'n linenn = 7</text:p>
      <text:p text:style-name="P3">yth YW GANS GWArak TENna</text:p>
      <text:p text:style-name="P3"/>
      <text:p text:style-name="P3">My:1 <text:s/>a:1 <text:s/>vynn:1 <text:s/>mos:1 <text:s/>pur:1 <text:s/>uskis:2</text:p>
      <text:p text:style-name="P3">Niver a sylabennow y'n linenn = 7</text:p>
      <text:p text:style-name="P3">MY a VYNN MOS PUR Uskis</text:p>
      <text:p text:style-name="P3"/>
      <text:p text:style-name="P3">dhe'n:1 <text:s/>forest:2 <text:s/>kwykk:1 <text:s/>alemma:3 <text:s/>,:0</text:p>
      <text:p text:style-name="P3">Niver a sylabennow y'n linenn = 7</text:p>
      <text:p text:style-name="P3">DHE'N <text:s text:c="2"/>FOrest KWYKK aLEMma</text:p>
      <text:p text:style-name="P3"/>
      <text:p text:style-name="P3">ha:1 <text:s/>ladha:2 <text:s/>an:1 <text:s/>stranj:1 <text:s/>bestes:2 <text:s/>.:0</text:p>
      <text:p text:style-name="P3">Niver a sylabennow y'n linenn = 7</text:p>
      <text:p text:style-name="P3">ha LAdha an STRANJ BEstes</text:p>
      <text:p text:style-name="P3"/>
      <text:p text:style-name="P3">A'y:1 <text:s/>us:1 <text:s/>kig:1 <text:s/>an:1 <text:s/>bestes:2 <text:s/>na:1 <text:s/>,:0</text:p>
      <text:p text:style-name="P3">Niver a sylabennow y'n linenn = 7</text:p>
      <text:p text:style-name="P3">A'Y <text:s text:c="2"/>US KIG an BEstes na</text:p>
      <text:p text:style-name="P3"/>
      <text:p text:style-name="P3">na:1 <text:s/>a:1 <text:s/>vest:1 <text:s/>na:1 <text:s/>lo'n:1 <text:s/>y'n:1 <text:s/>bys:1</text:p>
      <text:p text:style-name="P3">Niver a sylabennow y'n linenn = 7</text:p>
      <text:p text:style-name="P3">na a VEST na LO'N <text:s text:c="2"/>Y'N <text:s text:c="2"/>BYS</text:p>
      <text:p text:style-name="P3"/>
      <text:p text:style-name="P3">ny:1 <text:s/>wrussen:2 <text:s/>bythkweth:2 <text:s/>tastya:2 <text:s/>.:0</text:p>
      <text:p text:style-name="P3">Niver a sylabennow y'n linenn = 7</text:p>
      <text:p text:style-name="P3">ny WRUSsen BYTHkweth TASTya</text:p>
      <text:p text:style-name="P3"/>
      <text:p text:style-name="P3">Na:1 <text:s/>hwath:1 <text:s/>kig:1 <text:s/>genen:2 <text:s/>dybrys:2 <text:s/>,:0</text:p>
      <text:p text:style-name="P3">Niver a sylabennow y'n linenn = 7</text:p>
      <text:p text:style-name="P3">na HWATH KIG GEnen DYbrys</text:p>
      <text:p text:style-name="P3"/>
      <text:p text:style-name="P3">na:1 <text:s/>gwin:1 <text:s/>ny:1 <text:s/>usyen:2 <text:s/>banna:2 <text:s/>.:0</text:p>
      <text:p text:style-name="P3">Niver a sylabennow y'n linenn = 7</text:p>
      <text:p text:style-name="P3">na GWIN ny USyen BANna</text:p>
      <text:p text:style-name="P3"/>
      <text:p text:style-name="P3">Vytel:2 <text:s/>arall:2 <text:s/>dhyn:1 <text:s/>yma:2 <text:s/>,:0</text:p>
      <text:p text:style-name="P3">Niver a sylabennow y'n linenn = 7</text:p>
      <text:p text:style-name="P3">VYtel Arall DHYN yMA</text:p>
      <text:p text:style-name="P3"/>
      <text:p text:style-name="P3">ha:1 <text:s/>pygans:2 <text:s/>lowr:1 <text:s/>dhe:1 <text:s/>vywa:2 <text:s/>.:0</text:p>
      <text:p text:style-name="P3">Niver a sylabennow y'n linenn = 7</text:p>
      <text:p text:style-name="P3">ha pyGANS LOWR dhe VYwa</text:p>
      <text:p text:style-name="P3"><text:soft-page-break/></text:p>
      <text:p text:style-name="P3">Gans:1 <text:s/>kreghyn:2 <text:s/>an:1 <text:s/>bestes:2 <text:s/>na:1</text:p>
      <text:p text:style-name="P3">Niver a sylabennow y'n linenn = 7</text:p>
      <text:p text:style-name="P3">GANS KREghyn an BEstes na</text:p>
      <text:p text:style-name="P3"/>
      <text:p text:style-name="P3">my:1 <text:s/>a:1 <text:s/>wra:1 <text:s/>dillas:2 <text:s/>dhymmo:2 <text:s/>,:0</text:p>
      <text:p text:style-name="P3">Niver a sylabennow y'n linenn = 7</text:p>
      <text:p text:style-name="P3">MY a WRA dillas DHYMmo</text:p>
      <text:p text:style-name="P3"/>
      <text:p text:style-name="P3">par:1 <text:s/>dell:1 <text:s/>wrug:1 <text:s/>ow:1 <text:s/>hendasow:3 <text:s/>.:0</text:p>
      <text:p text:style-name="P3">Niver a sylabennow y'n linenn = 7</text:p>
      <text:p text:style-name="P3">PAR dell WRUG ow henDAsow</text:p>
      <text:p text:style-name="P3"/>
      <text:p text:style-name="P3">Ha'w:1 <text:s/>hendas:2 <text:s/>Kaym:1 <text:s/>,:0 <text:s/>hwath:1 <text:s/>yw:1 <text:s/>fyw:1</text:p>
      <text:p text:style-name="P3">Niver a sylabennow y'n linenn = 7</text:p>
      <text:p text:style-name="P3">HA'W <text:s text:c="2"/>HENdas KAYM <text:s/>HWATH YW FYW</text:p>
      <text:p text:style-name="P3"/>
      <text:p text:style-name="P3">y'n:1 <text:s/>difeyth:2 <text:s/>;:0 <text:s/>yn:1 <text:s/>mysk:1 <text:s/>bestes:2</text:p>
      <text:p text:style-name="P3">Niver a sylabennow y'n linenn = 7</text:p>
      <text:p text:style-name="P3">Y'N <text:s text:c="2"/>diFEYTH <text:s/>YN MYSK BEstes</text:p>
      <text:p text:style-name="P3"/>
      <text:p text:style-name="P3">yma:2 <text:s/>ev:1 <text:s/>prest:1 <text:s/>ow:1 <text:s/>pywa:2 <text:s/>.:0</text:p>
      <text:p text:style-name="P3">Niver a sylabennow y'n linenn = 7</text:p>
      <text:p text:style-name="P3">yMA EV PREST ow PYwa</text:p>
      <text:p text:style-name="P3"/>
      <text:p text:style-name="P3">Drefenn:2 <text:s/>serri:2 <text:s/>an:1 <text:s/>Tas:1 <text:s/>Dyw:1</text:p>
      <text:p text:style-name="P3">Niver a sylabennow y'n linenn = 7</text:p>
      <text:p text:style-name="P3">DREfenn SERri an TAS DYW</text:p>
      <text:p text:style-name="P3"/>
      <text:p text:style-name="P3">tewlys:2 <text:s/>yw:1 <text:s/>dhe:1 <text:s/>veschyf:2 <text:s/>bras:1 <text:s/>,:0</text:p>
      <text:p text:style-name="P3">Niver a sylabennow y'n linenn = 7</text:p>
      <text:p text:style-name="P3">TEwlys YW dhe VESchyf BRAS</text:p>
      <text:p text:style-name="P3"/>
      <text:p text:style-name="P3">rag:1 <text:s/>drog:1 <text:s/>polat:2 <text:s/>par:1 <text:s/>dell:1 <text:s/>yw:1</text:p>
      <text:p text:style-name="P3">Niver a sylabennow y'n linenn = 7</text:p>
      <text:p text:style-name="P3">rag DROG POlat PAR dell YW</text:p>
      <text:p text:style-name="P3"/>
      <text:p text:style-name="P3">ha:1 <text:s/>lenwys:2 <text:s/>a:1 <text:s/>vollothow:3 <text:s/>.:0</text:p>
      <text:p text:style-name="P3">Niver a sylabennow y'n linenn = 7</text:p>
      <text:p text:style-name="P3">ha LENwys a voLLOthow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Ow:1 <text:s/>servont:2 <text:s/>,:0 <text:s/>deus:1 <text:s/>nes:1 <text:s/>omma:2 <text:s/>,:0</text:p>
      <text:p text:style-name="P3">Niver a sylabennow y'n linenn = 7</text:p>
      <text:p text:style-name="P3">ow SERvont <text:s/>DEUS NES OMma</text:p>
      <text:p text:style-name="P3"/>
      <text:p text:style-name="P3">ha'w:1 <text:s/>gwarak:2 <text:s/>dro:1 <text:s/>hi:1 <text:s/>genes:2 <text:s/>.:0</text:p>
      <text:p text:style-name="P3">Niver a sylabennow y'n linenn = 7</text:p>
      <text:p text:style-name="P3">HA'W <text:s text:c="2"/>GWArak DRO HI GEnes</text:p>
      <text:p text:style-name="P3"/>
      <text:p text:style-name="P3">My:1 <text:s/>a:1 <text:s/>vynn:1 <text:s/>mos:1 <text:s/>dhe:1 <text:s/>wandra:2</text:p>
      <text:p text:style-name="P3">Niver a sylabennow y'n linenn = 7</text:p>
      <text:p text:style-name="P3">MY a VYNN MOS dhe WANdra</text:p>
      <text:p text:style-name="P3"/>
      <text:p text:style-name="P3">bestes:2 <text:s/>wyls:1 <text:s/>dhe:1 <text:s/>aspia:3 <text:s/>,:0</text:p>
      <text:p text:style-name="P3">Niver a sylabennow y'n linenn = 7</text:p>
      <text:p text:style-name="P3">BEstes WYLS dhe aSPIa</text:p>
      <text:p text:style-name="P3"/>
      <text:p text:style-name="P3">hag:1 <text:s/>a:1 <text:s/>vynn:1 <text:s/>gans:1 <text:s/>ow:1 <text:s/>sethow:2</text:p>
      <text:p text:style-name="P3">Niver a sylabennow y'n linenn = 7</text:p>
      <text:p text:style-name="P3">hag a VYNN GANS ow SEthow</text:p>
      <text:p text:style-name="P3"/>
      <text:p text:style-name="P3">ladha:2 <text:s/>part:1 <text:s/>anedha:3 <text:s/>i:1 <text:s/>.:0</text:p>
      <text:p text:style-name="P3">Niver a sylabennow y'n linenn = 7</text:p>
      <text:p text:style-name="P3">LAdha PART aNEdha I</text:p>
      <text:p text:style-name="P3"/>
      <text:p text:style-name="P3"/>
      <text:p text:style-name="P3"/>
      <text:p text:style-name="P3"/>
      <text:p text:style-name="P3"/>
      <text:p text:style-name="P3">Agas:2 <text:s/>gwarak:2 <text:s/>ha:1 <text:s/>sethow:2</text:p>
      <text:p text:style-name="P3">Niver a sylabennow y'n linenn = 7</text:p>
      <text:p text:style-name="P3">Agas GWArak ha SEthow</text:p>
      <text:p text:style-name="P3"/>
      <text:p text:style-name="P3">genev:2 <text:s/>ottensi:3 <text:s/>parys:2 <text:s/>.:0</text:p>
      <text:p text:style-name="P3">Niver a sylabennow y'n linenn = 7</text:p>
      <text:p text:style-name="P3">GEnev otTENsi PArys</text:p>
      <text:p text:style-name="P3"/>
      <text:p text:style-name="P3">My:1 <text:s/>a's:1 <text:s/>led:1 <text:s/>bys:1 <text:s/>y'n:1 <text:s/>koesow:2 <text:s/>,:0</text:p>
      <text:p text:style-name="P3">Niver a sylabennow y'n linenn = 7</text:p>
      <text:p text:style-name="P3">MY A'S <text:s/>LED BYS Y'N <text:s text:c="2"/>KOEsow</text:p>
      <text:p text:style-name="P3"/>
      <text:p text:style-name="P3">hag:1 <text:s/>ena:2 <text:s/>y:1 <text:s/>fydh:1 <text:s/>kevys:2</text:p>
      <text:p text:style-name="P3">Niver a sylabennow y'n linenn = 7</text:p>
      <text:p text:style-name="P3">hag Ena y FYDH KEvys</text:p>
      <text:p text:style-name="P3"/>
      <text:p text:style-name="P3">plenti:2 <text:s/>lowr:1 <text:s/>,:0 <text:s/>yn:1 <text:s/>pur:1 <text:s/>dhevri:2 <text:s/>.:0</text:p>
      <text:p text:style-name="P3">Niver a sylabennow y'n linenn = 7</text:p>
      <text:p text:style-name="P3">PLENti LOWR <text:s/>YN PUR dheVRI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Gans:1 <text:s/>peub:1 <text:s/>my:1 <text:s/>yw:1 <text:s/>ankevys:3 <text:s/>.:0</text:p>
      <text:p text:style-name="P3">Niver a sylabennow y'n linenn = 7</text:p>
      <text:p text:style-name="P3">GANS PEUB MY YW anKEvys</text:p>
      <text:p text:style-name="P3"/>
      <text:p text:style-name="P3">Ny'm:1 <text:s/>aswonn:2 <text:s/>nameur:2 <text:s/>a:1 <text:s/>dus:1 <text:s/>.:0</text:p>
      <text:p text:style-name="P3">Niver a sylabennow y'n linenn = 7</text:p>
      <text:p text:style-name="P3">NY'M <text:s/>Aswonn naMEUR a DUS</text:p>
      <text:p text:style-name="P3"/>
      <text:p text:style-name="P3">Kaym:1 <text:s/>my:1 <text:s/>a:1 <text:s/>vydh:1 <text:s/>henwys:2 <text:s/>,:0</text:p>
      <text:p text:style-name="P3">Niver a sylabennow y'n linenn = 6</text:p>
      <text:p text:style-name="P3">KAYM MY a VYDH HENwys</text:p>
      <text:p text:style-name="P3"/>
      <text:p text:style-name="P3">mab:1 <text:s/>kottha:2 <text:s/>Adam:2 <text:s/>,:0 <text:s/>tewlys:2 <text:s/>,:0</text:p>
      <text:p text:style-name="P3">Niver a sylabennow y'n linenn = 7</text:p>
      <text:p text:style-name="P3">MAB KOttha Adam <text:s/>TEwlys</text:p>
      <text:p text:style-name="P3"/>
      <text:p text:style-name="P3">hwi:1 <text:s/>a:1 <text:s/>wel:1 <text:s/>,:0 <text:s/>dhe:1 <text:s/>veschyf:2 <text:s/>bras:1 <text:s/>.:0</text:p>
      <text:p text:style-name="P3">Niver a sylabennow y'n linenn = 7</text:p>
      <text:p text:style-name="P3">HWI a WEL <text:s/>dhe VESchyf BR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wath:1 <text:s/>ow:1 <text:s/>holonn:2 <text:s/>yth:1 <text:s/>yw:1 <text:s/>stout:1</text:p>
      <text:p text:style-name="P3">Niver a sylabennow y'n linenn = 7</text:p>
      <text:p text:style-name="P3">HWATH ow HOlonn yth YW STOUT</text:p>
      <text:p text:style-name="P3"/>
      <text:p text:style-name="P3">awos:2 <text:s/>ladha:2 <text:s/>Abel:2 <text:s/>lout:1 <text:s/>.:0</text:p>
      <text:p text:style-name="P3">Niver a sylabennow y'n linenn = 7</text:p>
      <text:p text:style-name="P3">Awos LAdha Abel LOUT</text:p>
      <text:p text:style-name="P3"/>
      <text:p text:style-name="P3">Na:1 <text:s/>hwath:1 <text:s/>,:0 <text:s/>'wos:1 <text:s/>molleth:2 <text:s/>an:1 <text:s/>Tas:1 <text:s/>,:0</text:p>
      <text:p text:style-name="P3">Niver a sylabennow y'n linenn = 7</text:p>
      <text:p text:style-name="P3">na HWATH <text:s/>'WOS MOlleth an TAS</text:p>
      <text:p text:style-name="P3"/>
      <text:p text:style-name="P3">ny'm:1 <text:s/>beus:1 <text:s/>edrek:2 <text:s/>vydh:1 <text:s/>y'n:1 <text:s/>bys:1 <text:s/>.:0</text:p>
      <text:p text:style-name="P3">Niver a sylabennow y'n linenn = 7</text:p>
      <text:p text:style-name="P3">NY'M <text:s/>BEUS Edrek VYDH Y'N <text:s text:c="2"/>BYS</text:p>
      <text:p text:style-name="P3"><text:soft-page-break/></text:p>
      <text:p text:style-name="P3">Hwi:1 <text:s/>a'm:1 <text:s/>gwel:1 <text:s/>::0 <text:s/>overdevys:4</text:p>
      <text:p text:style-name="P3">Niver a sylabennow y'n linenn = 7</text:p>
      <text:p text:style-name="P3">HWI A'M <text:s/>GWEL <text:s/>overDEvys</text:p>
      <text:p text:style-name="P3"/>
      <text:p text:style-name="P3">yth:1 <text:s/>oma:2 <text:s/>warbarth:2 <text:s/>gans:1 <text:s/>blew:1 <text:s/>.:0</text:p>
      <text:p text:style-name="P3">Niver a sylabennow y'n linenn = 7</text:p>
      <text:p text:style-name="P3">yth Oma warBARTH GANS BLEW</text:p>
      <text:p text:style-name="P3"/>
      <text:p text:style-name="P3">Ny:1 <text:s/>besyav:2 <text:s/>bones:2 <text:s/>gwelys:2</text:p>
      <text:p text:style-name="P3">Niver a sylabennow y'n linenn = 7</text:p>
      <text:p text:style-name="P3">ny BESyav BOnes GWElys</text:p>
      <text:p text:style-name="P3"/>
      <text:p text:style-name="P3">gans:1 <text:s/>mab-den:2 <text:s/>y'n:1 <text:s/>bys:1 <text:s/>ma:1 <text:s/>byw:1 <text:s/>,:0</text:p>
      <text:p text:style-name="P3">Niver a sylabennow y'n linenn = 7</text:p>
      <text:p text:style-name="P3">GANS MAB-den Y'N <text:s text:c="2"/>BYS ma BYW</text:p>
      <text:p text:style-name="P3"/>
      <text:p text:style-name="P3">drefenn:2 <text:s/>ow:1 <text:s/>bos:1 <text:s/>emskemunys:4 <text:s/>.:0</text:p>
      <text:p text:style-name="P3">Niver a sylabennow y'n linenn = 8</text:p>
      <text:p text:style-name="P3">DREfenn ow BOS emskeMUnys</text:p>
      <text:p text:style-name="P3"/>
      <text:p text:style-name="P3">Ha'w:1 <text:s/>thas:1 <text:s/>Adam:2 <text:s/>y:1 <text:s/>volleth:2</text:p>
      <text:p text:style-name="P3">Niver a sylabennow y'n linenn = 7</text:p>
      <text:p text:style-name="P3">HA'W <text:s text:c="2"/>THAS Adam y VOlleth</text:p>
      <text:p text:style-name="P3"/>
      <text:p text:style-name="P3">gallas:2 <text:s/>genev:2 <text:s/>,:0 <text:s/>ha'y:1 <text:s/>sorr:1 <text:s/>bras:1 <text:s/>.:0</text:p>
      <text:p text:style-name="P3">Niver a sylabennow y'n linenn = 7</text:p>
      <text:p text:style-name="P3">GAllas GEnev <text:s/>HA'Y <text:s text:c="2"/>SORR BRAS</text:p>
      <text:p text:style-name="P3"/>
      <text:p text:style-name="P3">Drefenn:2 <text:s/>henna:2 <text:s/>,:0 <text:s/>yn:1 <text:s/>neb:1 <text:s/>plas:1</text:p>
      <text:p text:style-name="P3">Niver a sylabennow y'n linenn = 7</text:p>
      <text:p text:style-name="P3">DREfenn HENna <text:s/>YN NEB PLAS</text:p>
      <text:p text:style-name="P3"/>
      <text:p text:style-name="P3">ny:1 <text:s/>allav:2 <text:s/>kavoes:2 <text:s/>powes:2 <text:s/>.:0</text:p>
      <text:p text:style-name="P3">Niver a sylabennow y'n linenn = 7</text:p>
      <text:p text:style-name="P3">ny Allav KAvoes POwes</text:p>
      <text:p text:style-name="P3"/>
      <text:p text:style-name="P3">Mab:1 <text:s/>mollothow:3 <text:s/>yth:1 <text:s/>ov:1 <text:s/>gwrys:1 <text:s/>.:0</text:p>
      <text:p text:style-name="P3">Niver a sylabennow y'n linenn = 7</text:p>
      <text:p text:style-name="P3">MAB moLLOthow yth OV GWRYS</text:p>
      <text:p text:style-name="P3"/>
      <text:p text:style-name="P3">Der:1 <text:s/>henna:2 <text:s/>my:1 <text:s/>ny:1 <text:s/>vedhav:2</text:p>
      <text:p text:style-name="P3">Niver a sylabennow y'n linenn = 7</text:p>
      <text:p text:style-name="P3">DER HENna MY ny VEdhav</text:p>
      <text:p text:style-name="P3"/>
      <text:p text:style-name="P3">dos:1 <text:s/>yn:1 <text:s/>mysk:1 <text:s/>pobel:2 <text:s/>neb:1 <text:s/>prys:1 <text:s/>,:0</text:p>
      <text:p text:style-name="P3">Niver a sylabennow y'n linenn = 7</text:p>
      <text:p text:style-name="P3">DOS YN MYSK PObel NEB PRYS</text:p>
      <text:p text:style-name="P3"/>
      <text:p text:style-name="P3">mes:1 <text:s/>pub:1 <text:s/>eur:1 <text:s/>owth:1 <text:s/>omwitha:3</text:p>
      <text:p text:style-name="P3">Niver a sylabennow y'n linenn = 7</text:p>
      <text:p text:style-name="P3">mes PUB EUR OWTH omWItha</text:p>
      <text:p text:style-name="P3"><text:soft-page-break/></text:p>
      <text:p text:style-name="P3">yn:1 <text:s/>koesow:2 <text:s/>hag:1 <text:s/>y'n:1 <text:s/>bushes:2 <text:s/>,:0</text:p>
      <text:p text:style-name="P3">Niver a sylabennow y'n linenn = 7</text:p>
      <text:p text:style-name="P3">YN KOEsow hag Y'N <text:s text:c="2"/>BUshes</text:p>
      <text:p text:style-name="P3"/>
      <text:p text:style-name="P3">avel:2 <text:s/>best:1 <text:s/>prest:1 <text:s/>ow:1 <text:s/>pywa:2 <text:s/>.:0</text:p>
      <text:p text:style-name="P3">Niver a sylabennow y'n linenn = 7</text:p>
      <text:p text:style-name="P3">aVEL BEST PREST ow PYwa</text:p>
      <text:p text:style-name="P3"/>
      <text:p text:style-name="P3">Ow:1 <text:s/>foli:2 <text:s/>yth:1 <text:s/>yw:1 <text:s/>mar:1 <text:s/>vras:1 <text:s/>,:0</text:p>
      <text:p text:style-name="P3">Niver a sylabennow y'n linenn = 7</text:p>
      <text:p text:style-name="P3">ow FOli yth YW mar VRAS</text:p>
      <text:p text:style-name="P3"/>
      <text:p text:style-name="P3">ha'w:1 <text:s/>holonn:2 <text:s/>ynwedh:2 <text:s/>pur:1 <text:s/>brout:1 <text:s/>.:0</text:p>
      <text:p text:style-name="P3">Niver a sylabennow y'n linenn = 7</text:p>
      <text:p text:style-name="P3">HA'W <text:s text:c="2"/>HOlonn ynWEDH PUR BROUT</text:p>
      <text:p text:style-name="P3"/>
      <text:p text:style-name="P3">Ny:1 <text:s/>vynnav:2 <text:s/>dhiworth:2 <text:s/>an:1 <text:s/>Tas:1</text:p>
      <text:p text:style-name="P3">Niver a sylabennow y'n linenn = 7</text:p>
      <text:p text:style-name="P3">ny VYNnav DHIworth an TAS</text:p>
      <text:p text:style-name="P3"/>
      <text:p text:style-name="P3">hwilas:2 <text:s/>mersi:2 <text:s/>,:0 <text:s/>sur:1 <text:s/>heb:1 <text:s/>dout:1 <text:s/>,:0</text:p>
      <text:p text:style-name="P3">Niver a sylabennow y'n linenn = 7</text:p>
      <text:p text:style-name="P3">HWIlas MERsi <text:s/>SUR HEB DOUT</text:p>
      <text:p text:style-name="P3"/>
      <text:p text:style-name="P3">kyn:1 <text:s/>na'm:1 <text:s/>boma:2 <text:s/>lowena:3 <text:s/>.:0</text:p>
      <text:p text:style-name="P3">Niver a sylabennow y'n linenn = 7</text:p>
      <text:p text:style-name="P3">kyn NA'M <text:s/>BOma loWEna</text:p>
      <text:p text:style-name="P3"/>
      <text:p text:style-name="P3">Own:1 <text:s/>yma:2 <text:s/>dhymm:1 <text:s/>a:1 <text:s/>bub:1 <text:s/>den:1 <text:s/>,:0</text:p>
      <text:p text:style-name="P3">Niver a sylabennow y'n linenn = 7</text:p>
      <text:p text:style-name="P3">OWN yMA DHYMM a BUB DEN</text:p>
      <text:p text:style-name="P3"/>
      <text:p text:style-name="P3">ganso:2 <text:s/>dhe:1 <text:s/>vones:2 <text:s/>ledhys:2 <text:s/>.:0</text:p>
      <text:p text:style-name="P3">Niver a sylabennow y'n linenn = 7</text:p>
      <text:p text:style-name="P3">GANso dhe VOnes LEdhys</text:p>
      <text:p text:style-name="P3"/>
      <text:p text:style-name="P3">Saw:1 <text:s/>an:1 <text:s/>Tas:1 <text:s/>Dyw:1 <text:s/>y:1 <text:s/>honan:2</text:p>
      <text:p text:style-name="P3">Niver a sylabennow y'n linenn = 7</text:p>
      <text:p text:style-name="P3">SAW an TAS DYW y HOnan</text:p>
      <text:p text:style-name="P3"/>
      <text:p text:style-name="P3">y:1 <text:s/>verk:1 <text:s/>warnav:2 <text:s/>a:1 <text:s/>settyas:2 <text:s/>,:0</text:p>
      <text:p text:style-name="P3">Niver a sylabennow y'n linenn = 7</text:p>
      <text:p text:style-name="P3">y VERK WARnav a SETTyas</text:p>
      <text:p text:style-name="P3"/>
      <text:p text:style-name="P3">poran:2 <text:s/>gans:1 <text:s/>y:1 <text:s/>own:1 <text:s/>diwla:2 <text:s/>.:0</text:p>
      <text:p text:style-name="P3">Niver a sylabennow y'n linenn = 7</text:p>
      <text:p text:style-name="P3">POran GANS y OWN diwla</text:p>
      <text:p text:style-name="P3"/>
      <text:p text:style-name="P3">Hwi:1 <text:s/>oll:1 <text:s/>a'n:1 <text:s/>gwel:1 <text:s/>.:0</text:p>
      <text:p text:style-name="P3">Niver a sylabennow y'n linenn = 4</text:p>
      <text:p text:style-name="P3">HWI OLL A'N <text:s text:c="2"/>GWEL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ag:1 <text:s/>y:1 <text:s/>kewsis:2 <text:s/>yndellma:3 <text:s/>,:0</text:p>
      <text:p text:style-name="P3">Niver a sylabennow y'n linenn = 7</text:p>
      <text:p text:style-name="P3">hag y KEWsis ynDELLma</text:p>
      <text:p text:style-name="P3"/>
      <text:p text:style-name="P3">na:1 <text:s/>wra:1 <text:s/>den:1 <text:s/>vydh:1 <text:s/>ow:1 <text:s/>ladha:2 <text:s/>,:0</text:p>
      <text:p text:style-name="P3">Niver a sylabennow y'n linenn = 7</text:p>
      <text:p text:style-name="P3">na WRA DEN VYDH ow LAdha</text:p>
      <text:p text:style-name="P3"/>
      <text:p text:style-name="P3">erbynn:2 <text:s/>y:1 <text:s/>dhisplesour:3 <text:s/>lel:1 <text:s/>.:0</text:p>
      <text:p text:style-name="P3">Niver a sylabennow y'n linenn = 7</text:p>
      <text:p text:style-name="P3">ERbynn y dhiSPLEsour LE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ag:1 <text:s/>ow:1 <text:s/>ladha:2 <text:s/>neb:1 <text:s/>a:1 <text:s/>wra:1 <text:s/>,:0</text:p>
      <text:p text:style-name="P3">Niver a sylabennow y'n linenn = 7</text:p>
      <text:p text:style-name="P3">hag ow LAdha NEB a WRA</text:p>
      <text:p text:style-name="P3"/>
      <text:p text:style-name="P3">seyth:1 <text:s/>gweyth:1 <text:s/>y:1 <text:s/>hwra:1 <text:s/>akwitya:3 <text:s/>.:0</text:p>
      <text:p text:style-name="P3">Niver a sylabennow y'n linenn = 7</text:p>
      <text:p text:style-name="P3">SEYTH GWEYTH y HWRA aKWITya</text:p>
      <text:p text:style-name="P3"/>
      <text:p text:style-name="P3">Y:1 <text:s/>kewsis:2 <text:s/>,:0 <text:s/>gans:1 <text:s/>charj:1 <text:s/>pur:1 <text:s/>grev:1 <text:s/>.:0</text:p>
      <text:p text:style-name="P3">Niver a sylabennow y'n linenn = 7</text:p>
      <text:p text:style-name="P3">y KEWsis <text:s/>GANS CHARJ PUR GREV</text:p>
      <text:p text:style-name="P3"/>
      <text:p text:style-name="P3">Saw:1 <text:s/>hwath:1 <text:s/>,:0 <text:s/>'wos:1 <text:s/>an:1 <text:s/>promys:2 <text:s/>na:1 <text:s/>,:0</text:p>
      <text:p text:style-name="P3">Niver a sylabennow y'n linenn = 7</text:p>
      <text:p text:style-name="P3">SAW HWATH <text:s/>'WOS an PROmys na</text:p>
      <text:p text:style-name="P3"/>
      <text:p text:style-name="P3">meur:1 <text:s/>yth:1 <text:s/>esov:2 <text:s/>ow:1 <text:s/>toutya:2</text:p>
      <text:p text:style-name="P3">Niver a sylabennow y'n linenn = 7</text:p>
      <text:p text:style-name="P3">MEUR yth Esov ow TOUTya</text:p>
      <text:p text:style-name="P3"/>
      <text:p text:style-name="P3">y:1 <text:s/>vennath:2 <text:s/>dhymm:1 <text:s/>ny:1 <text:s/>vynn:1 <text:s/>ev:1 <text:s/>.:0</text:p>
      <text:p text:style-name="P3">Niver a sylabennow y'n linenn = 7</text:p>
      <text:p text:style-name="P3">y VENnath DHYMM ny VYNN EV</text:p>
      <text:p text:style-name="P3"><text:soft-page-break/></text:p>
      <text:p text:style-name="P3">Rakhenna:3 <text:s/>,:0 <text:s/>war:1 <text:s/>ow:1 <text:s/>ena:2 <text:s/>,:0</text:p>
      <text:p text:style-name="P3">Niver a sylabennow y'n linenn = 7</text:p>
      <text:p text:style-name="P3">rakHENna <text:s/>WAR ow Ena</text:p>
      <text:p text:style-name="P3"/>
      <text:p text:style-name="P3">my:1 <text:s/>a:1 <text:s/>vynn:1 <text:s/>mos:1 <text:s/>dhe:1 <text:s/>gudha:2</text:p>
      <text:p text:style-name="P3">Niver a sylabennow y'n linenn = 7</text:p>
      <text:p text:style-name="P3">MY a VYNN MOS dhe GUdha</text:p>
      <text:p text:style-name="P3"/>
      <text:p text:style-name="P3">yn:1 <text:s/>neb:1 <text:s/>bush:1 <text:s/>,:0 <text:s/>kynth:1 <text:s/>yw:1 <text:s/>dhymm:1 <text:s/>grev:1</text:p>
      <text:p text:style-name="P3">.:0</text:p>
      <text:p text:style-name="P3">Niver a sylabennow y'n linenn = 7</text:p>
      <text:p text:style-name="P3">YN NEB BUSH <text:s/>kynth YW DHYMM GREV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ester:2 <text:s/>da:1 <text:s/>,:0 <text:s/>der:1 <text:s/>dha:1 <text:s/>gummyas:2 <text:s/>,:0</text:p>
      <text:p text:style-name="P3">Niver a sylabennow y'n linenn = 7</text:p>
      <text:p text:style-name="P3">MEster DA <text:s/>DER dha GUMMyas</text:p>
      <text:p text:style-name="P3"/>
      <text:p text:style-name="P3">my:1 <text:s/>a:1 <text:s/>wel:1 <text:s/>unn:1 <text:s/>lo'n:1 <text:s/>pur:1 <text:s/>vras:1</text:p>
      <text:p text:style-name="P3">Niver a sylabennow y'n linenn = 7</text:p>
      <text:p text:style-name="P3">MY a WEL UNN LO'N <text:s text:c="2"/>PUR VRAS</text:p>
      <text:p text:style-name="P3"/>
      <text:p text:style-name="P3">yn-hons:2 <text:s/>yn:1 <text:s/>bush:1 <text:s/>ow:1 <text:s/>plattya:2 <text:s/>.:0</text:p>
      <text:p text:style-name="P3">Niver a sylabennow y'n linenn = 7</text:p>
      <text:p text:style-name="P3">YN-hons YN BUSH ow PLATTya</text:p>
      <text:p text:style-name="P3"/>
      <text:p text:style-name="P3">Syrra:2 <text:s/>,:0 <text:s/>yn:1 <text:s/>mysk:1 <text:s/>an:1 <text:s/>bestes:2</text:p>
      <text:p text:style-name="P3">Niver a sylabennow y'n linenn = 7</text:p>
      <text:p text:style-name="P3">SYRra <text:s/>YN MYSK an BEstes</text:p>
      <text:p text:style-name="P3"/>
      <text:p text:style-name="P3">stranj:1 <text:s/>yth:1 <text:s/>yw:1 <text:s/>ev:1 <text:s/>dhe:1 <text:s/>weles:2 <text:s/>.:0</text:p>
      <text:p text:style-name="P3">Niver a sylabennow y'n linenn = 7</text:p>
      <text:p text:style-name="P3"><text:soft-page-break/>STRANJ yth YW EV dhe WEles</text:p>
      <text:p text:style-name="P3"/>
      <text:p text:style-name="P3">Mirewgh:2 <text:s/>,:0 <text:s/>mester:2 <text:s/>,:0 <text:s/>py:1 <text:s/>'ma-va:2 <text:s/>.:0</text:p>
      <text:p text:style-name="P3">Niver a sylabennow y'n linenn = 7</text:p>
      <text:p text:style-name="P3">MIrewgh <text:s/>MEster <text:s/>PY 'MA-va</text:p>
      <text:p text:style-name="P3"/>
      <text:p text:style-name="P3"/>
      <text:p text:style-name="P3"/>
      <text:p text:style-name="P3"/>
      <text:p text:style-name="P3"/>
      <text:p text:style-name="P3">Bydh:1 <text:s/>war:1 <text:s/>dhymm:1 <text:s/>na:1 <text:s/>vova:2 <text:s/>den:1 <text:s/>,:0</text:p>
      <text:p text:style-name="P3">Niver a sylabennow y'n linenn = 7</text:p>
      <text:p text:style-name="P3">BYDH WAR DHYMM na VOva DEN</text:p>
      <text:p text:style-name="P3"/>
      <text:p text:style-name="P3">rag:1 <text:s/>my:1 <text:s/>ny:1 <text:s/>allav:2 <text:s/>medra:2 <text:s/>.:0</text:p>
      <text:p text:style-name="P3">Niver a sylabennow y'n linenn = 7</text:p>
      <text:p text:style-name="P3">rag MY ny Allav MEdra</text:p>
      <text:p text:style-name="P3"/>
      <text:p text:style-name="P3">Sett:1 <text:s/>ow:1 <text:s/>seth:1 <text:s/>dhe:1 <text:s/>denewenn:3 <text:s/>,:0</text:p>
      <text:p text:style-name="P3">Niver a sylabennow y'n linenn = 7</text:p>
      <text:p text:style-name="P3">SETT ow SETH dhe deNEwenn</text:p>
      <text:p text:style-name="P3"/>
      <text:p text:style-name="P3">may:1 <text:s/>hallen:2 <text:s/>tenna:2 <text:s/>dhodho:2 <text:s/>.:0</text:p>
      <text:p text:style-name="P3">Niver a sylabennow y'n linenn = 7</text:p>
      <text:p text:style-name="P3">may HAllen TENna DHOdho</text:p>
      <text:p text:style-name="P3"/>
      <text:p text:style-name="P3">Na:1 <text:s/>berth:1 <text:s/>dout:1 <text:s/>,:0 <text:s/>y:1 <text:s/>fydh:1 <text:s/>e:1 <text:s/>gwyskys:2 <text:s/>.:0</text:p>
      <text:p text:style-name="P3">Niver a sylabennow y'n linenn = 8</text:p>
      <text:p text:style-name="P3">na BERTH DOUT <text:s/>y FYDH E GWYsky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Nevra:2 <text:s/>na:1 <text:s/>wrewgh:1 <text:s/>hwi:1 <text:s/>doutya:2 <text:s/>,:0</text:p>
      <text:p text:style-name="P3">Niver a sylabennow y'n linenn = 7</text:p>
      <text:p text:style-name="P3">NEvra na WREWGH HWI DOUTya</text:p>
      <text:p text:style-name="P3"/>
      <text:p text:style-name="P3">ken:1 <text:s/>es:1 <text:s/>best:1 <text:s/>nag:1 <text:s/>yw:1 <text:s/>henna:2 <text:s/>,:0</text:p>
      <text:p text:style-name="P3">Niver a sylabennow y'n linenn = 7</text:p>
      <text:p text:style-name="P3">KEN ES BEST nag YW HENna</text:p>
      <text:p text:style-name="P3"/>
      <text:p text:style-name="P3">ha:1 <text:s/>stranj:1 <text:s/>yw:1 <text:s/>dhe:1 <text:s/>vos:1 <text:s/>gwelys:2 <text:s/>.:0</text:p>
      <text:p text:style-name="P3">Niver a sylabennow y'n linenn = 7</text:p>
      <text:p text:style-name="P3"><text:soft-page-break/>ha STRANJ YW dhe VOS GWElys</text:p>
      <text:p text:style-name="P3"/>
      <text:p text:style-name="P3">Now:1 <text:s/>,:0 <text:s/>otta:2 <text:s/>an:1 <text:s/>seth:1 <text:s/>kompes:2 <text:s/>.:0</text:p>
      <text:p text:style-name="P3">Niver a sylabennow y'n linenn = 7</text:p>
      <text:p text:style-name="P3">NOW <text:s/>OTta an SETH KOMpes</text:p>
      <text:p text:style-name="P3"/>
      <text:p text:style-name="P3">Tenn:1 <text:s/>hi:1 <text:s/>yn-bann:2 <text:s/>bys:1 <text:s/>y'n:1 <text:s/>pil:1 <text:s/>,:0</text:p>
      <text:p text:style-name="P3">Niver a sylabennow y'n linenn = 7</text:p>
      <text:p text:style-name="P3">TENN HI yn-BANN BYS Y'N <text:s text:c="2"/>PIL</text:p>
      <text:p text:style-name="P3"/>
      <text:p text:style-name="P3">par:1 <text:s/>dell:1 <text:s/>os:1 <text:s/>archer:2 <text:s/>prevys:2</text:p>
      <text:p text:style-name="P3">Niver a sylabennow y'n linenn = 7</text:p>
      <text:p text:style-name="P3">PAR dell OS ARcher PREvys</text:p>
      <text:p text:style-name="P3"/>
      <text:p text:style-name="P3">hag:1 <text:s/>a:1 <text:s/>ladhas:2 <text:s/>moy:1 <text:s/>es:1 <text:s/>mil:1</text:p>
      <text:p text:style-name="P3">Niver a sylabennow y'n linenn = 7</text:p>
      <text:p text:style-name="P3">hag a LAdhas MOY ES MIL</text:p>
      <text:p text:style-name="P3"/>
      <text:p text:style-name="P3">a:1 <text:s/>vestes:2 <text:s/>kyns:1 <text:s/>es:1 <text:s/>lemmyn:2 <text:s/>.:0</text:p>
      <text:p text:style-name="P3">Niver a sylabennow y'n linenn = 7</text:p>
      <text:p text:style-name="P3">a VEstes KYNS ES LEMmyn</text:p>
      <text:p text:style-name="P3"/>
      <text:p text:style-name="P3"/>
      <text:p text:style-name="P3"/>
      <text:p text:style-name="P3"/>
      <text:p text:style-name="P3"/>
      <text:p text:style-name="P3">Now:1 <text:s/>otta:2 <text:s/>an:1 <text:s/>seth:1 <text:s/>tennys:2 <text:s/>,:0</text:p>
      <text:p text:style-name="P3">Niver a sylabennow y'n linenn = 7</text:p>
      <text:p text:style-name="P3">NOW OTta an SETH TENnys</text:p>
      <text:p text:style-name="P3"/>
      <text:p text:style-name="P3">ha'n:1 <text:s/>best:1 <text:s/>sur:1 <text:s/>yma:2 <text:s/>gwyskys:2 <text:s/>!:0</text:p>
      <text:p text:style-name="P3">Niver a sylabennow y'n linenn = 7</text:p>
      <text:p text:style-name="P3">HA'N <text:s text:c="2"/>BEST SUR yMA GWYskys</text:p>
      <text:p text:style-name="P3"/>
      <text:p text:style-name="P3">Y:1 <text:s/>vernans:2 <text:s/>gallas:2 <text:s/>ganso:2 <text:s/>!:0</text:p>
      <text:p text:style-name="P3">Niver a sylabennow y'n linenn = 7</text:p>
      <text:p text:style-name="P3">y VERnans GAllas GANs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ed:1 <text:s/>vy:1 <text:s/>kwykk:1 <text:s/>bys:1 <text:s/>yn:1 <text:s/>dhodho:2 <text:s/>,:0</text:p>
      <text:p text:style-name="P3">Niver a sylabennow y'n linenn = 7</text:p>
      <text:p text:style-name="P3">LED vy KWYKK BYS YN DHOdho</text:p>
      <text:p text:style-name="P3"/>
      <text:p text:style-name="P3">may:1 <text:s/>hallen:2 <text:s/>vy:1 <text:s/>attendya:3</text:p>
      <text:p text:style-name="P3">Niver a sylabennow y'n linenn = 7</text:p>
      <text:p text:style-name="P3"><text:soft-page-break/>may HAllen vy atTENDya</text:p>
      <text:p text:style-name="P3"/>
      <text:p text:style-name="P3">pan:1 <text:s/>vaner:2 <text:s/>lo'n:1 <text:s/>yth:1 <text:s/>ywa:2 <text:s/>.:0</text:p>
      <text:p text:style-name="P3">Niver a sylabennow y'n linenn = 7</text:p>
      <text:p text:style-name="P3">pan VAner LO'N <text:s text:c="2"/>yth Ywa</text:p>
      <text:p text:style-name="P3"/>
      <text:p text:style-name="P3"/>
      <text:p text:style-name="P3"/>
      <text:p text:style-name="P3"/>
      <text:p text:style-name="P3"/>
      <text:p text:style-name="P3">Out:1 <text:s/>,:0 <text:s/>ellas:2 <text:s/>,:0 <text:s/>my:1 <text:s/>yw:1 <text:s/>marow:2 <text:s/>!:0</text:p>
      <text:p text:style-name="P3">Niver a sylabennow y'n linenn = 7</text:p>
      <text:p text:style-name="P3">OUT <text:s/>Ellas <text:s/>MY YW MArow</text:p>
      <text:p text:style-name="P3"/>
      <text:p text:style-name="P3">Ny'm:1 <text:s/>beus:1 <text:s/>bywa:2 <text:s/>na:1 <text:s/>fella:2 <text:s/>!:0</text:p>
      <text:p text:style-name="P3">Niver a sylabennow y'n linenn = 7</text:p>
      <text:p text:style-name="P3">NY'M <text:s/>BEUS BYwa na FElla</text:p>
      <text:p text:style-name="P3"/>
      <text:p text:style-name="P3">Gwenys:2 <text:s/>ov:1 <text:s/>der:1 <text:s/>an:1 <text:s/>asow:2 <text:s/>,:0</text:p>
      <text:p text:style-name="P3">Niver a sylabennow y'n linenn = 7</text:p>
      <text:p text:style-name="P3">GWEnys OV DER an Asow</text:p>
      <text:p text:style-name="P3"/>
      <text:p text:style-name="P3">ha'n:1 <text:s/>seth:1 <text:s/>gallas:2 <text:s/>kwit:1 <text:s/>dredhov:2 <text:s/>.:0</text:p>
      <text:p text:style-name="P3">Niver a sylabennow y'n linenn = 7</text:p>
      <text:p text:style-name="P3">HA'N <text:s text:c="2"/>SETH GAllas KWIT DREdhov</text:p>
      <text:p text:style-name="P3"/>
      <text:p text:style-name="P3">Pur:1 <text:s/>ogas:2 <text:s/>marow:2 <text:s/>yth:1 <text:s/>ov:1 <text:s/>!:0</text:p>
      <text:p text:style-name="P3">Niver a sylabennow y'n linenn = 7</text:p>
      <text:p text:style-name="P3">PUR Ogas MArow yth OV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ar:1 <text:s/>dell:1 <text:s/>veuma:2 <text:s/>ongrassyes:3 <text:s/>,:0</text:p>
      <text:p text:style-name="P3">Niver a sylabennow y'n linenn = 7</text:p>
      <text:p text:style-name="P3">PAR dell VEUma onGRASSyes</text:p>
      <text:p text:style-name="P3"/>
      <text:p text:style-name="P3">lemmyn:2 <text:s/>yth:1 <text:s/>oma:2 <text:s/>plagyes:2 <text:s/>,:0</text:p>
      <text:p text:style-name="P3">Niver a sylabennow y'n linenn = 7</text:p>
      <text:p text:style-name="P3">LEMmyn yth Oma PLAGyes</text:p>
      <text:p text:style-name="P3"/>
      <text:p text:style-name="P3">dell:1 <text:s/>welowgh:2 <text:s/>hwi:1 <text:s/>oll:1 <text:s/>an:1 <text:s/>prov:1 <text:s/>.:0</text:p>
      <text:p text:style-name="P3">Niver a sylabennow y'n linenn = 7</text:p>
      <text:p text:style-name="P3">dell WElowgh HWI OLL an PROV</text:p>
      <text:p text:style-name="P3"/>
      <text:p text:style-name="P3"/>
      <text:p text:style-name="P3"/>
      <text:p text:style-name="P3"><text:soft-page-break/></text:p>
      <text:p text:style-name="P3"/>
      <text:p text:style-name="P3">Out:1 <text:s/>,:0 <text:s/>ty:1 <text:s/>vilen:2 <text:s/>,:0 <text:s/>pandr:1 <text:s/>':0 <text:s/>eus:1 <text:s/>gwrys:1</text:p>
      <text:p text:style-name="P3">?:0</text:p>
      <text:p text:style-name="P3">Niver a sylabennow y'n linenn = 7</text:p>
      <text:p text:style-name="P3">OUT <text:s/>TY VIlen <text:s/>PANDR <text:s/>EUS GWRYS</text:p>
      <text:p text:style-name="P3"/>
      <text:p text:style-name="P3">Sur:1 <text:s/>hemma:2 <text:s/>yw:1 <text:s/>den:1 <text:s/>ledhys:2 <text:s/>.:0</text:p>
      <text:p text:style-name="P3">Niver a sylabennow y'n linenn = 7</text:p>
      <text:p text:style-name="P3">SUR HEMma YW DEN LEdhys</text:p>
      <text:p text:style-name="P3"/>
      <text:p text:style-name="P3">My:1 <text:s/>a'n:1 <text:s/>klyw:1 <text:s/>prest:1 <text:s/>ow:1 <text:s/>karma:2 <text:s/>.:0</text:p>
      <text:p text:style-name="P3">Niver a sylabennow y'n linenn = 7</text:p>
      <text:p text:style-name="P3">MY A'N <text:s text:c="2"/>KLYW PREST ow KARm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w:1 <text:s/>karma:2 <text:s/>yma:2 <text:s/>an:1 <text:s/>best:1 <text:s/>!:0</text:p>
      <text:p text:style-name="P3">Niver a sylabennow y'n linenn = 7</text:p>
      <text:p text:style-name="P3">ow KARma yMA an BEST</text:p>
      <text:p text:style-name="P3"/>
      <text:p text:style-name="P3">My:1 <text:s/>a'n:1 <text:s/>gwel:1 <text:s/>ow:1 <text:s/>trebuchya:3 <text:s/>.:0</text:p>
      <text:p text:style-name="P3">Niver a sylabennow y'n linenn = 7</text:p>
      <text:p text:style-name="P3">MY A'N <text:s text:c="2"/>GWEL ow treBUCHya</text:p>
      <text:p text:style-name="P3"/>
      <text:p text:style-name="P3">Gallas:2 <text:s/>ganso:2 <text:s/>hager:2 <text:s/>fest:1 <text:s/>!:0</text:p>
      <text:p text:style-name="P3">Niver a sylabennow y'n linenn = 7</text:p>
      <text:p text:style-name="P3">GAllas GANso HAger FEST</text:p>
      <text:p text:style-name="P3"/>
      <text:p text:style-name="P3">Roy:1 <text:s/>y:1 <text:s/>groghen:2 <text:s/>dhymm:1 <text:s/>,:0 <text:s/>I:1 <text:s/>pray:1 <text:s/>thee:2</text:p>
      <text:p text:style-name="P3">,:0</text:p>
      <text:p text:style-name="P3">Niver a sylabennow y'n linenn = 9</text:p>
      <text:p text:style-name="P3">ROY y GROghen DHYMM <text:s/>I PRAY THEe</text:p>
      <text:p text:style-name="P3"/>
      <text:p text:style-name="P3">dhe:1 <text:s/>wul:1 <text:s/>kweth:1 <text:s/>dhymm:1 <text:s/>dhe:1 <text:s/>wiska:2 <text:s/>.:0</text:p>
      <text:p text:style-name="P3">Niver a sylabennow y'n linenn = 7</text:p>
      <text:p text:style-name="P3">dhe WUL KWETH DHYMM dhe WIska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Blewek:2 <text:s/>koynt:1 <text:s/>yw:1 <text:s/>ha:1 <text:s/>hager:2 <text:s/>.:0</text:p>
      <text:p text:style-name="P3">Niver a sylabennow y'n linenn = 7</text:p>
      <text:p text:style-name="P3">BLEwek KOYNT YW ha HAger</text:p>
      <text:p text:style-name="P3"/>
      <text:p text:style-name="P3">Ny:1 <text:s/>wonn:1 <text:s/>pan:1 <text:s/>vest:1 <text:s/>ylla:2 <text:s/>bos:1 <text:s/>.:0</text:p>
      <text:p text:style-name="P3">Niver a sylabennow y'n linenn = 7</text:p>
      <text:p text:style-name="P3">ny WONN pan VEST Ylla BOS</text:p>
      <text:p text:style-name="P3"/>
      <text:p text:style-name="P3">Yth:1 <text:s/>'valsa:2 <text:s/>orth:1 <text:s/>y:1 <text:s/>favour:2</text:p>
      <text:p text:style-name="P3">Niver a sylabennow y'n linenn = 7</text:p>
      <text:p text:style-name="P3">yth 'VALsa ORTH y FAvour</text:p>
      <text:p text:style-name="P3"/>
      <text:p text:style-name="P3">y:1 <text:s/>bosa:2 <text:s/>neb:1 <text:s/>boekka:2 <text:s/>nos:1 <text:s/>,:0</text:p>
      <text:p text:style-name="P3">Niver a sylabennow y'n linenn = 7</text:p>
      <text:p text:style-name="P3">y BOsa NEB BOEKka NOS</text:p>
      <text:p text:style-name="P3"/>
      <text:p text:style-name="P3">ha:1 <text:s/>henna:2 <text:s/>y:1 <text:s/>fydh:1 <text:s/>prevys:2 <text:s/>.:0</text:p>
      <text:p text:style-name="P3">Niver a sylabennow y'n linenn = 7</text:p>
      <text:p text:style-name="P3">ha HENna y FYDH PREvy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Gorta:2 <text:s/>,:0 <text:s/>gas:1 <text:s/>vy:1 <text:s/>dh'y:1 <text:s/>dava:2 <text:s/>,:0</text:p>
      <text:p text:style-name="P3">Niver a sylabennow y'n linenn = 7</text:p>
      <text:p text:style-name="P3">GORta <text:s/>GAS vy DH'Y <text:s text:c="2"/>DAva</text:p>
      <text:p text:style-name="P3"/>
      <text:p text:style-name="P3">drefenn:2 <text:s/>gweles:2 <text:s/>mar:1 <text:s/>nebes:2 <text:s/>.:0</text:p>
      <text:p text:style-name="P3">Niver a sylabennow y'n linenn = 7</text:p>
      <text:p text:style-name="P3">DREfenn GWEles mar NEbes</text:p>
      <text:p text:style-name="P3"/>
      <text:p text:style-name="P3">Pyw:1 <text:s/>osta:2 <text:s/>lavar:2 <text:s/>dhymmo:2</text:p>
      <text:p text:style-name="P3">Niver a sylabennow y'n linenn = 7</text:p>
      <text:p text:style-name="P3">PYW Osta LAvar DHYMmo</text:p>
      <text:p text:style-name="P3"/>
      <text:p text:style-name="P3">mars:1 <text:s/>os:1 <text:s/>den:1 <text:s/>po:1 <text:s/>neb:1 <text:s/>best:1 <text:s/>bras:1 <text:s/>.:0</text:p>
      <text:p text:style-name="P3">Niver a sylabennow y'n linenn = 7</text:p>
      <text:p text:style-name="P3">mars OS DEN po NEB BEST BRAS</text:p>
      <text:p text:style-name="P3"/>
      <text:p text:style-name="P3"><text:soft-page-break/>Dout:1 <text:s/>ahanas:3 <text:s/>dhymm:1 <text:s/>yma:2 <text:s/>.:0</text:p>
      <text:p text:style-name="P3">Niver a sylabennow y'n linenn = 7</text:p>
      <text:p text:style-name="P3">DOUT aHAnas DHYMM yMA</text:p>
      <text:p text:style-name="P3"/>
      <text:p text:style-name="P3"/>
      <text:p text:style-name="P3"/>
      <text:p text:style-name="P3"/>
      <text:p text:style-name="P3"/>
      <text:p text:style-name="P3">A:1 <text:s/>soweth:2 <text:s/>,:0 <text:s/>emskemunys:4 <text:s/>,:0</text:p>
      <text:p text:style-name="P3">Niver a sylabennow y'n linenn = 7</text:p>
      <text:p text:style-name="P3">a soWETH <text:s/>emskeMUnys</text:p>
      <text:p text:style-name="P3"/>
      <text:p text:style-name="P3">my:1 <text:s/>yw:1 <text:s/>Kaym:1 <text:s/>,:0 <text:s/>mab:1 <text:s/>dhe:1 <text:s/>Adam:2 <text:s/>.:0</text:p>
      <text:p text:style-name="P3">Niver a sylabennow y'n linenn = 7</text:p>
      <text:p text:style-name="P3">MY YW KAYM <text:s/>MAB dhe Adam</text:p>
      <text:p text:style-name="P3"/>
      <text:p text:style-name="P3">Genes:2 <text:s/>yth:1 <text:s/>oma:2 <text:s/>ledhys:2 <text:s/>.:0</text:p>
      <text:p text:style-name="P3">Niver a sylabennow y'n linenn = 7</text:p>
      <text:p text:style-name="P3">GEnes yth Oma LEdhys</text:p>
      <text:p text:style-name="P3"/>
      <text:p text:style-name="P3">Molleth:2 <text:s/>dhis:1 <text:s/>dha:1 <text:s/>das:1 <text:s/>ha'th:1 <text:s/>vamm:1 <text:s/>,:0</text:p>
      <text:p text:style-name="P3">Niver a sylabennow y'n linenn = 7</text:p>
      <text:p text:style-name="P3">MOlleth DHIS dha DAS HA'TH VAMM</text:p>
      <text:p text:style-name="P3"/>
      <text:p text:style-name="P3">ha'w:1 <text:s/>molleth:2 <text:s/>vy:1 <text:s/>gans:1 <text:s/>henna:2 <text:s/>.:0</text:p>
      <text:p text:style-name="P3">Niver a sylabennow y'n linenn = 7</text:p>
      <text:p text:style-name="P3">HA'W <text:s text:c="2"/>MOlleth vy GANS HENna</text:p>
      <text:p text:style-name="P3"/>
      <text:p text:style-name="P3"/>
      <text:p text:style-name="P3"/>
      <text:p text:style-name="P3"/>
      <text:p text:style-name="P3"/>
      <text:p text:style-name="P3">P'ywa:2 <text:s/>!:0 <text:s/>Ty:1 <text:s/>yw:1 <text:s/>Kaym:1 <text:s/>,:0 <text:s/>mab:1 <text:s/>dhe:1 <text:s/>Adam:2</text:p>
      <text:p text:style-name="P3">!:0</text:p>
      <text:p text:style-name="P3">Niver a sylabennow y'n linenn = 9</text:p>
      <text:p text:style-name="P3">P'Ywa <text:s/>TY YW KAYM <text:s/>MAB dhe Adam</text:p>
      <text:p text:style-name="P3"/>
      <text:p text:style-name="P3">Ny:1 <text:s/>allav:2 <text:s/>krysi:2 <text:s/>henna:2 <text:s/>.:0</text:p>
      <text:p text:style-name="P3">Niver a sylabennow y'n linenn = 7</text:p>
      <text:p text:style-name="P3">ny Allav KRYsi HENna</text:p>
      <text:p text:style-name="P3"/>
      <text:p text:style-name="P3">Di'velebys:4 <text:s/>os:1 <text:s/>ha:1 <text:s/>kamm:1 <text:s/>,:0</text:p>
      <text:p text:style-name="P3">Niver a sylabennow y'n linenn = 7</text:p>
      <text:p text:style-name="P3">di'veLEbys OS ha KAMM</text:p>
      <text:p text:style-name="P3"/>
      <text:p text:style-name="P3">overdevys:4 <text:s/>oll:1 <text:s/>gans:1 <text:s/>henna:2</text:p>
      <text:p text:style-name="P3">Niver a sylabennow y'n linenn = 8</text:p>
      <text:p text:style-name="P3">overDEvys OLL GANS HENna</text:p>
      <text:p text:style-name="P3"/>
      <text:p text:style-name="P3">yth:1 <text:s/>os:1 <text:s/>,:0 <text:s/>gans:1 <text:s/>blew:1 <text:s/>.:0</text:p>
      <text:p text:style-name="P3">Niver a sylabennow y'n linenn = 4</text:p>
      <text:p text:style-name="P3">yth OS <text:s/>GANS BLEW</text:p>
      <text:p text:style-name="P3"><text:soft-page-break/></text:p>
      <text:p text:style-name="P3">Prag:1 <text:s/>yth:1 <text:s/>os'ta:2 <text:s/>yndellma:3</text:p>
      <text:p text:style-name="P3">Niver a sylabennow y'n linenn = 7</text:p>
      <text:p text:style-name="P3">PRAG yth OS'ta ynDELLma</text:p>
      <text:p text:style-name="P3"/>
      <text:p text:style-name="P3">y'n:1 <text:s/>bushes:2 <text:s/>ow:1 <text:s/>krowedha:3 <text:s/>?:0</text:p>
      <text:p text:style-name="P3">Niver a sylabennow y'n linenn = 7</text:p>
      <text:p text:style-name="P3">Y'N <text:s text:c="2"/>BUshes ow kroWEdha</text:p>
      <text:p text:style-name="P3"/>
      <text:p text:style-name="P3">Marth:1 <text:s/>bras:1 <text:s/>yth:1 <text:s/>yw:1 <text:s/>.:0</text:p>
      <text:p text:style-name="P3">Niver a sylabennow y'n linenn = 4</text:p>
      <text:p text:style-name="P3">MARTH BRAS yth YW</text:p>
      <text:p text:style-name="P3"/>
      <text:p text:style-name="P3">My:1 <text:s/>ny:1 <text:s/>allav:2 <text:s/>konvedhes:3</text:p>
      <text:p text:style-name="P3">Niver a sylabennow y'n linenn = 7</text:p>
      <text:p text:style-name="P3">MY ny Allav konVEdhes</text:p>
      <text:p text:style-name="P3"/>
      <text:p text:style-name="P3">dha:1 <text:s/>vosta:2 <text:s/>jy:1 <text:s/>ow:1 <text:s/>hendas:2 <text:s/>,:0</text:p>
      <text:p text:style-name="P3">Niver a sylabennow y'n linenn = 7</text:p>
      <text:p text:style-name="P3">dha VOsta jy ow HENdas</text:p>
      <text:p text:style-name="P3"/>
      <text:p text:style-name="P3">na:1 <text:s/>kar:1 <text:s/>vydh:1 <text:s/>dhymm:1 <text:s/>,:0 <text:s/>yn:1 <text:s/>tevri:2 <text:s/>.:0</text:p>
      <text:p text:style-name="P3">Niver a sylabennow y'n linenn = 7</text:p>
      <text:p text:style-name="P3">na KAR VYDH DHYMM <text:s/>YN teVRI</text:p>
      <text:p text:style-name="P3"/>
      <text:p text:style-name="P3"/>
      <text:p text:style-name="P3"/>
      <text:p text:style-name="P3"/>
      <text:p text:style-name="P3"/>
      <text:p text:style-name="P3">A'm:1 <text:s/>korf:1 <text:s/>yth:1 <text:s/>os:1 <text:s/>devedhys:3 <text:s/>,:0</text:p>
      <text:p text:style-name="P3">Niver a sylabennow y'n linenn = 7</text:p>
      <text:p text:style-name="P3">A'M <text:s/>KORF yth OS deVEdhys</text:p>
      <text:p text:style-name="P3"/>
      <text:p text:style-name="P3">hag:1 <text:s/>a:1 <text:s/>Adam:2 <text:s/>dha:1 <text:s/>hendas:2 <text:s/>.:0</text:p>
      <text:p text:style-name="P3">Niver a sylabennow y'n linenn = 7</text:p>
      <text:p text:style-name="P3">hag a Adam dha HENdas</text:p>
      <text:p text:style-name="P3"/>
      <text:p text:style-name="P3">Lemmyn:2 <text:s/>yth:1 <text:s/>os:1 <text:s/>milligys:3 <text:s/>,:0</text:p>
      <text:p text:style-name="P3">Niver a sylabennow y'n linenn = 7</text:p>
      <text:p text:style-name="P3">LEMmyn yth OS miLLIgys</text:p>
      <text:p text:style-name="P3"/>
      <text:p text:style-name="P3">ha:1 <text:s/>seythplek:2 <text:s/>ty:1 <text:s/>ha'th:1 <text:s/>fleghes:2</text:p>
      <text:p text:style-name="P3">Niver a sylabennow y'n linenn = 7</text:p>
      <text:p text:style-name="P3">ha SEYTHplek TY HA'TH FLEghes</text:p>
      <text:p text:style-name="P3"/>
      <text:p text:style-name="P3">a:1 <text:s/>vydh:1 <text:s/>plagyes:2 <text:s/>,:0 <text:s/>krys:1 <text:s/>dhe:1 <text:s/>vy:1 <text:s/>.:0</text:p>
      <text:p text:style-name="P3">Niver a sylabennow y'n linenn = 7</text:p>
      <text:p text:style-name="P3">a VYDH PLAGyes <text:s/>KRYS dhe vy</text:p>
      <text:p text:style-name="P3"/>
      <text:p text:style-name="P3">Merk:1 <text:s/>Dyw:1 <text:s/>warnav:2 <text:s/>yw:1 <text:s/>settys:2 <text:s/>.:0</text:p>
      <text:p text:style-name="P3">Niver a sylabennow y'n linenn = 7</text:p>
      <text:p text:style-name="P3">MERK DYW WARnav YW SETtys</text:p>
      <text:p text:style-name="P3"><text:soft-page-break/></text:p>
      <text:p text:style-name="P3">Ty:1 <text:s/>a'n:1 <text:s/>gwel:1 <text:s/>yn:1 <text:s/>korn:1 <text:s/>ow:1 <text:s/>thal:1 <text:s/>.:0</text:p>
      <text:p text:style-name="P3">Niver a sylabennow y'n linenn = 7</text:p>
      <text:p text:style-name="P3">TY A'N <text:s text:c="2"/>GWEL YN KORN ow THAL</text:p>
      <text:p text:style-name="P3"/>
      <text:p text:style-name="P3">Gans:1 <text:s/>den:1 <text:s/>pan:1 <text:s/>vo:1 <text:s/>konvedhys:3</text:p>
      <text:p text:style-name="P3">Niver a sylabennow y'n linenn = 7</text:p>
      <text:p text:style-name="P3">GANS DEN pan VO konVEdhys</text:p>
      <text:p text:style-name="P3"/>
      <text:p text:style-name="P3">orthiv:2 <text:s/>vy:1 <text:s/>sertan:2 <text:s/>ny:1 <text:s/>dal:1</text:p>
      <text:p text:style-name="P3">Niver a sylabennow y'n linenn = 7</text:p>
      <text:p text:style-name="P3">ORthiv vy SERtan ny DAL</text:p>
      <text:p text:style-name="P3"/>
      <text:p text:style-name="P3">bos:1 <text:s/>mellys:2 <text:s/>awos:2 <text:s/>neptra:2 <text:s/>.:0</text:p>
      <text:p text:style-name="P3">Niver a sylabennow y'n linenn = 7</text:p>
      <text:p text:style-name="P3">BOS MEllys Awos NEPtr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y:1 <text:s/>a:1 <text:s/>wel:1 <text:s/>,:0 <text:s/>veri:2 <text:s/>nebes:2</text:p>
      <text:p text:style-name="P3">Niver a sylabennow y'n linenn = 7</text:p>
      <text:p text:style-name="P3">TY a WEL <text:s/>VEri NEbes</text:p>
      <text:p text:style-name="P3"/>
      <text:p text:style-name="P3">banna:2 <text:s/>ny:1 <text:s/>allav:2 <text:s/>gweles:2</text:p>
      <text:p text:style-name="P3">Niver a sylabennow y'n linenn = 7</text:p>
      <text:p text:style-name="P3">BANna ny Allav GWEles</text:p>
      <text:p text:style-name="P3"/>
      <text:p text:style-name="P3">dhe:1 <text:s/>vos:1 <text:s/>akontys:3 <text:s/>,:0 <text:s/>re'm:1 <text:s/>lowta:2 <text:s/>.:0</text:p>
      <text:p text:style-name="P3">Niver a sylabennow y'n linenn = 8</text:p>
      <text:p text:style-name="P3">dhe VOS aKONtys <text:s/>RE'M <text:s/>LOWta</text:p>
      <text:p text:style-name="P3"/>
      <text:p text:style-name="P3">Prag:1 <text:s/>y:1 <text:s/>hwrug:1 <text:s/>Dyw:1 <text:s/>settya:2 <text:s/>merk:1</text:p>
      <text:p text:style-name="P3">Niver a sylabennow y'n linenn = 7</text:p>
      <text:p text:style-name="P3">PRAG y HWRUG DYW SETTya MERK</text:p>
      <text:p text:style-name="P3"/>
      <text:p text:style-name="P3">yn:1 <text:s/>korn:1 <text:s/>dha:1 <text:s/>dal:1 <text:s/>,:0 <text:s/>dhymm:1 <text:s/>lavar:2 <text:s/>?:0</text:p>
      <text:p text:style-name="P3">Niver a sylabennow y'n linenn = 7</text:p>
      <text:p text:style-name="P3">YN KORN dha DAL <text:s/>DHYMM LAvar</text:p>
      <text:p text:style-name="P3"/>
      <text:p text:style-name="P3">Kyn:1 <text:s/>firen:2 <text:s/>warnas:2 <text:s/>mar:1 <text:s/>stark:1</text:p>
      <text:p text:style-name="P3">Niver a sylabennow y'n linenn = 7</text:p>
      <text:p text:style-name="P3">kyn FIren WARnas mar STARK</text:p>
      <text:p text:style-name="P3"><text:soft-page-break/></text:p>
      <text:p text:style-name="P3">ny:1 <text:s/>welav:2 <text:s/>meur:1 <text:s/>a'th:1 <text:s/>favour:2 <text:s/>,:0</text:p>
      <text:p text:style-name="P3">Niver a sylabennow y'n linenn = 7</text:p>
      <text:p text:style-name="P3">ny WElav MEUR A'TH FAvour</text:p>
      <text:p text:style-name="P3"/>
      <text:p text:style-name="P3">na:1 <text:s/>merk:1 <text:s/>vydholl:2 <text:s/>y'th:1 <text:s/>tal:1 <text:s/>.:0</text:p>
      <text:p text:style-name="P3">Niver a sylabennow y'n linenn = 6</text:p>
      <text:p text:style-name="P3">na MERK VYdholl Y'TH TA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y:1 <text:s/>a:1 <text:s/>lever:2 <text:s/>heb:1 <text:s/>y:1 <text:s/>di:1 <text:s/>::0</text:p>
      <text:p text:style-name="P3">Niver a sylabennow y'n linenn = 7</text:p>
      <text:p text:style-name="P3">MY a LEver HEB y DI</text:p>
      <text:p text:style-name="P3"/>
      <text:p text:style-name="P3">genev:2 <text:s/>Dyw:1 <text:s/>a:1 <text:s/>wrug:1 <text:s/>serri:2</text:p>
      <text:p text:style-name="P3">Niver a sylabennow y'n linenn = 7</text:p>
      <text:p text:style-name="P3">GEnev DYW a WRUG SERri</text:p>
      <text:p text:style-name="P3"/>
      <text:p text:style-name="P3">ha'y:1 <text:s/>volleth:2 <text:s/>,:0 <text:s/>yn:1 <text:s/>pur:1 <text:s/>dhevri:2 <text:s/>,:0</text:p>
      <text:p text:style-name="P3">Niver a sylabennow y'n linenn = 7</text:p>
      <text:p text:style-name="P3">HA'Y <text:s text:c="2"/>VOlleth <text:s/>YN PUR dheVRI</text:p>
      <text:p text:style-name="P3"/>
      <text:p text:style-name="P3">dhymm:1 <text:s/>a:1 <text:s/>ros:1 <text:s/>,:0</text:p>
      <text:p text:style-name="P3">Niver a sylabennow y'n linenn = 3</text:p>
      <text:p text:style-name="P3">DHYMM a ROS</text:p>
      <text:p text:style-name="P3"/>
      <text:p text:style-name="P3">drefenn:2 <text:s/>ladha:2 <text:s/>ow:1 <text:s/>broder:2 <text:s/>.:0</text:p>
      <text:p text:style-name="P3">Niver a sylabennow y'n linenn = 7</text:p>
      <text:p text:style-name="P3">DREfenn LAdha ow BROder</text:p>
      <text:p text:style-name="P3"/>
      <text:p text:style-name="P3">Abel:2 <text:s/>o:1 <text:s/>henna:2 <text:s/>.:0 <text:s/>Preder:2 <text:s/>,:0</text:p>
      <text:p text:style-name="P3">Niver a sylabennow y'n linenn = 7</text:p>
      <text:p text:style-name="P3">Abel O HENna <text:s/>PREder</text:p>
      <text:p text:style-name="P3"/>
      <text:p text:style-name="P3">mara:2 <text:s/>mynnta:2 <text:s/>,:0 <text:s/>y:1 <text:s/>wodhvos:2 <text:s/>.:0</text:p>
      <text:p text:style-name="P3">Niver a sylabennow y'n linenn = 7</text:p>
      <text:p text:style-name="P3">MAra MYNNta <text:s/>y WODHvos</text:p>
      <text:p text:style-name="P3"/>
      <text:p text:style-name="P3">Der:1 <text:s/>henna:2 <text:s/>,:0 <text:s/>my:1 <text:s/>a:1 <text:s/>dhoutyas:2</text:p>
      <text:p text:style-name="P3">Niver a sylabennow y'n linenn = 7</text:p>
      <text:p text:style-name="P3">DER HENna <text:s/>MY a DHOUTyas</text:p>
      <text:p text:style-name="P3"><text:soft-page-break/></text:p>
      <text:p text:style-name="P3">gans:1 <text:s/>peub:1 <text:s/>y:1 <text:s/>fedhen:2 <text:s/>ledhys:2 <text:s/>.:0</text:p>
      <text:p text:style-name="P3">Niver a sylabennow y'n linenn = 7</text:p>
      <text:p text:style-name="P3">GANS PEUB y FEdhen LEdhys</text:p>
      <text:p text:style-name="P3"/>
      <text:p text:style-name="P3">Saw:1 <text:s/>Dyw:1 <text:s/>dhymmo:2 <text:s/>a:1 <text:s/>wrontyas:2 <text:s/>-:0</text:p>
      <text:p text:style-name="P3">Niver a sylabennow y'n linenn = 7</text:p>
      <text:p text:style-name="P3">SAW DYW DHYMmo a WRONTyas</text:p>
      <text:p text:style-name="P3"/>
      <text:p text:style-name="P3">war:1 <text:s/>y:1 <text:s/>dhisplesour:3 <text:s/>ev:1 <text:s/>res:1 <text:s/>-:0</text:p>
      <text:p text:style-name="P3">Niver a sylabennow y'n linenn = 7</text:p>
      <text:p text:style-name="P3">WAR y dhiSPLEsour EV RES</text:p>
      <text:p text:style-name="P3"/>
      <text:p text:style-name="P3">ny:1 <text:s/>vedhen:2 <text:s/>yn:1 <text:s/>kettella:3 <text:s/>;:0</text:p>
      <text:p text:style-name="P3">Niver a sylabennow y'n linenn = 7</text:p>
      <text:p text:style-name="P3">ny VEdhen YN ketTElla</text:p>
      <text:p text:style-name="P3"/>
      <text:p text:style-name="P3">ha:1 <text:s/>pynagoll:3 <text:s/>a:1 <text:s/>wra:1 <text:s/>henna:2 <text:s/>,:0</text:p>
      <text:p text:style-name="P3">Niver a sylabennow y'n linenn = 8</text:p>
      <text:p text:style-name="P3">ha pyNAgoll a WRA HENna</text:p>
      <text:p text:style-name="P3"/>
      <text:p text:style-name="P3">plagyes:2 <text:s/>y:1 <text:s/>fedha:2 <text:s/>ragdho:2 <text:s/>.:0</text:p>
      <text:p text:style-name="P3">Niver a sylabennow y'n linenn = 7</text:p>
      <text:p text:style-name="P3">PLAGyes y FEdha RAGdho</text:p>
      <text:p text:style-name="P3"/>
      <text:p text:style-name="P3">Ha'y:1 <text:s/>verk:1 <text:s/>y:1 <text:s/>settyas:2 <text:s/>omma:2 <text:s/>,:0</text:p>
      <text:p text:style-name="P3">Niver a sylabennow y'n linenn = 7</text:p>
      <text:p text:style-name="P3">HA'Y <text:s text:c="2"/>VERK y SETTyas OMma</text:p>
      <text:p text:style-name="P3"/>
      <text:p text:style-name="P3">yn:1 <text:s/>korn:1 <text:s/>ow:1 <text:s/>thal:1 <text:s/>,:0 <text:s/>rag:1 <text:s/>tokyn:2 <text:s/>.:0</text:p>
      <text:p text:style-name="P3">Niver a sylabennow y'n linenn = 7</text:p>
      <text:p text:style-name="P3">YN KORN ow THAL <text:s/>rag TOkyn</text:p>
      <text:p text:style-name="P3"/>
      <text:p text:style-name="P3">Ha:1 <text:s/>genes:2 <text:s/>,:0 <text:s/>emskemunys:4 <text:s/>,:0</text:p>
      <text:p text:style-name="P3">Niver a sylabennow y'n linenn = 7</text:p>
      <text:p text:style-name="P3">ha GEnes <text:s/>emskeMUnys</text:p>
      <text:p text:style-name="P3"/>
      <text:p text:style-name="P3">o:1 <text:s/>my:1 <text:s/>dhe:1 <text:s/>vones:2 <text:s/>ledhys:2 <text:s/>,:0</text:p>
      <text:p text:style-name="P3">Niver a sylabennow y'n linenn = 7</text:p>
      <text:p text:style-name="P3">O MY dhe VOnes LEdhys</text:p>
      <text:p text:style-name="P3"/>
      <text:p text:style-name="P3">ewn:1 <text:s/>a'th:1 <text:s/>tiwla:2 <text:s/>jy:1 <text:s/>lemmyn:2 <text:s/>.:0</text:p>
      <text:p text:style-name="P3">Niver a sylabennow y'n linenn = 7</text:p>
      <text:p text:style-name="P3">EWN A'TH TIwla jy LEMmyn</text:p>
      <text:p text:style-name="P3"/>
      <text:p text:style-name="P3"/>
      <text:p text:style-name="P3"/>
      <text:p text:style-name="P3"/>
      <text:p text:style-name="P3"/>
      <text:p text:style-name="P3">A:1 <text:s/>,:0 <text:s/>soweth:2 <text:s/>gweles:2 <text:s/>an:1 <text:s/>prys:1</text:p>
      <text:p text:style-name="P3">Niver a sylabennow y'n linenn = 7</text:p>
      <text:p text:style-name="P3">a <text:s/>soWETH GWEles an PRYS</text:p>
      <text:p text:style-name="P3"><text:soft-page-break/></text:p>
      <text:p text:style-name="P3">genev:2 <text:s/>dha:1 <text:s/>vosta:2 <text:s/>ledhys:2 <text:s/>,:0</text:p>
      <text:p text:style-name="P3">Niver a sylabennow y'n linenn = 7</text:p>
      <text:p text:style-name="P3">GEnev dha VOsta LEdhys</text:p>
      <text:p text:style-name="P3"/>
      <text:p text:style-name="P3">mars:1 <text:s/>yw:1 <text:s/>ty:1 <text:s/>Kaym:1 <text:s/>ow:1 <text:s/>hendas:2 <text:s/>.:0</text:p>
      <text:p text:style-name="P3">Niver a sylabennow y'n linenn = 7</text:p>
      <text:p text:style-name="P3">mars YW TY KAYM ow HENdas</text:p>
      <text:p text:style-name="P3"/>
      <text:p text:style-name="P3">Ow:1 <text:s/>boya:2 <text:s/>o:1 <text:s/>dhe:1 <text:s/>vlamya:2 <text:s/>::0</text:p>
      <text:p text:style-name="P3">Niver a sylabennow y'n linenn = 7</text:p>
      <text:p text:style-name="P3">ow BOya O dhe VLAMya</text:p>
      <text:p text:style-name="P3"/>
      <text:p text:style-name="P3">ev:1 <text:s/>a:1 <text:s/>or'nas:2 <text:s/>dhymm:1 <text:s/>tenna:2 <text:s/>,:0</text:p>
      <text:p text:style-name="P3">Niver a sylabennow y'n linenn = 7</text:p>
      <text:p text:style-name="P3">EV a OR'nas DHYMM TENna</text:p>
      <text:p text:style-name="P3"/>
      <text:p text:style-name="P3">ha:1 <text:s/>my:1 <text:s/>,:0 <text:s/>ny:1 <text:s/>welyn:2 <text:s/>banna:2</text:p>
      <text:p text:style-name="P3">Niver a sylabennow y'n linenn = 7</text:p>
      <text:p text:style-name="P3">ha MY <text:s/>ny WElyn BANna</text:p>
      <text:p text:style-name="P3"/>
      <text:p text:style-name="P3">mes:1 <text:s/>nebes:2 <text:s/>,:0 <text:s/>pur:1 <text:s/>wir:1 <text:s/>yn:1 <text:s/>fas:1 <text:s/>.:0</text:p>
      <text:p text:style-name="P3">Niver a sylabennow y'n linenn = 7</text:p>
      <text:p text:style-name="P3">mes NEbes <text:s/>PUR WIR YN FAS</text:p>
      <text:p text:style-name="P3"/>
      <text:p text:style-name="P3"/>
      <text:p text:style-name="P3"/>
      <text:p text:style-name="P3"/>
      <text:p text:style-name="P3"/>
      <text:p text:style-name="P3">A:1 <text:s/>Lamek:2 <text:s/>,:0 <text:s/>drogwas:2 <text:s/>yth:1 <text:s/>os:1 <text:s/>,:0</text:p>
      <text:p text:style-name="P3">Niver a sylabennow y'n linenn = 7</text:p>
      <text:p text:style-name="P3">a LAmek <text:s/>DROgwas yth OS</text:p>
      <text:p text:style-name="P3"/>
      <text:p text:style-name="P3">ha:1 <text:s/>my:1 <text:s/>ynwedh:2 <text:s/>,:0 <text:s/>meur:1 <text:s/>lakka:2 <text:s/>.:0</text:p>
      <text:p text:style-name="P3">Niver a sylabennow y'n linenn = 7</text:p>
      <text:p text:style-name="P3">ha MY ynWEDH <text:s/>MEUR LAKka</text:p>
      <text:p text:style-name="P3"/>
      <text:p text:style-name="P3">Hemma:2 <text:s/>o:1 <text:s/>venjans:2 <text:s/>pur:1 <text:s/>vras:1 <text:s/>,:0</text:p>
      <text:p text:style-name="P3">Niver a sylabennow y'n linenn = 7</text:p>
      <text:p text:style-name="P3">HEMma O VENjans PUR VRAS</text:p>
      <text:p text:style-name="P3"/>
      <text:p text:style-name="P3">ha:1 <text:s/>just:1 <text:s/>plag:1 <text:s/>or'nys:2 <text:s/>dhymmo:2 <text:s/>;:0</text:p>
      <text:p text:style-name="P3">Niver a sylabennow y'n linenn = 7</text:p>
      <text:p text:style-name="P3">ha JUST PLAG OR'nys DHYMmo</text:p>
      <text:p text:style-name="P3"/>
      <text:p text:style-name="P3">soweth:2 <text:s/>an:1 <text:s/>prys:1 <text:s/>!:0</text:p>
      <text:p text:style-name="P3">Niver a sylabennow y'n linenn = 4</text:p>
      <text:p text:style-name="P3">soWETH an PRYS</text:p>
      <text:p text:style-name="P3"/>
      <text:p text:style-name="P3"/>
      <text:p text:style-name="P3"/>
      <text:p text:style-name="P3"/>
      <text:p text:style-name="P3"><text:soft-page-break/></text:p>
      <text:p text:style-name="P3">Kaym:1 <text:s/>,:0 <text:s/>hwath:1 <text:s/>kynth:1 <text:s/>o'ta:2 <text:s/>ow:1 <text:s/>hendas:2 <text:s/>,:0</text:p>
      <text:p text:style-name="P3">Niver a sylabennow y'n linenn = 8</text:p>
      <text:p text:style-name="P3">KAYM <text:s/>HWATH kynth O'ta ow HENdas</text:p>
      <text:p text:style-name="P3"/>
      <text:p text:style-name="P3">dha:1 <text:s/>aswonn:2 <text:s/>my:1 <text:s/>ny:1 <text:s/>wodhyen:2</text:p>
      <text:p text:style-name="P3">Niver a sylabennow y'n linenn = 7</text:p>
      <text:p text:style-name="P3">dha Aswonn MY ny WODHyen</text:p>
      <text:p text:style-name="P3"/>
      <text:p text:style-name="P3">na:1 <text:s/>ny:1 <text:s/>wrugav:2 <text:s/>dha:1 <text:s/>weles:2</text:p>
      <text:p text:style-name="P3">Niver a sylabennow y'n linenn = 7</text:p>
      <text:p text:style-name="P3">na ny WRUgav dha WEles</text:p>
      <text:p text:style-name="P3"/>
      <text:p text:style-name="P3">nans:1 <text:s/>yw:1 <text:s/>sur:1 <text:s/>lies:2 <text:s/>blydhen:2</text:p>
      <text:p text:style-name="P3">Niver a sylabennow y'n linenn = 7</text:p>
      <text:p text:style-name="P3">NANS YW SUR LIes BLYdhen</text:p>
      <text:p text:style-name="P3"/>
      <text:p text:style-name="P3">drefenn:2 <text:s/>bos:1 <text:s/>di'velebys:4 <text:s/>.:0</text:p>
      <text:p text:style-name="P3">Niver a sylabennow y'n linenn = 7</text:p>
      <text:p text:style-name="P3">DREfenn BOS di'veLEby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i'velebys:4 <text:s/>ov:1 <text:s/>pur:1 <text:s/>veur:1 <text:s/>,:0</text:p>
      <text:p text:style-name="P3">Niver a sylabennow y'n linenn = 7</text:p>
      <text:p text:style-name="P3">di'veLEbys OV PUR VEUR</text:p>
      <text:p text:style-name="P3"/>
      <text:p text:style-name="P3">hag:1 <text:s/>overdevys:4 <text:s/>gans:1 <text:s/>blew:1 <text:s/>.:0</text:p>
      <text:p text:style-name="P3">Niver a sylabennow y'n linenn = 7</text:p>
      <text:p text:style-name="P3">hag overDEvys GANS BLEW</text:p>
      <text:p text:style-name="P3"/>
      <text:p text:style-name="P3">Ow:1 <text:s/>pywa'th:2 <text:s/>esov:2 <text:s/>pub:1 <text:s/>eur:1</text:p>
      <text:p text:style-name="P3">Niver a sylabennow y'n linenn = 7</text:p>
      <text:p text:style-name="P3">ow PYwa'th <text:s/>Esov PUB EUR</text:p>
      <text:p text:style-name="P3"/>
      <text:p text:style-name="P3">yn:1 <text:s/>toemmder:2 <text:s/>ha:1 <text:s/>yeynder:3 <text:s/>rew:1 <text:s/>,:0</text:p>
      <text:p text:style-name="P3">Niver a sylabennow y'n linenn = 8</text:p>
      <text:p text:style-name="P3">YN TOEMMder ha yEYNder REW</text:p>
      <text:p text:style-name="P3"/>
      <text:p text:style-name="P3">sur:1 <text:s/>nos:1 <text:s/>ha:1 <text:s/>dydh:1 <text:s/>.:0</text:p>
      <text:p text:style-name="P3">Niver a sylabennow y'n linenn = 4</text:p>
      <text:p text:style-name="P3">SUR NOS ha DYDH</text:p>
      <text:p text:style-name="P3"><text:soft-page-break/></text:p>
      <text:p text:style-name="P3">Ny:1 <text:s/>besyav:2 <text:s/>gweles:2 <text:s/>mab-den:2</text:p>
      <text:p text:style-name="P3">Niver a sylabennow y'n linenn = 7</text:p>
      <text:p text:style-name="P3">ny BESyav GWEles MAB-den</text:p>
      <text:p text:style-name="P3"/>
      <text:p text:style-name="P3">gans:1 <text:s/>ow:1 <text:s/>bodh:1 <text:s/>yn:1 <text:s/>neb:1 <text:s/>termyn:2 <text:s/>,:0</text:p>
      <text:p text:style-name="P3">Niver a sylabennow y'n linenn = 7</text:p>
      <text:p text:style-name="P3">GANS ow BODH YN NEB TERmyn</text:p>
      <text:p text:style-name="P3"/>
      <text:p text:style-name="P3">mes:1 <text:s/>kompani:3 <text:s/>lieskweyth:3</text:p>
      <text:p text:style-name="P3">Niver a sylabennow y'n linenn = 7</text:p>
      <text:p text:style-name="P3">mes komPAni liEskweyth</text:p>
      <text:p text:style-name="P3"/>
      <text:p text:style-name="P3">a:1 <text:s/>bub:1 <text:s/>best:1 <text:s/>.:0</text:p>
      <text:p text:style-name="P3">Niver a sylabennow y'n linenn = 3</text:p>
      <text:p text:style-name="P3">a BUB BEST</text:p>
      <text:p text:style-name="P3"/>
      <text:p text:style-name="P3">Oll:1 <text:s/>an:1 <text:s/>trobel:2 <text:s/>dhymm:1 <text:s/>yma:2</text:p>
      <text:p text:style-name="P3">Niver a sylabennow y'n linenn = 7</text:p>
      <text:p text:style-name="P3">OLL an TRObel DHYMM yMA</text:p>
      <text:p text:style-name="P3"/>
      <text:p text:style-name="P3">an:1 <text:s/>chorl:1 <text:s/>Abel:2 <text:s/>rag:1 <text:s/>ladha:2 <text:s/>.:0</text:p>
      <text:p text:style-name="P3">Niver a sylabennow y'n linenn = 7</text:p>
      <text:p text:style-name="P3">an CHORL Abel rag LAdha</text:p>
      <text:p text:style-name="P3"/>
      <text:p text:style-name="P3">Hemma:2 <text:s/>yw:1 <text:s/>gwir:1 <text:s/>,:0 <text:s/>dhymmo:2 <text:s/>trest:1 <text:s/>.:0</text:p>
      <text:p text:style-name="P3">Niver a sylabennow y'n linenn = 7</text:p>
      <text:p text:style-name="P3">HEMma YW GWIR <text:s/>DHYMmo TREST</text:p>
      <text:p text:style-name="P3"/>
      <text:p text:style-name="P3"/>
      <text:p text:style-name="P3"/>
      <text:p text:style-name="P3"/>
      <text:p text:style-name="P3"/>
      <text:p text:style-name="P3">Prag:1 <text:s/>y:1 <text:s/>hwruss'ta:2 <text:s/>y:1 <text:s/>ladha:2 <text:s/>,:0</text:p>
      <text:p text:style-name="P3">Niver a sylabennow y'n linenn = 7</text:p>
      <text:p text:style-name="P3">PRAG y HWRUSS'ta y LAdha</text:p>
      <text:p text:style-name="P3"/>
      <text:p text:style-name="P3">hag:1 <text:s/>ev:1 <text:s/>dha:1 <text:s/>vroder:2 <text:s/>nessa:2 <text:s/>?:0</text:p>
      <text:p text:style-name="P3">Niver a sylabennow y'n linenn = 7</text:p>
      <text:p text:style-name="P3">hag EV dha VROder NESsa</text:p>
      <text:p text:style-name="P3"/>
      <text:p text:style-name="P3">Henna:2 <text:s/>o:1 <text:s/>gwann-ober:3 <text:s/>gwrys:1 <text:s/>.:0</text:p>
      <text:p text:style-name="P3">Niver a sylabennow y'n linenn = 7</text:p>
      <text:p text:style-name="P3">HENna O gwann-Ober GWRY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Drefenn:2 <text:s/>ev:1 <text:s/>dhe'm:1 <text:s/>kontrolya:3 <text:s/>,:0</text:p>
      <text:p text:style-name="P3">Niver a sylabennow y'n linenn = 7</text:p>
      <text:p text:style-name="P3">DREfenn EV DHE'M <text:s/>konTROLya</text:p>
      <text:p text:style-name="P3"/>
      <text:p text:style-name="P3">ha:1 <text:s/>my:1 <text:s/>y:1 <text:s/>vroder:2 <text:s/>kottha:2 <text:s/>!:0</text:p>
      <text:p text:style-name="P3">Niver a sylabennow y'n linenn = 7</text:p>
      <text:p text:style-name="P3">ha MY y VROder KOttha</text:p>
      <text:p text:style-name="P3"/>
      <text:p text:style-name="P3">Ny:1 <text:s/>wrug:1 <text:s/>revrons:2 <text:s/>dhymm:1 <text:s/>y'n:1 <text:s/>bys:1 <text:s/>!:0</text:p>
      <text:p text:style-name="P3">Niver a sylabennow y'n linenn = 7</text:p>
      <text:p text:style-name="P3">ny WRUG REvrons DHYMM Y'N <text:s text:c="2"/>BYS</text:p>
      <text:p text:style-name="P3"/>
      <text:p text:style-name="P3">Der:1 <text:s/>henna:2 <text:s/>my:1 <text:s/>a:1 <text:s/>angras:2</text:p>
      <text:p text:style-name="P3">Niver a sylabennow y'n linenn = 7</text:p>
      <text:p text:style-name="P3">DER HENna MY a ANgras</text:p>
      <text:p text:style-name="P3"/>
      <text:p text:style-name="P3">ha:1 <text:s/>pur:1 <text:s/>uskis:2 <text:s/>a'n:1 <text:s/>ladhas:2 <text:s/>.:0</text:p>
      <text:p text:style-name="P3">Niver a sylabennow y'n linenn = 7</text:p>
      <text:p text:style-name="P3">ha PUR Uskis A'N <text:s text:c="2"/>LAdhas</text:p>
      <text:p text:style-name="P3"/>
      <text:p text:style-name="P3">Ny'm:1 <text:s/>beus:1 <text:s/>edrek:2 <text:s/>a:1 <text:s/>henna:2 <text:s/>.:0</text:p>
      <text:p text:style-name="P3">Niver a sylabennow y'n linenn = 7</text:p>
      <text:p text:style-name="P3">NY'M <text:s/>BEUS Edrek a HENna</text:p>
      <text:p text:style-name="P3"/>
      <text:p text:style-name="P3">Molleth:2 <text:s/>Dyw:1 <text:s/>ha:1 <text:s/>tas:1 <text:s/>ha:1 <text:s/>mamm:1</text:p>
      <text:p text:style-name="P3">Niver a sylabennow y'n linenn = 7</text:p>
      <text:p text:style-name="P3">MOlleth DYW ha TAS ha MAMM</text:p>
      <text:p text:style-name="P3"/>
      <text:p text:style-name="P3">gallas:2 <text:s/>genev:2 <text:s/>vy:1 <text:s/>droglamm:2</text:p>
      <text:p text:style-name="P3">Niver a sylabennow y'n linenn = 7</text:p>
      <text:p text:style-name="P3">GAllas GEnev vy DROglamm</text:p>
      <text:p text:style-name="P3"/>
      <text:p text:style-name="P3">poran:2 <text:s/>rag:1 <text:s/>an:1 <text:s/>ober:2 <text:s/>na:1 <text:s/>.:0</text:p>
      <text:p text:style-name="P3">Niver a sylabennow y'n linenn = 7</text:p>
      <text:p text:style-name="P3">POran rag an Ober na</text:p>
      <text:p text:style-name="P3"/>
      <text:p text:style-name="P3">Ow:1 <text:s/>holonn:2 <text:s/>hwath:1 <text:s/>yth:1 <text:s/>yw:1 <text:s/>prout:1 <text:s/>,:0</text:p>
      <text:p text:style-name="P3">Niver a sylabennow y'n linenn = 7</text:p>
      <text:p text:style-name="P3">ow HOlonn HWATH yth YW PROUT</text:p>
      <text:p text:style-name="P3"/>
      <text:p text:style-name="P3">kynth:1 <text:s/>oma:2 <text:s/>ogas:2 <text:s/>marow:2 <text:s/>.:0</text:p>
      <text:p text:style-name="P3">Niver a sylabennow y'n linenn = 7</text:p>
      <text:p text:style-name="P3">kynth Oma Ogas MArow</text:p>
      <text:p text:style-name="P3"/>
      <text:p text:style-name="P3">Mersi:2 <text:s/>hwilas:2 <text:s/>yma:2 <text:s/>dhymm:1 <text:s/>dout:1</text:p>
      <text:p text:style-name="P3">Niver a sylabennow y'n linenn = 8</text:p>
      <text:p text:style-name="P3">MERsi HWIlas yMA DHYMM DOUT</text:p>
      <text:p text:style-name="P3"><text:soft-page-break/></text:p>
      <text:p text:style-name="P3">dhymmo:2 <text:s/>rag:1 <text:s/>an:1 <text:s/>oberow:3 <text:s/>.:0</text:p>
      <text:p text:style-name="P3">Niver a sylabennow y'n linenn = 7</text:p>
      <text:p text:style-name="P3">DHYMmo rag an oBErow</text:p>
      <text:p text:style-name="P3"/>
      <text:p text:style-name="P3">My:1 <text:s/>a:1 <text:s/>woer:1 <text:s/>y:1 <text:s/>vos:1 <text:s/>Dyw:1 <text:s/>stout:1 <text:s/>.:0</text:p>
      <text:p text:style-name="P3">Niver a sylabennow y'n linenn = 7</text:p>
      <text:p text:style-name="P3">MY a WOER y VOS DYW STOUT</text:p>
      <text:p text:style-name="P3"/>
      <text:p text:style-name="P3">Dhymmo:2 <text:s/>ny:1 <text:s/>vynn:1 <text:s/>ev:1 <text:s/>gava:2 <text:s/>,:0</text:p>
      <text:p text:style-name="P3">Niver a sylabennow y'n linenn = 7</text:p>
      <text:p text:style-name="P3">DHYMmo ny VYNN EV GAva</text:p>
      <text:p text:style-name="P3"/>
      <text:p text:style-name="P3">na:1 <text:s/>gevyans:2 <text:s/>my:1 <text:s/>ny:1 <text:s/>hwilav:2 <text:s/>.:0</text:p>
      <text:p text:style-name="P3">Niver a sylabennow y'n linenn = 7</text:p>
      <text:p text:style-name="P3">na GEVyans MY ny HWIlav</text:p>
      <text:p text:style-name="P3"/>
      <text:p text:style-name="P3">Yth:1 <text:s/>esov:2 <text:s/>ow:1 <text:s/>tremena:3 <text:s/>;:0</text:p>
      <text:p text:style-name="P3">Niver a sylabennow y'n linenn = 7</text:p>
      <text:p text:style-name="P3">yth Esov ow treMEna</text:p>
      <text:p text:style-name="P3"/>
      <text:p text:style-name="P3">dhiso:2 <text:s/>ny:1 <text:s/>vynnav:2 <text:s/>gava:2 <text:s/>.:0</text:p>
      <text:p text:style-name="P3">Niver a sylabennow y'n linenn = 7</text:p>
      <text:p text:style-name="P3">DHIso ny VYNnav GAva</text:p>
      <text:p text:style-name="P3"/>
      <text:p text:style-name="P3">Ow:1 <text:s/>ena:2 <text:s/>ny:1 <text:s/>wonn:1 <text:s/>pyth:1 <text:s/>a:1 <text:s/>::0</text:p>
      <text:p text:style-name="P3">Niver a sylabennow y'n linenn = 7</text:p>
      <text:p text:style-name="P3">ow Ena ny WONN PYTH a</text:p>
      <text:p text:style-name="P3"/>
      <text:p text:style-name="P3">dhe:1 <text:s/>ifarn:2 <text:s/>yw:1 <text:s/>y:1 <text:s/>drigva:2 <text:s/>.:0</text:p>
      <text:p text:style-name="P3">Niver a sylabennow y'n linenn = 7</text:p>
      <text:p text:style-name="P3">dhe Ifarn YW y DRIGva</text:p>
      <text:p text:style-name="P3"/>
      <text:p text:style-name="P3">Ena:2 <text:s/>triges:2 <text:s/>,:0 <text:s/>gwav:1 <text:s/>ha:1 <text:s/>hav:1 <text:s/>.:0</text:p>
      <text:p text:style-name="P3">Niver a sylabennow y'n linenn = 7</text:p>
      <text:p text:style-name="P3">Ena TRIges <text:s/>GWAV ha HAV</text:p>
      <text:p text:style-name="P3"/>
      <text:p text:style-name="P3"/>
      <text:p text:style-name="P3"/>
      <text:p text:style-name="P3"/>
      <text:p text:style-name="P3"/>
      <text:p text:style-name="P3">A:1 <text:s/>,:0 <text:s/>soweth:2 <text:s/>gweles:2 <text:s/>an:1 <text:s/>prys:1 <text:s/>!:0</text:p>
      <text:p text:style-name="P3">Niver a sylabennow y'n linenn = 7</text:p>
      <text:p text:style-name="P3">a <text:s/>soWETH GWEles an PRYS</text:p>
      <text:p text:style-name="P3"/>
      <text:p text:style-name="P3">Kaym:1 <text:s/>ow:1 <text:s/>hengeugh:2 <text:s/>yw:1 <text:s/>marow:2 <text:s/>!:0</text:p>
      <text:p text:style-name="P3">Niver a sylabennow y'n linenn = 7</text:p>
      <text:p text:style-name="P3">KAYM ow HENgeugh YW MArow</text:p>
      <text:p text:style-name="P3"/>
      <text:p text:style-name="P3">Ragdho:2 <text:s/>ty:1 <text:s/>a:1 <text:s/>vydh:1 <text:s/>ledhys:2 <text:s/>,:0</text:p>
      <text:p text:style-name="P3">Niver a sylabennow y'n linenn = 7</text:p>
      <text:p text:style-name="P3">RAGdho TY a VYDH LEdhys</text:p>
      <text:p text:style-name="P3"><text:soft-page-break/></text:p>
      <text:p text:style-name="P3">a:1 <text:s/>fals:1 <text:s/>lader:2 <text:s/>kasadow:3 <text:s/>!:0</text:p>
      <text:p text:style-name="P3">Niver a sylabennow y'n linenn = 7</text:p>
      <text:p text:style-name="P3">a FALS LAder kaSAdow</text:p>
      <text:p text:style-name="P3"/>
      <text:p text:style-name="P3">Skwatyes:2 <text:s/>yw:1 <text:s/>dha:1 <text:s/>ympynnyon:3 <text:s/>!:0</text:p>
      <text:p text:style-name="P3">Niver a sylabennow y'n linenn = 7</text:p>
      <text:p text:style-name="P3">SKWATyes YW dha ymPYNNy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ut:1 <text:s/>,:0 <text:s/>ellas:2 <text:s/>,:0 <text:s/>my:1 <text:s/>yw:1 <text:s/>marow:2 <text:s/>,:0</text:p>
      <text:p text:style-name="P3">Niver a sylabennow y'n linenn = 7</text:p>
      <text:p text:style-name="P3">OUT <text:s/>Ellas <text:s/>MY YW MArow</text:p>
      <text:p text:style-name="P3"/>
      <text:p text:style-name="P3">ha'w:1 <text:s/>fenn:1 <text:s/>skwatyes:2 <text:s/>pur:1 <text:s/>arow:2 <text:s/>-:0</text:p>
      <text:p text:style-name="P3">Niver a sylabennow y'n linenn = 7</text:p>
      <text:p text:style-name="P3">HA'W <text:s text:c="2"/>FENN SKWATyes PUR Arow</text:p>
      <text:p text:style-name="P3"/>
      <text:p text:style-name="P3">hwi:1 <text:s/>a'n:1 <text:s/>gwel:1 <text:s/>-:0 <text:s/>ynter:2 <text:s/>diw:1 <text:s/>rann:1 <text:s/>!:0</text:p>
      <text:p text:style-name="P3">Niver a sylabennow y'n linenn = 7</text:p>
      <text:p text:style-name="P3">HWI A'N <text:s text:c="2"/>GWEL <text:s/>YNter DIW RANN</text:p>
      <text:p text:style-name="P3"/>
      <text:p text:style-name="P3"/>
      <text:p text:style-name="P3"/>
      <text:p text:style-name="P3"/>
      <text:p text:style-name="P3"/>
      <text:p text:style-name="P3">Rakhenna:3 <text:s/>mos:1 <text:s/>alemma:3</text:p>
      <text:p text:style-name="P3">Niver a sylabennow y'n linenn = 7</text:p>
      <text:p text:style-name="P3">rakHENna MOS aLEMma</text:p>
      <text:p text:style-name="P3"/>
      <text:p text:style-name="P3">my:1 <text:s/>a:1 <text:s/>vynn:1 <text:s/>,:0 <text:s/>gwella:2 <text:s/>gallav:2 <text:s/>.:0</text:p>
      <text:p text:style-name="P3">Niver a sylabennow y'n linenn = 7</text:p>
      <text:p text:style-name="P3">MY a VYNN <text:s/>GWElla GAllav</text:p>
      <text:p text:style-name="P3"><text:soft-page-break/></text:p>
      <text:p text:style-name="P3">Ny:1 <text:s/>amont:2 <text:s/>guthyl:2 <text:s/>dughan:2</text:p>
      <text:p text:style-name="P3">Niver a sylabennow y'n linenn = 7</text:p>
      <text:p text:style-name="P3">ny Amont GUthyl DUghan</text:p>
      <text:p text:style-name="P3"/>
      <text:p text:style-name="P3">lemmyn:2 <text:s/>ragdho:2 <text:s/>.:0</text:p>
      <text:p text:style-name="P3">Niver a sylabennow y'n linenn = 4</text:p>
      <text:p text:style-name="P3">LEMmyn RAGdh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Yma:2 <text:s/>Kaym:1 <text:s/>adla:2 <text:s/>marow:2 <text:s/>.:0</text:p>
      <text:p text:style-name="P3">Niver a sylabennow y'n linenn = 7</text:p>
      <text:p text:style-name="P3">yMA KAYM Adla MArow</text:p>
      <text:p text:style-name="P3"/>
      <text:p text:style-name="P3">Deun:1 <text:s/>dh'y:1 <text:s/>hedhes:2 <text:s/>dhe:1 <text:s/>baynow:2 <text:s/>,:0</text:p>
      <text:p text:style-name="P3">Niver a sylabennow y'n linenn = 7</text:p>
      <text:p text:style-name="P3">DEUN DH'Y <text:s text:c="2"/>HEdhes dhe BAYnow</text:p>
      <text:p text:style-name="P3"/>
      <text:p text:style-name="P3">ha'n:1 <text:s/>paja:2 <text:s/>Lamek:2 <text:s/>ganso:2 <text:s/>.:0</text:p>
      <text:p text:style-name="P3">Niver a sylabennow y'n linenn = 7</text:p>
      <text:p text:style-name="P3">HA'N <text:s text:c="2"/>PAja LAmek GANso</text:p>
      <text:p text:style-name="P3"/>
      <text:p text:style-name="P3"/>
      <text:p text:style-name="P3"/>
      <text:p text:style-name="P3"/>
      <text:p text:style-name="P3"/>
      <text:p text:style-name="P3">Deus:1 <text:s/>,:0 <text:s/>a:1 <text:s/>ena:2 <text:s/>milligys:3 <text:s/>,:0</text:p>
      <text:p text:style-name="P3">Niver a sylabennow y'n linenn = 7</text:p>
      <text:p text:style-name="P3">DEUS <text:s/>a Ena miLLIgys</text:p>
      <text:p text:style-name="P3"/>
      <text:p text:style-name="P3">dha:1 <text:s/>vroder:2 <text:s/>ty:1 <text:s/>a:1 <text:s/>ladhas:2 <text:s/>,:0</text:p>
      <text:p text:style-name="P3">Niver a sylabennow y'n linenn = 7</text:p>
      <text:p text:style-name="P3">dha VROder TY a LAdhas</text:p>
      <text:p text:style-name="P3"/>
      <text:p text:style-name="P3">Abel:2 <text:s/>,:0 <text:s/>neb:1 <text:s/>o:1 <text:s/>den:1 <text:s/>gwiryon:2 <text:s/>.:0</text:p>
      <text:p text:style-name="P3">Niver a sylabennow y'n linenn = 7</text:p>
      <text:p text:style-name="P3">Abel <text:s/>NEB O DEN GWIRyon</text:p>
      <text:p text:style-name="P3"><text:soft-page-break/></text:p>
      <text:p text:style-name="P3">Yn:1 <text:s/>tan:1 <text:s/>ty:1 <text:s/>a:1 <text:s/>wra:1 <text:s/>leski:2 <text:s/>,:0</text:p>
      <text:p text:style-name="P3">Niver a sylabennow y'n linenn = 7</text:p>
      <text:p text:style-name="P3">YN TAN TY a WRA LEski</text:p>
      <text:p text:style-name="P3"/>
      <text:p text:style-name="P3">ha'n:1 <text:s/>keth:1 <text:s/>paja:2 <text:s/>ma:1 <text:s/>,:0 <text:s/>devri:2 <text:s/>,:0</text:p>
      <text:p text:style-name="P3">Niver a sylabennow y'n linenn = 7</text:p>
      <text:p text:style-name="P3">HA'N <text:s text:c="2"/>KETH PAja ma <text:s/>deVRI</text:p>
      <text:p text:style-name="P3"/>
      <text:p text:style-name="P3">yn:1 <text:s/>ifarn:2 <text:s/>,:0 <text:s/>hwi:1 <text:s/>drog:1 <text:s/>lawen:2</text:p>
      <text:p text:style-name="P3">Niver a sylabennow y'n linenn = 7</text:p>
      <text:p text:style-name="P3">YN Ifarn <text:s/>HWI DROG LAwe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Y'n:1 <text:s/>pytt:1 <text:s/>ma:1 <text:s/>y:1 <text:s/>hwredh:1 <text:s/>triga:2</text:p>
      <text:p text:style-name="P3">Niver a sylabennow y'n linenn = 7</text:p>
      <text:p text:style-name="P3">Y'N <text:s text:c="2"/>PYTT ma y HWREDH TRIga</text:p>
      <text:p text:style-name="P3"/>
      <text:p text:style-name="P3">genev:2 <text:s/>vy:1 <text:s/>,:0 <text:s/>a-barth:2 <text:s/>a-woeles:3 <text:s/>,:0</text:p>
      <text:p text:style-name="P3">Niver a sylabennow y'n linenn = 8</text:p>
      <text:p text:style-name="P3">GEnev vy <text:s/>A-barth a-WOEles</text:p>
      <text:p text:style-name="P3"/>
      <text:p text:style-name="P3">hag:1 <text:s/>a:1 <text:s/>lesk:1 <text:s/>yn:1 <text:s/>toemmder:2 <text:s/>tan:1 <text:s/>.:0</text:p>
      <text:p text:style-name="P3">Niver a sylabennow y'n linenn = 7</text:p>
      <text:p text:style-name="P3">hag a LESK YN TOEMMder TAN</text:p>
      <text:p text:style-name="P3"/>
      <text:p text:style-name="P3">Nevra:2 <text:s/>ny:1 <text:s/>dhewgh:1 <text:s/>alena:3 <text:s/>,:0</text:p>
      <text:p text:style-name="P3">Niver a sylabennow y'n linenn = 7</text:p>
      <text:p text:style-name="P3">NEvra ny DHEWGH aLEna</text:p>
      <text:p text:style-name="P3"/>
      <text:p text:style-name="P3">myns:1 <text:s/>na:1 <text:s/>wra:1 <text:s/>bodh:1 <text:s/>an:1 <text:s/>Tas:1 <text:s/>.:0</text:p>
      <text:p text:style-name="P3">Niver a sylabennow y'n linenn = 6</text:p>
      <text:p text:style-name="P3">MYNS na WRA BODH an T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eth:1 <text:s/>,:0 <text:s/>ow:1 <text:s/>mab:1 <text:s/>,:0 <text:s/>dhymm:1 <text:s/>deus:1 <text:s/>omma:2 <text:s/>,:0</text:p>
      <text:p text:style-name="P3">Niver a sylabennow y'n linenn = 7</text:p>
      <text:p text:style-name="P3">SETH <text:s/>ow MAB <text:s/>DHYMM DEUS OMma</text:p>
      <text:p text:style-name="P3"/>
      <text:p text:style-name="P3">ha:1 <text:s/>goslow:2 <text:s/>ow:1 <text:s/>derivas:3 <text:s/>.:0</text:p>
      <text:p text:style-name="P3">Niver a sylabennow y'n linenn = 7</text:p>
      <text:p text:style-name="P3">ha GOslow ow deRIvas</text:p>
      <text:p text:style-name="P3"/>
      <text:p text:style-name="P3">Hirneth:2 <text:s/>byw:1 <text:s/>ov:1 <text:s/>y'n:1 <text:s/>bys:1 <text:s/>ma:1 <text:s/>,:0</text:p>
      <text:p text:style-name="P3">Niver a sylabennow y'n linenn = 7</text:p>
      <text:p text:style-name="P3">HIRneth BYW OV Y'N <text:s text:c="2"/>BYS ma</text:p>
      <text:p text:style-name="P3"/>
      <text:p text:style-name="P3">mayth:1 <text:s/>ov:1 <text:s/>skwith:1 <text:s/>a'n:1 <text:s/>lavur:2 <text:s/>bras:1</text:p>
      <text:p text:style-name="P3">Niver a sylabennow y'n linenn = 7</text:p>
      <text:p text:style-name="P3">mayth OV SKWITH A'N <text:s text:c="2"/>LAvur BRAS</text:p>
      <text:p text:style-name="P3"/>
      <text:p text:style-name="P3">eus:1 <text:s/>dhymmo:2 <text:s/>pub:1 <text:s/>nos:1 <text:s/>ha:1 <text:s/>dydh:1 <text:s/>.:0</text:p>
      <text:p text:style-name="P3">Niver a sylabennow y'n linenn = 7</text:p>
      <text:p text:style-name="P3">EUS DHYMmo PUB NOS ha DYDH</text:p>
      <text:p text:style-name="P3"/>
      <text:p text:style-name="P3">Rakhenna:3 <text:s/>ke:1 <text:s/>alemma:3</text:p>
      <text:p text:style-name="P3">Niver a sylabennow y'n linenn = 7</text:p>
      <text:p text:style-name="P3">rakHENna KE aLEMma</text:p>
      <text:p text:style-name="P3"/>
      <text:p text:style-name="P3">dhe:1 <text:s/>baradhis:3 <text:s/>heb:1 <text:s/>lettya:2 <text:s/>,:0</text:p>
      <text:p text:style-name="P3">Niver a sylabennow y'n linenn = 7</text:p>
      <text:p text:style-name="P3">dhe baRAdhis HEB LETTya</text:p>
      <text:p text:style-name="P3"/>
      <text:p text:style-name="P3">ha'n:1 <text:s/>Oyl:1 <text:s/>a:1 <text:s/>Versi:2 <text:s/>hwila:2</text:p>
      <text:p text:style-name="P3">Niver a sylabennow y'n linenn = 7</text:p>
      <text:p text:style-name="P3">HA'N <text:s text:c="2"/>OYL a VERsi HWIla</text:p>
      <text:p text:style-name="P3"/>
      <text:p text:style-name="P3">mar:1 <text:s/>kyllydh:2 <text:s/>,:0 <text:s/>awos:2 <text:s/>neb:1 <text:s/>tra:1 <text:s/>.:0</text:p>
      <text:p text:style-name="P3">Niver a sylabennow y'n linenn = 7</text:p>
      <text:p text:style-name="P3">mar KYllydh <text:s/>Awos NEB TRA</text:p>
      <text:p text:style-name="P3"/>
      <text:p text:style-name="P3">Na:1 <text:s/>dhout:1 <text:s/>,:0 <text:s/>gorthyp:2 <text:s/>ty:1 <text:s/>a:1 <text:s/>vydh:1</text:p>
      <text:p text:style-name="P3">Niver a sylabennow y'n linenn = 7</text:p>
      <text:p text:style-name="P3">na DHOUT <text:s/>GORthyp TY a VYDH</text:p>
      <text:p text:style-name="P3"><text:soft-page-break/></text:p>
      <text:p text:style-name="P3">oll:1 <text:s/>a'th:1 <text:s/>negys:2 <text:s/>.:0</text:p>
      <text:p text:style-name="P3">Niver a sylabennow y'n linenn = 4</text:p>
      <text:p text:style-name="P3">OLL A'TH NEgys</text:p>
      <text:p text:style-name="P3"/>
      <text:p text:style-name="P3"/>
      <text:p text:style-name="P3"/>
      <text:p text:style-name="P3"/>
      <text:p text:style-name="P3"/>
      <text:p text:style-name="P3">A:1 <text:s/>das:1 <text:s/>ker:1 <text:s/>,:0 <text:s/>ny:1 <text:s/>wonn:1 <text:s/>for:1 <text:s/>':0 <text:s/>dhi:1 <text:s/>,:0</text:p>
      <text:p text:style-name="P3">Niver a sylabennow y'n linenn = 7</text:p>
      <text:p text:style-name="P3">a DAS KER <text:s/>ny WONN FOR <text:s/>DHI</text:p>
      <text:p text:style-name="P3"/>
      <text:p text:style-name="P3">na:1 <text:s/>ny:1 <text:s/>veuv:1 <text:s/>bythkweth:2 <text:s/>ena:2 <text:s/>.:0</text:p>
      <text:p text:style-name="P3">Niver a sylabennow y'n linenn = 7</text:p>
      <text:p text:style-name="P3">na ny VEUV BYTHkweth Ena</text:p>
      <text:p text:style-name="P3"/>
      <text:p text:style-name="P3">My:1 <text:s/>ny:1 <text:s/>allav:2 <text:s/>prederi:3</text:p>
      <text:p text:style-name="P3">Niver a sylabennow y'n linenn = 7</text:p>
      <text:p text:style-name="P3">MY ny Allav preDEri</text:p>
      <text:p text:style-name="P3"/>
      <text:p text:style-name="P3">pana:2 <text:s/>gwartron:2 <text:s/>yth:1 <text:s/>a-ma:2 <text:s/>,:0</text:p>
      <text:p text:style-name="P3">Niver a sylabennow y'n linenn = 7</text:p>
      <text:p text:style-name="P3">PAna GWARtron yth A-ma</text:p>
      <text:p text:style-name="P3"/>
      <text:p text:style-name="P3">syrr:1 <text:s/>,:0 <text:s/>dhe:1 <text:s/>hwilas:2 <text:s/>paradhis:3 <text:s/>.:0</text:p>
      <text:p text:style-name="P3">Niver a sylabennow y'n linenn = 7</text:p>
      <text:p text:style-name="P3">SYRR <text:s/>dhe HWIlas paRAdhi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Gwith:1 <text:s/>yn:1 <text:s/>hons:1 <text:s/>kompes:2 <text:s/>dhe:1 <text:s/>est:1 <text:s/>.:0</text:p>
      <text:p text:style-name="P3">Niver a sylabennow y'n linenn = 7</text:p>
      <text:p text:style-name="P3">GWITH YN HONS KOMpes dhe EST</text:p>
      <text:p text:style-name="P3"/>
      <text:p text:style-name="P3">Na:1 <text:s/>gemmer:2 <text:s/>dout:1 <text:s/>na:1 <text:s/>mystrest:2</text:p>
      <text:p text:style-name="P3">Niver a sylabennow y'n linenn = 7</text:p>
      <text:p text:style-name="P3">na GEMmer DOUT na MYstrest</text:p>
      <text:p text:style-name="P3"/>
      <text:p text:style-name="P3">mes:1 <text:s/>an:1 <text:s/>for:1 <text:s/>':0 <text:s/>a:1 <text:s/>vydh:1 <text:s/>kevys:2</text:p>
      <text:p text:style-name="P3">Niver a sylabennow y'n linenn = 7</text:p>
      <text:p text:style-name="P3">mes an FOR <text:s/>a VYDH KEvys</text:p>
      <text:p text:style-name="P3"><text:soft-page-break/></text:p>
      <text:p text:style-name="P3">y'n:1 <text:s/>vaner:2 <text:s/>ma:1 <text:s/>.:0</text:p>
      <text:p text:style-name="P3">Niver a sylabennow y'n linenn = 4</text:p>
      <text:p text:style-name="P3">Y'N <text:s text:c="2"/>VAner ma</text:p>
      <text:p text:style-name="P3"/>
      <text:p text:style-name="P3">Ty:1 <text:s/>a:1 <text:s/>wel:1 <text:s/>olow:2 <text:s/>ow:1 <text:s/>threys:1</text:p>
      <text:p text:style-name="P3">Niver a sylabennow y'n linenn = 7</text:p>
      <text:p text:style-name="P3">TY a WEL Olow ow THREYS</text:p>
      <text:p text:style-name="P3"/>
      <text:p text:style-name="P3">pan:1 <text:s/>dheudh:1 <text:s/>vy:1 <text:s/>a:1 <text:s/>baradhis:3</text:p>
      <text:p text:style-name="P3">Niver a sylabennow y'n linenn = 7</text:p>
      <text:p text:style-name="P3">pan DHEUDH vy a baRAdhis</text:p>
      <text:p text:style-name="P3"/>
      <text:p text:style-name="P3">ewn:1 <text:s/>y'n:1 <text:s/>veri:2 <text:s/>prynt:1 <text:s/>leskys:2</text:p>
      <text:p text:style-name="P3">Niver a sylabennow y'n linenn = 7</text:p>
      <text:p text:style-name="P3">EWN Y'N <text:s text:c="2"/>VEri PRYNT LEskys</text:p>
      <text:p text:style-name="P3"/>
      <text:p text:style-name="P3">pan:1 <text:s/>veu:1 <text:s/>an:1 <text:s/>nor:1 <text:s/>milligys:3</text:p>
      <text:p text:style-name="P3">Niver a sylabennow y'n linenn = 7</text:p>
      <text:p text:style-name="P3">pan VEU an NOR miLLIgys</text:p>
      <text:p text:style-name="P3"/>
      <text:p text:style-name="P3">der:1 <text:s/>ow:1 <text:s/>oberow:3 <text:s/>ena:2 <text:s/>.:0</text:p>
      <text:p text:style-name="P3">Niver a sylabennow y'n linenn = 7</text:p>
      <text:p text:style-name="P3">DER ow oBErow En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a:1 <text:s/>pan:1 <text:s/>dheffesta:3 <text:s/>dhe'n:1 <text:s/>plas:1 <text:s/>,:0</text:p>
      <text:p text:style-name="P3">Niver a sylabennow y'n linenn = 7</text:p>
      <text:p text:style-name="P3">ha pan dhefFEsta DHE'N <text:s text:c="2"/>PLAS</text:p>
      <text:p text:style-name="P3"/>
      <text:p text:style-name="P3">ty:1 <text:s/>a:1 <text:s/>gyv:1 <text:s/>y'n:1 <text:s/>yet:2 <text:s/>unn:1 <text:s/>el:1</text:p>
      <text:p text:style-name="P3">Niver a sylabennow y'n linenn = 8</text:p>
      <text:p text:style-name="P3">TY a GYV Y'N <text:s text:c="2"/>Yet UNN EL</text:p>
      <text:p text:style-name="P3"/>
      <text:p text:style-name="P3">a:1 <text:s/>ro:1 <text:s/>gorthyp:2 <text:s/>dhis:1 <text:s/>y'n:1 <text:s/>kas:1 <text:s/>,:0</text:p>
      <text:p text:style-name="P3">Niver a sylabennow y'n linenn = 7</text:p>
      <text:p text:style-name="P3">a RO GORthyp DHIS Y'N <text:s text:c="2"/>KAS</text:p>
      <text:p text:style-name="P3"/>
      <text:p text:style-name="P3">ha'w:1 <text:s/>desir:2 <text:s/>ny:1 <text:s/>wredh:1 <text:s/>fyllel:2 <text:s/>.:0</text:p>
      <text:p text:style-name="P3">Niver a sylabennow y'n linenn = 7</text:p>
      <text:p text:style-name="P3">HA'W <text:s text:c="2"/>DEsir ny WREDH FYllel</text:p>
      <text:p text:style-name="P3"/>
      <text:p text:style-name="P3">Bydh:1 <text:s/>avysyes:3 <text:s/>a:1 <text:s/>bub:1 <text:s/>tra:1</text:p>
      <text:p text:style-name="P3">Niver a sylabennow y'n linenn = 7</text:p>
      <text:p text:style-name="P3">BYDH aVYSyes a BUB TRA</text:p>
      <text:p text:style-name="P3"><text:soft-page-break/></text:p>
      <text:p text:style-name="P3">a:1 <text:s/>welydh:2 <text:s/>,:0 <text:s/>ow:1 <text:s/>mab:1 <text:s/>,:0 <text:s/>ena:2 <text:s/>.:0</text:p>
      <text:p text:style-name="P3">Niver a sylabennow y'n linenn = 7</text:p>
      <text:p text:style-name="P3">a WElydh <text:s/>ow MAB <text:s/>Ena</text:p>
      <text:p text:style-name="P3"/>
      <text:p text:style-name="P3"/>
      <text:p text:style-name="P3"/>
      <text:p text:style-name="P3"/>
      <text:p text:style-name="P3"/>
      <text:p text:style-name="P3">Ow:1 <text:s/>thas:1 <text:s/>ker:1 <text:s/>,:0 <text:s/>mos:1 <text:s/>alemma:3</text:p>
      <text:p text:style-name="P3">Niver a sylabennow y'n linenn = 7</text:p>
      <text:p text:style-name="P3">ow THAS KER <text:s/>MOS aLEMma</text:p>
      <text:p text:style-name="P3"/>
      <text:p text:style-name="P3">my:1 <text:s/>a:1 <text:s/>vynn:1 <text:s/>,:0 <text:s/>y'n:1 <text:s/>by-and-by:3 <text:s/>,:0</text:p>
      <text:p text:style-name="P3">Niver a sylabennow y'n linenn = 7</text:p>
      <text:p text:style-name="P3">MY a VYNN <text:s/>Y'N <text:s text:c="2"/>by-AND-by</text:p>
      <text:p text:style-name="P3"/>
      <text:p text:style-name="P3">hag:1 <text:s/>y:1 <text:s/>tov:1 <text:s/>dhy'hwi:2 <text:s/>arta:2</text:p>
      <text:p text:style-name="P3">Niver a sylabennow y'n linenn = 7</text:p>
      <text:p text:style-name="P3">hag y TOV DHY'hwi ARta</text:p>
      <text:p text:style-name="P3"/>
      <text:p text:style-name="P3">gans:1 <text:s/>gorthyp:2 <text:s/>,:0 <text:s/>kyns:1 <text:s/>es:1 <text:s/>hedhi:2 <text:s/>,:0</text:p>
      <text:p text:style-name="P3">Niver a sylabennow y'n linenn = 7</text:p>
      <text:p text:style-name="P3">GANS GORthyp <text:s/>KYNS ES HEdhi</text:p>
      <text:p text:style-name="P3"/>
      <text:p text:style-name="P3">der:1 <text:s/>bodh:1 <text:s/>an:1 <text:s/>Tas:1 <text:s/>a-wartha:3 <text:s/>.:0</text:p>
      <text:p text:style-name="P3">Niver a sylabennow y'n linenn = 7</text:p>
      <text:p text:style-name="P3">DER BODH an TAS a-WARth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y:1 <text:s/>a:1 <text:s/>wel:1 <text:s/>ol:1 <text:s/>treys:1 <text:s/>ow:1 <text:s/>thas:1 <text:s/>,:0</text:p>
      <text:p text:style-name="P3">Niver a sylabennow y'n linenn = 7</text:p>
      <text:p text:style-name="P3">MY a WEL OL TREYS ow THAS</text:p>
      <text:p text:style-name="P3"/>
      <text:p text:style-name="P3">a'm:1 <text:s/>led:1 <text:s/>vy:1 <text:s/>dhe:1 <text:s/>baradhis:3 <text:s/>.:0</text:p>
      <text:p text:style-name="P3">Niver a sylabennow y'n linenn = 7</text:p>
      <text:p text:style-name="P3">A'M <text:s/>LED vy dhe baRAdhis</text:p>
      <text:p text:style-name="P3"/>
      <text:p text:style-name="P3">Hemma:2 <text:s/>yw:1 <text:s/>marthusyon:3 <text:s/>bras:1 <text:s/>.:0</text:p>
      <text:p text:style-name="P3">Niver a sylabennow y'n linenn = 7</text:p>
      <text:p text:style-name="P3">HEMma YW marTHUSyon BRAS</text:p>
      <text:p text:style-name="P3"/>
      <text:p text:style-name="P3">An:1 <text:s/>nor:1 <text:s/>sur:1 <text:s/>ny:1 <text:s/>sewenas:3</text:p>
      <text:p text:style-name="P3">Niver a sylabennow y'n linenn = 7</text:p>
      <text:p text:style-name="P3">an NOR SUR ny seWEnas</text:p>
      <text:p text:style-name="P3"><text:soft-page-break/></text:p>
      <text:p text:style-name="P3">y'n:1 <text:s/>for:1 <text:s/>':0 <text:s/>may:1 <text:s/>hwrug:1 <text:s/>ev:1 <text:s/>kerdhes:2 <text:s/>.:0</text:p>
      <text:p text:style-name="P3">Niver a sylabennow y'n linenn = 7</text:p>
      <text:p text:style-name="P3">Y'N <text:s text:c="2"/>FOR <text:s/>may HWRUG EV KERdhes</text:p>
      <text:p text:style-name="P3"/>
      <text:p text:style-name="P3">Der:1 <text:s/>temptashyon:3 <text:s/>bras:1 <text:s/>an:1 <text:s/>jowl:1 <text:s/>,:0</text:p>
      <text:p text:style-name="P3">Niver a sylabennow y'n linenn = 7</text:p>
      <text:p text:style-name="P3">DER tempTASHyon BRAS an JOWL</text:p>
      <text:p text:style-name="P3"/>
      <text:p text:style-name="P3">chassyes:2 <text:s/>on:1 <text:s/>a:1 <text:s/>baradhis:3 <text:s/>,:0</text:p>
      <text:p text:style-name="P3">Niver a sylabennow y'n linenn = 7</text:p>
      <text:p text:style-name="P3">CHASSyes ON a baRAdhis</text:p>
      <text:p text:style-name="P3"/>
      <text:p text:style-name="P3">mayth:1 <text:s/>eth:1 <text:s/>genen:2 <text:s/>hager:2 <text:s/>dowl:1 <text:s/>,:0</text:p>
      <text:p text:style-name="P3">Niver a sylabennow y'n linenn = 7</text:p>
      <text:p text:style-name="P3">mayth ETH GEnen HAger DOWL</text:p>
      <text:p text:style-name="P3"/>
      <text:p text:style-name="P3">ha:1 <text:s/>dhe:1 <text:s/>veschyf:2 <text:s/>bras:1 <text:s/>koedhys:2</text:p>
      <text:p text:style-name="P3">Niver a sylabennow y'n linenn = 7</text:p>
      <text:p text:style-name="P3">ha dhe VESchyf BRAS KOEdhys</text:p>
      <text:p text:style-name="P3"/>
      <text:p text:style-name="P3">yth:1 <text:s/>en:1 <text:s/>der:1 <text:s/>ordyr:2 <text:s/>an:1 <text:s/>Tas:1 <text:s/>.:0</text:p>
      <text:p text:style-name="P3">Niver a sylabennow y'n linenn = 7</text:p>
      <text:p text:style-name="P3">yth EN DER ORdyr an TAS</text:p>
      <text:p text:style-name="P3"/>
      <text:p text:style-name="P3">Tru:1 <text:s/>,:0 <text:s/>go-vy:2 <text:s/>.:0</text:p>
      <text:p text:style-name="P3">Niver a sylabennow y'n linenn = 3</text:p>
      <text:p text:style-name="P3">TRU <text:s/>GO-vy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y:1 <text:s/>a:1 <text:s/>wel:1 <text:s/>an:1 <text:s/>plas:1 <text:s/>gloryus:2</text:p>
      <text:p text:style-name="P3">Niver a sylabennow y'n linenn = 7</text:p>
      <text:p text:style-name="P3">MY a WEL an PLAS GLORyus</text:p>
      <text:p text:style-name="P3"/>
      <text:p text:style-name="P3">ha'n:1 <text:s/>el:1 <text:s/>y'n:1 <text:s/>yet:2 <text:s/>ow:1 <text:s/>sevel:2 <text:s/>,:0</text:p>
      <text:p text:style-name="P3">Niver a sylabennow y'n linenn = 8</text:p>
      <text:p text:style-name="P3">HA'N <text:s text:c="2"/>EL Y'N <text:s text:c="2"/>Yet ow SEvel</text:p>
      <text:p text:style-name="P3"/>
      <text:p text:style-name="P3">splann:1 <text:s/>dhe:1 <text:s/>weles:2 <text:s/>ha:1 <text:s/>preshyous:2 <text:s/>.:0</text:p>
      <text:p text:style-name="P3">Niver a sylabennow y'n linenn = 7</text:p>
      <text:p text:style-name="P3">SPLANN dhe WEles ha PRESHyous</text:p>
      <text:p text:style-name="P3"><text:soft-page-break/></text:p>
      <text:p text:style-name="P3">My:1 <text:s/>a:1 <text:s/>vynn:1 <text:s/>mos:1 <text:s/>pur:1 <text:s/>uvel:2</text:p>
      <text:p text:style-name="P3">Niver a sylabennow y'n linenn = 7</text:p>
      <text:p text:style-name="P3">MY a VYNN MOS PUR Uvel</text:p>
      <text:p text:style-name="P3"/>
      <text:p text:style-name="P3">ewn:1 <text:s/>dhodho:2 <text:s/>,:0 <text:s/>dh'y:1 <text:s/>salusi:3 <text:s/>.:0</text:p>
      <text:p text:style-name="P3">Niver a sylabennow y'n linenn = 7</text:p>
      <text:p text:style-name="P3">EWN DHOdho <text:s/>DH'Y <text:s text:c="2"/>saLUs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l:1 <text:s/>Dyw:1 <text:s/>an:1 <text:s/>nev:1 <text:s/>a-wartha:3 <text:s/>,:0</text:p>
      <text:p text:style-name="P3">Niver a sylabennow y'n linenn = 7</text:p>
      <text:p text:style-name="P3">EL DYW an NEV a-WARtha</text:p>
      <text:p text:style-name="P3"/>
      <text:p text:style-name="P3">dhis:1 <text:s/>lowena:3 <text:s/>ha:1 <text:s/>meur:1 <text:s/>joy:1 <text:s/>!:0</text:p>
      <text:p text:style-name="P3">Niver a sylabennow y'n linenn = 7</text:p>
      <text:p text:style-name="P3">DHIS loWEna ha MEUR JOY</text:p>
      <text:p text:style-name="P3"/>
      <text:p text:style-name="P3">Devedhys:3 <text:s/>yth:1 <text:s/>ov:1 <text:s/>omma:2</text:p>
      <text:p text:style-name="P3">Niver a sylabennow y'n linenn = 7</text:p>
      <text:p text:style-name="P3">deVEdhys yth OV OMma</text:p>
      <text:p text:style-name="P3"/>
      <text:p text:style-name="P3">gans:1 <text:s/>Adam:2 <text:s/>ow:1 <text:s/>thas:1 <text:s/>dhy'hwi:2 <text:s/>,:0</text:p>
      <text:p text:style-name="P3">Niver a sylabennow y'n linenn = 7</text:p>
      <text:p text:style-name="P3">GANS Adam ow THAS DHY'hwi</text:p>
      <text:p text:style-name="P3"/>
      <text:p text:style-name="P3">yndella:3 <text:s/>mar:1 <text:s/>pewgh:1 <text:s/>plesys:2 <text:s/>.:0</text:p>
      <text:p text:style-name="P3">Niver a sylabennow y'n linenn = 7</text:p>
      <text:p text:style-name="P3">ynDElla mar PEWGH PLEsys</text:p>
      <text:p text:style-name="P3"/>
      <text:p text:style-name="P3"/>
      <text:p text:style-name="P3"/>
      <text:p text:style-name="P3"/>
      <text:p text:style-name="P3"/>
      <text:p text:style-name="P3">Seth:1 <text:s/>,:0 <text:s/>deus:1 <text:s/>nes:1 <text:s/>,:0 <text:s/>ha:1 <text:s/>dhymm:1 <text:s/>lavar:2</text:p>
      <text:p text:style-name="P3">Niver a sylabennow y'n linenn = 7</text:p>
      <text:p text:style-name="P3">SETH <text:s/>DEUS NES <text:s/>ha DHYMM LAvar</text:p>
      <text:p text:style-name="P3"/>
      <text:p text:style-name="P3">dha:1 <text:s/>negysyow:3 <text:s/>heb:1 <text:s/>danjer:2</text:p>
      <text:p text:style-name="P3">Niver a sylabennow y'n linenn = 7</text:p>
      <text:p text:style-name="P3">dha neGYSyow HEB DANjer</text:p>
      <text:p text:style-name="P3"/>
      <text:p text:style-name="P3">ha:1 <text:s/>na:1 <text:s/>gemmer:2 <text:s/>own:1 <text:s/>y'n:1 <text:s/>bys:1 <text:s/>.:0</text:p>
      <text:p text:style-name="P3">Niver a sylabennow y'n linenn = 7</text:p>
      <text:p text:style-name="P3">ha na GEMmer OWN Y'N <text:s text:c="2"/>BYS</text:p>
      <text:p text:style-name="P3"><text:soft-page-break/></text:p>
      <text:p text:style-name="P3"/>
      <text:p text:style-name="P3"/>
      <text:p text:style-name="P3"/>
      <text:p text:style-name="P3"/>
      <text:p text:style-name="P3">Ow:1 <text:s/>negys:2 <text:s/>yth:1 <text:s/>yw:1 <text:s/>hemma:2 <text:s/>::0</text:p>
      <text:p text:style-name="P3">Niver a sylabennow y'n linenn = 7</text:p>
      <text:p text:style-name="P3">ow NEgys yth YW HEMma</text:p>
      <text:p text:style-name="P3"/>
      <text:p text:style-name="P3">dhe:1 <text:s/>hwilas:2 <text:s/>Oyl:1 <text:s/>a:1 <text:s/>Versi:2 <text:s/>.:0</text:p>
      <text:p text:style-name="P3">Niver a sylabennow y'n linenn = 7</text:p>
      <text:p text:style-name="P3">dhe HWIlas OYL a VERsi</text:p>
      <text:p text:style-name="P3"/>
      <text:p text:style-name="P3">Charjyes:2 <text:s/>yth:1 <text:s/>ov:1 <text:s/>yndella:3</text:p>
      <text:p text:style-name="P3">Niver a sylabennow y'n linenn = 7</text:p>
      <text:p text:style-name="P3">CHARJyes yth OV ynDElla</text:p>
      <text:p text:style-name="P3"/>
      <text:p text:style-name="P3">gans:1 <text:s/>ow:1 <text:s/>thas:1 <text:s/>omma:2 <text:s/>dhy'hwi:2 <text:s/>,:0</text:p>
      <text:p text:style-name="P3">Niver a sylabennow y'n linenn = 7</text:p>
      <text:p text:style-name="P3">GANS ow THAS OMma DHY'hwi</text:p>
      <text:p text:style-name="P3"/>
      <text:p text:style-name="P3">agas:2 <text:s/>bodh:1 <text:s/>mars:1 <text:s/>yw:1 <text:s/>henna:2 <text:s/>,:0</text:p>
      <text:p text:style-name="P3">Niver a sylabennow y'n linenn = 7</text:p>
      <text:p text:style-name="P3">Agas BODH mars YW HENna</text:p>
      <text:p text:style-name="P3"/>
      <text:p text:style-name="P3">rag:1 <text:s/>yth:1 <text:s/>yw:1 <text:s/>ev:1 <text:s/>koth:1 <text:s/>gyllys:2 <text:s/>,:0</text:p>
      <text:p text:style-name="P3">Niver a sylabennow y'n linenn = 7</text:p>
      <text:p text:style-name="P3">rag yth YW EV KOTH GYllys</text:p>
      <text:p text:style-name="P3"/>
      <text:p text:style-name="P3">hag:1 <text:s/>y'n:1 <text:s/>bys:1 <text:s/>ma:1 <text:s/>nans:1 <text:s/>yw:1 <text:s/>skwith:1 <text:s/>.:0</text:p>
      <text:p text:style-name="P3">Niver a sylabennow y'n linenn = 7</text:p>
      <text:p text:style-name="P3">hag Y'N <text:s text:c="2"/>BYS ma NANS YW SKWITH</text:p>
      <text:p text:style-name="P3"/>
      <text:p text:style-name="P3">Y:1 <text:s/>drobel:2 <text:s/>yth:1 <text:s/>yw:1 <text:s/>kemmys:2</text:p>
      <text:p text:style-name="P3">Niver a sylabennow y'n linenn = 7</text:p>
      <text:p text:style-name="P3">y DRObel yth YW KEMmys</text:p>
      <text:p text:style-name="P3"/>
      <text:p text:style-name="P3">hwansek:2 <text:s/>nyns:1 <text:s/>yw:1 <text:s/>dhe:1 <text:s/>dravydh:2 <text:s/>,:0</text:p>
      <text:p text:style-name="P3">Niver a sylabennow y'n linenn = 7</text:p>
      <text:p text:style-name="P3">HWANsek nyns YW dhe DRAvydh</text:p>
      <text:p text:style-name="P3"/>
      <text:p text:style-name="P3">mes:1 <text:s/>pub:1 <text:s/>eur:1 <text:s/>ma:1 <text:s/>ow:1 <text:s/>kria:2</text:p>
      <text:p text:style-name="P3">Niver a sylabennow y'n linenn = 7</text:p>
      <text:p text:style-name="P3">mes PUB EUR ma ow KRIa</text:p>
      <text:p text:style-name="P3"/>
      <text:p text:style-name="P3">war-lergh:2 <text:s/>an:1 <text:s/>Oyl:1 <text:s/>a:1 <text:s/>Versi:2 <text:s/>.:0</text:p>
      <text:p text:style-name="P3">Niver a sylabennow y'n linenn = 7</text:p>
      <text:p text:style-name="P3">WAR-lergh an OYL a VERsi</text:p>
      <text:p text:style-name="P3"/>
      <text:p text:style-name="P3"/>
      <text:p text:style-name="P3"/>
      <text:p text:style-name="P3"/>
      <text:p text:style-name="P3"><text:soft-page-break/></text:p>
      <text:p text:style-name="P3">Deus:1 <text:s/>nes:1 <text:s/>dhe'n:1 <text:s/>yet:2 <text:s/>,:0 <text:s/>Seth:1 <text:s/>,:0 <text:s/>ha:1 <text:s/>mir:1</text:p>
      <text:p text:style-name="P3">.:0</text:p>
      <text:p text:style-name="P3">Niver a sylabennow y'n linenn = 8</text:p>
      <text:p text:style-name="P3">DEUS NES DHE'N <text:s text:c="2"/>Yet <text:s/>SETH <text:s/>ha MIR</text:p>
      <text:p text:style-name="P3"/>
      <text:p text:style-name="P3">Ty:1 <text:s/>a:1 <text:s/>wel:1 <text:s/>oll:1 <text:s/>paradhis:3 <text:s/>.:0</text:p>
      <text:p text:style-name="P3">Niver a sylabennow y'n linenn = 7</text:p>
      <text:p text:style-name="P3">TY a WEL OLL paRAdhis</text:p>
      <text:p text:style-name="P3"/>
      <text:p text:style-name="P3">Avis:2 <text:s/>pub:1 <text:s/>tra:1 <text:s/>,:0 <text:s/>ha:1 <text:s/>lavar:2</text:p>
      <text:p text:style-name="P3">Niver a sylabennow y'n linenn = 7</text:p>
      <text:p text:style-name="P3">Avis PUB TRA <text:s/>ha LAvar</text:p>
      <text:p text:style-name="P3"/>
      <text:p text:style-name="P3">pandr:1 <text:s/>':0 <text:s/>a:1 <text:s/>welydh:2 <text:s/>a:1 <text:s/>strangeness:3</text:p>
      <text:p text:style-name="P3">Niver a sylabennow y'n linenn = 8</text:p>
      <text:p text:style-name="P3">PANDR <text:s/>a WElydh a stranGEness</text:p>
      <text:p text:style-name="P3"/>
      <text:p text:style-name="P3">y'n:1 <text:s/>jardin:2 <text:s/>a-barth:2 <text:s/>a-ji:2 <text:s/>.:0</text:p>
      <text:p text:style-name="P3">Niver a sylabennow y'n linenn = 7</text:p>
      <text:p text:style-name="P3">Y'N <text:s text:c="2"/>JARdin A-barth a-JI</text:p>
      <text:p text:style-name="P3"/>
      <text:p text:style-name="P3"/>
      <text:p text:style-name="P3"/>
      <text:p text:style-name="P3"/>
      <text:p text:style-name="P3"/>
      <text:p text:style-name="P3">Agas:2 <text:s/>bodh:1 <text:s/>mars:1 <text:s/>yw:1 <text:s/>henna:2 <text:s/>,:0</text:p>
      <text:p text:style-name="P3">Niver a sylabennow y'n linenn = 7</text:p>
      <text:p text:style-name="P3">Agas BODH mars YW HENna</text:p>
      <text:p text:style-name="P3"/>
      <text:p text:style-name="P3">my:1 <text:s/>a:1 <text:s/>vynn:1 <text:s/>skon:1 <text:s/>avisya:3</text:p>
      <text:p text:style-name="P3">Niver a sylabennow y'n linenn = 7</text:p>
      <text:p text:style-name="P3">MY a VYNN SKON aVISya</text:p>
      <text:p text:style-name="P3"/>
      <text:p text:style-name="P3">an:1 <text:s/>marthusyon:3 <text:s/>eus:1 <text:s/>ena:2 <text:s/>.:0</text:p>
      <text:p text:style-name="P3">Niver a sylabennow y'n linenn = 7</text:p>
      <text:p text:style-name="P3">an marTHUSyon EUS En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Lemmyn:2 <text:s/>,:0 <text:s/>Seth:1 <text:s/>,:0 <text:s/>lavar:2 <text:s/>dhymmo:2</text:p>
      <text:p text:style-name="P3">Niver a sylabennow y'n linenn = 7</text:p>
      <text:p text:style-name="P3">LEMmyn <text:s/>SETH <text:s/>LAvar DHYMmo</text:p>
      <text:p text:style-name="P3"/>
      <text:p text:style-name="P3">a-bervedh:3 <text:s/>pandra:2 <text:s/>wel'ta:2 <text:s/>.:0</text:p>
      <text:p text:style-name="P3">Niver a sylabennow y'n linenn = 7</text:p>
      <text:p text:style-name="P3">a-BERvedh PANdra WEL'ta</text:p>
      <text:p text:style-name="P3"/>
      <text:p text:style-name="P3">Na:1 <text:s/>wra:1 <text:s/>keles:2 <text:s/>unn:1 <text:s/>dra:1 <text:s/>.:0</text:p>
      <text:p text:style-name="P3">Niver a sylabennow y'n linenn = 6</text:p>
      <text:p text:style-name="P3">na WRA KEles UNN DRA</text:p>
      <text:p text:style-name="P3"/>
      <text:p text:style-name="P3"/>
      <text:p text:style-name="P3"/>
      <text:p text:style-name="P3"/>
      <text:p text:style-name="P3"/>
      <text:p text:style-name="P3">My:1 <text:s/>a:1 <text:s/>wel:1 <text:s/>sur:1 <text:s/>unn:1 <text:s/>wydhenn:2 <text:s/>,:0</text:p>
      <text:p text:style-name="P3">Niver a sylabennow y'n linenn = 7</text:p>
      <text:p text:style-name="P3">MY a WEL SUR UNN WYdhenn</text:p>
      <text:p text:style-name="P3"/>
      <text:p text:style-name="P3">ha:1 <text:s/>serpont:2 <text:s/>ynni:2 <text:s/>a-vann:2 <text:s/>.:0</text:p>
      <text:p text:style-name="P3">Niver a sylabennow y'n linenn = 7</text:p>
      <text:p text:style-name="P3">ha SERpont YNni A-vann</text:p>
      <text:p text:style-name="P3"/>
      <text:p text:style-name="P3">Marow:2 <text:s/>sygh:1 <text:s/>hi:1 <text:s/>a:1 <text:s/>'valsa:2 <text:s/>.:0</text:p>
      <text:p text:style-name="P3">Niver a sylabennow y'n linenn = 7</text:p>
      <text:p text:style-name="P3">MArow SYGH HI a 'VALsa</text:p>
      <text:p text:style-name="P3"/>
      <text:p text:style-name="P3"/>
      <text:p text:style-name="P3"/>
      <text:p text:style-name="P3"/>
      <text:p text:style-name="P3"/>
      <text:p text:style-name="P3">Honna:2 <text:s/>yw:1 <text:s/>an:1 <text:s/>keth:1 <text:s/>wydhenn:2</text:p>
      <text:p text:style-name="P3">Niver a sylabennow y'n linenn = 7</text:p>
      <text:p text:style-name="P3">HONna YW an KETH WYdhenn</text:p>
      <text:p text:style-name="P3"/>
      <text:p text:style-name="P3">a:1 <text:s/>wrug:1 <text:s/>kyns:1 <text:s/>dha:1 <text:s/>vamm:1 <text:s/>ha:1 <text:s/>tas:1</text:p>
      <text:p text:style-name="P3">Niver a sylabennow y'n linenn = 7</text:p>
      <text:p text:style-name="P3">a WRUG KYNS dha VAMM ha TAS</text:p>
      <text:p text:style-name="P3"/>
      <text:p text:style-name="P3">dybri:2 <text:s/>an:1 <text:s/>aval:2 <text:s/>a:1 <text:s/>anken:2</text:p>
      <text:p text:style-name="P3">Niver a sylabennow y'n linenn = 8</text:p>
      <text:p text:style-name="P3">DYbri an Aval a ANken</text:p>
      <text:p text:style-name="P3"/>
      <text:p text:style-name="P3">o:1 <text:s/>difennys:3 <text:s/>gans:1 <text:s/>charj:1 <text:s/>bras:1</text:p>
      <text:p text:style-name="P3">Niver a sylabennow y'n linenn = 7</text:p>
      <text:p text:style-name="P3">O diFENnys GANS CHARJ BRAS</text:p>
      <text:p text:style-name="P3"/>
      <text:p text:style-name="P3">a:1 <text:s/>anow:2 <text:s/>an:1 <text:s/>Tas:1 <text:s/>Gwella:2 <text:s/>.:0</text:p>
      <text:p text:style-name="P3">Niver a sylabennow y'n linenn = 7</text:p>
      <text:p text:style-name="P3"><text:soft-page-break/>a Anow an TAS GWElla</text:p>
      <text:p text:style-name="P3"/>
      <text:p text:style-name="P3">Ha'n:1 <text:s/>serpont:2 <text:s/>na:1 <text:s/>a:1 <text:s/>wel'ta:2</text:p>
      <text:p text:style-name="P3">Niver a sylabennow y'n linenn = 7</text:p>
      <text:p text:style-name="P3">HA'N <text:s text:c="2"/>SERpont na a WEL'ta</text:p>
      <text:p text:style-name="P3"/>
      <text:p text:style-name="P3">yth:1 <text:s/>yw:1 <text:s/>an:1 <text:s/>veri:2 <text:s/>pryv:1 <text:s/>na:1</text:p>
      <text:p text:style-name="P3">Niver a sylabennow y'n linenn = 7</text:p>
      <text:p text:style-name="P3">yth YW an VEri PRYV na</text:p>
      <text:p text:style-name="P3"/>
      <text:p text:style-name="P3">a:1 <text:s/>wrug:1 <text:s/>an:1 <text:s/>jowl:1 <text:s/>dhe:1 <text:s/>entra:2</text:p>
      <text:p text:style-name="P3">Niver a sylabennow y'n linenn = 7</text:p>
      <text:p text:style-name="P3">a WRUG an JOWL dhe ENtra</text:p>
      <text:p text:style-name="P3"/>
      <text:p text:style-name="P3">ynni:2 <text:s/>hi:1 <text:s/>rag:1 <text:s/>temptya:3</text:p>
      <text:p text:style-name="P3">Niver a sylabennow y'n linenn = 7</text:p>
      <text:p text:style-name="P3">YNni HI rag tempTYa</text:p>
      <text:p text:style-name="P3"/>
      <text:p text:style-name="P3">dhe'th:1 <text:s/>vamm:1 <text:s/>Eva:2 <text:s/>.:0</text:p>
      <text:p text:style-name="P3">Niver a sylabennow y'n linenn = 4</text:p>
      <text:p text:style-name="P3">DHE'TH VAMM Eva</text:p>
      <text:p text:style-name="P3"/>
      <text:p text:style-name="P3">Der:1 <text:s/>henna:2 <text:s/>,:0 <text:s/>Dyw:1 <text:s/>a:1 <text:s/>sorras:2 <text:s/>,:0</text:p>
      <text:p text:style-name="P3">Niver a sylabennow y'n linenn = 7</text:p>
      <text:p text:style-name="P3">DER HENna <text:s/>DYW a SORras</text:p>
      <text:p text:style-name="P3"/>
      <text:p text:style-name="P3">ha:1 <text:s/>dhe:1 <text:s/>vy:1 <text:s/>ev:1 <text:s/>a:1 <text:s/>or'nas:2</text:p>
      <text:p text:style-name="P3">Niver a sylabennow y'n linenn = 7</text:p>
      <text:p text:style-name="P3">ha dhe vy EV a OR'nas</text:p>
      <text:p text:style-name="P3"/>
      <text:p text:style-name="P3">alena:3 <text:s/>aga:2 <text:s/>chasya:2 <text:s/>.:0</text:p>
      <text:p text:style-name="P3">Niver a sylabennow y'n linenn = 7</text:p>
      <text:p text:style-name="P3">aLEna Aga CHASya</text:p>
      <text:p text:style-name="P3"/>
      <text:p text:style-name="P3">Lavar:2 <text:s/>pandra:2 <text:s/>wel'ta:2 <text:s/>moy:1 <text:s/>.:0</text:p>
      <text:p text:style-name="P3">Niver a sylabennow y'n linenn = 7</text:p>
      <text:p text:style-name="P3">LAvar PANdra WEL'ta MOY</text:p>
      <text:p text:style-name="P3"/>
      <text:p text:style-name="P3"/>
      <text:p text:style-name="P3"/>
      <text:p text:style-name="P3"/>
      <text:p text:style-name="P3"/>
      <text:p text:style-name="P3">My:1 <text:s/>a:1 <text:s/>wel:1 <text:s/>goodly:3 <text:s/>wydhenn:2</text:p>
      <text:p text:style-name="P3">Niver a sylabennow y'n linenn = 8</text:p>
      <text:p text:style-name="P3">MY a WEL goOdly WYdhenn</text:p>
      <text:p text:style-name="P3"/>
      <text:p text:style-name="P3">ha'y:1 <text:s/>thopp:1 <text:s/>pur:1 <text:s/>ughel:2 <text:s/>yn-bann:2 <text:s/>.:0</text:p>
      <text:p text:style-name="P3">Niver a sylabennow y'n linenn = 7</text:p>
      <text:p text:style-name="P3">HA'Y <text:s text:c="2"/>THOPP PUR Ughel yn-BANN</text:p>
      <text:p text:style-name="P3"/>
      <text:p text:style-name="P3">Bys:1 <text:s/>yn:1 <text:s/>nev:1 <text:s/>'ma:1 <text:s/>ow:1 <text:s/>tevi:2 <text:s/>.:0</text:p>
      <text:p text:style-name="P3">Niver a sylabennow y'n linenn = 7</text:p>
      <text:p text:style-name="P3"><text:soft-page-break/>BYS YN NEV 'MA ow TEvi</text:p>
      <text:p text:style-name="P3"/>
      <text:p text:style-name="P3">Ha'y:1 <text:s/>gwreydhyow:2 <text:s/>dhe'n:1 <text:s/>dor:1 <text:s/>isel:2</text:p>
      <text:p text:style-name="P3">Niver a sylabennow y'n linenn = 7</text:p>
      <text:p text:style-name="P3">HA'Y <text:s text:c="2"/>GWREYDHyow DHE'N <text:s text:c="2"/>DOR Isel</text:p>
      <text:p text:style-name="P3"/>
      <text:p text:style-name="P3">yma:2 <text:s/>ow:1 <text:s/>resek:2 <text:s/>,:0 <text:s/>pur:1 <text:s/>lel:1 <text:s/>,:0</text:p>
      <text:p text:style-name="P3">Niver a sylabennow y'n linenn = 7</text:p>
      <text:p text:style-name="P3">yMA ow REsek <text:s/>PUR LEL</text:p>
      <text:p text:style-name="P3"/>
      <text:p text:style-name="P3">bys:1 <text:s/>yn:1 <text:s/>ifarn:2 <text:s/>,:0 <text:s/>pytt:1 <text:s/>pur:1 <text:s/>grev:1 <text:s/>.:0</text:p>
      <text:p text:style-name="P3">Niver a sylabennow y'n linenn = 7</text:p>
      <text:p text:style-name="P3">BYS YN Ifarn <text:s/>PYTT PUR GREV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ag:1 <text:s/>ena:2 <text:s/>ow:1 <text:s/>broder:2 <text:s/>Kaym:1</text:p>
      <text:p text:style-name="P3">Niver a sylabennow y'n linenn = 7</text:p>
      <text:p text:style-name="P3">hag Ena ow BROder KAYM</text:p>
      <text:p text:style-name="P3"/>
      <text:p text:style-name="P3">my:1 <text:s/>a'n:1 <text:s/>gwel:1 <text:s/>ev:1 <text:s/>yn:1 <text:s/>meur:1 <text:s/>bayn:1 <text:s/>,:0</text:p>
      <text:p text:style-name="P3">Niver a sylabennow y'n linenn = 7</text:p>
      <text:p text:style-name="P3">MY A'N <text:s text:c="2"/>GWEL EV YN MEUR BAYN</text:p>
      <text:p text:style-name="P3"/>
      <text:p text:style-name="P3">hag:1 <text:s/>yn:1 <text:s/>trobel:2 <text:s/>mayth:1 <text:s/>yw:1 <text:s/>gwev:1 <text:s/>.:0</text:p>
      <text:p text:style-name="P3">Niver a sylabennow y'n linenn = 7</text:p>
      <text:p text:style-name="P3">hag YN TRObel mayth YW GWEV</text:p>
      <text:p text:style-name="P3"/>
      <text:p text:style-name="P3">Hag:1 <text:s/>yn:1 <text:s/>topp:1 <text:s/>an:1 <text:s/>keth:1 <text:s/>wydhenn:2</text:p>
      <text:p text:style-name="P3">Niver a sylabennow y'n linenn = 7</text:p>
      <text:p text:style-name="P3">hag YN TOPP an KETH WYdhenn</text:p>
      <text:p text:style-name="P3"/>
      <text:p text:style-name="P3">my:1 <text:s/>a:1 <text:s/>wel:1 <text:s/>unn:1 <text:s/>maghteth:2 <text:s/>hweg:1</text:p>
      <text:p text:style-name="P3">Niver a sylabennow y'n linenn = 7</text:p>
      <text:p text:style-name="P3">MY a WEL UNN MAGHteth HWEG</text:p>
      <text:p text:style-name="P3"/>
      <text:p text:style-name="P3">ow:1 <text:s/>'sedha:2 <text:s/>,:0 <text:s/>yn:1 <text:s/>pur:1 <text:s/>sertan:2 <text:s/>,:0</text:p>
      <text:p text:style-name="P3">Niver a sylabennow y'n linenn = 7</text:p>
      <text:p text:style-name="P3">ow 'SEdha <text:s/>YN PUR SERtan</text:p>
      <text:p text:style-name="P3"/>
      <text:p text:style-name="P3">hag:1 <text:s/>yn:1 <text:s/>hy:1 <text:s/>diwvronn:2 <text:s/>flogh:1 <text:s/>teg:1 <text:s/>,:0</text:p>
      <text:p text:style-name="P3">Niver a sylabennow y'n linenn = 7</text:p>
      <text:p text:style-name="P3">hag YN hy diwvronn FLOGH TEG</text:p>
      <text:p text:style-name="P3"/>
      <text:p text:style-name="P3">dell:1 <text:s/>hevel:2 <text:s/>dhymm:1 <text:s/>yndella:3 <text:s/>.:0</text:p>
      <text:p text:style-name="P3">Niver a sylabennow y'n linenn = 7</text:p>
      <text:p text:style-name="P3"><text:soft-page-break/>dell HEvel DHYMM ynDEll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y:1 <text:s/>a:1 <text:s/>lever:2 <text:s/>dhis:1 <text:s/>diblans:2 <text:s/>::0</text:p>
      <text:p text:style-name="P3">Niver a sylabennow y'n linenn = 7</text:p>
      <text:p text:style-name="P3">MY a LEver DHIS diBLANS</text:p>
      <text:p text:style-name="P3"/>
      <text:p text:style-name="P3">honna:2 <text:s/>(:0 <text:s/>lel:1 <text:s/>yth:1 <text:s/>yw:1 <text:s/>henwys:2 <text:s/>):0</text:p>
      <text:p text:style-name="P3">Niver a sylabennow y'n linenn = 7</text:p>
      <text:p text:style-name="P3">HONna <text:s/>LEL yth YW HENwys</text:p>
      <text:p text:style-name="P3"/>
      <text:p text:style-name="P3">yw:1 <text:s/>an:1 <text:s/>Wydhenn:2 <text:s/>a:1 <text:s/>Vywnans:2 <text:s/>.:0</text:p>
      <text:p text:style-name="P3">Niver a sylabennow y'n linenn = 7</text:p>
      <text:p text:style-name="P3">YW an WYdhenn a VYWnans</text:p>
      <text:p text:style-name="P3"/>
      <text:p text:style-name="P3">My:1 <text:s/>a:1 <text:s/>hedh:1 <text:s/>rann:1 <text:s/>a'n:1 <text:s/>frutys:2 <text:s/>,:0</text:p>
      <text:p text:style-name="P3">Niver a sylabennow y'n linenn = 7</text:p>
      <text:p text:style-name="P3">MY a HEDH RANN A'N <text:s text:c="2"/>FRUtys</text:p>
      <text:p text:style-name="P3"/>
      <text:p text:style-name="P3">hag:1 <text:s/>a:1 <text:s/>dhro:1 <text:s/>part:1 <text:s/>anedha:3 <text:s/>,:0</text:p>
      <text:p text:style-name="P3">Niver a sylabennow y'n linenn = 7</text:p>
      <text:p text:style-name="P3">hag a DHRO PART aNEdha</text:p>
      <text:p text:style-name="P3"/>
      <text:p text:style-name="P3">aval:2 <text:s/>pur:1 <text:s/>vras:1 <text:s/>.:0</text:p>
      <text:p text:style-name="P3">Niver a sylabennow y'n linenn = 4</text:p>
      <text:p text:style-name="P3">Aval PUR VRAS</text:p>
      <text:p text:style-name="P3"/>
      <text:p text:style-name="P3">Mir:1 <text:s/>,:0 <text:s/>ottomma:3 <text:s/>teyr:1 <text:s/>sprusenn:2</text:p>
      <text:p text:style-name="P3">Niver a sylabennow y'n linenn = 7</text:p>
      <text:p text:style-name="P3">MIR <text:s/>otTOMma TEYR SPRUsenn</text:p>
      <text:p text:style-name="P3"/>
      <text:p text:style-name="P3">a:1 <text:s/>dheuth:1 <text:s/>mes:1 <text:s/>a'n:1 <text:s/>aval:2 <text:s/>ma:1 <text:s/>.:0</text:p>
      <text:p text:style-name="P3">Niver a sylabennow y'n linenn = 7</text:p>
      <text:p text:style-name="P3"><text:soft-page-break/>a DHEUTH mes A'N <text:s text:c="2"/>Aval ma</text:p>
      <text:p text:style-name="P3"/>
      <text:p text:style-name="P3">Kemmer:2 <text:s/>i:1 <text:s/>ha:1 <text:s/>gorr:1 <text:s/>yn-bann:2</text:p>
      <text:p text:style-name="P3">Niver a sylabennow y'n linenn = 7</text:p>
      <text:p text:style-name="P3">KEMmer I ha GORR yn-BANN</text:p>
      <text:p text:style-name="P3"/>
      <text:p text:style-name="P3">yn:1 <text:s/>neb:1 <text:s/>tyller:2 <text:s/>dhe:1 <text:s/>govva:2 <text:s/>,:0</text:p>
      <text:p text:style-name="P3">Niver a sylabennow y'n linenn = 7</text:p>
      <text:p text:style-name="P3">YN NEB TYller dhe GOvva</text:p>
      <text:p text:style-name="P3"/>
      <text:p text:style-name="P3">ha:1 <text:s/>dog:1 <text:s/>i:1 <text:s/>genes:2 <text:s/>dhe'th:1 <text:s/>tas:1 <text:s/>.:0</text:p>
      <text:p text:style-name="P3">Niver a sylabennow y'n linenn = 7</text:p>
      <text:p text:style-name="P3">ha DOG I GEnes DHE'TH TAS</text:p>
      <text:p text:style-name="P3"/>
      <text:p text:style-name="P3">Pan:1 <text:s/>vo:1 <text:s/>diwedh:2 <text:s/>y:1 <text:s/>dhydhyow:2 <text:s/>,:0</text:p>
      <text:p text:style-name="P3">Niver a sylabennow y'n linenn = 7</text:p>
      <text:p text:style-name="P3">pan VO diwedh y DHYDHyow</text:p>
      <text:p text:style-name="P3"/>
      <text:p text:style-name="P3">hag:1 <text:s/>y'n:1 <text:s/>dor:1 <text:s/>dhe:1 <text:s/>vos:1 <text:s/>ynkleudhys:3 <text:s/>,:0</text:p>
      <text:p text:style-name="P3">Niver a sylabennow y'n linenn = 8</text:p>
      <text:p text:style-name="P3">hag Y'N <text:s text:c="2"/>DOR dhe VOS ynKLEUdhys</text:p>
      <text:p text:style-name="P3"/>
      <text:p text:style-name="P3">gorr:1 <text:s/>sprusenn:2 <text:s/>yn:1 <text:s/>y:1 <text:s/>anow:2 <text:s/>,:0</text:p>
      <text:p text:style-name="P3">Niver a sylabennow y'n linenn = 7</text:p>
      <text:p text:style-name="P3">GORR SPRUsenn YN y Anow</text:p>
      <text:p text:style-name="P3"/>
      <text:p text:style-name="P3">ha'n:1 <text:s/>dhiw:1 <text:s/>arall:2 <text:s/>kekeffrys:3 <text:s/>,:0</text:p>
      <text:p text:style-name="P3">Niver a sylabennow y'n linenn = 7</text:p>
      <text:p text:style-name="P3">HA'N <text:s text:c="2"/>DHIW Arall keKEFfrys</text:p>
      <text:p text:style-name="P3"/>
      <text:p text:style-name="P3">bedhens:2 <text:s/>gorrys:2 <text:s/>yn:1 <text:s/>y:1 <text:s/>dhewfrik:2 <text:s/>.:0</text:p>
      <text:p text:style-name="P3">Niver a sylabennow y'n linenn = 8</text:p>
      <text:p text:style-name="P3">BEdhens GORrys YN y DHEWfrik</text:p>
      <text:p text:style-name="P3"/>
      <text:p text:style-name="P3">Hag:1 <text:s/>y:1 <text:s/>tyv:1 <text:s/>a'n:1 <text:s/>keth:1 <text:s/>sprus:1 <text:s/>na:1</text:p>
      <text:p text:style-name="P3">Niver a sylabennow y'n linenn = 7</text:p>
      <text:p text:style-name="P3">hag y TYV A'N <text:s text:c="2"/>KETH SPRUS na</text:p>
      <text:p text:style-name="P3"/>
      <text:p text:style-name="P3">unn:1 <text:s/>wydhenn:2 <text:s/>wosa:2 <text:s/>hemma:2 <text:s/>,:0</text:p>
      <text:p text:style-name="P3">Niver a sylabennow y'n linenn = 7</text:p>
      <text:p text:style-name="P3">UNN WYdhenn WOsa HEMma</text:p>
      <text:p text:style-name="P3"/>
      <text:p text:style-name="P3">na:1 <text:s/>berth:1 <text:s/>dout:1 <text:s/>,:0 <text:s/>a:1 <text:s/>vydh:1 <text:s/>pur:1 <text:s/>deg:1 <text:s/>.:0</text:p>
      <text:p text:style-name="P3">Niver a sylabennow y'n linenn = 7</text:p>
      <text:p text:style-name="P3">na BERTH DOUT <text:s/>a VYDH PUR DEG</text:p>
      <text:p text:style-name="P3"/>
      <text:p text:style-name="P3">Ha:1 <text:s/>pan:1 <text:s/>vo:1 <text:s/>hi:1 <text:s/>kowl-devys:3 <text:s/>,:0</text:p>
      <text:p text:style-name="P3">Niver a sylabennow y'n linenn = 7</text:p>
      <text:p text:style-name="P3">ha pan VO HI kowl-DEvys</text:p>
      <text:p text:style-name="P3"/>
      <text:p text:style-name="P3">hi:1 <text:s/>a:1 <text:s/>vydh:1 <text:s/>pub:1 <text:s/>eur:1 <text:s/>parys:2</text:p>
      <text:p text:style-name="P3">Niver a sylabennow y'n linenn = 7</text:p>
      <text:p text:style-name="P3"><text:soft-page-break/>HI a VYDH PUB EUR PArys</text:p>
      <text:p text:style-name="P3"/>
      <text:p text:style-name="P3">dhe:1 <text:s/>dhoen:1 <text:s/>an:1 <text:s/>Oyl:1 <text:s/>a:1 <text:s/>Versi:2 <text:s/>.:0</text:p>
      <text:p text:style-name="P3">Niver a sylabennow y'n linenn = 7</text:p>
      <text:p text:style-name="P3">dhe DHOEN an OYL a VERsi</text:p>
      <text:p text:style-name="P3"/>
      <text:p text:style-name="P3">Pan:1 <text:s/>vo:1 <text:s/>pymp:1 <text:s/>mil:1 <text:s/>ha:1 <text:s/>pymp:1 <text:s/>kans:1</text:p>
      <text:p text:style-name="P3">Niver a sylabennow y'n linenn = 7</text:p>
      <text:p text:style-name="P3">pan VO PYMP MIL ha PYMP KANS</text:p>
      <text:p text:style-name="P3"/>
      <text:p text:style-name="P3">a:1 <text:s/>vlydhynyow:3 <text:s/>kler:1 <text:s/>passyes:2 <text:s/>,:0</text:p>
      <text:p text:style-name="P3">Niver a sylabennow y'n linenn = 7</text:p>
      <text:p text:style-name="P3">a vlyDHYNyow KLER PASSyes</text:p>
      <text:p text:style-name="P3"/>
      <text:p text:style-name="P3">y'n:1 <text:s/>eur:1 <text:s/>na:1 <text:s/>gwaytyes:2 <text:s/>dihwans:2</text:p>
      <text:p text:style-name="P3">Niver a sylabennow y'n linenn = 7</text:p>
      <text:p text:style-name="P3">Y'N <text:s text:c="2"/>EUR na GWAYTyes diHWANS</text:p>
      <text:p text:style-name="P3"/>
      <text:p text:style-name="P3">war-lergh:2 <text:s/>Oyl:1 <text:s/>Mersi:2 <text:s/>pup-prys:2 <text:s/>,:0</text:p>
      <text:p text:style-name="P3">Niver a sylabennow y'n linenn = 7</text:p>
      <text:p text:style-name="P3">WAR-lergh OYL MERsi PUP-prys</text:p>
      <text:p text:style-name="P3"/>
      <text:p text:style-name="P3">ha:1 <text:s/>Salvador:3 <text:s/>yn:1 <text:s/>tevri:2</text:p>
      <text:p text:style-name="P3">Niver a sylabennow y'n linenn = 7</text:p>
      <text:p text:style-name="P3">ha salVAdor YN teVRI</text:p>
      <text:p text:style-name="P3"/>
      <text:p text:style-name="P3">a'n:1 <text:s/>doro:2 <text:s/>mes:1 <text:s/>a:1 <text:s/>baynys:2 <text:s/>.:0</text:p>
      <text:p text:style-name="P3">Niver a sylabennow y'n linenn = 7</text:p>
      <text:p text:style-name="P3">A'N <text:s text:c="2"/>DOro mes a BAYnys</text:p>
      <text:p text:style-name="P3"/>
      <text:p text:style-name="P3">Lavar:2 <text:s/>dhe'th:1 <text:s/>tas:1 <text:s/>yndella:3 <text:s/>,:0</text:p>
      <text:p text:style-name="P3">Niver a sylabennow y'n linenn = 7</text:p>
      <text:p text:style-name="P3">LAvar DHE'TH TAS ynDElla</text:p>
      <text:p text:style-name="P3"/>
      <text:p text:style-name="P3">ha:1 <text:s/>dhodho:2 <text:s/>yth:1 <text:s/>yll:1 <text:s/>trestya:2 <text:s/>.:0</text:p>
      <text:p text:style-name="P3">Niver a sylabennow y'n linenn = 7</text:p>
      <text:p text:style-name="P3">ha DHOdho yth YLL TRESTya</text:p>
      <text:p text:style-name="P3"/>
      <text:p text:style-name="P3">Yndellma:3 <text:s/>yth:1 <text:s/>yw:1 <text:s/>'poyntys:2 <text:s/>.:0</text:p>
      <text:p text:style-name="P3">Niver a sylabennow y'n linenn = 7</text:p>
      <text:p text:style-name="P3">ynDELLma yth YW 'POYNtys</text:p>
      <text:p text:style-name="P3"/>
      <text:p text:style-name="P3">Fisten:2 <text:s/>dihwans:2 <text:s/>alemma:3 <text:s/>.:0</text:p>
      <text:p text:style-name="P3">Niver a sylabennow y'n linenn = 7</text:p>
      <text:p text:style-name="P3">FIsten diHWANS aLEMma</text:p>
      <text:p text:style-name="P3"/>
      <text:p text:style-name="P3">Ow:1 <text:s/>bennath:2 <text:s/>dhis:1 <text:s/>.:0</text:p>
      <text:p text:style-name="P3">Niver a sylabennow y'n linenn = 4</text:p>
      <text:p text:style-name="P3">ow BENnath DHIS</text:p>
      <text:p text:style-name="P3"/>
      <text:p text:style-name="P3"/>
      <text:p text:style-name="P3"/>
      <text:p text:style-name="P3"><text:soft-page-break/></text:p>
      <text:p text:style-name="P3"/>
      <text:p text:style-name="P3">Meur:1 <text:s/>a:1 <text:s/>ras:1 <text:s/>dhy'hwi:2 <text:s/>,:0 <text:s/>el:1 <text:s/>Dyw:1 <text:s/>,:0</text:p>
      <text:p text:style-name="P3">Niver a sylabennow y'n linenn = 7</text:p>
      <text:p text:style-name="P3">MEUR a RAS DHY'hwi <text:s/>EL DYW</text:p>
      <text:p text:style-name="P3"/>
      <text:p text:style-name="P3">ow:1 <text:s/>tiskwedhes:3 <text:s/>dhymm:1 <text:s/>pub:1 <text:s/>tra:1 <text:s/>.:0</text:p>
      <text:p text:style-name="P3">Niver a sylabennow y'n linenn = 7</text:p>
      <text:p text:style-name="P3">ow tiSKWEdhes DHYMM PUB TRA</text:p>
      <text:p text:style-name="P3"/>
      <text:p text:style-name="P3">Dh'ow:1 <text:s/>thas:1 <text:s/>ker:1 <text:s/>oll:1 <text:s/>par:1 <text:s/>dell:1 <text:s/>yw:1</text:p>
      <text:p text:style-name="P3">Niver a sylabennow y'n linenn = 7</text:p>
      <text:p text:style-name="P3">DH'OW THAS KER OLL PAR dell YW</text:p>
      <text:p text:style-name="P3"/>
      <text:p text:style-name="P3">my:1 <text:s/>a:1 <text:s/>vynn:1 <text:s/>sur:1 <text:s/>y:1 <text:s/>dhyska:2 <text:s/>;:0</text:p>
      <text:p text:style-name="P3">Niver a sylabennow y'n linenn = 7</text:p>
      <text:p text:style-name="P3">MY a VYNN SUR y DHYska</text:p>
      <text:p text:style-name="P3"/>
      <text:p text:style-name="P3">an:1 <text:s/>marthusyon:3 <text:s/>dell:1 <text:s/>yw:1 <text:s/>bras:1 <text:s/>.:0</text:p>
      <text:p text:style-name="P3">Niver a sylabennow y'n linenn = 7</text:p>
      <text:p text:style-name="P3">an marTHUSyon dell YW BRAS</text:p>
      <text:p text:style-name="P3"/>
      <text:p text:style-name="P3">My:1 <text:s/>a:1 <text:s/>vynn:1 <text:s/>mos:1 <text:s/>alemma:3</text:p>
      <text:p text:style-name="P3">Niver a sylabennow y'n linenn = 7</text:p>
      <text:p text:style-name="P3">MY a VYNN MOS aLEMma</text:p>
      <text:p text:style-name="P3"/>
      <text:p text:style-name="P3">yn:1 <text:s/>hanow:2 <text:s/>Dyw:1 <text:s/>a-wartha:3 <text:s/>,:0</text:p>
      <text:p text:style-name="P3">Niver a sylabennow y'n linenn = 7</text:p>
      <text:p text:style-name="P3">YN HAnow DYW a-WARtha</text:p>
      <text:p text:style-name="P3"/>
      <text:p text:style-name="P3">dhe:1 <text:s/>dre:1 <text:s/>dhe:1 <text:s/>Adam:2 <text:s/>ow:1 <text:s/>thas:1 <text:s/>.:0</text:p>
      <text:p text:style-name="P3">Niver a sylabennow y'n linenn = 7</text:p>
      <text:p text:style-name="P3">dhe DRE dhe Adam ow TH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owena:3 <text:s/>dhy'hwi:2 <text:s/>ow:1 <text:s/>thas:1 <text:s/>!:0</text:p>
      <text:p text:style-name="P3">Niver a sylabennow y'n linenn = 7</text:p>
      <text:p text:style-name="P3">loWEna DHY'hwi ow THAS</text:p>
      <text:p text:style-name="P3"/>
      <text:p text:style-name="P3">Devedhys:3 <text:s/>a:1 <text:s/>baradhis:3</text:p>
      <text:p text:style-name="P3">Niver a sylabennow y'n linenn = 7</text:p>
      <text:p text:style-name="P3"><text:soft-page-break/>deVEdhys a baRAdhis</text:p>
      <text:p text:style-name="P3"/>
      <text:p text:style-name="P3">yth:1 <text:s/>ov:1 <text:s/>lemmyn:2 <text:s/>,:0 <text:s/>dhe:1 <text:s/>Dhyw:1 <text:s/>gras:1 <text:s/>.:0</text:p>
      <text:p text:style-name="P3">Niver a sylabennow y'n linenn = 7</text:p>
      <text:p text:style-name="P3">yth OV LEMmyn <text:s/>dhe DHYW GRAS</text:p>
      <text:p text:style-name="P3"/>
      <text:p text:style-name="P3">Ow:1 <text:s/>negysyow:3 <text:s/>yth:1 <text:s/>yw:1 <text:s/>gwrys:1 <text:s/>,:0</text:p>
      <text:p text:style-name="P3">Niver a sylabennow y'n linenn = 7</text:p>
      <text:p text:style-name="P3">ow neGYSyow yth YW GWRYS</text:p>
      <text:p text:style-name="P3"/>
      <text:p text:style-name="P3">par:1 <text:s/>dell:1 <text:s/>wrussowgh:2 <text:s/>dhymm:1 <text:s/>or'na:2</text:p>
      <text:p text:style-name="P3">Niver a sylabennow y'n linenn = 7</text:p>
      <text:p text:style-name="P3">PAR dell WRUSsowgh DHYMM OR'n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Wolkomm:2 <text:s/>os:1 <text:s/>,:0 <text:s/>Seth:1 <text:s/>,:0 <text:s/>genev:2 <text:s/>vy:1 <text:s/>.:0</text:p>
      <text:p text:style-name="P3">Niver a sylabennow y'n linenn = 7</text:p>
      <text:p text:style-name="P3">WOLkomm OS <text:s/>SETH <text:s/>GEnev vy</text:p>
      <text:p text:style-name="P3"/>
      <text:p text:style-name="P3">Pana:2 <text:s/>nowedhys:3 <text:s/>eus:1 <text:s/>genes:2 <text:s/>?:0</text:p>
      <text:p text:style-name="P3">Niver a sylabennow y'n linenn = 8</text:p>
      <text:p text:style-name="P3">PAna noWEdhys EUS GEnes</text:p>
      <text:p text:style-name="P3"/>
      <text:p text:style-name="P3">Mars:1 <text:s/>yw:1 <text:s/>an:1 <text:s/>Oyl:1 <text:s/>a:1 <text:s/>Versi:2</text:p>
      <text:p text:style-name="P3">Niver a sylabennow y'n linenn = 7</text:p>
      <text:p text:style-name="P3">mars YW an OYL a VERsi</text:p>
      <text:p text:style-name="P3"/>
      <text:p text:style-name="P3">dres:1 <text:s/>genes:2 <text:s/>omma:2 <text:s/>dhe'th:1 <text:s/>tas:1</text:p>
      <text:p text:style-name="P3">Niver a sylabennow y'n linenn = 7</text:p>
      <text:p text:style-name="P3">DRES GEnes OMma DHE'TH TAS</text:p>
      <text:p text:style-name="P3"/>
      <text:p text:style-name="P3">pur:1 <text:s/>lowen:2 <text:s/>my:1 <text:s/>a:1 <text:s/>via:2 <text:s/>.:0</text:p>
      <text:p text:style-name="P3">Niver a sylabennow y'n linenn = 7</text:p>
      <text:p text:style-name="P3">PUR LOwen MY a VIa</text:p>
      <text:p text:style-name="P3"/>
      <text:p text:style-name="P3"/>
      <text:p text:style-name="P3"/>
      <text:p text:style-name="P3"/>
      <text:p text:style-name="P3"/>
      <text:p text:style-name="P3">Nag:1 <text:s/>yw:1 <text:s/>hwath:1 <text:s/>,:0 <text:s/>ow:1 <text:s/>thas:1 <text:s/>,:0 <text:s/>forsooth:3</text:p>
      <text:p text:style-name="P3">.:0</text:p>
      <text:p text:style-name="P3"><text:soft-page-break/>Niver a sylabennow y'n linenn = 8</text:p>
      <text:p text:style-name="P3">nag YW HWATH <text:s/>ow THAS <text:s/>forSOoth</text:p>
      <text:p text:style-name="P3"/>
      <text:p text:style-name="P3">My:1 <text:s/>a:1 <text:s/>lever:2 <text:s/>dhywgh:1 <text:s/>,:0 <text:s/>dell:1 <text:s/>goedh:1 <text:s/>,:0</text:p>
      <text:p text:style-name="P3">Niver a sylabennow y'n linenn = 7</text:p>
      <text:p text:style-name="P3">MY a LEver DHYWGH <text:s/>dell GOEDH</text:p>
      <text:p text:style-name="P3"/>
      <text:p text:style-name="P3">an:1 <text:s/>gwiryonedh:3 <text:s/>a:1 <text:s/>bub:1 <text:s/>tra:1 <text:s/>.:0</text:p>
      <text:p text:style-name="P3">Niver a sylabennow y'n linenn = 7</text:p>
      <text:p text:style-name="P3">an gwirYOnedh a BUB TRA</text:p>
      <text:p text:style-name="P3"/>
      <text:p text:style-name="P3">Pan:1 <text:s/>dheffo:2 <text:s/>an:1 <text:s/>termyn:2 <text:s/>playn:1</text:p>
      <text:p text:style-name="P3">Niver a sylabennow y'n linenn = 7</text:p>
      <text:p text:style-name="P3">pan DHEFfo an TERmyn PLAYN</text:p>
      <text:p text:style-name="P3"/>
      <text:p text:style-name="P3">a:1 <text:s/>bymp:1 <text:s/>mil:1 <text:s/>ha:1 <text:s/>pymp:1 <text:s/>kans:1 <text:s/>vlydhen:2 <text:s/>,:0</text:p>
      <text:p text:style-name="P3">Niver a sylabennow y'n linenn = 8</text:p>
      <text:p text:style-name="P3">a BYMP MIL ha PYMP KANS VLYdhen</text:p>
      <text:p text:style-name="P3"/>
      <text:p text:style-name="P3">an:1 <text:s/>Oyl:1 <text:s/>a:1 <text:s/>Versi:2 <text:s/>nena:2</text:p>
      <text:p text:style-name="P3">Niver a sylabennow y'n linenn = 7</text:p>
      <text:p text:style-name="P3">an OYL a VERsi NEna</text:p>
      <text:p text:style-name="P3"/>
      <text:p text:style-name="P3">a:1 <text:s/>vydh:1 <text:s/>kevys:2 <text:s/>.:0</text:p>
      <text:p text:style-name="P3">Niver a sylabennow y'n linenn = 4</text:p>
      <text:p text:style-name="P3">a VYDH KEvys</text:p>
      <text:p text:style-name="P3"/>
      <text:p text:style-name="P3">Yn:1 <text:s/>paradhis:3 <text:s/>y:1 <text:s/>hwelis:2</text:p>
      <text:p text:style-name="P3">Niver a sylabennow y'n linenn = 7</text:p>
      <text:p text:style-name="P3">YN paRAdhis y HWElis</text:p>
      <text:p text:style-name="P3"/>
      <text:p text:style-name="P3">dyffrans:2 <text:s/>marthusyon:3 <text:s/>,:0 <text:s/>heb:1 <text:s/>dout:1 <text:s/>;:0</text:p>
      <text:p text:style-name="P3">Niver a sylabennow y'n linenn = 7</text:p>
      <text:p text:style-name="P3">DYFfrans marTHUSyon <text:s/>HEB DOUT</text:p>
      <text:p text:style-name="P3"/>
      <text:p text:style-name="P3">speshyal:2 <text:s/>unn:1 <text:s/>wydhenn:2 <text:s/>loryus:2</text:p>
      <text:p text:style-name="P3">Niver a sylabennow y'n linenn = 7</text:p>
      <text:p text:style-name="P3">SPESHyal UNN WYdhenn LORyus</text:p>
      <text:p text:style-name="P3"/>
      <text:p text:style-name="P3">ow:1 <text:s/>hedhes:2 <text:s/>yn-bann:2 <text:s/>pur:1 <text:s/>stout:1</text:p>
      <text:p text:style-name="P3">Niver a sylabennow y'n linenn = 7</text:p>
      <text:p text:style-name="P3">ow HEdhes yn-BANN PUR STOUT</text:p>
      <text:p text:style-name="P3"/>
      <text:p text:style-name="P3">bys:1 <text:s/>yn:1 <text:s/>nev:1 <text:s/>,:0 <text:s/>sur:1 <text:s/>my:1 <text:s/>a:1 <text:s/>grys:1 <text:s/>,:0</text:p>
      <text:p text:style-name="P3">Niver a sylabennow y'n linenn = 7</text:p>
      <text:p text:style-name="P3">BYS YN NEV <text:s/>SUR MY a GRYS</text:p>
      <text:p text:style-name="P3"/>
      <text:p text:style-name="P3">ha'y:1 <text:s/>gwreydhyow:2 <text:s/>dhe'n:1 <text:s/>dor:1 <text:s/>isel:2</text:p>
      <text:p text:style-name="P3">Niver a sylabennow y'n linenn = 7</text:p>
      <text:p text:style-name="P3">HA'Y <text:s text:c="2"/>GWREYDHyow DHE'N <text:s text:c="2"/>DOR Isel</text:p>
      <text:p text:style-name="P3"/>
      <text:p text:style-name="P3">bys:1 <text:s/>yn:1 <text:s/>ifarn:2 <text:s/>ow:1 <text:s/>hedhes:2 <text:s/>,:0</text:p>
      <text:p text:style-name="P3"><text:soft-page-break/>Niver a sylabennow y'n linenn = 7</text:p>
      <text:p text:style-name="P3">BYS YN Ifarn ow HEdhes</text:p>
      <text:p text:style-name="P3"/>
      <text:p text:style-name="P3">hag:1 <text:s/>ena:2 <text:s/>,:0 <text:s/>pur:1 <text:s/>wir:1 <text:s/>heb:1 <text:s/>fall:1 <text:s/>,:0</text:p>
      <text:p text:style-name="P3">Niver a sylabennow y'n linenn = 7</text:p>
      <text:p text:style-name="P3">hag Ena <text:s/>PUR WIR HEB FALL</text:p>
      <text:p text:style-name="P3"/>
      <text:p text:style-name="P3">yth:1 <text:s/>esa:2 <text:s/>yn:1 <text:s/>trobel:2 <text:s/>bras:1</text:p>
      <text:p text:style-name="P3">Niver a sylabennow y'n linenn = 7</text:p>
      <text:p text:style-name="P3">yth Esa YN TRObel BRAS</text:p>
      <text:p text:style-name="P3"/>
      <text:p text:style-name="P3">ow:1 <text:s/>broder:2 <text:s/>Kaym:1 <text:s/>,:0 <text:s/>yn:1 <text:s/>paynys:2 <text:s/>.:0</text:p>
      <text:p text:style-name="P3">Niver a sylabennow y'n linenn = 7</text:p>
      <text:p text:style-name="P3">ow BROder KAYM <text:s/>YN PAYnys</text:p>
      <text:p text:style-name="P3"/>
      <text:p text:style-name="P3">Now:1 <text:s/>yn:1 <text:s/>topp:1 <text:s/>an:1 <text:s/>wydhenn:2 <text:s/>deg:1</text:p>
      <text:p text:style-name="P3">Niver a sylabennow y'n linenn = 7</text:p>
      <text:p text:style-name="P3">NOW YN TOPP an WYdhenn DEG</text:p>
      <text:p text:style-name="P3"/>
      <text:p text:style-name="P3">yth:1 <text:s/>esa:2 <text:s/>unn:1 <text:s/>virgin:2 <text:s/>hweg:1 <text:s/>,:0</text:p>
      <text:p text:style-name="P3">Niver a sylabennow y'n linenn = 7</text:p>
      <text:p text:style-name="P3">yth Esa UNN VIRgin HWEG</text:p>
      <text:p text:style-name="P3"/>
      <text:p text:style-name="P3">ha'y:1 <text:s/>flogh:1 <text:s/>,:0 <text:s/>pur:1 <text:s/>semli:2 <text:s/>maylyes:2</text:p>
      <text:p text:style-name="P3">Niver a sylabennow y'n linenn = 7</text:p>
      <text:p text:style-name="P3">HA'Y <text:s text:c="2"/>FLOGH <text:s/>PUR SEMli MAYLyes</text:p>
      <text:p text:style-name="P3"/>
      <text:p text:style-name="P3">yn:1 <text:s/>hy:1 <text:s/>diwvronn:2 <text:s/>,:0 <text:s/>wondrys:2 <text:s/>hwans:1 <text:s/>.:0</text:p>
      <text:p text:style-name="P3">Niver a sylabennow y'n linenn = 7</text:p>
      <text:p text:style-name="P3">YN hy diwvronn <text:s/>WONdrys HWANS</text:p>
      <text:p text:style-name="P3"/>
      <text:p text:style-name="P3"/>
      <text:p text:style-name="P3"/>
      <text:p text:style-name="P3"/>
      <text:p text:style-name="P3"/>
      <text:p text:style-name="P3">Gordhys:2 <text:s/>re:1 <text:s/>bo:1 <text:s/>Dyw:1 <text:s/>an:1 <text:s/>Tas:1 <text:s/>,:0</text:p>
      <text:p text:style-name="P3">Niver a sylabennow y'n linenn = 7</text:p>
      <text:p text:style-name="P3">GORdhys re bo DYW an TAS</text:p>
      <text:p text:style-name="P3"/>
      <text:p text:style-name="P3">ow:1 <text:s/>ri:1 <text:s/>dhymm:1 <text:s/>an:1 <text:s/>nowedhys:3 <text:s/>!:0</text:p>
      <text:p text:style-name="P3">Niver a sylabennow y'n linenn = 7</text:p>
      <text:p text:style-name="P3">ow RI DHYMM an noWEdhys</text:p>
      <text:p text:style-name="P3"/>
      <text:p text:style-name="P3">Sur:1 <text:s/>ny'm:1 <text:s/>beus:1 <text:s/>bys:1 <text:s/>vydh:1 <text:s/>mar:1 <text:s/>vras:1</text:p>
      <text:p text:style-name="P3">Niver a sylabennow y'n linenn = 7</text:p>
      <text:p text:style-name="P3">SUR NY'M <text:s/>BEUS BYS VYDH mar VRAS</text:p>
      <text:p text:style-name="P3"/>
      <text:p text:style-name="P3">nans:1 <text:s/>yw:1 <text:s/>termyn:2 <text:s/>tremenys:3</text:p>
      <text:p text:style-name="P3">Niver a sylabennow y'n linenn = 7</text:p>
      <text:p text:style-name="P3">NANS YW TERmyn treMEnys</text:p>
      <text:p text:style-name="P3"/>
      <text:p text:style-name="P3">a:1 <text:s/>vlydhynyow:3 <text:s/>moy:1 <text:s/>es:1 <text:s/>kans:1 <text:s/>.:0</text:p>
      <text:p text:style-name="P3"><text:soft-page-break/>Niver a sylabennow y'n linenn = 7</text:p>
      <text:p text:style-name="P3">a vlyDHYNyow MOY ES KANS</text:p>
      <text:p text:style-name="P3"/>
      <text:p text:style-name="P3"/>
      <text:p text:style-name="P3"/>
      <text:p text:style-name="P3"/>
      <text:p text:style-name="P3"/>
      <text:p text:style-name="P3">My:1 <text:s/>a:1 <text:s/>welas:2 <text:s/>gwydhenn:2 <text:s/>moy:1</text:p>
      <text:p text:style-name="P3">Niver a sylabennow y'n linenn = 7</text:p>
      <text:p text:style-name="P3">MY a WElas GWYdhenn MOY</text:p>
      <text:p text:style-name="P3"/>
      <text:p text:style-name="P3">ha:1 <text:s/>serpont:2 <text:s/>yn-bann:2 <text:s/>ynni:2 <text:s/>.:0</text:p>
      <text:p text:style-name="P3">Niver a sylabennow y'n linenn = 7</text:p>
      <text:p text:style-name="P3">ha SERpont yn-BANN YNni</text:p>
      <text:p text:style-name="P3"/>
      <text:p text:style-name="P3">Marow:2 <text:s/>sygh:1 <text:s/>hi:1 <text:s/>a:1 <text:s/>'valsa:2 <text:s/>.:0</text:p>
      <text:p text:style-name="P3">Niver a sylabennow y'n linenn = 7</text:p>
      <text:p text:style-name="P3">MArow SYGH HI a 'VALs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onna:2 <text:s/>o:1 <text:s/>drog:1 <text:s/>bryv:1 <text:s/>,:0 <text:s/>heb:1 <text:s/>namm:1 <text:s/>,:0</text:p>
      <text:p text:style-name="P3">Niver a sylabennow y'n linenn = 7</text:p>
      <text:p text:style-name="P3">HONna O DROG BRYV <text:s/>HEB NAMM</text:p>
      <text:p text:style-name="P3"/>
      <text:p text:style-name="P3">a:1 <text:s/>doellas:2 <text:s/>Eva:2 <text:s/>dha:1 <text:s/>vamm:1 <text:s/>.:0</text:p>
      <text:p text:style-name="P3">Niver a sylabennow y'n linenn = 7</text:p>
      <text:p text:style-name="P3">a DOEllas Eva dha VAMM</text:p>
      <text:p text:style-name="P3"/>
      <text:p text:style-name="P3">Der:1 <text:s/>henna:2 <text:s/>y:1 <text:s/>kellsyn:2 <text:s/>jam:1</text:p>
      <text:p text:style-name="P3">Niver a sylabennow y'n linenn = 7</text:p>
      <text:p text:style-name="P3">DER HENna y KELLsyn JAM</text:p>
      <text:p text:style-name="P3"/>
      <text:p text:style-name="P3">joys:1 <text:s/>paradhis:3 <text:s/>rag:1 <text:s/>nevra:2 <text:s/>.:0</text:p>
      <text:p text:style-name="P3">Niver a sylabennow y'n linenn = 7</text:p>
      <text:p text:style-name="P3">JOYS paRAdhis rag NEvra</text:p>
      <text:p text:style-name="P3"/>
      <text:p text:style-name="P3"/>
      <text:p text:style-name="P3"/>
      <text:p text:style-name="P3"/>
      <text:p text:style-name="P3"/>
      <text:p text:style-name="P3">Ottomma:3 <text:s/>teyr:1 <text:s/>sprusenn:2 <text:s/>,:0 <text:s/>dres:1</text:p>
      <text:p text:style-name="P3"><text:soft-page-break/>Niver a sylabennow y'n linenn = 7</text:p>
      <text:p text:style-name="P3">otTOMma TEYR SPRUsenn <text:s/>DRES</text:p>
      <text:p text:style-name="P3"/>
      <text:p text:style-name="P3">mes:1 <text:s/>a:1 <text:s/>baradhis:3 <text:s/>dhy'hwi:2 <text:s/>.:0</text:p>
      <text:p text:style-name="P3">Niver a sylabennow y'n linenn = 7</text:p>
      <text:p text:style-name="P3">mes a baRAdhis DHY'hwi</text:p>
      <text:p text:style-name="P3"/>
      <text:p text:style-name="P3">A:1 <text:s/>aval:2 <text:s/>y:1 <text:s/>fons:1 <text:s/>terrys:2</text:p>
      <text:p text:style-name="P3">Niver a sylabennow y'n linenn = 7</text:p>
      <text:p text:style-name="P3">a Aval y FONS TERrys</text:p>
      <text:p text:style-name="P3"/>
      <text:p text:style-name="P3">a:1 <text:s/>dheuth:1 <text:s/>a'n:1 <text:s/>wydhenn:2 <text:s/>,:0 <text:s/>devri:2 <text:s/>,:0</text:p>
      <text:p text:style-name="P3">Niver a sylabennow y'n linenn = 7</text:p>
      <text:p text:style-name="P3">a DHEUTH A'N <text:s text:c="2"/>WYdhenn <text:s/>deVRI</text:p>
      <text:p text:style-name="P3"/>
      <text:p text:style-name="P3">yw:1 <text:s/>henwys:2 <text:s/>Gwydhenn:2 <text:s/>a:1 <text:s/>Vywnans:2 <text:s/>.:0</text:p>
      <text:p text:style-name="P3">Niver a sylabennow y'n linenn = 8</text:p>
      <text:p text:style-name="P3">YW HENwys GWYdhenn a VYWnans</text:p>
      <text:p text:style-name="P3"/>
      <text:p text:style-name="P3">An:1 <text:s/>el:1 <text:s/>a:1 <text:s/>or'nas:2 <text:s/>dhymmo:2 <text:s/>,:0</text:p>
      <text:p text:style-name="P3">Niver a sylabennow y'n linenn = 7</text:p>
      <text:p text:style-name="P3">an EL a OR'nas DHYMmo</text:p>
      <text:p text:style-name="P3"/>
      <text:p text:style-name="P3">pan:1 <text:s/>vo:1 <text:s/>diwedh:2 <text:s/>dhe'th:1 <text:s/>tydhyow:2</text:p>
      <text:p text:style-name="P3">Niver a sylabennow y'n linenn = 7</text:p>
      <text:p text:style-name="P3">pan VO diwedh DHE'TH TYDHyow</text:p>
      <text:p text:style-name="P3"/>
      <text:p text:style-name="P3">ha'th:1 <text:s/>vos:1 <text:s/>gyllys:2 <text:s/>alemma:3 <text:s/>,:0</text:p>
      <text:p text:style-name="P3">Niver a sylabennow y'n linenn = 7</text:p>
      <text:p text:style-name="P3">HA'TH VOS GYllys aLEMma</text:p>
      <text:p text:style-name="P3"/>
      <text:p text:style-name="P3">gorra:2 <text:s/>sprusenn:2 <text:s/>y'th:1 <text:s/>hanow:2 <text:s/>,:0</text:p>
      <text:p text:style-name="P3">Niver a sylabennow y'n linenn = 7</text:p>
      <text:p text:style-name="P3">GORra SPRUsenn Y'TH HAnow</text:p>
      <text:p text:style-name="P3"/>
      <text:p text:style-name="P3">ha'n:1 <text:s/>dhiw:1 <text:s/>arall:2 <text:s/>pur:1 <text:s/>dhiblans:2</text:p>
      <text:p text:style-name="P3">Niver a sylabennow y'n linenn = 7</text:p>
      <text:p text:style-name="P3">HA'N <text:s text:c="2"/>DHIW Arall PUR DHIblans</text:p>
      <text:p text:style-name="P3"/>
      <text:p text:style-name="P3">yn:1 <text:s/>dha:1 <text:s/>dhewfrik:2 <text:s/>.:0</text:p>
      <text:p text:style-name="P3">Niver a sylabennow y'n linenn = 4</text:p>
      <text:p text:style-name="P3">YN dha DHEWfrik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es:1 <text:s/>a'n:1 <text:s/>sprus:1 <text:s/>y:1 <text:s/>fydh:1 <text:s/>tevys:2</text:p>
      <text:p text:style-name="P3"><text:soft-page-break/>Niver a sylabennow y'n linenn = 7</text:p>
      <text:p text:style-name="P3">mes A'N <text:s text:c="2"/>SPRUS y FYDH TEvys</text:p>
      <text:p text:style-name="P3"/>
      <text:p text:style-name="P3">gwydhenn:2 <text:s/>a:1 <text:s/>vydh:1 <text:s/>pur:1 <text:s/>breshyous:2</text:p>
      <text:p text:style-name="P3">Niver a sylabennow y'n linenn = 7</text:p>
      <text:p text:style-name="P3">GWYdhenn a VYDH PUR BRESHyous</text:p>
      <text:p text:style-name="P3"/>
      <text:p text:style-name="P3">wosa:2 <text:s/>henna:2 <text:s/>,:0 <text:s/>marthys:2 <text:s/>teg:1</text:p>
      <text:p text:style-name="P3">Niver a sylabennow y'n linenn = 7</text:p>
      <text:p text:style-name="P3">WOsa HENna <text:s/>MARthys TEG</text:p>
      <text:p text:style-name="P3"/>
      <text:p text:style-name="P3">yn:1 <text:s/>pur:1 <text:s/>dhevri:2 <text:s/>.:0</text:p>
      <text:p text:style-name="P3">Niver a sylabennow y'n linenn = 4</text:p>
      <text:p text:style-name="P3">YN PUR dheVRI</text:p>
      <text:p text:style-name="P3"/>
      <text:p text:style-name="P3">Ha:1 <text:s/>pan:1 <text:s/>vo:1 <text:s/>hi:1 <text:s/>kowl:1 <text:s/>devys:2 <text:s/>,:0</text:p>
      <text:p text:style-name="P3">Niver a sylabennow y'n linenn = 7</text:p>
      <text:p text:style-name="P3">ha pan VO HI KOWL DEvys</text:p>
      <text:p text:style-name="P3"/>
      <text:p text:style-name="P3">hi:1 <text:s/>a:1 <text:s/>vydh:1 <text:s/>pub:1 <text:s/>eur:1 <text:s/>parys:2</text:p>
      <text:p text:style-name="P3">Niver a sylabennow y'n linenn = 7</text:p>
      <text:p text:style-name="P3">HI a VYDH PUB EUR PArys</text:p>
      <text:p text:style-name="P3"/>
      <text:p text:style-name="P3">dhe:1 <text:s/>dhoen:1 <text:s/>an:1 <text:s/>Oyl:1 <text:s/>a:1 <text:s/>Versi:2</text:p>
      <text:p text:style-name="P3">Niver a sylabennow y'n linenn = 7</text:p>
      <text:p text:style-name="P3">dhe DHOEN an OYL a VERsi</text:p>
      <text:p text:style-name="P3"/>
      <text:p text:style-name="P3"/>
      <text:p text:style-name="P3"/>
      <text:p text:style-name="P3"/>
      <text:p text:style-name="P3"/>
      <text:p text:style-name="P3">Meur:1 <text:s/>wordhyans:2 <text:s/>dhe'n:1 <text:s/>Drynses:2 <text:s/>Tas:1</text:p>
      <text:p text:style-name="P3">Niver a sylabennow y'n linenn = 7</text:p>
      <text:p text:style-name="P3">MEUR WORDHyans DHE'N <text:s text:c="2"/>DRYNses TAS</text:p>
      <text:p text:style-name="P3"/>
      <text:p text:style-name="P3">ow:1 <text:s/>krontya:2 <text:s/>dhymmo:2 <text:s/>selwyans:3 <text:s/>,:0</text:p>
      <text:p text:style-name="P3">Niver a sylabennow y'n linenn = 8</text:p>
      <text:p text:style-name="P3">ow KRONTya DHYMmo selWYans</text:p>
      <text:p text:style-name="P3"/>
      <text:p text:style-name="P3">wosa:2 <text:s/>hemma:2 <text:s/>kynth:1 <text:s/>yw:1 <text:s/>pell:1 <text:s/>.:0</text:p>
      <text:p text:style-name="P3">Niver a sylabennow y'n linenn = 7</text:p>
      <text:p text:style-name="P3">WOsa HEMma kynth YW PELL</text:p>
      <text:p text:style-name="P3"/>
      <text:p text:style-name="P3">Seth:1 <text:s/>ow:1 <text:s/>mab:1 <text:s/>,:0 <text:s/>goslow:2 <text:s/>dhymmo:2 <text:s/>,:0</text:p>
      <text:p text:style-name="P3">Niver a sylabennow y'n linenn = 7</text:p>
      <text:p text:style-name="P3">SETH ow MAB <text:s/>GOslow DHYMmo</text:p>
      <text:p text:style-name="P3"/>
      <text:p text:style-name="P3">ha:1 <text:s/>dha:1 <text:s/>jarjya:2 <text:s/>my:1 <text:s/>a:1 <text:s/>wra:1</text:p>
      <text:p text:style-name="P3">Niver a sylabennow y'n linenn = 7</text:p>
      <text:p text:style-name="P3">ha dha JARJya MY a WRA</text:p>
      <text:p text:style-name="P3"/>
      <text:p text:style-name="P3">yn-dann:2 <text:s/>ow:1 <text:s/>bennath:2 <text:s/>,:0 <text:s/>pur:1 <text:s/>lel:1 <text:s/>.:0</text:p>
      <text:p text:style-name="P3"><text:soft-page-break/>Niver a sylabennow y'n linenn = 7</text:p>
      <text:p text:style-name="P3">yn-DANN ow BENnath <text:s/>PUR LEL</text:p>
      <text:p text:style-name="P3"/>
      <text:p text:style-name="P3">Gwayt:1 <text:s/>an:1 <text:s/>Tas:1 <text:s/>a:1 <text:s/>Nev:1 <text:s/>gordhya:2 <text:s/>,:0</text:p>
      <text:p text:style-name="P3">Niver a sylabennow y'n linenn = 7</text:p>
      <text:p text:style-name="P3">GWAYT an TAS a NEV GORDHya</text:p>
      <text:p text:style-name="P3"/>
      <text:p text:style-name="P3">ha:1 <text:s/>pub:1 <text:s/>eur:1 <text:s/>orto:2 <text:s/>koela:2</text:p>
      <text:p text:style-name="P3">Niver a sylabennow y'n linenn = 7</text:p>
      <text:p text:style-name="P3">ha PUB EUR ORto KOEla</text:p>
      <text:p text:style-name="P3"/>
      <text:p text:style-name="P3">yn:1 <text:s/>pub:1 <text:s/>edhomm:2 <text:s/>y:1 <text:s/>fes-ta:2 <text:s/>.:0</text:p>
      <text:p text:style-name="P3">Niver a sylabennow y'n linenn = 7</text:p>
      <text:p text:style-name="P3">YN PUB Edhomm y FES-ta</text:p>
      <text:p text:style-name="P3"/>
      <text:p text:style-name="P3">Ev:1 <text:s/>a:1 <text:s/>wra:1 <text:s/>sur:1 <text:s/>dha:1 <text:s/>sokra:2 <text:s/>,:0</text:p>
      <text:p text:style-name="P3">Niver a sylabennow y'n linenn = 7</text:p>
      <text:p text:style-name="P3">EV a WRA SUR dha SOkra</text:p>
      <text:p text:style-name="P3"/>
      <text:p text:style-name="P3">hag:1 <text:s/>a:1 <text:s/>vynn:1 <text:s/>dha:1 <text:s/>ventena:3</text:p>
      <text:p text:style-name="P3">Niver a sylabennow y'n linenn = 7</text:p>
      <text:p text:style-name="P3">hag a VYNN dha venTEna</text:p>
      <text:p text:style-name="P3"/>
      <text:p text:style-name="P3">y'n:1 <text:s/>bys:1 <text:s/>ma:1 <text:s/>pell:1 <text:s/>dhe:1 <text:s/>vywa:2 <text:s/>.:0</text:p>
      <text:p text:style-name="P3">Niver a sylabennow y'n linenn = 7</text:p>
      <text:p text:style-name="P3">Y'N <text:s text:c="2"/>BYS ma PELL dhe VYwa</text:p>
      <text:p text:style-name="P3"/>
      <text:p text:style-name="P3">Ow:1 <text:s/>mab:1 <text:s/>,:0 <text:s/>merk:1 <text:s/>an:1 <text:s/>geryow:2 <text:s/>ma:1 <text:s/>.:0</text:p>
      <text:p text:style-name="P3">Niver a sylabennow y'n linenn = 7</text:p>
      <text:p text:style-name="P3">ow MAB <text:s/>MERK an GERyow ma</text:p>
      <text:p text:style-name="P3"/>
      <text:p text:style-name="P3"/>
      <text:p text:style-name="P3"/>
      <text:p text:style-name="P3"/>
      <text:p text:style-name="P3"/>
      <text:p text:style-name="P3">A:1 <text:s/>das:1 <text:s/>ker:1 <text:s/>,:0 <text:s/>meur:1 <text:s/>ras:1 <text:s/>dhy'hwi:2</text:p>
      <text:p text:style-name="P3">Niver a sylabennow y'n linenn = 7</text:p>
      <text:p text:style-name="P3">a DAS KER <text:s/>MEUR RAS DHY'hwi</text:p>
      <text:p text:style-name="P3"/>
      <text:p text:style-name="P3">a'gas:2 <text:s/>dyskans:2 <text:s/>da:1 <text:s/>pub:1 <text:s/>prys:1</text:p>
      <text:p text:style-name="P3">Niver a sylabennow y'n linenn = 7</text:p>
      <text:p text:style-name="P3">A'gas DYskans DA PUB PRYS</text:p>
      <text:p text:style-name="P3"/>
      <text:p text:style-name="P3">My:1 <text:s/>a:1 <text:s/>goedh:1 <text:s/>yn:1 <text:s/>pur:1 <text:s/>dhevri:2</text:p>
      <text:p text:style-name="P3">Niver a sylabennow y'n linenn = 7</text:p>
      <text:p text:style-name="P3">MY a GOEDH YN PUR dheVRI</text:p>
      <text:p text:style-name="P3"/>
      <text:p text:style-name="P3">gordhya:2 <text:s/>Dyw:1 <text:s/>an:1 <text:s/>lel:1 <text:s/>Drynses:2 <text:s/>,:0</text:p>
      <text:p text:style-name="P3">Niver a sylabennow y'n linenn = 7</text:p>
      <text:p text:style-name="P3">GORDHya DYW an LEL DRYNses</text:p>
      <text:p text:style-name="P3"/>
      <text:p text:style-name="P3">ha'n:1 <text:s/>Mab:1 <text:s/>gwella:2 <text:s/>,:0</text:p>
      <text:p text:style-name="P3"><text:soft-page-break/>Niver a sylabennow y'n linenn = 4</text:p>
      <text:p text:style-name="P3">HA'N <text:s text:c="2"/>MAB GWEll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a'n:1 <text:s/>Spyrys:2 <text:s/>Sans:1 <text:s/>,:0 <text:s/>aga:2 <text:s/>thri:1 <text:s/>.:0</text:p>
      <text:p text:style-name="P3">Niver a sylabennow y'n linenn = 7</text:p>
      <text:p text:style-name="P3">HA'N <text:s text:c="2"/>SPYrys SANS <text:s/>Aga THRI</text:p>
      <text:p text:style-name="P3"/>
      <text:p text:style-name="P3">Dell:1 <text:s/>yns:1 <text:s/>onan:2 <text:s/>,:0 <text:s/>my:1 <text:s/>a:1 <text:s/>grys:1</text:p>
      <text:p text:style-name="P3">Niver a sylabennow y'n linenn = 7</text:p>
      <text:p text:style-name="P3">dell YNS Onan <text:s/>MY a GRYS</text:p>
      <text:p text:style-name="P3"/>
      <text:p text:style-name="P3">tri:1 <text:s/>ferson:2 <text:s/>yns:1 <text:s/>,:0 <text:s/>pur:1 <text:s/>wordhi:2 <text:s/>,:0</text:p>
      <text:p text:style-name="P3">Niver a sylabennow y'n linenn = 7</text:p>
      <text:p text:style-name="P3">TRI FERson YNS <text:s/>PUR WORdhi</text:p>
      <text:p text:style-name="P3"/>
      <text:p text:style-name="P3">ow:1 <text:s/>kesreynya:3 <text:s/>yn:1 <text:s/>joyys:2</text:p>
      <text:p text:style-name="P3">Niver a sylabennow y'n linenn = 7</text:p>
      <text:p text:style-name="P3">ow kesREYNya YN JOyys</text:p>
      <text:p text:style-name="P3"/>
      <text:p text:style-name="P3">yn:1 <text:s/>Gwlas:1 <text:s/>Nev:1 <text:s/>eus:1 <text:s/>a-wartha:3 <text:s/>.:0</text:p>
      <text:p text:style-name="P3">Niver a sylabennow y'n linenn = 7</text:p>
      <text:p text:style-name="P3">YN GWLAS NEV EUS a-WARtha</text:p>
      <text:p text:style-name="P3"/>
      <text:p text:style-name="P3">ha:1 <text:s/>rakhenna:3 <text:s/>y:1 <text:s/>koedh:1 <text:s/>dhymmo:2</text:p>
      <text:p text:style-name="P3">Niver a sylabennow y'n linenn = 8</text:p>
      <text:p text:style-name="P3">ha rakHENna y KOEDH DHYMmo</text:p>
      <text:p text:style-name="P3"/>
      <text:p text:style-name="P3">gans:1 <text:s/>kolonn:2 <text:s/>bur:1 <text:s/>aga:2 <text:s/>gordhya:2 <text:s/>.:0</text:p>
      <text:p text:style-name="P3">Niver a sylabennow y'n linenn = 8</text:p>
      <text:p text:style-name="P3">GANS KOlonn BUR Aga GORDHy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Koth:1 <text:s/>ha:1 <text:s/>gwann:1 <text:s/>yth:1 <text:s/>ov:1 <text:s/>gyllys:2 <text:s/>.:0</text:p>
      <text:p text:style-name="P3"><text:soft-page-break/>Niver a sylabennow y'n linenn = 7</text:p>
      <text:p text:style-name="P3">KOTH ha GWANN yth OV GYllys</text:p>
      <text:p text:style-name="P3"/>
      <text:p text:style-name="P3">Ny'm:1 <text:s/>beus:1 <text:s/>bywa:2 <text:s/>na:1 <text:s/>fella:2 <text:s/>.:0</text:p>
      <text:p text:style-name="P3">Niver a sylabennow y'n linenn = 7</text:p>
      <text:p text:style-name="P3">NY'M <text:s/>BEUS BYwa na FElla</text:p>
      <text:p text:style-name="P3"/>
      <text:p text:style-name="P3">Ankow:2 <text:s/>yth:1 <text:s/>yw:1 <text:s/>devedhys:3 <text:s/>.:0</text:p>
      <text:p text:style-name="P3">Niver a sylabennow y'n linenn = 7</text:p>
      <text:p text:style-name="P3">ANkow yth YW deVEdhys</text:p>
      <text:p text:style-name="P3"/>
      <text:p text:style-name="P3">Ny:1 <text:s/>vynn:1 <text:s/>omma:2 <text:s/>ow:1 <text:s/>gasa:2</text:p>
      <text:p text:style-name="P3">Niver a sylabennow y'n linenn = 7</text:p>
      <text:p text:style-name="P3">ny VYNN OMma ow GAsa</text:p>
      <text:p text:style-name="P3"/>
      <text:p text:style-name="P3">dhe:1 <text:s/>vywa:2 <text:s/>omma:2 <text:s/>unn:1 <text:s/>spys:1 <text:s/>.:0</text:p>
      <text:p text:style-name="P3">Niver a sylabennow y'n linenn = 7</text:p>
      <text:p text:style-name="P3">dhe VYwa OMma UNN SPYS</text:p>
      <text:p text:style-name="P3"/>
      <text:p text:style-name="P3">My:1 <text:s/>a'n:1 <text:s/>gwel:1 <text:s/>prest:1 <text:s/>gans:1 <text:s/>gyw:1 <text:s/>,:0</text:p>
      <text:p text:style-name="P3">Niver a sylabennow y'n linenn = 6</text:p>
      <text:p text:style-name="P3">MY A'N <text:s text:c="2"/>GWEL PREST GANS GYW</text:p>
      <text:p text:style-name="P3"/>
      <text:p text:style-name="P3">parys:2 <text:s/>dhe'm:1 <text:s/>gwana:2 <text:s/>pub:1 <text:s/>tu:1 <text:s/>.:0</text:p>
      <text:p text:style-name="P3">Niver a sylabennow y'n linenn = 7</text:p>
      <text:p text:style-name="P3">PArys DHE'M <text:s/>GWAna PUB TU</text:p>
      <text:p text:style-name="P3"/>
      <text:p text:style-name="P3">Nyns:1 <text:s/>eus:1 <text:s/>skapya:2 <text:s/>dhe-vy:2 <text:s/>.:0</text:p>
      <text:p text:style-name="P3">Niver a sylabennow y'n linenn = 6</text:p>
      <text:p text:style-name="P3">nyns EUS SKAPya DHE-vy</text:p>
      <text:p text:style-name="P3"/>
      <text:p text:style-name="P3">A'n:1 <text:s/>prys:1 <text:s/>mall:1 <text:s/>yw:1 <text:s/>genev:2 <text:s/>.:0</text:p>
      <text:p text:style-name="P3">Niver a sylabennow y'n linenn = 6</text:p>
      <text:p text:style-name="P3">A'N <text:s text:c="2"/>PRYS MALL YW GEnev</text:p>
      <text:p text:style-name="P3"/>
      <text:p text:style-name="P3">My:1 <text:s/>a:1 <text:s/>servyas:2 <text:s/>pell:1 <text:s/>an:1 <text:s/>bys:1 <text:s/>,:0</text:p>
      <text:p text:style-name="P3">Niver a sylabennow y'n linenn = 7</text:p>
      <text:p text:style-name="P3">MY a SERVyas PELL an BYS</text:p>
      <text:p text:style-name="P3"/>
      <text:p text:style-name="P3">a-ban:2 <text:s/>veuma:2 <text:s/>kyns:1 <text:s/>formys:2 <text:s/>.:0</text:p>
      <text:p text:style-name="P3">Niver a sylabennow y'n linenn = 7</text:p>
      <text:p text:style-name="P3">A-ban VEUma KYNS FORmys</text:p>
      <text:p text:style-name="P3"/>
      <text:p text:style-name="P3">Naw:1 <text:s/>kans:1 <text:s/>bloedh:1 <text:s/>ov:1 <text:s/>,:0 <text:s/>my:1 <text:s/>a:1 <text:s/>grys:1 <text:s/>,:0</text:p>
      <text:p text:style-name="P3">Niver a sylabennow y'n linenn = 7</text:p>
      <text:p text:style-name="P3">NAW KANS BLOEDH OV <text:s/>MY a GRYS</text:p>
      <text:p text:style-name="P3"/>
      <text:p text:style-name="P3">ha:1 <text:s/>deg:1 <text:s/>warn:1 <text:s/>ugens:2 <text:s/>,:0 <text:s/>reknys:2 <text:s/>,:0</text:p>
      <text:p text:style-name="P3">Niver a sylabennow y'n linenn = 7</text:p>
      <text:p text:style-name="P3">ha DEG WARN Ugens <text:s/>REknys</text:p>
      <text:p text:style-name="P3"/>
      <text:p text:style-name="P3">mayth:1 <text:s/>yw:1 <text:s/>prys:1 <text:s/>mos:1 <text:s/>alemma:3 <text:s/>.:0</text:p>
      <text:p text:style-name="P3"><text:soft-page-break/>Niver a sylabennow y'n linenn = 7</text:p>
      <text:p text:style-name="P3">mayth YW PRYS MOS aLEMm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Fleghes:2 <text:s/>a'm:1 <text:s/>beus:1 <text:s/>dineythys:3</text:p>
      <text:p text:style-name="P3">Niver a sylabennow y'n linenn = 7</text:p>
      <text:p text:style-name="P3">FLEghes A'M <text:s/>BEUS diNEYthys</text:p>
      <text:p text:style-name="P3"/>
      <text:p text:style-name="P3">a:1 <text:s/>Eva:2 <text:s/>ow:1 <text:s/>fries:2 <text:s/>,:0 <text:s/>meur:1 <text:s/>,:0</text:p>
      <text:p text:style-name="P3">Niver a sylabennow y'n linenn = 7</text:p>
      <text:p text:style-name="P3">a Eva ow FRIes <text:s/>MEUR</text:p>
      <text:p text:style-name="P3"/>
      <text:p text:style-name="P3">dewdhek:2 <text:s/>warn:1 <text:s/>ugens:2 <text:s/>genys:2</text:p>
      <text:p text:style-name="P3">Niver a sylabennow y'n linenn = 7</text:p>
      <text:p text:style-name="P3">DEWdhek WARN Ugens GEnys</text:p>
      <text:p text:style-name="P3"/>
      <text:p text:style-name="P3">a:1 <text:s/>vebyon:2 <text:s/>,:0 <text:s/>hemma:2 <text:s/>yw:1 <text:s/>gwir:1 <text:s/>,:0</text:p>
      <text:p text:style-name="P3">Niver a sylabennow y'n linenn = 7</text:p>
      <text:p text:style-name="P3">a VEByon <text:s/>HEMma YW GWIR</text:p>
      <text:p text:style-name="P3"/>
      <text:p text:style-name="P3">heb:1 <text:s/>ow:1 <text:s/>mab:1 <text:s/>Kaym:1 <text:s/>,:0 <text:s/>hag:1 <text:s/>Abel:2 <text:s/>.:0</text:p>
      <text:p text:style-name="P3">Niver a sylabennow y'n linenn = 7</text:p>
      <text:p text:style-name="P3">HEB ow MAB KAYM <text:s/>hag Abel</text:p>
      <text:p text:style-name="P3"/>
      <text:p text:style-name="P3">Ynwedh:2 <text:s/>dewdhek:2 <text:s/>warn:1 <text:s/>ugens:2</text:p>
      <text:p text:style-name="P3">Niver a sylabennow y'n linenn = 7</text:p>
      <text:p text:style-name="P3">ynWEDH DEWdhek WARN Ugens</text:p>
      <text:p text:style-name="P3"/>
      <text:p text:style-name="P3">a:1 <text:s/>vyrghes:2 <text:s/>yn:1 <text:s/>pur:1 <text:s/>dhiblans:2</text:p>
      <text:p text:style-name="P3">Niver a sylabennow y'n linenn = 7</text:p>
      <text:p text:style-name="P3">a VYRghes YN PUR DHIblans</text:p>
      <text:p text:style-name="P3"/>
      <text:p text:style-name="P3">my:1 <text:s/>a'm:1 <text:s/>beu:1 <text:s/>,:0 <text:s/>heb:1 <text:s/>toell:1 <text:s/>na:1 <text:s/>gil:1 <text:s/>,:0</text:p>
      <text:p text:style-name="P3">Niver a sylabennow y'n linenn = 7</text:p>
      <text:p text:style-name="P3">MY A'M <text:s/>BEU <text:s/>HEB TOELL na GIL</text:p>
      <text:p text:style-name="P3"/>
      <text:p text:style-name="P3">a:1 <text:s/>dhallethvos:3 <text:s/>an:1 <text:s/>bys:1 <text:s/>ma:1 <text:s/>.:0</text:p>
      <text:p text:style-name="P3">Niver a sylabennow y'n linenn = 7</text:p>
      <text:p text:style-name="P3">a dhaLLETHvos an BYS ma</text:p>
      <text:p text:style-name="P3"/>
      <text:p text:style-name="P3">Ha'n:1 <text:s/>bys:1 <text:s/>yth:1 <text:s/>yw:1 <text:s/>ynkressys:3</text:p>
      <text:p text:style-name="P3">Niver a sylabennow y'n linenn = 7</text:p>
      <text:p text:style-name="P3">HA'N <text:s text:c="2"/>BYS yth YW ynKRESsys</text:p>
      <text:p text:style-name="P3"/>
      <text:p text:style-name="P3">dredhov:2 <text:s/>vy:1 <text:s/>hag:1 <text:s/>ow:1 <text:s/>fleghes:2</text:p>
      <text:p text:style-name="P3"><text:soft-page-break/>Niver a sylabennow y'n linenn = 7</text:p>
      <text:p text:style-name="P3">DREdhov vy hag ow FLEghes</text:p>
      <text:p text:style-name="P3"/>
      <text:p text:style-name="P3">heb:1 <text:s/>nomber:2 <text:s/>dhe:1 <text:s/>vos:1 <text:s/>komptys:2 <text:s/>.:0</text:p>
      <text:p text:style-name="P3">Niver a sylabennow y'n linenn = 7</text:p>
      <text:p text:style-name="P3">HEB NOMber dhe VOS KOMPtys</text:p>
      <text:p text:style-name="P3"/>
      <text:p text:style-name="P3">Dhe:1 <text:s/>Dhyw:1 <text:s/>y:1 <text:s/>hwonn:1 <text:s/>gras:1 <text:s/>ragdha:2 <text:s/>.:0</text:p>
      <text:p text:style-name="P3">Niver a sylabennow y'n linenn = 7</text:p>
      <text:p text:style-name="P3">dhe DHYW y HWONN GRAS RAGdha</text:p>
      <text:p text:style-name="P3"/>
      <text:p text:style-name="P3"/>
      <text:p text:style-name="P3"/>
      <text:p text:style-name="P3"/>
      <text:p text:style-name="P3"/>
      <text:p text:style-name="P3">Adam:2 <text:s/>,:0 <text:s/>gwra:1 <text:s/>dhymmo:2 <text:s/>parys:2 <text:s/>.:0</text:p>
      <text:p text:style-name="P3">Niver a sylabennow y'n linenn = 7</text:p>
      <text:p text:style-name="P3">Adam <text:s/>GWRA DHYMmo PArys</text:p>
      <text:p text:style-name="P3"/>
      <text:p text:style-name="P3">Ty:1 <text:s/>a'm:1 <text:s/>gwel:1 <text:s/>vy:1 <text:s/>devedhys:3</text:p>
      <text:p text:style-name="P3">Niver a sylabennow y'n linenn = 7</text:p>
      <text:p text:style-name="P3">TY A'M <text:s/>GWEL vy deVEdhys</text:p>
      <text:p text:style-name="P3"/>
      <text:p text:style-name="P3">dha:1 <text:s/>vywnans:2 <text:s/>gans:1 <text:s/>ow:1 <text:s/>spera:2</text:p>
      <text:p text:style-name="P3">Niver a sylabennow y'n linenn = 7</text:p>
      <text:p text:style-name="P3">dha VYWnans GANS ow SPEra</text:p>
      <text:p text:style-name="P3"/>
      <text:p text:style-name="P3">dhe:1 <text:s/>gemmeres:3 <text:s/>alemma:3 <text:s/>.:0</text:p>
      <text:p text:style-name="P3">Niver a sylabennow y'n linenn = 7</text:p>
      <text:p text:style-name="P3">dhe gemMEres aLEMma</text:p>
      <text:p text:style-name="P3"/>
      <text:p text:style-name="P3">Nyns:1 <text:s/>eus:1 <text:s/>gortos:2 <text:s/>na:1 <text:s/>fella:2 <text:s/>;:0</text:p>
      <text:p text:style-name="P3">Niver a sylabennow y'n linenn = 7</text:p>
      <text:p text:style-name="P3">nyns EUS GORtos na FElla</text:p>
      <text:p text:style-name="P3"/>
      <text:p text:style-name="P3">rakhenna:3 <text:s/>gwrav:1 <text:s/>dha:1 <text:s/>wana:2 <text:s/>,:0</text:p>
      <text:p text:style-name="P3">Niver a sylabennow y'n linenn = 7</text:p>
      <text:p text:style-name="P3">rakHENna GWRAV dha WAna</text:p>
      <text:p text:style-name="P3"/>
      <text:p text:style-name="P3">der:1 <text:s/>an:1 <text:s/>golonn:2 <text:s/>mayth:1 <text:s/>ello:2 <text:s/>.:0</text:p>
      <text:p text:style-name="P3">Niver a sylabennow y'n linenn = 7</text:p>
      <text:p text:style-name="P3">DER an GOlonn mayth Ell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Ankow:2 <text:s/>,:0 <text:s/>y:1 <text:s/>hwonn:1 <text:s/>dhis:1 <text:s/>meur:1 <text:s/>ras:1</text:p>
      <text:p text:style-name="P3">Niver a sylabennow y'n linenn = 7</text:p>
      <text:p text:style-name="P3">ANkow <text:s/>y HWONN DHIS MEUR RAS</text:p>
      <text:p text:style-name="P3"/>
      <text:p text:style-name="P3">ow:1 <text:s/>bywnans:2 <text:s/>dhe:1 <text:s/>gemmeres:3</text:p>
      <text:p text:style-name="P3">Niver a sylabennow y'n linenn = 7</text:p>
      <text:p text:style-name="P3">ow BYWnans dhe gemMEres</text:p>
      <text:p text:style-name="P3"/>
      <text:p text:style-name="P3">mes:1 <text:s/>a'n:1 <text:s/>bys:1 <text:s/>ma:1 <text:s/>,:0</text:p>
      <text:p text:style-name="P3">Niver a sylabennow y'n linenn = 4</text:p>
      <text:p text:style-name="P3">mes A'N <text:s text:c="2"/>BYS ma</text:p>
      <text:p text:style-name="P3"/>
      <text:p text:style-name="P3">rag:1 <text:s/>pur:1 <text:s/>skwith:1 <text:s/>ov:1 <text:s/>anodho:3 <text:s/>.:0</text:p>
      <text:p text:style-name="P3">Niver a sylabennow y'n linenn = 7</text:p>
      <text:p text:style-name="P3">rag PUR SKWITH OV aNOdho</text:p>
      <text:p text:style-name="P3"/>
      <text:p text:style-name="P3">Dhe:1 <text:s/>Dhyw:1 <text:s/>y:1 <text:s/>hwonn:1 <text:s/>gras:1 <text:s/>ragdho:2 <text:s/>.:0</text:p>
      <text:p text:style-name="P3">Niver a sylabennow y'n linenn = 7</text:p>
      <text:p text:style-name="P3">dhe DHYW y HWONN GRAS RAGdho</text:p>
      <text:p text:style-name="P3"/>
      <text:p text:style-name="P3">Gwynn:1 <text:s/>ow:1 <text:s/>bys:1 <text:s/>bos:1 <text:s/>dhymm:1 <text:s/>fethys:2</text:p>
      <text:p text:style-name="P3">Niver a sylabennow y'n linenn = 7</text:p>
      <text:p text:style-name="P3">GWYNN ow BYS BOS DHYMM FEthys</text:p>
      <text:p text:style-name="P3"/>
      <text:p text:style-name="P3">lavur:2 <text:s/>ha:1 <text:s/>dughan:2 <text:s/>an:1 <text:s/>bys:1 <text:s/>.:0</text:p>
      <text:p text:style-name="P3">Niver a sylabennow y'n linenn = 7</text:p>
      <text:p text:style-name="P3">LAvur ha DUghan an BYS</text:p>
      <text:p text:style-name="P3"/>
      <text:p text:style-name="P3">Pell:1 <text:s/>my:1 <text:s/>re'n:1 <text:s/>servyas:2 <text:s/>omma:2 <text:s/>.:0</text:p>
      <text:p text:style-name="P3">Niver a sylabennow y'n linenn = 7</text:p>
      <text:p text:style-name="P3">PELL MY RE'N <text:s text:c="2"/>SERVyas OMma</text:p>
      <text:p text:style-name="P3"/>
      <text:p text:style-name="P3">Ha:1 <text:s/>rakhenna:3 <text:s/>gwrav:1 <text:s/>kemmynna:3</text:p>
      <text:p text:style-name="P3">Niver a sylabennow y'n linenn = 8</text:p>
      <text:p text:style-name="P3">ha rakHENna GWRAV kemMYNna</text:p>
      <text:p text:style-name="P3"/>
      <text:p text:style-name="P3">dhe'n:1 <text:s/>lel:1 <text:s/>Drynses:2 <text:s/>ow:1 <text:s/>ena:2 <text:s/>.:0</text:p>
      <text:p text:style-name="P3">Niver a sylabennow y'n linenn = 7</text:p>
      <text:p text:style-name="P3">DHE'N <text:s text:c="2"/>LEL DRYNses ow Ena</text:p>
      <text:p text:style-name="P3"/>
      <text:p text:style-name="P3"/>
      <text:p text:style-name="P3"/>
      <text:p text:style-name="P3"/>
      <text:p text:style-name="P3"/>
      <text:p text:style-name="P3">Kowetha:3 <text:s/>,:0 <text:s/>bedhewgh:2 <text:s/>parys:2 <text:s/>,:0</text:p>
      <text:p text:style-name="P3">Niver a sylabennow y'n linenn = 7</text:p>
      <text:p text:style-name="P3">koWEtha <text:s/>BEdhewgh PArys</text:p>
      <text:p text:style-name="P3"/>
      <text:p text:style-name="P3">an:1 <text:s/>dhewolow:3 <text:s/>pub:1 <text:s/>onan:2 <text:s/>!:0</text:p>
      <text:p text:style-name="P3"><text:soft-page-break/>Niver a sylabennow y'n linenn = 7</text:p>
      <text:p text:style-name="P3">an dheWOlow PUB Onan</text:p>
      <text:p text:style-name="P3"/>
      <text:p text:style-name="P3">Ena:2 <text:s/>Adam:2 <text:s/>tremenys:3</text:p>
      <text:p text:style-name="P3">Niver a sylabennow y'n linenn = 7</text:p>
      <text:p text:style-name="P3">Ena Adam treMEnys</text:p>
      <text:p text:style-name="P3"/>
      <text:p text:style-name="P3">deun:1 <text:s/>dh'y:1 <text:s/>hedhes:2 <text:s/>dhe'n:1 <text:s/>gegin:2 <text:s/>,:0</text:p>
      <text:p text:style-name="P3">Niver a sylabennow y'n linenn = 7</text:p>
      <text:p text:style-name="P3">DEUN DH'Y <text:s text:c="2"/>HEdhes DHE'N <text:s text:c="2"/>GEgin</text:p>
      <text:p text:style-name="P3"/>
      <text:p text:style-name="P3">dhe'n:1 <text:s/>pytt:1 <text:s/>down:1 <text:s/>barth:1 <text:s/>a-woeles:3 <text:s/>.:0</text:p>
      <text:p text:style-name="P3">Niver a sylabennow y'n linenn = 7</text:p>
      <text:p text:style-name="P3">DHE'N <text:s text:c="2"/>PYTT DOWN BARTH a-WOEles</text:p>
      <text:p text:style-name="P3"/>
      <text:p text:style-name="P3"/>
      <text:p text:style-name="P3"/>
      <text:p text:style-name="P3"/>
      <text:p text:style-name="P3"/>
      <text:p text:style-name="P3">Na:1 <text:s/>,:0 <text:s/>na:1 <text:s/>,:0 <text:s/>ny:1 <text:s/>wredh:1 <text:s/>yndella:3 <text:s/>!:0</text:p>
      <text:p text:style-name="P3">Niver a sylabennow y'n linenn = 7</text:p>
      <text:p text:style-name="P3">na <text:s/>na <text:s/>ny WREDH ynDElla</text:p>
      <text:p text:style-name="P3"/>
      <text:p text:style-name="P3">Yma:2 <text:s/>ken:1 <text:s/>or'nys:2 <text:s/>ragdho:2 <text:s/>.:0</text:p>
      <text:p text:style-name="P3">Niver a sylabennow y'n linenn = 7</text:p>
      <text:p text:style-name="P3">yMA KEN OR'nys RAGdho</text:p>
      <text:p text:style-name="P3"/>
      <text:p text:style-name="P3">Yn:1 <text:s/>lymbo:2 <text:s/>barth:1 <text:s/>a-wartha:3</text:p>
      <text:p text:style-name="P3">Niver a sylabennow y'n linenn = 7</text:p>
      <text:p text:style-name="P3">YN LYMbo BARTH a-WARtha</text:p>
      <text:p text:style-name="P3"/>
      <text:p text:style-name="P3">ena:2 <text:s/>ev:1 <text:s/>a:1 <text:s/>wra:1 <text:s/>triga:2 <text:s/>,:0</text:p>
      <text:p text:style-name="P3">Niver a sylabennow y'n linenn = 7</text:p>
      <text:p text:style-name="P3">Ena EV a WRA TRIga</text:p>
      <text:p text:style-name="P3"/>
      <text:p text:style-name="P3">dell:1 <text:s/>yw:1 <text:s/>or'nys:2 <text:s/>gans:1 <text:s/>an:1 <text:s/>Tas:1 <text:s/>.:0</text:p>
      <text:p text:style-name="P3">Niver a sylabennow y'n linenn = 7</text:p>
      <text:p text:style-name="P3">dell YW OR'nys GANS an TAS</text:p>
      <text:p text:style-name="P3"/>
      <text:p text:style-name="P3">Ty:1 <text:s/>a:1 <text:s/>woer:1 <text:s/>yn:1 <text:s/>ifarnow:3</text:p>
      <text:p text:style-name="P3">Niver a sylabennow y'n linenn = 7</text:p>
      <text:p text:style-name="P3">TY a WOER YN iFARnow</text:p>
      <text:p text:style-name="P3"/>
      <text:p text:style-name="P3">yma:2 <text:s/>manshyons:3 <text:s/>,:0 <text:s/>heb:1 <text:s/>gow:1 <text:s/>,:0</text:p>
      <text:p text:style-name="P3">Niver a sylabennow y'n linenn = 7</text:p>
      <text:p text:style-name="P3">yMA manSHYons <text:s/>HEB GOW</text:p>
      <text:p text:style-name="P3"/>
      <text:p text:style-name="P3">neb:1 <text:s/>yma:2 <text:s/>an:1 <text:s/>dhewolow:3</text:p>
      <text:p text:style-name="P3">Niver a sylabennow y'n linenn = 7</text:p>
      <text:p text:style-name="P3">NEB yMA an dheWOlow</text:p>
      <text:p text:style-name="P3"/>
      <text:p text:style-name="P3">a:1 <text:s/>dheuth:1 <text:s/>mes:1 <text:s/>a:1 <text:s/>nev:1 <text:s/>golow:2</text:p>
      <text:p text:style-name="P3"><text:soft-page-break/>Niver a sylabennow y'n linenn = 7</text:p>
      <text:p text:style-name="P3">a DHEUTH mes a NEV GOlow</text:p>
      <text:p text:style-name="P3"/>
      <text:p text:style-name="P3">genev:2 <text:s/>vy:1 <text:s/>ow:1 <text:s/>toen:1 <text:s/>rewl:1 <text:s/>vras:1 <text:s/>.:0</text:p>
      <text:p text:style-name="P3">Niver a sylabennow y'n linenn = 7</text:p>
      <text:p text:style-name="P3">GEnev vy ow TOEN REWL VR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n:1 <text:s/>chorl:1 <text:s/>Adam:2 <text:s/>y:1 <text:s/>drigva:2</text:p>
      <text:p text:style-name="P3">Niver a sylabennow y'n linenn = 7</text:p>
      <text:p text:style-name="P3">an CHORL Adam y DRIGva</text:p>
      <text:p text:style-name="P3"/>
      <text:p text:style-name="P3">a:1 <text:s/>vydh:1 <text:s/>a-barth:2 <text:s/>a-wartha:3 <text:s/>,:0</text:p>
      <text:p text:style-name="P3">Niver a sylabennow y'n linenn = 7</text:p>
      <text:p text:style-name="P3">a VYDH A-barth a-WARtha</text:p>
      <text:p text:style-name="P3"/>
      <text:p text:style-name="P3">yn:1 <text:s/>onan:2 <text:s/>a'n:1 <text:s/>kloysters:2 <text:s/>na:1</text:p>
      <text:p text:style-name="P3">Niver a sylabennow y'n linenn = 7</text:p>
      <text:p text:style-name="P3">YN Onan A'N <text:s text:c="2"/>KLOYsters na</text:p>
      <text:p text:style-name="P3"/>
      <text:p text:style-name="P3">neb:1 <text:s/>na:1 <text:s/>vydh:1 <text:s/>tamm:1 <text:s/>lowena:3 <text:s/>,:0</text:p>
      <text:p text:style-name="P3">Niver a sylabennow y'n linenn = 7</text:p>
      <text:p text:style-name="P3">NEB na VYDH TAMM loWEna</text:p>
      <text:p text:style-name="P3"/>
      <text:p text:style-name="P3">mes:1 <text:s/>yn:1 <text:s/>tewolgow:3 <text:s/>bras:1 <text:s/>ena:2 <text:s/>,:0</text:p>
      <text:p text:style-name="P3">Niver a sylabennow y'n linenn = 8</text:p>
      <text:p text:style-name="P3">mes YN teWOLgow BRAS Ena</text:p>
      <text:p text:style-name="P3"/>
      <text:p text:style-name="P3">ow:1 <text:s/>kelli:2 <text:s/>presens:2 <text:s/>an:1 <text:s/>Tas:1 <text:s/>,:0</text:p>
      <text:p text:style-name="P3">Niver a sylabennow y'n linenn = 7</text:p>
      <text:p text:style-name="P3">ow KElli PREsens an TAS</text:p>
      <text:p text:style-name="P3"/>
      <text:p text:style-name="P3">ha'n:1 <text:s/>moyha:2 <text:s/>payn:1 <text:s/>a:1 <text:s/>vydha:2</text:p>
      <text:p text:style-name="P3">Niver a sylabennow y'n linenn = 7</text:p>
      <text:p text:style-name="P3">HA'N <text:s text:c="2"/>MOYha PAYN a VYdha</text:p>
      <text:p text:style-name="P3"/>
      <text:p text:style-name="P3">y:1 <text:s/>vab:1 <text:s/>Kaym:1 <text:s/>.:0 <text:s/>Yn:1 <text:s/>paynys:2 <text:s/>bras:1</text:p>
      <text:p text:style-name="P3">Niver a sylabennow y'n linenn = 7</text:p>
      <text:p text:style-name="P3">y VAB KAYM <text:s/>YN PAYnys BRAS</text:p>
      <text:p text:style-name="P3"/>
      <text:p text:style-name="P3">ev:1 <text:s/>a:1 <text:s/>drig:1 <text:s/>bys:1 <text:s/>vynytha:3 <text:s/>.:0</text:p>
      <text:p text:style-name="P3">Niver a sylabennow y'n linenn = 7</text:p>
      <text:p text:style-name="P3">EV a DRIG BYS vyNYtha</text:p>
      <text:p text:style-name="P3"/>
      <text:p text:style-name="P3">Yma:2 <text:s/>ev:1 <text:s/>barth:1 <text:s/>a-woeles:3</text:p>
      <text:p text:style-name="P3"><text:soft-page-break/>Niver a sylabennow y'n linenn = 7</text:p>
      <text:p text:style-name="P3">yMA EV BARTH a-WOEles</text:p>
      <text:p text:style-name="P3"/>
      <text:p text:style-name="P3">yn:1 <text:s/>pytt:1 <text:s/>down:1 <text:s/>ow:1 <text:s/>leskya:2 <text:s/>.:0</text:p>
      <text:p text:style-name="P3">Niver a sylabennow y'n linenn = 6</text:p>
      <text:p text:style-name="P3">YN PYTT DOWN ow LESKy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aga:2 <text:s/>na:1 <text:s/>vydh:1 <text:s/>an:1 <text:s/>chorl:1 <text:s/>Adam:2</text:p>
      <text:p text:style-name="P3">Niver a sylabennow y'n linenn = 8</text:p>
      <text:p text:style-name="P3">PRAga na VYDH an CHORL Adam</text:p>
      <text:p text:style-name="P3"/>
      <text:p text:style-name="P3">yn:1 <text:s/>kettella:3 <text:s/>tormentys:3 <text:s/>?:0</text:p>
      <text:p text:style-name="P3">Niver a sylabennow y'n linenn = 7</text:p>
      <text:p text:style-name="P3">YN ketTElla torMENtys</text:p>
      <text:p text:style-name="P3"/>
      <text:p text:style-name="P3">My:1 <text:s/>a:1 <text:s/>wra:1 <text:s/>dhe'n:1 <text:s/>horsen:2 <text:s/>kamm:1</text:p>
      <text:p text:style-name="P3">Niver a sylabennow y'n linenn = 7</text:p>
      <text:p text:style-name="P3">MY a WRA DHE'N <text:s text:c="2"/>HORsen KAMM</text:p>
      <text:p text:style-name="P3"/>
      <text:p text:style-name="P3">bos:1 <text:s/>kalessa:3 <text:s/>prisonys:3</text:p>
      <text:p text:style-name="P3">Niver a sylabennow y'n linenn = 7</text:p>
      <text:p text:style-name="P3">BOS kaLESsa priSOnys</text:p>
      <text:p text:style-name="P3"/>
      <text:p text:style-name="P3">mar:1 <text:s/>kallav:2 <text:s/>,:0 <text:s/>kyns:1 <text:s/>es:1 <text:s/>hedhi:2 <text:s/>,:0</text:p>
      <text:p text:style-name="P3">Niver a sylabennow y'n linenn = 7</text:p>
      <text:p text:style-name="P3">mar KAllav <text:s/>KYNS ES HEdhi</text:p>
      <text:p text:style-name="P3"/>
      <text:p text:style-name="P3">drefenn:2 <text:s/>terri:2 <text:s/>gorhemmynn:3 <text:s/>.:0</text:p>
      <text:p text:style-name="P3">Niver a sylabennow y'n linenn = 7</text:p>
      <text:p text:style-name="P3">DREfenn TERri gorHEMmynn</text:p>
      <text:p text:style-name="P3"/>
      <text:p text:style-name="P3"/>
      <text:p text:style-name="P3"/>
      <text:p text:style-name="P3"/>
      <text:p text:style-name="P3"/>
      <text:p text:style-name="P3">My:1 <text:s/>a:1 <text:s/>lever:2 <text:s/>dhis:1 <text:s/>an:1 <text:s/>kas:1 <text:s/>.:0</text:p>
      <text:p text:style-name="P3">Niver a sylabennow y'n linenn = 7</text:p>
      <text:p text:style-name="P3">MY a LEver DHIS an KAS</text:p>
      <text:p text:style-name="P3"/>
      <text:p text:style-name="P3">Kyn:1 <text:s/>hwrug:1 <text:s/>Adam:2 <text:s/>pegh:1 <text:s/>mar:1 <text:s/>vras:1 <text:s/>,:0</text:p>
      <text:p text:style-name="P3"><text:soft-page-break/>Niver a sylabennow y'n linenn = 7</text:p>
      <text:p text:style-name="P3">kyn HWRUG Adam PEGH mar VRAS</text:p>
      <text:p text:style-name="P3"/>
      <text:p text:style-name="P3">ev:1 <text:s/>a'n:1 <text:s/>jeva:2 <text:s/>edrek:2 <text:s/>tynn:1 <text:s/>,:0</text:p>
      <text:p text:style-name="P3">Niver a sylabennow y'n linenn = 7</text:p>
      <text:p text:style-name="P3">EV A'N <text:s text:c="2"/>JEva Edrek TYNN</text:p>
      <text:p text:style-name="P3"/>
      <text:p text:style-name="P3">ha:1 <text:s/>Dyw:1 <text:s/>dhodh:1 <text:s/>':0 <text:s/>ev:1 <text:s/>a:1 <text:s/>avas:2</text:p>
      <text:p text:style-name="P3">Niver a sylabennow y'n linenn = 7</text:p>
      <text:p text:style-name="P3">ha DYW DHODH <text:s/>EV a Avas</text:p>
      <text:p text:style-name="P3"/>
      <text:p text:style-name="P3">y:1 <text:s/>dhisplesour:3 <text:s/>ha'y:1 <text:s/>sorr:1 <text:s/>bras:1 <text:s/>,:0</text:p>
      <text:p text:style-name="P3">Niver a sylabennow y'n linenn = 7</text:p>
      <text:p text:style-name="P3">y dhiSPLEsour HA'Y <text:s text:c="2"/>SORR BRAS</text:p>
      <text:p text:style-name="P3"/>
      <text:p text:style-name="P3">hag:1 <text:s/>yndella:3 <text:s/>ny:1 <text:s/>wrug:1 <text:s/>Kaym:1 <text:s/>.:0</text:p>
      <text:p text:style-name="P3">Niver a sylabennow y'n linenn = 7</text:p>
      <text:p text:style-name="P3">hag ynDElla ny WRUG KAYM</text:p>
      <text:p text:style-name="P3"/>
      <text:p text:style-name="P3">Ev:1 <text:s/>a:1 <text:s/>ladhas:2 <text:s/>y:1 <text:s/>vroder:2</text:p>
      <text:p text:style-name="P3">Niver a sylabennow y'n linenn = 7</text:p>
      <text:p text:style-name="P3">EV a LAdhas y VROder</text:p>
      <text:p text:style-name="P3"/>
      <text:p text:style-name="P3">ny:1 <text:s/>gemmeras:3 <text:s/>edrek:2 <text:s/>vydh:1 <text:s/>,:0</text:p>
      <text:p text:style-name="P3">Niver a sylabennow y'n linenn = 7</text:p>
      <text:p text:style-name="P3">ny gemMEras Edrek VYDH</text:p>
      <text:p text:style-name="P3"/>
      <text:p text:style-name="P3">mes:1 <text:s/>y:1 <text:s/>rejoysyas:3 <text:s/>pur:1 <text:s/>veur:1 <text:s/>,:0</text:p>
      <text:p text:style-name="P3">Niver a sylabennow y'n linenn = 7</text:p>
      <text:p text:style-name="P3">mes y reJOYSyas PUR VEUR</text:p>
      <text:p text:style-name="P3"/>
      <text:p text:style-name="P3">hag:1 <text:s/>a:1 <text:s/>sorr:1 <text:s/>an:1 <text:s/>Tas:1 <text:s/>travydh:2</text:p>
      <text:p text:style-name="P3">Niver a sylabennow y'n linenn = 7</text:p>
      <text:p text:style-name="P3">hag a SORR an TAS TRAvydh</text:p>
      <text:p text:style-name="P3"/>
      <text:p text:style-name="P3">yn:1 <text:s/>sertan:2 <text:s/>ev:1 <text:s/>ny:1 <text:s/>synsis:2 <text:s/>.:0</text:p>
      <text:p text:style-name="P3">Niver a sylabennow y'n linenn = 7</text:p>
      <text:p text:style-name="P3">YN SERtan EV ny SYNsis</text:p>
      <text:p text:style-name="P3"/>
      <text:p text:style-name="P3">Rakhenna:3 <text:s/>bys:1 <text:s/>vynari:3</text:p>
      <text:p text:style-name="P3">Niver a sylabennow y'n linenn = 7</text:p>
      <text:p text:style-name="P3">rakHENna BYS vyNAri</text:p>
      <text:p text:style-name="P3"/>
      <text:p text:style-name="P3">ev:1 <text:s/>a:1 <text:s/>dryg:1 <text:s/>ena:2 <text:s/>devri:2</text:p>
      <text:p text:style-name="P3">Niver a sylabennow y'n linenn = 7</text:p>
      <text:p text:style-name="P3">EV a DRYG Ena deVRI</text:p>
      <text:p text:style-name="P3"/>
      <text:p text:style-name="P3">yn:1 <text:s/>paynys:2 <text:s/>bras:1 <text:s/>,:0 <text:s/>avel:2 <text:s/>ki:1 <text:s/>.:0</text:p>
      <text:p text:style-name="P3">Niver a sylabennow y'n linenn = 7</text:p>
      <text:p text:style-name="P3">YN PAYnys BRAS <text:s/>aVEL KI</text:p>
      <text:p text:style-name="P3"/>
      <text:p text:style-name="P3">Joy:1 <text:s/>nev:1 <text:s/>yw:1 <text:s/>dhodho:2 <text:s/>kellys:2 <text:s/>.:0</text:p>
      <text:p text:style-name="P3"><text:soft-page-break/>Niver a sylabennow y'n linenn = 7</text:p>
      <text:p text:style-name="P3">JOY NEV YW DHOdho KEllys</text:p>
      <text:p text:style-name="P3"/>
      <text:p text:style-name="P3">Eya:2 <text:s/>,:0 <text:s/>Kaym:1 <text:s/>ha'y:1 <text:s/>gowetha:3</text:p>
      <text:p text:style-name="P3">Niver a sylabennow y'n linenn = 7</text:p>
      <text:p text:style-name="P3">Eya <text:s/>KAYM HA'Y <text:s text:c="2"/>goWEtha</text:p>
      <text:p text:style-name="P3"/>
      <text:p text:style-name="P3">y'n:1 <text:s/>keth:1 <text:s/>ordyr:2 <text:s/>a:1 <text:s/>vywa:2</text:p>
      <text:p text:style-name="P3">Niver a sylabennow y'n linenn = 7</text:p>
      <text:p text:style-name="P3">Y'N <text:s text:c="2"/>KETH ORdyr a VYwa</text:p>
      <text:p text:style-name="P3"/>
      <text:p text:style-name="P3">an:1 <text:s/>plas:1 <text:s/>yw:1 <text:s/>or'nys:2 <text:s/>ragdha:2 <text:s/>,:0</text:p>
      <text:p text:style-name="P3">Niver a sylabennow y'n linenn = 7</text:p>
      <text:p text:style-name="P3">an PLAS YW OR'nys RAGdha</text:p>
      <text:p text:style-name="P3"/>
      <text:p text:style-name="P3">yn:1 <text:s/>ifarn:2 <text:s/>barth:1 <text:s/>a-woeles:3 <text:s/>.:0</text:p>
      <text:p text:style-name="P3">Niver a sylabennow y'n linenn = 7</text:p>
      <text:p text:style-name="P3">YN Ifarn BARTH a-WOEles</text:p>
      <text:p text:style-name="P3"/>
      <text:p text:style-name="P3">Hag:1 <text:s/>Adam:2 <text:s/>,:0 <text:s/>venjans:2 <text:s/>dhodho:2 <text:s/>,:0</text:p>
      <text:p text:style-name="P3">Niver a sylabennow y'n linenn = 7</text:p>
      <text:p text:style-name="P3">hag Adam <text:s/>VENjans DHOdho</text:p>
      <text:p text:style-name="P3"/>
      <text:p text:style-name="P3">lymbo:2 <text:s/>yw:1 <text:s/>or'nys:2 <text:s/>dhodho:2 <text:s/>.:0</text:p>
      <text:p text:style-name="P3">Niver a sylabennow y'n linenn = 7</text:p>
      <text:p text:style-name="P3">LYMbo YW OR'nys DHOdho</text:p>
      <text:p text:style-name="P3"/>
      <text:p text:style-name="P3">Ya:1 <text:s/>,:0 <text:s/>ragdho:2 <text:s/>ev:1 <text:s/>ha'y:1 <text:s/>gowetha:3</text:p>
      <text:p text:style-name="P3">Niver a sylabennow y'n linenn = 8</text:p>
      <text:p text:style-name="P3">YA <text:s/>RAGdho EV HA'Y <text:s text:c="2"/>goWEtha</text:p>
      <text:p text:style-name="P3"/>
      <text:p text:style-name="P3">ny:1 <text:s/>dastyons:2 <text:s/>an:1 <text:s/>payn:1 <text:s/>bras:1 <text:s/>.:0</text:p>
      <text:p text:style-name="P3">Niver a sylabennow y'n linenn = 6</text:p>
      <text:p text:style-name="P3">ny DASTyons an PAYN BRAS</text:p>
      <text:p text:style-name="P3"/>
      <text:p text:style-name="P3"/>
      <text:p text:style-name="P3"/>
      <text:p text:style-name="P3"/>
      <text:p text:style-name="P3"/>
      <text:p text:style-name="P3">Yth'oll:2 <text:s/>agan:2 <text:s/>viaj:2 <text:s/>ni:1 <text:s/>,:0</text:p>
      <text:p text:style-name="P3">Niver a sylabennow y'n linenn = 7</text:p>
      <text:p text:style-name="P3">Yth'oll Agan VIaj NI</text:p>
      <text:p text:style-name="P3"/>
      <text:p text:style-name="P3">re'n:1 <text:s/>jowl:1 <text:s/>bras:1 <text:s/>,:0 <text:s/>ny:1 <text:s/>dalvydh:2 <text:s/>oy:1 <text:s/>!:0</text:p>
      <text:p text:style-name="P3">Niver a sylabennow y'n linenn = 7</text:p>
      <text:p text:style-name="P3">RE'N <text:s text:c="2"/>JOWL BRAS <text:s/>ny DALvydh OY</text:p>
      <text:p text:style-name="P3"/>
      <text:p text:style-name="P3">Triges:2 <text:s/>an:1 <text:s/>chorl:1 <text:s/>neb:1 <text:s/>yma:2 <text:s/>.:0</text:p>
      <text:p text:style-name="P3">Niver a sylabennow y'n linenn = 7</text:p>
      <text:p text:style-name="P3">TRIges an CHORL NEB yMA</text:p>
      <text:p text:style-name="P3"/>
      <text:p text:style-name="P3">Deun:1 <text:s/>ni:1 <text:s/>warbarth:2 <text:s/>,:0 <text:s/>a:1 <text:s/>gowetha:3 <text:s/>,:0</text:p>
      <text:p text:style-name="P3"><text:soft-page-break/>Niver a sylabennow y'n linenn = 8</text:p>
      <text:p text:style-name="P3">DEUN NI warBARTH <text:s/>a goWEtha</text:p>
      <text:p text:style-name="P3"/>
      <text:p text:style-name="P3">dhe:1 <text:s/>ifarnow:3 <text:s/>alemma:3 <text:s/>,:0</text:p>
      <text:p text:style-name="P3">Niver a sylabennow y'n linenn = 7</text:p>
      <text:p text:style-name="P3">dhe iFARnow aLEMma</text:p>
      <text:p text:style-name="P3"/>
      <text:p text:style-name="P3">dhe'n:1 <text:s/>paynys:2 <text:s/>a:1 <text:s/>dhur:1 <text:s/>nevra:2 <text:s/>.:0</text:p>
      <text:p text:style-name="P3">Niver a sylabennow y'n linenn = 7</text:p>
      <text:p text:style-name="P3">DHE'N <text:s text:c="2"/>PAYnys a DHUR NEvr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:1 <text:s/>ena:2 <text:s/>Adam:2 <text:s/>dremas:2 <text:s/>,:0</text:p>
      <text:p text:style-name="P3">Niver a sylabennow y'n linenn = 7</text:p>
      <text:p text:style-name="P3">a Ena Adam dreMAS</text:p>
      <text:p text:style-name="P3"/>
      <text:p text:style-name="P3">deus:1 <text:s/>genev:2 <text:s/>dhe:1 <text:s/>ifarnow:3 <text:s/>.:0</text:p>
      <text:p text:style-name="P3">Niver a sylabennow y'n linenn = 7</text:p>
      <text:p text:style-name="P3">DEUS GEnev dhe iFARnow</text:p>
      <text:p text:style-name="P3"/>
      <text:p text:style-name="P3">Ena:2 <text:s/>or'nys:2 <text:s/>dhis:1 <text:s/>yw:1 <text:s/>plas:1</text:p>
      <text:p text:style-name="P3">Niver a sylabennow y'n linenn = 7</text:p>
      <text:p text:style-name="P3">Ena OR'nys DHIS YW PLAS</text:p>
      <text:p text:style-name="P3"/>
      <text:p text:style-name="P3">gans:1 <text:s/>an:1 <text:s/>Tas:1 <text:s/>,:0 <text:s/>dhiso:2 <text:s/>,:0 <text:s/>heb:1 <text:s/>gow:1 <text:s/>,:0</text:p>
      <text:p text:style-name="P3">Niver a sylabennow y'n linenn = 7</text:p>
      <text:p text:style-name="P3">GANS an TAS <text:s/>DHIso <text:s/>HEB GOW</text:p>
      <text:p text:style-name="P3"/>
      <text:p text:style-name="P3">dhe:1 <text:s/>remaynya:3 <text:s/>rag:1 <text:s/>seson:2 <text:s/>.:0</text:p>
      <text:p text:style-name="P3">Niver a sylabennow y'n linenn = 7</text:p>
      <text:p text:style-name="P3">dhe reMAYNya rag SEson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Pan:1 <text:s/>dheffo:2 <text:s/>an:1 <text:s/>Oyl:1 <text:s/>a:1 <text:s/>Versi:2 <text:s/>,:0</text:p>
      <text:p text:style-name="P3">Niver a sylabennow y'n linenn = 8</text:p>
      <text:p text:style-name="P3">pan DHEFfo an OYL a VERsi</text:p>
      <text:p text:style-name="P3"/>
      <text:p text:style-name="P3">ty:1 <text:s/>a:1 <text:s/>vydh:1 <text:s/>kyrghys:2 <text:s/>dhe'n:1 <text:s/>joy:1</text:p>
      <text:p text:style-name="P3">Niver a sylabennow y'n linenn = 7</text:p>
      <text:p text:style-name="P3">TY a VYDH KYRghys DHE'N <text:s text:c="2"/>JOY</text:p>
      <text:p text:style-name="P3"/>
      <text:p text:style-name="P3">dhe'n:1 <text:s/>nev:1 <text:s/>ughel:2 <text:s/>a-ughon:3 <text:s/>.:0</text:p>
      <text:p text:style-name="P3">Niver a sylabennow y'n linenn = 7</text:p>
      <text:p text:style-name="P3">DHE'N <text:s text:c="2"/>NEV Ughel a-Ugh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w:1 <text:s/>thas:1 <text:s/>pan:1 <text:s/>ywa:2 <text:s/>marow:2</text:p>
      <text:p text:style-name="P3">Niver a sylabennow y'n linenn = 7</text:p>
      <text:p text:style-name="P3">ow THAS pan Ywa MArow</text:p>
      <text:p text:style-name="P3"/>
      <text:p text:style-name="P3">my:1 <text:s/>a:1 <text:s/>vynn:1 <text:s/>y:1 <text:s/>ynkleudhyas:3 <text:s/>.:0</text:p>
      <text:p text:style-name="P3">Niver a sylabennow y'n linenn = 7</text:p>
      <text:p text:style-name="P3">MY a VYNN y ynKLEUDHyas</text:p>
      <text:p text:style-name="P3"/>
      <text:p text:style-name="P3">Deun:1 <text:s/>alemma:3 <text:s/>heb:1 <text:s/>falladow:3 <text:s/>;:0</text:p>
      <text:p text:style-name="P3">Niver a sylabennow y'n linenn = 8</text:p>
      <text:p text:style-name="P3">DEUN aLEMma HEB faLLAdow</text:p>
      <text:p text:style-name="P3"/>
      <text:p text:style-name="P3">gorryn:2 <text:s/>an:1 <text:s/>korf:1 <text:s/>y'n:1 <text:s/>gweres:2</text:p>
      <text:p text:style-name="P3">Niver a sylabennow y'n linenn = 7</text:p>
      <text:p text:style-name="P3">GORryn an KORF Y'N <text:s text:c="2"/>GWEres</text:p>
      <text:p text:style-name="P3"/>
      <text:p text:style-name="P3">gans:1 <text:s/>solempnyta:4 <text:s/>ha:1 <text:s/>kan:1 <text:s/>.:0</text:p>
      <text:p text:style-name="P3">Niver a sylabennow y'n linenn = 7</text:p>
      <text:p text:style-name="P3">GANS solempNYta ha KAN</text:p>
      <text:p text:style-name="P3"/>
      <text:p text:style-name="P3">Mes:1 <text:s/>a'n:1 <text:s/>dor:1 <text:s/>ev:1 <text:s/>a:1 <text:s/>veu:1 <text:s/>gwrys:1 <text:s/>,:0</text:p>
      <text:p text:style-name="P3">Niver a sylabennow y'n linenn = 7</text:p>
      <text:p text:style-name="P3">mes A'N <text:s text:c="2"/>DOR EV a VEU GWRYS</text:p>
      <text:p text:style-name="P3"/>
      <text:p text:style-name="P3">hag:1 <text:s/>arta:2 <text:s/>dhe'n:1 <text:s/>keth:1 <text:s/>gweres:2</text:p>
      <text:p text:style-name="P3">Niver a sylabennow y'n linenn = 7</text:p>
      <text:p text:style-name="P3">hag ARta DHE'N <text:s text:c="2"/>KETH GWEres</text:p>
      <text:p text:style-name="P3"/>
      <text:p text:style-name="P3">ev:1 <text:s/>a:1 <text:s/>vydh:1 <text:s/>treylyes:2 <text:s/>sertan:2 <text:s/>.:0</text:p>
      <text:p text:style-name="P3"><text:soft-page-break/>Niver a sylabennow y'n linenn = 7</text:p>
      <text:p text:style-name="P3">EV a VYDH TREYLyes SERtan</text:p>
      <text:p text:style-name="P3"/>
      <text:p text:style-name="P3">Ha:1 <text:s/>dell:1 <text:s/>veu:1 <text:s/>dhymm:1 <text:s/>kyns:1 <text:s/>or'nys:2 <text:s/>,:0</text:p>
      <text:p text:style-name="P3">Niver a sylabennow y'n linenn = 7</text:p>
      <text:p text:style-name="P3">ha dell VEU DHYMM KYNS OR'nys</text:p>
      <text:p text:style-name="P3"/>
      <text:p text:style-name="P3">an:1 <text:s/>deyr:1 <text:s/>sprusenn:2 <text:s/>yw:1 <text:s/>gorrys:2</text:p>
      <text:p text:style-name="P3">Niver a sylabennow y'n linenn = 7</text:p>
      <text:p text:style-name="P3">an DEYR SPRUsenn YW GORrys</text:p>
      <text:p text:style-name="P3"/>
      <text:p text:style-name="P3">yn:1 <text:s/>y:1 <text:s/>anow:2 <text:s/>ha'y:1 <text:s/>frigow:2 <text:s/>.:0</text:p>
      <text:p text:style-name="P3">Niver a sylabennow y'n linenn = 7</text:p>
      <text:p text:style-name="P3">YN y Anow HA'Y <text:s text:c="2"/>FRIgow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ell:1 <text:s/>o:1 <text:s/>ev:1 <text:s/>an:1 <text:s/>kynsa:2 <text:s/>den:1</text:p>
      <text:p text:style-name="P3">Niver a sylabennow y'n linenn = 7</text:p>
      <text:p text:style-name="P3">dell O EV an KYNsa DEN</text:p>
      <text:p text:style-name="P3"/>
      <text:p text:style-name="P3">a:1 <text:s/>veu:1 <text:s/>gans:1 <text:s/>an:1 <text:s/>Tas:1 <text:s/>formyes:2 <text:s/>,:0</text:p>
      <text:p text:style-name="P3">Niver a sylabennow y'n linenn = 7</text:p>
      <text:p text:style-name="P3">a VEU GANS an TAS FORMyes</text:p>
      <text:p text:style-name="P3"/>
      <text:p text:style-name="P3">y'n:1 <text:s/>bedh:1 <text:s/>otta:2 <text:s/>ev:1 <text:s/>lemmyn:2 <text:s/>.:0</text:p>
      <text:p text:style-name="P3">Niver a sylabennow y'n linenn = 7</text:p>
      <text:p text:style-name="P3">Y'N <text:s text:c="2"/>BEDH OTta EV LEMmyn</text:p>
      <text:p text:style-name="P3"/>
      <text:p text:style-name="P3">Dhe'n:1 <text:s/>Tas:1 <text:s/>Dyw:1 <text:s/>re:1 <text:s/>bo:1 <text:s/>grassyes:2</text:p>
      <text:p text:style-name="P3">Niver a sylabennow y'n linenn = 7</text:p>
      <text:p text:style-name="P3">DHE'N <text:s text:c="2"/>TAS DYW re bo GRASSyes</text:p>
      <text:p text:style-name="P3"/>
      <text:p text:style-name="P3">omma:2 <text:s/>rag:1 <text:s/>y:1 <text:s/>oberow:3 <text:s/>.:0</text:p>
      <text:p text:style-name="P3">Niver a sylabennow y'n linenn = 7</text:p>
      <text:p text:style-name="P3">OMma rag y oBErow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Enok:2 <text:s/>yth:1 <text:s/>yw:1 <text:s/>ow:1 <text:s/>hanow:2 <text:s/>,:0</text:p>
      <text:p text:style-name="P3">Niver a sylabennow y'n linenn = 7</text:p>
      <text:p text:style-name="P3">Enok yth YW ow HAnow</text:p>
      <text:p text:style-name="P3"/>
      <text:p text:style-name="P3">lel:1 <text:s/>servont:2 <text:s/>dhe'n:1 <text:s/>Trynses:2 <text:s/>Tas:1 <text:s/>.:0</text:p>
      <text:p text:style-name="P3">Niver a sylabennow y'n linenn = 7</text:p>
      <text:p text:style-name="P3">LEL SERvont DHE'N <text:s text:c="2"/>TRYNses TAS</text:p>
      <text:p text:style-name="P3"/>
      <text:p text:style-name="P3">Mab:1 <text:s/>Jared:2 <text:s/>yth:1 <text:s/>ov:1 <text:s/>,:0 <text:s/>heb:1 <text:s/>gow:1 <text:s/>.:0</text:p>
      <text:p text:style-name="P3">Niver a sylabennow y'n linenn = 7</text:p>
      <text:p text:style-name="P3">MAB JAred yth OV <text:s/>HEB GOW</text:p>
      <text:p text:style-name="P3"/>
      <text:p text:style-name="P3">Sevys:2 <text:s/>a:1 <text:s/>linyeth:2 <text:s/>pur:1 <text:s/>vras:1</text:p>
      <text:p text:style-name="P3">Niver a sylabennow y'n linenn = 7</text:p>
      <text:p text:style-name="P3">SEvys a LINyeth PUR VRAS</text:p>
      <text:p text:style-name="P3"/>
      <text:p text:style-name="P3">heb:1 <text:s/>dout:1 <text:s/>yth:1 <text:s/>ov:1 <text:s/>.:0</text:p>
      <text:p text:style-name="P3">Niver a sylabennow y'n linenn = 4</text:p>
      <text:p text:style-name="P3">HEB DOUT yth OV</text:p>
      <text:p text:style-name="P3"/>
      <text:p text:style-name="P3">Ha:1 <text:s/>,:0 <text:s/>pur:1 <text:s/>lel:1 <text:s/>,:0 <text:s/>an:1 <text:s/>seythves:2 <text:s/>degre:2</text:p>
      <text:p text:style-name="P3">Niver a sylabennow y'n linenn = 8</text:p>
      <text:p text:style-name="P3">ha <text:s/>PUR LEL <text:s/>an SEYTHves DEgre</text:p>
      <text:p text:style-name="P3"/>
      <text:p text:style-name="P3">dessendys:3 <text:s/>a:1 <text:s/>Adam:2 <text:s/>ov:1 <text:s/>.:0</text:p>
      <text:p text:style-name="P3">Niver a sylabennow y'n linenn = 7</text:p>
      <text:p text:style-name="P3">desSENdys a Adam OV</text:p>
      <text:p text:style-name="P3"/>
      <text:p text:style-name="P3">Yn:1 <text:s/>oes:1 <text:s/>my:1 <text:s/>yw:1 <text:s/>y'n:1 <text:s/>eur:1 <text:s/>ma:1</text:p>
      <text:p text:style-name="P3">Niver a sylabennow y'n linenn = 7</text:p>
      <text:p text:style-name="P3">YN OES MY YW Y'N <text:s text:c="2"/>EUR ma</text:p>
      <text:p text:style-name="P3"/>
      <text:p text:style-name="P3">tri:1 <text:s/>hans:1 <text:s/>tri:1 <text:s/>ugens:2 <text:s/>yn:1 <text:s/>prov:1 <text:s/>,:0</text:p>
      <text:p text:style-name="P3">Niver a sylabennow y'n linenn = 7</text:p>
      <text:p text:style-name="P3">TRI HANS TRI Ugens YN PROV</text:p>
      <text:p text:style-name="P3"/>
      <text:p text:style-name="P3">ha:1 <text:s/>hwath:1 <text:s/>pymp:1 <text:s/>moy:1 <text:s/>,:0 <text:s/>pan:1 <text:s/>eus:1 <text:s/>dhymm:1</text:p>
      <text:p text:style-name="P3">kov:1 <text:s/>,:0</text:p>
      <text:p text:style-name="P3">Niver a sylabennow y'n linenn = 8</text:p>
      <text:p text:style-name="P3">ha HWATH PYMP MOY <text:s/>pan EUS DHYMM KOV</text:p>
      <text:p text:style-name="P3"/>
      <text:p text:style-name="P3">y'n:1 <text:s/>jydh:1 <text:s/>hedhyw:2 <text:s/>.:0</text:p>
      <text:p text:style-name="P3">Niver a sylabennow y'n linenn = 4</text:p>
      <text:p text:style-name="P3">Y'N <text:s text:c="2"/>JYDH HEdhyw</text:p>
      <text:p text:style-name="P3"/>
      <text:p text:style-name="P3"><text:soft-page-break/>My:1 <text:s/>a:1 <text:s/>bys:1 <text:s/>dhe:1 <text:s/>wrier:2 <text:s/>nev:1</text:p>
      <text:p text:style-name="P3">Niver a sylabennow y'n linenn = 7</text:p>
      <text:p text:style-name="P3">MY a BYS dhe WRIer NEV</text:p>
      <text:p text:style-name="P3"/>
      <text:p text:style-name="P3">may:1 <text:s/>fen:1 <text:s/>pub:1 <text:s/>eur:1 <text:s/>plegadow:3</text:p>
      <text:p text:style-name="P3">Niver a sylabennow y'n linenn = 7</text:p>
      <text:p text:style-name="P3">may FEN PUB EUR pleGAdow</text:p>
      <text:p text:style-name="P3"/>
      <text:p text:style-name="P3">dhe:1 <text:s/>vones:2 <text:s/>y:1 <text:s/>servont:2 <text:s/>ev:1</text:p>
      <text:p text:style-name="P3">Niver a sylabennow y'n linenn = 7</text:p>
      <text:p text:style-name="P3">dhe VOnes y SERvont EV</text:p>
      <text:p text:style-name="P3"/>
      <text:p text:style-name="P3">y'n:1 <text:s/>bys:1 <text:s/>ma:1 <text:s/>heb:1 <text:s/>falladow:3</text:p>
      <text:p text:style-name="P3">Niver a sylabennow y'n linenn = 7</text:p>
      <text:p text:style-name="P3">Y'N <text:s text:c="2"/>BYS ma HEB faLLAdow</text:p>
      <text:p text:style-name="P3"/>
      <text:p text:style-name="P3">hedra:2 <text:s/>ven:1 <text:s/>byw:1 <text:s/>.:0</text:p>
      <text:p text:style-name="P3">Niver a sylabennow y'n linenn = 4</text:p>
      <text:p text:style-name="P3">HEdra VEN BYW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nok:2 <text:s/>,:0 <text:s/>my:1 <text:s/>a:1 <text:s/>lever:2 <text:s/>dhis:1</text:p>
      <text:p text:style-name="P3">Niver a sylabennow y'n linenn = 7</text:p>
      <text:p text:style-name="P3">Enok <text:s/>MY a LEver DHIS</text:p>
      <text:p text:style-name="P3"/>
      <text:p text:style-name="P3">ow:1 <text:s/>bodh:1 <text:s/>dhe:1 <text:s/>vos:1 <text:s/>yndellma:3 <text:s/>::0</text:p>
      <text:p text:style-name="P3">Niver a sylabennow y'n linenn = 7</text:p>
      <text:p text:style-name="P3">ow BODH dhe VOS ynDELLma</text:p>
      <text:p text:style-name="P3"/>
      <text:p text:style-name="P3">may:1 <text:s/>festa:2 <text:s/>kwykk:1 <text:s/>transformys:3 <text:s/>.:0</text:p>
      <text:p text:style-name="P3">Niver a sylabennow y'n linenn = 7</text:p>
      <text:p text:style-name="P3">may FEsta KWYKK transFORmys</text:p>
      <text:p text:style-name="P3"/>
      <text:p text:style-name="P3"><text:soft-page-break/>Dhe:1 <text:s/>baradhis:3 <text:s/>alemma:3</text:p>
      <text:p text:style-name="P3">Niver a sylabennow y'n linenn = 7</text:p>
      <text:p text:style-name="P3">dhe baRAdhis aLEMma</text:p>
      <text:p text:style-name="P3"/>
      <text:p text:style-name="P3">my:1 <text:s/>a:1 <text:s/>vynn:1 <text:s/>may:1 <text:s/>fes:1 <text:s/>uskis:2</text:p>
      <text:p text:style-name="P3">Niver a sylabennow y'n linenn = 7</text:p>
      <text:p text:style-name="P3">MY a VYNN may FES Uskis</text:p>
      <text:p text:style-name="P3"/>
      <text:p text:style-name="P3">hedhys:2 <text:s/>yn:1 <text:s/>korf:1 <text:s/>hag:1 <text:s/>ena:2 <text:s/>.:0</text:p>
      <text:p text:style-name="P3">Niver a sylabennow y'n linenn = 7</text:p>
      <text:p text:style-name="P3">HEdhys YN KORF hag Ena</text:p>
      <text:p text:style-name="P3"/>
      <text:p text:style-name="P3">Bydh:1 <text:s/>parys:2 <text:s/>y'n:1 <text:s/>termyn:2 <text:s/>ma:1 <text:s/>.:0</text:p>
      <text:p text:style-name="P3">Niver a sylabennow y'n linenn = 7</text:p>
      <text:p text:style-name="P3">BYDH PArys Y'N <text:s text:c="2"/>TERmyn ma</text:p>
      <text:p text:style-name="P3"/>
      <text:p text:style-name="P3">Hag:1 <text:s/>ena:2 <text:s/>y:1 <text:s/>hwres:1 <text:s/>gortos:2</text:p>
      <text:p text:style-name="P3">Niver a sylabennow y'n linenn = 7</text:p>
      <text:p text:style-name="P3">hag Ena y HWRES GORtos</text:p>
      <text:p text:style-name="P3"/>
      <text:p text:style-name="P3">ogas:2 <text:s/>dhe:1 <text:s/>worfenn:2 <text:s/>an:1 <text:s/>bys:1 <text:s/>.:0</text:p>
      <text:p text:style-name="P3">Niver a sylabennow y'n linenn = 7</text:p>
      <text:p text:style-name="P3">Ogas dhe WORfenn an BYS</text:p>
      <text:p text:style-name="P3"/>
      <text:p text:style-name="P3">An:1 <text:s/>mysteri:3 <text:s/>yth:1 <text:s/>yw:1 <text:s/>pur:1 <text:s/>vras:1 <text:s/>;:0</text:p>
      <text:p text:style-name="P3">Niver a sylabennow y'n linenn = 8</text:p>
      <text:p text:style-name="P3">an mySTEri yth YW PUR VRAS</text:p>
      <text:p text:style-name="P3"/>
      <text:p text:style-name="P3">genev:2 <text:s/>ny:1 <text:s/>vydh:1 <text:s/>disklosyes:3</text:p>
      <text:p text:style-name="P3">Niver a sylabennow y'n linenn = 7</text:p>
      <text:p text:style-name="P3">GEnev ny VYDH disKLOSyes</text:p>
      <text:p text:style-name="P3"/>
      <text:p text:style-name="P3">dhe:1 <text:s/>dhen:1 <text:s/>vydholl:2 <text:s/>y'n:1 <text:s/>bys:1 <text:s/>ma:1 <text:s/>.:0</text:p>
      <text:p text:style-name="P3">Niver a sylabennow y'n linenn = 7</text:p>
      <text:p text:style-name="P3">dhe DHEN VYdholl Y'N <text:s text:c="2"/>BYS m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Gordhyes:2 <text:s/>re:1 <text:s/>bo:1 <text:s/>Dyw:1 <text:s/>an:1 <text:s/>Tas:1 <text:s/>!:0</text:p>
      <text:p text:style-name="P3">Niver a sylabennow y'n linenn = 7</text:p>
      <text:p text:style-name="P3">GORDHyes re bo DYW an TAS</text:p>
      <text:p text:style-name="P3"/>
      <text:p text:style-name="P3">Dha:1 <text:s/>volonjedh:3 <text:s/>re:1 <text:s/>bo:1 <text:s/>gwrys:1 <text:s/>!:0</text:p>
      <text:p text:style-name="P3">Niver a sylabennow y'n linenn = 7</text:p>
      <text:p text:style-name="P3">dha voLONjedh re bo GWRYS</text:p>
      <text:p text:style-name="P3"/>
      <text:p text:style-name="P3">Hemma:2 <text:s/>yth:1 <text:s/>yw:1 <text:s/>marthusyon:3 <text:s/>bras:1 <text:s/>.:0</text:p>
      <text:p text:style-name="P3">Niver a sylabennow y'n linenn = 8</text:p>
      <text:p text:style-name="P3">HEMma yth YW marTHUSyon BRAS</text:p>
      <text:p text:style-name="P3"/>
      <text:p text:style-name="P3">Yth:1 <text:s/>esov:2 <text:s/>ow:1 <text:s/>pos:1 <text:s/>gorrys:2</text:p>
      <text:p text:style-name="P3">Niver a sylabennow y'n linenn = 7</text:p>
      <text:p text:style-name="P3">yth Esov ow POS GORrys</text:p>
      <text:p text:style-name="P3"/>
      <text:p text:style-name="P3">ny:1 <text:s/>wonn:1 <text:s/>py:1 <text:s/>le:1 <text:s/>!:0</text:p>
      <text:p text:style-name="P3">Niver a sylabennow y'n linenn = 4</text:p>
      <text:p text:style-name="P3">ny WONN PY LE</text:p>
      <text:p text:style-name="P3"/>
      <text:p text:style-name="P3">My:1 <text:s/>a:1 <text:s/>woer:1 <text:s/>hag:1 <text:s/>a:1 <text:s/>lel:1 <text:s/>grys:1</text:p>
      <text:p text:style-name="P3">Niver a sylabennow y'n linenn = 7</text:p>
      <text:p text:style-name="P3">MY a WOER hag a LEL GRYS</text:p>
      <text:p text:style-name="P3"/>
      <text:p text:style-name="P3">gwrians:2 <text:s/>Dyw:1 <text:s/>y:1 <text:s/>vos:1 <text:s/>hemma:2 <text:s/>.:0</text:p>
      <text:p text:style-name="P3">Niver a sylabennow y'n linenn = 7</text:p>
      <text:p text:style-name="P3">GWRIans DYW y VOS HEMma</text:p>
      <text:p text:style-name="P3"/>
      <text:p text:style-name="P3">Devedhys:3 <text:s/>dhe:1 <text:s/>baradhis:3</text:p>
      <text:p text:style-name="P3">Niver a sylabennow y'n linenn = 7</text:p>
      <text:p text:style-name="P3">deVEdhys dhe baRAdhis</text:p>
      <text:p text:style-name="P3"/>
      <text:p text:style-name="P3">my:1 <text:s/>a:1 <text:s/>woer:1 <text:s/>gwir:1 <text:s/>yth:1 <text:s/>oma:2 <text:s/>.:0</text:p>
      <text:p text:style-name="P3">Niver a sylabennow y'n linenn = 7</text:p>
      <text:p text:style-name="P3">MY a WOER GWIR yth Oma</text:p>
      <text:p text:style-name="P3"/>
      <text:p text:style-name="P3">Plas:1 <text:s/>delysyous:3 <text:s/>yw:1 <text:s/>hemma:2 <text:s/>.:0</text:p>
      <text:p text:style-name="P3">Niver a sylabennow y'n linenn = 7</text:p>
      <text:p text:style-name="P3">PLAS deLYSyous YW HEMma</text:p>
      <text:p text:style-name="P3"/>
      <text:p text:style-name="P3">Pellder:2 <text:s/>ynno:2 <text:s/>my:1 <text:s/>a:1 <text:s/>vyw:1 <text:s/>.:0</text:p>
      <text:p text:style-name="P3">Niver a sylabennow y'n linenn = 7</text:p>
      <text:p text:style-name="P3">PELLder YNno MY a VYW</text:p>
      <text:p text:style-name="P3"/>
      <text:p text:style-name="P3">Der:1 <text:s/>demptashyon:3 <text:s/>an:1 <text:s/>tebel:2</text:p>
      <text:p text:style-name="P3">Niver a sylabennow y'n linenn = 7</text:p>
      <text:p text:style-name="P3">DER dempTASHyon an TEbel</text:p>
      <text:p text:style-name="P3"/>
      <text:p text:style-name="P3">ow:1 <text:s/>hendas:2 <text:s/>Adam:2 <text:s/>,:0 <text:s/>pur:1 <text:s/>wir:1</text:p>
      <text:p text:style-name="P3">Niver a sylabennow y'n linenn = 7</text:p>
      <text:p text:style-name="P3">ow HENdas Adam <text:s/>PUR WIR</text:p>
      <text:p text:style-name="P3"/>
      <text:p text:style-name="P3"><text:soft-page-break/>ev:1 <text:s/>re:1 <text:s/>gollas:2 <text:s/>,:0 <text:s/>der:1 <text:s/>aval:2 <text:s/>,:0</text:p>
      <text:p text:style-name="P3">Niver a sylabennow y'n linenn = 7</text:p>
      <text:p text:style-name="P3">EV re GOllas <text:s/>DER Aval</text:p>
      <text:p text:style-name="P3"/>
      <text:p text:style-name="P3">an:1 <text:s/>plas:1 <text:s/>gloryus:2 <text:s/>pur:1 <text:s/>sur:1 <text:s/>,:0</text:p>
      <text:p text:style-name="P3">Niver a sylabennow y'n linenn = 6</text:p>
      <text:p text:style-name="P3">an PLAS GLORyus PUR SUR</text:p>
      <text:p text:style-name="P3"/>
      <text:p text:style-name="P3">mayth:1 <text:s/>yw:1 <text:s/>gwev:1 <text:s/>oll:1 <text:s/>dh'y:1 <text:s/>yssew:2 <text:s/>.:0</text:p>
      <text:p text:style-name="P3">Niver a sylabennow y'n linenn = 7</text:p>
      <text:p text:style-name="P3">mayth YW GWEV OLL DH'Y <text:s text:c="2"/>YSsew</text:p>
      <text:p text:style-name="P3"/>
      <text:p text:style-name="P3">Rakhenna:3 <text:s/>,:0 <text:s/>pobel:2 <text:s/>an:1 <text:s/>bys:1 <text:s/>,:0</text:p>
      <text:p text:style-name="P3">Niver a sylabennow y'n linenn = 7</text:p>
      <text:p text:style-name="P3">rakHENna <text:s/>PObel an BYS</text:p>
      <text:p text:style-name="P3"/>
      <text:p text:style-name="P3">na:1 <text:s/>wrewgh:1 <text:s/>terri:2 <text:s/>an:1 <text:s/>difenn:2</text:p>
      <text:p text:style-name="P3">Niver a sylabennow y'n linenn = 7</text:p>
      <text:p text:style-name="P3">na WREWGH TERri an difenn</text:p>
      <text:p text:style-name="P3"/>
      <text:p text:style-name="P3">a:1 <text:s/>vydh:1 <text:s/>gans:1 <text:s/>Dyw:1 <text:s/>dhywgh:1 <text:s/>or'nys:2 <text:s/>,:0</text:p>
      <text:p text:style-name="P3">Niver a sylabennow y'n linenn = 7</text:p>
      <text:p text:style-name="P3">a VYDH GANS DYW DHYWGH OR'nys</text:p>
      <text:p text:style-name="P3"/>
      <text:p text:style-name="P3">dout:1 <text:s/>dhe:1 <text:s/>gavoes:2 <text:s/>drog:1 <text:s/>worfenn:2</text:p>
      <text:p text:style-name="P3">Niver a sylabennow y'n linenn = 7</text:p>
      <text:p text:style-name="P3">DOUT dhe GAvoes DROG WORfenn</text:p>
      <text:p text:style-name="P3"/>
      <text:p text:style-name="P3">ha:1 <text:s/>meschyf:2 <text:s/>bras:1 <text:s/>war:1 <text:s/>bub:1 <text:s/>tu:1 <text:s/>.:0</text:p>
      <text:p text:style-name="P3">Niver a sylabennow y'n linenn = 7</text:p>
      <text:p text:style-name="P3">ha MESchyf BRAS WAR BUB TU</text:p>
      <text:p text:style-name="P3"/>
      <text:p text:style-name="P3">Mara:2 <text:s/>kwrewgh:1 <text:s/>orthiv:2 <text:s/>koela:2</text:p>
      <text:p text:style-name="P3">Niver a sylabennow y'n linenn = 7</text:p>
      <text:p text:style-name="P3">MAra KWREWGH ORthiv KOEla</text:p>
      <text:p text:style-name="P3"/>
      <text:p text:style-name="P3">hwi:1 <text:s/>a's:1 <text:s/>bydh:1 <text:s/>wosa:2 <text:s/>hemma:2</text:p>
      <text:p text:style-name="P3">Niver a sylabennow y'n linenn = 7</text:p>
      <text:p text:style-name="P3">HWI A'S <text:s/>BYDH WOsa HEMma</text:p>
      <text:p text:style-name="P3"/>
      <text:p text:style-name="P3">joyys:2 <text:s/>nev:1 <text:s/>yn:1 <text:s/>unn:1 <text:s/>rew:1 <text:s/>.:0</text:p>
      <text:p text:style-name="P3">Niver a sylabennow y'n linenn = 6</text:p>
      <text:p text:style-name="P3">JOyys NEV YN UNN REW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Kemmys:2 <text:s/>peghes:2 <text:s/>eus:1 <text:s/>y'n:1 <text:s/>bys:1</text:p>
      <text:p text:style-name="P3">Niver a sylabennow y'n linenn = 7</text:p>
      <text:p text:style-name="P3">KEMmys PEghes EUS Y'N <text:s text:c="2"/>BYS</text:p>
      <text:p text:style-name="P3"/>
      <text:p text:style-name="P3">gwrys:1 <text:s/>gans:1 <text:s/>tus:1 <text:s/>heb:1 <text:s/>amendya:3 <text:s/>,:0</text:p>
      <text:p text:style-name="P3">Niver a sylabennow y'n linenn = 7</text:p>
      <text:p text:style-name="P3">GWRYS GANS TUS HEB aMENDya</text:p>
      <text:p text:style-name="P3"/>
      <text:p text:style-name="P3">mayth:1 <text:s/>yw:1 <text:s/>Dyw:1 <text:s/>an:1 <text:s/>Tas:1 <text:s/>serrys:2</text:p>
      <text:p text:style-name="P3">Niver a sylabennow y'n linenn = 7</text:p>
      <text:p text:style-name="P3">mayth YW DYW an TAS SERrys</text:p>
      <text:p text:style-name="P3"/>
      <text:p text:style-name="P3">bythkweth:2 <text:s/>gul:1 <text:s/>mab-den:2 <text:s/>omma:2 <text:s/>.:0</text:p>
      <text:p text:style-name="P3">Niver a sylabennow y'n linenn = 7</text:p>
      <text:p text:style-name="P3">BYTHkweth GUL MAB-den OMma</text:p>
      <text:p text:style-name="P3"/>
      <text:p text:style-name="P3">Dystruksyon:4 <text:s/>yma:2 <text:s/>or'nys:2</text:p>
      <text:p text:style-name="P3">Niver a sylabennow y'n linenn = 8</text:p>
      <text:p text:style-name="P3">dystrukSYon yMA OR'nys</text:p>
      <text:p text:style-name="P3"/>
      <text:p text:style-name="P3">pur:1 <text:s/>sertan:2 <text:s/>war:1 <text:s/>oll:1 <text:s/>an:1 <text:s/>bys:1 <text:s/>,:0</text:p>
      <text:p text:style-name="P3">Niver a sylabennow y'n linenn = 7</text:p>
      <text:p text:style-name="P3">PUR SERtan WAR OLL an BYS</text:p>
      <text:p text:style-name="P3"/>
      <text:p text:style-name="P3">may:1 <text:s/>fydh:1 <text:s/>konsumys:3 <text:s/>pub:1 <text:s/>tra:1 <text:s/>.:0</text:p>
      <text:p text:style-name="P3">Niver a sylabennow y'n linenn = 7</text:p>
      <text:p text:style-name="P3">may FYDH konSUmys PUB TRA</text:p>
      <text:p text:style-name="P3"/>
      <text:p text:style-name="P3">Henna:2 <text:s/>yth:1 <text:s/>yw:1 <text:s/>konvedhys:3</text:p>
      <text:p text:style-name="P3">Niver a sylabennow y'n linenn = 7</text:p>
      <text:p text:style-name="P3">HENna yth YW konVEdhys</text:p>
      <text:p text:style-name="P3"/>
      <text:p text:style-name="P3">der:1 <text:s/>an:1 <text:s/>dyskans:2 <text:s/>eus:1 <text:s/>dhymmo:2 <text:s/>res:1</text:p>
      <text:p text:style-name="P3">Niver a sylabennow y'n linenn = 8</text:p>
      <text:p text:style-name="P3">DER an DYskans EUS DHYMmo RES</text:p>
      <text:p text:style-name="P3"/>
      <text:p text:style-name="P3">gans:1 <text:s/>an:1 <text:s/>Tas:1 <text:s/>eus:1 <text:s/>a-ughon:3 <text:s/>.:0</text:p>
      <text:p text:style-name="P3">Niver a sylabennow y'n linenn = 7</text:p>
      <text:p text:style-name="P3">GANS an TAS EUS a-Ughon</text:p>
      <text:p text:style-name="P3"/>
      <text:p text:style-name="P3"><text:soft-page-break/>An:1 <text:s/>planetys:3 <text:s/>eus:1 <text:s/>a-wartha:3 <text:s/>,:0</text:p>
      <text:p text:style-name="P3">Niver a sylabennow y'n linenn = 8</text:p>
      <text:p text:style-name="P3">an plaNEtys EUS a-WARtha</text:p>
      <text:p text:style-name="P3"/>
      <text:p text:style-name="P3">ha'n:1 <text:s/>ster:1 <text:s/>ynwedh:2 <text:s/>maga:2 <text:s/>ta:1 <text:s/>,:0</text:p>
      <text:p text:style-name="P3">Niver a sylabennow y'n linenn = 7</text:p>
      <text:p text:style-name="P3">HA'N <text:s text:c="2"/>STER ynWEDH MAga TA</text:p>
      <text:p text:style-name="P3"/>
      <text:p text:style-name="P3">ow:1 <text:s/>poyntya:2 <text:s/>'mons:1 <text:s/>pur:1 <text:s/>efan:2 <text:s/>.:0</text:p>
      <text:p text:style-name="P3">Niver a sylabennow y'n linenn = 7</text:p>
      <text:p text:style-name="P3">ow POYNTya 'MONS PUR Efa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n:1 <text:s/>howl:1 <text:s/>ha'n:1 <text:s/>loer:1 <text:s/>kekeffrys:3 <text:s/>,:0</text:p>
      <text:p text:style-name="P3">Niver a sylabennow y'n linenn = 7</text:p>
      <text:p text:style-name="P3">an HOWL HA'N <text:s text:c="2"/>LOER keKEFfrys</text:p>
      <text:p text:style-name="P3"/>
      <text:p text:style-name="P3">oll:1 <text:s/>warbarth:2 <text:s/>yw:1 <text:s/>konvedhys:3 <text:s/>,:0</text:p>
      <text:p text:style-name="P3">Niver a sylabennow y'n linenn = 7</text:p>
      <text:p text:style-name="P3">OLL warBARTH YW konVEdhys</text:p>
      <text:p text:style-name="P3"/>
      <text:p text:style-name="P3">dhe'n:1 <text:s/>porpos:2 <text:s/>na:1 <text:s/>'mons:1 <text:s/>ow:1 <text:s/>tos:1 <text:s/>.:0</text:p>
      <text:p text:style-name="P3">Niver a sylabennow y'n linenn = 7</text:p>
      <text:p text:style-name="P3">DHE'N <text:s text:c="2"/>PORpos na 'MONS ow TOS</text:p>
      <text:p text:style-name="P3"/>
      <text:p text:style-name="P3">Ha'n:1 <text:s/>dystruksyon:4 <text:s/>a:1 <text:s/>vydh:1 <text:s/>bras:1 <text:s/>,:0</text:p>
      <text:p text:style-name="P3">Niver a sylabennow y'n linenn = 8</text:p>
      <text:p text:style-name="P3">HA'N <text:s text:c="2"/>dystrukSYon a VYDH BRAS</text:p>
      <text:p text:style-name="P3"/>
      <text:p text:style-name="P3">may:1 <text:s/>fydh:1 <text:s/>an:1 <text:s/>bys:1 <text:s/>distruys:3</text:p>
      <text:p text:style-name="P3">Niver a sylabennow y'n linenn = 7</text:p>
      <text:p text:style-name="P3">may FYDH an BYS diSTRUys</text:p>
      <text:p text:style-name="P3"/>
      <text:p text:style-name="P3">der:1 <text:s/>livyow:2 <text:s/>a:1 <text:s/>dhowr:1 <text:s/>pur:1 <text:s/>vras:1 <text:s/>,:0</text:p>
      <text:p text:style-name="P3">Niver a sylabennow y'n linenn = 7</text:p>
      <text:p text:style-name="P3">DER LIVyow a DHOWR PUR VRAS</text:p>
      <text:p text:style-name="P3"/>
      <text:p text:style-name="P3">po:1 <text:s/>der:1 <text:s/>dan:1 <text:s/>y:1 <text:s/>fydh:1 <text:s/>leskys:2 <text:s/>.:0</text:p>
      <text:p text:style-name="P3">Niver a sylabennow y'n linenn = 7</text:p>
      <text:p text:style-name="P3">po DER DAN y FYDH LEskys</text:p>
      <text:p text:style-name="P3"/>
      <text:p text:style-name="P3">Krysewgh:2 <text:s/>dhymm:1 <text:s/>mars:1 <text:s/>owgh:1 <text:s/>hwi:1 <text:s/>fur:1 <text:s/>.:0</text:p>
      <text:p text:style-name="P3">Niver a sylabennow y'n linenn = 7</text:p>
      <text:p text:style-name="P3">KRYsewgh DHYMM mars OWGH HWI FUR</text:p>
      <text:p text:style-name="P3"/>
      <text:p text:style-name="P3"><text:soft-page-break/>Rakhenna:3 <text:s/>gwres:1 <text:s/>tus:1 <text:s/>doutya:2</text:p>
      <text:p text:style-name="P3">Niver a sylabennow y'n linenn = 7</text:p>
      <text:p text:style-name="P3">rakHENna GWRES TUS DOUTya</text:p>
      <text:p text:style-name="P3"/>
      <text:p text:style-name="P3">an:1 <text:s/>Tas:1 <text:s/>Dyw:1 <text:s/>dhe:1 <text:s/>offendya:3</text:p>
      <text:p text:style-name="P3">Niver a sylabennow y'n linenn = 7</text:p>
      <text:p text:style-name="P3">an TAS DYW dhe ofFENDya</text:p>
      <text:p text:style-name="P3"/>
      <text:p text:style-name="P3">der:1 <text:s/>neb:1 <text:s/>maner:2 <text:s/>for'y:2 <text:s/>'n:0 <text:s/>bys:1 <text:s/>.:0</text:p>
      <text:p text:style-name="P3">Niver a sylabennow y'n linenn = 7</text:p>
      <text:p text:style-name="P3">DER NEB MAner FOr'y <text:s text:c="4"/>BY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ag:1 <text:s/>voydya:2 <text:s/>an:1 <text:s/>peryll:2 <text:s/>na:1 <text:s/>,:0</text:p>
      <text:p text:style-name="P3">Niver a sylabennow y'n linenn = 7</text:p>
      <text:p text:style-name="P3">rag VOYDya an PEryll na</text:p>
      <text:p text:style-name="P3"/>
      <text:p text:style-name="P3">skrifys:2 <text:s/>yma:2 <text:s/>dhymm:1 <text:s/>pub:1 <text:s/>tra:1</text:p>
      <text:p text:style-name="P3">Niver a sylabennow y'n linenn = 7</text:p>
      <text:p text:style-name="P3">SKRIfys yMA DHYMM PUB TRA</text:p>
      <text:p text:style-name="P3"/>
      <text:p text:style-name="P3">a:1 <text:s/>dhallethvos:3 <text:s/>an:1 <text:s/>bys:1 <text:s/>ma:1 <text:s/>,:0</text:p>
      <text:p text:style-name="P3">Niver a sylabennow y'n linenn = 7</text:p>
      <text:p text:style-name="P3">a dhaLLETHvos an BYS ma</text:p>
      <text:p text:style-name="P3"/>
      <text:p text:style-name="P3">may:1 <text:s/>fova:2 <text:s/>lel:1 <text:s/>rekordys:3</text:p>
      <text:p text:style-name="P3">Niver a sylabennow y'n linenn = 7</text:p>
      <text:p text:style-name="P3">may FOva LEL reKORdys</text:p>
      <text:p text:style-name="P3"/>
      <text:p text:style-name="P3">a:1 <text:s/>vyns:1 <text:s/>tra:1 <text:s/>eus:1 <text:s/>ynno:2 <text:s/>gwrys:1 <text:s/>.:0</text:p>
      <text:p text:style-name="P3">Niver a sylabennow y'n linenn = 7</text:p>
      <text:p text:style-name="P3">a VYNS TRA EUS YNno GWRY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n:1 <text:s/>lyvrow:2 <text:s/>ottensi:3 <text:s/>omma:2 <text:s/>.:0</text:p>
      <text:p text:style-name="P3">Niver a sylabennow y'n linenn = 8</text:p>
      <text:p text:style-name="P3">an LYvrow otTENsi OMma</text:p>
      <text:p text:style-name="P3"/>
      <text:p text:style-name="P3"><text:soft-page-break/>Hwi:1 <text:s/>a's:1 <text:s/>gwel:1 <text:s/>,:0 <text:s/>wondrys:2 <text:s/>larjya:2 <text:s/>,:0</text:p>
      <text:p text:style-name="P3">Niver a sylabennow y'n linenn = 7</text:p>
      <text:p text:style-name="P3">HWI A'S <text:s/>GWEL <text:s/>WONdrys LARJya</text:p>
      <text:p text:style-name="P3"/>
      <text:p text:style-name="P3">ha:1 <text:s/>pub:1 <text:s/>tra:1 <text:s/>oll:1 <text:s/>y'n:1 <text:s/>bys:1 <text:s/>ma:1</text:p>
      <text:p text:style-name="P3">Niver a sylabennow y'n linenn = 7</text:p>
      <text:p text:style-name="P3">ha PUB TRA OLL Y'N <text:s text:c="2"/>BYS ma</text:p>
      <text:p text:style-name="P3"/>
      <text:p text:style-name="P3">skrifys:2 <text:s/>yma:2 <text:s/>yn:1 <text:s/>re:1 <text:s/>ma:1 <text:s/>,:0</text:p>
      <text:p text:style-name="P3">Niver a sylabennow y'n linenn = 7</text:p>
      <text:p text:style-name="P3">SKRIfys yMA YN re ma</text:p>
      <text:p text:style-name="P3"/>
      <text:p text:style-name="P3">dout:1 <text:s/>na:1 <text:s/>vons:1 <text:s/>i:1 <text:s/>ankevys:3 <text:s/>.:0</text:p>
      <text:p text:style-name="P3">Niver a sylabennow y'n linenn = 7</text:p>
      <text:p text:style-name="P3">DOUT na VONS I anKEvy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ew:1 <text:s/>bilar:2 <text:s/>mynnav:2 <text:s/>'poyntya:2</text:p>
      <text:p text:style-name="P3">Niver a sylabennow y'n linenn = 7</text:p>
      <text:p text:style-name="P3">DEW BIlar MYNnav 'POYNTya</text:p>
      <text:p text:style-name="P3"/>
      <text:p text:style-name="P3">rag:1 <text:s/>an:1 <text:s/>porpos:2 <text:s/>na:1 <text:s/>hware:2 <text:s/>.:0</text:p>
      <text:p text:style-name="P3">Niver a sylabennow y'n linenn = 7</text:p>
      <text:p text:style-name="P3">rag an PORpos na HWAre</text:p>
      <text:p text:style-name="P3"/>
      <text:p text:style-name="P3">Brykk:1 <text:s/>a:1 <text:s/>vydh:1 <text:s/>onan:2 <text:s/>anedha:3 <text:s/>,:0</text:p>
      <text:p text:style-name="P3">Niver a sylabennow y'n linenn = 8</text:p>
      <text:p text:style-name="P3">BRYKK a VYDH Onan aNEdha</text:p>
      <text:p text:style-name="P3"/>
      <text:p text:style-name="P3">ha:1 <text:s/>marbel:2 <text:s/>a:1 <text:s/>vydh:1 <text:s/>y:1 <text:s/>gila:2 <text:s/>.:0</text:p>
      <text:p text:style-name="P3">Niver a sylabennow y'n linenn = 8</text:p>
      <text:p text:style-name="P3">ha MARbel a VYDH y GIla</text:p>
      <text:p text:style-name="P3"/>
      <text:p text:style-name="P3">Rag:1 <text:s/>sawment:2 <text:s/>i:1 <text:s/>a:1 <text:s/>vydh:1 <text:s/>gwrys:1</text:p>
      <text:p text:style-name="P3">Niver a sylabennow y'n linenn = 7</text:p>
      <text:p text:style-name="P3">rag SAWment I a VYDH GWRYS</text:p>
      <text:p text:style-name="P3"/>
      <text:p text:style-name="P3">dhe'n:1 <text:s/>lyvrow:2 <text:s/>.:0</text:p>
      <text:p text:style-name="P3">Niver a sylabennow y'n linenn = 3</text:p>
      <text:p text:style-name="P3">DHE'N <text:s text:c="2"/>LYvrow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A'n:1 <text:s/>brykk:1 <text:s/>rag:1 <text:s/>na:1 <text:s/>vons:1 <text:s/>leskys:2</text:p>
      <text:p text:style-name="P3">Niver a sylabennow y'n linenn = 7</text:p>
      <text:p text:style-name="P3">A'N <text:s text:c="2"/>BRYKK rag na VONS LEskys</text:p>
      <text:p text:style-name="P3"/>
      <text:p text:style-name="P3">der:1 <text:s/>dan:1 <text:s/>vydh:1 <text:s/>,:0 <text:s/>henna:2 <text:s/>yw:1 <text:s/>gwrys:1 <text:s/>,:0</text:p>
      <text:p text:style-name="P3">Niver a sylabennow y'n linenn = 7</text:p>
      <text:p text:style-name="P3">DER DAN VYDH <text:s/>HENna YW GWRYS</text:p>
      <text:p text:style-name="P3"/>
      <text:p text:style-name="P3">ha'n:1 <text:s/>marbel:2 <text:s/>tamm:1 <text:s/>konsumys:3</text:p>
      <text:p text:style-name="P3">Niver a sylabennow y'n linenn = 7</text:p>
      <text:p text:style-name="P3">HA'N <text:s text:c="2"/>MARbel TAMM konSUmys</text:p>
      <text:p text:style-name="P3"/>
      <text:p text:style-name="P3">der:1 <text:s/>dhowr:1 <text:s/>ny:1 <text:s/>vydh:1 <text:s/>,:0 <text:s/>hemm:1 <text:s/>yw:1 <text:s/>gwrys:1</text:p>
      <text:p text:style-name="P3">,:0</text:p>
      <text:p text:style-name="P3">Niver a sylabennow y'n linenn = 7</text:p>
      <text:p text:style-name="P3">DER DHOWR ny VYDH <text:s/>HEMM YW GWRYS</text:p>
      <text:p text:style-name="P3"/>
      <text:p text:style-name="P3">drefenn:2 <text:s/>y:1 <text:s/>vos:1 <text:s/>men:1 <text:s/>garow:2 <text:s/>,:0</text:p>
      <text:p text:style-name="P3">Niver a sylabennow y'n linenn = 7</text:p>
      <text:p text:style-name="P3">DREfenn y VOS MEN GArow</text:p>
      <text:p text:style-name="P3"/>
      <text:p text:style-name="P3">wondrys:2 <text:s/>kales:2 <text:s/>.:0</text:p>
      <text:p text:style-name="P3">Niver a sylabennow y'n linenn = 4</text:p>
      <text:p text:style-name="P3">WONdrys KAles</text:p>
      <text:p text:style-name="P3"/>
      <text:p text:style-name="P3"/>
      <text:p text:style-name="P3"/>
      <text:p text:style-name="P3"/>
      <text:p text:style-name="P3"/>
      <text:p text:style-name="P3">An:1 <text:s/>pilars:2 <text:s/>yth:1 <text:s/>ons:1 <text:s/>parys:2 <text:s/>.:0</text:p>
      <text:p text:style-name="P3">Niver a sylabennow y'n linenn = 7</text:p>
      <text:p text:style-name="P3">an PIlars yth ONS PArys</text:p>
      <text:p text:style-name="P3"/>
      <text:p text:style-name="P3">Gorrewgh:2 <text:s/>ynna:2 <text:s/>an:1 <text:s/>lyvrow:2 <text:s/>.:0</text:p>
      <text:p text:style-name="P3">Niver a sylabennow y'n linenn = 7</text:p>
      <text:p text:style-name="P3">GORrewgh YNna an LYvrow</text:p>
      <text:p text:style-name="P3"/>
      <text:p text:style-name="P3">Nyns:1 <text:s/>eus:1 <text:s/>art:1 <text:s/>vydh:1 <text:s/>ankevys:3 <text:s/>,:0</text:p>
      <text:p text:style-name="P3">Niver a sylabennow y'n linenn = 7</text:p>
      <text:p text:style-name="P3">nyns EUS ART VYDH anKEvys</text:p>
      <text:p text:style-name="P3"/>
      <text:p text:style-name="P3">na:1 <text:s/>tra:1 <text:s/>arall:2 <text:s/>,:0 <text:s/>sur:1 <text:s/>heb:1 <text:s/>wow:1 <text:s/>,:0</text:p>
      <text:p text:style-name="P3">Niver a sylabennow y'n linenn = 7</text:p>
      <text:p text:style-name="P3">na TRA Arall <text:s/>SUR HEB WOW</text:p>
      <text:p text:style-name="P3"/>
      <text:p text:style-name="P3">mes:1 <text:s/>ynna:2 <text:s/>ymons:2 <text:s/>skrifys:2 <text:s/>.:0</text:p>
      <text:p text:style-name="P3">Niver a sylabennow y'n linenn = 7</text:p>
      <text:p text:style-name="P3">mes YNna yMONS SKRIfys</text:p>
      <text:p text:style-name="P3"><text:soft-page-break/></text:p>
      <text:p text:style-name="P3">A:1 <text:s/>bub:1 <text:s/>sort:1 <text:s/>oll:1 <text:s/>a:1 <text:s/>lyvrow:2</text:p>
      <text:p text:style-name="P3">Niver a sylabennow y'n linenn = 7</text:p>
      <text:p text:style-name="P3">a BUB SORT OLL a LYvrow</text:p>
      <text:p text:style-name="P3"/>
      <text:p text:style-name="P3">ekwal:2 <text:s/>ynno:2 <text:s/>yw:1 <text:s/>gorrys:2 <text:s/>.:0</text:p>
      <text:p text:style-name="P3">Niver a sylabennow y'n linenn = 7</text:p>
      <text:p text:style-name="P3">Ekwal YNno YW GORrys</text:p>
      <text:p text:style-name="P3"/>
      <text:p text:style-name="P3">Kepar:2 <text:s/>yth:1 <text:s/>yw:1 <text:s/>an:1 <text:s/>sortow:2</text:p>
      <text:p text:style-name="P3">Niver a sylabennow y'n linenn = 7</text:p>
      <text:p text:style-name="P3">KEpar yth YW an SORtow</text:p>
      <text:p text:style-name="P3"/>
      <text:p text:style-name="P3">gorrys:2 <text:s/>ynna:2 <text:s/>der:1 <text:s/>dhevis:2 <text:s/>,:0</text:p>
      <text:p text:style-name="P3">Niver a sylabennow y'n linenn = 7</text:p>
      <text:p text:style-name="P3">GORrys YNna DER dheVIS</text:p>
      <text:p text:style-name="P3"/>
      <text:p text:style-name="P3">yn:1 <text:s/>dyffrans:2 <text:s/>ha:1 <text:s/>kehaval:3 <text:s/>.:0</text:p>
      <text:p text:style-name="P3">Niver a sylabennow y'n linenn = 7</text:p>
      <text:p text:style-name="P3">YN DYFfrans ha keHAval</text:p>
      <text:p text:style-name="P3"/>
      <text:p text:style-name="P3">Lemmyn:2 <text:s/>my:1 <text:s/>a's:1 <text:s/>gorr:1 <text:s/>yn-bann:2 <text:s/>,:0</text:p>
      <text:p text:style-name="P3">Niver a sylabennow y'n linenn = 7</text:p>
      <text:p text:style-name="P3">LEMmyn MY A'S <text:s/>GORR yn-BANN</text:p>
      <text:p text:style-name="P3"/>
      <text:p text:style-name="P3">hag:1 <text:s/>y'n:1 <text:s/>eyl:1 <text:s/>sur:1 <text:s/>bys:1 <text:s/>vykken:2</text:p>
      <text:p text:style-name="P3">Niver a sylabennow y'n linenn = 7</text:p>
      <text:p text:style-name="P3">hag Y'N <text:s text:c="2"/>EYL SUR BYS VYKken</text:p>
      <text:p text:style-name="P3"/>
      <text:p text:style-name="P3">an:1 <text:s/>rekord:2 <text:s/>a:1 <text:s/>vydh:1 <text:s/>heb:1 <text:s/>fall:1</text:p>
      <text:p text:style-name="P3">Niver a sylabennow y'n linenn = 7</text:p>
      <text:p text:style-name="P3">an REkord a VYDH HEB FALL</text:p>
      <text:p text:style-name="P3"/>
      <text:p text:style-name="P3">pur:1 <text:s/>wir:1 <text:s/>kevys:2 <text:s/>.:0</text:p>
      <text:p text:style-name="P3">Niver a sylabennow y'n linenn = 4</text:p>
      <text:p text:style-name="P3">PUR WIR KEvy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akhenna:3 <text:s/>,:0 <text:s/>pobel:2 <text:s/>doutyens:2 <text:s/>,:0</text:p>
      <text:p text:style-name="P3">Niver a sylabennow y'n linenn = 7</text:p>
      <text:p text:style-name="P3">rakHENna <text:s/>PObel DOUTyens</text:p>
      <text:p text:style-name="P3"><text:soft-page-break/></text:p>
      <text:p text:style-name="P3">ha:1 <text:s/>dhe'n:1 <text:s/>Tas:1 <text:s/>gwren:1 <text:s/>oll:1 <text:s/>pysi:2</text:p>
      <text:p text:style-name="P3">Niver a sylabennow y'n linenn = 7</text:p>
      <text:p text:style-name="P3">ha DHE'N <text:s text:c="2"/>TAS GWREN OLL PYsi</text:p>
      <text:p text:style-name="P3"/>
      <text:p text:style-name="P3">na:1 <text:s/>'skynno:2 <text:s/>an:1 <text:s/>keth:1 <text:s/>venjans:2</text:p>
      <text:p text:style-name="P3">Niver a sylabennow y'n linenn = 7</text:p>
      <text:p text:style-name="P3">na 'SKYNno an KETH VENjans</text:p>
      <text:p text:style-name="P3"/>
      <text:p text:style-name="P3">yn:1 <text:s/>neb:1 <text:s/>termyn:2 <text:s/>warnan:2 <text:s/>ni:1</text:p>
      <text:p text:style-name="P3">Niver a sylabennow y'n linenn = 7</text:p>
      <text:p text:style-name="P3">YN NEB TERmyn WARnan NI</text:p>
      <text:p text:style-name="P3"/>
      <text:p text:style-name="P3">na'gan:2 <text:s/>fleghes:2 <text:s/>.:0</text:p>
      <text:p text:style-name="P3">Niver a sylabennow y'n linenn = 4</text:p>
      <text:p text:style-name="P3">NA'gan FLEgh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rog:1 <text:s/>yw:1 <text:s/>genev:2 <text:s/>guthyl:2 <text:s/>den:1 <text:s/>,:0</text:p>
      <text:p text:style-name="P3">Niver a sylabennow y'n linenn = 7</text:p>
      <text:p text:style-name="P3">DROG YW GEnev GUthyl DEN</text:p>
      <text:p text:style-name="P3"/>
      <text:p text:style-name="P3">preshyous:2 <text:s/>haval:2 <text:s/>dhe'm:1 <text:s/>honan:2 <text:s/>.:0</text:p>
      <text:p text:style-name="P3">Niver a sylabennow y'n linenn = 7</text:p>
      <text:p text:style-name="P3">PRESHyous HAval DHE'M <text:s/>HOnan</text:p>
      <text:p text:style-name="P3"/>
      <text:p text:style-name="P3">Rag:1 <text:s/>koela:2 <text:s/>orth:1 <text:s/>unn:1 <text:s/>venyn:2</text:p>
      <text:p text:style-name="P3">Niver a sylabennow y'n linenn = 7</text:p>
      <text:p text:style-name="P3">rag KOEla ORTH UNN VEnyn</text:p>
      <text:p text:style-name="P3"/>
      <text:p text:style-name="P3">glan:1 <text:s/>ev:1 <text:s/>re:1 <text:s/>gollas:2 <text:s/>y:1 <text:s/>blas:1</text:p>
      <text:p text:style-name="P3">Niver a sylabennow y'n linenn = 7</text:p>
      <text:p text:style-name="P3">GLAN EV re GOllas y BLAS</text:p>
      <text:p text:style-name="P3"><text:soft-page-break/></text:p>
      <text:p text:style-name="P3">a'm:1 <text:s/>leuv:1 <text:s/>dheghow:2 <text:s/>a:1 <text:s/>wrussen:2 <text:s/>.:0</text:p>
      <text:p text:style-name="P3">Niver a sylabennow y'n linenn = 7</text:p>
      <text:p text:style-name="P3">A'M <text:s/>LEUV DHEghow a WRUSsen</text:p>
      <text:p text:style-name="P3"/>
      <text:p text:style-name="P3">Pan:1 <text:s/>wruga:2 <text:s/>dres:1 <text:s/>ow:1 <text:s/>difenn:2</text:p>
      <text:p text:style-name="P3">Niver a sylabennow y'n linenn = 7</text:p>
      <text:p text:style-name="P3">pan WRUga DRES ow difenn</text:p>
      <text:p text:style-name="P3"/>
      <text:p text:style-name="P3">mes:1 <text:s/>a:1 <text:s/>baradhis:3 <text:s/>pur:1 <text:s/>lan:1</text:p>
      <text:p text:style-name="P3">Niver a sylabennow y'n linenn = 7</text:p>
      <text:p text:style-name="P3">mes a baRAdhis PUR LAN</text:p>
      <text:p text:style-name="P3"/>
      <text:p text:style-name="P3">hware:2 <text:s/>an:1 <text:s/>el:1 <text:s/>a's:1 <text:s/>gorras:2 <text:s/>.:0</text:p>
      <text:p text:style-name="P3">Niver a sylabennow y'n linenn = 7</text:p>
      <text:p text:style-name="P3">HWAre an EL A'S <text:s/>GORr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n:1 <text:s/>spyrys:2 <text:s/>ny:1 <text:s/>dryg:1 <text:s/>nevra:2</text:p>
      <text:p text:style-name="P3">Niver a sylabennow y'n linenn = 7</text:p>
      <text:p text:style-name="P3">an SPYrys ny DRYG NEvra</text:p>
      <text:p text:style-name="P3"/>
      <text:p text:style-name="P3">yn:1 <text:s/>korf:1 <text:s/>mab-den:2 <text:s/>vydh:1 <text:s/>y'n:1 <text:s/>bys:1 <text:s/>,:0</text:p>
      <text:p text:style-name="P3">Niver a sylabennow y'n linenn = 7</text:p>
      <text:p text:style-name="P3">YN KORF MAB-den VYDH Y'N <text:s text:c="2"/>BYS</text:p>
      <text:p text:style-name="P3"/>
      <text:p text:style-name="P3">ha:1 <text:s/>reson:2 <text:s/>yw:1 <text:s/>ha:1 <text:s/>praga:2 <text:s/>,:0</text:p>
      <text:p text:style-name="P3">Niver a sylabennow y'n linenn = 7</text:p>
      <text:p text:style-name="P3">ha REson YW ha PRAga</text:p>
      <text:p text:style-name="P3"/>
      <text:p text:style-name="P3">rag:1 <text:s/>y:1 <text:s/>vos:1 <text:s/>kig:1 <text:s/>medhel:2 <text:s/>gwrys:1</text:p>
      <text:p text:style-name="P3">Niver a sylabennow y'n linenn = 7</text:p>
      <text:p text:style-name="P3">rag y VOS KIG MEdhel GWRYS</text:p>
      <text:p text:style-name="P3"/>
      <text:p text:style-name="P3">ha:1 <text:s/>pur:1 <text:s/>vrottel:2 <text:s/>gans:1 <text:s/>henna:2 <text:s/>.:0</text:p>
      <text:p text:style-name="P3">Niver a sylabennow y'n linenn = 7</text:p>
      <text:p text:style-name="P3">ha PUR VROTtel GANS HENna</text:p>
      <text:p text:style-name="P3"/>
      <text:p text:style-name="P3">Nyns:1 <text:s/>eus:1 <text:s/>den:1 <text:s/>orth:1 <text:s/>ow:1 <text:s/>servya:2</text:p>
      <text:p text:style-name="P3">Niver a sylabennow y'n linenn = 7</text:p>
      <text:p text:style-name="P3">nyns EUS DEN ORTH ow SERVya</text:p>
      <text:p text:style-name="P3"/>
      <text:p text:style-name="P3">len:1 <text:s/>ha:1 <text:s/>gwiryon:2 <text:s/>sur:1 <text:s/>pub:1 <text:s/>prys:1</text:p>
      <text:p text:style-name="P3">Niver a sylabennow y'n linenn = 7</text:p>
      <text:p text:style-name="P3">LEN ha GWIRyon SUR PUB PRYS</text:p>
      <text:p text:style-name="P3"><text:soft-page-break/></text:p>
      <text:p text:style-name="P3">saw:1 <text:s/>Noy:1 <text:s/>yn:1 <text:s/>oll:1 <text:s/>an:1 <text:s/>bys:1 <text:s/>ma:1 <text:s/>,:0</text:p>
      <text:p text:style-name="P3">Niver a sylabennow y'n linenn = 7</text:p>
      <text:p text:style-name="P3">SAW NOY YN OLL an BYS ma</text:p>
      <text:p text:style-name="P3"/>
      <text:p text:style-name="P3">ha'y:1 <text:s/>wreg:1 <text:s/>ha'y:1 <text:s/>fleghes:2 <text:s/>keffrys:2 <text:s/>.:0</text:p>
      <text:p text:style-name="P3">Niver a sylabennow y'n linenn = 7</text:p>
      <text:p text:style-name="P3">HA'Y <text:s text:c="2"/>WREG HA'Y <text:s text:c="2"/>FLEghes KEFfrys</text:p>
      <text:p text:style-name="P3"/>
      <text:p text:style-name="P3">Ow:1 <text:s/>bodh:1 <text:s/>yth:1 <text:s/>yw:1 <text:s/>yndella:3 <text:s/>::0</text:p>
      <text:p text:style-name="P3">Niver a sylabennow y'n linenn = 7</text:p>
      <text:p text:style-name="P3">ow BODH yth YW ynDElla</text:p>
      <text:p text:style-name="P3"/>
      <text:p text:style-name="P3">gul:1 <text:s/>dial:2 <text:s/>war:1 <text:s/>oll:1 <text:s/>an:1 <text:s/>bys:1</text:p>
      <text:p text:style-name="P3">Niver a sylabennow y'n linenn = 7</text:p>
      <text:p text:style-name="P3">GUL dial WAR OLL an BYS</text:p>
      <text:p text:style-name="P3"/>
      <text:p text:style-name="P3">may:1 <text:s/>fydh:1 <text:s/>pub:1 <text:s/>tra:1 <text:s/>konsumys:3 <text:s/>,:0</text:p>
      <text:p text:style-name="P3">Niver a sylabennow y'n linenn = 7</text:p>
      <text:p text:style-name="P3">may FYDH PUB TRA konSUmys</text:p>
      <text:p text:style-name="P3"/>
      <text:p text:style-name="P3">mes:1 <text:s/>sertan:2 <text:s/>mynnav:2 <text:s/>sawya:2 <text:s/>.:0</text:p>
      <text:p text:style-name="P3">Niver a sylabennow y'n linenn = 7</text:p>
      <text:p text:style-name="P3">mes SERtan MYNnav SAWya</text:p>
      <text:p text:style-name="P3"/>
      <text:p text:style-name="P3"/>
      <text:p text:style-name="P3"/>
      <text:p text:style-name="P3"/>
      <text:p text:style-name="P3"/>
      <text:p text:style-name="P3">Noy:1 <text:s/>,:0 <text:s/>mab:1 <text:s/>Lamek:2 <text:s/>,:0 <text:s/>gelwys:2 <text:s/>ov:1 <text:s/>.:0</text:p>
      <text:p text:style-name="P3">Niver a sylabennow y'n linenn = 7</text:p>
      <text:p text:style-name="P3">NOY <text:s/>MAB LAmek <text:s/>GELwys OV</text:p>
      <text:p text:style-name="P3"/>
      <text:p text:style-name="P3">Arloedh:2 <text:s/>bras:1 <text:s/>,:0 <text:s/>oll:1 <text:s/>perthewgh:2 <text:s/>kov:1 <text:s/>,:0</text:p>
      <text:p text:style-name="P3">Niver a sylabennow y'n linenn = 7</text:p>
      <text:p text:style-name="P3">ARloedh BRAS <text:s/>OLL PERthewgh KOV</text:p>
      <text:p text:style-name="P3"/>
      <text:p text:style-name="P3">yth:1 <text:s/>ov:1 <text:s/>,:0 <text:s/>omma:2 <text:s/>y'n:1 <text:s/>bys:1 <text:s/>ma:1 <text:s/>.:0</text:p>
      <text:p text:style-name="P3">Niver a sylabennow y'n linenn = 7</text:p>
      <text:p text:style-name="P3">yth OV <text:s/>OMma Y'N <text:s text:c="2"/>BYS ma</text:p>
      <text:p text:style-name="P3"/>
      <text:p text:style-name="P3">Substans:2 <text:s/>lowr:1 <text:s/>a:1 <text:s/>byth:1 <text:s/>ha:1 <text:s/>da:1</text:p>
      <text:p text:style-name="P3">Niver a sylabennow y'n linenn = 7</text:p>
      <text:p text:style-name="P3">SUBstans LOWR a BYTH ha DA</text:p>
      <text:p text:style-name="P3"/>
      <text:p text:style-name="P3">yma:2 <text:s/>dhymmo:2 <text:s/>dhe:1 <text:s/>vywa:2 <text:s/>,:0</text:p>
      <text:p text:style-name="P3">Niver a sylabennow y'n linenn = 7</text:p>
      <text:p text:style-name="P3">yMA DHYMmo dhe VYwa</text:p>
      <text:p text:style-name="P3"/>
      <text:p text:style-name="P3">mayth:1 <text:s/>ov:1 <text:s/>synsys:2 <text:s/>rag:1 <text:s/>nevra:2</text:p>
      <text:p text:style-name="P3">Niver a sylabennow y'n linenn = 7</text:p>
      <text:p text:style-name="P3">mayth OV SYNsys rag NEvra</text:p>
      <text:p text:style-name="P3"><text:soft-page-break/></text:p>
      <text:p text:style-name="P3">dhe:1 <text:s/>wordhya:2 <text:s/>ow:1 <text:s/>Arloedh:2 <text:s/>da:1 <text:s/>,:0</text:p>
      <text:p text:style-name="P3">Niver a sylabennow y'n linenn = 7</text:p>
      <text:p text:style-name="P3">dhe WORDHya ow ARloedh DA</text:p>
      <text:p text:style-name="P3"/>
      <text:p text:style-name="P3">an:1 <text:s/>Drynses:2 <text:s/>eus:1 <text:s/>a-wartha:3 <text:s/>.:0</text:p>
      <text:p text:style-name="P3">Niver a sylabennow y'n linenn = 7</text:p>
      <text:p text:style-name="P3">an DRYNses EUS a-WARth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Noy:1 <text:s/>,:0 <text:s/>deus:1 <text:s/>dhymmo:2 <text:s/>vy:1 <text:s/>lemmyn:2 <text:s/>,:0</text:p>
      <text:p text:style-name="P3">Niver a sylabennow y'n linenn = 7</text:p>
      <text:p text:style-name="P3">NOY <text:s/>DEUS DHYMmo vy LEMmyn</text:p>
      <text:p text:style-name="P3"/>
      <text:p text:style-name="P3">ha:1 <text:s/>goslow:2 <text:s/>dhymm:1 <text:s/>a:1 <text:s/>gowsav:2 <text:s/>.:0</text:p>
      <text:p text:style-name="P3">Niver a sylabennow y'n linenn = 7</text:p>
      <text:p text:style-name="P3">ha GOslow DHYMM a GOWsav</text:p>
      <text:p text:style-name="P3"/>
      <text:p text:style-name="P3"/>
      <text:p text:style-name="P3"/>
      <text:p text:style-name="P3"/>
      <text:p text:style-name="P3"/>
      <text:p text:style-name="P3">Parys:2 <text:s/>ov:1 <text:s/>,:0 <text:s/>Arloedh:2 <text:s/>bryntin:2 <text:s/>.:0</text:p>
      <text:p text:style-name="P3">Niver a sylabennow y'n linenn = 7</text:p>
      <text:p text:style-name="P3">PArys OV <text:s/>ARloedh BRYNtin</text:p>
      <text:p text:style-name="P3"/>
      <text:p text:style-name="P3">Dha:1 <text:s/>volonjedh:3 <text:s/>lavar:2 <text:s/>e:1 <text:s/>.:0</text:p>
      <text:p text:style-name="P3">Niver a sylabennow y'n linenn = 7</text:p>
      <text:p text:style-name="P3">dha voLONjedh LAvar 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Noy:1 <text:s/>,:0 <text:s/>mar:1 <text:s/>lenwys:2 <text:s/>yw:1 <text:s/>an:1 <text:s/>bys:1</text:p>
      <text:p text:style-name="P3">Niver a sylabennow y'n linenn = 7</text:p>
      <text:p text:style-name="P3">NOY <text:s/>mar LENwys YW an BYS</text:p>
      <text:p text:style-name="P3"/>
      <text:p text:style-name="P3">lemmyn:2 <text:s/>a:1 <text:s/>sherewynsi:4</text:p>
      <text:p text:style-name="P3">Niver a sylabennow y'n linenn = 7</text:p>
      <text:p text:style-name="P3">LEMmyn a shereWYNsi</text:p>
      <text:p text:style-name="P3"/>
      <text:p text:style-name="P3">mayth:1 <text:s/>yw:1 <text:s/>diwedh:2 <text:s/>devedhys:3</text:p>
      <text:p text:style-name="P3">Niver a sylabennow y'n linenn = 7</text:p>
      <text:p text:style-name="P3">mayth YW diwedh deVEdhys</text:p>
      <text:p text:style-name="P3"/>
      <text:p text:style-name="P3">ynno:2 <text:s/>a:1 <text:s/>gik:1 <text:s/>pub:1 <text:s/>huni:2 <text:s/>.:0</text:p>
      <text:p text:style-name="P3">Niver a sylabennow y'n linenn = 7</text:p>
      <text:p text:style-name="P3">YNno a GIK PUB HUni</text:p>
      <text:p text:style-name="P3"/>
      <text:p text:style-name="P3">Gans:1 <text:s/>pegh:1 <text:s/>pur:1 <text:s/>wir:1 <text:s/>yw:1 <text:s/>flerys:2 <text:s/>.:0</text:p>
      <text:p text:style-name="P3">Niver a sylabennow y'n linenn = 7</text:p>
      <text:p text:style-name="P3">GANS PEGH PUR WIR YW FLErys</text:p>
      <text:p text:style-name="P3"/>
      <text:p text:style-name="P3">Ny:1 <text:s/>allav:2 <text:s/>sparya:2 <text:s/>namoy:2</text:p>
      <text:p text:style-name="P3">Niver a sylabennow y'n linenn = 7</text:p>
      <text:p text:style-name="P3">ny Allav SPARya naMOY</text:p>
      <text:p text:style-name="P3"/>
      <text:p text:style-name="P3">heb:1 <text:s/>guthyl:2 <text:s/>mernans:2 <text:s/>a:1 <text:s/>verr:1 <text:s/>spys:1</text:p>
      <text:p text:style-name="P3">Niver a sylabennow y'n linenn = 8</text:p>
      <text:p text:style-name="P3">HEB GUthyl MERnans a VERR SPYS</text:p>
      <text:p text:style-name="P3"/>
      <text:p text:style-name="P3">war:1 <text:s/>bobel:2 <text:s/>oll:1 <text:s/>marnas:2 <text:s/>ty:1</text:p>
      <text:p text:style-name="P3">Niver a sylabennow y'n linenn = 7</text:p>
      <text:p text:style-name="P3">WAR BObel OLL MARnas TY</text:p>
      <text:p text:style-name="P3"/>
      <text:p text:style-name="P3">ha:1 <text:s/>dha:1 <text:s/>wreg:1 <text:s/>ha:1 <text:s/>dha:1 <text:s/>fleghes:2 <text:s/>,:0</text:p>
      <text:p text:style-name="P3">Niver a sylabennow y'n linenn = 7</text:p>
      <text:p text:style-name="P3">ha dha WREG ha dha FLEghes</text:p>
      <text:p text:style-name="P3"/>
      <text:p text:style-name="P3">ha'n:1 <text:s/>pyth:1 <text:s/>a:1 <text:s/>long:0 <text:s/>dhiso:2 <text:s/>jy:1 <text:s/>.:0</text:p>
      <text:p text:style-name="P3">Niver a sylabennow y'n linenn = 6</text:p>
      <text:p text:style-name="P3">HA'N <text:s text:c="2"/>PYTH a <text:s/>DHIso jy</text:p>
      <text:p text:style-name="P3"/>
      <text:p text:style-name="P3">Rakhenna:3 <text:s/>fisten:2 <text:s/>,:0 <text:s/>ke:1 <text:s/>,:0 <text:s/>gwra:1</text:p>
      <text:p text:style-name="P3">Niver a sylabennow y'n linenn = 7</text:p>
      <text:p text:style-name="P3">rakHENna FIsten <text:s/>KE <text:s/>GWRA</text:p>
      <text:p text:style-name="P3"/>
      <text:p text:style-name="P3">gorhel:2 <text:s/>a:1 <text:s/>blenkys:2 <text:s/>playnys:2 <text:s/>,:0</text:p>
      <text:p text:style-name="P3">Niver a sylabennow y'n linenn = 7</text:p>
      <text:p text:style-name="P3">GORhel a BLENkys PLAYnys</text:p>
      <text:p text:style-name="P3"/>
      <text:p text:style-name="P3">hag:1 <text:s/>ynno:2 <text:s/>lies:2 <text:s/>trigva:2 <text:s/>.:0</text:p>
      <text:p text:style-name="P3">Niver a sylabennow y'n linenn = 7</text:p>
      <text:p text:style-name="P3">hag YNno LIes TRIGva</text:p>
      <text:p text:style-name="P3"><text:soft-page-break/></text:p>
      <text:p text:style-name="P3">Roumys:2 <text:s/>i:1 <text:s/>a:1 <text:s/>vydh:1 <text:s/>henwys:2 <text:s/>.:0</text:p>
      <text:p text:style-name="P3">Niver a sylabennow y'n linenn = 7</text:p>
      <text:p text:style-name="P3">ROUmys I a VYDH HENwys</text:p>
      <text:p text:style-name="P3"/>
      <text:p text:style-name="P3">A-ves:2 <text:s/>hag:1 <text:s/>a-ji:2 <text:s/>yn:1 <text:s/>ta:1</text:p>
      <text:p text:style-name="P3">Niver a sylabennow y'n linenn = 7</text:p>
      <text:p text:style-name="P3">A-ves hag a-JI YN TA</text:p>
      <text:p text:style-name="P3"/>
      <text:p text:style-name="P3">gans:1 <text:s/>pyg:1 <text:s/>bedhes:2 <text:s/>stancha:2 <text:s/>gwrys:1 <text:s/>,:0</text:p>
      <text:p text:style-name="P3">Niver a sylabennow y'n linenn = 7</text:p>
      <text:p text:style-name="P3">GANS PYG BEdhes STANcha GWRYS</text:p>
      <text:p text:style-name="P3"/>
      <text:p text:style-name="P3">ha:1 <text:s/>tri:1 <text:s/>hans:1 <text:s/>kevelin:3 <text:s/>da:1</text:p>
      <text:p text:style-name="P3">Niver a sylabennow y'n linenn = 7</text:p>
      <text:p text:style-name="P3">ha TRI HANS keVElin DA</text:p>
      <text:p text:style-name="P3"/>
      <text:p text:style-name="P3">an:1 <text:s/>lester:2 <text:s/>a:1 <text:s/>vydh:1 <text:s/>yn:1 <text:s/>hys:1 <text:s/>,:0</text:p>
      <text:p text:style-name="P3">Niver a sylabennow y'n linenn = 7</text:p>
      <text:p text:style-name="P3">an LEster a VYDH YN HYS</text:p>
      <text:p text:style-name="P3"/>
      <text:p text:style-name="P3">ha:1 <text:s/>hanterkans:3 <text:s/>kevelin:3</text:p>
      <text:p text:style-name="P3">Niver a sylabennow y'n linenn = 7</text:p>
      <text:p text:style-name="P3">ha hanTERkans keVElin</text:p>
      <text:p text:style-name="P3"/>
      <text:p text:style-name="P3">ynwedh:2 <text:s/>ty:1 <text:s/>a:1 <text:s/>wra:1 <text:s/>yn:1 <text:s/>les:1 <text:s/>,:0</text:p>
      <text:p text:style-name="P3">Niver a sylabennow y'n linenn = 7</text:p>
      <text:p text:style-name="P3">ynWEDH TY a WRA YN LES</text:p>
      <text:p text:style-name="P3"/>
      <text:p text:style-name="P3">ha'n:1 <text:s/>ughelder:3 <text:s/>my:1 <text:s/>a:1 <text:s/>vynn:1</text:p>
      <text:p text:style-name="P3">Niver a sylabennow y'n linenn = 7</text:p>
      <text:p text:style-name="P3">HA'N <text:s text:c="2"/>uGHELder MY a VYNN</text:p>
      <text:p text:style-name="P3"/>
      <text:p text:style-name="P3">deg:1 <text:s/>warn:1 <text:s/>ugens:2 <text:s/>may:1 <text:s/>fo:1 <text:s/>gwrys:1 <text:s/>.:0</text:p>
      <text:p text:style-name="P3">Niver a sylabennow y'n linenn = 7</text:p>
      <text:p text:style-name="P3">DEG WARN Ugens may FO GWRYS</text:p>
      <text:p text:style-name="P3"/>
      <text:p text:style-name="P3">War-tu:2 <text:s/>a-dhelergh:3 <text:s/>daras:2</text:p>
      <text:p text:style-name="P3">Niver a sylabennow y'n linenn = 7</text:p>
      <text:p text:style-name="P3">WAR-tu a-DHElergh DAras</text:p>
      <text:p text:style-name="P3"/>
      <text:p text:style-name="P3">ty:1 <text:s/>a:1 <text:s/>wra:1 <text:s/>.:0 <text:s/>Port:1 <text:s/>ev:1 <text:s/>a:1 <text:s/>vydh:1 <text:s/>henwys:2</text:p>
      <text:p text:style-name="P3">.:0</text:p>
      <text:p text:style-name="P3">Niver a sylabennow y'n linenn = 9</text:p>
      <text:p text:style-name="P3">TY a WRA <text:s/>PORT EV a VYDH HENwys</text:p>
      <text:p text:style-name="P3"/>
      <text:p text:style-name="P3">Jistys:2 <text:s/>dredho:2 <text:s/>ty:1 <text:s/>a:1 <text:s/>blas:1 <text:s/>,:0</text:p>
      <text:p text:style-name="P3">Niver a sylabennow y'n linenn = 7</text:p>
      <text:p text:style-name="P3">JIstys DREdho TY a BLAS</text:p>
      <text:p text:style-name="P3"/>
      <text:p text:style-name="P3">a-les:2 <text:s/>rag:1 <text:s/>na:1 <text:s/>vo:1 <text:s/>diges:2 <text:s/>.:0</text:p>
      <text:p text:style-name="P3">Niver a sylabennow y'n linenn = 7</text:p>
      <text:p text:style-name="P3"><text:soft-page-break/>A-les rag na VO diGES</text:p>
      <text:p text:style-name="P3"/>
      <text:p text:style-name="P3">A:1 <text:s/>bub:1 <text:s/>eghenn:2 <text:s/>a:1 <text:s/>ginda:2</text:p>
      <text:p text:style-name="P3">Niver a sylabennow y'n linenn = 7</text:p>
      <text:p text:style-name="P3">a BUB Eghenn a GINda</text:p>
      <text:p text:style-name="P3"/>
      <text:p text:style-name="P3">gorow:2 <text:s/>ha:1 <text:s/>benow:2 <text:s/>ynwedh:2 <text:s/>,:0</text:p>
      <text:p text:style-name="P3">Niver a sylabennow y'n linenn = 7</text:p>
      <text:p text:style-name="P3">GOrow ha BEnow ynWEDH</text:p>
      <text:p text:style-name="P3"/>
      <text:p text:style-name="P3">aga:2 <text:s/>gorra:2 <text:s/>ty:1 <text:s/>a:1 <text:s/>wra:1</text:p>
      <text:p text:style-name="P3">Niver a sylabennow y'n linenn = 7</text:p>
      <text:p text:style-name="P3">Aga GORra TY a WRA</text:p>
      <text:p text:style-name="P3"/>
      <text:p text:style-name="P3">yn:1 <text:s/>dha:1 <text:s/>lester:2 <text:s/>a-bervedh:3 <text:s/>.:0</text:p>
      <text:p text:style-name="P3">Niver a sylabennow y'n linenn = 7</text:p>
      <text:p text:style-name="P3">YN dha LEster a-BERvedh</text:p>
      <text:p text:style-name="P3"/>
      <text:p text:style-name="P3">Pub:1 <text:s/>maner:2 <text:s/>boes:1 <text:s/>y'n:1 <text:s/>bys:1 <text:s/>ma:1</text:p>
      <text:p text:style-name="P3">Niver a sylabennow y'n linenn = 7</text:p>
      <text:p text:style-name="P3">PUB MAner BOES Y'N <text:s text:c="2"/>BYS ma</text:p>
      <text:p text:style-name="P3"/>
      <text:p text:style-name="P3">eus:1 <text:s/>dhe:1 <text:s/>dhybri:2 <text:s/>gwayt:1 <text:s/>may:1 <text:s/>tredh:1 <text:s/>;:0</text:p>
      <text:p text:style-name="P3">Niver a sylabennow y'n linenn = 7</text:p>
      <text:p text:style-name="P3">EUS dhe DHYbri GWAYT may TREDH</text:p>
      <text:p text:style-name="P3"/>
      <text:p text:style-name="P3">rag:1 <text:s/>den:1 <text:s/>ha:1 <text:s/>best:1 <text:s/>maga:2 <text:s/>ta:1 <text:s/>.:0</text:p>
      <text:p text:style-name="P3">Niver a sylabennow y'n linenn = 7</text:p>
      <text:p text:style-name="P3">rag DEN ha BEST MAga TA</text:p>
      <text:p text:style-name="P3"/>
      <text:p text:style-name="P3">Yn:1 <text:s/>dha:1 <text:s/>lester:2 <text:s/>gwayt:1 <text:s/>may:1 <text:s/>fydh:1 <text:s/>.:0</text:p>
      <text:p text:style-name="P3">Niver a sylabennow y'n linenn = 7</text:p>
      <text:p text:style-name="P3">YN dha LEster GWAYT may FYDH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rloedh:2 <text:s/>krev:1 <text:s/>,:0 <text:s/>dha:1 <text:s/>arghadow:3</text:p>
      <text:p text:style-name="P3">Niver a sylabennow y'n linenn = 7</text:p>
      <text:p text:style-name="P3">ARloedh KREV <text:s/>dha arGHAdow</text:p>
      <text:p text:style-name="P3"/>
      <text:p text:style-name="P3">my:1 <text:s/>a:1 <text:s/>wra:1 <text:s/>,:0 <text:s/>so:1 <text:s/>mote:2 <text:s/>I:1 <text:s/>go:1 <text:s/>!:0</text:p>
      <text:p text:style-name="P3">Niver a sylabennow y'n linenn = 8</text:p>
      <text:p text:style-name="P3"><text:soft-page-break/>MY a WRA <text:s/>SO MOte I GO</text:p>
      <text:p text:style-name="P3"/>
      <text:p text:style-name="P3">Ow:1 <text:s/>lithyow:2 <text:s/>,:0 <text:s/>heb:1 <text:s/>falladow:3 <text:s/>,:0</text:p>
      <text:p text:style-name="P3">Niver a sylabennow y'n linenn = 7</text:p>
      <text:p text:style-name="P3">ow LITHyow <text:s/>HEB faLLAdow</text:p>
      <text:p text:style-name="P3"/>
      <text:p text:style-name="P3">my:1 <text:s/>a:1 <text:s/>vynn:1 <text:s/>dalleth:2 <text:s/>strechya:2 <text:s/>.:0</text:p>
      <text:p text:style-name="P3">Niver a sylabennow y'n linenn = 7</text:p>
      <text:p text:style-name="P3">MY a VYNN DAlleth STRECHy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Gans:1 <text:s/>ow:1 <text:s/>boel:1 <text:s/>nowydh:2 <text:s/>lymmys:2</text:p>
      <text:p text:style-name="P3">Niver a sylabennow y'n linenn = 7</text:p>
      <text:p text:style-name="P3">GANS ow BOEL NOwydh LYMmys</text:p>
      <text:p text:style-name="P3"/>
      <text:p text:style-name="P3">my:1 <text:s/>a:1 <text:s/>skwat:1 <text:s/>pub:1 <text:s/>pis:1 <text:s/>tymber:2 <text:s/>,:0</text:p>
      <text:p text:style-name="P3">Niver a sylabennow y'n linenn = 7</text:p>
      <text:p text:style-name="P3">MY a SKWAT PUB PIS TYMber</text:p>
      <text:p text:style-name="P3"/>
      <text:p text:style-name="P3">hag:1 <text:s/>a:1 <text:s/>blayn:1 <text:s/>oll:1 <text:s/>an:1 <text:s/>plenkys:2 <text:s/>,:0</text:p>
      <text:p text:style-name="P3">Niver a sylabennow y'n linenn = 7</text:p>
      <text:p text:style-name="P3">hag a BLAYN OLL an PLENkys</text:p>
      <text:p text:style-name="P3"/>
      <text:p text:style-name="P3">ha'ga:2 <text:s/>sett:1 <text:s/>pub:1 <text:s/>plenkynn:2 <text:s/>sur:1 <text:s/>.:0</text:p>
      <text:p text:style-name="P3">Niver a sylabennow y'n linenn = 7</text:p>
      <text:p text:style-name="P3">HA'ga SETT PUB PLENkynn SUR</text:p>
      <text:p text:style-name="P3"/>
      <text:p text:style-name="P3"/>
      <text:p text:style-name="P3"/>
      <text:p text:style-name="P3"/>
      <text:p text:style-name="P3"/>
      <text:p text:style-name="P3">My:1 <text:s/>a:1 <text:s/>galk:1 <text:s/>dhywgh:1 <text:s/>wondrys:2 <text:s/>fin:1</text:p>
      <text:p text:style-name="P3">Niver a sylabennow y'n linenn = 7</text:p>
      <text:p text:style-name="P3">MY a GALK DHYWGH WONdrys FIN</text:p>
      <text:p text:style-name="P3"/>
      <text:p text:style-name="P3">nag:1 <text:s/>ello:2 <text:s/>dowr:1 <text:s/>vydh:1 <text:s/>ynno:2 <text:s/>.:0</text:p>
      <text:p text:style-name="P3">Niver a sylabennow y'n linenn = 7</text:p>
      <text:p text:style-name="P3">nag Ello DOWR VYDH YNno</text:p>
      <text:p text:style-name="P3"/>
      <text:p text:style-name="P3">Kyn:1 <text:s/>fo-va:2 <text:s/>gwriys:2 <text:s/>a:1 <text:s/>o'erbyn:3</text:p>
      <text:p text:style-name="P3">Niver a sylabennow y'n linenn = 9</text:p>
      <text:p text:style-name="P3"><text:soft-page-break/>kyn FO-va GWRIys a o'ERbyn</text:p>
      <text:p text:style-name="P3"/>
      <text:p text:style-name="P3">y:1 <text:s/>fydh:1 <text:s/>stanch:1 <text:s/>,:0 <text:s/>my:1 <text:s/>a:1 <text:s/>ragdho:2 <text:s/>.:0</text:p>
      <text:p text:style-name="P3">Niver a sylabennow y'n linenn = 7</text:p>
      <text:p text:style-name="P3">y FYDH STANCH <text:s/>MY a RAGdho</text:p>
      <text:p text:style-name="P3"/>
      <text:p text:style-name="P3"/>
      <text:p text:style-name="P3"/>
      <text:p text:style-name="P3"/>
      <text:p text:style-name="P3"/>
      <text:p text:style-name="P3">Yma:2 <text:s/>pyg:1 <text:s/>dhymm:1 <text:s/>proviys:3 <text:s/>,:0</text:p>
      <text:p text:style-name="P3">Niver a sylabennow y'n linenn = 7</text:p>
      <text:p text:style-name="P3">yMA PYG DHYMM proVIys</text:p>
      <text:p text:style-name="P3"/>
      <text:p text:style-name="P3">ha:1 <text:s/>lovanow:3 <text:s/>pub:1 <text:s/>eghenn:2 <text:s/>.:0</text:p>
      <text:p text:style-name="P3">Niver a sylabennow y'n linenn = 7</text:p>
      <text:p text:style-name="P3">ha loVAnow PUB Eghenn</text:p>
      <text:p text:style-name="P3"/>
      <text:p text:style-name="P3">Dyffrans:2 <text:s/>sortow:2 <text:s/>a:1 <text:s/>wernow:2</text:p>
      <text:p text:style-name="P3">Niver a sylabennow y'n linenn = 7</text:p>
      <text:p text:style-name="P3">DYFfrans SORtow a WERnow</text:p>
      <text:p text:style-name="P3"/>
      <text:p text:style-name="P3">yma:2 <text:s/>parys:2 <text:s/>pur:1 <text:s/>efan:2 <text:s/>.:0</text:p>
      <text:p text:style-name="P3">Niver a sylabennow y'n linenn = 7</text:p>
      <text:p text:style-name="P3">yMA PArys PUR Efan</text:p>
      <text:p text:style-name="P3"/>
      <text:p text:style-name="P3"/>
      <text:p text:style-name="P3"/>
      <text:p text:style-name="P3"/>
      <text:p text:style-name="P3"/>
      <text:p text:style-name="P3">Marth:1 <text:s/>yw:1 <text:s/>genev:2 <text:s/>a:1 <text:s/>unn:1 <text:s/>dra:1 <text:s/>,:0</text:p>
      <text:p text:style-name="P3">Niver a sylabennow y'n linenn = 7</text:p>
      <text:p text:style-name="P3">MARTH YW GEnev a UNN DRA</text:p>
      <text:p text:style-name="P3"/>
      <text:p text:style-name="P3">y:1 <text:s/>vos-ta:2 <text:s/>mar:1 <text:s/>wokki:2 <text:s/>,:0 <text:s/>Noy:1 <text:s/>.:0</text:p>
      <text:p text:style-name="P3">Niver a sylabennow y'n linenn = 7</text:p>
      <text:p text:style-name="P3">y VOS-ta mar WOKki <text:s/>NOY</text:p>
      <text:p text:style-name="P3"/>
      <text:p text:style-name="P3">Praga:2 <text:s/>yw:1 <text:s/>genes:2 <text:s/>jy:1 <text:s/>omma:2</text:p>
      <text:p text:style-name="P3">Niver a sylabennow y'n linenn = 8</text:p>
      <text:p text:style-name="P3">PRAga YW GEnes jy OMma</text:p>
      <text:p text:style-name="P3"/>
      <text:p text:style-name="P3">byldya:2 <text:s/>lester:2 <text:s/>mar:1 <text:s/>wordhi:2</text:p>
      <text:p text:style-name="P3">Niver a sylabennow y'n linenn = 7</text:p>
      <text:p text:style-name="P3">BYLDya LEster mar WORdhi</text:p>
      <text:p text:style-name="P3"/>
      <text:p text:style-name="P3">yn:1 <text:s/>kres:1 <text:s/>pow:1 <text:s/>,:0 <text:s/>dhiworth:2 <text:s/>an:1 <text:s/>mor:1 <text:s/>?:0</text:p>
      <text:p text:style-name="P3">Niver a sylabennow y'n linenn = 7</text:p>
      <text:p text:style-name="P3">YN KRES POW <text:s/>DHIworth an MOR</text:p>
      <text:p text:style-name="P3"/>
      <text:p text:style-name="P3">My:1 <text:s/>a:1 <text:s/>syns:1 <text:s/>dha:1 <text:s/>skians:2 <text:s/>hwath:1</text:p>
      <text:p text:style-name="P3">Niver a sylabennow y'n linenn = 7</text:p>
      <text:p text:style-name="P3"><text:soft-page-break/>MY a SYNS dha SKIans HWATH</text:p>
      <text:p text:style-name="P3"/>
      <text:p text:style-name="P3">dhe:1 <text:s/>vos:1 <text:s/>.:0 <text:s/>Yn:1 <text:s/>kost:1 <text:s/>a'n:1 <text:s/>par:1 <text:s/>na:1</text:p>
      <text:p text:style-name="P3">Niver a sylabennow y'n linenn = 7</text:p>
      <text:p text:style-name="P3">dhe VOS <text:s/>YN KOST A'N <text:s text:c="2"/>PAR na</text:p>
      <text:p text:style-name="P3"/>
      <text:p text:style-name="P3">oll:1 <text:s/>dha:1 <text:s/>lavur:2 <text:s/>ny:1 <text:s/>dal:1 <text:s/>kath:1 <text:s/>,:0</text:p>
      <text:p text:style-name="P3">Niver a sylabennow y'n linenn = 7</text:p>
      <text:p text:style-name="P3">OLL dha LAvur ny DAL KATH</text:p>
      <text:p text:style-name="P3"/>
      <text:p text:style-name="P3">my:1 <text:s/>a'n:1 <text:s/>te:1 <text:s/>war:1 <text:s/>ow:1 <text:s/>ena:2 <text:s/>!:0</text:p>
      <text:p text:style-name="P3">Niver a sylabennow y'n linenn = 7</text:p>
      <text:p text:style-name="P3">MY A'N <text:s text:c="2"/>TE WAR ow Ena</text:p>
      <text:p text:style-name="P3"/>
      <text:p text:style-name="P3">Gokki:2 <text:s/>yth:1 <text:s/>os:1 <text:s/>.:0</text:p>
      <text:p text:style-name="P3">Niver a sylabennow y'n linenn = 4</text:p>
      <text:p text:style-name="P3">GOKki yth O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w:1 <text:s/>hothman:2 <text:s/>,:0 <text:s/>na:1 <text:s/>gemmer:2 <text:s/>marth:1 <text:s/>.:0</text:p>
      <text:p text:style-name="P3">Niver a sylabennow y'n linenn = 7</text:p>
      <text:p text:style-name="P3">ow HOTHman <text:s/>na GEMmer MARTH</text:p>
      <text:p text:style-name="P3"/>
      <text:p text:style-name="P3">Ty:1 <text:s/>a'n:1 <text:s/>oel:1 <text:s/>,:0 <text:s/>ha:1 <text:s/>lies:2 <text:s/>mil:1 <text:s/>.:0</text:p>
      <text:p text:style-name="P3">Niver a sylabennow y'n linenn = 7</text:p>
      <text:p text:style-name="P3">TY A'N <text:s text:c="2"/>OEL <text:s/>ha LIes MIL</text:p>
      <text:p text:style-name="P3"/>
      <text:p text:style-name="P3">Kynth:1 <text:s/>o'ta:2 <text:s/>'skynnys:2 <text:s/>yn:1 <text:s/>hwarth:1 <text:s/>,:0</text:p>
      <text:p text:style-name="P3">Niver a sylabennow y'n linenn = 7</text:p>
      <text:p text:style-name="P3">kynth O'ta 'SKYNnys YN HWARTH</text:p>
      <text:p text:style-name="P3"/>
      <text:p text:style-name="P3">y'n:1 <text:s/>diwedh:2 <text:s/>,:0 <text:s/>heb:1 <text:s/>toell:1 <text:s/>na:1 <text:s/>gil:1 <text:s/>,:0</text:p>
      <text:p text:style-name="P3">Niver a sylabennow y'n linenn = 7</text:p>
      <text:p text:style-name="P3">Y'N <text:s text:c="2"/>diwedh <text:s/>HEB TOELL na GIL</text:p>
      <text:p text:style-name="P3"/>
      <text:p text:style-name="P3">hwi:1 <text:s/>a:1 <text:s/>wel:1 <text:s/>dial:2 <text:s/>uskis:2 <text:s/>.:0</text:p>
      <text:p text:style-name="P3">Niver a sylabennow y'n linenn = 7</text:p>
      <text:p text:style-name="P3">HWI a WEL dial Uskis</text:p>
      <text:p text:style-name="P3"/>
      <text:p text:style-name="P3">Gwarnys:2 <text:s/>ov:1 <text:s/>gans:1 <text:s/>Dyw:1 <text:s/>an:1 <text:s/>Tas:1</text:p>
      <text:p text:style-name="P3">Niver a sylabennow y'n linenn = 7</text:p>
      <text:p text:style-name="P3"><text:soft-page-break/>GWARnys OV GANS DYW an TAS</text:p>
      <text:p text:style-name="P3"/>
      <text:p text:style-name="P3">dhe:1 <text:s/>wuthyl:2 <text:s/>an:1 <text:s/>lester:2 <text:s/>ma:1 <text:s/>,:0</text:p>
      <text:p text:style-name="P3">Niver a sylabennow y'n linenn = 7</text:p>
      <text:p text:style-name="P3">dhe WUthyl an LEster ma</text:p>
      <text:p text:style-name="P3"/>
      <text:p text:style-name="P3">rag:1 <text:s/>ow:1 <text:s/>sawya:2 <text:s/>ha'w:1 <text:s/>fleghes:2</text:p>
      <text:p text:style-name="P3">Niver a sylabennow y'n linenn = 7</text:p>
      <text:p text:style-name="P3">rag ow SAWya HA'W <text:s text:c="2"/>FLEghes</text:p>
      <text:p text:style-name="P3"/>
      <text:p text:style-name="P3">dhiworth:2 <text:s/>an:1 <text:s/>keth:1 <text:s/>dial:2 <text:s/>na:1 <text:s/>.:0</text:p>
      <text:p text:style-name="P3">Niver a sylabennow y'n linenn = 7</text:p>
      <text:p text:style-name="P3">DHIworth an KETH dial na</text:p>
      <text:p text:style-name="P3"/>
      <text:p text:style-name="P3">Hwi:1 <text:s/>a:1 <text:s/>wel:1 <text:s/>a-ji:2 <text:s/>dhe:1 <text:s/>spas:1 <text:s/>.:0</text:p>
      <text:p text:style-name="P3">Niver a sylabennow y'n linenn = 7</text:p>
      <text:p text:style-name="P3">HWI a WEL a-JI dhe SPAS</text:p>
      <text:p text:style-name="P3"/>
      <text:p text:style-name="P3">Der:1 <text:s/>livyow:2 <text:s/>a:1 <text:s/>dhowr:1 <text:s/>an:1 <text:s/>brassa:2</text:p>
      <text:p text:style-name="P3">Niver a sylabennow y'n linenn = 8</text:p>
      <text:p text:style-name="P3">DER LIVyow a DHOWR an BRASsa</text:p>
      <text:p text:style-name="P3"/>
      <text:p text:style-name="P3">oll:1 <text:s/>an:1 <text:s/>bys:1 <text:s/>a:1 <text:s/>vydh:1 <text:s/>beudhys:2 <text:s/>.:0</text:p>
      <text:p text:style-name="P3">Niver a sylabennow y'n linenn = 7</text:p>
      <text:p text:style-name="P3">OLL an BYS a VYDH BEUdhy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Gwell:1 <text:s/>via:2 <text:s/>a:1 <text:s/>ves-ta:2 <text:s/>kregys:2 <text:s/>,:0</text:p>
      <text:p text:style-name="P3">Niver a sylabennow y'n linenn = 8</text:p>
      <text:p text:style-name="P3">GWELL VIa a VES-ta KREgys</text:p>
      <text:p text:style-name="P3"/>
      <text:p text:style-name="P3">ty:1 <text:s/>hag:1 <text:s/>oll:1 <text:s/>a'n:1 <text:s/>kryjyans:2 <text:s/>na:1 <text:s/>!:0</text:p>
      <text:p text:style-name="P3">Niver a sylabennow y'n linenn = 7</text:p>
      <text:p text:style-name="P3">TY hag OLL A'N <text:s text:c="2"/>KRYJyans na</text:p>
      <text:p text:style-name="P3"/>
      <text:p text:style-name="P3">A:1 <text:s/>jorl:1 <text:s/>koth:1 <text:s/>,:0 <text:s/>ty:1 <text:s/>benn-pilys:3 <text:s/>,:0</text:p>
      <text:p text:style-name="P3">Niver a sylabennow y'n linenn = 7</text:p>
      <text:p text:style-name="P3">a JORL KOTH <text:s/>TY benn-PIlys</text:p>
      <text:p text:style-name="P3"/>
      <text:p text:style-name="P3">fatla:2 <text:s/>vynnta:2 <text:s/>jy:1 <text:s/>henna:2 <text:s/>;:0</text:p>
      <text:p text:style-name="P3">Niver a sylabennow y'n linenn = 7</text:p>
      <text:p text:style-name="P3"><text:soft-page-break/>FAtla VYNNta jy HENna</text:p>
      <text:p text:style-name="P3"/>
      <text:p text:style-name="P3">y:1 <text:s/>fydh:1 <text:s/>an:1 <text:s/>bys:1 <text:s/>konsumys:3 <text:s/>?:0</text:p>
      <text:p text:style-name="P3">Niver a sylabennow y'n linenn = 7</text:p>
      <text:p text:style-name="P3">y FYDH an BYS konSUmys</text:p>
      <text:p text:style-name="P3"/>
      <text:p text:style-name="P3">Oll:1 <text:s/>an:1 <text:s/>dowrow:2 <text:s/>y'n:1 <text:s/>bys:1 <text:s/>ma:1 <text:s/>,:0</text:p>
      <text:p text:style-name="P3">Niver a sylabennow y'n linenn = 7</text:p>
      <text:p text:style-name="P3">OLL an DOwrow Y'N <text:s text:c="2"/>BYS ma</text:p>
      <text:p text:style-name="P3"/>
      <text:p text:style-name="P3">kyn:1 <text:s/>fons:1 <text:s/>warbarth:2 <text:s/>kuntellys:3</text:p>
      <text:p text:style-name="P3">Niver a sylabennow y'n linenn = 7</text:p>
      <text:p text:style-name="P3">kyn FONS warBARTH kunTEllys</text:p>
      <text:p text:style-name="P3"/>
      <text:p text:style-name="P3">ny:1 <text:s/>wra:1 <text:s/>diwedh:2 <text:s/>a'n:1 <text:s/>par:1 <text:s/>na:1 <text:s/>!:0</text:p>
      <text:p text:style-name="P3">Niver a sylabennow y'n linenn = 7</text:p>
      <text:p text:style-name="P3">ny WRA diwedh A'N <text:s text:c="2"/>PAR na</text:p>
      <text:p text:style-name="P3"/>
      <text:p text:style-name="P3">Saw:1 <text:s/>yth:1 <text:s/>o'ta:2 <text:s/>jy:1 <text:s/>gokki:2</text:p>
      <text:p text:style-name="P3">Niver a sylabennow y'n linenn = 7</text:p>
      <text:p text:style-name="P3">SAW yth O'ta jy GOKki</text:p>
      <text:p text:style-name="P3"/>
      <text:p text:style-name="P3">oll:1 <text:s/>an:1 <text:s/>bys:1 <text:s/>a:1 <text:s/>yll:1 <text:s/>godhvos:2 <text:s/>.:0</text:p>
      <text:p text:style-name="P3">Niver a sylabennow y'n linenn = 7</text:p>
      <text:p text:style-name="P3">OLL an BYS a YLL GODHvos</text:p>
      <text:p text:style-name="P3"/>
      <text:p text:style-name="P3">Venjans:2 <text:s/>war:1 <text:s/>dha:1 <text:s/>benn-kreghi:3 <text:s/>!:0</text:p>
      <text:p text:style-name="P3">Niver a sylabennow y'n linenn = 7</text:p>
      <text:p text:style-name="P3">VENjans WAR dha benn-KREghi</text:p>
      <text:p text:style-name="P3"/>
      <text:p text:style-name="P3">Nyns:1 <text:s/>eus:1 <text:s/>omma:2 <text:s/>den:1 <text:s/>y'n:1 <text:s/>wlas:1</text:p>
      <text:p text:style-name="P3">Niver a sylabennow y'n linenn = 7</text:p>
      <text:p text:style-name="P3">nyns EUS OMma DEN Y'N <text:s text:c="2"/>WLAS</text:p>
      <text:p text:style-name="P3"/>
      <text:p text:style-name="P3">a:1 <text:s/>grys:1 <text:s/>dhis:1 <text:s/>malbew:2 <text:s/>vanna:2 <text:s/>.:0</text:p>
      <text:p text:style-name="P3">Niver a sylabennow y'n linenn = 7</text:p>
      <text:p text:style-name="P3">a GRYS DHIS MALbew VANn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aga:2 <text:s/>,:0 <text:s/>pandr'yw:2 <text:s/>an:1 <text:s/>mater:2 <text:s/>?:0</text:p>
      <text:p text:style-name="P3">Niver a sylabennow y'n linenn = 7</text:p>
      <text:p text:style-name="P3">PRAga <text:s/>PANdr'yw an MAter</text:p>
      <text:p text:style-name="P3"/>
      <text:p text:style-name="P3">A:1 <text:s/>vynn:1 <text:s/>Dyw:1 <text:s/>beudhi:2 <text:s/>an:1 <text:s/>bys:1 <text:s/>?:0</text:p>
      <text:p text:style-name="P3">Niver a sylabennow y'n linenn = 7</text:p>
      <text:p text:style-name="P3"><text:soft-page-break/>a VYNN DYW BEUdhi an BYS</text:p>
      <text:p text:style-name="P3"/>
      <text:p text:style-name="P3">Mara:2 <text:s/>ko'sta:2 <text:s/>,:0 <text:s/>dhymm:1 <text:s/>lavar:2</text:p>
      <text:p text:style-name="P3">Niver a sylabennow y'n linenn = 7</text:p>
      <text:p text:style-name="P3">MAra KO'sta <text:s/>DHYMM LAvar</text:p>
      <text:p text:style-name="P3"/>
      <text:p text:style-name="P3">an:1 <text:s/>okkashyon:3 <text:s/>,:0 <text:s/>my:1 <text:s/>a'th:1 <text:s/>pys:1 <text:s/>,:0</text:p>
      <text:p text:style-name="P3">Niver a sylabennow y'n linenn = 7</text:p>
      <text:p text:style-name="P3">an okKASHyon <text:s/>MY A'TH PYS</text:p>
      <text:p text:style-name="P3"/>
      <text:p text:style-name="P3">der:1 <text:s/>vaner:2 <text:s/>da:1 <text:s/>.:0</text:p>
      <text:p text:style-name="P3">Niver a sylabennow y'n linenn = 4</text:p>
      <text:p text:style-name="P3">DER VAner DA</text:p>
      <text:p text:style-name="P3"/>
      <text:p text:style-name="P3"/>
      <text:p text:style-name="P3"/>
      <text:p text:style-name="P3"/>
      <text:p text:style-name="P3"/>
      <text:p text:style-name="P3">An:1 <text:s/>okkashyon:3 <text:s/>yw:1 <text:s/>hemma:2 <text:s/>.:0</text:p>
      <text:p text:style-name="P3">Niver a sylabennow y'n linenn = 7</text:p>
      <text:p text:style-name="P3">an okKASHyon YW HEMma</text:p>
      <text:p text:style-name="P3"/>
      <text:p text:style-name="P3">Kemmys:2 <text:s/>peghes:2 <text:s/>eus:1 <text:s/>y'n:1 <text:s/>bys:1 <text:s/>,:0</text:p>
      <text:p text:style-name="P3">Niver a sylabennow y'n linenn = 7</text:p>
      <text:p text:style-name="P3">KEMmys PEghes EUS Y'N <text:s text:c="2"/>BYS</text:p>
      <text:p text:style-name="P3"/>
      <text:p text:style-name="P3">ha:1 <text:s/>nyns:1 <text:s/>eus:1 <text:s/>tamm:1 <text:s/>amendya:3 <text:s/>,:0</text:p>
      <text:p text:style-name="P3">Niver a sylabennow y'n linenn = 7</text:p>
      <text:p text:style-name="P3">ha nyns EUS TAMM aMENDya</text:p>
      <text:p text:style-name="P3"/>
      <text:p text:style-name="P3">mayth:1 <text:s/>yw:1 <text:s/>an:1 <text:s/>Tas:1 <text:s/>Dyw:1 <text:s/>serrys:2</text:p>
      <text:p text:style-name="P3">Niver a sylabennow y'n linenn = 7</text:p>
      <text:p text:style-name="P3">mayth YW an TAS DYW SERrys</text:p>
      <text:p text:style-name="P3"/>
      <text:p text:style-name="P3">gans:1 <text:s/>oll:1 <text:s/>pobel:2 <text:s/>a'n:1 <text:s/>bys:1 <text:s/>ma:1 <text:s/>.:0</text:p>
      <text:p text:style-name="P3">Niver a sylabennow y'n linenn = 7</text:p>
      <text:p text:style-name="P3">GANS OLL PObel A'N <text:s text:c="2"/>BYS ma</text:p>
      <text:p text:style-name="P3"/>
      <text:p text:style-name="P3">Hag:1 <text:s/>edrek:2 <text:s/>dhodh:1 <text:s/>':0 <text:s/>ev:1 <text:s/>yma:2</text:p>
      <text:p text:style-name="P3">Niver a sylabennow y'n linenn = 7</text:p>
      <text:p text:style-name="P3">hag Edrek DHODH <text:s/>EV yMA</text:p>
      <text:p text:style-name="P3"/>
      <text:p text:style-name="P3">bythkweth:2 <text:s/>mab-den:2 <text:s/>dhe:1 <text:s/>vos:1 <text:s/>gwrys:1 <text:s/>.:0</text:p>
      <text:p text:style-name="P3">Niver a sylabennow y'n linenn = 7</text:p>
      <text:p text:style-name="P3">BYTHkweth MAB-den dhe VOS GWRYS</text:p>
      <text:p text:style-name="P3"/>
      <text:p text:style-name="P3">Rakhenna:3 <text:s/>gwrewgh:1 <text:s/>amendya:3 <text:s/>;:0</text:p>
      <text:p text:style-name="P3">Niver a sylabennow y'n linenn = 7</text:p>
      <text:p text:style-name="P3">rakHENna GWREWGH aMENDya</text:p>
      <text:p text:style-name="P3"/>
      <text:p text:style-name="P3">a'gas:2 <text:s/>foli:2 <text:s/>bydh:1 <text:s/>neghys:2 <text:s/>.:0</text:p>
      <text:p text:style-name="P3">Niver a sylabennow y'n linenn = 7</text:p>
      <text:p text:style-name="P3"><text:soft-page-break/>A'gas FOli BYDH NEghys</text:p>
      <text:p text:style-name="P3"/>
      <text:p text:style-name="P3">Y'n:1 <text:s/>eur:1 <text:s/>na:1 <text:s/>,:0 <text:s/>der:1 <text:s/>vaner:2 <text:s/>da:1 <text:s/>,:0</text:p>
      <text:p text:style-name="P3">Niver a sylabennow y'n linenn = 7</text:p>
      <text:p text:style-name="P3">Y'N <text:s text:c="2"/>EUR na <text:s/>DER VAner DA</text:p>
      <text:p text:style-name="P3"/>
      <text:p text:style-name="P3">mara:2 <text:s/>pydhowgh:2 <text:s/>repentys:3 <text:s/>,:0</text:p>
      <text:p text:style-name="P3">Niver a sylabennow y'n linenn = 7</text:p>
      <text:p text:style-name="P3">MAra PYdhowgh rePENtys</text:p>
      <text:p text:style-name="P3"/>
      <text:p text:style-name="P3">an:1 <text:s/>keth:1 <text:s/>plag:1 <text:s/>a:1 <text:s/>wra:1 <text:s/>voydya:2 <text:s/>.:0</text:p>
      <text:p text:style-name="P3">Niver a sylabennow y'n linenn = 7</text:p>
      <text:p text:style-name="P3">an KETH PLAG a WRA VOYDya</text:p>
      <text:p text:style-name="P3"/>
      <text:p text:style-name="P3"/>
      <text:p text:style-name="P3"/>
      <text:p text:style-name="P3"/>
      <text:p text:style-name="P3"/>
      <text:p text:style-name="P3">Piw:1 <text:s/>a'th:1 <text:s/>gwrug:1 <text:s/>jy:1 <text:s/>pregowther:3</text:p>
      <text:p text:style-name="P3">Niver a sylabennow y'n linenn = 7</text:p>
      <text:p text:style-name="P3">PIW A'TH GWRUG jy preGOWther</text:p>
      <text:p text:style-name="P3"/>
      <text:p text:style-name="P3">dhe:1 <text:s/>dhyski:2 <text:s/>omma:2 <text:s/>dhyn:1 <text:s/>ni:1 <text:s/>?:0</text:p>
      <text:p text:style-name="P3">Niver a sylabennow y'n linenn = 7</text:p>
      <text:p text:style-name="P3">dhe DHYski OMma DHYN NI</text:p>
      <text:p text:style-name="P3"/>
      <text:p text:style-name="P3">Y:1 <text:s/>praydha:2 <text:s/>dhymmo:2 <text:s/>lavar:2 <text:s/>,:0</text:p>
      <text:p text:style-name="P3">Niver a sylabennow y'n linenn = 7</text:p>
      <text:p text:style-name="P3">y PRAYdha DHYMmo LAvar</text:p>
      <text:p text:style-name="P3"/>
      <text:p text:style-name="P3">a:1 <text:s/>wrug:1 <text:s/>Dyw:1 <text:s/>kewsel:2 <text:s/>dhe-jy:2</text:p>
      <text:p text:style-name="P3">Niver a sylabennow y'n linenn = 7</text:p>
      <text:p text:style-name="P3">a WRUG DYW KEWsel DHE-jy</text:p>
      <text:p text:style-name="P3"/>
      <text:p text:style-name="P3">only:2 <text:s/>,:0 <text:s/>heb:1 <text:s/>den:1 <text:s/>arall:2 <text:s/>vydh:1 <text:s/>omma:2 <text:s/>?:0</text:p>
      <text:p text:style-name="P3">Niver a sylabennow y'n linenn = 9</text:p>
      <text:p text:style-name="P3">ONly <text:s/>HEB DEN Arall VYDH OMma</text:p>
      <text:p text:style-name="P3"/>
      <text:p text:style-name="P3">My:1 <text:s/>a:1 <text:s/>woer:1 <text:s/>yma:2 <text:s/>y'n:1 <text:s/>pow:1</text:p>
      <text:p text:style-name="P3">Niver a sylabennow y'n linenn = 7</text:p>
      <text:p text:style-name="P3">MY a WOER yMA Y'N <text:s text:c="2"/>POW</text:p>
      <text:p text:style-name="P3"/>
      <text:p text:style-name="P3">lies:2 <text:s/>den:1 <text:s/>a:1 <text:s/>gews:1 <text:s/>a'n:1 <text:s/>Tas:1 <text:s/>,:0</text:p>
      <text:p text:style-name="P3">Niver a sylabennow y'n linenn = 7</text:p>
      <text:p text:style-name="P3">LIes DEN a GEWS A'N <text:s text:c="2"/>TAS</text:p>
      <text:p text:style-name="P3"/>
      <text:p text:style-name="P3">tus:1 <text:s/>perfeyth:2 <text:s/>,:0 <text:s/>my:1 <text:s/>a'n:1 <text:s/>avow:2 <text:s/>,:0</text:p>
      <text:p text:style-name="P3">Niver a sylabennow y'n linenn = 7</text:p>
      <text:p text:style-name="P3">TUS PERfeyth <text:s/>MY A'N <text:s text:c="2"/>Avow</text:p>
      <text:p text:style-name="P3"/>
      <text:p text:style-name="P3">yth:1 <text:s/>yns:1 <text:s/>i:1 <text:s/>,:0 <text:s/>ha:1 <text:s/>polatys:3 <text:s/>bras:1 <text:s/>,:0</text:p>
      <text:p text:style-name="P3">Niver a sylabennow y'n linenn = 8</text:p>
      <text:p text:style-name="P3"><text:soft-page-break/>yth YNS I <text:s/>ha poLAtys BRAS</text:p>
      <text:p text:style-name="P3"/>
      <text:p text:style-name="P3">a:1 <text:s/>wayt:1 <text:s/>bos:1 <text:s/>yn:1 <text:s/>favour:2 <text:s/>Dyw:1 <text:s/>.:0</text:p>
      <text:p text:style-name="P3">Niver a sylabennow y'n linenn = 7</text:p>
      <text:p text:style-name="P3">a WAYT BOS YN FAvour DYW</text:p>
      <text:p text:style-name="P3"/>
      <text:p text:style-name="P3">Syrra:2 <text:s/>,:0 <text:s/>dhe:1 <text:s/>rann:1 <text:s/>a'n:1 <text:s/>re:1 <text:s/>na:1</text:p>
      <text:p text:style-name="P3">Niver a sylabennow y'n linenn = 7</text:p>
      <text:p text:style-name="P3">SYRra <text:s/>dhe RANN A'N <text:s text:c="2"/>re na</text:p>
      <text:p text:style-name="P3"/>
      <text:p text:style-name="P3">ev:1 <text:s/>a:1 <text:s/>vynnsa:2 <text:s/>disklosya:3</text:p>
      <text:p text:style-name="P3">Niver a sylabennow y'n linenn = 7</text:p>
      <text:p text:style-name="P3">EV a VYNNsa disKLOSya</text:p>
      <text:p text:style-name="P3"/>
      <text:p text:style-name="P3">an:1 <text:s/>dystruktyon:4 <text:s/>bras:1 <text:s/>ha'n:1 <text:s/>liv:1 <text:s/>.:0</text:p>
      <text:p text:style-name="P3">Niver a sylabennow y'n linenn = 8</text:p>
      <text:p text:style-name="P3">an dystrukTYon BRAS HA'N <text:s text:c="2"/>LIV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akhenna:3 <text:s/>dhiso:2 <text:s/>krysi:2</text:p>
      <text:p text:style-name="P3">Niver a sylabennow y'n linenn = 7</text:p>
      <text:p text:style-name="P3">rakHENna DHIso KRYsi</text:p>
      <text:p text:style-name="P3"/>
      <text:p text:style-name="P3">my:1 <text:s/>ny:1 <text:s/>vynnav:2 <text:s/>moy:1 <text:s/>es:1 <text:s/>ki:1 <text:s/>.:0</text:p>
      <text:p text:style-name="P3">Niver a sylabennow y'n linenn = 7</text:p>
      <text:p text:style-name="P3">MY ny VYNnav MOY ES KI</text:p>
      <text:p text:style-name="P3"/>
      <text:p text:style-name="P3">Na:1 <text:s/>'mendya:2 <text:s/>ny:1 <text:s/>vynnyn:2 <text:s/>ni:1 <text:s/>,:0</text:p>
      <text:p text:style-name="P3">Niver a sylabennow y'n linenn = 7</text:p>
      <text:p text:style-name="P3">na 'MENDya ny VYNnyn NI</text:p>
      <text:p text:style-name="P3"/>
      <text:p text:style-name="P3">awos:2 <text:s/>dha:1 <text:s/>eryow:2 <text:s/>wastyes:2 <text:s/>.:0</text:p>
      <text:p text:style-name="P3">Niver a sylabennow y'n linenn = 7</text:p>
      <text:p text:style-name="P3">Awos dha ERyow WASTyes</text:p>
      <text:p text:style-name="P3"/>
      <text:p text:style-name="P3"/>
      <text:p text:style-name="P3"/>
      <text:p text:style-name="P3"/>
      <text:p text:style-name="P3"/>
      <text:p text:style-name="P3">Da:1 <text:s/>yw:1 <text:s/>dhiso:2 <text:s/>jy:1 <text:s/>bos:1 <text:s/>fur:1 <text:s/>,:0</text:p>
      <text:p text:style-name="P3">Niver a sylabennow y'n linenn = 7</text:p>
      <text:p text:style-name="P3">DA YW DHIso jy BOS FUR</text:p>
      <text:p text:style-name="P3"/>
      <text:p text:style-name="P3">hag:1 <text:s/>oll:1 <text:s/>pobel:2 <text:s/>a'n:1 <text:s/>bys:1 <text:s/>ma:1 <text:s/>.:0</text:p>
      <text:p text:style-name="P3">Niver a sylabennow y'n linenn = 7</text:p>
      <text:p text:style-name="P3"><text:soft-page-break/>hag OLL PObel A'N <text:s text:c="2"/>BYS ma</text:p>
      <text:p text:style-name="P3"/>
      <text:p text:style-name="P3">Ny:1 <text:s/>vydh:1 <text:s/>Dyw:1 <text:s/>nevra:2 <text:s/>pur:1 <text:s/>wir:1</text:p>
      <text:p text:style-name="P3">Niver a sylabennow y'n linenn = 7</text:p>
      <text:p text:style-name="P3">ny VYDH DYW NEvra PUR WIR</text:p>
      <text:p text:style-name="P3"/>
      <text:p text:style-name="P3">kevys:2 <text:s/>gowek:2 <text:s/>,:0 <text:s/>trest:1 <text:s/>dhymmo:2 <text:s/>.:0</text:p>
      <text:p text:style-name="P3">Niver a sylabennow y'n linenn = 7</text:p>
      <text:p text:style-name="P3">KEvys GOwek <text:s/>TREST DHYMmo</text:p>
      <text:p text:style-name="P3"/>
      <text:p text:style-name="P3">Ragdha:2 <text:s/>bedhewgh:2 <text:s/>avisyes:3 <text:s/>.:0</text:p>
      <text:p text:style-name="P3">Niver a sylabennow y'n linenn = 7</text:p>
      <text:p text:style-name="P3">RAGdha BEdhewgh aVISyes</text:p>
      <text:p text:style-name="P3"/>
      <text:p text:style-name="P3">Mar:1 <text:s/>ny:1 <text:s/>wrewgh:1 <text:s/>,:0 <text:s/>venjans:2 <text:s/>pur:1 <text:s/>vras:1</text:p>
      <text:p text:style-name="P3">Niver a sylabennow y'n linenn = 7</text:p>
      <text:p text:style-name="P3">mar ny WREWGH <text:s/>VENjans PUR VRAS</text:p>
      <text:p text:style-name="P3"/>
      <text:p text:style-name="P3">a:1 <text:s/>'skynn:1 <text:s/>warnowgh:2 <text:s/>kyns:1 <text:s/>nep-pell:2 <text:s/>,:0</text:p>
      <text:p text:style-name="P3">Niver a sylabennow y'n linenn = 7</text:p>
      <text:p text:style-name="P3">a 'SKYNN WARnowgh KYNS NEP-pell</text:p>
      <text:p text:style-name="P3"/>
      <text:p text:style-name="P3">rag:1 <text:s/>Dyw:1 <text:s/>a:1 <text:s/>vynn:1 <text:s/>,:0 <text:s/>agan:2 <text:s/>Tas:1 <text:s/>,:0</text:p>
      <text:p text:style-name="P3">Niver a sylabennow y'n linenn = 7</text:p>
      <text:p text:style-name="P3">rag DYW a VYNN <text:s/>Agan TAS</text:p>
      <text:p text:style-name="P3"/>
      <text:p text:style-name="P3">dannvon:2 <text:s/>liv:1 <text:s/>a:1 <text:s/>dhowr:1 <text:s/>pur:1 <text:s/>lel:1 <text:s/>,:0</text:p>
      <text:p text:style-name="P3">Niver a sylabennow y'n linenn = 7</text:p>
      <text:p text:style-name="P3">DANNvon LIV a DHOWR PUR LEL</text:p>
      <text:p text:style-name="P3"/>
      <text:p text:style-name="P3">sertan:2 <text:s/>dhe:1 <text:s/>veudhi:2 <text:s/>an:1 <text:s/>bys:1 <text:s/>.:0</text:p>
      <text:p text:style-name="P3">Niver a sylabennow y'n linenn = 7</text:p>
      <text:p text:style-name="P3">SERtan dhe VEUdhi an BYS</text:p>
      <text:p text:style-name="P3"/>
      <text:p text:style-name="P3">Rag:1 <text:s/>omsawya:3 <text:s/>ow:1 <text:s/>honan:2 <text:s/>,:0</text:p>
      <text:p text:style-name="P3">Niver a sylabennow y'n linenn = 7</text:p>
      <text:p text:style-name="P3">rag omSAWya ow HOnan</text:p>
      <text:p text:style-name="P3"/>
      <text:p text:style-name="P3">keffrys:2 <text:s/>ow:1 <text:s/>gwreg:1 <text:s/>ha'w:1 <text:s/>fleghes:2 <text:s/>,:0</text:p>
      <text:p text:style-name="P3">Niver a sylabennow y'n linenn = 7</text:p>
      <text:p text:style-name="P3">KEFfrys ow GWREG HA'W <text:s text:c="2"/>FLEghes</text:p>
      <text:p text:style-name="P3"/>
      <text:p text:style-name="P3">an:1 <text:s/>lester:2 <text:s/>a:1 <text:s/>vydh:1 <text:s/>genen:2</text:p>
      <text:p text:style-name="P3">Niver a sylabennow y'n linenn = 7</text:p>
      <text:p text:style-name="P3">an LEster a VYDH GEnen</text:p>
      <text:p text:style-name="P3"/>
      <text:p text:style-name="P3">der:1 <text:s/>weres:2 <text:s/>Dyw:1 <text:s/>uskis:2 <text:s/>gwrys:1 <text:s/>,:0</text:p>
      <text:p text:style-name="P3">Niver a sylabennow y'n linenn = 7</text:p>
      <text:p text:style-name="P3">DER WEres DYW Uskis GWRYS</text:p>
      <text:p text:style-name="P3"/>
      <text:p text:style-name="P3">rag:1 <text:s/>voydya:2 <text:s/>an:1 <text:s/>danjer:2 <text:s/>ma:1 <text:s/>.:0</text:p>
      <text:p text:style-name="P3">Niver a sylabennow y'n linenn = 7</text:p>
      <text:p text:style-name="P3"><text:soft-page-break/>rag VOYDya an DANjer ma</text:p>
      <text:p text:style-name="P3"/>
      <text:p text:style-name="P3"/>
      <text:p text:style-name="P3"/>
      <text:p text:style-name="P3"/>
      <text:p text:style-name="P3"/>
      <text:p text:style-name="P3">Tetivali:4 <text:s/>,:0 <text:s/>bramm:1 <text:s/>an:1 <text:s/>gath:1 <text:s/>!:0</text:p>
      <text:p text:style-name="P3">Niver a sylabennow y'n linenn = 7</text:p>
      <text:p text:style-name="P3">tetiVAli <text:s/>BRAMM an GATH</text:p>
      <text:p text:style-name="P3"/>
      <text:p text:style-name="P3">My:1 <text:s/>ny:1 <text:s/>grysav:2 <text:s/>dhiso:2 <text:s/>hwath:1 <text:s/>,:0</text:p>
      <text:p text:style-name="P3">Niver a sylabennow y'n linenn = 7</text:p>
      <text:p text:style-name="P3">MY ny GRYsav DHIso HWATH</text:p>
      <text:p text:style-name="P3"/>
      <text:p text:style-name="P3">y:1 <text:s/>fynn:1 <text:s/>Dyw:1 <text:s/>gul:1 <text:s/>yndella:3 <text:s/>.:0</text:p>
      <text:p text:style-name="P3">Niver a sylabennow y'n linenn = 7</text:p>
      <text:p text:style-name="P3">y FYNN DYW GUL ynDEll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y:1 <text:s/>a:1 <text:s/>woer:1 <text:s/>.:0 <text:s/>Ny:1 <text:s/>wrug:1 <text:s/>an:1 <text:s/>bys:1</text:p>
      <text:p text:style-name="P3">Niver a sylabennow y'n linenn = 7</text:p>
      <text:p text:style-name="P3">MY a WOER <text:s/>ny WRUG an BYS</text:p>
      <text:p text:style-name="P3"/>
      <text:p text:style-name="P3">ha'n:1 <text:s/>bobel:2 <text:s/>myns:1 <text:s/>eus:1 <text:s/>ynno:2</text:p>
      <text:p text:style-name="P3">Niver a sylabennow y'n linenn = 7</text:p>
      <text:p text:style-name="P3">HA'N <text:s text:c="2"/>BObel MYNS EUS YNno</text:p>
      <text:p text:style-name="P3"/>
      <text:p text:style-name="P3">dhe:1 <text:s/>vos:1 <text:s/>mar:1 <text:s/>gwykk:1 <text:s/>distruys:3 <text:s/>.:0</text:p>
      <text:p text:style-name="P3">Niver a sylabennow y'n linenn = 7</text:p>
      <text:p text:style-name="P3">dhe VOS mar GWYKK diSTRUys</text:p>
      <text:p text:style-name="P3"/>
      <text:p text:style-name="P3">Anpossybyl:4 <text:s/>yth:1 <text:s/>ywa:2</text:p>
      <text:p text:style-name="P3">Niver a sylabennow y'n linenn = 7</text:p>
      <text:p text:style-name="P3">anposSYbyl yth Ywa</text:p>
      <text:p text:style-name="P3"/>
      <text:p text:style-name="P3">an:1 <text:s/>dowr:1 <text:s/>na:1 <text:s/>dhe:1 <text:s/>vos:1 <text:s/>kevys:2 <text:s/>.:0</text:p>
      <text:p text:style-name="P3">Niver a sylabennow y'n linenn = 7</text:p>
      <text:p text:style-name="P3">an DOWR na dhe VOS KEvys</text:p>
      <text:p text:style-name="P3"/>
      <text:p text:style-name="P3"/>
      <text:p text:style-name="P3"/>
      <text:p text:style-name="P3"/>
      <text:p text:style-name="P3"/>
      <text:p text:style-name="P3">Anpossybyl:4 <text:s/>nyns:1 <text:s/>yw:1 <text:s/>tra:1</text:p>
      <text:p text:style-name="P3">Niver a sylabennow y'n linenn = 7</text:p>
      <text:p text:style-name="P3"><text:soft-page-break/>anposSYbyl nyns YW TRA</text:p>
      <text:p text:style-name="P3"/>
      <text:p text:style-name="P3">dhe:1 <text:s/>Wrier:2 <text:s/>oll:1 <text:s/>an:1 <text:s/>bys:1 <text:s/>ma:1 <text:s/>,:0</text:p>
      <text:p text:style-name="P3">Niver a sylabennow y'n linenn = 7</text:p>
      <text:p text:style-name="P3">dhe WRIer OLL an BYS ma</text:p>
      <text:p text:style-name="P3"/>
      <text:p text:style-name="P3">awos:2 <text:s/>distrui:3 <text:s/>an:1 <text:s/>bys:1</text:p>
      <text:p text:style-name="P3">Niver a sylabennow y'n linenn = 7</text:p>
      <text:p text:style-name="P3">Awos diSTRUi an BYS</text:p>
      <text:p text:style-name="P3"/>
      <text:p text:style-name="P3">a-ji:2 <text:s/>dhe:1 <text:s/>our:1 <text:s/>.:0</text:p>
      <text:p text:style-name="P3">Niver a sylabennow y'n linenn = 4</text:p>
      <text:p text:style-name="P3">a-JI dhe OUR</text:p>
      <text:p text:style-name="P3"/>
      <text:p text:style-name="P3">Rag:1 <text:s/>der:1 <text:s/>er:1 <text:s/>oll:1 <text:s/>a:1 <text:s/>veu:1 <text:s/>gwrys:1 <text:s/>,:0</text:p>
      <text:p text:style-name="P3">Niver a sylabennow y'n linenn = 7</text:p>
      <text:p text:style-name="P3">rag DER ER OLL a VEU GWRYS</text:p>
      <text:p text:style-name="P3"/>
      <text:p text:style-name="P3">nev:1 <text:s/>ha:1 <text:s/>nor:1 <text:s/>,:0 <text:s/>myns:1 <text:s/>eus:1 <text:s/>omma:2 <text:s/>,:0</text:p>
      <text:p text:style-name="P3">Niver a sylabennow y'n linenn = 7</text:p>
      <text:p text:style-name="P3">NEV ha NOR <text:s/>MYNS EUS OMma</text:p>
      <text:p text:style-name="P3"/>
      <text:p text:style-name="P3">ha:1 <text:s/>der:1 <text:s/>er:1 <text:s/>arta:2 <text:s/>,:0 <text:s/>dhymm:1 <text:s/>krys:1 <text:s/>,:0</text:p>
      <text:p text:style-name="P3">Niver a sylabennow y'n linenn = 7</text:p>
      <text:p text:style-name="P3">ha DER ER ARta <text:s/>DHYMM KRYS</text:p>
      <text:p text:style-name="P3"/>
      <text:p text:style-name="P3">ev:1 <text:s/>a:1 <text:s/>yll:1 <text:s/>,:0 <text:s/>mara:2 <text:s/>mynna:2 <text:s/>,:0</text:p>
      <text:p text:style-name="P3">Niver a sylabennow y'n linenn = 7</text:p>
      <text:p text:style-name="P3">EV a YLL <text:s/>MAra MYNna</text:p>
      <text:p text:style-name="P3"/>
      <text:p text:style-name="P3">y:1 <text:s/>dhistrui:3 <text:s/>der:1 <text:s/>an:1 <text:s/>dowr:1 <text:s/>.:0</text:p>
      <text:p text:style-name="P3">Niver a sylabennow y'n linenn = 7</text:p>
      <text:p text:style-name="P3">y dhiSTRUi DER an DOWR</text:p>
      <text:p text:style-name="P3"/>
      <text:p text:style-name="P3"/>
      <text:p text:style-name="P3"/>
      <text:p text:style-name="P3"/>
      <text:p text:style-name="P3"/>
      <text:p text:style-name="P3">Ny:1 <text:s/>amont:2 <text:s/>dhymmo:2 <text:s/>resna:2</text:p>
      <text:p text:style-name="P3">Niver a sylabennow y'n linenn = 7</text:p>
      <text:p text:style-name="P3">ny Amont DHYMmo REsna</text:p>
      <text:p text:style-name="P3"/>
      <text:p text:style-name="P3">genes:2 <text:s/>,:0 <text:s/>Noy:1 <text:s/>,:0 <text:s/>my:1 <text:s/>a:1 <text:s/>hevel:2 <text:s/>.:0</text:p>
      <text:p text:style-name="P3">Niver a sylabennow y'n linenn = 7</text:p>
      <text:p text:style-name="P3">GEnes <text:s/>NOY <text:s/>MY a HEvel</text:p>
      <text:p text:style-name="P3"/>
      <text:p text:style-name="P3">My:1 <text:s/>a:1 <text:s/>vynn:1 <text:s/>mos:1 <text:s/>alemma:3 <text:s/>,:0</text:p>
      <text:p text:style-name="P3">Niver a sylabennow y'n linenn = 7</text:p>
      <text:p text:style-name="P3">MY a VYNN MOS aLEMma</text:p>
      <text:p text:style-name="P3"/>
      <text:p text:style-name="P3">rag:1 <text:s/>yth:1 <text:s/>o'ta:2 <text:s/>drog:1 <text:s/>ebel:2</text:p>
      <text:p text:style-name="P3">Niver a sylabennow y'n linenn = 7</text:p>
      <text:p text:style-name="P3"><text:soft-page-break/>rag yth O'ta DROG Ebel</text:p>
      <text:p text:style-name="P3"/>
      <text:p text:style-name="P3">na:1 <text:s/>vynn:1 <text:s/>nevra:2 <text:s/>bones:2 <text:s/>'vas:1 <text:s/>.:0</text:p>
      <text:p text:style-name="P3">Niver a sylabennow y'n linenn = 7</text:p>
      <text:p text:style-name="P3">na VYNN NEvra BOnes 'V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urra:2 <text:s/>fol:1 <text:s/>ny:1 <text:s/>veu:1 <text:s/>gwelys:2 <text:s/>.:0</text:p>
      <text:p text:style-name="P3">Niver a sylabennow y'n linenn = 7</text:p>
      <text:p text:style-name="P3">PURra FOL ny VEU GWElys</text:p>
      <text:p text:style-name="P3"/>
      <text:p text:style-name="P3">My:1 <text:s/>a:1 <text:s/>lever:2 <text:s/>dhis:1 <text:s/>praga:2 <text:s/>.:0</text:p>
      <text:p text:style-name="P3">Niver a sylabennow y'n linenn = 7</text:p>
      <text:p text:style-name="P3">MY a LEver DHIS PRAga</text:p>
      <text:p text:style-name="P3"/>
      <text:p text:style-name="P3">An:1 <text:s/>lester:2 <text:s/>yw:1 <text:s/>dallethys:3 <text:s/>,:0</text:p>
      <text:p text:style-name="P3">Niver a sylabennow y'n linenn = 7</text:p>
      <text:p text:style-name="P3">an LEster YW daLLEthys</text:p>
      <text:p text:style-name="P3"/>
      <text:p text:style-name="P3">hwi:1 <text:s/>a:1 <text:s/>woer:1 <text:s/>,:0 <text:s/>nans:1 <text:s/>yw:1 <text:s/>polta:2 <text:s/>,:0</text:p>
      <text:p text:style-name="P3">Niver a sylabennow y'n linenn = 7</text:p>
      <text:p text:style-name="P3">HWI a WOER <text:s/>NANS YW POLta</text:p>
      <text:p text:style-name="P3"/>
      <text:p text:style-name="P3">a:1 <text:s/>vlydhynyow:3 <text:s/>pur:1 <text:s/>lies:2 <text:s/>-:0</text:p>
      <text:p text:style-name="P3">Niver a sylabennow y'n linenn = 7</text:p>
      <text:p text:style-name="P3">a vlyDHYNyow PUR LIes</text:p>
      <text:p text:style-name="P3"/>
      <text:p text:style-name="P3">moy:1 <text:s/>es:1 <text:s/>ugens:2</text:p>
      <text:p text:style-name="P3">Niver a sylabennow y'n linenn = 4</text:p>
      <text:p text:style-name="P3">MOY ES Ugens</text:p>
      <text:p text:style-name="P3"/>
      <text:p text:style-name="P3">rag:1 <text:s/>mar:1 <text:s/>vras:1 <text:s/>yw:1 <text:s/>dallethys:3</text:p>
      <text:p text:style-name="P3">Niver a sylabennow y'n linenn = 7</text:p>
      <text:p text:style-name="P3">rag mar VRAS YW daLLEthys</text:p>
      <text:p text:style-name="P3"/>
      <text:p text:style-name="P3">nevra:2 <text:s/>ny:1 <text:s/>vydh:1 <text:s/>diwedhys:3 <text:s/>.:0</text:p>
      <text:p text:style-name="P3">Niver a sylabennow y'n linenn = 7</text:p>
      <text:p text:style-name="P3">NEvra ny VYDH diWEdhys</text:p>
      <text:p text:style-name="P3"/>
      <text:p text:style-name="P3">My:1 <text:s/>a'n:1 <text:s/>te:1 <text:s/>war:1 <text:s/>ow:1 <text:s/>honshyans:3 <text:s/>.:0</text:p>
      <text:p text:style-name="P3">Niver a sylabennow y'n linenn = 8</text:p>
      <text:p text:style-name="P3">MY A'N <text:s text:c="2"/>TE WAR ow honSHYans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Now:1 <text:s/>an:1 <text:s/>lester:2 <text:s/>yth:1 <text:s/>yw:1 <text:s/>gwrys:1 <text:s/>,:0</text:p>
      <text:p text:style-name="P3">Niver a sylabennow y'n linenn = 7</text:p>
      <text:p text:style-name="P3">NOW an LEster yth YW GWRYS</text:p>
      <text:p text:style-name="P3"/>
      <text:p text:style-name="P3">teg:1 <text:s/>ha:1 <text:s/>da:1 <text:s/>dhe'm:1 <text:s/>plegadow:3 <text:s/>.:0</text:p>
      <text:p text:style-name="P3">Niver a sylabennow y'n linenn = 7</text:p>
      <text:p text:style-name="P3">TEG ha DA DHE'M <text:s/>pleGAdow</text:p>
      <text:p text:style-name="P3"/>
      <text:p text:style-name="P3">A:1 <text:s/>bub:1 <text:s/>eghenn:2 <text:s/>a:1 <text:s/>vestes:2</text:p>
      <text:p text:style-name="P3">Niver a sylabennow y'n linenn = 7</text:p>
      <text:p text:style-name="P3">a BUB Eghenn a VEstes</text:p>
      <text:p text:style-name="P3"/>
      <text:p text:style-name="P3">drewgh:1 <text:s/>hwi:1 <text:s/>kwykk:1 <text:s/>dhymm:1 <text:s/>orth:1 <text:s/>koplow:2</text:p>
      <text:p text:style-name="P3">Niver a sylabennow y'n linenn = 7</text:p>
      <text:p text:style-name="P3">DREWGH HWI KWYKK DHYMM ORTH KOplow</text:p>
      <text:p text:style-name="P3"/>
      <text:p text:style-name="P3">chatel:2 <text:s/>,:0 <text:s/>ydhyn:2 <text:s/>,:0 <text:s/>kekeffrys:3 <text:s/>,:0</text:p>
      <text:p text:style-name="P3">Niver a sylabennow y'n linenn = 7</text:p>
      <text:p text:style-name="P3">CHAtel <text:s/>Ydhyn <text:s/>keKEFfrys</text:p>
      <text:p text:style-name="P3"/>
      <text:p text:style-name="P3">dew:1 <text:s/>ha:1 <text:s/>dew:1 <text:s/>,:0 <text:s/>benow:2 <text:s/>ha:1 <text:s/>gorow:2 <text:s/>.:0</text:p>
      <text:p text:style-name="P3">Niver a sylabennow y'n linenn = 8</text:p>
      <text:p text:style-name="P3">DEW ha DEW <text:s/>BEnow ha GOrow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Nyns:1 <text:s/>eus:1 <text:s/>best:1 <text:s/>na:1 <text:s/>pryv:1 <text:s/>y'n:1 <text:s/>bys:1 <text:s/>,:0</text:p>
      <text:p text:style-name="P3">Niver a sylabennow y'n linenn = 7</text:p>
      <text:p text:style-name="P3">nyns EUS BEST na PRYV Y'N <text:s text:c="2"/>BYS</text:p>
      <text:p text:style-name="P3"/>
      <text:p text:style-name="P3">benow:2 <text:s/>ha:1 <text:s/>gorow:2 <text:s/>omma:2 <text:s/>,:0</text:p>
      <text:p text:style-name="P3">Niver a sylabennow y'n linenn = 7</text:p>
      <text:p text:style-name="P3"><text:soft-page-break/>BEnow ha GOrow OMma</text:p>
      <text:p text:style-name="P3"/>
      <text:p text:style-name="P3">genev:2 <text:s/>dhy'hwi:2 <text:s/>nag:1 <text:s/>yw:1 <text:s/>dres:1 <text:s/>.:0</text:p>
      <text:p text:style-name="P3">Niver a sylabennow y'n linenn = 7</text:p>
      <text:p text:style-name="P3">GEnev DHY'hwi nag YW DRES</text:p>
      <text:p text:style-name="P3"/>
      <text:p text:style-name="P3">Y'n:1 <text:s/>lester:2 <text:s/>y:1 <text:s/>tons:1 <text:s/>ena:2 <text:s/>.:0</text:p>
      <text:p text:style-name="P3">Niver a sylabennow y'n linenn = 7</text:p>
      <text:p text:style-name="P3">Y'N <text:s text:c="2"/>LEster y TONS En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:1 <text:s/>das:1 <text:s/>,:0 <text:s/>lemmyn:2 <text:s/>gwrewgh:1 <text:s/>parys:2 <text:s/>.:0</text:p>
      <text:p text:style-name="P3">Niver a sylabennow y'n linenn = 7</text:p>
      <text:p text:style-name="P3">a DAS <text:s/>LEMmyn GWREWGH PArys</text:p>
      <text:p text:style-name="P3"/>
      <text:p text:style-name="P3">An:1 <text:s/>liv:1 <text:s/>nans:1 <text:s/>yw:1 <text:s/>devedhys:3 <text:s/>!:0</text:p>
      <text:p text:style-name="P3">Niver a sylabennow y'n linenn = 7</text:p>
      <text:p text:style-name="P3">an LIV NANS YW deVEdhys</text:p>
      <text:p text:style-name="P3"/>
      <text:p text:style-name="P3">Yma:2 <text:s/>lower:2 <text:s/>den:1 <text:s/>y'n:1 <text:s/>bys:1</text:p>
      <text:p text:style-name="P3">Niver a sylabennow y'n linenn = 7</text:p>
      <text:p text:style-name="P3">yMA LOwer DEN Y'N <text:s text:c="2"/>BYS</text:p>
      <text:p text:style-name="P3"/>
      <text:p text:style-name="P3">kyns:1 <text:s/>lemmyn:2 <text:s/>sur:1 <text:s/>gewsis:2</text:p>
      <text:p text:style-name="P3">Niver a sylabennow y'n linenn = 6</text:p>
      <text:p text:style-name="P3">KYNS LEMmyn SUR GEWsis</text:p>
      <text:p text:style-name="P3"/>
      <text:p text:style-name="P3">agas:2 <text:s/>bos:1 <text:s/>hwi:1 <text:s/>gokki:2 <text:s/>.:0</text:p>
      <text:p text:style-name="P3">Niver a sylabennow y'n linenn = 6</text:p>
      <text:p text:style-name="P3">Agas BOS HWI GOKki</text:p>
      <text:p text:style-name="P3"/>
      <text:p text:style-name="P3">Pan:1 <text:s/>wrussowgh:2 <text:s/>gul:1 <text:s/>an:1 <text:s/>lester:2</text:p>
      <text:p text:style-name="P3">Niver a sylabennow y'n linenn = 7</text:p>
      <text:p text:style-name="P3">pan WRUSsowgh GUL an LEster</text:p>
      <text:p text:style-name="P3"/>
      <text:p text:style-name="P3">omma:2 <text:s/>prest:1 <text:s/>yn:1 <text:s/>kres:1 <text:s/>an:1 <text:s/>tir:1 <text:s/>,:0</text:p>
      <text:p text:style-name="P3">Niver a sylabennow y'n linenn = 7</text:p>
      <text:p text:style-name="P3">OMma PREST YN KRES an TIR</text:p>
      <text:p text:style-name="P3"/>
      <text:p text:style-name="P3">mor:1 <text:s/>vydh:1 <text:s/>nyns:1 <text:s/>esa:2 <text:s/>,:0 <text:s/>devri:2 <text:s/>,:0</text:p>
      <text:p text:style-name="P3">Niver a sylabennow y'n linenn = 7</text:p>
      <text:p text:style-name="P3"><text:soft-page-break/>MOR VYDH nyns Esa <text:s/>deVRI</text:p>
      <text:p text:style-name="P3"/>
      <text:p text:style-name="P3">dh'y:1 <text:s/>doen:1 <text:s/>yn:1 <text:s/>kerdh:1 <text:s/>.:0</text:p>
      <text:p text:style-name="P3">Niver a sylabennow y'n linenn = 4</text:p>
      <text:p text:style-name="P3">DH'Y <text:s text:c="2"/>DOEN YN KERDH</text:p>
      <text:p text:style-name="P3"/>
      <text:p text:style-name="P3"/>
      <text:p text:style-name="P3"/>
      <text:p text:style-name="P3"/>
      <text:p text:style-name="P3"/>
      <text:p text:style-name="P3">Ges:1 <text:s/>a:1 <text:s/>wrussons:2 <text:s/>anodho:3 <text:s/>.:0</text:p>
      <text:p text:style-name="P3">Niver a sylabennow y'n linenn = 7</text:p>
      <text:p text:style-name="P3">GES a WRUSsons aNOdho</text:p>
      <text:p text:style-name="P3"/>
      <text:p text:style-name="P3">Dout:1 <text:s/>sorr:1 <text:s/>Dyw:1 <text:s/>nyns:1 <text:s/>esa:2</text:p>
      <text:p text:style-name="P3">Niver a sylabennow y'n linenn = 6</text:p>
      <text:p text:style-name="P3">DOUT SORR DYW nyns Esa</text:p>
      <text:p text:style-name="P3"/>
      <text:p text:style-name="P3">dhedha:2 <text:s/>nena:2 <text:s/>,:0 <text:s/>my:1 <text:s/>a:1 <text:s/>woer:1 <text:s/>gwir:1 <text:s/>.:0</text:p>
      <text:p text:style-name="P3">Niver a sylabennow y'n linenn = 8</text:p>
      <text:p text:style-name="P3">DHEdha NEna <text:s/>MY a WOER GWI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n:1 <text:s/>liv:1 <text:s/>nans:1 <text:s/>yw:1 <text:s/>devedhys:3 <text:s/>,:0</text:p>
      <text:p text:style-name="P3">Niver a sylabennow y'n linenn = 7</text:p>
      <text:p text:style-name="P3">an LIV NANS YW deVEdhys</text:p>
      <text:p text:style-name="P3"/>
      <text:p text:style-name="P3">mayth:1 <text:s/>yw:1 <text:s/>da:1 <text:s/>dhyn:1 <text:s/>fistena:3 <text:s/>.:0</text:p>
      <text:p text:style-name="P3">Niver a sylabennow y'n linenn = 7</text:p>
      <text:p text:style-name="P3">mayth YW DA DHYN fiSTEna</text:p>
      <text:p text:style-name="P3"/>
      <text:p text:style-name="P3">Pub:1 <text:s/>best:1 <text:s/>oll:1 <text:s/>yma:2 <text:s/>gyllys:2</text:p>
      <text:p text:style-name="P3">Niver a sylabennow y'n linenn = 7</text:p>
      <text:p text:style-name="P3">PUB BEST OLL yMA GYllys</text:p>
      <text:p text:style-name="P3"/>
      <text:p text:style-name="P3">y'n:1 <text:s/>lester:2 <text:s/>dh'aga:2 <text:s/>hinda:2</text:p>
      <text:p text:style-name="P3">Niver a sylabennow y'n linenn = 7</text:p>
      <text:p text:style-name="P3">Y'N <text:s text:c="2"/>LEster DH'Aga HINda</text:p>
      <text:p text:style-name="P3"/>
      <text:p text:style-name="P3">dell:1 <text:s/>yw:1 <text:s/>or'nys:2 <text:s/>dhymmo:2 <text:s/>vy:1 <text:s/>.:0</text:p>
      <text:p text:style-name="P3">Niver a sylabennow y'n linenn = 7</text:p>
      <text:p text:style-name="P3"><text:soft-page-break/>dell YW OR'nys DHYMmo vy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Kewgh:1 <text:s/>a-bervedh:3 <text:s/>,:0 <text:s/>ow:1 <text:s/>fleghes:2 <text:s/>,:0</text:p>
      <text:p text:style-name="P3">Niver a sylabennow y'n linenn = 7</text:p>
      <text:p text:style-name="P3">KEWGH a-BERvedh <text:s/>ow FLEghes</text:p>
      <text:p text:style-name="P3"/>
      <text:p text:style-name="P3">ha'gas:2 <text:s/>gwragedh:2 <text:s/>maga:2 <text:s/>ta:1 <text:s/>.:0</text:p>
      <text:p text:style-name="P3">Niver a sylabennow y'n linenn = 7</text:p>
      <text:p text:style-name="P3">HA'gas GWRAgedh MAga TA</text:p>
      <text:p text:style-name="P3"/>
      <text:p text:style-name="P3">Ogas:2 <text:s/>an:1 <text:s/>nor:1 <text:s/>yw:1 <text:s/>kudhys:2</text:p>
      <text:p text:style-name="P3">Niver a sylabennow y'n linenn = 7</text:p>
      <text:p text:style-name="P3">Ogas an NOR YW KUdhys</text:p>
      <text:p text:style-name="P3"/>
      <text:p text:style-name="P3">der:1 <text:s/>an:1 <text:s/>glaw:1 <text:s/>eus:1 <text:s/>a-wartha:3 <text:s/>.:0</text:p>
      <text:p text:style-name="P3">Niver a sylabennow y'n linenn = 7</text:p>
      <text:p text:style-name="P3">DER an GLAW EUS a-WARtha</text:p>
      <text:p text:style-name="P3"/>
      <text:p text:style-name="P3">Ty:1 <text:s/>,:0 <text:s/>benyn:2 <text:s/>,:0 <text:s/>a-bervedh:3 <text:s/>deus:1 <text:s/>.:0</text:p>
      <text:p text:style-name="P3">Niver a sylabennow y'n linenn = 7</text:p>
      <text:p text:style-name="P3">TY <text:s/>BEnyn <text:s/>a-BERvedh DEUS</text:p>
      <text:p text:style-name="P3"/>
      <text:p text:style-name="P3">Ow:1 <text:s/>!:0 <text:s/>dar:1 <text:s/>!:0 <text:s/>beudhi:2 <text:s/>a:1 <text:s/>vynn'ta:2 <text:s/>?:0</text:p>
      <text:p text:style-name="P3">Niver a sylabennow y'n linenn = 7</text:p>
      <text:p text:style-name="P3">ow <text:s/>DAR <text:s/>BEUdhi a VYNN'ta</text:p>
      <text:p text:style-name="P3"/>
      <text:p text:style-name="P3"/>
      <text:p text:style-name="P3"/>
      <text:p text:style-name="P3"/>
      <text:p text:style-name="P3"/>
      <text:p text:style-name="P3">Res:1 <text:s/>yw:1 <text:s/>sawya:2 <text:s/>an:1 <text:s/>pyth:1 <text:s/>eus:1 <text:s/>.:0</text:p>
      <text:p text:style-name="P3">Niver a sylabennow y'n linenn = 7</text:p>
      <text:p text:style-name="P3">RES YW SAWya an PYTH EUS</text:p>
      <text:p text:style-name="P3"/>
      <text:p text:style-name="P3">Ny'n:1 <text:s/>dal:1 <text:s/>dhymm:1 <text:s/>tewlel:2 <text:s/>dhe:1 <text:s/>ves:1 <text:s/>.:0</text:p>
      <text:p text:style-name="P3">Niver a sylabennow y'n linenn = 7</text:p>
      <text:p text:style-name="P3">NY'N <text:s text:c="2"/>DAL DHYMM TEwlel dhe VES</text:p>
      <text:p text:style-name="P3"/>
      <text:p text:style-name="P3">Da:1 <text:s/>yw:1 <text:s/>dhyn:1 <text:s/>aga:2 <text:s/>sawya:2 <text:s/>.:0</text:p>
      <text:p text:style-name="P3">Niver a sylabennow y'n linenn = 7</text:p>
      <text:p text:style-name="P3">DA YW DHYN Aga SAWya</text:p>
      <text:p text:style-name="P3"/>
      <text:p text:style-name="P3">Y:1 <text:s/>kostyons:2 <text:s/>showr:1 <text:s/>a:1 <text:s/>vona:2 <text:s/>,:0</text:p>
      <text:p text:style-name="P3">Niver a sylabennow y'n linenn = 7</text:p>
      <text:p text:style-name="P3"><text:soft-page-break/>y KOSTyons SHOWR a VOna</text:p>
      <text:p text:style-name="P3"/>
      <text:p text:style-name="P3">an:1 <text:s/>keth:1 <text:s/>taklow:2 <text:s/>eus:1 <text:s/>omma:2 <text:s/>.:0</text:p>
      <text:p text:style-name="P3">Niver a sylabennow y'n linenn = 7</text:p>
      <text:p text:style-name="P3">an KETH TAklow EUS OMma</text:p>
      <text:p text:style-name="P3"/>
      <text:p text:style-name="P3">Noy:1 <text:s/>hweg:1 <text:s/>,:0 <text:s/>ty:1 <text:s/>a:1 <text:s/>woer:1 <text:s/>henna:2 <text:s/>.:0</text:p>
      <text:p text:style-name="P3">Niver a sylabennow y'n linenn = 7</text:p>
      <text:p text:style-name="P3">NOY HWEG <text:s/>TY a WOER HENn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Nans:1 <text:s/>yw:1 <text:s/>meur:1 <text:s/>a:1 <text:s/>for:1 <text:s/>':0 <text:s/>,:0 <text:s/>pur:1 <text:s/>wir:1</text:p>
      <text:p text:style-name="P3">,:0</text:p>
      <text:p text:style-name="P3">Niver a sylabennow y'n linenn = 7</text:p>
      <text:p text:style-name="P3">NANS YW MEUR a FOR <text:s text:c="2"/>PUR WIR</text:p>
      <text:p text:style-name="P3"/>
      <text:p text:style-name="P3">a-ban:2 <text:s/>kellsyn:2 <text:s/>syght:1 <text:s/>a'n:1 <text:s/>tir:1 <text:s/>.:0</text:p>
      <text:p text:style-name="P3">Niver a sylabennow y'n linenn = 7</text:p>
      <text:p text:style-name="P3">A-ban KELLsyn SYGHT A'N <text:s text:c="2"/>TIR</text:p>
      <text:p text:style-name="P3"/>
      <text:p text:style-name="P3">Rakhenna:3 <text:s/>dhymm:1 <text:s/>,:0 <text:s/>ke:1 <text:s/>bran:1 <text:s/>vras:1 <text:s/>,:0</text:p>
      <text:p text:style-name="P3">Niver a sylabennow y'n linenn = 7</text:p>
      <text:p text:style-name="P3">rakHENna DHYMM <text:s/>KE BRAN VR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nij:1 <text:s/>yn:1 <text:s/>kerdh:1 <text:s/>lemmyn:2 <text:s/>ha:1 <text:s/>mir:1</text:p>
      <text:p text:style-name="P3">Niver a sylabennow y'n linenn = 7</text:p>
      <text:p text:style-name="P3">NIJ YN KERDH LEMmyn ha MIR</text:p>
      <text:p text:style-name="P3"/>
      <text:p text:style-name="P3">tiredh:2 <text:s/>mar:1 <text:s/>kyll:1 <text:s/>bos:1 <text:s/>kevys:2 <text:s/>,:0</text:p>
      <text:p text:style-name="P3">Niver a sylabennow y'n linenn = 7</text:p>
      <text:p text:style-name="P3">TIredh mar KYLL BOS KEvys</text:p>
      <text:p text:style-name="P3"/>
      <text:p text:style-name="P3">hag:1 <text:s/>an:1 <text:s/>golomm:2 <text:s/>yn:1 <text:s/>pur:1 <text:s/>sur:1</text:p>
      <text:p text:style-name="P3">Niver a sylabennow y'n linenn = 7</text:p>
      <text:p text:style-name="P3">hag an GOlomm YN PUR SUR</text:p>
      <text:p text:style-name="P3"/>
      <text:p text:style-name="P3">my:1 <text:s/>a's:1 <text:s/>dannvon:2 <text:s/>pur:1 <text:s/>uskis:2 <text:s/>,:0</text:p>
      <text:p text:style-name="P3"><text:soft-page-break/>Niver a sylabennow y'n linenn = 7</text:p>
      <text:p text:style-name="P3">MY A'S <text:s/>DANNvon PUR Uskis</text:p>
      <text:p text:style-name="P3"/>
      <text:p text:style-name="P3">syght:1 <text:s/>an:1 <text:s/>nor:1 <text:s/>mar:1 <text:s/>kyll:1 <text:s/>gweles:2 <text:s/>.:0</text:p>
      <text:p text:style-name="P3">Niver a sylabennow y'n linenn = 7</text:p>
      <text:p text:style-name="P3">SYGHT an NOR mar KYLL GWEles</text:p>
      <text:p text:style-name="P3"/>
      <text:p text:style-name="P3"/>
      <text:p text:style-name="P3"/>
      <text:p text:style-name="P3"/>
      <text:p text:style-name="P3"/>
      <text:p text:style-name="P3">Marow:2 <text:s/>yw:1 <text:s/>pub:1 <text:s/>tra:1 <text:s/>esa:2</text:p>
      <text:p text:style-name="P3">Niver a sylabennow y'n linenn = 7</text:p>
      <text:p text:style-name="P3">MArow YW PUB TRA Esa</text:p>
      <text:p text:style-name="P3"/>
      <text:p text:style-name="P3">spyrys:2 <text:s/>a:1 <text:s/>vywnans:2 <text:s/>ynno:2 <text:s/>.:0</text:p>
      <text:p text:style-name="P3">Niver a sylabennow y'n linenn = 7</text:p>
      <text:p text:style-name="P3">SPYrys a VYWnans YNno</text:p>
      <text:p text:style-name="P3"/>
      <text:p text:style-name="P3">My:1 <text:s/>a:1 <text:s/>worhemmynn:3 <text:s/>hware:2</text:p>
      <text:p text:style-name="P3">Niver a sylabennow y'n linenn = 7</text:p>
      <text:p text:style-name="P3">MY a worHEMmynn HWAre</text:p>
      <text:p text:style-name="P3"/>
      <text:p text:style-name="P3">dhe'n:1 <text:s/>glaw:1 <text:s/>namoy:2 <text:s/>na:1 <text:s/>wrello:2 <text:s/>.:0</text:p>
      <text:p text:style-name="P3">Niver a sylabennow y'n linenn = 7</text:p>
      <text:p text:style-name="P3">DHE'N <text:s text:c="2"/>GLAW naMOY na WREll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he'n:1 <text:s/>Tas:1 <text:s/>Dyw:1 <text:s/>re:1 <text:s/>bo:1 <text:s/>grassyes:2 <text:s/>!:0</text:p>
      <text:p text:style-name="P3">Niver a sylabennow y'n linenn = 7</text:p>
      <text:p text:style-name="P3">DHE'N <text:s text:c="2"/>TAS DYW re bo GRASSyes</text:p>
      <text:p text:style-name="P3"/>
      <text:p text:style-name="P3">An:1 <text:s/>golomm:2 <text:s/>yw:1 <text:s/>devedhys:3 <text:s/>,:0</text:p>
      <text:p text:style-name="P3">Niver a sylabennow y'n linenn = 7</text:p>
      <text:p text:style-name="P3">an GOlomm YW deVEdhys</text:p>
      <text:p text:style-name="P3"/>
      <text:p text:style-name="P3">ha:1 <text:s/>gensi:2 <text:s/>branch:1 <text:s/>oliv:2 <text:s/>glas:1 <text:s/>.:0</text:p>
      <text:p text:style-name="P3">Niver a sylabennow y'n linenn = 7</text:p>
      <text:p text:style-name="P3">ha GENsi BRANCH Oliv GLAS</text:p>
      <text:p text:style-name="P3"/>
      <text:p text:style-name="P3">Arall:2 <text:s/>bedhes:2 <text:s/>delivrys:3 <text:s/>.:0</text:p>
      <text:p text:style-name="P3"><text:soft-page-break/>Niver a sylabennow y'n linenn = 7</text:p>
      <text:p text:style-name="P3">Arall BEdhes deLIvrys</text:p>
      <text:p text:style-name="P3"/>
      <text:p text:style-name="P3">Dos:1 <text:s/>ny:1 <text:s/>vynnas:2 <text:s/>an:1 <text:s/>vran:1 <text:s/>vras:1 <text:s/>.:0</text:p>
      <text:p text:style-name="P3">Niver a sylabennow y'n linenn = 7</text:p>
      <text:p text:style-name="P3">DOS ny VYNnas an VRAN VRAS</text:p>
      <text:p text:style-name="P3"/>
      <text:p text:style-name="P3">Neb:1 <text:s/>karyn:2 <text:s/>hi:1 <text:s/>a:1 <text:s/>gavas:2 <text:s/>.:0</text:p>
      <text:p text:style-name="P3">Niver a sylabennow y'n linenn = 7</text:p>
      <text:p text:style-name="P3">NEB KAryn HI a GAvas</text:p>
      <text:p text:style-name="P3"/>
      <text:p text:style-name="P3">Nans:1 <text:s/>yw:1 <text:s/>ogas:2 <text:s/>ha:1 <text:s/>blydhen:2</text:p>
      <text:p text:style-name="P3">Niver a sylabennow y'n linenn = 7</text:p>
      <text:p text:style-name="P3">NANS YW Ogas ha BLYdhen</text:p>
      <text:p text:style-name="P3"/>
      <text:p text:style-name="P3">a-ban:2 <text:s/>dhallathas:3 <text:s/>an:1 <text:s/>liv:1 <text:s/>.:0</text:p>
      <text:p text:style-name="P3">Niver a sylabennow y'n linenn = 7</text:p>
      <text:p text:style-name="P3">A-ban dhaLLAthas an LIV</text:p>
      <text:p text:style-name="P3"/>
      <text:p text:style-name="P3">Mars:1 <text:s/>yw:1 <text:s/>bodh:1 <text:s/>Dyw:1 <text:s/>y:1 <text:s/>honan:2 <text:s/>,:0</text:p>
      <text:p text:style-name="P3">Niver a sylabennow y'n linenn = 7</text:p>
      <text:p text:style-name="P3">mars YW BODH DYW y HOnan</text:p>
      <text:p text:style-name="P3"/>
      <text:p text:style-name="P3">neb:1 <text:s/>yw:1 <text:s/>Gwrier:2 <text:s/>nor:1 <text:s/>ha:1 <text:s/>nev:1 <text:s/>,:0</text:p>
      <text:p text:style-name="P3">Niver a sylabennow y'n linenn = 7</text:p>
      <text:p text:style-name="P3">NEB YW GWRIer NOR ha NEV</text:p>
      <text:p text:style-name="P3"/>
      <text:p text:style-name="P3">dhe:1 <text:s/>slakya:2 <text:s/>an:1 <text:s/>keth:1 <text:s/>liv:1 <text:s/>bras:1 <text:s/>,:0</text:p>
      <text:p text:style-name="P3">Niver a sylabennow y'n linenn = 7</text:p>
      <text:p text:style-name="P3">dhe SLAKya an KETH LIV BRAS</text:p>
      <text:p text:style-name="P3"/>
      <text:p text:style-name="P3">y:1 <text:s/>vodh:1 <text:s/>re:1 <text:s/>bo:1 <text:s/>kollenwys:3</text:p>
      <text:p text:style-name="P3">Niver a sylabennow y'n linenn = 7</text:p>
      <text:p text:style-name="P3">y VODH re bo koLLENwys</text:p>
      <text:p text:style-name="P3"/>
      <text:p text:style-name="P3">omma:2 <text:s/>genen:2 <text:s/>ni:1 <text:s/>pub:1 <text:s/>prys:1 <text:s/>,:0</text:p>
      <text:p text:style-name="P3">Niver a sylabennow y'n linenn = 7</text:p>
      <text:p text:style-name="P3">OMma GEnen NI PUB PRYS</text:p>
      <text:p text:style-name="P3"/>
      <text:p text:style-name="P3">kekeffrys:3 <text:s/>ha:1 <text:s/>mab:1 <text:s/>ha:1 <text:s/>tas:1 <text:s/>.:0</text:p>
      <text:p text:style-name="P3">Niver a sylabennow y'n linenn = 7</text:p>
      <text:p text:style-name="P3">keKEFfrys ha MAB ha T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Noy:1 <text:s/>,:0 <text:s/>my:1 <text:s/>a:1 <text:s/>worhemmynn:3 <text:s/>dhis:1 <text:s/>,:0</text:p>
      <text:p text:style-name="P3">Niver a sylabennow y'n linenn = 7</text:p>
      <text:p text:style-name="P3">NOY <text:s/>MY a worHEMmynn DHIS</text:p>
      <text:p text:style-name="P3"/>
      <text:p text:style-name="P3">ke:1 <text:s/>yn-mes:2 <text:s/>a'n:1 <text:s/>lester:2 <text:s/>skon:1 <text:s/>,:0</text:p>
      <text:p text:style-name="P3">Niver a sylabennow y'n linenn = 7</text:p>
      <text:p text:style-name="P3">KE YN-mes A'N <text:s text:c="2"/>LEster SKON</text:p>
      <text:p text:style-name="P3"/>
      <text:p text:style-name="P3">dhe'th:1 <text:s/>wreg:1 <text:s/>ha'th:1 <text:s/>fleghes:2 <text:s/>keffrys:2 <text:s/>,:0</text:p>
      <text:p text:style-name="P3">Niver a sylabennow y'n linenn = 7</text:p>
      <text:p text:style-name="P3">DHE'TH WREG HA'TH FLEghes KEFfrys</text:p>
      <text:p text:style-name="P3"/>
      <text:p text:style-name="P3">ydhyn:2 <text:s/>,:0 <text:s/>bestes:2 <text:s/>,:0 <text:s/>ha:1 <text:s/>pub:1 <text:s/>lo'n:1 <text:s/>.:0</text:p>
      <text:p text:style-name="P3">Niver a sylabennow y'n linenn = 7</text:p>
      <text:p text:style-name="P3">Ydhyn <text:s/>BEstes <text:s/>ha PUB LO'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eur:1 <text:s/>wordhyans:2 <text:s/>dhis:1 <text:s/>,:0 <text:s/>Arloedh:2 <text:s/>Nev:1 <text:s/>.:0</text:p>
      <text:p text:style-name="P3">Niver a sylabennow y'n linenn = 7</text:p>
      <text:p text:style-name="P3">MEUR WORDHyans DHIS <text:s/>ARloedh NEV</text:p>
      <text:p text:style-name="P3"/>
      <text:p text:style-name="P3">Ty:1 <text:s/>a:1 <text:s/>weres:2 <text:s/>gwann:1 <text:s/>ha:1 <text:s/>krev:1</text:p>
      <text:p text:style-name="P3">Niver a sylabennow y'n linenn = 7</text:p>
      <text:p text:style-name="P3">TY a WEres GWANN ha KREV</text:p>
      <text:p text:style-name="P3"/>
      <text:p text:style-name="P3">yn:1 <text:s/>edhomm:2 <text:s/>,:0 <text:s/>sur:1 <text:s/>,:0 <text:s/>pan:1 <text:s/>vo:1 <text:s/>res:1 <text:s/>.:0</text:p>
      <text:p text:style-name="P3">Niver a sylabennow y'n linenn = 7</text:p>
      <text:p text:style-name="P3">YN Edhomm <text:s/>SUR <text:s/>pan VO RES</text:p>
      <text:p text:style-name="P3"/>
      <text:p text:style-name="P3">Deun:1 <text:s/>yn-mes:2 <text:s/>,:0 <text:s/>byghan:2 <text:s/>ha:1 <text:s/>bras:1 <text:s/>,:0</text:p>
      <text:p text:style-name="P3">Niver a sylabennow y'n linenn = 7</text:p>
      <text:p text:style-name="P3">DEUN YN-mes <text:s/>BYghan ha BRAS</text:p>
      <text:p text:style-name="P3"/>
      <text:p text:style-name="P3">chatel:2 <text:s/>,:0 <text:s/>ydhyn:2 <text:s/>ha:1 <text:s/>bestes:2 <text:s/>;:0</text:p>
      <text:p text:style-name="P3">Niver a sylabennow y'n linenn = 7</text:p>
      <text:p text:style-name="P3">CHAtel <text:s/>Ydhyn ha BEstes</text:p>
      <text:p text:style-name="P3"/>
      <text:p text:style-name="P3">myns:1 <text:s/>a:1 <text:s/>veu:1 <text:s/>y'n:1 <text:s/>lester:2 <text:s/>dres:1 <text:s/>.:0</text:p>
      <text:p text:style-name="P3"><text:soft-page-break/>Niver a sylabennow y'n linenn = 7</text:p>
      <text:p text:style-name="P3">MYNS a VEU Y'N <text:s text:c="2"/>LEster DRES</text:p>
      <text:p text:style-name="P3"/>
      <text:p text:style-name="P3">Yn:1 <text:s/>dehwelans:3 <text:s/>peghosow:3</text:p>
      <text:p text:style-name="P3">Niver a sylabennow y'n linenn = 7</text:p>
      <text:p text:style-name="P3">YN deHWElans peGHOsow</text:p>
      <text:p text:style-name="P3"/>
      <text:p text:style-name="P3">gwruthyl:2 <text:s/>alter:2 <text:s/>my:1 <text:s/>a:1 <text:s/>vynn:1 <text:s/>.:0</text:p>
      <text:p text:style-name="P3">Niver a sylabennow y'n linenn = 7</text:p>
      <text:p text:style-name="P3">GWRUthyl ALter MY a VYNN</text:p>
      <text:p text:style-name="P3"/>
      <text:p text:style-name="P3">My:1 <text:s/>a:1 <text:s/>vynn:1 <text:s/>guthyl:2 <text:s/>kanow:2 <text:s/>,:0</text:p>
      <text:p text:style-name="P3">Niver a sylabennow y'n linenn = 7</text:p>
      <text:p text:style-name="P3">MY a VYNN GUthyl KAnow</text:p>
      <text:p text:style-name="P3"/>
      <text:p text:style-name="P3">ha:1 <text:s/>sakrifis:3 <text:s/>(:0 <text:s/>a:1 <text:s/>):0 <text:s/>lemmyn:2</text:p>
      <text:p text:style-name="P3">Niver a sylabennow y'n linenn = 7</text:p>
      <text:p text:style-name="P3">ha saKRIfis <text:s/>a <text:s/>LEMmyn</text:p>
      <text:p text:style-name="P3"/>
      <text:p text:style-name="P3">rann:1 <text:s/>eghenn:2 <text:s/>a:1 <text:s/>bub:1 <text:s/>sortow:2 <text:s/>,:0</text:p>
      <text:p text:style-name="P3">Niver a sylabennow y'n linenn = 7</text:p>
      <text:p text:style-name="P3">RANN Eghenn a BUB SORtow</text:p>
      <text:p text:style-name="P3"/>
      <text:p text:style-name="P3">keffrys:2 <text:s/>bestes:2 <text:s/>hag:1 <text:s/>ydhyn:2 <text:s/>,:0</text:p>
      <text:p text:style-name="P3">Niver a sylabennow y'n linenn = 7</text:p>
      <text:p text:style-name="P3">KEFfrys BEstes hag Ydhyn</text:p>
      <text:p text:style-name="P3"/>
      <text:p text:style-name="P3">gans:1 <text:s/>henna:2 <text:s/>dh'y:1 <text:s/>enora:3 <text:s/>.:0</text:p>
      <text:p text:style-name="P3">Niver a sylabennow y'n linenn = 7</text:p>
      <text:p text:style-name="P3">GANS HENna DH'Y <text:s text:c="2"/>eNOra</text:p>
      <text:p text:style-name="P3"/>
      <text:p text:style-name="P3">Ha:1 <text:s/>rag:1 <text:s/>henna:2 <text:s/>gwren:1 <text:s/>ni:1 <text:s/>kana:2</text:p>
      <text:p text:style-name="P3">Niver a sylabennow y'n linenn = 8</text:p>
      <text:p text:style-name="P3">ha rag HENna GWREN NI KAna</text:p>
      <text:p text:style-name="P3"/>
      <text:p text:style-name="P3">yn:1 <text:s/>gordhyans:2 <text:s/>dhe'n:1 <text:s/>Tas:1 <text:s/>omma:2 <text:s/>.:0</text:p>
      <text:p text:style-name="P3">Niver a sylabennow y'n linenn = 7</text:p>
      <text:p text:style-name="P3">YN GORDHyans DHE'N <text:s text:c="2"/>TAS OMm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emma:2 <text:s/>yth:1 <text:s/>yw:1 <text:s/>sawer:2 <text:s/>hweg:1 <text:s/>,:0</text:p>
      <text:p text:style-name="P3"><text:soft-page-break/>Niver a sylabennow y'n linenn = 7</text:p>
      <text:p text:style-name="P3">HEMma yth YW SAwer HWEG</text:p>
      <text:p text:style-name="P3"/>
      <text:p text:style-name="P3">hag:1 <text:s/>ynwedh:2 <text:s/>sakrifis:3 <text:s/>da:1 <text:s/>.:0</text:p>
      <text:p text:style-name="P3">Niver a sylabennow y'n linenn = 7</text:p>
      <text:p text:style-name="P3">hag ynWEDH saKRIfis DA</text:p>
      <text:p text:style-name="P3"/>
      <text:p text:style-name="P3">Pur:1 <text:s/>wir:1 <text:s/>Noy:1 <text:s/>,:0 <text:s/>ev:1 <text:s/>dhymmo:2 <text:s/>a:1 <text:s/>bleg:1 <text:s/>,:0</text:p>
      <text:p text:style-name="P3">Niver a sylabennow y'n linenn = 8</text:p>
      <text:p text:style-name="P3">PUR WIR NOY <text:s/>EV DHYMmo a BLEG</text:p>
      <text:p text:style-name="P3"/>
      <text:p text:style-name="P3">a:1 <text:s/>leun:1 <text:s/>golonn:2 <text:s/>pan:1 <text:s/>ywa:2</text:p>
      <text:p text:style-name="P3">Niver a sylabennow y'n linenn = 7</text:p>
      <text:p text:style-name="P3">a LEUN GOlonn pan Ywa</text:p>
      <text:p text:style-name="P3"/>
      <text:p text:style-name="P3">dhymmo:2 <text:s/>vy:1 <text:s/>gwrys:1 <text:s/>.:0</text:p>
      <text:p text:style-name="P3">Niver a sylabennow y'n linenn = 4</text:p>
      <text:p text:style-name="P3">DHYMmo vy GWRYS</text:p>
      <text:p text:style-name="P3"/>
      <text:p text:style-name="P3">Rakhenna:3 <text:s/>sur:1 <text:s/>my:1 <text:s/>a:1 <text:s/>wra:1</text:p>
      <text:p text:style-name="P3">Niver a sylabennow y'n linenn = 7</text:p>
      <text:p text:style-name="P3">rakHENna SUR MY a WRA</text:p>
      <text:p text:style-name="P3"/>
      <text:p text:style-name="P3">bynytha:3 <text:s/>wosa:2 <text:s/>hemma:2</text:p>
      <text:p text:style-name="P3">Niver a sylabennow y'n linenn = 7</text:p>
      <text:p text:style-name="P3">byNYtha WOsa HEMma</text:p>
      <text:p text:style-name="P3"/>
      <text:p text:style-name="P3">y'n:1 <text:s/>ebrenn:2 <text:s/>y:1 <text:s/>fydh:1 <text:s/>gwelys:2</text:p>
      <text:p text:style-name="P3">Niver a sylabennow y'n linenn = 7</text:p>
      <text:p text:style-name="P3">Y'N <text:s text:c="2"/>Ebrenn y FYDH GWElys</text:p>
      <text:p text:style-name="P3"/>
      <text:p text:style-name="P3">an:1 <text:s/>gammneves:3 <text:s/>yn:1 <text:s/>dhevri:2 <text:s/>.:0</text:p>
      <text:p text:style-name="P3">Niver a sylabennow y'n linenn = 7</text:p>
      <text:p text:style-name="P3">an gammNEves YN dheVR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eskweyth:2 <text:s/>may's:1 <text:s/>gwelav:2 <text:s/>vy:1 <text:s/>hi:1 <text:s/>,:0</text:p>
      <text:p text:style-name="P3">Niver a sylabennow y'n linenn = 7</text:p>
      <text:p text:style-name="P3">PEskweyth MAY'S <text:s/>GWElav vy HI</text:p>
      <text:p text:style-name="P3"/>
      <text:p text:style-name="P3">remembra:3 <text:s/>ahanowgh:3 <text:s/>hwi:1</text:p>
      <text:p text:style-name="P3">Niver a sylabennow y'n linenn = 7</text:p>
      <text:p text:style-name="P3">reMEMbra aHAnowgh HWI</text:p>
      <text:p text:style-name="P3"/>
      <text:p text:style-name="P3">my:1 <text:s/>a:1 <text:s/>wra:1 <text:s/>bys:1 <text:s/>vynari:3 <text:s/>,:0</text:p>
      <text:p text:style-name="P3"><text:soft-page-break/>Niver a sylabennow y'n linenn = 7</text:p>
      <text:p text:style-name="P3">MY a WRA BYS vyNAri</text:p>
      <text:p text:style-name="P3"/>
      <text:p text:style-name="P3">trest:1 <text:s/>jy:1 <text:s/>dhymmo:2 <text:s/>.:0</text:p>
      <text:p text:style-name="P3">Niver a sylabennow y'n linenn = 4</text:p>
      <text:p text:style-name="P3">TREST jy DHYMmo</text:p>
      <text:p text:style-name="P3"/>
      <text:p text:style-name="P3">Dystruksyon:4 <text:s/>vydh:1 <text:s/>a'n:1 <text:s/>par:1 <text:s/>na:1</text:p>
      <text:p text:style-name="P3">Niver a sylabennow y'n linenn = 8</text:p>
      <text:p text:style-name="P3">dystrukSYon VYDH A'N <text:s text:c="2"/>PAR na</text:p>
      <text:p text:style-name="P3"/>
      <text:p text:style-name="P3">bynytha:3 <text:s/>der:1 <text:s/>dhowr:1 <text:s/>ny:1 <text:s/>wrav:1 <text:s/>,:0</text:p>
      <text:p text:style-name="P3">Niver a sylabennow y'n linenn = 7</text:p>
      <text:p text:style-name="P3">byNYtha DER DHOWR ny WRAV</text:p>
      <text:p text:style-name="P3"/>
      <text:p text:style-name="P3">'wos:1 <text:s/>distrui:3 <text:s/>an:1 <text:s/>bys:1 <text:s/>ma:1 <text:s/>.:0</text:p>
      <text:p text:style-name="P3">Niver a sylabennow y'n linenn = 7</text:p>
      <text:p text:style-name="P3">'WOS diSTRUi an BYS ma</text:p>
      <text:p text:style-name="P3"/>
      <text:p text:style-name="P3">Ha:1 <text:s/>rakhenna:3</text:p>
      <text:p text:style-name="P3">Niver a sylabennow y'n linenn = 4</text:p>
      <text:p text:style-name="P3">ha rakHENn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kressyewgh:2 <text:s/>,:0 <text:s/>kollenwewgh:3 <text:s/>keffrys:2</text:p>
      <text:p text:style-name="P3">Niver a sylabennow y'n linenn = 7</text:p>
      <text:p text:style-name="P3">KRESSyewgh <text:s/>koLLENwewgh KEFfrys</text:p>
      <text:p text:style-name="P3"/>
      <text:p text:style-name="P3">an:1 <text:s/>norvys:2 <text:s/>a:1 <text:s/>dus:1 <text:s/>arta:2 <text:s/>.:0</text:p>
      <text:p text:style-name="P3">Niver a sylabennow y'n linenn = 7</text:p>
      <text:p text:style-name="P3">an NORvys a DUS ARta</text:p>
      <text:p text:style-name="P3"/>
      <text:p text:style-name="P3">Pub:1 <text:s/>edhen:2 <text:s/>ha:1 <text:s/>best:1 <text:s/>y'n:1 <text:s/>bys:1 <text:s/>,:0</text:p>
      <text:p text:style-name="P3">Niver a sylabennow y'n linenn = 7</text:p>
      <text:p text:style-name="P3">PUB Edhen ha BEST Y'N <text:s text:c="2"/>BYS</text:p>
      <text:p text:style-name="P3"/>
      <text:p text:style-name="P3">puskes:2 <text:s/>y'n:1 <text:s/>mor:1 <text:s/>maga:2 <text:s/>ta:1 <text:s/>,:0</text:p>
      <text:p text:style-name="P3">Niver a sylabennow y'n linenn = 7</text:p>
      <text:p text:style-name="P3">PUskes Y'N <text:s text:c="2"/>MOR MAga TA</text:p>
      <text:p text:style-name="P3"/>
      <text:p text:style-name="P3">a:1 <text:s/>vydh:1 <text:s/>dhywgh:1 <text:s/>sosten:2 <text:s/>omma:2 <text:s/>.:0</text:p>
      <text:p text:style-name="P3">Niver a sylabennow y'n linenn = 7</text:p>
      <text:p text:style-name="P3">a VYDH DHYWGH SOsten OMma</text:p>
      <text:p text:style-name="P3"/>
      <text:p text:style-name="P3">Nyns:1 <text:s/>eus:1 <text:s/>tra:1 <text:s/>y'n:1 <text:s/>bys:1 <text:s/>ma:1 <text:s/>gwrys:1</text:p>
      <text:p text:style-name="P3"><text:soft-page-break/>Niver a sylabennow y'n linenn = 7</text:p>
      <text:p text:style-name="P3">nyns EUS TRA Y'N <text:s text:c="2"/>BYS ma GWRYS</text:p>
      <text:p text:style-name="P3"/>
      <text:p text:style-name="P3">mes:1 <text:s/>dhy'hwi:2 <text:s/>a:1 <text:s/>wra:1 <text:s/>servis:2 <text:s/>.:0</text:p>
      <text:p text:style-name="P3">Niver a sylabennow y'n linenn = 7</text:p>
      <text:p text:style-name="P3">mes DHY'hwi a WRA SERvis</text:p>
      <text:p text:style-name="P3"/>
      <text:p text:style-name="P3">Bedhewgh:2 <text:s/>war:1 <text:s/>na:1 <text:s/>vo:1 <text:s/>ledhys:2</text:p>
      <text:p text:style-name="P3">Niver a sylabennow y'n linenn = 7</text:p>
      <text:p text:style-name="P3">BEdhewgh WAR na VO LEdhys</text:p>
      <text:p text:style-name="P3"/>
      <text:p text:style-name="P3">mab-den:2 <text:s/>genowgh:2 <text:s/>hwi:1 <text:s/>neb:1 <text:s/>prys:1 <text:s/>.:0</text:p>
      <text:p text:style-name="P3">Niver a sylabennow y'n linenn = 7</text:p>
      <text:p text:style-name="P3">MAB-den GEnowgh HWI NEB PRYS</text:p>
      <text:p text:style-name="P3"/>
      <text:p text:style-name="P3">Ha:1 <text:s/>mar:1 <text:s/>pydha:2 <text:s/>yndella:3 <text:s/>,:0</text:p>
      <text:p text:style-name="P3">Niver a sylabennow y'n linenn = 7</text:p>
      <text:p text:style-name="P3">ha mar PYdha ynDElla</text:p>
      <text:p text:style-name="P3"/>
      <text:p text:style-name="P3">my:1 <text:s/>a:1 <text:s/>vynn:1 <text:s/>y:1 <text:s/>rekwirya:3</text:p>
      <text:p text:style-name="P3">Niver a sylabennow y'n linenn = 7</text:p>
      <text:p text:style-name="P3">MY a VYNN y reKWIRya</text:p>
      <text:p text:style-name="P3"/>
      <text:p text:style-name="P3">a:1 <text:s/>dhiwla:2 <text:s/>an:1 <text:s/>keth:1 <text:s/>den:1 <text:s/>na:1</text:p>
      <text:p text:style-name="P3">Niver a sylabennow y'n linenn = 7</text:p>
      <text:p text:style-name="P3">a DHIwla an KETH DEN na</text:p>
      <text:p text:style-name="P3"/>
      <text:p text:style-name="P3">y:1 <text:s/>woes:1 <text:s/>a:1 <text:s/>dheu:1 <text:s/>ha:1 <text:s/>skoellya:2 <text:s/>.:0</text:p>
      <text:p text:style-name="P3">Niver a sylabennow y'n linenn = 7</text:p>
      <text:p text:style-name="P3">y WOES a DHEU ha SKOELLya</text:p>
      <text:p text:style-name="P3"/>
      <text:p text:style-name="P3">Yn:1 <text:s/>haval:2 <text:s/>dhymmo:2 <text:s/>omma:2</text:p>
      <text:p text:style-name="P3">Niver a sylabennow y'n linenn = 7</text:p>
      <text:p text:style-name="P3">YN HAval DHYMmo OMma</text:p>
      <text:p text:style-name="P3"/>
      <text:p text:style-name="P3">imaj:2 <text:s/>den:1 <text:s/>gwruga:2 <text:s/>shapya:2 <text:s/>.:0</text:p>
      <text:p text:style-name="P3">Niver a sylabennow y'n linenn = 7</text:p>
      <text:p text:style-name="P3">Imaj DEN GWRUga SHAPya</text:p>
      <text:p text:style-name="P3"/>
      <text:p text:style-name="P3">Mara'm:2 <text:s/>kerowgh:2 <text:s/>dell:1 <text:s/>goettha:2</text:p>
      <text:p text:style-name="P3">Niver a sylabennow y'n linenn = 7</text:p>
      <text:p text:style-name="P3">MAra'm <text:s/>KErowgh dell GOEttha</text:p>
      <text:p text:style-name="P3"/>
      <text:p text:style-name="P3">hwi:1 <text:s/>a:1 <text:s/>wra:1 <text:s/>orthiv:2 <text:s/>koela:2 <text:s/>.:0</text:p>
      <text:p text:style-name="P3">Niver a sylabennow y'n linenn = 7</text:p>
      <text:p text:style-name="P3">HWI a WRA ORthiv KOEla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Ni:1 <text:s/>a:1 <text:s/>vynn:1 <text:s/>gul:1 <text:s/>yndella:3 <text:s/>,:0</text:p>
      <text:p text:style-name="P3">Niver a sylabennow y'n linenn = 7</text:p>
      <text:p text:style-name="P3">NI a VYNN GUL ynDElla</text:p>
      <text:p text:style-name="P3"/>
      <text:p text:style-name="P3">dell:1 <text:s/>ywa:2 <text:s/>devar:2 <text:s/>dhyn:1 <text:s/>ni:1 <text:s/>,:0</text:p>
      <text:p text:style-name="P3">Niver a sylabennow y'n linenn = 7</text:p>
      <text:p text:style-name="P3">dell Ywa DEvar DHYN NI</text:p>
      <text:p text:style-name="P3"/>
      <text:p text:style-name="P3">ha:1 <text:s/>dha:1 <text:s/>wordhya:2 <text:s/>rag:1 <text:s/>nevra:2 <text:s/>,:0</text:p>
      <text:p text:style-name="P3">Niver a sylabennow y'n linenn = 7</text:p>
      <text:p text:style-name="P3">ha dha WORDHya rag NEvra</text:p>
      <text:p text:style-name="P3"/>
      <text:p text:style-name="P3">par:1 <text:s/>dell:1 <text:s/>yw:1 <text:s/>agan:2 <text:s/>duty:2 <text:s/>.:0</text:p>
      <text:p text:style-name="P3">Niver a sylabennow y'n linenn = 7</text:p>
      <text:p text:style-name="P3">PAR dell YW Agan DUty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n:1 <text:s/>keth:1 <text:s/>jorna:2 <text:s/>ma:1 <text:s/>yw:1 <text:s/>de:1 <text:s/>,:0</text:p>
      <text:p text:style-name="P3">Niver a sylabennow y'n linenn = 7</text:p>
      <text:p text:style-name="P3">an KETH JORna ma YW DE</text:p>
      <text:p text:style-name="P3"/>
      <text:p text:style-name="P3">dhe'n:1 <text:s/>Tas:1 <text:s/>Dyw:1 <text:s/>re:1 <text:s/>bo:1 <text:s/>grassyes:2 <text:s/>.:0</text:p>
      <text:p text:style-name="P3">Niver a sylabennow y'n linenn = 7</text:p>
      <text:p text:style-name="P3">DHE'N <text:s text:c="2"/>TAS DYW re bo GRASSyes</text:p>
      <text:p text:style-name="P3"/>
      <text:p text:style-name="P3">Hwi:1 <text:s/>a:1 <text:s/>welas:2 <text:s/>,:0 <text:s/>pub:1 <text:s/>degre:2 <text:s/>,:0</text:p>
      <text:p text:style-name="P3">Niver a sylabennow y'n linenn = 7</text:p>
      <text:p text:style-name="P3">HWI a WElas <text:s/>PUB DEgre</text:p>
      <text:p text:style-name="P3"/>
      <text:p text:style-name="P3">lies:2 <text:s/>maters:2 <text:s/>gwariys:3 <text:s/>,:0</text:p>
      <text:p text:style-name="P3"><text:soft-page-break/>Niver a sylabennow y'n linenn = 7</text:p>
      <text:p text:style-name="P3">LIes MAters gwaRIys</text:p>
      <text:p text:style-name="P3"/>
      <text:p text:style-name="P3">ha:1 <text:s/>kreashyon:3 <text:s/>oll:1 <text:s/>an:1 <text:s/>bys:1 <text:s/>.:0</text:p>
      <text:p text:style-name="P3">Niver a sylabennow y'n linenn = 7</text:p>
      <text:p text:style-name="P3">ha kreASHyon OLL an BYS</text:p>
      <text:p text:style-name="P3"/>
      <text:p text:style-name="P3">Ynwedh:2 <text:s/>oll:1 <text:s/>hwi:1 <text:s/>a:1 <text:s/>welas:2</text:p>
      <text:p text:style-name="P3">Niver a sylabennow y'n linenn = 7</text:p>
      <text:p text:style-name="P3">ynWEDH OLL HWI a WElas</text:p>
      <text:p text:style-name="P3"/>
      <text:p text:style-name="P3">an:1 <text:s/>keth:1 <text:s/>bys:1 <text:s/>ma:1 <text:s/>konsumys:3</text:p>
      <text:p text:style-name="P3">Niver a sylabennow y'n linenn = 7</text:p>
      <text:p text:style-name="P3">an KETH BYS ma konSUmys</text:p>
      <text:p text:style-name="P3"/>
      <text:p text:style-name="P3">der:1 <text:s/>livyow:2 <text:s/>a:1 <text:s/>dhowr:1 <text:s/>pur:1 <text:s/>vras:1 <text:s/>.:0</text:p>
      <text:p text:style-name="P3">Niver a sylabennow y'n linenn = 7</text:p>
      <text:p text:style-name="P3">DER LIVyow a DHOWR PUR VRAS</text:p>
      <text:p text:style-name="P3"/>
      <text:p text:style-name="P3">Ny:1 <text:s/>veu:1 <text:s/>unn:1 <text:s/>mab-den:2 <text:s/>sperys:2 <text:s/>,:0</text:p>
      <text:p text:style-name="P3">Niver a sylabennow y'n linenn = 7</text:p>
      <text:p text:style-name="P3">ny VEU UNN MAB-den SPErys</text:p>
      <text:p text:style-name="P3"/>
      <text:p text:style-name="P3">marnas:2 <text:s/>Noy:1 <text:s/>,:0 <text:s/>y:1 <text:s/>wreg:1 <text:s/>,:0 <text:s/>ha'y:1 <text:s/>fleghes:2</text:p>
      <text:p text:style-name="P3">.:0</text:p>
      <text:p text:style-name="P3">Niver a sylabennow y'n linenn = 8</text:p>
      <text:p text:style-name="P3">MARnas NOY <text:s/>y WREG <text:s/>HA'Y <text:s text:c="2"/>FLEghes</text:p>
      <text:p text:style-name="P3"/>
      <text:p text:style-name="P3">Dewgh:1 <text:s/>a-vorow:3 <text:s/>a:1 <text:s/>dermyn:2 <text:s/>.:0</text:p>
      <text:p text:style-name="P3">Niver a sylabennow y'n linenn = 7</text:p>
      <text:p text:style-name="P3">DEWGH a-VOrow a DERmyn</text:p>
      <text:p text:style-name="P3"/>
      <text:p text:style-name="P3">Hwi:1 <text:s/>a:1 <text:s/>wel:1 <text:s/>maters:2 <text:s/>pur:1 <text:s/>vras:1 <text:s/>,:0</text:p>
      <text:p text:style-name="P3">Niver a sylabennow y'n linenn = 7</text:p>
      <text:p text:style-name="P3">HWI a WEL MAters PUR VRAS</text:p>
      <text:p text:style-name="P3"/>
      <text:p text:style-name="P3">ha:1 <text:s/>redempshyon:4 <text:s/>grontys:2</text:p>
      <text:p text:style-name="P3">Niver a sylabennow y'n linenn = 7</text:p>
      <text:p text:style-name="P3">ha redempSHYon GRONtys</text:p>
      <text:p text:style-name="P3"/>
      <text:p text:style-name="P3">der:1 <text:s/>versi:2 <text:s/>a:1 <text:s/>Dhyw:1 <text:s/>an:1 <text:s/>Tas:1 <text:s/>,:0</text:p>
      <text:p text:style-name="P3">Niver a sylabennow y'n linenn = 7</text:p>
      <text:p text:style-name="P3">DER VERsi a DHYW an TAS</text:p>
      <text:p text:style-name="P3"/>
      <text:p text:style-name="P3">dhe:1 <text:s/>sawya:2 <text:s/>neb:1 <text:s/>eus:1 <text:s/>kellys:2 <text:s/>.:0</text:p>
      <text:p text:style-name="P3">Niver a sylabennow y'n linenn = 7</text:p>
      <text:p text:style-name="P3">dhe SAWya NEB EUS KEllys</text:p>
      <text:p text:style-name="P3"/>
      <text:p text:style-name="P3">Mynstrals:2 <text:s/>,:0 <text:s/>gwrewgh:1 <text:s/>dhyn:1 <text:s/>ni:1 <text:s/>piba:2 <text:s/>,:0</text:p>
      <text:p text:style-name="P3">Niver a sylabennow y'n linenn = 7</text:p>
      <text:p text:style-name="P3">MYNstrals <text:s/>GWREWGH DHYN NI PIba</text:p>
      <text:p text:style-name="P3"/>
      <text:p text:style-name="P3"><text:soft-page-break/>may:1 <text:s/>hallen:2 <text:s/>warbarth:2 <text:s/>donsya:2 <text:s/>,:0</text:p>
      <text:p text:style-name="P3">Niver a sylabennow y'n linenn = 7</text:p>
      <text:p text:style-name="P3">may HAllen warBARTH DONSya</text:p>
      <text:p text:style-name="P3"/>
      <text:p text:style-name="P3">dell:1 <text:s/>yw:1 <text:s/>an:1 <text:s/>vaner:2 <text:s/>ha'n:1 <text:s/>gis:1 <text:s/>.:0</text:p>
      <text:p text:style-name="P3">Niver a sylabennow y'n linenn = 7</text:p>
      <text:p text:style-name="P3">dell YW an VAner HA'N <text:s text:c="2"/>GIS</text:p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7T21:30:02.390000000</dc:date>
    <meta:editing-duration>PT6M20S</meta:editing-duration>
    <meta:editing-cycles>3</meta:editing-cycles>
    <meta:generator>LibreOffice/7.0.2.2$Windows_X86_64 LibreOffice_project/8349ace3c3162073abd90d81fd06dcfb6b36b994</meta:generator>
    <meta:document-statistic meta:table-count="0" meta:image-count="0" meta:object-count="0" meta:page-count="250" meta:paragraph-count="7670" meta:word-count="45345" meta:character-count="250947" meta:non-whitespace-character-count="199475"/>
  </office:meta>
</office:document-meta>
</file>